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 svg:font-family="" style:font-family-generic="roman"/>
    <style:font-face style:name="Calibri" svg:font-family="Calibri" style:font-family-generic="swiss"/>
    <style:font-face style:name="Courier New" svg:font-family="'Courier New'" style:font-family-generic="swiss" style:font-pitch="fixed"/>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28in"/>
    </style:style>
    <style:style style:name="co2" style:family="table-column">
      <style:table-column-properties fo:break-before="auto" style:column-width="7.1882in"/>
    </style:style>
    <style:style style:name="co3" style:family="table-column">
      <style:table-column-properties fo:break-before="auto" style:column-width="0.8925in"/>
    </style:style>
    <style:style style:name="co4" style:family="table-column">
      <style:table-column-properties fo:break-before="auto" style:column-width="0.3189in"/>
    </style:style>
    <style:style style:name="co5" style:family="table-column">
      <style:table-column-properties fo:break-before="auto" style:column-width="1.2583in"/>
    </style:style>
    <style:style style:name="co6" style:family="table-column">
      <style:table-column-properties fo:break-before="auto" style:column-width="1.3764in"/>
    </style:style>
    <style:style style:name="co7" style:family="table-column">
      <style:table-column-properties fo:break-before="auto" style:column-width="0.952in"/>
    </style:style>
    <style:style style:name="co8" style:family="table-column">
      <style:table-column-properties fo:break-before="auto" style:column-width="1.3102in"/>
    </style:style>
    <style:style style:name="co9" style:family="table-column">
      <style:table-column-properties fo:break-before="auto" style:column-width="3.2228in"/>
    </style:style>
    <style:style style:name="co10" style:family="table-column">
      <style:table-column-properties fo:break-before="auto" style:column-width="0.3728in"/>
    </style:style>
    <style:style style:name="co11" style:family="table-column">
      <style:table-column-properties fo:break-before="auto" style:column-width="0.4602in"/>
    </style:style>
    <style:style style:name="co12" style:family="table-column">
      <style:table-column-properties fo:break-before="auto" style:column-width="0.2965in"/>
    </style:style>
    <style:style style:name="co13" style:family="table-column">
      <style:table-column-properties fo:break-before="auto" style:column-width="0.2945in"/>
    </style:style>
    <style:style style:name="co14" style:family="table-column">
      <style:table-column-properties fo:break-before="auto" style:column-width="1.6602in"/>
    </style:style>
    <style:style style:name="co15" style:family="table-column">
      <style:table-column-properties fo:break-before="auto" style:column-width="0.9937in"/>
    </style:style>
    <style:style style:name="co16" style:family="table-column">
      <style:table-column-properties fo:break-before="auto" style:column-width="1.5075in"/>
    </style:style>
    <style:style style:name="co17" style:family="table-column">
      <style:table-column-properties fo:break-before="auto" style:column-width="2.7638in"/>
    </style:style>
    <style:style style:name="co18" style:family="table-column">
      <style:table-column-properties fo:break-before="auto" style:column-width="2.9311in"/>
    </style:style>
    <style:style style:name="co19" style:family="table-column">
      <style:table-column-properties fo:break-before="auto" style:column-width="3.0917in"/>
    </style:style>
    <style:style style:name="co20" style:family="table-column">
      <style:table-column-properties fo:break-before="auto" style:column-width="1.9362in"/>
    </style:style>
    <style:style style:name="co21" style:family="table-column">
      <style:table-column-properties fo:break-before="auto" style:column-width="0.3299in"/>
    </style:style>
    <style:style style:name="co22" style:family="table-column">
      <style:table-column-properties fo:break-before="auto" style:column-width="2.2335in"/>
    </style:style>
    <style:style style:name="co23" style:family="table-column">
      <style:table-column-properties fo:break-before="auto" style:column-width="2.3063in"/>
    </style:style>
    <style:style style:name="co24" style:family="table-column">
      <style:table-column-properties fo:break-before="auto" style:column-width="7.0693in"/>
    </style:style>
    <style:style style:name="co25" style:family="table-column">
      <style:table-column-properties fo:break-before="auto" style:column-width="1.8008in"/>
    </style:style>
    <style:style style:name="co26" style:family="table-column">
      <style:table-column-properties fo:break-before="auto" style:column-width="1.7854in"/>
    </style:style>
    <style:style style:name="co27" style:family="table-column">
      <style:table-column-properties fo:break-before="auto" style:column-width="1.4528in"/>
    </style:style>
    <style:style style:name="co28" style:family="table-column">
      <style:table-column-properties fo:break-before="auto" style:column-width="0.5307in"/>
    </style:style>
    <style:style style:name="co29" style:family="table-column">
      <style:table-column-properties fo:break-before="auto" style:column-width="0.9992in"/>
    </style:style>
    <style:style style:name="co30" style:family="table-column">
      <style:table-column-properties fo:break-before="auto" style:column-width="3.498in"/>
    </style:style>
    <style:style style:name="ro1" style:family="table-row">
      <style:table-row-properties style:row-height="0.2484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2283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1.1811in" fo:break-before="auto" style:use-optimal-row-height="true"/>
    </style:style>
    <style:style style:name="ro8" style:family="table-row">
      <style:table-row-properties style:row-height="1.0154in" fo:break-before="auto" style:use-optimal-row-height="true"/>
    </style:style>
    <style:style style:name="ro9" style:family="table-row">
      <style:table-row-properties style:row-height="1.5134in" fo:break-before="auto" style:use-optimal-row-height="true"/>
    </style:style>
    <style:style style:name="ro10" style:family="table-row">
      <style:table-row-properties style:row-height="1.3472in" fo:break-before="auto" style:use-optimal-row-height="true"/>
    </style:style>
    <style:style style:name="ro11" style:family="table-row">
      <style:table-row-properties style:row-height="0.8492in" fo:break-before="auto" style:use-optimal-row-height="true"/>
    </style:style>
    <style:style style:name="ro12" style:family="table-row">
      <style:table-row-properties style:row-height="1.8445in" fo:break-before="auto" style:use-optimal-row-height="true"/>
    </style:style>
    <style:style style:name="ro13" style:family="table-row">
      <style:table-row-properties style:row-height="0.2382in" fo:break-before="auto" style:use-optimal-row-height="true"/>
    </style:style>
    <style:style style:name="ro14" style:family="table-row">
      <style:table-row-properties style:row-height="0.7665in" fo:break-before="auto" style:use-optimal-row-height="true"/>
    </style:style>
    <style:style style:name="ro15" style:family="table-row">
      <style:table-row-properties style:row-height="0.2071in" fo:break-before="auto" style:use-optimal-row-height="true"/>
    </style:style>
    <style:style style:name="ro16" style:family="table-row">
      <style:table-row-properties style:row-height="0.393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vertical-align="top"/>
      <style:text-properties style:font-name="Arial Narrow" fo:font-size="13pt" fo:font-weight="bold" style:font-size-asian="13pt" style:font-weight-asian="bold" style:font-size-complex="13pt" style:font-weight-complex="bold"/>
    </style:style>
    <style:style style:name="ce2" style:family="table-cell" style:parent-style-name="Default">
      <style:table-cell-properties style:vertical-align="top"/>
      <style:text-properties style:font-name="Arial Narrow" fo:font-size="10pt" style:font-size-asian="10pt" style:font-size-complex="10pt"/>
    </style:style>
    <style:style style:name="ce3" style:family="table-cell" style:parent-style-name="Default">
      <style:table-cell-properties style:vertical-align="top"/>
      <style:text-properties style:font-name="Arial Narrow" fo:font-size="10pt" fo:font-weight="bold" style:font-size-asian="10pt" style:font-weight-asian="bold" style:font-size-complex="10pt" style:font-weight-complex="bold"/>
    </style:style>
    <style:style style:name="ce4" style:family="table-cell" style:parent-style-name="Default">
      <style:table-cell-properties style:vertical-align="top"/>
    </style:style>
    <style:style style:name="ce5" style:family="table-cell" style:parent-style-name="Default">
      <style:table-cell-properties fo:wrap-option="wrap" style:vertical-align="top"/>
    </style:style>
    <style:style style:name="ce6" style:family="table-cell" style:parent-style-name="Default">
      <style:table-cell-properties fo:wrap-option="wrap" style:vertical-align="top"/>
      <style:text-properties style:font-name="Arial Narrow" fo:font-size="10pt" style:font-size-asian="10pt" style:font-size-complex="10pt"/>
    </style:style>
    <style:style style:name="ce7" style:family="table-cell" style:parent-style-name="Default">
      <style:table-cell-properties fo:wrap-option="wrap" style:vertical-align="top"/>
      <style:text-properties style:font-name="Arial Narrow" fo:font-size="10pt" fo:font-weight="bold" style:font-size-asian="10pt" style:font-weight-asian="bold" style:font-size-complex="10pt" style:font-weight-complex="bold"/>
    </style:style>
    <style:style style:name="ce8" style:family="table-cell" style:parent-style-name="Default">
      <style:table-cell-properties style:vertical-align="top"/>
      <style:text-properties fo:font-weight="bold" style:font-weight-asian="bold" style:font-weight-complex="bold"/>
    </style:style>
    <style:style style:name="ce9" style:family="table-cell" style:parent-style-name="Default">
      <style:table-cell-properties fo:wrap-option="no-wrap" style:vertical-align="automatic"/>
      <style:text-properties style:use-window-font-color="true" style:text-outline="false" style:text-line-through-style="none" style:font-name="Arial Narrow" fo:font-size="13pt" fo:language="en" fo:country="CA" fo:font-style="normal" fo:text-shadow="none" style:text-underline-style="none" fo:font-weight="bold" style:text-underline-mode="continuous" style:text-overline-mode="continuous" style:text-line-through-mode="continuous" style:font-name-asian="Arial Unicode MS"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no-wrap" style:vertical-align="automatic"/>
      <style:text-properties style:use-window-font-color="true" style:text-outline="false" style:text-line-through-style="none" style:font-name="Arial Narrow" fo:font-size="10pt" fo:language="en" fo:country="CA"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11" style:family="table-cell" style:parent-style-name="Default">
      <style:table-cell-properties fo:border-bottom="0.0008in solid #000000" style:text-align-source="fix" style:repeat-content="false" fo:border-left="0.0008in solid #000000" fo:border-right="none" style:rotation-angle="90" fo:border-top="0.0008in solid #000000" style:vertical-align="automatic"/>
      <style:paragraph-properties fo:text-align="end" fo:margin-left="0in"/>
      <style:text-properties style:font-name="Arial Narrow"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order-left="0.0008in solid #000000" fo:border-right="none" fo:border-top="0.0008in solid #000000" style:vertical-align="top"/>
      <style:text-properties style:font-name="Arial Narrow" fo:font-size="10pt" style:font-size-asian="10pt" style:font-size-complex="10pt"/>
    </style:style>
    <style:style style:name="ce13" style:family="table-cell" style:parent-style-name="Default">
      <style:table-cell-properties style:vertical-align="top"/>
      <style:text-properties style:font-name="Arial Narrow"/>
    </style:style>
    <style:style style:name="ce14" style:family="table-cell" style:parent-style-name="Default">
      <style:text-properties style:font-name="Arial Narrow" fo:font-size="10pt" style:font-size-asian="10pt" style:font-size-complex="10pt"/>
    </style:style>
    <style:style style:name="ce15" style:family="table-cell" style:parent-style-name="Default">
      <style:table-cell-properties fo:border-bottom="0.0008in solid #000000" style:text-align-source="fix" style:repeat-content="false" fo:border-left="0.0008in solid #000000" fo:border-right="none" style:rotation-angle="0" fo:border-top="0.0008in solid #000000" style:vertical-align="automatic"/>
      <style:paragraph-properties fo:text-align="end" fo:margin-left="0in"/>
      <style:text-properties style:font-name="Arial Narrow" fo:font-size="10pt" fo:font-weight="bold" style:font-size-asian="10pt" style:font-weight-asian="bold" style:font-size-complex="10pt" style:font-weight-complex="bold"/>
    </style:style>
    <style:style style:name="ce16" style:family="table-cell" style:parent-style-name="Default">
      <style:table-cell-properties fo:border-bottom="0.0008in solid #000000" style:text-align-source="fix" style:repeat-content="false" fo:border-left="0.0008in solid #000000" fo:border-right="none" fo:border-top="0.0008in solid #000000" style:vertical-align="top"/>
      <style:paragraph-properties fo:text-align="end" fo:margin-left="0in"/>
      <style:text-properties style:font-name="Arial Narrow" fo:font-size="10pt" style:font-size-asian="10pt" style:font-size-complex="10pt"/>
    </style:style>
    <style:style style:name="ce17"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008in solid #000000" fo:wrap-option="wrap" fo:border-left="none" fo:border-right="none" fo:border-top="0.0008in solid #000000" style:vertical-align="automatic"/>
      <style:text-properties style:use-window-font-color="true" style:text-outline="false" style:text-line-through-style="none" style:font-name="Arial Narrow" fo:font-size="10pt" fo:language="en" fo:country="CA"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08in solid #000000" fo:wrap-option="wrap" fo:border-left="none" fo:border-right="none" fo:border-top="0.0008in solid #000000" style:vertical-align="top"/>
      <style:text-properties style:use-window-font-color="true" style:text-outline="false" style:text-line-through-style="none" style:font-name="Arial Narrow" fo:font-size="10pt" fo:language="en" fo:country="CA"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008in solid #000000" fo:border-left="none" fo:border-right="none" fo:border-top="0.0008in solid #000000" style:vertical-align="top"/>
      <style:text-properties style:font-name="Arial Narrow" fo:font-size="10pt" style:font-size-asian="10pt" style:font-size-complex="10pt"/>
    </style:style>
    <style:style style:name="ce21" style:family="table-cell" style:parent-style-name="Default">
      <style:table-cell-properties fo:border-bottom="0.0008in solid #000000" style:text-align-source="fix" style:repeat-content="false" fo:wrap-option="wrap" fo:border-left="none" fo:border-right="none" fo:border-top="0.0008in solid #000000" style:vertical-align="automatic"/>
      <style:paragraph-properties fo:text-align="center" fo:margin-left="0in"/>
      <style:text-properties style:use-window-font-color="true" style:text-outline="false" style:text-line-through-style="none" style:font-name="Arial Narrow" fo:font-size="10pt" fo:language="en" fo:country="CA"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008in solid #000000" style:text-align-source="fix" style:repeat-content="false" fo:wrap-option="wrap" fo:border-left="none" fo:border-right="none" fo:border-top="0.0008in solid #000000" style:vertical-align="top"/>
      <style:paragraph-properties fo:text-align="center" fo:margin-left="0in"/>
      <style:text-properties style:use-window-font-color="true" style:text-outline="false" style:text-line-through-style="none" style:font-name="Arial Narrow" fo:font-size="10pt" fo:language="en" fo:country="CA"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vertical-align="top"/>
      <style:text-properties style:font-name="Arial Narrow" fo:font-size="10pt" style:font-size-asian="10pt" style:font-size-complex="10pt"/>
    </style:style>
    <style:style style:name="ce24" style:family="table-cell" style:parent-style-name="Default">
      <style:table-cell-properties fo:border-bottom="0.0008in solid #000000" fo:wrap-option="no-wrap" fo:border-left="none" fo:border-right="none" fo:border-top="0.0008in solid #000000" style:vertical-align="automatic"/>
      <style:text-properties style:use-window-font-color="true" style:text-outline="false" style:text-line-through-style="none" style:font-name="Arial Narrow" fo:font-size="10pt" fo:language="en" fo:country="CA"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08in solid #000000" fo:wrap-option="no-wrap" fo:border-left="none" fo:border-right="none" fo:border-top="0.0008in solid #000000" style:vertical-align="top"/>
      <style:text-properties style:use-window-font-color="true" style:text-outline="false" style:text-line-through-style="none" style:font-name="Arial Narrow" fo:font-size="10pt" fo:language="en" fo:country="CA"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no-wrap"/>
      <style:text-properties style:font-name="Arial Narrow" fo:font-size="10pt" style:font-size-asian="10pt" style:font-size-complex="10pt"/>
    </style:style>
    <style:style style:name="ce27" style:family="table-cell" style:parent-style-name="Default">
      <style:table-cell-properties fo:border-bottom="0.0008in solid #000000" fo:wrap-option="no-wrap" fo:border-left="none" fo:border-right="none" fo:border-top="0.0008in solid #000000" style:vertical-align="top"/>
      <style:text-properties style:font-name="Arial Narrow" fo:font-size="10pt" style:font-size-asian="10pt" style:font-size-complex="10pt"/>
    </style:style>
    <style:style style:name="ce28" style:family="table-cell" style:parent-style-name="Default">
      <style:table-cell-properties fo:wrap-option="no-wrap" style:vertical-align="top"/>
      <style:text-properties style:font-name="Arial Narrow"/>
    </style:style>
    <style:style style:name="ce29" style:family="table-cell" style:parent-style-name="Default" style:data-style-name="N118">
      <style:table-cell-properties fo:wrap-option="wrap" style:vertical-align="top"/>
      <style:text-properties style:font-name="Arial Narrow" fo:font-size="10pt" style:font-size-asian="10pt" style:font-size-complex="10pt"/>
    </style:style>
    <style:style style:name="ce30" style:family="table-cell" style:parent-style-name="Default" style:data-style-name="N1">
      <style:table-cell-properties fo:border-bottom="0.0008in solid #000000" fo:wrap-option="wrap" fo:border-left="none" fo:border-right="none" fo:border-top="0.0008in solid #000000" style:vertical-align="top"/>
      <style:text-properties style:use-window-font-color="true" style:text-outline="false" style:text-line-through-style="none" style:font-name="Arial Narrow" fo:font-size="10pt" fo:language="en" fo:country="CA"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008in solid #000000" fo:wrap-option="wrap" fo:border-left="none" fo:border-right="none" fo:border-top="0.0008in solid #000000" style:vertical-align="top"/>
      <style:text-properties style:font-name="Arial Narrow" fo:font-size="10pt" style:font-size-asian="10pt" style:font-size-complex="10pt"/>
    </style:style>
    <style:style style:name="ce32" style:family="table-cell" style:parent-style-name="Default">
      <style:table-cell-properties fo:wrap-option="wrap" style:vertical-align="top"/>
      <style:text-properties style:font-name="Arial Narrow"/>
    </style:style>
    <style:style style:name="ce33" style:family="table-cell" style:parent-style-name="Default">
      <style:table-cell-properties fo:border-bottom="0.0008in solid #000000" fo:wrap-option="wrap" fo:border-left="none" fo:border-right="0.0008in solid #000000" fo:border-top="0.0008in solid #000000" style:vertical-align="automatic"/>
      <style:text-properties style:use-window-font-color="true" style:text-outline="false" style:text-line-through-style="none" style:font-name="Arial Narrow" fo:font-size="10pt" fo:language="en" fo:country="CA"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0.0008in solid #000000" fo:wrap-option="wrap" fo:border-left="none" fo:border-right="0.0008in solid #000000" fo:border-top="0.0008in solid #000000" style:vertical-align="top"/>
      <style:text-properties style:use-window-font-color="true" style:text-outline="false" style:text-line-through-style="none" style:font-name="Arial Narrow" fo:font-size="10pt" fo:language="en" fo:country="CA"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008in solid #000000" fo:background-color="#ffff00" fo:wrap-option="wrap" fo:border-left="none" fo:border-right="0.0008in solid #000000" fo:border-top="0.0008in solid #000000" style:vertical-align="top"/>
      <style:text-properties style:use-window-font-color="true" style:text-outline="false" style:text-line-through-style="none" style:font-name="Arial Narrow" fo:font-size="10pt" fo:language="en" fo:country="CA"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008in solid #000000" fo:wrap-option="wrap" fo:border-left="none" fo:border-right="0.0008in solid #000000" fo:border-top="0.0008in solid #000000" style:vertical-align="top"/>
      <style:text-properties style:font-name="Arial Narrow" fo:font-size="10pt" style:font-size-asian="10pt" style:font-size-complex="10pt"/>
    </style:style>
    <style:style style:name="ce37" style:family="table-cell" style:parent-style-name="Default">
      <style:table-cell-properties fo:border-bottom="0.0008in solid #000000" fo:wrap-option="wrap" fo:border-left="none" fo:border-right="0.0008in solid #000000" fo:border-top="0.0008in solid #000000" style:vertical-align="top"/>
      <style:text-properties style:use-window-font-color="true" style:font-name="Arial Narrow" fo:font-size="10pt" fo:language="en" fo:country="US" style:font-size-asian="10pt" style:language-asian="en" style:country-asian="US" style:font-size-complex="10pt" style:language-complex="en" style:country-complex="US"/>
    </style:style>
    <style:style style:name="ce38" style:family="table-cell" style:parent-style-name="Default">
      <style:text-properties style:font-name="Arial Narrow" fo:font-weight="bold" style:font-weight-asian="bold" style:font-weight-complex="bold"/>
    </style:style>
    <style:style style:name="ce39" style:family="table-cell" style:parent-style-name="Default">
      <style:text-properties style:font-name="Arial Narrow"/>
    </style:style>
    <style:style style:name="ce40" style:family="table-cell" style:parent-style-name="Default">
      <style:table-cell-properties style:vertical-align="automatic"/>
      <style:text-properties style:font-name="Arial Narrow" fo:font-weight="bold" style:font-weight-asian="bold" style:font-weight-complex="bold"/>
    </style:style>
    <style:style style:name="ce41" style:family="table-cell" style:parent-style-name="Default">
      <style:table-cell-properties style:text-align-source="fix" style:repeat-content="false"/>
      <style:paragraph-properties fo:text-align="end" fo:margin-left="0in"/>
    </style:style>
    <style:style style:name="ce42" style:family="table-cell" style:parent-style-name="Default">
      <style:table-cell-properties style:text-align-source="fix" style:repeat-content="false"/>
      <style:paragraph-properties fo:text-align="center" fo:margin-left="0in"/>
    </style:style>
    <style:style style:name="ce43" style:family="table-cell" style:parent-style-name="Default">
      <style:table-cell-properties fo:wrap-option="wrap"/>
      <style:text-properties style:font-name="Arial Narrow" fo:font-size="10pt" style:font-size-asian="10pt" style:font-size-complex="10pt"/>
    </style:style>
    <style:style style:name="ce44" style:family="table-cell" style:parent-style-name="Default">
      <style:table-cell-properties fo:wrap-option="wrap"/>
    </style:style>
    <style:style style:name="ce45" style:family="table-cell" style:parent-style-name="Default" style:data-style-name="N118">
      <style:table-cell-properties style:vertical-align="top"/>
      <style:text-properties style:font-name="Arial Narrow" fo:font-size="10pt" style:font-size-asian="10pt" style:font-size-complex="10pt"/>
    </style:style>
    <style:style style:name="ce46" style:family="table-cell" style:parent-style-name="Default">
      <style:text-properties fo:font-weight="bold" style:font-weight-asian="bold" style:font-weight-complex="bold"/>
    </style:style>
    <style:style style:name="ce47" style:family="table-cell" style:parent-style-name="Default">
      <style:table-cell-properties fo:background-color="transparent" style:vertical-align="top"/>
      <style:text-properties fo:font-size="13pt" fo:font-weight="bold" style:font-size-asian="13pt" style:font-weight-asian="bold" style:font-size-complex="13pt" style:font-weight-complex="bold"/>
    </style:style>
    <style:style style:name="ce48" style:family="table-cell" style:parent-style-name="Default">
      <style:table-cell-properties fo:background-color="transparent" style:vertical-align="top"/>
      <style:text-properties fo:font-size="10pt" style:font-size-asian="10pt" style:font-size-complex="10pt"/>
    </style:style>
    <style:style style:name="ce49" style:family="table-cell" style:parent-style-name="Default">
      <style:table-cell-properties fo:background-color="transparent"/>
      <style:text-properties fo:color="#000000" style:text-outline="false" style:text-line-through-styl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transparent"/>
      <style:text-properties style:font-name="Arial Narrow" fo:font-size="10pt" style:font-size-asian="10pt" style:font-size-complex="10pt"/>
    </style:style>
    <style:style style:name="ce51" style:family="table-cell" style:parent-style-name="Default">
      <style:table-cell-properties fo:background-color="transparent" fo:wrap-option="wrap" style:vertical-align="top"/>
    </style:style>
    <style:style style:name="ce52" style:family="table-cell" style:parent-style-name="Default">
      <style:table-cell-properties fo:background-color="transparent" fo:wrap-option="wrap" style:vertical-align="top"/>
      <style:text-properties fo:font-size="10pt" style:font-size-asian="10pt" style:font-size-complex="10pt"/>
    </style:style>
    <style:style style:name="ce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font-name="Arial Narrow" fo:font-size="10pt" style:font-size-asian="10pt" style:font-size-complex="10pt"/>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font-name="Arial Narrow" fo:font-size="10pt" style:font-size-asian="10pt" style:font-size-complex="10pt"/>
    </style:style>
    <style:style style:name="ce55" style:family="table-cell" style:parent-style-name="Default">
      <style:table-cell-properties fo:background-color="transparent"/>
      <style:text-properties fo:color="#000000"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6" style:family="table-cell" style:parent-style-name="Default">
      <style:text-properties fo:color="#000000"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7" style:family="table-cell" style:parent-style-name="Default">
      <style:text-properties fo:color="#000000" style:text-outline="false" style:text-line-through-styl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transparent"/>
      <style:text-properties style:use-window-font-color="true" style:text-outline="false" style:text-line-through-styl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9" style:family="table-cell" style:parent-style-name="Default">
      <style:text-properties fo:color="#000000" style:text-outline="false" style:text-line-through-styl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ext-properties style:use-window-font-color="true" style:text-outline="false" style:text-line-through-styl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font-name="Arial Narrow" fo:font-size="10pt" style:font-size-asian="10pt" style:font-size-complex="10pt"/>
    </style:style>
    <style:style style:name="ce6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font-name="Arial Narrow" fo:font-size="10pt" style:font-size-asian="10pt" style:font-size-complex="10pt"/>
    </style:style>
    <style:style style:name="ce6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no-wrap"/>
    </style:style>
    <style:style style:name="ce65" style:family="table-cell" style:parent-style-name="Default">
      <style:table-cell-properties fo:wrap-option="no-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ourier New" style:language-asian="en" style:country-asian="US" style:font-style-asian="normal" style:font-weight-asian="normal" style:font-name-complex="Courier New"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00" fo:wrap-option="no-wrap" fo:border="none" style:vertical-align="top"/>
      <style:text-properties style:use-window-font-color="true" style:text-outline="false" style:text-line-through-style="none" style:font-name="Calibri1" fo:font-size="11pt" fo:language="en" fo:country="CA"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text-emphasize="none" style:font-relief="none" style:text-overline-style="none" style:text-overline-color="font-color"/>
    </style:style>
    <style:style style:name="ce67" style:family="table-cell" style:parent-style-name="Default">
      <style:text-properties style:font-name="Arial Narrow" fo:font-size="10pt" fo:font-weight="bold" style:font-size-asian="10pt" style:font-weight-asian="bold" style:font-size-complex="10pt" style:font-weight-complex="bold"/>
    </style:style>
    <style:style style:name="ce68" style:family="table-cell" style:parent-style-name="Default">
      <style:table-cell-properties fo:border-bottom="0.0008in solid #000000" style:text-align-source="fix" style:repeat-content="false" fo:border-left="0.0008in solid #000000" fo:border-right="none" style:rotation-angle="90" fo:border-top="0.0008in solid #000000" style:vertical-align="top"/>
      <style:paragraph-properties fo:text-align="end" fo:margin-left="0in"/>
      <style:text-properties style:font-name="Arial Narrow" fo:font-size="10pt" fo:font-weight="bold" style:font-size-asian="10pt" style:font-weight-asian="bold" style:font-size-complex="10pt" style:font-weight-complex="bold"/>
    </style:style>
    <style:style style:name="ce69" style:family="table-cell" style:parent-style-name="Default">
      <style:table-cell-properties fo:border-bottom="0.0008in solid #000000" style:text-align-source="fix" style:repeat-content="false" fo:border-left="0.0008in solid #000000" fo:border-right="none" style:rotation-angle="0" fo:border-top="0.0008in solid #000000" style:vertical-align="top"/>
      <style:paragraph-properties fo:text-align="end" fo:margin-left="0in"/>
      <style:text-properties style:font-name="Arial Narrow" fo:font-size="10pt" fo:font-weight="bold" style:font-size-asian="10pt" style:font-weight-asian="bold" style:font-size-complex="10pt" style:font-weight-complex="bold"/>
    </style:style>
    <style:style style:name="ce70" style:family="table-cell" style:parent-style-name="Default">
      <style:table-cell-properties style:text-align-source="fix" style:repeat-content="false" style:vertical-align="top"/>
      <style:paragraph-properties fo:text-align="end" fo:margin-left="0in"/>
    </style:style>
    <style:style style:name="ce71" style:family="table-cell" style:parent-style-name="Default">
      <style:table-cell-properties fo:border-bottom="0.0008in solid #000000" fo:wrap-option="wrap" fo:border-left="none" fo:border-right="none" fo:border-top="0.0008in solid #000000" style:vertical-align="top"/>
      <style:text-properties style:use-window-font-color="true" style:text-outline="false" style:text-line-through-style="none" style:font-name="Arial Narrow" fo:font-size="10pt" fo:language="en" fo:country="CA"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72" style:family="table-cell" style:parent-style-name="Default">
      <style:table-cell-properties fo:border-bottom="0.0008in solid #000000" style:text-align-source="fix" style:repeat-content="false" fo:wrap-option="wrap" fo:border-left="none" fo:border-right="none" fo:border-top="0.0008in solid #000000" style:vertical-align="top"/>
      <style:paragraph-properties fo:text-align="center" fo:margin-left="0in"/>
      <style:text-properties style:use-window-font-color="true" style:text-outline="false" style:text-line-through-style="none" style:font-name="Arial Narrow" fo:font-size="10pt" fo:language="en" fo:country="CA"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73" style:family="table-cell" style:parent-style-name="Default">
      <style:table-cell-properties style:text-align-source="fix" style:repeat-content="false" style:vertical-align="top"/>
      <style:paragraph-properties fo:text-align="center" fo:margin-left="0in"/>
    </style:style>
    <style:style style:name="ce74" style:family="table-cell" style:parent-style-name="Default">
      <style:table-cell-properties fo:border-bottom="0.0008in solid #000000" fo:wrap-option="no-wrap" fo:border-left="none" fo:border-right="none" fo:border-top="0.0008in solid #000000" style:vertical-align="top"/>
      <style:text-properties style:use-window-font-color="true" style:text-outline="false" style:text-line-through-style="none" style:font-name="Arial Narrow" fo:font-size="10pt" fo:language="en" fo:country="CA"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008in solid #000000" fo:wrap-option="wrap" fo:border-left="none" fo:border-right="0.0008in solid #000000" fo:border-top="0.0008in solid #000000" style:vertical-align="top"/>
      <style:text-properties style:use-window-font-color="true" style:text-outline="false" style:text-line-through-style="none" style:font-name="Arial Narrow" fo:font-size="10pt" fo:language="en" fo:country="CA"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76" style:family="table-cell" style:parent-style-name="Default">
      <style:table-cell-properties style:vertical-align="top"/>
      <style:text-properties style:font-name="Arial Narrow" fo:font-weight="bold" style:font-weight-asian="bold" style:font-weight-complex="bold"/>
    </style:style>
    <style:style style:name="ta_extref" style:family="table">
      <style:table-properties table:display="false"/>
    </style:style>
    <style:style style:name="T1" style:family="text">
      <style:text-properties fo:color="#c5000b" fo:font-weight="bold" style:font-weight-asian="bold" style:font-weight-complex="bold"/>
    </style:style>
  </office:automatic-styles>
  <office:body>
    <office:spreadsheet>
      <table:table table:name="TblSum" table:style-name="ta1" table:print="false">
        <office:forms form:automatic-focus="false" form:apply-design-mode="false"/>
        <table:table-column table:style-name="co1" table:default-cell-style-name="ce4"/>
        <table:table-column table:style-name="co2" table:default-cell-style-name="ce5"/>
        <table:table-column table:style-name="co3" table:number-columns-repeated="1022" table:default-cell-style-name="ce4"/>
        <table:table-row table:style-name="ro1">
          <table:table-cell table:style-name="ce1" office:value-type="string" table:number-columns-spanned="2" table:number-rows-spanned="1">
            <text:p>RootsMagic 4 Database Tables Summary</text:p>
          </table:table-cell>
          <table:covered-table-cell/>
          <table:table-cell table:number-columns-repeated="1022"/>
        </table:table-row>
        <table:table-row table:style-name="ro2">
          <table:table-cell table:style-name="ce2"/>
          <table:table-cell table:style-name="ce6"/>
          <table:table-cell table:number-columns-repeated="1022"/>
        </table:table-row>
        <table:table-row table:style-name="ro2">
          <table:table-cell table:style-name="ce3" office:value-type="string">
            <text:p>Name</text:p>
          </table:table-cell>
          <table:table-cell table:style-name="ce7" office:value-type="string">
            <text:p>Description</text:p>
          </table:table-cell>
          <table:table-cell table:style-name="ce8" table:number-columns-repeated="1022"/>
        </table:table-row>
        <table:table-row table:style-name="ro2">
          <table:table-cell table:style-name="ce2" office:value-type="string">
            <text:p>AddressLinkTable</text:p>
          </table:table-cell>
          <table:table-cell table:style-name="ce6" office:value-type="string">
            <text:p>Translates OwnerID from various tables to the key AddressID in AddressTable.</text:p>
          </table:table-cell>
          <table:table-cell table:number-columns-repeated="1022"/>
        </table:table-row>
        <table:table-row table:style-name="ro3">
          <table:table-cell table:style-name="ce2" office:value-type="string">
            <text:p>AddressTable</text:p>
          </table:table-cell>
          <table:table-cell table:style-name="ce6" office:value-type="string">
            <text:p>Stores Addresses for Persons in the tree, Repositories, and other entities that need not be in the tree. Note that the Name in this table is not the same as the names in the NameTable.</text:p>
          </table:table-cell>
          <table:table-cell table:number-columns-repeated="1022"/>
        </table:table-row>
        <table:table-row table:style-name="ro3">
          <table:table-cell table:style-name="ce2" office:value-type="string">
            <text:p>ChildTable</text:p>
          </table:table-cell>
          <table:table-cell table:style-name="ce6" office:value-type="string">
            <text:p>Stores relationship to family(ies) for each child. A child may have two or more families – e.g., birth and adoptive. Links to PersonTable for child and to FamilyTable for parents.</text:p>
          </table:table-cell>
          <table:table-cell table:number-columns-repeated="1022"/>
        </table:table-row>
        <table:table-row table:style-name="ro3">
          <table:table-cell table:style-name="ce2" office:value-type="string">
            <text:p>CitationTable</text:p>
          </table:table-cell>
          <table:table-cell table:style-name="ce6" office:value-type="string">
            <text:p>Stores Citation details with links to PersonTable, FamilyTable, and EventTable and to the SourceTable for the sources cited. One record per citation.</text:p>
          </table:table-cell>
          <table:table-cell table:number-columns-repeated="1022"/>
        </table:table-row>
        <table:table-row table:style-name="ro2">
          <table:table-cell table:style-name="ce2" office:value-type="string">
            <text:p>ConfigTable</text:p>
          </table:table-cell>
          <table:table-cell table:style-name="ce6" office:value-type="string">
            <text:p>Stores File settings, Report settings, Fonts, etc to preserve between sessions.</text:p>
          </table:table-cell>
          <table:table-cell table:number-columns-repeated="1022"/>
        </table:table-row>
        <table:table-row table:style-name="ro2">
          <table:table-cell table:style-name="ce2" office:value-type="string">
            <text:p>EventTable</text:p>
          </table:table-cell>
          <table:table-cell table:style-name="ce6" office:value-type="string">
            <text:p>Stores details for each Fact/Event with links to Persons, Families having the event and to the FactTypeTable for the Fact properties.</text:p>
          </table:table-cell>
          <table:table-cell table:number-columns-repeated="1022"/>
        </table:table-row>
        <table:table-row table:style-name="ro2">
          <table:table-cell table:style-name="ce2" office:value-type="string">
            <text:p>ExclusionTable</text:p>
          </table:table-cell>
          <table:table-cell table:style-name="ce6" office:value-type="string">
            <text:p>Stores Problem List items indicated by user as Not a problem.</text:p>
          </table:table-cell>
          <table:table-cell table:number-columns-repeated="1022"/>
        </table:table-row>
        <table:table-row table:style-name="ro2">
          <table:table-cell table:style-name="ce2" office:value-type="string">
            <text:p>FactTypeTable</text:p>
          </table:table-cell>
          <table:table-cell table:style-name="ce6" office:value-type="string">
            <text:p>Definition of the standard and user-defined Facts related to by the EventTable.</text:p>
          </table:table-cell>
          <table:table-cell table:number-columns-repeated="1022"/>
        </table:table-row>
        <table:table-row table:style-name="ro2">
          <table:table-cell table:style-name="ce2" office:value-type="string">
            <text:p>FamilyTable</text:p>
          </table:table-cell>
          <table:table-cell table:style-name="ce6" office:value-type="string">
            <text:p>Stores Family pairings, spousal order, and notes.</text:p>
          </table:table-cell>
          <table:table-cell table:number-columns-repeated="1022"/>
        </table:table-row>
        <table:table-row table:style-name="ro2">
          <table:table-cell table:style-name="ce2" office:value-type="string">
            <text:p>GroupTable</text:p>
          </table:table-cell>
          <table:table-cell table:style-name="ce6" office:value-type="string">
            <text:p>Stores data for Named Groups: ranges of PersonID's from PersonTable that were marked for the group. </text:p>
          </table:table-cell>
          <table:table-cell table:number-columns-repeated="1022"/>
        </table:table-row>
        <table:table-row table:style-name="ro2">
          <table:table-cell table:style-name="ce2" office:value-type="string">
            <text:p>LabelTable</text:p>
          </table:table-cell>
          <table:table-cell table:style-name="ce6" office:value-type="string">
            <text:p>Stores labels for Named Groups and probably other labels, too.</text:p>
          </table:table-cell>
          <table:table-cell table:number-columns-repeated="1022"/>
        </table:table-row>
        <table:table-row table:style-name="ro2">
          <table:table-cell table:style-name="ce2" office:value-type="string">
            <text:p>LinkTable</text:p>
          </table:table-cell>
          <table:table-cell table:style-name="ce6" office:value-type="string">
            <text:p>Probably has to do with New Family Search support and future support for remote Media.</text:p>
          </table:table-cell>
          <table:table-cell table:number-columns-repeated="1022"/>
        </table:table-row>
        <table:table-row table:style-name="ro3">
          <table:table-cell table:style-name="ce2" office:value-type="string">
            <text:p>MediaLinkTable</text:p>
          </table:table-cell>
          <table:table-cell table:style-name="ce6" office:value-type="string">
            <text:p>Stores relationship between records in MultiMediaTable and Person, Event, Place Tables along with settings for use in reports or scrapbooks, captions, notes (unused?), descriptions.</text:p>
          </table:table-cell>
          <table:table-cell table:number-columns-repeated="1022"/>
        </table:table-row>
        <table:table-row table:style-name="ro2">
          <table:table-cell table:style-name="ce2" office:value-type="string">
            <text:p>MultimediaTable</text:p>
          </table:table-cell>
          <table:table-cell table:style-name="ce6" office:value-type="string">
            <text:p>Stores path and name to Media files, a type of media code, URL (unused as of 4.0.7.1), and binary thumbnail for image files.</text:p>
          </table:table-cell>
          <table:table-cell table:number-columns-repeated="1022"/>
        </table:table-row>
        <table:table-row table:style-name="ro3">
          <table:table-cell table:style-name="ce2" office:value-type="string">
            <text:p>NameTable</text:p>
          </table:table-cell>
          <table:table-cell table:style-name="ce6" office:value-type="string">
            <text:p>Stores name parts for persons in tree, including Alternate Names as separate records (unlimited), primary and privacy settings, birth year and death year.</text:p>
          </table:table-cell>
          <table:table-cell table:number-columns-repeated="1022"/>
        </table:table-row>
        <table:table-row table:style-name="ro3">
          <table:table-cell table:style-name="ce2" office:value-type="string">
            <text:p>PersonTable</text:p>
          </table:table-cell>
          <table:table-cell table:style-name="ce6" office:value-type="string">
            <text:p>Stores basic data for persons in tree: globally Unique ID as well as internal PersonID, FamilyID of parent family and PersonID of spouse, calculated relationship to other person in tree, privacy and living flags, and general note. </text:p>
          </table:table-cell>
          <table:table-cell table:number-columns-repeated="1022"/>
        </table:table-row>
        <table:table-row table:style-name="ro3">
          <table:table-cell table:style-name="ce2" office:value-type="string">
            <text:p>PlaceTable</text:p>
          </table:table-cell>
          <table:table-cell table:style-name="ce6" office:value-type="string">
            <text:p>Stores system pre-defined and user-defined Places and Place Details (or sites) with Name, Abbreviation, Normalized Name, geographical coordinates, and notes. Linked from eventtable.</text:p>
          </table:table-cell>
          <table:table-cell table:number-columns-repeated="1022"/>
        </table:table-row>
        <table:table-row table:style-name="ro2">
          <table:table-cell table:style-name="ce2" office:value-type="string">
            <text:p>ResearchTable</text:p>
          </table:table-cell>
          <table:table-cell table:style-name="ce6" office:value-type="string">
            <text:p>Stores contents of To-Do list with link to PersonTable or FamilyTable, depending on where task was created. </text:p>
          </table:table-cell>
          <table:table-cell table:number-columns-repeated="1022"/>
        </table:table-row>
        <table:table-row table:style-name="ro2">
          <table:table-cell table:style-name="ce2" office:value-type="string">
            <text:p>RoleTable</text:p>
          </table:table-cell>
          <table:table-cell table:style-name="ce6" office:value-type="string">
            <text:p>Stores system pre-defined and user-defined Roles with sentence templates for most FactTypes, linked from WitnessTable.</text:p>
          </table:table-cell>
          <table:table-cell table:number-columns-repeated="1022"/>
        </table:table-row>
        <table:table-row table:style-name="ro3">
          <table:table-cell table:style-name="ce2" office:value-type="string">
            <text:p>SourceTable</text:p>
          </table:table-cell>
          <table:table-cell table:style-name="ce6" office:value-type="string">
            <text:p>Stores Citation Source details for each unique source, linked from CitationTable (many to 1 allowed); <text:s/>linked to AddressTable for Source Repository and to SourceTemplateTable for support of Citation data entry and reports.</text:p>
          </table:table-cell>
          <table:table-cell table:number-columns-repeated="1022"/>
        </table:table-row>
        <table:table-row table:style-name="ro3">
          <table:table-cell table:style-name="ce2" office:value-type="string">
            <text:p>SourceTemplateTable</text:p>
          </table:table-cell>
          <table:table-cell table:style-name="ce6" office:value-type="string">
            <text:p>Stores system pre-defined and user-defined sentence and field templates for different kinds of citation sources, following published guidelines. Linked from SourceTable for support of Citation data entry and reports.</text:p>
          </table:table-cell>
          <table:table-cell table:number-columns-repeated="1022"/>
        </table:table-row>
        <table:table-row table:style-name="ro4">
          <table:table-cell table:style-name="ce2" office:value-type="string">
            <text:p>WitnessTable</text:p>
          </table:table-cell>
          <table:table-cell table:style-name="ce6" office:value-type="string">
            <text:p>Stores data for individual and family Event sharing among persons in tree and outside the tree, with links to RoleTable (Witness, Doctor, user-defined), EventTable, and to PersonTable (if in tree). Stores note for shared event plus name of person if not in tree. If person is not in tree, nothing of this record appears in reports.</text:p>
          </table:table-cell>
          <table:table-cell table:number-columns-repeated="1022"/>
        </table:table-row>
        <table:table-row table:style-name="ro2">
          <table:table-cell/>
          <table:table-cell table:style-name="Default"/>
          <table:table-cell table:number-columns-repeated="1022"/>
        </table:table-row>
        <table:table-row table:style-name="ro2" table:number-rows-repeated="65509">
          <table:table-cell table:number-columns-repeated="1024"/>
        </table:table-row>
        <table:table-row table:style-name="ro2">
          <table:table-cell table:number-columns-repeated="1024"/>
        </table:table-row>
      </table:table>
      <table:table table:name="DataDefsMstr" table:style-name="ta1" table:print="false">
        <office:forms form:automatic-focus="false" form:apply-design-mode="false"/>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7" table:default-cell-style-name="ce28"/>
        <table:table-column table:style-name="co8" table:default-cell-style-name="ce32"/>
        <table:table-column table:style-name="co9" table:default-cell-style-name="ce13"/>
        <table:table-column table:style-name="co10" table:default-cell-style-name="ce13"/>
        <table:table-column table:style-name="co11" table:number-columns-repeated="4" table:default-cell-style-name="ce13"/>
        <table:table-column table:style-name="co12" table:default-cell-style-name="ce39"/>
        <table:table-column table:style-name="co3" table:number-columns-repeated="991" table:default-cell-style-name="ce13"/>
        <table:table-row table:style-name="ro5">
          <table:table-cell table:style-name="ce9" office:value-type="string" table:number-columns-spanned="3" table:number-rows-spanned="1">
            <text:p>RootsMagic4 – Data Definitions</text:p>
          </table:table-cell>
          <table:covered-table-cell table:style-name="Default"/>
          <table:covered-table-cell table:style-name="Default"/>
          <table:table-cell table:style-name="ce10"/>
          <table:table-cell table:style-name="ce23"/>
          <table:table-cell table:style-name="ce29" table:formula="of:=NOW()" office:value-type="date" office:date-value="2010-09-24T01:42:17.27">
            <text:p>2010-09-24 01:42</text:p>
          </table:table-cell>
          <table:table-cell table:style-name="ce2"/>
          <table:table-cell table:number-columns-repeated="997"/>
        </table:table-row>
        <table:table-row table:style-name="ro2">
          <table:table-cell table:style-name="ce10"/>
          <table:table-cell table:style-name="ce14"/>
          <table:table-cell table:style-name="ce14"/>
          <table:table-cell table:style-name="ce10"/>
          <table:table-cell table:style-name="ce23"/>
          <table:table-cell table:style-name="ce29"/>
          <table:table-cell table:style-name="ce2"/>
          <table:table-cell table:number-columns-repeated="997"/>
        </table:table-row>
        <table:table-row table:style-name="ro2">
          <table:table-cell table:style-name="ce11" office:value-type="string">
            <text:p>Srt</text:p>
          </table:table-cell>
          <table:table-cell table:style-name="ce15" office:value-type="string">
            <text:p>Table</text:p>
          </table:table-cell>
          <table:table-cell table:style-name="ce18" office:value-type="string">
            <text:p>Field Name</text:p>
          </table:table-cell>
          <table:table-cell table:style-name="ce21" office:value-type="string">
            <text:p>Type *</text:p>
          </table:table-cell>
          <table:table-cell table:style-name="ce24" office:value-type="string">
            <text:p>Key</text:p>
          </table:table-cell>
          <table:table-cell table:style-name="ce21" office:value-type="string">
            <text:p>Typical Values</text:p>
          </table:table-cell>
          <table:table-cell table:style-name="ce33" office:value-type="string">
            <text:p>Notes</text:p>
          </table:table-cell>
          <table:table-cell table:style-name="Default" table:number-columns-repeated="4"/>
          <table:table-cell table:style-name="ce38"/>
          <table:table-cell table:style-name="Default" table:number-columns-repeated="2"/>
          <table:table-cell table:style-name="ce40" table:number-columns-repeated="990"/>
        </table:table-row>
        <table:table-row table:style-name="ro2">
          <table:table-cell table:style-name="ce12" office:value-type="float" office:value="1">
            <text:p>1</text:p>
          </table:table-cell>
          <table:table-cell table:style-name="ce16" office:value-type="string">
            <text:p>AddressLinkTable</text:p>
          </table:table-cell>
          <table:table-cell table:style-name="ce19" office:value-type="string">
            <text:p>Link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Link Identification Number, sequentially ordered</text:p>
          </table:table-cell>
          <table:table-cell table:style-name="Default" table:number-columns-repeated="4"/>
          <table:table-cell table:style-name="ce39"/>
          <table:table-cell table:style-name="Default" table:number-columns-repeated="4"/>
          <table:table-cell table:number-columns-repeated="988"/>
        </table:table-row>
        <table:table-row table:style-name="ro4">
          <table:table-cell table:style-name="ce12" office:value-type="float" office:value="2">
            <text:p>2</text:p>
          </table:table-cell>
          <table:table-cell table:style-name="ce16" office:value-type="string">
            <text:p>AddressLinkTable</text:p>
          </table:table-cell>
          <table:table-cell table:style-name="ce19" office:value-type="string">
            <text:p>OwnerType</text:p>
          </table:table-cell>
          <table:table-cell table:style-name="ce22" office:value-type="string">
            <text:p>I</text:p>
          </table:table-cell>
          <table:table-cell table:style-name="ce25"/>
          <table:table-cell table:style-name="ce19" office:value-type="string">
            <text:p>0,1,3,6,Others?</text:p>
          </table:table-cell>
          <table:table-cell table:style-name="ce34" office:value-type="string">
            <text:p>Owner Type Code (0 = Personal Address, 1 = Family Address, 3 = Source Repository Address, 6 = Correspondence or To-Do Address or Repository Address, Others?)</text:p>
          </table:table-cell>
          <table:table-cell table:style-name="Default" table:number-columns-repeated="4"/>
          <table:table-cell table:style-name="ce39"/>
          <table:table-cell table:style-name="Default" table:number-columns-repeated="4"/>
          <table:table-cell table:number-columns-repeated="988"/>
        </table:table-row>
        <table:table-row table:style-name="ro3">
          <table:table-cell table:style-name="ce12" office:value-type="float" office:value="3">
            <text:p>3</text:p>
          </table:table-cell>
          <table:table-cell table:style-name="ce16" office:value-type="string">
            <text:p>AddressLinkTable</text:p>
          </table:table-cell>
          <table:table-cell table:style-name="ce19" office:value-type="string">
            <text:p>Address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Address Identification Number, linking to AddressID of AddressTable</text:p>
          </table:table-cell>
          <table:table-cell table:style-name="Default" table:number-columns-repeated="4"/>
          <table:table-cell table:style-name="ce39"/>
          <table:table-cell table:style-name="Default" table:number-columns-repeated="4"/>
          <table:table-cell table:number-columns-repeated="988"/>
        </table:table-row>
        <table:table-row table:style-name="ro6">
          <table:table-cell table:style-name="ce12" office:value-type="float" office:value="4">
            <text:p>4</text:p>
          </table:table-cell>
          <table:table-cell table:style-name="ce16" office:value-type="string">
            <text:p>AddressLinkTable</text:p>
          </table:table-cell>
          <table:table-cell table:style-name="ce19" office:value-type="string">
            <text:p>Owner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Owner Identification Number, linking to PersonID of PersonTable (OwnerType = 0), FamilyID of FamilyTable (OwnerType = 1), SourceID of SourceTable (OwnerType = 3), TaskID of ResearchTable (OwnerType = 6), Others? </text:p>
          </table:table-cell>
          <table:table-cell table:style-name="Default" table:number-columns-repeated="4"/>
          <table:table-cell table:style-name="ce39"/>
          <table:table-cell table:style-name="Default" table:number-columns-repeated="4"/>
          <table:table-cell table:number-columns-repeated="988"/>
        </table:table-row>
        <table:table-row table:style-name="ro7">
          <table:table-cell table:style-name="ce12" office:value-type="float" office:value="5">
            <text:p>5</text:p>
          </table:table-cell>
          <table:table-cell table:style-name="ce16" office:value-type="string">
            <text:p>AddressLinkTable</text:p>
          </table:table-cell>
          <table:table-cell table:style-name="ce19" office:value-type="string">
            <text:p>AddressNum</text:p>
          </table:table-cell>
          <table:table-cell table:style-name="ce22" office:value-type="string">
            <text:p>I</text:p>
          </table:table-cell>
          <table:table-cell table:style-name="ce25"/>
          <table:table-cell table:style-name="ce19" office:value-type="string">
            <text:p>1,2</text:p>
          </table:table-cell>
          <table:table-cell table:style-name="ce34" office:value-type="string">
            <text:p>Address Number (1 = Address [Primary], from Edit Address screen (OwnerType = 0 or 1); Repository [Primary], from Edit Repository screen (OwnerType = 3); Address or Repository, from Edit Address or Edit Repository screen (OwnerType = 6); 2 = Address [Secondary], from Edit Address screen (OwnerType = 0 or 1); Repository [Secondary], from Edit Repository screen (OwnerType = 3))</text:p>
          </table:table-cell>
          <table:table-cell table:style-name="Default" table:number-columns-repeated="4"/>
          <table:table-cell table:style-name="ce39"/>
          <table:table-cell table:style-name="Default" table:number-columns-repeated="4"/>
          <table:table-cell table:number-columns-repeated="988"/>
        </table:table-row>
        <table:table-row table:style-name="ro3">
          <table:table-cell table:style-name="ce12" office:value-type="float" office:value="6">
            <text:p>6</text:p>
          </table:table-cell>
          <table:table-cell table:style-name="ce16" office:value-type="string">
            <text:p>AddressLinkTable</text:p>
          </table:table-cell>
          <table:table-cell table:style-name="ce19" office:value-type="string">
            <text:p>Details</text:p>
          </table:table-cell>
          <table:table-cell table:style-name="ce22" office:value-type="string">
            <text:p>T</text:p>
          </table:table-cell>
          <table:table-cell table:style-name="ce25"/>
          <table:table-cell table:style-name="ce19" office:value-type="string">
            <text:p>Text or Null</text:p>
          </table:table-cell>
          <table:table-cell table:style-name="ce34" office:value-type="string">
            <text:p>Details (Call number from Repositories screen (OwnerType = 3); NULL, otherwise)</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8">
            <text:p>8</text:p>
          </table:table-cell>
          <table:table-cell table:style-name="ce16" office:value-type="string">
            <text:p>AddressTable</text:p>
          </table:table-cell>
          <table:table-cell table:style-name="ce19" office:value-type="string">
            <text:p>Address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Address Identification Number</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9">
            <text:p>9</text:p>
          </table:table-cell>
          <table:table-cell table:style-name="ce16" office:value-type="string">
            <text:p>AddressTable</text:p>
          </table:table-cell>
          <table:table-cell table:style-name="ce19" office:value-type="string">
            <text:p>AddressTyp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Address Type (0 = Address, 1 = Repository)</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10">
            <text:p>10</text:p>
          </table:table-cell>
          <table:table-cell table:style-name="ce16" office:value-type="string">
            <text:p>AddressTable</text:p>
          </table:table-cell>
          <table:table-cell table:style-name="ce19" office:value-type="string">
            <text:p>Name</text:p>
          </table:table-cell>
          <table:table-cell table:style-name="ce22" office:value-type="string">
            <text:p>T,RM</text:p>
          </table:table-cell>
          <table:table-cell table:style-name="ce25"/>
          <table:table-cell table:style-name="ce19" office:value-type="string">
            <text:p>Text</text:p>
          </table:table-cell>
          <table:table-cell table:style-name="ce34" office:value-type="string">
            <text:p>Name,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3">
          <table:table-cell table:style-name="ce12" office:value-type="float" office:value="11">
            <text:p>11</text:p>
          </table:table-cell>
          <table:table-cell table:style-name="ce16" office:value-type="string">
            <text:p>AddressTable</text:p>
          </table:table-cell>
          <table:table-cell table:style-name="ce19" office:value-type="string">
            <text:p>Street1</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Street address [first line],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3">
          <table:table-cell table:style-name="ce12" office:value-type="float" office:value="12">
            <text:p>12</text:p>
          </table:table-cell>
          <table:table-cell table:style-name="ce16" office:value-type="string">
            <text:p>AddressTable</text:p>
          </table:table-cell>
          <table:table-cell table:style-name="ce19" office:value-type="string">
            <text:p>Street2</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Street address [second line],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13">
            <text:p>13</text:p>
          </table:table-cell>
          <table:table-cell table:style-name="ce16" office:value-type="string">
            <text:p>AddressTable</text:p>
          </table:table-cell>
          <table:table-cell table:style-name="ce19" office:value-type="string">
            <text:p>City</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City,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14">
            <text:p>14</text:p>
          </table:table-cell>
          <table:table-cell table:style-name="ce16" office:value-type="string">
            <text:p>AddressTable</text:p>
          </table:table-cell>
          <table:table-cell table:style-name="ce19" office:value-type="string">
            <text:p>State</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State,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15">
            <text:p>15</text:p>
          </table:table-cell>
          <table:table-cell table:style-name="ce16" office:value-type="string">
            <text:p>AddressTable</text:p>
          </table:table-cell>
          <table:table-cell table:style-name="ce19" office:value-type="string">
            <text:p>Zip</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Postal Code,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16">
            <text:p>16</text:p>
          </table:table-cell>
          <table:table-cell table:style-name="ce16" office:value-type="string">
            <text:p>AddressTable</text:p>
          </table:table-cell>
          <table:table-cell table:style-name="ce19" office:value-type="string">
            <text:p>Country</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Country,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17">
            <text:p>17</text:p>
          </table:table-cell>
          <table:table-cell table:style-name="ce16" office:value-type="string">
            <text:p>AddressTable</text:p>
          </table:table-cell>
          <table:table-cell table:style-name="ce19" office:value-type="string">
            <text:p>Phone1</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Phone,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18">
            <text:p>18</text:p>
          </table:table-cell>
          <table:table-cell table:style-name="ce16" office:value-type="string">
            <text:p>AddressTable</text:p>
          </table:table-cell>
          <table:table-cell table:style-name="ce19" office:value-type="string">
            <text:p>Phone2</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Cell phone,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19">
            <text:p>19</text:p>
          </table:table-cell>
          <table:table-cell table:style-name="ce16" office:value-type="string">
            <text:p>AddressTable</text:p>
          </table:table-cell>
          <table:table-cell table:style-name="ce19" office:value-type="string">
            <text:p>Fax</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Fax,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20">
            <text:p>20</text:p>
          </table:table-cell>
          <table:table-cell table:style-name="ce16" office:value-type="string">
            <text:p>AddressTable</text:p>
          </table:table-cell>
          <table:table-cell table:style-name="ce19" office:value-type="string">
            <text:p>Email</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Email,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21">
            <text:p>21</text:p>
          </table:table-cell>
          <table:table-cell table:style-name="ce16" office:value-type="string">
            <text:p>AddressTable</text:p>
          </table:table-cell>
          <table:table-cell table:style-name="ce19" office:value-type="string">
            <text:p>URL</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Website, from Edit Address screen or Edit Repository screen</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22">
            <text:p>22</text:p>
          </table:table-cell>
          <table:table-cell table:style-name="ce16" office:value-type="string">
            <text:p>AddressTable</text:p>
          </table:table-cell>
          <table:table-cell table:style-name="ce19" office:value-type="string">
            <text:p>Latitude</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Latitude, not currently used?</text:p>
          </table:table-cell>
          <table:table-cell table:style-name="Default" table:number-columns-repeated="4"/>
          <table:table-cell table:style-name="ce39"/>
          <table:table-cell table:style-name="Default" table:number-columns-repeated="4"/>
          <table:table-cell table:number-columns-repeated="988"/>
        </table:table-row>
        <table:table-row table:style-name="ro2">
          <table:table-cell table:style-name="ce12" office:value-type="float" office:value="23">
            <text:p>23</text:p>
          </table:table-cell>
          <table:table-cell table:style-name="ce16" office:value-type="string">
            <text:p>AddressTable</text:p>
          </table:table-cell>
          <table:table-cell table:style-name="ce19" office:value-type="string">
            <text:p>Longitude</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Longitude,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4">
            <text:p>24</text:p>
          </table:table-cell>
          <table:table-cell table:style-name="ce16" office:value-type="string">
            <text:p>AddressTable</text:p>
          </table:table-cell>
          <table:table-cell table:style-name="ce19" office:value-type="string">
            <text:p>Note</text:p>
          </table:table-cell>
          <table:table-cell table:style-name="ce22" office:value-type="string">
            <text:p>B</text:p>
          </table:table-cell>
          <table:table-cell table:style-name="ce25"/>
          <table:table-cell table:style-name="ce19" office:value-type="string">
            <text:p>Text</text:p>
          </table:table-cell>
          <table:table-cell table:style-name="ce34" office:value-type="string">
            <text:p>Notes, from Edit Address screen or Edit Repository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5">
            <text:p>25</text:p>
          </table:table-cell>
          <table:table-cell table:style-name="ce16" office:value-type="string">
            <text:p>AddressTable</text:p>
          </table:table-cell>
          <table:table-cell table:style-name="ce19" office:value-type="string">
            <text:p>idxAddressName</text:p>
          </table:table-cell>
          <table:table-cell table:style-name="ce22" office:value-type="string">
            <text:p>X</text:p>
          </table:table-cell>
          <table:table-cell table:style-name="ce25" office:value-type="string">
            <text:p>Nam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7">
            <text:p>27</text:p>
          </table:table-cell>
          <table:table-cell table:style-name="ce16" office:value-type="string">
            <text:p>ChildTable</text:p>
          </table:table-cell>
          <table:table-cell table:style-name="ce19" office:value-type="string">
            <text:p>Rec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Record number in childtabl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8">
            <text:p>28</text:p>
          </table:table-cell>
          <table:table-cell table:style-name="ce16" office:value-type="string">
            <text:p>ChildTable</text:p>
          </table:table-cell>
          <table:table-cell table:style-name="ce19" office:value-type="string">
            <text:p>Child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PersonID in persontabl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9">
            <text:p>29</text:p>
          </table:table-cell>
          <table:table-cell table:style-name="ce16" office:value-type="string">
            <text:p>ChildTable</text:p>
          </table:table-cell>
          <table:table-cell table:style-name="ce19" office:value-type="string">
            <text:p>Family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FamilyID in familytable or MRI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30">
            <text:p>30</text:p>
          </table:table-cell>
          <table:table-cell table:style-name="ce16" office:value-type="string">
            <text:p>ChildTable</text:p>
          </table:table-cell>
          <table:table-cell table:style-name="ce19" office:value-type="string">
            <text:p>RelFather</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Relationship to Father in Family: 0-Birth,1-Adopted, 2- Step,etc</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31">
            <text:p>31</text:p>
          </table:table-cell>
          <table:table-cell table:style-name="ce16" office:value-type="string">
            <text:p>ChildTable</text:p>
          </table:table-cell>
          <table:table-cell table:style-name="ce19" office:value-type="string">
            <text:p>RelMother</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Relationship to Mother in Family: 0-Birth,1-Adopted, 2- Step,etc</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32">
            <text:p>32</text:p>
          </table:table-cell>
          <table:table-cell table:style-name="ce16" office:value-type="string">
            <text:p>ChildTable</text:p>
          </table:table-cell>
          <table:table-cell table:style-name="ce19" office:value-type="string">
            <text:p>ChildOrder</text:p>
          </table:table-cell>
          <table:table-cell table:style-name="ce22" office:value-type="string">
            <text:p>I</text:p>
          </table:table-cell>
          <table:table-cell table:style-name="ce25"/>
          <table:table-cell table:style-name="ce19" office:value-type="string">
            <text:p>0,1,2,3...</text:p>
          </table:table-cell>
          <table:table-cell table:style-name="ce35" office:value-type="string">
            <text:p>0 means in record order; 1,2,... revises the order for the family but 1000 also observed for child added w/o birthdate, and 501 sometimes noted when no other children in family.</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33">
            <text:p>33</text:p>
          </table:table-cell>
          <table:table-cell table:style-name="ce16" office:value-type="string">
            <text:p>ChildTable</text:p>
          </table:table-cell>
          <table:table-cell table:style-name="ce19" office:value-type="string">
            <text:p>IsPrivat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1 if Private checked in Parents pane of Edit Person dialog. Effect on reports is not apparent.</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34">
            <text:p>34</text:p>
          </table:table-cell>
          <table:table-cell table:style-name="ce16" office:value-type="string">
            <text:p>ChildTable</text:p>
          </table:table-cell>
          <table:table-cell table:style-name="ce19" office:value-type="string">
            <text:p>ProofFather</text:p>
          </table:table-cell>
          <table:table-cell table:style-name="ce22" office:value-type="string">
            <text:p>I</text:p>
          </table:table-cell>
          <table:table-cell table:style-name="ce25"/>
          <table:table-cell table:style-name="ce19" office:value-type="string">
            <text:p>0,1,2,3</text:p>
          </table:table-cell>
          <table:table-cell table:style-name="ce34" office:value-type="string">
            <text:p>Set by Proof listbox in Parents pane of Edit Persons. 0-blank, 1-Proven, 2-Disproven, 3-Disput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35">
            <text:p>35</text:p>
          </table:table-cell>
          <table:table-cell table:style-name="ce16" office:value-type="string">
            <text:p>ChildTable</text:p>
          </table:table-cell>
          <table:table-cell table:style-name="ce19" office:value-type="string">
            <text:p>ProofMother</text:p>
          </table:table-cell>
          <table:table-cell table:style-name="ce22" office:value-type="string">
            <text:p>I</text:p>
          </table:table-cell>
          <table:table-cell table:style-name="ce25"/>
          <table:table-cell table:style-name="ce19" office:value-type="string">
            <text:p>0,1,2,3</text:p>
          </table:table-cell>
          <table:table-cell table:style-name="ce34" office:value-type="string">
            <text:p>Set by Proof listbox in Parents pane of Edit Persons. 0-blank, 1-Proven, 2-Disproven, 3-Disput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36">
            <text:p>36</text:p>
          </table:table-cell>
          <table:table-cell table:style-name="ce16" office:value-type="string">
            <text:p>ChildTable</text:p>
          </table:table-cell>
          <table:table-cell table:style-name="ce19" office:value-type="string">
            <text:p>Note</text:p>
          </table:table-cell>
          <table:table-cell table:style-name="ce22" office:value-type="string">
            <text:p>B</text:p>
          </table:table-cell>
          <table:table-cell table:style-name="ce25"/>
          <table:table-cell table:style-name="ce19" office:value-type="string">
            <text:p>freeform text</text:p>
          </table:table-cell>
          <table:table-cell table:style-name="ce34" office:value-type="string">
            <text:p>Un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37">
            <text:p>37</text:p>
          </table:table-cell>
          <table:table-cell table:style-name="ce16" office:value-type="string">
            <text:p>ChildTable</text:p>
          </table:table-cell>
          <table:table-cell table:style-name="ce19" office:value-type="string">
            <text:p>idxChildFamilyID</text:p>
          </table:table-cell>
          <table:table-cell table:style-name="ce22" office:value-type="string">
            <text:p>X</text:p>
          </table:table-cell>
          <table:table-cell table:style-name="ce25" office:value-type="string">
            <text:p>Family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38">
            <text:p>38</text:p>
          </table:table-cell>
          <table:table-cell table:style-name="ce16" office:value-type="string">
            <text:p>ChildTable</text:p>
          </table:table-cell>
          <table:table-cell table:style-name="ce19" office:value-type="string">
            <text:p>idxChildID</text:p>
          </table:table-cell>
          <table:table-cell table:style-name="ce22" office:value-type="string">
            <text:p>X</text:p>
          </table:table-cell>
          <table:table-cell table:style-name="ce25" office:value-type="string">
            <text:p>Child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39">
            <text:p>39</text:p>
          </table:table-cell>
          <table:table-cell table:style-name="ce16" office:value-type="string">
            <text:p>ChildTable</text:p>
          </table:table-cell>
          <table:table-cell table:style-name="ce19" office:value-type="string">
            <text:p>idxChildOrder</text:p>
          </table:table-cell>
          <table:table-cell table:style-name="ce22" office:value-type="string">
            <text:p>X</text:p>
          </table:table-cell>
          <table:table-cell table:style-name="ce25" office:value-type="string">
            <text:p>ChildOrder</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41">
            <text:p>41</text:p>
          </table:table-cell>
          <table:table-cell table:style-name="ce16" office:value-type="string">
            <text:p>CitationTable</text:p>
          </table:table-cell>
          <table:table-cell table:style-name="ce19" office:value-type="string">
            <text:p>Citation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Citation Identification Number</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42">
            <text:p>42</text:p>
          </table:table-cell>
          <table:table-cell table:style-name="ce16" office:value-type="string">
            <text:p>CitationTable</text:p>
          </table:table-cell>
          <table:table-cell table:style-name="ce19" office:value-type="string">
            <text:p>OwnerType</text:p>
          </table:table-cell>
          <table:table-cell table:style-name="ce22" office:value-type="string">
            <text:p>I</text:p>
          </table:table-cell>
          <table:table-cell table:style-name="ce25"/>
          <table:table-cell table:style-name="ce19" office:value-type="string">
            <text:p>0,1,2,7</text:p>
          </table:table-cell>
          <table:table-cell table:style-name="ce34" office:value-type="string">
            <text:p>Owner Type (0 = Personal, 1 = Family, 2 = Event, 7 = Alternate Nam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43">
            <text:p>43</text:p>
          </table:table-cell>
          <table:table-cell table:style-name="ce16" office:value-type="string">
            <text:p>CitationTable</text:p>
          </table:table-cell>
          <table:table-cell table:style-name="ce19" office:value-type="string">
            <text:p>Source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Source Identification Number, linking to SourceID of SourceTable</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44">
            <text:p>44</text:p>
          </table:table-cell>
          <table:table-cell table:style-name="ce16" office:value-type="string">
            <text:p>CitationTable</text:p>
          </table:table-cell>
          <table:table-cell table:style-name="ce19" office:value-type="string">
            <text:p>Owner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Owner Identification Number (linking to PersonID of PersonTable for OwnerType = 0, FamilyID of FamilyTable for OwnerType = 1, EventID of EventTable for OwnerType = 2, NameID of NameTable for OwnerType = 7)</text:p>
          </table:table-cell>
          <table:table-cell table:style-name="Default" table:number-columns-repeated="4"/>
          <table:table-cell table:style-name="ce39"/>
          <table:table-cell table:style-name="ce13"/>
          <table:table-cell table:number-columns-repeated="991"/>
        </table:table-row>
        <table:table-row table:style-name="ro8">
          <table:table-cell table:style-name="ce12" office:value-type="float" office:value="45">
            <text:p>45</text:p>
          </table:table-cell>
          <table:table-cell table:style-name="ce16" office:value-type="string">
            <text:p>CitationTable</text:p>
          </table:table-cell>
          <table:table-cell table:style-name="ce19" office:value-type="string">
            <text:p>Quality</text:p>
          </table:table-cell>
          <table:table-cell table:style-name="ce22" office:value-type="string">
            <text:p>T</text:p>
          </table:table-cell>
          <table:table-cell table:style-name="ce25"/>
          <table:table-cell table:style-name="ce19" office:value-type="string">
            <text:p>``~``~``~``, etc (ignore double backticks needed for wiki compatability)</text:p>
          </table:table-cell>
          <table:table-cell table:style-name="ce34" office:value-type="string">
            <text:p>Information, Evidence, and Source Quality of this information; from Quality of this information screen (First Character: P = Primary, </text:p>
            <text:p>S = Secondary, </text:p>
            <text:p>~ = Don't know; Second: D = Direct, I = Indirect, N = Negative, ~ = Don't know; Third: O = Original, X = Derivative, ~ = Don't know)</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46">
            <text:p>46</text:p>
          </table:table-cell>
          <table:table-cell table:style-name="ce16" office:value-type="string">
            <text:p>CitationTable</text:p>
          </table:table-cell>
          <table:table-cell table:style-name="ce19" office:value-type="string">
            <text:p>IsPrivate</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47">
            <text:p>47</text:p>
          </table:table-cell>
          <table:table-cell table:style-name="ce16" office:value-type="string">
            <text:p>CitationTable</text:p>
          </table:table-cell>
          <table:table-cell table:style-name="ce19" office:value-type="string">
            <text:p>Comments</text:p>
          </table:table-cell>
          <table:table-cell table:style-name="ce22" office:value-type="string">
            <text:p>B</text:p>
          </table:table-cell>
          <table:table-cell table:style-name="ce25"/>
          <table:table-cell table:style-name="ce19" office:value-type="string">
            <text:p>Text</text:p>
          </table:table-cell>
          <table:table-cell table:style-name="ce34" office:value-type="string">
            <text:p>Source Detail Comments, from Source Detail Comments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48">
            <text:p>48</text:p>
          </table:table-cell>
          <table:table-cell table:style-name="ce16" office:value-type="string">
            <text:p>CitationTable</text:p>
          </table:table-cell>
          <table:table-cell table:style-name="ce19" office:value-type="string">
            <text:p>ActualText</text:p>
          </table:table-cell>
          <table:table-cell table:style-name="ce22" office:value-type="string">
            <text:p>B</text:p>
          </table:table-cell>
          <table:table-cell table:style-name="ce25"/>
          <table:table-cell table:style-name="ce19" office:value-type="string">
            <text:p>Text</text:p>
          </table:table-cell>
          <table:table-cell table:style-name="ce34" office:value-type="string">
            <text:p>Source Detail Text, from Source Detail Text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49">
            <text:p>49</text:p>
          </table:table-cell>
          <table:table-cell table:style-name="ce16" office:value-type="string">
            <text:p>CitationTable</text:p>
          </table:table-cell>
          <table:table-cell table:style-name="ce19" office:value-type="string">
            <text:p>RefNumber</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Details file #, from Edit Sourc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50">
            <text:p>50</text:p>
          </table:table-cell>
          <table:table-cell table:style-name="ce16" office:value-type="string">
            <text:p>CitationTable</text:p>
          </table:table-cell>
          <table:table-cell table:style-name="ce19" office:value-type="string">
            <text:p>Flags</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not currently used?, all 0</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51">
            <text:p>51</text:p>
          </table:table-cell>
          <table:table-cell table:style-name="ce16" office:value-type="string">
            <text:p>CitationTable</text:p>
          </table:table-cell>
          <table:table-cell table:style-name="ce19" office:value-type="string">
            <text:p>Fields</text:p>
          </table:table-cell>
          <table:table-cell table:style-name="ce22" office:value-type="string">
            <text:p>B</text:p>
          </table:table-cell>
          <table:table-cell table:style-name="ce25"/>
          <table:table-cell table:style-name="ce19" office:value-type="string">
            <text:p>XML code</text:p>
          </table:table-cell>
          <table:table-cell table:style-name="ce34" office:value-type="string">
            <text:p>Source Details Fields and Values, from those represented in Edit Sourc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52">
            <text:p>52</text:p>
          </table:table-cell>
          <table:table-cell table:style-name="ce16" office:value-type="string">
            <text:p>CitationTable</text:p>
          </table:table-cell>
          <table:table-cell table:style-name="ce19" office:value-type="string">
            <text:p>idxCitationOwnerID</text:p>
          </table:table-cell>
          <table:table-cell table:style-name="ce22" office:value-type="string">
            <text:p>X</text:p>
          </table:table-cell>
          <table:table-cell table:style-name="ce25" office:value-type="string">
            <text:p>Owner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53">
            <text:p>53</text:p>
          </table:table-cell>
          <table:table-cell table:style-name="ce16" office:value-type="string">
            <text:p>CitationTable</text:p>
          </table:table-cell>
          <table:table-cell table:style-name="ce19" office:value-type="string">
            <text:p>idxCitationSourceID</text:p>
          </table:table-cell>
          <table:table-cell table:style-name="ce22" office:value-type="string">
            <text:p>X</text:p>
          </table:table-cell>
          <table:table-cell table:style-name="ce25" office:value-type="string">
            <text:p>Source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55">
            <text:p>55</text:p>
          </table:table-cell>
          <table:table-cell table:style-name="ce16" office:value-type="string">
            <text:p>ConfigTable</text:p>
          </table:table-cell>
          <table:table-cell table:style-name="ce19" office:value-type="string">
            <text:p>Rec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Record Identification Number</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56">
            <text:p>56</text:p>
          </table:table-cell>
          <table:table-cell table:style-name="ce16" office:value-type="string">
            <text:p>ConfigTable</text:p>
          </table:table-cell>
          <table:table-cell table:style-name="ce19" office:value-type="string">
            <text:p>RecType</text:p>
          </table:table-cell>
          <table:table-cell table:style-name="ce22" office:value-type="string">
            <text:p>I</text:p>
          </table:table-cell>
          <table:table-cell table:style-name="ce25"/>
          <table:table-cell table:style-name="ce19" office:value-type="string">
            <text:p>Null, 1?-7?</text:p>
          </table:table-cell>
          <table:table-cell table:style-name="ce35" office:value-type="string">
            <text:p>Record Type (Null, 1=?, 3=Custom Report?, 4=? , 5=Report/List/Chart/Etc?, 7=Problem List?</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57">
            <text:p>57</text:p>
          </table:table-cell>
          <table:table-cell table:style-name="ce16" office:value-type="string">
            <text:p>ConfigTable</text:p>
          </table:table-cell>
          <table:table-cell table:style-name="ce19" office:value-type="string">
            <text:p>Title</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Title (See ConfigTableTitl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58">
            <text:p>58</text:p>
          </table:table-cell>
          <table:table-cell table:style-name="ce16" office:value-type="string">
            <text:p>ConfigTable</text:p>
          </table:table-cell>
          <table:table-cell table:style-name="ce19" office:value-type="string">
            <text:p>DataRec</text:p>
          </table:table-cell>
          <table:table-cell table:style-name="ce22" office:value-type="string">
            <text:p>B</text:p>
          </table:table-cell>
          <table:table-cell table:style-name="ce25"/>
          <table:table-cell table:style-name="ce19" office:value-type="string">
            <text:p>XML code</text:p>
          </table:table-cell>
          <table:table-cell table:style-name="ce34" office:value-type="string">
            <text:p>Data Record (See ConfigTable RecID 1)</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59">
            <text:p>59</text:p>
          </table:table-cell>
          <table:table-cell table:style-name="ce16" office:value-type="string">
            <text:p>ConfigTable</text:p>
          </table:table-cell>
          <table:table-cell table:style-name="ce19" office:value-type="string">
            <text:p>idxRecType</text:p>
          </table:table-cell>
          <table:table-cell table:style-name="ce22" office:value-type="string">
            <text:p>X</text:p>
          </table:table-cell>
          <table:table-cell table:style-name="ce25" office:value-type="string">
            <text:p>RecTyp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61">
            <text:p>61</text:p>
          </table:table-cell>
          <table:table-cell table:style-name="ce16" office:value-type="string">
            <text:p>EventTable</text:p>
          </table:table-cell>
          <table:table-cell table:style-name="ce19" office:value-type="string">
            <text:p>Event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Record number in eventtable. Used to look up witnesses to event (persons sharing the fact) in WitnessTabl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62">
            <text:p>62</text:p>
          </table:table-cell>
          <table:table-cell table:style-name="ce16" office:value-type="string">
            <text:p>EventTable</text:p>
          </table:table-cell>
          <table:table-cell table:style-name="ce19" office:value-type="string">
            <text:p>EventType</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Used to look up Fact Type in FactTypeTable. (See Fact/Event Type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63">
            <text:p>63</text:p>
          </table:table-cell>
          <table:table-cell table:style-name="ce16" office:value-type="string">
            <text:p>EventTable</text:p>
          </table:table-cell>
          <table:table-cell table:style-name="ce19" office:value-type="string">
            <text:p>OwnerTyp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0 = person; 1 = family</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64">
            <text:p>64</text:p>
          </table:table-cell>
          <table:table-cell table:style-name="ce16" office:value-type="string">
            <text:p>EventTable</text:p>
          </table:table-cell>
          <table:table-cell table:style-name="ce19" office:value-type="string">
            <text:p>Owner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PersonID in PersonTable or FamilyID in FamilyTabl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65">
            <text:p>65</text:p>
          </table:table-cell>
          <table:table-cell table:style-name="ce16" office:value-type="string">
            <text:p>EventTable</text:p>
          </table:table-cell>
          <table:table-cell table:style-name="ce19" office:value-type="string">
            <text:p>Family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0 for Person's event, else FamilyID in FamilyTable for parental family event such as Adoption or LDS Seal to Parents </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66">
            <text:p>66</text:p>
          </table:table-cell>
          <table:table-cell table:style-name="ce16" office:value-type="string">
            <text:p>EventTable</text:p>
          </table:table-cell>
          <table:table-cell table:style-name="ce19" office:value-type="string">
            <text:p>Place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0 if no Place assigned to event, else PlaceID of Place from PlaceTabl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67">
            <text:p>67</text:p>
          </table:table-cell>
          <table:table-cell table:style-name="ce16" office:value-type="string">
            <text:p>EventTable</text:p>
          </table:table-cell>
          <table:table-cell table:style-name="ce19" office:value-type="string">
            <text:p>Site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0 if no Place Detail assigned to event, else PlaceID of Place with PlaceType=2 <text:s/>from PlaceTable</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68">
            <text:p>68</text:p>
          </table:table-cell>
          <table:table-cell table:style-name="ce16" office:value-type="string">
            <text:p>EventTable</text:p>
          </table:table-cell>
          <table:table-cell table:style-name="ce19" office:value-type="string">
            <text:p>Date</text:p>
          </table:table-cell>
          <table:table-cell table:style-name="ce22" office:value-type="string">
            <text:p>T</text:p>
          </table:table-cell>
          <table:table-cell table:style-name="ce25"/>
          <table:table-cell table:style-name="ce19" office:value-type="string">
            <text:p>Position coded string or free text</text:p>
          </table:table-cell>
          <table:table-cell table:style-name="ce34" office:value-type="string">
            <text:p>D.+20010115.A+00000000..= 'abt 15 Jan 2001'</text:p>
            <text:p>DR+19790500..+19790800..='btwn May 1979 and Aug 1979</text:p>
            <text:p>Etc. [See Date sheet for additional details.]</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69">
            <text:p>69</text:p>
          </table:table-cell>
          <table:table-cell table:style-name="ce16" office:value-type="string">
            <text:p>EventTable</text:p>
          </table:table-cell>
          <table:table-cell table:style-name="ce19" office:value-type="string">
            <text:p>SortDate</text:p>
          </table:table-cell>
          <table:table-cell table:style-name="ce22" office:value-type="string">
            <text:p>I</text:p>
          </table:table-cell>
          <table:table-cell table:style-name="ce25"/>
          <table:table-cell table:style-name="ce30" office:value-type="string">
            <text:p>18 digits</text:p>
          </table:table-cell>
          <table:table-cell table:style-name="ce34" office:value-type="string">
            <text:p>Number representing a user entered date that forces an event into a position relative to other events in lists sorted on the Date field.</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70">
            <text:p>70</text:p>
          </table:table-cell>
          <table:table-cell table:style-name="ce16" office:value-type="string">
            <text:p>EventTable</text:p>
          </table:table-cell>
          <table:table-cell table:style-name="ce19" office:value-type="string">
            <text:p>IsPrimary</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0-default; 1 if checkbox Primary checked in Edit Person Fact pane. Used to suppress from reports other conflicting facts of same type for a person. </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71">
            <text:p>71</text:p>
          </table:table-cell>
          <table:table-cell table:style-name="ce16" office:value-type="string">
            <text:p>EventTable</text:p>
          </table:table-cell>
          <table:table-cell table:style-name="ce19" office:value-type="string">
            <text:p>IsPrivat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0-default; 1 if checkbox Private checked in Edit Person Fact pane. Used to optionally suppress from reports events that are considered “privat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72">
            <text:p>72</text:p>
          </table:table-cell>
          <table:table-cell table:style-name="ce16" office:value-type="string">
            <text:p>EventTable</text:p>
          </table:table-cell>
          <table:table-cell table:style-name="ce19" office:value-type="string">
            <text:p>Proof</text:p>
          </table:table-cell>
          <table:table-cell table:style-name="ce22" office:value-type="string">
            <text:p>I</text:p>
          </table:table-cell>
          <table:table-cell table:style-name="ce25"/>
          <table:table-cell table:style-name="ce19" office:value-type="string">
            <text:p>0,1,2,3</text:p>
          </table:table-cell>
          <table:table-cell table:style-name="ce34" office:value-type="string">
            <text:p>Set by Proof listbox in Fact pane of Edit Persons. 0-blank, 1-Proven, 2-Proven False, 3-Disput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73">
            <text:p>73</text:p>
          </table:table-cell>
          <table:table-cell table:style-name="ce16" office:value-type="string">
            <text:p>EventTable</text:p>
          </table:table-cell>
          <table:table-cell table:style-name="ce19" office:value-type="string">
            <text:p>Status</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0-default; else reps status of LDS events: e.g. 1-Submitted, 8-DNS, 12-Cleared</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74">
            <text:p>74</text:p>
          </table:table-cell>
          <table:table-cell table:style-name="ce16" office:value-type="string">
            <text:p>EventTable</text:p>
          </table:table-cell>
          <table:table-cell table:style-name="ce19" office:value-type="string">
            <text:p>EditDate</text:p>
          </table:table-cell>
          <table:table-cell table:style-name="ce22" office:value-type="string">
            <text:p>F</text:p>
          </table:table-cell>
          <table:table-cell table:style-name="ce25"/>
          <table:table-cell table:style-name="ce19" office:value-type="string">
            <text:p>nnnnn.nnnnnnnnnn</text:p>
          </table:table-cell>
          <table:table-cell table:style-name="ce35" office:value-type="string">
            <text:p>Seems to be system generated time stamp rep'ing date the event was created, although wonder if date the event was last edited was intend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75">
            <text:p>75</text:p>
          </table:table-cell>
          <table:table-cell table:style-name="ce16" office:value-type="string">
            <text:p>EventTable</text:p>
          </table:table-cell>
          <table:table-cell table:style-name="ce19" office:value-type="string">
            <text:p>Sentence</text:p>
          </table:table-cell>
          <table:table-cell table:style-name="ce22" office:value-type="string">
            <text:p>B</text:p>
          </table:table-cell>
          <table:table-cell table:style-name="ce25"/>
          <table:table-cell table:style-name="ce19" office:value-type="string">
            <text:p>Null or text</text:p>
          </table:table-cell>
          <table:table-cell table:style-name="ce34" office:value-type="string">
            <text:p>Customised sentence for this event.</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76">
            <text:p>76</text:p>
          </table:table-cell>
          <table:table-cell table:style-name="ce16" office:value-type="string">
            <text:p>EventTable</text:p>
          </table:table-cell>
          <table:table-cell table:style-name="ce19" office:value-type="string">
            <text:p>Details</text:p>
          </table:table-cell>
          <table:table-cell table:style-name="ce22" office:value-type="string">
            <text:p>B</text:p>
          </table:table-cell>
          <table:table-cell table:style-name="ce25"/>
          <table:table-cell table:style-name="ce19" office:value-type="string">
            <text:p>Null or text</text:p>
          </table:table-cell>
          <table:table-cell table:style-name="ce34" office:value-type="string">
            <text:p>Content of Description field in Edit Person fact/event pan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77">
            <text:p>77</text:p>
          </table:table-cell>
          <table:table-cell table:style-name="ce16" office:value-type="string">
            <text:p>EventTable</text:p>
          </table:table-cell>
          <table:table-cell table:style-name="ce19" office:value-type="string">
            <text:p>Note</text:p>
          </table:table-cell>
          <table:table-cell table:style-name="ce22" office:value-type="string">
            <text:p>B</text:p>
          </table:table-cell>
          <table:table-cell table:style-name="ce25"/>
          <table:table-cell table:style-name="ce19" office:value-type="string">
            <text:p>Null or text</text:p>
          </table:table-cell>
          <table:table-cell table:style-name="ce34" office:value-type="string">
            <text:p>Content of Note in fact/event pane of Edit Person.</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78">
            <text:p>78</text:p>
          </table:table-cell>
          <table:table-cell table:style-name="ce16" office:value-type="string">
            <text:p>EventTable</text:p>
          </table:table-cell>
          <table:table-cell table:style-name="ce19" office:value-type="string">
            <text:p>idxOwnerDate</text:p>
          </table:table-cell>
          <table:table-cell table:style-name="ce22" office:value-type="string">
            <text:p>X</text:p>
          </table:table-cell>
          <table:table-cell table:style-name="ce25" office:value-type="string">
            <text:p>OwnerID, </text:p>
            <text:p>SortDat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79">
            <text:p>79</text:p>
          </table:table-cell>
          <table:table-cell table:style-name="ce16" office:value-type="string">
            <text:p>EventTable</text:p>
          </table:table-cell>
          <table:table-cell table:style-name="ce19" office:value-type="string">
            <text:p>idxOwnerEvent</text:p>
          </table:table-cell>
          <table:table-cell table:style-name="ce22" office:value-type="string">
            <text:p>X</text:p>
          </table:table-cell>
          <table:table-cell table:style-name="ce26" office:value-type="string">
            <text:p>OwnerID, </text:p>
            <text:p>EventTyp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81">
            <text:p>81</text:p>
          </table:table-cell>
          <table:table-cell table:style-name="ce16" office:value-type="string">
            <text:p>ExclusionTable</text:p>
          </table:table-cell>
          <table:table-cell table:style-name="ce19" office:value-type="string">
            <text:p>Rec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Record Identification Number</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82">
            <text:p>82</text:p>
          </table:table-cell>
          <table:table-cell table:style-name="ce16" office:value-type="string">
            <text:p>ExclusionTable</text:p>
          </table:table-cell>
          <table:table-cell table:style-name="ce19" office:value-type="string">
            <text:p>ExclusionType</text:p>
          </table:table-cell>
          <table:table-cell table:style-name="ce22" office:value-type="string">
            <text:p>I</text:p>
          </table:table-cell>
          <table:table-cell table:style-name="ce25"/>
          <table:table-cell table:style-name="ce19" office:value-type="string">
            <text:p>2, Others?</text:p>
          </table:table-cell>
          <table:table-cell table:style-name="ce34" office:value-type="string">
            <text:p>Exclusion Type (2 = Problem List (not a problem), Other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83">
            <text:p>83</text:p>
          </table:table-cell>
          <table:table-cell table:style-name="ce16" office:value-type="string">
            <text:p>ExclusionTable</text:p>
          </table:table-cell>
          <table:table-cell table:style-name="ce19" office:value-type="string">
            <text:p>ID1</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Identification Number 1, linking to PersonID from PersonTable</text:p>
          </table:table-cell>
          <table:table-cell table:style-name="Default" table:number-columns-repeated="4"/>
          <table:table-cell table:style-name="ce39"/>
          <table:table-cell table:style-name="ce13"/>
          <table:table-cell table:number-columns-repeated="991"/>
        </table:table-row>
        <table:table-row table:style-name="ro9">
          <table:table-cell table:style-name="ce12" office:value-type="float" office:value="84">
            <text:p>84</text:p>
          </table:table-cell>
          <table:table-cell table:style-name="ce16" office:value-type="string">
            <text:p>ExclusionTable</text:p>
          </table:table-cell>
          <table:table-cell table:style-name="ce19" office:value-type="string">
            <text:p>ID2</text:p>
          </table:table-cell>
          <table:table-cell table:style-name="ce22" office:value-type="string">
            <text:p>I</text:p>
          </table:table-cell>
          <table:table-cell table:style-name="ce25"/>
          <table:table-cell table:style-name="ce19" office:value-type="string">
            <text:p>1,2,3,7,10001,10002,10003,10005,10006,10007,10009,Others?</text:p>
          </table:table-cell>
          <table:table-cell table:style-name="ce34" office:value-type="string">
            <text:p>Identification Number 2 (1 = Individuals without sex entered, 2 = Age at death should be less than, 3 = Proper order of events (various, such as Born after birth, Born after marriage, Born after death, Born after life event, Others?), 7 = Age at marriage, 10001 = Birth before parent's marriage, 10002 = Birth before parent's birth [father], 10003 = Born after father's death, 10005 = Father's age should be between, 10006 = Birth before parent's birth [mother], 10007 = Born after mother's death, 10009 = Mother's age should be between, Others?)</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85">
            <text:p>85</text:p>
          </table:table-cell>
          <table:table-cell table:style-name="ce16" office:value-type="string">
            <text:p>ExclusionTable</text:p>
          </table:table-cell>
          <table:table-cell table:style-name="ce19" office:value-type="string">
            <text:p>idxExclusionIndex</text:p>
          </table:table-cell>
          <table:table-cell table:style-name="ce22" office:value-type="string">
            <text:p>UX</text:p>
          </table:table-cell>
          <table:table-cell table:style-name="ce25" office:value-type="string">
            <text:p>ExclusionType, </text:p>
            <text:p>ID1, </text:p>
            <text:p>ID2</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87">
            <text:p>87</text:p>
          </table:table-cell>
          <table:table-cell table:style-name="ce16" office:value-type="string">
            <text:p>FactTypeTable</text:p>
          </table:table-cell>
          <table:table-cell table:style-name="ce19" office:value-type="string">
            <text:p>FactType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Fact Type Identification Number; built-in &lt; 1000, user-defined &gt;= 1000</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88">
            <text:p>88</text:p>
          </table:table-cell>
          <table:table-cell table:style-name="ce16" office:value-type="string">
            <text:p>FactTypeTable</text:p>
          </table:table-cell>
          <table:table-cell table:style-name="ce19" office:value-type="string">
            <text:p>OwnerTyp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Owner Type, from Create a new fact type screen (0 = Individual Fact Type, 1 = Family Fact Typ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89">
            <text:p>89</text:p>
          </table:table-cell>
          <table:table-cell table:style-name="ce16" office:value-type="string">
            <text:p>FactTypeTable</text:p>
          </table:table-cell>
          <table:table-cell table:style-name="ce19" office:value-type="string">
            <text:p>Name</text:p>
          </table:table-cell>
          <table:table-cell table:style-name="ce22" office:value-type="string">
            <text:p>T,RM</text:p>
          </table:table-cell>
          <table:table-cell table:style-name="ce25"/>
          <table:table-cell table:style-name="ce19" office:value-type="string">
            <text:p>Text</text:p>
          </table:table-cell>
          <table:table-cell table:style-name="ce34" office:value-type="string">
            <text:p>Name, from Edit Fact Typ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90">
            <text:p>90</text:p>
          </table:table-cell>
          <table:table-cell table:style-name="ce16" office:value-type="string">
            <text:p>FactTypeTable</text:p>
          </table:table-cell>
          <table:table-cell table:style-name="ce19" office:value-type="string">
            <text:p>Abbrev</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Abbreviation, from Edit Fact Type screen</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91">
            <text:p>91</text:p>
          </table:table-cell>
          <table:table-cell table:style-name="ce16" office:value-type="string">
            <text:p>FactTypeTable</text:p>
          </table:table-cell>
          <table:table-cell table:style-name="ce19" office:value-type="string">
            <text:p>GedcomTag</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GEDCOM Tag, EVEN for some FactTypeID &lt; 1000 and all FactTypeID &gt;= 1000</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92">
            <text:p>92</text:p>
          </table:table-cell>
          <table:table-cell table:style-name="ce16" office:value-type="string">
            <text:p>FactTypeTable</text:p>
          </table:table-cell>
          <table:table-cell table:style-name="ce19" office:value-type="string">
            <text:p>UseValu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Use description field, from Edit Fact Type screen (0 = No (unchecked), 1 = Yes (check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93">
            <text:p>93</text:p>
          </table:table-cell>
          <table:table-cell table:style-name="ce16" office:value-type="string">
            <text:p>FactTypeTable</text:p>
          </table:table-cell>
          <table:table-cell table:style-name="ce19" office:value-type="string">
            <text:p>UseDat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Use date field, from Edit Fact Type screen (0 = No (unchecked), 1 = Yes (check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94">
            <text:p>94</text:p>
          </table:table-cell>
          <table:table-cell table:style-name="ce16" office:value-type="string">
            <text:p>FactTypeTable</text:p>
          </table:table-cell>
          <table:table-cell table:style-name="ce19" office:value-type="string">
            <text:p>UsePlac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Use place field, from Edit Fact Type screen (0 = No (unchecked), 1 = Yes (check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95">
            <text:p>95</text:p>
          </table:table-cell>
          <table:table-cell table:style-name="ce16" office:value-type="string">
            <text:p>FactTypeTable</text:p>
          </table:table-cell>
          <table:table-cell table:style-name="ce19" office:value-type="string">
            <text:p>Sentence</text:p>
          </table:table-cell>
          <table:table-cell table:style-name="ce22" office:value-type="string">
            <text:p>B</text:p>
          </table:table-cell>
          <table:table-cell table:style-name="ce25"/>
          <table:table-cell table:style-name="ce19" office:value-type="string">
            <text:p>Text</text:p>
          </table:table-cell>
          <table:table-cell table:style-name="ce34" office:value-type="string">
            <text:p>Sentence template for this role, from Edit Role Type screen for Role name of Principal</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96">
            <text:p>96</text:p>
          </table:table-cell>
          <table:table-cell table:style-name="ce16" office:value-type="string">
            <text:p>FactTypeTable</text:p>
          </table:table-cell>
          <table:table-cell table:style-name="ce19" office:value-type="string">
            <text:p>Flags</text:p>
          </table:table-cell>
          <table:table-cell table:style-name="ce22" office:value-type="string">
            <text:p>I</text:p>
          </table:table-cell>
          <table:table-cell table:style-name="ce25"/>
          <table:table-cell table:style-name="ce19" office:value-type="string">
            <text:p>-1</text:p>
          </table:table-cell>
          <table:table-cell table:style-name="ce34" office:value-type="string">
            <text:p>currently not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97">
            <text:p>97</text:p>
          </table:table-cell>
          <table:table-cell table:style-name="ce16" office:value-type="string">
            <text:p>FactTypeTable</text:p>
          </table:table-cell>
          <table:table-cell table:style-name="ce19" office:value-type="string">
            <text:p>idxFactTypeAbbrev</text:p>
          </table:table-cell>
          <table:table-cell table:style-name="ce22" office:value-type="string">
            <text:p>X</text:p>
          </table:table-cell>
          <table:table-cell table:style-name="ce25" office:value-type="string">
            <text:p>Abbrev</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98">
            <text:p>98</text:p>
          </table:table-cell>
          <table:table-cell table:style-name="ce16" office:value-type="string">
            <text:p>FactTypeTable</text:p>
          </table:table-cell>
          <table:table-cell table:style-name="ce19" office:value-type="string">
            <text:p>idxFactTypeGedcomTag</text:p>
          </table:table-cell>
          <table:table-cell table:style-name="ce22" office:value-type="string">
            <text:p>X</text:p>
          </table:table-cell>
          <table:table-cell table:style-name="ce25" office:value-type="string">
            <text:p>GedcomTag</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99">
            <text:p>99</text:p>
          </table:table-cell>
          <table:table-cell table:style-name="ce16" office:value-type="string">
            <text:p>FactTypeTable</text:p>
          </table:table-cell>
          <table:table-cell table:style-name="ce19" office:value-type="string">
            <text:p>idxFactTypeName</text:p>
          </table:table-cell>
          <table:table-cell table:style-name="ce22" office:value-type="string">
            <text:p>X</text:p>
          </table:table-cell>
          <table:table-cell table:style-name="ce25" office:value-type="string">
            <text:p>Nam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01">
            <text:p>101</text:p>
          </table:table-cell>
          <table:table-cell table:style-name="ce16" office:value-type="string">
            <text:p>FamilyTable</text:p>
          </table:table-cell>
          <table:table-cell table:style-name="ce19" office:value-type="string">
            <text:p>Family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Family Identification Number</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02">
            <text:p>102</text:p>
          </table:table-cell>
          <table:table-cell table:style-name="ce16" office:value-type="string">
            <text:p>FamilyTable</text:p>
          </table:table-cell>
          <table:table-cell table:style-name="ce19" office:value-type="string">
            <text:p>Father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Father Identification Number, linking to PersonID of PersonTabl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03">
            <text:p>103</text:p>
          </table:table-cell>
          <table:table-cell table:style-name="ce16" office:value-type="string">
            <text:p>FamilyTable</text:p>
          </table:table-cell>
          <table:table-cell table:style-name="ce19" office:value-type="string">
            <text:p>Mother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Mother Identification Number, linking to PersonID of PersonTable</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104">
            <text:p>104</text:p>
          </table:table-cell>
          <table:table-cell table:style-name="ce16" office:value-type="string">
            <text:p>FamilyTable</text:p>
          </table:table-cell>
          <table:table-cell table:style-name="ce19" office:value-type="string">
            <text:p>Child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Child Identification Number, linking to PersonID of PersonTable (0 if no children) [RIN of one of children, possibly last active in Pedigree view, others?]</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105">
            <text:p>105</text:p>
          </table:table-cell>
          <table:table-cell table:style-name="ce16" office:value-type="string">
            <text:p>FamilyTable</text:p>
          </table:table-cell>
          <table:table-cell table:style-name="ce19" office:value-type="string">
            <text:p>HusbOrder</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Husband Order, from Rearrange Spouses screen (0 if never rearranged) [some oddities, such as value of 2, but only one husband?]</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106">
            <text:p>106</text:p>
          </table:table-cell>
          <table:table-cell table:style-name="ce16" office:value-type="string">
            <text:p>FamilyTable</text:p>
          </table:table-cell>
          <table:table-cell table:style-name="ce19" office:value-type="string">
            <text:p>WifeOrder</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Wife Order, from Rearrange Spouses screen (0 if never rearranged) [some oddities such as value of 2, but only one wif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07">
            <text:p>107</text:p>
          </table:table-cell>
          <table:table-cell table:style-name="ce16" office:value-type="string">
            <text:p>FamilyTable</text:p>
          </table:table-cell>
          <table:table-cell table:style-name="ce19" office:value-type="string">
            <text:p>IsPrivat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Private, from Edit Person screen (0 = Not Private (unchecked), 1 = Private (check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08">
            <text:p>108</text:p>
          </table:table-cell>
          <table:table-cell table:style-name="ce16" office:value-type="string">
            <text:p>FamilyTable</text:p>
          </table:table-cell>
          <table:table-cell table:style-name="ce19" office:value-type="string">
            <text:p>Proof</text:p>
          </table:table-cell>
          <table:table-cell table:style-name="ce22" office:value-type="string">
            <text:p>I</text:p>
          </table:table-cell>
          <table:table-cell table:style-name="ce25"/>
          <table:table-cell table:style-name="ce19" office:value-type="string">
            <text:p>0-3</text:p>
          </table:table-cell>
          <table:table-cell table:style-name="ce34" office:value-type="string">
            <text:p>Proof, from Edit Person screen (0 = [blank], 1 = Proven, 2 = Disproven, 3 = Disput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09">
            <text:p>109</text:p>
          </table:table-cell>
          <table:table-cell table:style-name="ce16" office:value-type="string">
            <text:p>FamilyTable</text:p>
          </table:table-cell>
          <table:table-cell table:style-name="ce19" office:value-type="string">
            <text:p>SpouseLabel</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not currently support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10">
            <text:p>110</text:p>
          </table:table-cell>
          <table:table-cell table:style-name="ce16" office:value-type="string">
            <text:p>FamilyTable</text:p>
          </table:table-cell>
          <table:table-cell table:style-name="ce19" office:value-type="string">
            <text:p>FatherLabel</text:p>
          </table:table-cell>
          <table:table-cell table:style-name="ce22" office:value-type="string">
            <text:p>I</text:p>
          </table:table-cell>
          <table:table-cell table:style-name="ce25"/>
          <table:table-cell table:style-name="ce19" office:value-type="string">
            <text:p>0-2</text:p>
          </table:table-cell>
          <table:table-cell table:style-name="ce34" office:value-type="string">
            <text:p>Husband label, from Edit Person screen (0 = Father, 1 = Husband, 2 = Partner)</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11">
            <text:p>111</text:p>
          </table:table-cell>
          <table:table-cell table:style-name="ce16" office:value-type="string">
            <text:p>FamilyTable</text:p>
          </table:table-cell>
          <table:table-cell table:style-name="ce19" office:value-type="string">
            <text:p>MotherLabel</text:p>
          </table:table-cell>
          <table:table-cell table:style-name="ce22" office:value-type="string">
            <text:p>I</text:p>
          </table:table-cell>
          <table:table-cell table:style-name="ce25"/>
          <table:table-cell table:style-name="ce19" office:value-type="string">
            <text:p>0-2</text:p>
          </table:table-cell>
          <table:table-cell table:style-name="ce34" office:value-type="string">
            <text:p>Wife label, from Edit Person screen (0 = Mother, 1 = Wife, 2 = Partner)</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12">
            <text:p>112</text:p>
          </table:table-cell>
          <table:table-cell table:style-name="ce16" office:value-type="string">
            <text:p>FamilyTable</text:p>
          </table:table-cell>
          <table:table-cell table:style-name="ce19" office:value-type="string">
            <text:p>Note</text:p>
          </table:table-cell>
          <table:table-cell table:style-name="ce22" office:value-type="string">
            <text:p>B</text:p>
          </table:table-cell>
          <table:table-cell table:style-name="ce25"/>
          <table:table-cell table:style-name="ce19" office:value-type="string">
            <text:p>Text</text:p>
          </table:table-cell>
          <table:table-cell table:style-name="ce34" office:value-type="string">
            <text:p>Note, from Edit Person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13">
            <text:p>113</text:p>
          </table:table-cell>
          <table:table-cell table:style-name="ce16" office:value-type="string">
            <text:p>FamilyTable</text:p>
          </table:table-cell>
          <table:table-cell table:style-name="ce19" office:value-type="string">
            <text:p>idxFamilyFatherID</text:p>
          </table:table-cell>
          <table:table-cell table:style-name="ce22" office:value-type="string">
            <text:p>X</text:p>
          </table:table-cell>
          <table:table-cell table:style-name="ce25" office:value-type="string">
            <text:p>Father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14">
            <text:p>114</text:p>
          </table:table-cell>
          <table:table-cell table:style-name="ce16" office:value-type="string">
            <text:p>FamilyTable</text:p>
          </table:table-cell>
          <table:table-cell table:style-name="ce19" office:value-type="string">
            <text:p>idxFamilyMotherID</text:p>
          </table:table-cell>
          <table:table-cell table:style-name="ce22" office:value-type="string">
            <text:p>X</text:p>
          </table:table-cell>
          <table:table-cell table:style-name="ce25" office:value-type="string">
            <text:p>Mother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16">
            <text:p>116</text:p>
          </table:table-cell>
          <table:table-cell table:style-name="ce16" office:value-type="string">
            <text:p>GroupTable</text:p>
          </table:table-cell>
          <table:table-cell table:style-name="ce19" office:value-type="string">
            <text:p>Rec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Record Identification Number</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17">
            <text:p>117</text:p>
          </table:table-cell>
          <table:table-cell table:style-name="ce16" office:value-type="string">
            <text:p>GroupTable</text:p>
          </table:table-cell>
          <table:table-cell table:style-name="ce19" office:value-type="string">
            <text:p>Group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Group Identification Number, linking to LabelValue? in LabelTable where LabelType=0?</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18">
            <text:p>118</text:p>
          </table:table-cell>
          <table:table-cell table:style-name="ce16" office:value-type="string">
            <text:p>GroupTable</text:p>
          </table:table-cell>
          <table:table-cell table:style-name="ce19" office:value-type="string">
            <text:p>StartID</text:p>
          </table:table-cell>
          <table:table-cell table:style-name="ce22" office:value-type="string">
            <text:p>I</text:p>
          </table:table-cell>
          <table:table-cell table:style-name="ce25"/>
          <table:table-cell table:style-name="ce19" office:value-type="string">
            <text:p>Integer</text:p>
          </table:table-cell>
          <table:table-cell table:style-name="ce34" office:value-type="string">
            <text:p>Starting Identification Number of consecutively-numbered people in range, linking to PersonID in PersonTabl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19">
            <text:p>119</text:p>
          </table:table-cell>
          <table:table-cell table:style-name="ce16" office:value-type="string">
            <text:p>GroupTable</text:p>
          </table:table-cell>
          <table:table-cell table:style-name="ce19" office:value-type="string">
            <text:p>EndID</text:p>
          </table:table-cell>
          <table:table-cell table:style-name="ce22" office:value-type="string">
            <text:p>I</text:p>
          </table:table-cell>
          <table:table-cell table:style-name="ce25"/>
          <table:table-cell table:style-name="ce19" office:value-type="string">
            <text:p>Integer</text:p>
          </table:table-cell>
          <table:table-cell table:style-name="ce34" office:value-type="string">
            <text:p>Ending Identification Number of consecutively-numbered people in range, linking to PersonID in PersonTabl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21">
            <text:p>121</text:p>
          </table:table-cell>
          <table:table-cell table:style-name="ce16" office:value-type="string">
            <text:p>LabelTable</text:p>
          </table:table-cell>
          <table:table-cell table:style-name="ce19" office:value-type="string">
            <text:p>LabelID</text:p>
          </table:table-cell>
          <table:table-cell table:style-name="ce22" office:value-type="string">
            <text:p>I</text:p>
          </table:table-cell>
          <table:table-cell table:style-name="ce27" office:value-type="string">
            <text:p>PRIMARY</text:p>
          </table:table-cell>
          <table:table-cell table:style-name="ce31" office:value-type="string">
            <text:p>1,2,3...</text:p>
          </table:table-cell>
          <table:table-cell table:style-name="ce36" office:value-type="string">
            <text:p>Label Identification Number</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22">
            <text:p>122</text:p>
          </table:table-cell>
          <table:table-cell table:style-name="ce16" office:value-type="string">
            <text:p>LabelTable</text:p>
          </table:table-cell>
          <table:table-cell table:style-name="ce19" office:value-type="string">
            <text:p>LabelType</text:p>
          </table:table-cell>
          <table:table-cell table:style-name="ce22" office:value-type="string">
            <text:p>I</text:p>
          </table:table-cell>
          <table:table-cell table:style-name="ce27"/>
          <table:table-cell table:style-name="ce31" office:value-type="string">
            <text:p>0,Others?</text:p>
          </table:table-cell>
          <table:table-cell table:style-name="ce36" office:value-type="string">
            <text:p>Label Type (0=Group)</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23">
            <text:p>123</text:p>
          </table:table-cell>
          <table:table-cell table:style-name="ce16" office:value-type="string">
            <text:p>LabelTable</text:p>
          </table:table-cell>
          <table:table-cell table:style-name="ce19" office:value-type="string">
            <text:p>LabelValue</text:p>
          </table:table-cell>
          <table:table-cell table:style-name="ce22" office:value-type="string">
            <text:p>I</text:p>
          </table:table-cell>
          <table:table-cell table:style-name="ce27"/>
          <table:table-cell table:style-name="ce31" office:value-type="string">
            <text:p>1,2,3...</text:p>
          </table:table-cell>
          <table:table-cell table:style-name="ce36" office:value-type="string">
            <text:p>Label Value, linking to GroupID in GroupTabl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24">
            <text:p>124</text:p>
          </table:table-cell>
          <table:table-cell table:style-name="ce16" office:value-type="string">
            <text:p>LabelTable</text:p>
          </table:table-cell>
          <table:table-cell table:style-name="ce19" office:value-type="string">
            <text:p>LabelName</text:p>
          </table:table-cell>
          <table:table-cell table:style-name="ce22" office:value-type="string">
            <text:p>T,RM</text:p>
          </table:table-cell>
          <table:table-cell table:style-name="ce27"/>
          <table:table-cell table:style-name="ce31" office:value-type="string">
            <text:p>Text</text:p>
          </table:table-cell>
          <table:table-cell table:style-name="ce36" office:value-type="string">
            <text:p>Label Name, from Enter name for the group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25">
            <text:p>125</text:p>
          </table:table-cell>
          <table:table-cell table:style-name="ce16" office:value-type="string">
            <text:p>LabelTable</text:p>
          </table:table-cell>
          <table:table-cell table:style-name="ce19" office:value-type="string">
            <text:p>Description</text:p>
          </table:table-cell>
          <table:table-cell table:style-name="ce22" office:value-type="string">
            <text:p>T</text:p>
          </table:table-cell>
          <table:table-cell table:style-name="ce27"/>
          <table:table-cell table:style-name="ce31" office:value-type="string">
            <text:p>Text</text:p>
          </table:table-cell>
          <table:table-cell table:style-name="ce36" office:value-type="string">
            <text:p>Description,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26">
            <text:p>126</text:p>
          </table:table-cell>
          <table:table-cell table:style-name="ce16" office:value-type="string">
            <text:p>LabelTable</text:p>
          </table:table-cell>
          <table:table-cell table:style-name="ce20" office:value-type="string">
            <text:p>idxLabelType</text:p>
          </table:table-cell>
          <table:table-cell table:style-name="ce22" office:value-type="string">
            <text:p>X</text:p>
          </table:table-cell>
          <table:table-cell table:style-name="ce27" office:value-type="string">
            <text:p>LabelType</text:p>
          </table:table-cell>
          <table:table-cell table:style-name="ce31"/>
          <table:table-cell table:style-name="ce36"/>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28">
            <text:p>128</text:p>
          </table:table-cell>
          <table:table-cell table:style-name="ce16" office:value-type="string">
            <text:p>LinkTable</text:p>
          </table:table-cell>
          <table:table-cell table:style-name="ce19" office:value-type="string">
            <text:p>LinkID</text:p>
          </table:table-cell>
          <table:table-cell table:style-name="ce22" office:value-type="string">
            <text:p>I</text:p>
          </table:table-cell>
          <table:table-cell table:style-name="ce25" office:value-type="string">
            <text:p>PRIMARY</text:p>
          </table:table-cell>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29">
            <text:p>129</text:p>
          </table:table-cell>
          <table:table-cell table:style-name="ce16" office:value-type="string">
            <text:p>LinkTable</text:p>
          </table:table-cell>
          <table:table-cell table:style-name="ce19" office:value-type="string">
            <text:p>extSystem</text:p>
          </table:table-cell>
          <table:table-cell table:style-name="ce22" office:value-type="string">
            <text:p>I</text:p>
          </table:table-cell>
          <table:table-cell table:style-name="ce25"/>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0">
            <text:p>130</text:p>
          </table:table-cell>
          <table:table-cell table:style-name="ce16" office:value-type="string">
            <text:p>LinkTable</text:p>
          </table:table-cell>
          <table:table-cell table:style-name="ce19" office:value-type="string">
            <text:p>LinkType</text:p>
          </table:table-cell>
          <table:table-cell table:style-name="ce22" office:value-type="string">
            <text:p>I</text:p>
          </table:table-cell>
          <table:table-cell table:style-name="ce25"/>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1">
            <text:p>131</text:p>
          </table:table-cell>
          <table:table-cell table:style-name="ce16" office:value-type="string">
            <text:p>LinkTable</text:p>
          </table:table-cell>
          <table:table-cell table:style-name="ce19" office:value-type="string">
            <text:p>rmID</text:p>
          </table:table-cell>
          <table:table-cell table:style-name="ce22" office:value-type="string">
            <text:p>I</text:p>
          </table:table-cell>
          <table:table-cell table:style-name="ce25"/>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2">
            <text:p>132</text:p>
          </table:table-cell>
          <table:table-cell table:style-name="ce16" office:value-type="string">
            <text:p>LinkTable</text:p>
          </table:table-cell>
          <table:table-cell table:style-name="ce19" office:value-type="string">
            <text:p>extID</text:p>
          </table:table-cell>
          <table:table-cell table:style-name="ce22" office:value-type="string">
            <text:p>T</text:p>
          </table:table-cell>
          <table:table-cell table:style-name="ce25"/>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3">
            <text:p>133</text:p>
          </table:table-cell>
          <table:table-cell table:style-name="ce16" office:value-type="string">
            <text:p>LinkTable</text:p>
          </table:table-cell>
          <table:table-cell table:style-name="ce19" office:value-type="string">
            <text:p>Modified</text:p>
          </table:table-cell>
          <table:table-cell table:style-name="ce22" office:value-type="string">
            <text:p>I</text:p>
          </table:table-cell>
          <table:table-cell table:style-name="ce25"/>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4">
            <text:p>134</text:p>
          </table:table-cell>
          <table:table-cell table:style-name="ce16" office:value-type="string">
            <text:p>LinkTable</text:p>
          </table:table-cell>
          <table:table-cell table:style-name="ce19" office:value-type="string">
            <text:p>extVersion</text:p>
          </table:table-cell>
          <table:table-cell table:style-name="ce22" office:value-type="string">
            <text:p>T</text:p>
          </table:table-cell>
          <table:table-cell table:style-name="ce25"/>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5">
            <text:p>135</text:p>
          </table:table-cell>
          <table:table-cell table:style-name="ce16" office:value-type="string">
            <text:p>LinkTable</text:p>
          </table:table-cell>
          <table:table-cell table:style-name="ce19" office:value-type="string">
            <text:p>extDate</text:p>
          </table:table-cell>
          <table:table-cell table:style-name="ce22" office:value-type="string">
            <text:p>F</text:p>
          </table:table-cell>
          <table:table-cell table:style-name="ce25"/>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6">
            <text:p>136</text:p>
          </table:table-cell>
          <table:table-cell table:style-name="ce16" office:value-type="string">
            <text:p>LinkTable</text:p>
          </table:table-cell>
          <table:table-cell table:style-name="ce19" office:value-type="string">
            <text:p>Status</text:p>
          </table:table-cell>
          <table:table-cell table:style-name="ce22" office:value-type="string">
            <text:p>I</text:p>
          </table:table-cell>
          <table:table-cell table:style-name="ce25"/>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7">
            <text:p>137</text:p>
          </table:table-cell>
          <table:table-cell table:style-name="ce16" office:value-type="string">
            <text:p>LinkTable</text:p>
          </table:table-cell>
          <table:table-cell table:style-name="ce19" office:value-type="string">
            <text:p>Note</text:p>
          </table:table-cell>
          <table:table-cell table:style-name="ce22" office:value-type="string">
            <text:p>B</text:p>
          </table:table-cell>
          <table:table-cell table:style-name="ce25"/>
          <table:table-cell table:style-name="ce19"/>
          <table:table-cell table:style-name="ce35" office:value-type="string">
            <text:p>table currently used for nF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8">
            <text:p>138</text:p>
          </table:table-cell>
          <table:table-cell table:style-name="ce16" office:value-type="string">
            <text:p>LinkTable</text:p>
          </table:table-cell>
          <table:table-cell table:style-name="ce19" office:value-type="string">
            <text:p>idxLinkExtId</text:p>
          </table:table-cell>
          <table:table-cell table:style-name="ce22" office:value-type="string">
            <text:p>X</text:p>
          </table:table-cell>
          <table:table-cell table:style-name="ce25" office:value-type="string">
            <text:p>ext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39">
            <text:p>139</text:p>
          </table:table-cell>
          <table:table-cell table:style-name="ce16" office:value-type="string">
            <text:p>LinkTable</text:p>
          </table:table-cell>
          <table:table-cell table:style-name="ce19" office:value-type="string">
            <text:p>idxLinkRmId</text:p>
          </table:table-cell>
          <table:table-cell table:style-name="ce22" office:value-type="string">
            <text:p>X</text:p>
          </table:table-cell>
          <table:table-cell table:style-name="ce25" office:value-type="string">
            <text:p>rm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41">
            <text:p>141</text:p>
          </table:table-cell>
          <table:table-cell table:style-name="ce16" office:value-type="string">
            <text:p>MediaLinkTable</text:p>
          </table:table-cell>
          <table:table-cell table:style-name="ce19" office:value-type="string">
            <text:p>Link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Link Identification Number</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42">
            <text:p>142</text:p>
          </table:table-cell>
          <table:table-cell table:style-name="ce16" office:value-type="string">
            <text:p>MediaLinkTable</text:p>
          </table:table-cell>
          <table:table-cell table:style-name="ce19" office:value-type="string">
            <text:p>Media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Media Identification Number, linking to MediaID of MultimediaTabl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43">
            <text:p>143</text:p>
          </table:table-cell>
          <table:table-cell table:style-name="ce16" office:value-type="string">
            <text:p>MediaLinkTable</text:p>
          </table:table-cell>
          <table:table-cell table:style-name="ce19" office:value-type="string">
            <text:p>OwnerType</text:p>
          </table:table-cell>
          <table:table-cell table:style-name="ce22" office:value-type="string">
            <text:p>I</text:p>
          </table:table-cell>
          <table:table-cell table:style-name="ce25"/>
          <table:table-cell table:style-name="ce19" office:value-type="string">
            <text:p>0-5, Others?</text:p>
          </table:table-cell>
          <table:table-cell table:style-name="ce34" office:value-type="string">
            <text:p>Owner Type (0=Personal, 1=Family, 2=Event, 3=Master Source, 4=Source Details, 5=Place or Place Details)</text:p>
          </table:table-cell>
          <table:table-cell table:style-name="Default" table:number-columns-repeated="4"/>
          <table:table-cell table:style-name="ce39"/>
          <table:table-cell table:style-name="ce13"/>
          <table:table-cell table:number-columns-repeated="991"/>
        </table:table-row>
        <table:table-row table:style-name="ro8">
          <table:table-cell table:style-name="ce12" office:value-type="float" office:value="144">
            <text:p>144</text:p>
          </table:table-cell>
          <table:table-cell table:style-name="ce16" office:value-type="string">
            <text:p>MediaLinkTable</text:p>
          </table:table-cell>
          <table:table-cell table:style-name="ce19" office:value-type="string">
            <text:p>Owner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Owner Identification Number (Owner Identification Number, linking to PersonID of PersonTable for OwnerType=0, FamilyID of FamilyTable for OwnerType=1, EventID of EventTable for OwnerType=2, <text:s/>SourceID of SourceTable for OwnerType=3, CitationID of CitationTable for OwnerType=4, PlaceID of PlaceTable for OwnerType=5)</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45">
            <text:p>145</text:p>
          </table:table-cell>
          <table:table-cell table:style-name="ce16" office:value-type="string">
            <text:p>MediaLinkTable</text:p>
          </table:table-cell>
          <table:table-cell table:style-name="ce19" office:value-type="string">
            <text:p>IsPrimary</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Primary photo, from Media properties screen (0=Not Primary (unchecked), 1=Primary (check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46">
            <text:p>146</text:p>
          </table:table-cell>
          <table:table-cell table:style-name="ce16" office:value-type="string">
            <text:p>MediaLinkTable</text:p>
          </table:table-cell>
          <table:table-cell table:style-name="ce19" office:value-type="string">
            <text:p>Include1</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Include in scrapbook, from Media Properties screen (0=Do Not Include (unchecked), 1=Include (check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47">
            <text:p>147</text:p>
          </table:table-cell>
          <table:table-cell table:style-name="ce16" office:value-type="string">
            <text:p>MediaLinkTable</text:p>
          </table:table-cell>
          <table:table-cell table:style-name="ce19" office:value-type="string">
            <text:p>Include2</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48">
            <text:p>148</text:p>
          </table:table-cell>
          <table:table-cell table:style-name="ce16" office:value-type="string">
            <text:p>MediaLinkTable</text:p>
          </table:table-cell>
          <table:table-cell table:style-name="ce19" office:value-type="string">
            <text:p>Include3</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49">
            <text:p>149</text:p>
          </table:table-cell>
          <table:table-cell table:style-name="ce16" office:value-type="string">
            <text:p>MediaLinkTable</text:p>
          </table:table-cell>
          <table:table-cell table:style-name="ce19" office:value-type="string">
            <text:p>Include4</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 not currently used?</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150">
            <text:p>150</text:p>
          </table:table-cell>
          <table:table-cell table:style-name="ce16" office:value-type="string">
            <text:p>MediaLinkTable</text:p>
          </table:table-cell>
          <table:table-cell table:style-name="ce19" office:value-type="string">
            <text:p>SortOrder</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Sort Order, 0 for OwnerType=3 or 4 until Rearrange media items from Media Album screen used; otherwise, sequentially assigned (1,2,3...) as media items added to same Media Album until/unless Rearrange media items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51">
            <text:p>151</text:p>
          </table:table-cell>
          <table:table-cell table:style-name="ce16" office:value-type="string">
            <text:p>MediaLinkTable</text:p>
          </table:table-cell>
          <table:table-cell table:style-name="ce19" office:value-type="string">
            <text:p>RectLeft</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52">
            <text:p>152</text:p>
          </table:table-cell>
          <table:table-cell table:style-name="ce16" office:value-type="string">
            <text:p>MediaLinkTable</text:p>
          </table:table-cell>
          <table:table-cell table:style-name="ce19" office:value-type="string">
            <text:p>RectTop</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53">
            <text:p>153</text:p>
          </table:table-cell>
          <table:table-cell table:style-name="ce16" office:value-type="string">
            <text:p>MediaLinkTable</text:p>
          </table:table-cell>
          <table:table-cell table:style-name="ce19" office:value-type="string">
            <text:p>RectRight</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54">
            <text:p>154</text:p>
          </table:table-cell>
          <table:table-cell table:style-name="ce16" office:value-type="string">
            <text:p>MediaLinkTable</text:p>
          </table:table-cell>
          <table:table-cell table:style-name="ce19" office:value-type="string">
            <text:p>RectBottom</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55">
            <text:p>155</text:p>
          </table:table-cell>
          <table:table-cell table:style-name="ce16" office:value-type="string">
            <text:p>MediaLinkTable</text:p>
          </table:table-cell>
          <table:table-cell table:style-name="ce19" office:value-type="string">
            <text:p>Note</text:p>
          </table:table-cell>
          <table:table-cell table:style-name="ce22" office:value-type="string">
            <text:p>T</text:p>
          </table:table-cell>
          <table:table-cell table:style-name="ce25"/>
          <table:table-cell table:style-name="ce19" office:value-type="string">
            <text:p>Null</text:p>
          </table:table-cell>
          <table:table-cell table:style-name="ce34" office:value-type="string">
            <text:p>Note,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56">
            <text:p>156</text:p>
          </table:table-cell>
          <table:table-cell table:style-name="ce16" office:value-type="string">
            <text:p>MediaLinkTable</text:p>
          </table:table-cell>
          <table:table-cell table:style-name="ce19" office:value-type="string">
            <text:p>Caption</text:p>
          </table:table-cell>
          <table:table-cell table:style-name="ce22" office:value-type="string">
            <text:p>T,RM</text:p>
          </table:table-cell>
          <table:table-cell table:style-name="ce25"/>
          <table:table-cell table:style-name="ce19" office:value-type="string">
            <text:p>Text</text:p>
          </table:table-cell>
          <table:table-cell table:style-name="ce34" office:value-type="string">
            <text:p>Caption, from Media Properties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57">
            <text:p>157</text:p>
          </table:table-cell>
          <table:table-cell table:style-name="ce16" office:value-type="string">
            <text:p>MediaLinkTable</text:p>
          </table:table-cell>
          <table:table-cell table:style-name="ce19" office:value-type="string">
            <text:p>RefNumber</text:p>
          </table:table-cell>
          <table:table-cell table:style-name="ce22" office:value-type="string">
            <text:p>T,RM</text:p>
          </table:table-cell>
          <table:table-cell table:style-name="ce25"/>
          <table:table-cell table:style-name="ce19" office:value-type="string">
            <text:p>Text</text:p>
          </table:table-cell>
          <table:table-cell table:style-name="ce34" office:value-type="string">
            <text:p>Reference Number, from Media Properties screen</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58">
            <text:p>158</text:p>
          </table:table-cell>
          <table:table-cell table:style-name="ce16" office:value-type="string">
            <text:p>MediaLinkTable</text:p>
          </table:table-cell>
          <table:table-cell table:style-name="ce19" office:value-type="string">
            <text:p>Date</text:p>
          </table:table-cell>
          <table:table-cell table:style-name="ce22" office:value-type="string">
            <text:p>T</text:p>
          </table:table-cell>
          <table:table-cell table:style-name="ce25"/>
          <table:table-cell table:style-name="ce19" office:value-type="string">
            <text:p>Position coded string or free text</text:p>
          </table:table-cell>
          <table:table-cell table:style-name="ce34" office:value-type="string">
            <text:p>Date, from Media Properties screen [See Date sheet for additional details.]</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59">
            <text:p>159</text:p>
          </table:table-cell>
          <table:table-cell table:style-name="ce16" office:value-type="string">
            <text:p>MediaLinkTable</text:p>
          </table:table-cell>
          <table:table-cell table:style-name="ce19" office:value-type="string">
            <text:p>SortDate</text:p>
          </table:table-cell>
          <table:table-cell table:style-name="ce22" office:value-type="string">
            <text:p>I</text:p>
          </table:table-cell>
          <table:table-cell table:style-name="ce25"/>
          <table:table-cell table:style-name="ce19" office:value-type="string">
            <text:p>19 digits</text:p>
          </table:table-cell>
          <table:table-cell table:style-name="ce34" office:value-type="string">
            <text:p>Sort Date (unclear as to on what field based, but 9223372036854775807 if Date not enter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60">
            <text:p>160</text:p>
          </table:table-cell>
          <table:table-cell table:style-name="ce16" office:value-type="string">
            <text:p>MediaLinkTable</text:p>
          </table:table-cell>
          <table:table-cell table:style-name="ce19" office:value-type="string">
            <text:p>Description</text:p>
          </table:table-cell>
          <table:table-cell table:style-name="ce22" office:value-type="string">
            <text:p>B</text:p>
          </table:table-cell>
          <table:table-cell table:style-name="ce25"/>
          <table:table-cell table:style-name="ce19" office:value-type="string">
            <text:p>Text</text:p>
          </table:table-cell>
          <table:table-cell table:style-name="ce34" office:value-type="string">
            <text:p>Description, from Media Properties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61">
            <text:p>161</text:p>
          </table:table-cell>
          <table:table-cell table:style-name="ce16" office:value-type="string">
            <text:p>MediaLinkTable</text:p>
          </table:table-cell>
          <table:table-cell table:style-name="ce19" office:value-type="string">
            <text:p>idxMediaOwnerID</text:p>
          </table:table-cell>
          <table:table-cell table:style-name="ce22" office:value-type="string">
            <text:p>X</text:p>
          </table:table-cell>
          <table:table-cell table:style-name="ce25" office:value-type="string">
            <text:p>Owner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62">
            <text:p>162</text:p>
          </table:table-cell>
          <table:table-cell table:style-name="ce16" office:value-type="string">
            <text:p>MediaLinkTable</text:p>
          </table:table-cell>
          <table:table-cell table:style-name="ce19" office:value-type="string">
            <text:p>idxMediaCaption</text:p>
          </table:table-cell>
          <table:table-cell table:style-name="ce22" office:value-type="string">
            <text:p>X</text:p>
          </table:table-cell>
          <table:table-cell table:style-name="ce25" office:value-type="string">
            <text:p>Caption</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64">
            <text:p>164</text:p>
          </table:table-cell>
          <table:table-cell table:style-name="ce16" office:value-type="string">
            <text:p>MultimediaTable</text:p>
          </table:table-cell>
          <table:table-cell table:style-name="ce19" office:value-type="string">
            <text:p>MediaID</text:p>
          </table:table-cell>
          <table:table-cell table:style-name="ce22" office:value-type="string">
            <text:p>I</text:p>
          </table:table-cell>
          <table:table-cell table:style-name="ce27" office:value-type="string">
            <text:p>PRIMARY</text:p>
          </table:table-cell>
          <table:table-cell table:style-name="ce31" office:value-type="string">
            <text:p>1,2,3...</text:p>
          </table:table-cell>
          <table:table-cell table:style-name="ce36" office:value-type="string">
            <text:p>Media Identification Number</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65">
            <text:p>165</text:p>
          </table:table-cell>
          <table:table-cell table:style-name="ce16" office:value-type="string">
            <text:p>MultimediaTable</text:p>
          </table:table-cell>
          <table:table-cell table:style-name="ce19" office:value-type="string">
            <text:p>MediaType</text:p>
          </table:table-cell>
          <table:table-cell table:style-name="ce22" office:value-type="string">
            <text:p>I</text:p>
          </table:table-cell>
          <table:table-cell table:style-name="ce27"/>
          <table:table-cell table:style-name="ce31" office:value-type="string">
            <text:p>1-4</text:p>
          </table:table-cell>
          <table:table-cell table:style-name="ce36" office:value-type="string">
            <text:p>Media Type, from Add Media Item screen (1=Image, 2=File, 3=Sound, 4=Video)</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66">
            <text:p>166</text:p>
          </table:table-cell>
          <table:table-cell table:style-name="ce16" office:value-type="string">
            <text:p>MultimediaTable</text:p>
          </table:table-cell>
          <table:table-cell table:style-name="ce19" office:value-type="string">
            <text:p>MediaPath</text:p>
          </table:table-cell>
          <table:table-cell table:style-name="ce22" office:value-type="string">
            <text:p>T</text:p>
          </table:table-cell>
          <table:table-cell table:style-name="ce27"/>
          <table:table-cell table:style-name="ce31" office:value-type="string">
            <text:p>drive:\folder(s)\</text:p>
          </table:table-cell>
          <table:table-cell table:style-name="ce36" office:value-type="string">
            <text:p>Media Path, from Media location on Disk in Add Media Item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67">
            <text:p>167</text:p>
          </table:table-cell>
          <table:table-cell table:style-name="ce16" office:value-type="string">
            <text:p>MultimediaTable</text:p>
          </table:table-cell>
          <table:table-cell table:style-name="ce19" office:value-type="string">
            <text:p>MediaFile</text:p>
          </table:table-cell>
          <table:table-cell table:style-name="ce22" office:value-type="string">
            <text:p>T</text:p>
          </table:table-cell>
          <table:table-cell table:style-name="ce27"/>
          <table:table-cell table:style-name="ce31" office:value-type="string">
            <text:p>file.extension</text:p>
          </table:table-cell>
          <table:table-cell table:style-name="ce36" office:value-type="string">
            <text:p>Media File, from Media location on Disk in Add Media Item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68">
            <text:p>168</text:p>
          </table:table-cell>
          <table:table-cell table:style-name="ce16" office:value-type="string">
            <text:p>MultimediaTable</text:p>
          </table:table-cell>
          <table:table-cell table:style-name="ce19" office:value-type="string">
            <text:p>URL</text:p>
          </table:table-cell>
          <table:table-cell table:style-name="ce22" office:value-type="string">
            <text:p>T</text:p>
          </table:table-cell>
          <table:table-cell table:style-name="ce27"/>
          <table:table-cell table:style-name="ce31" office:value-type="string">
            <text:p>Null</text:p>
          </table:table-cell>
          <table:table-cell table:style-name="ce36" office:value-type="string">
            <text:p>URL,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69">
            <text:p>169</text:p>
          </table:table-cell>
          <table:table-cell table:style-name="ce16" office:value-type="string">
            <text:p>MultimediaTable</text:p>
          </table:table-cell>
          <table:table-cell table:style-name="ce19" office:value-type="string">
            <text:p>Thumbnail</text:p>
          </table:table-cell>
          <table:table-cell table:style-name="ce22" office:value-type="string">
            <text:p>B</text:p>
          </table:table-cell>
          <table:table-cell table:style-name="ce27"/>
          <table:table-cell table:style-name="ce31" office:value-type="string">
            <text:p>Thumbnail image</text:p>
          </table:table-cell>
          <table:table-cell table:style-name="ce36" office:value-type="string">
            <text:p>Thumbnail</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70">
            <text:p>170</text:p>
          </table:table-cell>
          <table:table-cell table:style-name="ce16" office:value-type="string">
            <text:p>MultimediaTable</text:p>
          </table:table-cell>
          <table:table-cell table:style-name="ce20" office:value-type="string">
            <text:p>idxMediaFile</text:p>
          </table:table-cell>
          <table:table-cell table:style-name="ce22" office:value-type="string">
            <text:p>X</text:p>
          </table:table-cell>
          <table:table-cell table:style-name="ce27" office:value-type="string">
            <text:p>MediaFile</text:p>
          </table:table-cell>
          <table:table-cell table:style-name="ce31"/>
          <table:table-cell table:style-name="ce36"/>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71">
            <text:p>171</text:p>
          </table:table-cell>
          <table:table-cell table:style-name="ce16" office:value-type="string">
            <text:p>MultimediaTable</text:p>
          </table:table-cell>
          <table:table-cell table:style-name="ce20" office:value-type="string">
            <text:p>idxMediaURL</text:p>
          </table:table-cell>
          <table:table-cell table:style-name="ce22" office:value-type="string">
            <text:p>X</text:p>
          </table:table-cell>
          <table:table-cell table:style-name="ce27" office:value-type="string">
            <text:p>MediaURL</text:p>
          </table:table-cell>
          <table:table-cell table:style-name="ce31"/>
          <table:table-cell table:style-name="ce36"/>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73">
            <text:p>173</text:p>
          </table:table-cell>
          <table:table-cell table:style-name="ce16" office:value-type="string">
            <text:p>NameTable</text:p>
          </table:table-cell>
          <table:table-cell table:style-name="ce20" office:value-type="string">
            <text:p>NameID</text:p>
          </table:table-cell>
          <table:table-cell table:style-name="ce22" office:value-type="string">
            <text:p>I</text:p>
          </table:table-cell>
          <table:table-cell table:style-name="ce27" office:value-type="string">
            <text:p>PRIMARY</text:p>
          </table:table-cell>
          <table:table-cell table:style-name="ce31" office:value-type="string">
            <text:p>1,2,3...</text:p>
          </table:table-cell>
          <table:table-cell table:style-name="ce36" office:value-type="string">
            <text:p>Record Identification Number, unique. PersonTable.PersonID relates to NameID or to OwnerID. </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74">
            <text:p>174</text:p>
          </table:table-cell>
          <table:table-cell table:style-name="ce16" office:value-type="string">
            <text:p>NameTable</text:p>
          </table:table-cell>
          <table:table-cell table:style-name="ce20" office:value-type="string">
            <text:p>OwnerID</text:p>
          </table:table-cell>
          <table:table-cell table:style-name="ce22" office:value-type="string">
            <text:p>I</text:p>
          </table:table-cell>
          <table:table-cell table:style-name="ce27"/>
          <table:table-cell table:style-name="ce31" office:value-type="string">
            <text:p>1,2,3...</text:p>
          </table:table-cell>
          <table:table-cell table:style-name="ce36" office:value-type="string">
            <text:p>NameID of owner of name, thus 1 OwnerID can have multiple NameID's for Alternate Names.</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75">
            <text:p>175</text:p>
          </table:table-cell>
          <table:table-cell table:style-name="ce16" office:value-type="string">
            <text:p>NameTable</text:p>
          </table:table-cell>
          <table:table-cell table:style-name="ce20" office:value-type="string">
            <text:p>Surname</text:p>
          </table:table-cell>
          <table:table-cell table:style-name="ce22" office:value-type="string">
            <text:p>T,RM</text:p>
          </table:table-cell>
          <table:table-cell table:style-name="ce27"/>
          <table:table-cell table:style-name="ce31" office:value-type="string">
            <text:p>freeform text</text:p>
          </table:table-cell>
          <table:table-cell table:style-name="ce36" office:value-type="string">
            <text:p>Surnam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76">
            <text:p>176</text:p>
          </table:table-cell>
          <table:table-cell table:style-name="ce16" office:value-type="string">
            <text:p>NameTable</text:p>
          </table:table-cell>
          <table:table-cell table:style-name="ce20" office:value-type="string">
            <text:p>Given</text:p>
          </table:table-cell>
          <table:table-cell table:style-name="ce22" office:value-type="string">
            <text:p>T,RM</text:p>
          </table:table-cell>
          <table:table-cell table:style-name="ce27"/>
          <table:table-cell table:style-name="ce31" office:value-type="string">
            <text:p>freeform text</text:p>
          </table:table-cell>
          <table:table-cell table:style-name="ce36" office:value-type="string">
            <text:p>Given nam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77">
            <text:p>177</text:p>
          </table:table-cell>
          <table:table-cell table:style-name="ce16" office:value-type="string">
            <text:p>NameTable</text:p>
          </table:table-cell>
          <table:table-cell table:style-name="ce20" office:value-type="string">
            <text:p>Prefix</text:p>
          </table:table-cell>
          <table:table-cell table:style-name="ce22" office:value-type="string">
            <text:p>T,RM</text:p>
          </table:table-cell>
          <table:table-cell table:style-name="ce27"/>
          <table:table-cell table:style-name="ce31" office:value-type="string">
            <text:p>freeform text</text:p>
          </table:table-cell>
          <table:table-cell table:style-name="ce36" office:value-type="string">
            <text:p>Name prefix, e.g., Dr., Rev., Lord, Lady...</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78">
            <text:p>178</text:p>
          </table:table-cell>
          <table:table-cell table:style-name="ce16" office:value-type="string">
            <text:p>NameTable</text:p>
          </table:table-cell>
          <table:table-cell table:style-name="ce20" office:value-type="string">
            <text:p>Suffix</text:p>
          </table:table-cell>
          <table:table-cell table:style-name="ce22" office:value-type="string">
            <text:p>T,RM</text:p>
          </table:table-cell>
          <table:table-cell table:style-name="ce27"/>
          <table:table-cell table:style-name="ce31" office:value-type="string">
            <text:p>freeform text</text:p>
          </table:table-cell>
          <table:table-cell table:style-name="ce36" office:value-type="string">
            <text:p>Name suffix, e.g., Jr., Sr., III, ...</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79">
            <text:p>179</text:p>
          </table:table-cell>
          <table:table-cell table:style-name="ce16" office:value-type="string">
            <text:p>NameTable</text:p>
          </table:table-cell>
          <table:table-cell table:style-name="ce20" office:value-type="string">
            <text:p>Nickname</text:p>
          </table:table-cell>
          <table:table-cell table:style-name="ce22" office:value-type="string">
            <text:p>T,RM</text:p>
          </table:table-cell>
          <table:table-cell table:style-name="ce27"/>
          <table:table-cell table:style-name="ce31" office:value-type="string">
            <text:p>freeform text</text:p>
          </table:table-cell>
          <table:table-cell table:style-name="ce36" office:value-type="string">
            <text:p>Nickname</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180">
            <text:p>180</text:p>
          </table:table-cell>
          <table:table-cell table:style-name="ce16" office:value-type="string">
            <text:p>NameTable</text:p>
          </table:table-cell>
          <table:table-cell table:style-name="ce20" office:value-type="string">
            <text:p>NameType</text:p>
          </table:table-cell>
          <table:table-cell table:style-name="ce22" office:value-type="string">
            <text:p>I</text:p>
          </table:table-cell>
          <table:table-cell table:style-name="ce27"/>
          <table:table-cell table:style-name="ce31" office:value-type="string">
            <text:p>0,1,2,...</text:p>
          </table:table-cell>
          <table:table-cell table:style-name="ce36" office:value-type="string">
            <text:p>0 if the first name assigned to person; if Alternate Name, 0-7 corresponding to Edit Person Alternate Name Fact edit screen Name Type listbox list null|AKA|Birth|Immigrant|Maiden|Married|Nickname|Other spelling. </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81">
            <text:p>181</text:p>
          </table:table-cell>
          <table:table-cell table:style-name="ce16" office:value-type="string">
            <text:p>NameTable</text:p>
          </table:table-cell>
          <table:table-cell table:style-name="ce20" office:value-type="string">
            <text:p>Date</text:p>
          </table:table-cell>
          <table:table-cell table:style-name="ce22" office:value-type="string">
            <text:p>T</text:p>
          </table:table-cell>
          <table:table-cell table:style-name="ce27"/>
          <table:table-cell table:style-name="ce31" office:value-type="string">
            <text:p>Position coded string or free text</text:p>
          </table:table-cell>
          <table:table-cell table:style-name="ce37" office:value-type="string">
            <text:p>Date information from Alternate Name fact. [See Date sheet for additional details.]</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182">
            <text:p>182</text:p>
          </table:table-cell>
          <table:table-cell table:style-name="ce16" office:value-type="string">
            <text:p>NameTable</text:p>
          </table:table-cell>
          <table:table-cell table:style-name="ce20" office:value-type="string">
            <text:p>SortDate</text:p>
          </table:table-cell>
          <table:table-cell table:style-name="ce22" office:value-type="string">
            <text:p>I</text:p>
          </table:table-cell>
          <table:table-cell table:style-name="ce27"/>
          <table:table-cell table:style-name="ce31" office:value-type="string">
            <text:p>19 digits</text:p>
          </table:table-cell>
          <table:table-cell table:style-name="ce36" office:value-type="string">
            <text:p>Number representing a user entered date in the Sort Date field of the Edit Person Alternate Name Fact edit screen that forces an event into a position relative to other events in lists sorted on the Date field. Default = 9223372036854775807</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83">
            <text:p>183</text:p>
          </table:table-cell>
          <table:table-cell table:style-name="ce16" office:value-type="string">
            <text:p>NameTable</text:p>
          </table:table-cell>
          <table:table-cell table:style-name="ce20" office:value-type="string">
            <text:p>IsPrimary</text:p>
          </table:table-cell>
          <table:table-cell table:style-name="ce22" office:value-type="string">
            <text:p>I</text:p>
          </table:table-cell>
          <table:table-cell table:style-name="ce27"/>
          <table:table-cell table:style-name="ce31" office:value-type="string">
            <text:p>0,1</text:p>
          </table:table-cell>
          <table:table-cell table:style-name="ce36" office:value-type="string">
            <text:p>1 if the first name assigned to person; 0 if Alternate Name. </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184">
            <text:p>184</text:p>
          </table:table-cell>
          <table:table-cell table:style-name="ce16" office:value-type="string">
            <text:p>NameTable</text:p>
          </table:table-cell>
          <table:table-cell table:style-name="ce20" office:value-type="string">
            <text:p>IsPrivate</text:p>
          </table:table-cell>
          <table:table-cell table:style-name="ce22" office:value-type="string">
            <text:p>I</text:p>
          </table:table-cell>
          <table:table-cell table:style-name="ce27"/>
          <table:table-cell table:style-name="ce31" office:value-type="string">
            <text:p>0,1</text:p>
          </table:table-cell>
          <table:table-cell table:style-name="ce36" office:value-type="string">
            <text:p>0-default; 1 if checkbox Private checked in Edit Person Alternate Name Fact edit pane. Used to optionally suppress from reports events that are considered “privat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85">
            <text:p>185</text:p>
          </table:table-cell>
          <table:table-cell table:style-name="ce16" office:value-type="string">
            <text:p>NameTable</text:p>
          </table:table-cell>
          <table:table-cell table:style-name="ce20" office:value-type="string">
            <text:p>Proof</text:p>
          </table:table-cell>
          <table:table-cell table:style-name="ce22" office:value-type="string">
            <text:p>I</text:p>
          </table:table-cell>
          <table:table-cell table:style-name="ce27"/>
          <table:table-cell table:style-name="ce31" office:value-type="string">
            <text:p>0,1,2,3</text:p>
          </table:table-cell>
          <table:table-cell table:style-name="ce36" office:value-type="string">
            <text:p>Set by Proof listbox in Edit Person Alternate Name Fact edit pane. 0-blank, 1-Proven, 2-Disproven, 3-Disputed; default=0.</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86">
            <text:p>186</text:p>
          </table:table-cell>
          <table:table-cell table:style-name="ce16" office:value-type="string">
            <text:p>NameTable</text:p>
          </table:table-cell>
          <table:table-cell table:style-name="ce20" office:value-type="string">
            <text:p>EditDate</text:p>
          </table:table-cell>
          <table:table-cell table:style-name="ce22" office:value-type="string">
            <text:p>F</text:p>
          </table:table-cell>
          <table:table-cell table:style-name="ce27"/>
          <table:table-cell table:style-name="ce31" office:value-type="string">
            <text:p>0</text:p>
          </table:table-cell>
          <table:table-cell table:style-name="ce36" office:value-type="string">
            <text:p>Unused?</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187">
            <text:p>187</text:p>
          </table:table-cell>
          <table:table-cell table:style-name="ce16" office:value-type="string">
            <text:p>NameTable</text:p>
          </table:table-cell>
          <table:table-cell table:style-name="ce20" office:value-type="string">
            <text:p>Sentence</text:p>
          </table:table-cell>
          <table:table-cell table:style-name="ce22" office:value-type="string">
            <text:p>B</text:p>
          </table:table-cell>
          <table:table-cell table:style-name="ce27"/>
          <table:table-cell table:style-name="ce31" office:value-type="string">
            <text:p>Text in Sentence Template Language format</text:p>
          </table:table-cell>
          <table:table-cell table:style-name="ce36" office:value-type="string">
            <text:p>Customized sentence template for this Alternate Name, entered in Edit Person Alternate Name Customize Sentence window.</text:p>
          </table:table-cell>
          <table:table-cell table:style-name="Default" table:number-columns-repeated="4"/>
          <table:table-cell table:style-name="ce39"/>
          <table:table-cell table:style-name="ce13"/>
          <table:table-cell table:number-columns-repeated="991"/>
        </table:table-row>
        <table:table-row table:style-name="ro8">
          <table:table-cell table:style-name="ce12" office:value-type="float" office:value="188">
            <text:p>188</text:p>
          </table:table-cell>
          <table:table-cell table:style-name="ce16" office:value-type="string">
            <text:p>NameTable</text:p>
          </table:table-cell>
          <table:table-cell table:style-name="ce20" office:value-type="string">
            <text:p>Note</text:p>
          </table:table-cell>
          <table:table-cell table:style-name="ce22" office:value-type="string">
            <text:p>B</text:p>
          </table:table-cell>
          <table:table-cell table:style-name="ce27"/>
          <table:table-cell table:style-name="ce31" office:value-type="string">
            <text:p>Text with basic formatting tags</text:p>
          </table:table-cell>
          <table:table-cell table:style-name="ce36" office:value-type="string">
            <text:p>At least two sources:</text:p>
            <text:p><text:s/>1. If Alternate Name, from the Notes Editor under the fact Alternate Name &gt; Details.</text:p>
            <text:p><text:s/>2. If primary name, holds <text:s/>the contents of a Note structure embedded in the imported GEDCOM record for INDIVIDUAL instead of in the NOTE record. Not visible in RM4 app?</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89">
            <text:p>189</text:p>
          </table:table-cell>
          <table:table-cell table:style-name="ce16" office:value-type="string">
            <text:p>NameTable</text:p>
          </table:table-cell>
          <table:table-cell table:style-name="ce20" office:value-type="string">
            <text:p>BirthYear</text:p>
          </table:table-cell>
          <table:table-cell table:style-name="ce22" office:value-type="string">
            <text:p>I</text:p>
          </table:table-cell>
          <table:table-cell table:style-name="ce27"/>
          <table:table-cell table:style-name="ce31" office:value-type="string">
            <text:p>0 or yyyy</text:p>
          </table:table-cell>
          <table:table-cell table:style-name="ce36" office:value-type="string">
            <text:p>Year extracted from EventTable.Date for Birth FactType for Person, if Primary Name or Alternate Nam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90">
            <text:p>190</text:p>
          </table:table-cell>
          <table:table-cell table:style-name="ce16" office:value-type="string">
            <text:p>NameTable</text:p>
          </table:table-cell>
          <table:table-cell table:style-name="ce20" office:value-type="string">
            <text:p>DeathYear</text:p>
          </table:table-cell>
          <table:table-cell table:style-name="ce22" office:value-type="string">
            <text:p>I</text:p>
          </table:table-cell>
          <table:table-cell table:style-name="ce27"/>
          <table:table-cell table:style-name="ce31" office:value-type="string">
            <text:p>0 or yyyy</text:p>
          </table:table-cell>
          <table:table-cell table:style-name="ce36" office:value-type="string">
            <text:p>Year extracted from EventTable.Date for Death FactType for Person, if Primary Name or Alternate Nam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91">
            <text:p>191</text:p>
          </table:table-cell>
          <table:table-cell table:style-name="ce16" office:value-type="string">
            <text:p>NameTable</text:p>
          </table:table-cell>
          <table:table-cell table:style-name="ce20" office:value-type="string">
            <text:p>idxNamePrimary</text:p>
          </table:table-cell>
          <table:table-cell table:style-name="ce22" office:value-type="string">
            <text:p>X</text:p>
          </table:table-cell>
          <table:table-cell table:style-name="ce27" office:value-type="string">
            <text:p>IsPrimary</text:p>
          </table:table-cell>
          <table:table-cell table:style-name="ce31"/>
          <table:table-cell table:style-name="ce36"/>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192">
            <text:p>192</text:p>
          </table:table-cell>
          <table:table-cell table:style-name="ce16" office:value-type="string">
            <text:p>NameTable</text:p>
          </table:table-cell>
          <table:table-cell table:style-name="ce20" office:value-type="string">
            <text:p>idxSurnameGiven</text:p>
          </table:table-cell>
          <table:table-cell table:style-name="ce22" office:value-type="string">
            <text:p>X</text:p>
          </table:table-cell>
          <table:table-cell table:style-name="ce27" office:value-type="string">
            <text:p>Surname, </text:p>
            <text:p>Given, </text:p>
            <text:p>BirthYear, </text:p>
            <text:p>DeathYear</text:p>
          </table:table-cell>
          <table:table-cell table:style-name="ce31"/>
          <table:table-cell table:style-name="ce36"/>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93">
            <text:p>193</text:p>
          </table:table-cell>
          <table:table-cell table:style-name="ce16" office:value-type="string">
            <text:p>NameTable</text:p>
          </table:table-cell>
          <table:table-cell table:style-name="ce20" office:value-type="string">
            <text:p>idxGiven</text:p>
          </table:table-cell>
          <table:table-cell table:style-name="ce22" office:value-type="string">
            <text:p>X</text:p>
          </table:table-cell>
          <table:table-cell table:style-name="ce27" office:value-type="string">
            <text:p>Given</text:p>
          </table:table-cell>
          <table:table-cell table:style-name="ce31"/>
          <table:table-cell table:style-name="ce36"/>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94">
            <text:p>194</text:p>
          </table:table-cell>
          <table:table-cell table:style-name="ce16" office:value-type="string">
            <text:p>NameTable</text:p>
          </table:table-cell>
          <table:table-cell table:style-name="ce20" office:value-type="string">
            <text:p>idxSurname</text:p>
          </table:table-cell>
          <table:table-cell table:style-name="ce22" office:value-type="string">
            <text:p>X</text:p>
          </table:table-cell>
          <table:table-cell table:style-name="ce27" office:value-type="string">
            <text:p>Surname</text:p>
          </table:table-cell>
          <table:table-cell table:style-name="ce31"/>
          <table:table-cell table:style-name="ce36"/>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95">
            <text:p>195</text:p>
          </table:table-cell>
          <table:table-cell table:style-name="ce16" office:value-type="string">
            <text:p>NameTable</text:p>
          </table:table-cell>
          <table:table-cell table:style-name="ce20" office:value-type="string">
            <text:p>idxNameOwnerID</text:p>
          </table:table-cell>
          <table:table-cell table:style-name="ce22" office:value-type="string">
            <text:p>X</text:p>
          </table:table-cell>
          <table:table-cell table:style-name="ce27" office:value-type="string">
            <text:p>OwnerID</text:p>
          </table:table-cell>
          <table:table-cell table:style-name="ce31"/>
          <table:table-cell table:style-name="ce36"/>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197">
            <text:p>197</text:p>
          </table:table-cell>
          <table:table-cell table:style-name="ce16" office:value-type="string">
            <text:p>PersonTable</text:p>
          </table:table-cell>
          <table:table-cell table:style-name="ce19" office:value-type="string">
            <text:p>Person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Person Identification Number</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98">
            <text:p>198</text:p>
          </table:table-cell>
          <table:table-cell table:style-name="ce16" office:value-type="string">
            <text:p>PersonTable</text:p>
          </table:table-cell>
          <table:table-cell table:style-name="ce19" office:value-type="string">
            <text:p>UniqueID</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Unique Identification Number, unique number assigned to person [unclear as of yet how determin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199">
            <text:p>199</text:p>
          </table:table-cell>
          <table:table-cell table:style-name="ce16" office:value-type="string">
            <text:p>PersonTable</text:p>
          </table:table-cell>
          <table:table-cell table:style-name="ce19" office:value-type="string">
            <text:p>Sex</text:p>
          </table:table-cell>
          <table:table-cell table:style-name="ce22" office:value-type="string">
            <text:p>I</text:p>
          </table:table-cell>
          <table:table-cell table:style-name="ce25"/>
          <table:table-cell table:style-name="ce19" office:value-type="string">
            <text:p>0-2</text:p>
          </table:table-cell>
          <table:table-cell table:style-name="ce34" office:value-type="string">
            <text:p>Sex, from Edit Person screen (0 = Male, 1 = Female, 2 = Unknown)</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00">
            <text:p>200</text:p>
          </table:table-cell>
          <table:table-cell table:style-name="ce16" office:value-type="string">
            <text:p>PersonTable</text:p>
          </table:table-cell>
          <table:table-cell table:style-name="ce19" office:value-type="string">
            <text:p>EditDate</text:p>
          </table:table-cell>
          <table:table-cell table:style-name="ce22" office:value-type="string">
            <text:p>F</text:p>
          </table:table-cell>
          <table:table-cell table:style-name="ce25"/>
          <table:table-cell table:style-name="ce19" office:value-type="string">
            <text:p>1,2,3...</text:p>
          </table:table-cell>
          <table:table-cell table:style-name="ce34" office:value-type="string">
            <text:p>Date Last Edited, from Edit Person screen (number of days from 12/31/1899; 1 = 1/1/1900, 36526 = 1/1/2000, etc)</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01">
            <text:p>201</text:p>
          </table:table-cell>
          <table:table-cell table:style-name="ce16" office:value-type="string">
            <text:p>PersonTable</text:p>
          </table:table-cell>
          <table:table-cell table:style-name="ce19" office:value-type="string">
            <text:p>Parent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Parent Identification Number, linking to FamilyID of FamilyTable, (0 if no parents) [MRIN of one set of parents, possibly last active in Pedigree view or when selected via Parents Status Bar, others?]</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02">
            <text:p>202</text:p>
          </table:table-cell>
          <table:table-cell table:style-name="ce16" office:value-type="string">
            <text:p>PersonTable</text:p>
          </table:table-cell>
          <table:table-cell table:style-name="ce19" office:value-type="string">
            <text:p>Spouse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Spouse Identification Number, linking to FamilyID of FamilyTable, (0 if no spouse) [MRIN with one of spouses, possibly last active in Pedigree view or when selected via Spouses Status Bar, others?]</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03">
            <text:p>203</text:p>
          </table:table-cell>
          <table:table-cell table:style-name="ce16" office:value-type="string">
            <text:p>PersonTable</text:p>
          </table:table-cell>
          <table:table-cell table:style-name="ce19" office:value-type="string">
            <text:p>Color</text:p>
          </table:table-cell>
          <table:table-cell table:style-name="ce22" office:value-type="string">
            <text:p>I</text:p>
          </table:table-cell>
          <table:table-cell table:style-name="ce25"/>
          <table:table-cell table:style-name="ce19" office:value-type="string">
            <text:p>0-14</text:p>
          </table:table-cell>
          <table:table-cell table:style-name="ce34" office:value-type="string">
            <text:p>Set Color, from Color Coding screen ( 0 = None, <text:s/>1 = Red, <text:s/>2 = Lime, <text:s/>3 = Blue, <text:s/>4 = Fuschia, <text:s/>5 = Yellow, <text:s/>6 = Aqua, <text:s/>7 = Silver, <text:s/>8 = Maroon, <text:s/>9 = Green, 10 = Navy, 11 = Purple, 12 = Brown, 13 = Teal, 14 = Gray)</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04">
            <text:p>204</text:p>
          </table:table-cell>
          <table:table-cell table:style-name="ce16" office:value-type="string">
            <text:p>PersonTable</text:p>
          </table:table-cell>
          <table:table-cell table:style-name="ce19" office:value-type="string">
            <text:p>Relate1</text:p>
          </table:table-cell>
          <table:table-cell table:style-name="ce22" office:value-type="string">
            <text:p>I</text:p>
          </table:table-cell>
          <table:table-cell table:style-name="ce25"/>
          <table:table-cell table:style-name="ce19" office:value-type="string">
            <text:p>0,1,2,...</text:p>
          </table:table-cell>
          <table:table-cell table:style-name="ce35" office:value-type="string">
            <text:p>Relatiionship1, number of generations from person to ancestor in common with person chosen via Tools &gt; Set Relationships (See Relationship1&amp;2 sheet for exceptions and further explanation)</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05">
            <text:p>205</text:p>
          </table:table-cell>
          <table:table-cell table:style-name="ce16" office:value-type="string">
            <text:p>PersonTable</text:p>
          </table:table-cell>
          <table:table-cell table:style-name="ce19" office:value-type="string">
            <text:p>Relate2</text:p>
          </table:table-cell>
          <table:table-cell table:style-name="ce22" office:value-type="string">
            <text:p>I</text:p>
          </table:table-cell>
          <table:table-cell table:style-name="ce25"/>
          <table:table-cell table:style-name="ce19" office:value-type="string">
            <text:p>0,1,2,...</text:p>
          </table:table-cell>
          <table:table-cell table:style-name="ce35" office:value-type="string">
            <text:p>Relationship2, number of generations from person chosen via Tools &gt; Set Relationships to ancestor in common with person (See Relationship1&amp;2 sheet for exceptions and further explanatio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06">
            <text:p>206</text:p>
          </table:table-cell>
          <table:table-cell table:style-name="ce16" office:value-type="string">
            <text:p>PersonTable</text:p>
          </table:table-cell>
          <table:table-cell table:style-name="ce19" office:value-type="string">
            <text:p>Flags</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07">
            <text:p>207</text:p>
          </table:table-cell>
          <table:table-cell table:style-name="ce16" office:value-type="string">
            <text:p>PersonTable</text:p>
          </table:table-cell>
          <table:table-cell table:style-name="ce19" office:value-type="string">
            <text:p>Living</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Living, from Edit Person screen (0 = Deceased, 1 = Living)</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08">
            <text:p>208</text:p>
          </table:table-cell>
          <table:table-cell table:style-name="ce16" office:value-type="string">
            <text:p>PersonTable</text:p>
          </table:table-cell>
          <table:table-cell table:style-name="ce19" office:value-type="string">
            <text:p>IsPrivate</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09">
            <text:p>209</text:p>
          </table:table-cell>
          <table:table-cell table:style-name="ce16" office:value-type="string">
            <text:p>PersonTable</text:p>
          </table:table-cell>
          <table:table-cell table:style-name="ce19" office:value-type="string">
            <text:p>Proof</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not currently us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10">
            <text:p>210</text:p>
          </table:table-cell>
          <table:table-cell table:style-name="ce16" office:value-type="string">
            <text:p>PersonTable</text:p>
          </table:table-cell>
          <table:table-cell table:style-name="ce19" office:value-type="string">
            <text:p>Bookmark</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Bookmark, from Sidebar Bookmarks view (0 = Not Bookmarked, 1= Bookmark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11">
            <text:p>211</text:p>
          </table:table-cell>
          <table:table-cell table:style-name="ce16" office:value-type="string">
            <text:p>PersonTable</text:p>
          </table:table-cell>
          <table:table-cell table:style-name="ce19" office:value-type="string">
            <text:p>Note</text:p>
          </table:table-cell>
          <table:table-cell table:style-name="ce22" office:value-type="string">
            <text:p>B</text:p>
          </table:table-cell>
          <table:table-cell table:style-name="ce25"/>
          <table:table-cell table:style-name="ce19" office:value-type="string">
            <text:p>Text</text:p>
          </table:table-cell>
          <table:table-cell table:style-name="ce34" office:value-type="string">
            <text:p>Note, from Edit Person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13">
            <text:p>213</text:p>
          </table:table-cell>
          <table:table-cell table:style-name="ce16" office:value-type="string">
            <text:p>PlaceTable</text:p>
          </table:table-cell>
          <table:table-cell table:style-name="ce19" office:value-type="string">
            <text:p>Place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Place Identification Number</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14">
            <text:p>214</text:p>
          </table:table-cell>
          <table:table-cell table:style-name="ce16" office:value-type="string">
            <text:p>PlaceTable</text:p>
          </table:table-cell>
          <table:table-cell table:style-name="ce19" office:value-type="string">
            <text:p>PlaceType</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Place Type (0 = Place, from Edit Person screen for a fact, 1 = LDS Temples, Built-In, 2 = Place details, from Edit Person screen for a fact)</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15">
            <text:p>215</text:p>
          </table:table-cell>
          <table:table-cell table:style-name="ce16" office:value-type="string">
            <text:p>PlaceTable</text:p>
          </table:table-cell>
          <table:table-cell table:style-name="ce19" office:value-type="string">
            <text:p>Name</text:p>
          </table:table-cell>
          <table:table-cell table:style-name="ce22" office:value-type="string">
            <text:p>T,RM</text:p>
          </table:table-cell>
          <table:table-cell table:style-name="ce25"/>
          <table:table-cell table:style-name="ce19" office:value-type="string">
            <text:p>Text</text:p>
          </table:table-cell>
          <table:table-cell table:style-name="ce34" office:value-type="string">
            <text:p>Name (Place, from Edit Person screen for a fact (PlaceType = 0), Name, pre-defined (PlaceType = 1), Place details, from Edit Person screen for a fact (PlaceType = 2))</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16">
            <text:p>216</text:p>
          </table:table-cell>
          <table:table-cell table:style-name="ce16" office:value-type="string">
            <text:p>PlaceTable</text:p>
          </table:table-cell>
          <table:table-cell table:style-name="ce19" office:value-type="string">
            <text:p>Abbrev</text:p>
          </table:table-cell>
          <table:table-cell table:style-name="ce22" office:value-type="string">
            <text:p>T</text:p>
          </table:table-cell>
          <table:table-cell table:style-name="ce25"/>
          <table:table-cell table:style-name="ce19" office:value-type="string">
            <text:p>Text or Null</text:p>
          </table:table-cell>
          <table:table-cell table:style-name="ce34" office:value-type="string">
            <text:p>Abbreviation (Abbreviated place name, from Edit Place screen (PlaceType = 0), Abbreviation, pre-defined (PlaceType = 1), NULL (PlaceType = 2))</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17">
            <text:p>217</text:p>
          </table:table-cell>
          <table:table-cell table:style-name="ce16" office:value-type="string">
            <text:p>PlaceTable</text:p>
          </table:table-cell>
          <table:table-cell table:style-name="ce19" office:value-type="string">
            <text:p>Normalized</text:p>
          </table:table-cell>
          <table:table-cell table:style-name="ce22" office:value-type="string">
            <text:p>T</text:p>
          </table:table-cell>
          <table:table-cell table:style-name="ce25"/>
          <table:table-cell table:style-name="ce19" office:value-type="string">
            <text:p>Text or Null</text:p>
          </table:table-cell>
          <table:table-cell table:style-name="ce34" office:value-type="string">
            <text:p>Normalized (Standardized place name, from Edit Place screen (PlaceType = 0), NULL (PlaceType = 1), NULL (PlaceType = 2))</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18">
            <text:p>218</text:p>
          </table:table-cell>
          <table:table-cell table:style-name="ce16" office:value-type="string">
            <text:p>PlaceTable</text:p>
          </table:table-cell>
          <table:table-cell table:style-name="ce19" office:value-type="string">
            <text:p>Latitude</text:p>
          </table:table-cell>
          <table:table-cell table:style-name="ce22" office:value-type="string">
            <text:p>I</text:p>
          </table:table-cell>
          <table:table-cell table:style-name="ce25"/>
          <table:table-cell table:style-name="ce19" office:value-type="string">
            <text:p>-nnnnnnnnn - nnnnnnnnn</text:p>
          </table:table-cell>
          <table:table-cell table:style-name="ce34" office:value-type="string">
            <text:p>Latitude (Latitude, from Edit Place screen (PlaceType = 0), Latitude, pre-defined (PlaceType = 1), Latitude, from Edit Place Details screen (PlaceType = 2))</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19">
            <text:p>219</text:p>
          </table:table-cell>
          <table:table-cell table:style-name="ce16" office:value-type="string">
            <text:p>PlaceTable</text:p>
          </table:table-cell>
          <table:table-cell table:style-name="ce19" office:value-type="string">
            <text:p>Longitude</text:p>
          </table:table-cell>
          <table:table-cell table:style-name="ce22" office:value-type="string">
            <text:p>I</text:p>
          </table:table-cell>
          <table:table-cell table:style-name="ce25"/>
          <table:table-cell table:style-name="ce19" office:value-type="string">
            <text:p>-nnnnnnnnn - nnnnnnnnn</text:p>
          </table:table-cell>
          <table:table-cell table:style-name="ce34" office:value-type="string">
            <text:p>Longitude (Longitude, from Edit Place screen (PlaceType = 0), Longitude, pre-defined (PlaceType = 1), Longitude, from Edit Place Details screen (PlaceType = 2))</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20">
            <text:p>220</text:p>
          </table:table-cell>
          <table:table-cell table:style-name="ce16" office:value-type="string">
            <text:p>PlaceTable</text:p>
          </table:table-cell>
          <table:table-cell table:style-name="ce19" office:value-type="string">
            <text:p>LatLongExact</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not currently us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21">
            <text:p>221</text:p>
          </table:table-cell>
          <table:table-cell table:style-name="ce16" office:value-type="string">
            <text:p>PlaceTable</text:p>
          </table:table-cell>
          <table:table-cell table:style-name="ce19" office:value-type="string">
            <text:p>Master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Master Identification Number (0 (PlaceType = 0), PlaceID of PlaceTable to which linked (PlaceType = 1), 0 (PlaceType = 2))</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22">
            <text:p>222</text:p>
          </table:table-cell>
          <table:table-cell table:style-name="ce16" office:value-type="string">
            <text:p>PlaceTable</text:p>
          </table:table-cell>
          <table:table-cell table:style-name="ce19" office:value-type="string">
            <text:p>Note</text:p>
          </table:table-cell>
          <table:table-cell table:style-name="ce22" office:value-type="string">
            <text:p>B</text:p>
          </table:table-cell>
          <table:table-cell table:style-name="ce25"/>
          <table:table-cell table:style-name="ce19" office:value-type="string">
            <text:p>Text or Null</text:p>
          </table:table-cell>
          <table:table-cell table:style-name="ce34" office:value-type="string">
            <text:p>Note (Place note, from Edit Place screen (PlaceType = 0), </text:p>
            <text:p>NULL (PlaceType = 1), </text:p>
            <text:p>Place details note, from Edit Place Details screen (PlaceType = 2))</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23">
            <text:p>223</text:p>
          </table:table-cell>
          <table:table-cell table:style-name="ce16" office:value-type="string">
            <text:p>PlaceTable</text:p>
          </table:table-cell>
          <table:table-cell table:style-name="ce19" office:value-type="string">
            <text:p>idxPlaceAbbrev</text:p>
          </table:table-cell>
          <table:table-cell table:style-name="ce22" office:value-type="string">
            <text:p>X</text:p>
          </table:table-cell>
          <table:table-cell table:style-name="ce25" office:value-type="string">
            <text:p>Abbrev</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24">
            <text:p>224</text:p>
          </table:table-cell>
          <table:table-cell table:style-name="ce16" office:value-type="string">
            <text:p>PlaceTable</text:p>
          </table:table-cell>
          <table:table-cell table:style-name="ce19" office:value-type="string">
            <text:p>idxPlaceName</text:p>
          </table:table-cell>
          <table:table-cell table:style-name="ce22" office:value-type="string">
            <text:p>X</text:p>
          </table:table-cell>
          <table:table-cell table:style-name="ce25" office:value-type="string">
            <text:p>Nam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26">
            <text:p>226</text:p>
          </table:table-cell>
          <table:table-cell table:style-name="ce16" office:value-type="string">
            <text:p>ResearchTable</text:p>
          </table:table-cell>
          <table:table-cell table:style-name="ce19" office:value-type="string">
            <text:p>Task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Task Identification Number</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27">
            <text:p>227</text:p>
          </table:table-cell>
          <table:table-cell table:style-name="ce16" office:value-type="string">
            <text:p>ResearchTable</text:p>
          </table:table-cell>
          <table:table-cell table:style-name="ce19" office:value-type="string">
            <text:p>TaskType</text:p>
          </table:table-cell>
          <table:table-cell table:style-name="ce22" office:value-type="string">
            <text:p>I</text:p>
          </table:table-cell>
          <table:table-cell table:style-name="ce25"/>
          <table:table-cell table:style-name="ce19" office:value-type="string">
            <text:p>0,1</text:p>
          </table:table-cell>
          <table:table-cell table:style-name="ce34" office:value-type="string">
            <text:p>Task Type (0 = To-Do, 1 = Correspondence)</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28">
            <text:p>228</text:p>
          </table:table-cell>
          <table:table-cell table:style-name="ce16" office:value-type="string">
            <text:p>ResearchTable</text:p>
          </table:table-cell>
          <table:table-cell table:style-name="ce19" office:value-type="string">
            <text:p>Owner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Owner Identification Number (linking to PersonID of PersonTable (OwnerType = 0), linking to FamilyID of FamilyTable (OwnerType = 1), 0 (OwnerType = 8))</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29">
            <text:p>229</text:p>
          </table:table-cell>
          <table:table-cell table:style-name="ce16" office:value-type="string">
            <text:p>ResearchTable</text:p>
          </table:table-cell>
          <table:table-cell table:style-name="ce19" office:value-type="string">
            <text:p>OwnerType</text:p>
          </table:table-cell>
          <table:table-cell table:style-name="ce22" office:value-type="string">
            <text:p>I</text:p>
          </table:table-cell>
          <table:table-cell table:style-name="ce25"/>
          <table:table-cell table:style-name="ce19" office:value-type="string">
            <text:p>0,1,8</text:p>
          </table:table-cell>
          <table:table-cell table:style-name="ce34" office:value-type="string">
            <text:p>Owner Type (0 = Individual (some TaskType = 0), 1 = Family (some TaskType = 0), 8 = General (some TaskType = 0, but all TaskType = 1))</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30">
            <text:p>230</text:p>
          </table:table-cell>
          <table:table-cell table:style-name="ce16" office:value-type="string">
            <text:p>ResearchTable</text:p>
          </table:table-cell>
          <table:table-cell table:style-name="ce19" office:value-type="string">
            <text:p>RefNumber</text:p>
          </table:table-cell>
          <table:table-cell table:style-name="ce22" office:value-type="string">
            <text:p>T</text:p>
          </table:table-cell>
          <table:table-cell table:style-name="ce25"/>
          <table:table-cell table:style-name="ce19" office:value-type="string">
            <text:p>Text or Null</text:p>
          </table:table-cell>
          <table:table-cell table:style-name="ce34" office:value-type="string">
            <text:p>Personal file number (from Edit ToDo item screen (TaskType = 0), from Edit Correspondence screen (TaskType = 1))</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31">
            <text:p>231</text:p>
          </table:table-cell>
          <table:table-cell table:style-name="ce16" office:value-type="string">
            <text:p>ResearchTable</text:p>
          </table:table-cell>
          <table:table-cell table:style-name="ce19" office:value-type="string">
            <text:p>Name</text:p>
          </table:table-cell>
          <table:table-cell table:style-name="ce22" office:value-type="string">
            <text:p>T,RM</text:p>
          </table:table-cell>
          <table:table-cell table:style-name="ce25"/>
          <table:table-cell table:style-name="ce19" office:value-type="string">
            <text:p>Text</text:p>
          </table:table-cell>
          <table:table-cell table:style-name="ce34" office:value-type="string">
            <text:p>Name (Task, from Edit ToDo item screen (TaskType = 0), Description of correspondence, from Edit Correspondence screen (TaskType = 1))</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32">
            <text:p>232</text:p>
          </table:table-cell>
          <table:table-cell table:style-name="ce16" office:value-type="string">
            <text:p>ResearchTable</text:p>
          </table:table-cell>
          <table:table-cell table:style-name="ce19" office:value-type="string">
            <text:p>Status</text:p>
          </table:table-cell>
          <table:table-cell table:style-name="ce22" office:value-type="string">
            <text:p>I</text:p>
          </table:table-cell>
          <table:table-cell table:style-name="ce25"/>
          <table:table-cell table:style-name="ce19" office:value-type="string">
            <text:p>0-3</text:p>
          </table:table-cell>
          <table:table-cell table:style-name="ce34" office:value-type="string">
            <text:p>Status (Status, from Edit ToDo item screen (TaskType = 0): 0 = Open, 1 = Completed, 2 = Pending, 3 = Problem; Sent or Received, from Edit Correspondence screen (TaskType = 1): 0 = Sent, 1 = Received)</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33">
            <text:p>233</text:p>
          </table:table-cell>
          <table:table-cell table:style-name="ce16" office:value-type="string">
            <text:p>ResearchTable</text:p>
          </table:table-cell>
          <table:table-cell table:style-name="ce19" office:value-type="string">
            <text:p>Priority</text:p>
          </table:table-cell>
          <table:table-cell table:style-name="ce22" office:value-type="string">
            <text:p>I</text:p>
          </table:table-cell>
          <table:table-cell table:style-name="ce25"/>
          <table:table-cell table:style-name="ce19" office:value-type="string">
            <text:p>0-8</text:p>
          </table:table-cell>
          <table:table-cell table:style-name="ce34" office:value-type="string">
            <text:p>Priority (Priority, from Edit ToDo item screen (TaskType = 0): 0 - 8 translated from 1 (high) - 9 (low); Type, from Edit Correspondence screen (TaskType = 1): 0 = Mail, 1 = E-mail, 2 = Telephone, 3 = Fax, 4 = Other)</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34">
            <text:p>234</text:p>
          </table:table-cell>
          <table:table-cell table:style-name="ce16" office:value-type="string">
            <text:p>ResearchTable</text:p>
          </table:table-cell>
          <table:table-cell table:style-name="ce19" office:value-type="string">
            <text:p>Date1</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Date 1 (Date started, from Edit ToDo item screen (TaskType = 0), Date of correspondence, from Edit Correspondence screen (TaskType = 1); 'D.+yyyymmdd..+00000000..', 'T%', etc, if provided; '.', otherwise) [See Date sheet for additional details.]</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35">
            <text:p>235</text:p>
          </table:table-cell>
          <table:table-cell table:style-name="ce16" office:value-type="string">
            <text:p>ResearchTable</text:p>
          </table:table-cell>
          <table:table-cell table:style-name="ce19" office:value-type="string">
            <text:p>Date2</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Date 2 (Date last worked, from Edit ToDo item screen: 'D.+yyyymmdd..+00000000..', 'T%', etc, if provided; '.', otherwise (TaskType = 0); '.' (TaskType = 1)) [See Date sheet for additional details.]</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36">
            <text:p>236</text:p>
          </table:table-cell>
          <table:table-cell table:style-name="ce16" office:value-type="string">
            <text:p>ResearchTable</text:p>
          </table:table-cell>
          <table:table-cell table:style-name="ce19" office:value-type="string">
            <text:p>Date3</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Date 3 (Date completed, from Edit ToDo item screen: 'D.+yyyymmdd..+00000000..', 'T%', etc, if provided; '.', otherwise (TaskType = 0); '.' (TaskType = 1)) [See Date sheet for additional details.]</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37">
            <text:p>237</text:p>
          </table:table-cell>
          <table:table-cell table:style-name="ce16" office:value-type="string">
            <text:p>ResearchTable</text:p>
          </table:table-cell>
          <table:table-cell table:style-name="ce19" office:value-type="string">
            <text:p>SortDate1</text:p>
          </table:table-cell>
          <table:table-cell table:style-name="ce22" office:value-type="string">
            <text:p>I</text:p>
          </table:table-cell>
          <table:table-cell table:style-name="ce25"/>
          <table:table-cell table:style-name="ce19" office:value-type="string">
            <text:p>Integer</text:p>
          </table:table-cell>
          <table:table-cell table:style-name="ce34" office:value-type="string">
            <text:p>Sort Date 1 (9223372036854775807, if Date1 = '.' OR Date1 IS LIKE 'T%'; 0, otherwis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38">
            <text:p>238</text:p>
          </table:table-cell>
          <table:table-cell table:style-name="ce16" office:value-type="string">
            <text:p>ResearchTable</text:p>
          </table:table-cell>
          <table:table-cell table:style-name="ce19" office:value-type="string">
            <text:p>SortDate2</text:p>
          </table:table-cell>
          <table:table-cell table:style-name="ce22" office:value-type="string">
            <text:p>I</text:p>
          </table:table-cell>
          <table:table-cell table:style-name="ce25"/>
          <table:table-cell table:style-name="ce19" office:value-type="string">
            <text:p>Integer</text:p>
          </table:table-cell>
          <table:table-cell table:style-name="ce34" office:value-type="string">
            <text:p>Sort Date 2 (9223372036854775807, if Date2 = '.' OR Date2 IS LIKE 'T%'; 0, otherwis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39">
            <text:p>239</text:p>
          </table:table-cell>
          <table:table-cell table:style-name="ce16" office:value-type="string">
            <text:p>ResearchTable</text:p>
          </table:table-cell>
          <table:table-cell table:style-name="ce19" office:value-type="string">
            <text:p>SortDate3</text:p>
          </table:table-cell>
          <table:table-cell table:style-name="ce22" office:value-type="string">
            <text:p>I</text:p>
          </table:table-cell>
          <table:table-cell table:style-name="ce25"/>
          <table:table-cell table:style-name="ce19" office:value-type="string">
            <text:p>Integer</text:p>
          </table:table-cell>
          <table:table-cell table:style-name="ce34" office:value-type="string">
            <text:p>Sort Date 3 (9223372036854775807, if Date3 = '.' OR Date3 IS LIKE 'T%'; 0, otherwis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40">
            <text:p>240</text:p>
          </table:table-cell>
          <table:table-cell table:style-name="ce16" office:value-type="string">
            <text:p>ResearchTable</text:p>
          </table:table-cell>
          <table:table-cell table:style-name="ce19" office:value-type="string">
            <text:p>Filename</text:p>
          </table:table-cell>
          <table:table-cell table:style-name="ce22" office:value-type="string">
            <text:p>T</text:p>
          </table:table-cell>
          <table:table-cell table:style-name="ce25"/>
          <table:table-cell table:style-name="ce19" office:value-type="string">
            <text:p>Text or Null</text:p>
          </table:table-cell>
          <table:table-cell table:style-name="ce34" office:value-type="string">
            <text:p>Filename (NULL (TaskType = 0), File name from Edit Correspondence screen (TaskType = 1))</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41">
            <text:p>241</text:p>
          </table:table-cell>
          <table:table-cell table:style-name="ce16" office:value-type="string">
            <text:p>ResearchTable</text:p>
          </table:table-cell>
          <table:table-cell table:style-name="ce19" office:value-type="string">
            <text:p>Details</text:p>
          </table:table-cell>
          <table:table-cell table:style-name="ce22" office:value-type="string">
            <text:p>B</text:p>
          </table:table-cell>
          <table:table-cell table:style-name="ce25"/>
          <table:table-cell table:style-name="ce19" office:value-type="string">
            <text:p>Text or Null</text:p>
          </table:table-cell>
          <table:table-cell table:style-name="ce34" office:value-type="string">
            <text:p>Details and results, from Edit ToDo item screen (TaskType = 0), Details, from Edit Correspondence screen (TaskType = 1)</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42">
            <text:p>242</text:p>
          </table:table-cell>
          <table:table-cell table:style-name="ce16" office:value-type="string">
            <text:p>ResearchTable</text:p>
          </table:table-cell>
          <table:table-cell table:style-name="ce19" office:value-type="string">
            <text:p>idxResearchName</text:p>
          </table:table-cell>
          <table:table-cell table:style-name="ce22" office:value-type="string">
            <text:p>X</text:p>
          </table:table-cell>
          <table:table-cell table:style-name="ce25" office:value-type="string">
            <text:p>Nam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43">
            <text:p>243</text:p>
          </table:table-cell>
          <table:table-cell table:style-name="ce16" office:value-type="string">
            <text:p>ResearchTable</text:p>
          </table:table-cell>
          <table:table-cell table:style-name="ce19" office:value-type="string">
            <text:p>idxResearchOwnerID</text:p>
          </table:table-cell>
          <table:table-cell table:style-name="ce22" office:value-type="string">
            <text:p>X</text:p>
          </table:table-cell>
          <table:table-cell table:style-name="ce25" office:value-type="string">
            <text:p>Owner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45">
            <text:p>245</text:p>
          </table:table-cell>
          <table:table-cell table:style-name="ce16" office:value-type="string">
            <text:p>RoleTable</text:p>
          </table:table-cell>
          <table:table-cell table:style-name="ce19" office:value-type="string">
            <text:p>Role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Role Identification Table, with 1 – 58 initially built-in (See Fact Types page of sit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46">
            <text:p>246</text:p>
          </table:table-cell>
          <table:table-cell table:style-name="ce16" office:value-type="string">
            <text:p>RoleTable</text:p>
          </table:table-cell>
          <table:table-cell table:style-name="ce19" office:value-type="string">
            <text:p>RoleName</text:p>
          </table:table-cell>
          <table:table-cell table:style-name="ce22" office:value-type="string">
            <text:p>T,RM</text:p>
          </table:table-cell>
          <table:table-cell table:style-name="ce25"/>
          <table:table-cell table:style-name="ce19" office:value-type="string">
            <text:p>Text</text:p>
          </table:table-cell>
          <table:table-cell table:style-name="ce34" office:value-type="string">
            <text:p>Role name, from Edit Role Typ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47">
            <text:p>247</text:p>
          </table:table-cell>
          <table:table-cell table:style-name="ce16" office:value-type="string">
            <text:p>RoleTable</text:p>
          </table:table-cell>
          <table:table-cell table:style-name="ce19" office:value-type="string">
            <text:p>EventType</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Event Type, linking to FactTypeID in FactTypeTabl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48">
            <text:p>248</text:p>
          </table:table-cell>
          <table:table-cell table:style-name="ce16" office:value-type="string">
            <text:p>RoleTable</text:p>
          </table:table-cell>
          <table:table-cell table:style-name="ce19" office:value-type="string">
            <text:p>RoleType</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Role Type,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49">
            <text:p>249</text:p>
          </table:table-cell>
          <table:table-cell table:style-name="ce16" office:value-type="string">
            <text:p>RoleTable</text:p>
          </table:table-cell>
          <table:table-cell table:style-name="ce19" office:value-type="string">
            <text:p>Sentence</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Sentence template for this role, from Edit Role Typ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50">
            <text:p>250</text:p>
          </table:table-cell>
          <table:table-cell table:style-name="ce16" office:value-type="string">
            <text:p>RoleTable</text:p>
          </table:table-cell>
          <table:table-cell table:style-name="ce19" office:value-type="string">
            <text:p>idxRoleEventType</text:p>
          </table:table-cell>
          <table:table-cell table:style-name="ce22" office:value-type="string">
            <text:p>X</text:p>
          </table:table-cell>
          <table:table-cell table:style-name="ce25" office:value-type="string">
            <text:p>EventTyp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52">
            <text:p>252</text:p>
          </table:table-cell>
          <table:table-cell table:style-name="ce16" office:value-type="string">
            <text:p>SourceTable</text:p>
          </table:table-cell>
          <table:table-cell table:style-name="ce19" office:value-type="string">
            <text:p>Source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Source Identification Number</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53">
            <text:p>253</text:p>
          </table:table-cell>
          <table:table-cell table:style-name="ce16" office:value-type="string">
            <text:p>SourceTable</text:p>
          </table:table-cell>
          <table:table-cell table:style-name="ce19" office:value-type="string">
            <text:p>Name</text:p>
          </table:table-cell>
          <table:table-cell table:style-name="ce22" office:value-type="string">
            <text:p>T,RM</text:p>
          </table:table-cell>
          <table:table-cell table:style-name="ce25"/>
          <table:table-cell table:style-name="ce19" office:value-type="string">
            <text:p>Text</text:p>
          </table:table-cell>
          <table:table-cell table:style-name="ce34" office:value-type="string">
            <text:p>Name to be displayed in the master source, from Edit Sourc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54">
            <text:p>254</text:p>
          </table:table-cell>
          <table:table-cell table:style-name="ce16" office:value-type="string">
            <text:p>SourceTable</text:p>
          </table:table-cell>
          <table:table-cell table:style-name="ce19" office:value-type="string">
            <text:p>RefNumber</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Source file #, from Edit Sourc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55">
            <text:p>255</text:p>
          </table:table-cell>
          <table:table-cell table:style-name="ce16" office:value-type="string">
            <text:p>SourceTable</text:p>
          </table:table-cell>
          <table:table-cell table:style-name="ce19" office:value-type="string">
            <text:p>ActualText</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Source text, from Edit Sourc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56">
            <text:p>256</text:p>
          </table:table-cell>
          <table:table-cell table:style-name="ce16" office:value-type="string">
            <text:p>SourceTable</text:p>
          </table:table-cell>
          <table:table-cell table:style-name="ce19" office:value-type="string">
            <text:p>Comments</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Source comments, from Edit Sourc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57">
            <text:p>257</text:p>
          </table:table-cell>
          <table:table-cell table:style-name="ce16" office:value-type="string">
            <text:p>SourceTable</text:p>
          </table:table-cell>
          <table:table-cell table:style-name="ce19" office:value-type="string">
            <text:p>IsPrivate</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not currently us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58">
            <text:p>258</text:p>
          </table:table-cell>
          <table:table-cell table:style-name="ce16" office:value-type="string">
            <text:p>SourceTable</text:p>
          </table:table-cell>
          <table:table-cell table:style-name="ce19" office:value-type="string">
            <text:p>Template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Template Identification Number (0=Free-Form; linking to TemplateID in SourceTemplateTable, otherwis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59">
            <text:p>259</text:p>
          </table:table-cell>
          <table:table-cell table:style-name="ce16" office:value-type="string">
            <text:p>SourceTable</text:p>
          </table:table-cell>
          <table:table-cell table:style-name="ce19" office:value-type="string">
            <text:p>Fields</text:p>
          </table:table-cell>
          <table:table-cell table:style-name="ce22" office:value-type="string">
            <text:p>B</text:p>
          </table:table-cell>
          <table:table-cell table:style-name="ce25"/>
          <table:table-cell table:style-name="ce19" office:value-type="string">
            <text:p>XML code</text:p>
          </table:table-cell>
          <table:table-cell table:style-name="ce34" office:value-type="string">
            <text:p>Master Source Fields and Values, from those represented in Edit Source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60">
            <text:p>260</text:p>
          </table:table-cell>
          <table:table-cell table:style-name="ce16" office:value-type="string">
            <text:p>SourceTable</text:p>
          </table:table-cell>
          <table:table-cell table:style-name="ce19" office:value-type="string">
            <text:p>idxSourceName</text:p>
          </table:table-cell>
          <table:table-cell table:style-name="ce22" office:value-type="string">
            <text:p>X</text:p>
          </table:table-cell>
          <table:table-cell table:style-name="ce25" office:value-type="string">
            <text:p>Nam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62">
            <text:p>262</text:p>
          </table:table-cell>
          <table:table-cell table:style-name="ce16" office:value-type="string">
            <text:p>SourceTemplateTable</text:p>
          </table:table-cell>
          <table:table-cell table:style-name="ce19" office:value-type="string">
            <text:p>Template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Template Identification Number (1 - 437 = Built-In (See Fact Types page), &gt;= 10000 <text:s/>= User-Defin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63">
            <text:p>263</text:p>
          </table:table-cell>
          <table:table-cell table:style-name="ce16" office:value-type="string">
            <text:p>SourceTemplateTable</text:p>
          </table:table-cell>
          <table:table-cell table:style-name="ce19" office:value-type="string">
            <text:p>Name</text:p>
          </table:table-cell>
          <table:table-cell table:style-name="ce22" office:value-type="string">
            <text:p>T,RM</text:p>
          </table:table-cell>
          <table:table-cell table:style-name="ce25"/>
          <table:table-cell table:style-name="ce19" office:value-type="string">
            <text:p>Text</text:p>
          </table:table-cell>
          <table:table-cell table:style-name="ce34" office:value-type="string">
            <text:p>Name of this source type, from Source Templates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64">
            <text:p>264</text:p>
          </table:table-cell>
          <table:table-cell table:style-name="ce16" office:value-type="string">
            <text:p>SourceTemplateTable</text:p>
          </table:table-cell>
          <table:table-cell table:style-name="ce19" office:value-type="string">
            <text:p>Description</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Description, from Source Template Description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65">
            <text:p>265</text:p>
          </table:table-cell>
          <table:table-cell table:style-name="ce16" office:value-type="string">
            <text:p>SourceTemplateTable</text:p>
          </table:table-cell>
          <table:table-cell table:style-name="ce19" office:value-type="string">
            <text:p>Favorite</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66">
            <text:p>266</text:p>
          </table:table-cell>
          <table:table-cell table:style-name="ce16" office:value-type="string">
            <text:p>SourceTemplateTable</text:p>
          </table:table-cell>
          <table:table-cell table:style-name="ce19" office:value-type="string">
            <text:p>Category</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Category, from Source Template Description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67">
            <text:p>267</text:p>
          </table:table-cell>
          <table:table-cell table:style-name="ce16" office:value-type="string">
            <text:p>SourceTemplateTable</text:p>
          </table:table-cell>
          <table:table-cell table:style-name="ce19" office:value-type="string">
            <text:p>Footnote</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Footnote Template, from Source Templates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68">
            <text:p>268</text:p>
          </table:table-cell>
          <table:table-cell table:style-name="ce16" office:value-type="string">
            <text:p>SourceTemplateTable</text:p>
          </table:table-cell>
          <table:table-cell table:style-name="ce19" office:value-type="string">
            <text:p>ShortFootnote</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Short Footnote Template, from Source Templates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69">
            <text:p>269</text:p>
          </table:table-cell>
          <table:table-cell table:style-name="ce16" office:value-type="string">
            <text:p>SourceTemplateTable</text:p>
          </table:table-cell>
          <table:table-cell table:style-name="ce19" office:value-type="string">
            <text:p>Bibliography</text:p>
          </table:table-cell>
          <table:table-cell table:style-name="ce22" office:value-type="string">
            <text:p>T</text:p>
          </table:table-cell>
          <table:table-cell table:style-name="ce25"/>
          <table:table-cell table:style-name="ce19" office:value-type="string">
            <text:p>Text</text:p>
          </table:table-cell>
          <table:table-cell table:style-name="ce34" office:value-type="string">
            <text:p>Bibliography Template, from Source Templates screen</text:p>
          </table:table-cell>
          <table:table-cell table:style-name="Default" table:number-columns-repeated="4"/>
          <table:table-cell table:style-name="ce39"/>
          <table:table-cell table:style-name="ce13"/>
          <table:table-cell table:number-columns-repeated="991"/>
        </table:table-row>
        <table:table-row table:style-name="ro4">
          <table:table-cell table:style-name="ce12" office:value-type="float" office:value="270">
            <text:p>270</text:p>
          </table:table-cell>
          <table:table-cell table:style-name="ce16" office:value-type="string">
            <text:p>SourceTemplateTable</text:p>
          </table:table-cell>
          <table:table-cell table:style-name="ce19" office:value-type="string">
            <text:p>FieldDefs</text:p>
          </table:table-cell>
          <table:table-cell table:style-name="ce22" office:value-type="string">
            <text:p>B</text:p>
          </table:table-cell>
          <table:table-cell table:style-name="ce25"/>
          <table:table-cell table:style-name="ce19" office:value-type="string">
            <text:p>XML code</text:p>
          </table:table-cell>
          <table:table-cell table:style-name="ce34" office:value-type="string">
            <text:p>Field Name, Display Name, Field Type, Brief hint to display for this field, Long hint for this field, and This field is a source detail field; from Source Template Field screen</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71">
            <text:p>271</text:p>
          </table:table-cell>
          <table:table-cell table:style-name="ce16" office:value-type="string">
            <text:p>SourceTemplateTable</text:p>
          </table:table-cell>
          <table:table-cell table:style-name="ce19" office:value-type="string">
            <text:p>idxSourceTemplateName</text:p>
          </table:table-cell>
          <table:table-cell table:style-name="ce22" office:value-type="string">
            <text:p>X</text:p>
          </table:table-cell>
          <table:table-cell table:style-name="ce25" office:value-type="string">
            <text:p>Name</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73">
            <text:p>273</text:p>
          </table:table-cell>
          <table:table-cell table:style-name="ce16" office:value-type="string">
            <text:p>WitnessTable</text:p>
          </table:table-cell>
          <table:table-cell table:style-name="ce19" office:value-type="string">
            <text:p>WitnessID</text:p>
          </table:table-cell>
          <table:table-cell table:style-name="ce22" office:value-type="string">
            <text:p>I</text:p>
          </table:table-cell>
          <table:table-cell table:style-name="ce25" office:value-type="string">
            <text:p>PRIMARY</text:p>
          </table:table-cell>
          <table:table-cell table:style-name="ce19" office:value-type="string">
            <text:p>1,2,3...</text:p>
          </table:table-cell>
          <table:table-cell table:style-name="ce34" office:value-type="string">
            <text:p>Witness Identification Number</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74">
            <text:p>274</text:p>
          </table:table-cell>
          <table:table-cell table:style-name="ce16" office:value-type="string">
            <text:p>WitnessTable</text:p>
          </table:table-cell>
          <table:table-cell table:style-name="ce19" office:value-type="string">
            <text:p>EventID</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Event Identification Number, linking to EventID of EventTable</text:p>
          </table:table-cell>
          <table:table-cell table:style-name="Default" table:number-columns-repeated="4"/>
          <table:table-cell table:style-name="ce39"/>
          <table:table-cell table:style-name="ce13"/>
          <table:table-cell table:number-columns-repeated="991"/>
        </table:table-row>
        <table:table-row table:style-name="ro6">
          <table:table-cell table:style-name="ce12" office:value-type="float" office:value="275">
            <text:p>275</text:p>
          </table:table-cell>
          <table:table-cell table:style-name="ce16" office:value-type="string">
            <text:p>WitnessTable</text:p>
          </table:table-cell>
          <table:table-cell table:style-name="ce19" office:value-type="string">
            <text:p>PersonID</text:p>
          </table:table-cell>
          <table:table-cell table:style-name="ce22" office:value-type="string">
            <text:p>I</text:p>
          </table:table-cell>
          <table:table-cell table:style-name="ce25"/>
          <table:table-cell table:style-name="ce19" office:value-type="string">
            <text:p>0,1,2,...</text:p>
          </table:table-cell>
          <table:table-cell table:style-name="ce34" office:value-type="string">
            <text:p>Person who shares this event, from Edit shared event screen (0=This person is NOT in my file, &gt;0=This person is in my file), Person chosen via Select button, linking to PersonID of PersonTabl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76">
            <text:p>276</text:p>
          </table:table-cell>
          <table:table-cell table:style-name="ce16" office:value-type="string">
            <text:p>WitnessTable</text:p>
          </table:table-cell>
          <table:table-cell table:style-name="ce19" office:value-type="string">
            <text:p>WitnessOrder</text:p>
          </table:table-cell>
          <table:table-cell table:style-name="ce22" office:value-type="string">
            <text:p>I</text:p>
          </table:table-cell>
          <table:table-cell table:style-name="ce25"/>
          <table:table-cell table:style-name="ce19" office:value-type="string">
            <text:p>0</text:p>
          </table:table-cell>
          <table:table-cell table:style-name="ce34" office:value-type="string">
            <text:p>Witness Order, not currently used?</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77">
            <text:p>277</text:p>
          </table:table-cell>
          <table:table-cell table:style-name="ce16" office:value-type="string">
            <text:p>WitnessTable</text:p>
          </table:table-cell>
          <table:table-cell table:style-name="ce19" office:value-type="string">
            <text:p>Role</text:p>
          </table:table-cell>
          <table:table-cell table:style-name="ce22" office:value-type="string">
            <text:p>I</text:p>
          </table:table-cell>
          <table:table-cell table:style-name="ce25"/>
          <table:table-cell table:style-name="ce19" office:value-type="string">
            <text:p>1,2,3...</text:p>
          </table:table-cell>
          <table:table-cell table:style-name="ce34" office:value-type="string">
            <text:p>Role, from Edit shared event screen, linking to RoleID of RoleTabl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78">
            <text:p>278</text:p>
          </table:table-cell>
          <table:table-cell table:style-name="ce16" office:value-type="string">
            <text:p>WitnessTable</text:p>
          </table:table-cell>
          <table:table-cell table:style-name="ce19" office:value-type="string">
            <text:p>Sentence</text:p>
          </table:table-cell>
          <table:table-cell table:style-name="ce22" office:value-type="string">
            <text:p>T</text:p>
          </table:table-cell>
          <table:table-cell table:style-name="ce25"/>
          <table:table-cell table:style-name="ce19" office:value-type="string">
            <text:p>Null</text:p>
          </table:table-cell>
          <table:table-cell table:style-name="ce34" office:value-type="string">
            <text:p>Sentence,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79">
            <text:p>279</text:p>
          </table:table-cell>
          <table:table-cell table:style-name="ce16" office:value-type="string">
            <text:p>WitnessTable</text:p>
          </table:table-cell>
          <table:table-cell table:style-name="ce19" office:value-type="string">
            <text:p>Note</text:p>
          </table:table-cell>
          <table:table-cell table:style-name="ce22" office:value-type="string">
            <text:p>B</text:p>
          </table:table-cell>
          <table:table-cell table:style-name="ce25"/>
          <table:table-cell table:style-name="ce19" office:value-type="string">
            <text:p>Text or Null</text:p>
          </table:table-cell>
          <table:table-cell table:style-name="ce34" office:value-type="string">
            <text:p>Note, from Edit shared event screen</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80">
            <text:p>280</text:p>
          </table:table-cell>
          <table:table-cell table:style-name="ce16" office:value-type="string">
            <text:p>WitnessTable</text:p>
          </table:table-cell>
          <table:table-cell table:style-name="ce19" office:value-type="string">
            <text:p>Given</text:p>
          </table:table-cell>
          <table:table-cell table:style-name="ce22" office:value-type="string">
            <text:p>T,RM</text:p>
          </table:table-cell>
          <table:table-cell table:style-name="ce25"/>
          <table:table-cell table:style-name="ce19" office:value-type="string">
            <text:p>Text or Null</text:p>
          </table:table-cell>
          <table:table-cell table:style-name="ce34" office:value-type="string">
            <text:p>First name(s) of person, from Edit shared event screen, if This person is NOT in my file; Null, otherwise</text:p>
          </table:table-cell>
          <table:table-cell table:style-name="Default" table:number-columns-repeated="4"/>
          <table:table-cell table:style-name="ce39"/>
          <table:table-cell table:style-name="ce13"/>
          <table:table-cell table:number-columns-repeated="991"/>
        </table:table-row>
        <table:table-row table:style-name="ro3">
          <table:table-cell table:style-name="ce12" office:value-type="float" office:value="281">
            <text:p>281</text:p>
          </table:table-cell>
          <table:table-cell table:style-name="ce16" office:value-type="string">
            <text:p>WitnessTable</text:p>
          </table:table-cell>
          <table:table-cell table:style-name="ce19" office:value-type="string">
            <text:p>Surname</text:p>
          </table:table-cell>
          <table:table-cell table:style-name="ce22" office:value-type="string">
            <text:p>T,RM</text:p>
          </table:table-cell>
          <table:table-cell table:style-name="ce25"/>
          <table:table-cell table:style-name="ce19" office:value-type="string">
            <text:p>Text or Null</text:p>
          </table:table-cell>
          <table:table-cell table:style-name="ce34" office:value-type="string">
            <text:p>Last name of person, from Edit shared event screen, if This person is NOT in my file; Null, otherwise</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82">
            <text:p>282</text:p>
          </table:table-cell>
          <table:table-cell table:style-name="ce16" office:value-type="string">
            <text:p>WitnessTable</text:p>
          </table:table-cell>
          <table:table-cell table:style-name="ce19" office:value-type="string">
            <text:p>Prefix</text:p>
          </table:table-cell>
          <table:table-cell table:style-name="ce22" office:value-type="string">
            <text:p>T,RM</text:p>
          </table:table-cell>
          <table:table-cell table:style-name="ce25"/>
          <table:table-cell table:style-name="ce19" office:value-type="string">
            <text:p>Null</text:p>
          </table:table-cell>
          <table:table-cell table:style-name="ce34" office:value-type="string">
            <text:p>Prefix,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83">
            <text:p>283</text:p>
          </table:table-cell>
          <table:table-cell table:style-name="ce16" office:value-type="string">
            <text:p>WitnessTable</text:p>
          </table:table-cell>
          <table:table-cell table:style-name="ce19" office:value-type="string">
            <text:p>Suffix</text:p>
          </table:table-cell>
          <table:table-cell table:style-name="ce22" office:value-type="string">
            <text:p>T,RM</text:p>
          </table:table-cell>
          <table:table-cell table:style-name="ce25"/>
          <table:table-cell table:style-name="ce19" office:value-type="string">
            <text:p>Null</text:p>
          </table:table-cell>
          <table:table-cell table:style-name="ce34" office:value-type="string">
            <text:p>Suffix, not currently used?</text:p>
          </table:table-cell>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84">
            <text:p>284</text:p>
          </table:table-cell>
          <table:table-cell table:style-name="ce16" office:value-type="string">
            <text:p>WitnessTable</text:p>
          </table:table-cell>
          <table:table-cell table:style-name="ce19" office:value-type="string">
            <text:p>idxWitnessEventID</text:p>
          </table:table-cell>
          <table:table-cell table:style-name="ce22" office:value-type="string">
            <text:p>X</text:p>
          </table:table-cell>
          <table:table-cell table:style-name="ce25" office:value-type="string">
            <text:p>Event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12" office:value-type="float" office:value="285">
            <text:p>285</text:p>
          </table:table-cell>
          <table:table-cell table:style-name="ce16" office:value-type="string">
            <text:p>WitnessTable</text:p>
          </table:table-cell>
          <table:table-cell table:style-name="ce19" office:value-type="string">
            <text:p>idxWitnessPersonID</text:p>
          </table:table-cell>
          <table:table-cell table:style-name="ce22" office:value-type="string">
            <text:p>X</text:p>
          </table:table-cell>
          <table:table-cell table:style-name="ce25" office:value-type="string">
            <text:p>PersonID</text:p>
          </table:table-cell>
          <table:table-cell table:style-name="ce19"/>
          <table:table-cell table:style-name="ce34"/>
          <table:table-cell table:style-name="Default" table:number-columns-repeated="4"/>
          <table:table-cell table:style-name="ce39"/>
          <table:table-cell table:style-name="ce13"/>
          <table:table-cell table:number-columns-repeated="991"/>
        </table:table-row>
        <table:table-row table:style-name="ro2">
          <table:table-cell table:style-name="ce2"/>
          <table:table-cell table:style-name="ce2"/>
          <table:table-cell table:style-name="ce2"/>
          <table:table-cell table:style-name="ce2"/>
          <table:table-cell table:style-name="ce23"/>
          <table:table-cell table:style-name="ce6"/>
          <table:table-cell table:style-name="ce2"/>
          <table:table-cell table:number-columns-repeated="997"/>
        </table:table-row>
        <table:table-row table:style-name="ro2">
          <table:table-cell table:style-name="ce2" office:value-type="string">
            <text:p>*</text:p>
          </table:table-cell>
          <table:table-cell table:style-name="ce17" office:value-type="string" table:number-columns-spanned="2" table:number-rows-spanned="1">
            <text:p>B – BLOB</text:p>
          </table:table-cell>
          <table:covered-table-cell table:style-name="ce2"/>
          <table:table-cell table:style-name="ce2"/>
          <table:table-cell table:style-name="ce23"/>
          <table:table-cell table:style-name="ce6"/>
          <table:table-cell table:style-name="ce2"/>
          <table:table-cell table:number-columns-repeated="997"/>
        </table:table-row>
        <table:table-row table:style-name="ro2">
          <table:table-cell table:style-name="ce2"/>
          <table:table-cell table:style-name="ce2" office:value-type="string" table:number-columns-spanned="2" table:number-rows-spanned="1">
            <text:p>I – INTEGER</text:p>
          </table:table-cell>
          <table:covered-table-cell table:style-name="ce2"/>
          <table:table-cell table:style-name="ce2"/>
          <table:table-cell table:style-name="ce23"/>
          <table:table-cell table:style-name="ce6"/>
          <table:table-cell table:style-name="ce2"/>
          <table:table-cell table:number-columns-repeated="997"/>
        </table:table-row>
        <table:table-row table:style-name="ro2">
          <table:table-cell table:style-name="ce2"/>
          <table:table-cell table:style-name="ce2" office:value-type="string" table:number-columns-spanned="2" table:number-rows-spanned="1">
            <text:p>PK – PRIMARY KEY</text:p>
          </table:table-cell>
          <table:covered-table-cell table:style-name="ce2"/>
          <table:table-cell table:style-name="ce2"/>
          <table:table-cell table:style-name="ce23"/>
          <table:table-cell table:style-name="ce6"/>
          <table:table-cell table:style-name="ce2"/>
          <table:table-cell table:number-columns-repeated="997"/>
        </table:table-row>
        <table:table-row table:style-name="ro2">
          <table:table-cell table:style-name="ce2"/>
          <table:table-cell table:style-name="ce2" office:value-type="string" table:number-columns-spanned="2" table:number-rows-spanned="1">
            <text:p>RM - COLLATE RMNOCASE</text:p>
          </table:table-cell>
          <table:covered-table-cell table:style-name="ce2"/>
          <table:table-cell table:style-name="ce2"/>
          <table:table-cell table:style-name="ce23"/>
          <table:table-cell table:style-name="ce6"/>
          <table:table-cell table:style-name="ce2"/>
          <table:table-cell table:number-columns-repeated="997"/>
        </table:table-row>
        <table:table-row table:style-name="ro2">
          <table:table-cell table:style-name="ce2"/>
          <table:table-cell table:style-name="ce2" office:value-type="string" table:number-columns-spanned="2" table:number-rows-spanned="1">
            <text:p>T – TEXT</text:p>
          </table:table-cell>
          <table:covered-table-cell table:style-name="ce2"/>
          <table:table-cell table:style-name="ce2"/>
          <table:table-cell table:style-name="ce23"/>
          <table:table-cell table:style-name="ce6"/>
          <table:table-cell table:style-name="ce2"/>
          <table:table-cell table:number-columns-repeated="997"/>
        </table:table-row>
        <table:table-row table:style-name="ro2">
          <table:table-cell table:style-name="ce2"/>
          <table:table-cell table:style-name="ce2" office:value-type="string" table:number-columns-spanned="2" table:number-rows-spanned="1">
            <text:p>UX - UNIQUE INDEX</text:p>
          </table:table-cell>
          <table:covered-table-cell table:style-name="ce2"/>
          <table:table-cell table:style-name="ce2"/>
          <table:table-cell table:style-name="ce23"/>
          <table:table-cell table:style-name="ce6"/>
          <table:table-cell table:style-name="ce2"/>
          <table:table-cell table:number-columns-repeated="997"/>
        </table:table-row>
        <table:table-row table:style-name="ro2">
          <table:table-cell table:style-name="ce2"/>
          <table:table-cell table:style-name="ce2" office:value-type="string" table:number-columns-spanned="2" table:number-rows-spanned="1">
            <text:p>X - INDEX</text:p>
          </table:table-cell>
          <table:covered-table-cell table:style-name="ce2"/>
          <table:table-cell table:style-name="ce2"/>
          <table:table-cell table:style-name="ce23"/>
          <table:table-cell table:style-name="ce6"/>
          <table:table-cell table:style-name="ce2"/>
          <table:table-cell table:number-columns-repeated="997"/>
        </table:table-row>
        <table:table-row table:style-name="ro2" table:number-rows-repeated="65260">
          <table:table-cell table:number-columns-repeated="1004"/>
        </table:table-row>
        <table:table-row table:style-name="ro2">
          <table:table-cell table:number-columns-repeated="1004"/>
        </table:table-row>
      </table:table>
      <table:table table:name="DataDefsFieldSort" table:style-name="ta1" table:print="false">
        <table:table-column table:style-name="co13" table:default-cell-style-name="Default"/>
        <table:table-column table:style-name="co5" table:default-cell-style-name="ce41"/>
        <table:table-column table:style-name="co14" table:default-cell-style-name="Default"/>
        <table:table-column table:style-name="co15" table:default-cell-style-name="ce42"/>
        <table:table-column table:style-name="co15" table:default-cell-style-name="ce44"/>
        <table:table-column table:style-name="co16" table:default-cell-style-name="ce44"/>
        <table:table-column table:style-name="co17" table:default-cell-style-name="ce44"/>
        <table:table-column table:style-name="co3" table:number-columns-repeated="1017" table:default-cell-style-name="Default"/>
        <table:table-row table:style-name="ro5">
          <table:table-cell table:style-name="ce9" table:formula="of:=IF([DataDefsMstr.A1]=&quot;&quot;;&quot;&quot;;[DataDefsMstr.A1])" office:value-type="string" office:string-value="RootsMagic4 – Data Definitions" table:number-columns-spanned="3" table:number-rows-spanned="1">
            <text:p>RootsMagic4 – Data Definitions</text:p>
          </table:table-cell>
          <table:covered-table-cell table:style-name="Default"/>
          <table:covered-table-cell/>
          <table:table-cell table:style-name="ce10" table:formula="of:=IF([DataDefsMstr.D1]=&quot;&quot;;&quot;&quot;;[DataDefsMstr.D1])">
            <text:p/>
          </table:table-cell>
          <table:table-cell table:style-name="ce23" table:formula="of:=IF([DataDefsMstr.E1]=&quot;&quot;;&quot;&quot;;[DataDefsMstr.E1])">
            <text:p/>
          </table:table-cell>
          <table:table-cell table:style-name="ce45" table:formula="of:=IF([DataDefsMstr.F1]=&quot;&quot;;&quot;&quot;;[DataDefsMstr.F1])" office:value-type="date" office:date-value="2010-09-24T01:42:17.27">
            <text:p>2010-09-24 01:42</text:p>
          </table:table-cell>
          <table:table-cell table:style-name="ce2" table:formula="of:=IF([DataDefsMstr.G1]=&quot;&quot;;&quot;&quot;;[DataDefsMstr.G1])">
            <text:p/>
          </table:table-cell>
          <table:table-cell table:number-columns-repeated="1017"/>
        </table:table-row>
        <table:table-row table:style-name="ro2">
          <table:table-cell table:style-name="ce10" table:formula="of:=IF([DataDefsMstr.A2]=&quot;&quot;;&quot;&quot;;[DataDefsMstr.A2])">
            <text:p/>
          </table:table-cell>
          <table:table-cell table:style-name="ce14" table:formula="of:=IF([DataDefsMstr.B2]=&quot;&quot;;&quot;&quot;;[DataDefsMstr.B2])">
            <text:p/>
          </table:table-cell>
          <table:table-cell table:style-name="ce14" table:formula="of:=IF([DataDefsMstr.C2]=&quot;&quot;;&quot;&quot;;[DataDefsMstr.C2])">
            <text:p/>
          </table:table-cell>
          <table:table-cell table:style-name="ce10" table:formula="of:=IF([DataDefsMstr.D2]=&quot;&quot;;&quot;&quot;;[DataDefsMstr.D2])">
            <text:p/>
          </table:table-cell>
          <table:table-cell table:style-name="ce23" table:formula="of:=IF([DataDefsMstr.E2]=&quot;&quot;;&quot;&quot;;[DataDefsMstr.E2])">
            <text:p/>
          </table:table-cell>
          <table:table-cell table:style-name="ce45" table:formula="of:=IF([DataDefsMstr.F2]=&quot;&quot;;&quot;&quot;;[DataDefsMstr.F2])">
            <text:p/>
          </table:table-cell>
          <table:table-cell table:style-name="ce2" table:formula="of:=IF([DataDefsMstr.G2]=&quot;&quot;;&quot;&quot;;[DataDefsMstr.G2])">
            <text:p/>
          </table:table-cell>
          <table:table-cell table:number-columns-repeated="1017"/>
        </table:table-row>
        <table:table-row table:style-name="ro2">
          <table:table-cell table:style-name="ce11" table:formula="of:=IF([DataDefsMstr.A3]=&quot;&quot;;&quot;&quot;;[DataDefsMstr.A3])" office:value-type="string" office:string-value="Srt">
            <text:p>Srt</text:p>
          </table:table-cell>
          <table:table-cell table:style-name="ce15" table:formula="of:=IF([DataDefsMstr.B3]=&quot;&quot;;&quot;&quot;;[DataDefsMstr.B3])" office:value-type="string" office:string-value="Table">
            <text:p>Table</text:p>
          </table:table-cell>
          <table:table-cell table:style-name="ce18" table:formula="of:=IF([DataDefsMstr.C3]=&quot;&quot;;&quot;&quot;;[DataDefsMstr.C3])" office:value-type="string" office:string-value="Field Name">
            <text:p>Field Name</text:p>
          </table:table-cell>
          <table:table-cell table:style-name="ce21" table:formula="of:=IF([DataDefsMstr.D3]=&quot;&quot;;&quot;&quot;;[DataDefsMstr.D3])" office:value-type="string" office:string-value="Type *">
            <text:p>Type *</text:p>
          </table:table-cell>
          <table:table-cell table:style-name="ce24" table:formula="of:=IF([DataDefsMstr.E3]=&quot;&quot;;&quot;&quot;;[DataDefsMstr.E3])" office:value-type="string" office:string-value="Key">
            <text:p>Key</text:p>
          </table:table-cell>
          <table:table-cell table:style-name="ce21" table:formula="of:=IF([DataDefsMstr.F3]=&quot;&quot;;&quot;&quot;;[DataDefsMstr.F3])" office:value-type="string" office:string-value="Typical Values">
            <text:p>Typical Values</text:p>
          </table:table-cell>
          <table:table-cell table:style-name="ce33" table:formula="of:=IF([DataDefsMstr.G3]=&quot;&quot;;&quot;&quot;;[DataDefsMstr.G3])" office:value-type="string" office:string-value="Notes">
            <text:p>Notes</text:p>
          </table:table-cell>
          <table:table-cell table:style-name="ce46" table:number-columns-repeated="1017"/>
        </table:table-row>
        <table:table-row table:style-name="ro2">
          <table:table-cell table:style-name="ce12" table:formula="of:=IF([DataDefsMstr.A86]=&quot;&quot;;&quot;&quot;;[DataDefsMstr.A86])" office:value-type="float" office:value="90">
            <text:p>90</text:p>
          </table:table-cell>
          <table:table-cell table:style-name="ce16" table:formula="of:=IF([DataDefsMstr.B86]=&quot;&quot;;&quot;&quot;;[DataDefsMstr.B86])" office:value-type="string" office:string-value="FactTypeTable">
            <text:p>FactTypeTable</text:p>
          </table:table-cell>
          <table:table-cell table:style-name="ce19" table:formula="of:=IF([DataDefsMstr.C86]=&quot;&quot;;&quot;&quot;;[DataDefsMstr.C86])" office:value-type="string" office:string-value="Abbrev">
            <text:p>Abbrev</text:p>
          </table:table-cell>
          <table:table-cell table:style-name="ce22" table:formula="of:=IF([DataDefsMstr.D86]=&quot;&quot;;&quot;&quot;;[DataDefsMstr.D86])" office:value-type="string" office:string-value="T">
            <text:p>T</text:p>
          </table:table-cell>
          <table:table-cell table:style-name="ce19" table:formula="of:=IF([DataDefsMstr.E86]=&quot;&quot;;&quot;&quot;;[DataDefsMstr.E86])">
            <text:p/>
          </table:table-cell>
          <table:table-cell table:style-name="ce19" table:formula="of:=IF([DataDefsMstr.F86]=&quot;&quot;;&quot;&quot;;[DataDefsMstr.F86])" office:value-type="string" office:string-value="Text">
            <text:p>Text</text:p>
          </table:table-cell>
          <table:table-cell table:style-name="ce34" table:formula="of:=IF([DataDefsMstr.G86]=&quot;&quot;;&quot;&quot;;[DataDefsMstr.G86])" office:value-type="string" office:string-value="Abbreviation, from Edit Fact Type screen">
            <text:p>Abbreviation, from Edit Fact Type screen</text:p>
          </table:table-cell>
          <table:table-cell table:number-columns-repeated="1017"/>
        </table:table-row>
        <table:table-row table:style-name="ro4">
          <table:table-cell table:style-name="ce12" table:formula="of:=IF([DataDefsMstr.A203]=&quot;&quot;;&quot;&quot;;[DataDefsMstr.A203])" office:value-type="float" office:value="216">
            <text:p>216</text:p>
          </table:table-cell>
          <table:table-cell table:style-name="ce16" table:formula="of:=IF([DataDefsMstr.B203]=&quot;&quot;;&quot;&quot;;[DataDefsMstr.B203])" office:value-type="string" office:string-value="PlaceTable">
            <text:p>PlaceTable</text:p>
          </table:table-cell>
          <table:table-cell table:style-name="ce19" table:formula="of:=IF([DataDefsMstr.C203]=&quot;&quot;;&quot;&quot;;[DataDefsMstr.C203])" office:value-type="string" office:string-value="Abbrev">
            <text:p>Abbrev</text:p>
          </table:table-cell>
          <table:table-cell table:style-name="ce22" table:formula="of:=IF([DataDefsMstr.D203]=&quot;&quot;;&quot;&quot;;[DataDefsMstr.D203])" office:value-type="string" office:string-value="T">
            <text:p>T</text:p>
          </table:table-cell>
          <table:table-cell table:style-name="ce19" table:formula="of:=IF([DataDefsMstr.E203]=&quot;&quot;;&quot;&quot;;[DataDefsMstr.E203])">
            <text:p/>
          </table:table-cell>
          <table:table-cell table:style-name="ce19" table:formula="of:=IF([DataDefsMstr.F203]=&quot;&quot;;&quot;&quot;;[DataDefsMstr.F203])" office:value-type="string" office:string-value="Text or Null">
            <text:p>Text or Null</text:p>
          </table:table-cell>
          <table:table-cell table:style-name="ce34" table:formula="of:=IF([DataDefsMstr.G203]=&quot;&quot;;&quot;&quot;;[DataDefsMstr.G203])" office:value-type="string" office:string-value="Abbreviation (Abbreviated place name, from Edit Place screen (PlaceType = 0), Abbreviation, pre-defined (PlaceType = 1), NULL (PlaceType = 2))">
            <text:p>Abbreviation (Abbreviated place name, from Edit Place screen (PlaceType = 0), Abbreviation, pre-defined (PlaceType = 1), NULL (PlaceType = 2))</text:p>
          </table:table-cell>
          <table:table-cell table:number-columns-repeated="1017"/>
        </table:table-row>
        <table:table-row table:style-name="ro2">
          <table:table-cell table:style-name="ce12" table:formula="of:=IF([DataDefsMstr.A48]=&quot;&quot;;&quot;&quot;;[DataDefsMstr.A48])" office:value-type="float" office:value="48">
            <text:p>48</text:p>
          </table:table-cell>
          <table:table-cell table:style-name="ce16" table:formula="of:=IF([DataDefsMstr.B48]=&quot;&quot;;&quot;&quot;;[DataDefsMstr.B48])" office:value-type="string" office:string-value="CitationTable">
            <text:p>CitationTable</text:p>
          </table:table-cell>
          <table:table-cell table:style-name="ce19" table:formula="of:=IF([DataDefsMstr.C48]=&quot;&quot;;&quot;&quot;;[DataDefsMstr.C48])" office:value-type="string" office:string-value="ActualText">
            <text:p>ActualText</text:p>
          </table:table-cell>
          <table:table-cell table:style-name="ce22" table:formula="of:=IF([DataDefsMstr.D48]=&quot;&quot;;&quot;&quot;;[DataDefsMstr.D48])" office:value-type="string" office:string-value="B">
            <text:p>B</text:p>
          </table:table-cell>
          <table:table-cell table:style-name="ce19" table:formula="of:=IF([DataDefsMstr.E48]=&quot;&quot;;&quot;&quot;;[DataDefsMstr.E48])">
            <text:p/>
          </table:table-cell>
          <table:table-cell table:style-name="ce19" table:formula="of:=IF([DataDefsMstr.F48]=&quot;&quot;;&quot;&quot;;[DataDefsMstr.F48])" office:value-type="string" office:string-value="Text">
            <text:p>Text</text:p>
          </table:table-cell>
          <table:table-cell table:style-name="ce34" table:formula="of:=IF([DataDefsMstr.G48]=&quot;&quot;;&quot;&quot;;[DataDefsMstr.G48])" office:value-type="string" office:string-value="Source Detail Text, from Source Detail Text screen">
            <text:p>Source Detail Text, from Source Detail Text screen</text:p>
          </table:table-cell>
          <table:table-cell table:number-columns-repeated="1017"/>
        </table:table-row>
        <table:table-row table:style-name="ro2">
          <table:table-cell table:style-name="ce12" table:formula="of:=IF([DataDefsMstr.A239]=&quot;&quot;;&quot;&quot;;[DataDefsMstr.A239])" office:value-type="float" office:value="255">
            <text:p>255</text:p>
          </table:table-cell>
          <table:table-cell table:style-name="ce16" table:formula="of:=IF([DataDefsMstr.B239]=&quot;&quot;;&quot;&quot;;[DataDefsMstr.B239])" office:value-type="string" office:string-value="SourceTable">
            <text:p>SourceTable</text:p>
          </table:table-cell>
          <table:table-cell table:style-name="ce19" table:formula="of:=IF([DataDefsMstr.C239]=&quot;&quot;;&quot;&quot;;[DataDefsMstr.C239])" office:value-type="string" office:string-value="ActualText">
            <text:p>ActualText</text:p>
          </table:table-cell>
          <table:table-cell table:style-name="ce22" table:formula="of:=IF([DataDefsMstr.D239]=&quot;&quot;;&quot;&quot;;[DataDefsMstr.D239])" office:value-type="string" office:string-value="T">
            <text:p>T</text:p>
          </table:table-cell>
          <table:table-cell table:style-name="ce19" table:formula="of:=IF([DataDefsMstr.E239]=&quot;&quot;;&quot;&quot;;[DataDefsMstr.E239])">
            <text:p/>
          </table:table-cell>
          <table:table-cell table:style-name="ce19" table:formula="of:=IF([DataDefsMstr.F239]=&quot;&quot;;&quot;&quot;;[DataDefsMstr.F239])" office:value-type="string" office:string-value="Text">
            <text:p>Text</text:p>
          </table:table-cell>
          <table:table-cell table:style-name="ce34" table:formula="of:=IF([DataDefsMstr.G239]=&quot;&quot;;&quot;&quot;;[DataDefsMstr.G239])" office:value-type="string" office:string-value="Source text, from Edit Source screen">
            <text:p>Source text, from Edit Source screen</text:p>
          </table:table-cell>
          <table:table-cell table:number-columns-repeated="1017"/>
        </table:table-row>
        <table:table-row table:style-name="ro3">
          <table:table-cell table:style-name="ce12" table:formula="of:=IF([DataDefsMstr.A6]=&quot;&quot;;&quot;&quot;;[DataDefsMstr.A6])" office:value-type="float" office:value="3">
            <text:p>3</text:p>
          </table:table-cell>
          <table:table-cell table:style-name="ce16" table:formula="of:=IF([DataDefsMstr.B6]=&quot;&quot;;&quot;&quot;;[DataDefsMstr.B6])" office:value-type="string" office:string-value="AddressLinkTable">
            <text:p>AddressLinkTable</text:p>
          </table:table-cell>
          <table:table-cell table:style-name="ce19" table:formula="of:=IF([DataDefsMstr.C6]=&quot;&quot;;&quot;&quot;;[DataDefsMstr.C6])" office:value-type="string" office:string-value="AddressID">
            <text:p>AddressID</text:p>
          </table:table-cell>
          <table:table-cell table:style-name="ce22" table:formula="of:=IF([DataDefsMstr.D6]=&quot;&quot;;&quot;&quot;;[DataDefsMstr.D6])" office:value-type="string" office:string-value="I">
            <text:p>I</text:p>
          </table:table-cell>
          <table:table-cell table:style-name="ce19" table:formula="of:=IF([DataDefsMstr.E6]=&quot;&quot;;&quot;&quot;;[DataDefsMstr.E6])">
            <text:p/>
          </table:table-cell>
          <table:table-cell table:style-name="ce19" table:formula="of:=IF([DataDefsMstr.F6]=&quot;&quot;;&quot;&quot;;[DataDefsMstr.F6])" office:value-type="string" office:string-value="1,2,3...">
            <text:p>1,2,3...</text:p>
          </table:table-cell>
          <table:table-cell table:style-name="ce34" table:formula="of:=IF([DataDefsMstr.G6]=&quot;&quot;;&quot;&quot;;[DataDefsMstr.G6])" office:value-type="string" office:string-value="Address Identification Number, linking to AddressID of AddressTable">
            <text:p>Address Identification Number, linking to AddressID of AddressTable</text:p>
          </table:table-cell>
          <table:table-cell table:number-columns-repeated="1017"/>
        </table:table-row>
        <table:table-row table:style-name="ro2">
          <table:table-cell table:style-name="ce12" table:formula="of:=IF([DataDefsMstr.A10]=&quot;&quot;;&quot;&quot;;[DataDefsMstr.A10])" office:value-type="float" office:value="8">
            <text:p>8</text:p>
          </table:table-cell>
          <table:table-cell table:style-name="ce16" table:formula="of:=IF([DataDefsMstr.B10]=&quot;&quot;;&quot;&quot;;[DataDefsMstr.B10])" office:value-type="string" office:string-value="AddressTable">
            <text:p>AddressTable</text:p>
          </table:table-cell>
          <table:table-cell table:style-name="ce19" table:formula="of:=IF([DataDefsMstr.C10]=&quot;&quot;;&quot;&quot;;[DataDefsMstr.C10])" office:value-type="string" office:string-value="AddressID">
            <text:p>AddressID</text:p>
          </table:table-cell>
          <table:table-cell table:style-name="ce22" table:formula="of:=IF([DataDefsMstr.D10]=&quot;&quot;;&quot;&quot;;[DataDefsMstr.D10])" office:value-type="string" office:string-value="I">
            <text:p>I</text:p>
          </table:table-cell>
          <table:table-cell table:style-name="ce19" table:formula="of:=IF([DataDefsMstr.E10]=&quot;&quot;;&quot;&quot;;[DataDefsMstr.E10])" office:value-type="string" office:string-value="PRIMARY">
            <text:p>PRIMARY</text:p>
          </table:table-cell>
          <table:table-cell table:style-name="ce19" table:formula="of:=IF([DataDefsMstr.F10]=&quot;&quot;;&quot;&quot;;[DataDefsMstr.F10])" office:value-type="string" office:string-value="1,2,3...">
            <text:p>1,2,3...</text:p>
          </table:table-cell>
          <table:table-cell table:style-name="ce34" table:formula="of:=IF([DataDefsMstr.G10]=&quot;&quot;;&quot;&quot;;[DataDefsMstr.G10])" office:value-type="string" office:string-value="Address Identification Number">
            <text:p>Address Identification Number</text:p>
          </table:table-cell>
          <table:table-cell table:number-columns-repeated="1017"/>
        </table:table-row>
        <table:table-row table:style-name="ro10">
          <table:table-cell table:style-name="ce12" table:formula="of:=IF([DataDefsMstr.A8]=&quot;&quot;;&quot;&quot;;[DataDefsMstr.A8])" office:value-type="float" office:value="5">
            <text:p>5</text:p>
          </table:table-cell>
          <table:table-cell table:style-name="ce16" table:formula="of:=IF([DataDefsMstr.B8]=&quot;&quot;;&quot;&quot;;[DataDefsMstr.B8])" office:value-type="string" office:string-value="AddressLinkTable">
            <text:p>AddressLinkTable</text:p>
          </table:table-cell>
          <table:table-cell table:style-name="ce19" table:formula="of:=IF([DataDefsMstr.C8]=&quot;&quot;;&quot;&quot;;[DataDefsMstr.C8])" office:value-type="string" office:string-value="AddressNum">
            <text:p>AddressNum</text:p>
          </table:table-cell>
          <table:table-cell table:style-name="ce22" table:formula="of:=IF([DataDefsMstr.D8]=&quot;&quot;;&quot;&quot;;[DataDefsMstr.D8])" office:value-type="string" office:string-value="I">
            <text:p>I</text:p>
          </table:table-cell>
          <table:table-cell table:style-name="ce19" table:formula="of:=IF([DataDefsMstr.E8]=&quot;&quot;;&quot;&quot;;[DataDefsMstr.E8])">
            <text:p/>
          </table:table-cell>
          <table:table-cell table:style-name="ce19" table:formula="of:=IF([DataDefsMstr.F8]=&quot;&quot;;&quot;&quot;;[DataDefsMstr.F8])" office:value-type="string" office:string-value="1,2">
            <text:p>1,2</text:p>
          </table:table-cell>
          <table:table-cell table:style-name="ce34" table:formula="of:=IF([DataDefsMstr.G8]=&quot;&quot;;&quot;&quot;;[DataDefsMstr.G8])" office:value-type="string" office:string-value="Address Number (1 = Address [Primary], from Edit Address screen (OwnerType = 0 or 1); Repository [Primary], from Edit Repository screen (OwnerType = 3); Address or Repository, from Edit Address or Edit Repository screen (OwnerType = 6); 2 = Address [Secondary], from Edit Address screen (OwnerType = 0 or 1); Repository [Secondary], from Edit Repository screen (OwnerType = 3))">
            <text:p>Address Number (1 = Address [Primary], from Edit Address screen (OwnerType = 0 or 1); Repository [Primary], from Edit Repository screen (OwnerType = 3); Address or Repository, from Edit Address or Edit Repository screen (OwnerType = 6); 2 = Address [Secondary], from Edit Address screen (OwnerType = 0 or 1); Repository [Secondary], from Edit Repository screen (OwnerType = 3))</text:p>
          </table:table-cell>
          <table:table-cell table:number-columns-repeated="1017"/>
        </table:table-row>
        <table:table-row table:style-name="ro2">
          <table:table-cell table:style-name="ce12" table:formula="of:=IF([DataDefsMstr.A11]=&quot;&quot;;&quot;&quot;;[DataDefsMstr.A11])" office:value-type="float" office:value="9">
            <text:p>9</text:p>
          </table:table-cell>
          <table:table-cell table:style-name="ce16" table:formula="of:=IF([DataDefsMstr.B11]=&quot;&quot;;&quot;&quot;;[DataDefsMstr.B11])" office:value-type="string" office:string-value="AddressTable">
            <text:p>AddressTable</text:p>
          </table:table-cell>
          <table:table-cell table:style-name="ce19" table:formula="of:=IF([DataDefsMstr.C11]=&quot;&quot;;&quot;&quot;;[DataDefsMstr.C11])" office:value-type="string" office:string-value="AddressType">
            <text:p>AddressType</text:p>
          </table:table-cell>
          <table:table-cell table:style-name="ce22" table:formula="of:=IF([DataDefsMstr.D11]=&quot;&quot;;&quot;&quot;;[DataDefsMstr.D11])" office:value-type="string" office:string-value="I">
            <text:p>I</text:p>
          </table:table-cell>
          <table:table-cell table:style-name="ce19" table:formula="of:=IF([DataDefsMstr.E11]=&quot;&quot;;&quot;&quot;;[DataDefsMstr.E11])">
            <text:p/>
          </table:table-cell>
          <table:table-cell table:style-name="ce19" table:formula="of:=IF([DataDefsMstr.F11]=&quot;&quot;;&quot;&quot;;[DataDefsMstr.F11])" office:value-type="string" office:string-value="0,1">
            <text:p>0,1</text:p>
          </table:table-cell>
          <table:table-cell table:style-name="ce34" table:formula="of:=IF([DataDefsMstr.G11]=&quot;&quot;;&quot;&quot;;[DataDefsMstr.G11])" office:value-type="string" office:string-value="Address Type (0 = Address, 1 = Repository)">
            <text:p>Address Type (0 = Address, 1 = Repository)</text:p>
          </table:table-cell>
          <table:table-cell table:number-columns-repeated="1017"/>
        </table:table-row>
        <table:table-row table:style-name="ro2">
          <table:table-cell table:style-name="ce12" table:formula="of:=IF([DataDefsMstr.A252]=&quot;&quot;;&quot;&quot;;[DataDefsMstr.A252])" office:value-type="float" office:value="269">
            <text:p>269</text:p>
          </table:table-cell>
          <table:table-cell table:style-name="ce16" table:formula="of:=IF([DataDefsMstr.B252]=&quot;&quot;;&quot;&quot;;[DataDefsMstr.B252])" office:value-type="string" office:string-value="SourceTemplateTable">
            <text:p>SourceTemplateTable</text:p>
          </table:table-cell>
          <table:table-cell table:style-name="ce19" table:formula="of:=IF([DataDefsMstr.C252]=&quot;&quot;;&quot;&quot;;[DataDefsMstr.C252])" office:value-type="string" office:string-value="Bibliography">
            <text:p>Bibliography</text:p>
          </table:table-cell>
          <table:table-cell table:style-name="ce22" table:formula="of:=IF([DataDefsMstr.D252]=&quot;&quot;;&quot;&quot;;[DataDefsMstr.D252])" office:value-type="string" office:string-value="T">
            <text:p>T</text:p>
          </table:table-cell>
          <table:table-cell table:style-name="ce19" table:formula="of:=IF([DataDefsMstr.E252]=&quot;&quot;;&quot;&quot;;[DataDefsMstr.E252])">
            <text:p/>
          </table:table-cell>
          <table:table-cell table:style-name="ce19" table:formula="of:=IF([DataDefsMstr.F252]=&quot;&quot;;&quot;&quot;;[DataDefsMstr.F252])" office:value-type="string" office:string-value="Text">
            <text:p>Text</text:p>
          </table:table-cell>
          <table:table-cell table:style-name="ce34" table:formula="of:=IF([DataDefsMstr.G252]=&quot;&quot;;&quot;&quot;;[DataDefsMstr.G252])" office:value-type="string" office:string-value="Bibliography Template, from Source Templates screen">
            <text:p>Bibliography Template, from Source Templates screen</text:p>
          </table:table-cell>
          <table:table-cell table:number-columns-repeated="1017"/>
        </table:table-row>
        <table:table-row table:style-name="ro3">
          <table:table-cell table:style-name="ce12" table:formula="of:=IF([DataDefsMstr.A178]=&quot;&quot;;&quot;&quot;;[DataDefsMstr.A178])" office:value-type="float" office:value="189">
            <text:p>189</text:p>
          </table:table-cell>
          <table:table-cell table:style-name="ce16" table:formula="of:=IF([DataDefsMstr.B178]=&quot;&quot;;&quot;&quot;;[DataDefsMstr.B178])" office:value-type="string" office:string-value="NameTable">
            <text:p>NameTable</text:p>
          </table:table-cell>
          <table:table-cell table:style-name="ce20" table:formula="of:=IF([DataDefsMstr.C178]=&quot;&quot;;&quot;&quot;;[DataDefsMstr.C178])" office:value-type="string" office:string-value="BirthYear">
            <text:p>BirthYear</text:p>
          </table:table-cell>
          <table:table-cell table:style-name="ce22" table:formula="of:=IF([DataDefsMstr.D178]=&quot;&quot;;&quot;&quot;;[DataDefsMstr.D178])" office:value-type="string" office:string-value="I">
            <text:p>I</text:p>
          </table:table-cell>
          <table:table-cell table:style-name="ce31" table:formula="of:=IF([DataDefsMstr.E178]=&quot;&quot;;&quot;&quot;;[DataDefsMstr.E178])">
            <text:p/>
          </table:table-cell>
          <table:table-cell table:style-name="ce31" table:formula="of:=IF([DataDefsMstr.F178]=&quot;&quot;;&quot;&quot;;[DataDefsMstr.F178])" office:value-type="string" office:string-value="0 or yyyy">
            <text:p>0 or yyyy</text:p>
          </table:table-cell>
          <table:table-cell table:style-name="ce36" table:formula="of:=IF([DataDefsMstr.G178]=&quot;&quot;;&quot;&quot;;[DataDefsMstr.G178])" office:value-type="string" office:string-value="Year extracted from EventTable.Date for Birth FactType for Person, if Primary Name or Alternate Name.">
            <text:p>Year extracted from EventTable.Date for Birth FactType for Person, if Primary Name or Alternate Name.</text:p>
          </table:table-cell>
          <table:table-cell table:number-columns-repeated="1017"/>
        </table:table-row>
        <table:table-row table:style-name="ro3">
          <table:table-cell table:style-name="ce12" table:formula="of:=IF([DataDefsMstr.A198]=&quot;&quot;;&quot;&quot;;[DataDefsMstr.A198])" office:value-type="float" office:value="210">
            <text:p>210</text:p>
          </table:table-cell>
          <table:table-cell table:style-name="ce16" table:formula="of:=IF([DataDefsMstr.B198]=&quot;&quot;;&quot;&quot;;[DataDefsMstr.B198])" office:value-type="string" office:string-value="PersonTable">
            <text:p>PersonTable</text:p>
          </table:table-cell>
          <table:table-cell table:style-name="ce19" table:formula="of:=IF([DataDefsMstr.C198]=&quot;&quot;;&quot;&quot;;[DataDefsMstr.C198])" office:value-type="string" office:string-value="Bookmark">
            <text:p>Bookmark</text:p>
          </table:table-cell>
          <table:table-cell table:style-name="ce22" table:formula="of:=IF([DataDefsMstr.D198]=&quot;&quot;;&quot;&quot;;[DataDefsMstr.D198])" office:value-type="string" office:string-value="I">
            <text:p>I</text:p>
          </table:table-cell>
          <table:table-cell table:style-name="ce19" table:formula="of:=IF([DataDefsMstr.E198]=&quot;&quot;;&quot;&quot;;[DataDefsMstr.E198])">
            <text:p/>
          </table:table-cell>
          <table:table-cell table:style-name="ce19" table:formula="of:=IF([DataDefsMstr.F198]=&quot;&quot;;&quot;&quot;;[DataDefsMstr.F198])" office:value-type="string" office:string-value="0,1">
            <text:p>0,1</text:p>
          </table:table-cell>
          <table:table-cell table:style-name="ce34" table:formula="of:=IF([DataDefsMstr.G198]=&quot;&quot;;&quot;&quot;;[DataDefsMstr.G198])" office:value-type="string" office:string-value="Bookmark, from Sidebar Bookmarks view (0 = Not Bookmarked, 1= Bookmarked)">
            <text:p>Bookmark, from Sidebar Bookmarks view (0 = Not Bookmarked, 1= Bookmarked)</text:p>
          </table:table-cell>
          <table:table-cell table:number-columns-repeated="1017"/>
        </table:table-row>
        <table:table-row table:style-name="ro2">
          <table:table-cell table:style-name="ce12" table:formula="of:=IF([DataDefsMstr.A147]=&quot;&quot;;&quot;&quot;;[DataDefsMstr.A147])" office:value-type="float" office:value="156">
            <text:p>156</text:p>
          </table:table-cell>
          <table:table-cell table:style-name="ce16" table:formula="of:=IF([DataDefsMstr.B147]=&quot;&quot;;&quot;&quot;;[DataDefsMstr.B147])" office:value-type="string" office:string-value="MediaLinkTable">
            <text:p>MediaLinkTable</text:p>
          </table:table-cell>
          <table:table-cell table:style-name="ce19" table:formula="of:=IF([DataDefsMstr.C147]=&quot;&quot;;&quot;&quot;;[DataDefsMstr.C147])" office:value-type="string" office:string-value="Caption">
            <text:p>Caption</text:p>
          </table:table-cell>
          <table:table-cell table:style-name="ce22" table:formula="of:=IF([DataDefsMstr.D147]=&quot;&quot;;&quot;&quot;;[DataDefsMstr.D147])" office:value-type="string" office:string-value="T,RM">
            <text:p>T,RM</text:p>
          </table:table-cell>
          <table:table-cell table:style-name="ce19" table:formula="of:=IF([DataDefsMstr.E147]=&quot;&quot;;&quot;&quot;;[DataDefsMstr.E147])">
            <text:p/>
          </table:table-cell>
          <table:table-cell table:style-name="ce19" table:formula="of:=IF([DataDefsMstr.F147]=&quot;&quot;;&quot;&quot;;[DataDefsMstr.F147])" office:value-type="string" office:string-value="Text">
            <text:p>Text</text:p>
          </table:table-cell>
          <table:table-cell table:style-name="ce34" table:formula="of:=IF([DataDefsMstr.G147]=&quot;&quot;;&quot;&quot;;[DataDefsMstr.G147])" office:value-type="string" office:string-value="Caption, from Media Properties screen">
            <text:p>Caption, from Media Properties screen</text:p>
          </table:table-cell>
          <table:table-cell table:number-columns-repeated="1017"/>
        </table:table-row>
        <table:table-row table:style-name="ro2">
          <table:table-cell table:style-name="ce12" table:formula="of:=IF([DataDefsMstr.A249]=&quot;&quot;;&quot;&quot;;[DataDefsMstr.A249])" office:value-type="float" office:value="266">
            <text:p>266</text:p>
          </table:table-cell>
          <table:table-cell table:style-name="ce16" table:formula="of:=IF([DataDefsMstr.B249]=&quot;&quot;;&quot;&quot;;[DataDefsMstr.B249])" office:value-type="string" office:string-value="SourceTemplateTable">
            <text:p>SourceTemplateTable</text:p>
          </table:table-cell>
          <table:table-cell table:style-name="ce19" table:formula="of:=IF([DataDefsMstr.C249]=&quot;&quot;;&quot;&quot;;[DataDefsMstr.C249])" office:value-type="string" office:string-value="Category">
            <text:p>Category</text:p>
          </table:table-cell>
          <table:table-cell table:style-name="ce22" table:formula="of:=IF([DataDefsMstr.D249]=&quot;&quot;;&quot;&quot;;[DataDefsMstr.D249])" office:value-type="string" office:string-value="T">
            <text:p>T</text:p>
          </table:table-cell>
          <table:table-cell table:style-name="ce19" table:formula="of:=IF([DataDefsMstr.E249]=&quot;&quot;;&quot;&quot;;[DataDefsMstr.E249])">
            <text:p/>
          </table:table-cell>
          <table:table-cell table:style-name="ce19" table:formula="of:=IF([DataDefsMstr.F249]=&quot;&quot;;&quot;&quot;;[DataDefsMstr.F249])" office:value-type="string" office:string-value="Text">
            <text:p>Text</text:p>
          </table:table-cell>
          <table:table-cell table:style-name="ce34" table:formula="of:=IF([DataDefsMstr.G249]=&quot;&quot;;&quot;&quot;;[DataDefsMstr.G249])" office:value-type="string" office:string-value="Category, from Source Template Description screen">
            <text:p>Category, from Source Template Description screen</text:p>
          </table:table-cell>
          <table:table-cell table:number-columns-repeated="1017"/>
        </table:table-row>
        <table:table-row table:style-name="ro2">
          <table:table-cell table:style-name="ce12" table:formula="of:=IF([DataDefsMstr.A29]=&quot;&quot;;&quot;&quot;;[DataDefsMstr.A29])" office:value-type="float" office:value="28">
            <text:p>28</text:p>
          </table:table-cell>
          <table:table-cell table:style-name="ce16" table:formula="of:=IF([DataDefsMstr.B29]=&quot;&quot;;&quot;&quot;;[DataDefsMstr.B29])" office:value-type="string" office:string-value="ChildTable">
            <text:p>ChildTable</text:p>
          </table:table-cell>
          <table:table-cell table:style-name="ce19" table:formula="of:=IF([DataDefsMstr.C29]=&quot;&quot;;&quot;&quot;;[DataDefsMstr.C29])" office:value-type="string" office:string-value="ChildID">
            <text:p>ChildID</text:p>
          </table:table-cell>
          <table:table-cell table:style-name="ce22" table:formula="of:=IF([DataDefsMstr.D29]=&quot;&quot;;&quot;&quot;;[DataDefsMstr.D29])" office:value-type="string" office:string-value="I">
            <text:p>I</text:p>
          </table:table-cell>
          <table:table-cell table:style-name="ce19" table:formula="of:=IF([DataDefsMstr.E29]=&quot;&quot;;&quot;&quot;;[DataDefsMstr.E29])">
            <text:p/>
          </table:table-cell>
          <table:table-cell table:style-name="ce19" table:formula="of:=IF([DataDefsMstr.F29]=&quot;&quot;;&quot;&quot;;[DataDefsMstr.F29])" office:value-type="string" office:string-value="1,2,3...">
            <text:p>1,2,3...</text:p>
          </table:table-cell>
          <table:table-cell table:style-name="ce34" table:formula="of:=IF([DataDefsMstr.G29]=&quot;&quot;;&quot;&quot;;[DataDefsMstr.G29])" office:value-type="string" office:string-value="PersonID in persontable">
            <text:p>PersonID in persontable</text:p>
          </table:table-cell>
          <table:table-cell table:number-columns-repeated="1017"/>
        </table:table-row>
        <table:table-row table:style-name="ro4">
          <table:table-cell table:style-name="ce12" table:formula="of:=IF([DataDefsMstr.A99]=&quot;&quot;;&quot;&quot;;[DataDefsMstr.A99])" office:value-type="float" office:value="104">
            <text:p>104</text:p>
          </table:table-cell>
          <table:table-cell table:style-name="ce16" table:formula="of:=IF([DataDefsMstr.B99]=&quot;&quot;;&quot;&quot;;[DataDefsMstr.B99])" office:value-type="string" office:string-value="FamilyTable">
            <text:p>FamilyTable</text:p>
          </table:table-cell>
          <table:table-cell table:style-name="ce19" table:formula="of:=IF([DataDefsMstr.C99]=&quot;&quot;;&quot;&quot;;[DataDefsMstr.C99])" office:value-type="string" office:string-value="ChildID">
            <text:p>ChildID</text:p>
          </table:table-cell>
          <table:table-cell table:style-name="ce22" table:formula="of:=IF([DataDefsMstr.D99]=&quot;&quot;;&quot;&quot;;[DataDefsMstr.D99])" office:value-type="string" office:string-value="I">
            <text:p>I</text:p>
          </table:table-cell>
          <table:table-cell table:style-name="ce19" table:formula="of:=IF([DataDefsMstr.E99]=&quot;&quot;;&quot;&quot;;[DataDefsMstr.E99])">
            <text:p/>
          </table:table-cell>
          <table:table-cell table:style-name="ce19" table:formula="of:=IF([DataDefsMstr.F99]=&quot;&quot;;&quot;&quot;;[DataDefsMstr.F99])" office:value-type="string" office:string-value="0,1,2,...">
            <text:p>0,1,2,...</text:p>
          </table:table-cell>
          <table:table-cell table:style-name="ce34" table:formula="of:=IF([DataDefsMstr.G99]=&quot;&quot;;&quot;&quot;;[DataDefsMstr.G99])" office:value-type="string" office:string-value="Child Identification Number, linking to PersonID of PersonTable (0 if no children) [RIN of one of children, possibly last active in Pedigree view, others?]">
            <text:p>Child Identification Number, linking to PersonID of PersonTable (0 if no children) [RIN of one of children, possibly last active in Pedigree view, others?]</text:p>
          </table:table-cell>
          <table:table-cell table:number-columns-repeated="1017"/>
        </table:table-row>
        <table:table-row table:style-name="ro6">
          <table:table-cell table:style-name="ce12" table:formula="of:=IF([DataDefsMstr.A33]=&quot;&quot;;&quot;&quot;;[DataDefsMstr.A33])" office:value-type="float" office:value="32">
            <text:p>32</text:p>
          </table:table-cell>
          <table:table-cell table:style-name="ce16" table:formula="of:=IF([DataDefsMstr.B33]=&quot;&quot;;&quot;&quot;;[DataDefsMstr.B33])" office:value-type="string" office:string-value="ChildTable">
            <text:p>ChildTable</text:p>
          </table:table-cell>
          <table:table-cell table:style-name="ce19" table:formula="of:=IF([DataDefsMstr.C33]=&quot;&quot;;&quot;&quot;;[DataDefsMstr.C33])" office:value-type="string" office:string-value="ChildOrder">
            <text:p>ChildOrder</text:p>
          </table:table-cell>
          <table:table-cell table:style-name="ce22" table:formula="of:=IF([DataDefsMstr.D33]=&quot;&quot;;&quot;&quot;;[DataDefsMstr.D33])" office:value-type="string" office:string-value="I">
            <text:p>I</text:p>
          </table:table-cell>
          <table:table-cell table:style-name="ce19" table:formula="of:=IF([DataDefsMstr.E33]=&quot;&quot;;&quot;&quot;;[DataDefsMstr.E33])">
            <text:p/>
          </table:table-cell>
          <table:table-cell table:style-name="ce19" table:formula="of:=IF([DataDefsMstr.F33]=&quot;&quot;;&quot;&quot;;[DataDefsMstr.F33])" office:value-type="string" office:string-value="0,1,2,3...">
            <text:p>0,1,2,3...</text:p>
          </table:table-cell>
          <table:table-cell table:style-name="ce35" table:formula="of:=IF([DataDefsMstr.G33]=&quot;&quot;;&quot;&quot;;[DataDefsMstr.G33])" office:value-type="string" office:string-value="0 means in record order; 1,2,... revises the order for the family but 1000 also observed for child added w/o birthdate, and 501 sometimes noted when no other children in family.">
            <text:p>0 means in record order; 1,2,... revises the order for the family but 1000 also observed for child added w/o birthdate, and 501 sometimes noted when no other children in family.</text:p>
          </table:table-cell>
          <table:table-cell table:number-columns-repeated="1017"/>
        </table:table-row>
        <table:table-row table:style-name="ro2">
          <table:table-cell table:style-name="ce12" table:formula="of:=IF([DataDefsMstr.A41]=&quot;&quot;;&quot;&quot;;[DataDefsMstr.A41])" office:value-type="float" office:value="41">
            <text:p>41</text:p>
          </table:table-cell>
          <table:table-cell table:style-name="ce16" table:formula="of:=IF([DataDefsMstr.B41]=&quot;&quot;;&quot;&quot;;[DataDefsMstr.B41])" office:value-type="string" office:string-value="CitationTable">
            <text:p>CitationTable</text:p>
          </table:table-cell>
          <table:table-cell table:style-name="ce19" table:formula="of:=IF([DataDefsMstr.C41]=&quot;&quot;;&quot;&quot;;[DataDefsMstr.C41])" office:value-type="string" office:string-value="CitationID">
            <text:p>CitationID</text:p>
          </table:table-cell>
          <table:table-cell table:style-name="ce22" table:formula="of:=IF([DataDefsMstr.D41]=&quot;&quot;;&quot;&quot;;[DataDefsMstr.D41])" office:value-type="string" office:string-value="I">
            <text:p>I</text:p>
          </table:table-cell>
          <table:table-cell table:style-name="ce19" table:formula="of:=IF([DataDefsMstr.E41]=&quot;&quot;;&quot;&quot;;[DataDefsMstr.E41])" office:value-type="string" office:string-value="PRIMARY">
            <text:p>PRIMARY</text:p>
          </table:table-cell>
          <table:table-cell table:style-name="ce19" table:formula="of:=IF([DataDefsMstr.F41]=&quot;&quot;;&quot;&quot;;[DataDefsMstr.F41])" office:value-type="string" office:string-value="1,2,3...">
            <text:p>1,2,3...</text:p>
          </table:table-cell>
          <table:table-cell table:style-name="ce34" table:formula="of:=IF([DataDefsMstr.G41]=&quot;&quot;;&quot;&quot;;[DataDefsMstr.G41])" office:value-type="string" office:string-value="Citation Identification Number">
            <text:p>Citation Identification Number</text:p>
          </table:table-cell>
          <table:table-cell table:number-columns-repeated="1017"/>
        </table:table-row>
        <table:table-row table:style-name="ro3">
          <table:table-cell table:style-name="ce12" table:formula="of:=IF([DataDefsMstr.A15]=&quot;&quot;;&quot;&quot;;[DataDefsMstr.A15])" office:value-type="float" office:value="13">
            <text:p>13</text:p>
          </table:table-cell>
          <table:table-cell table:style-name="ce16" table:formula="of:=IF([DataDefsMstr.B15]=&quot;&quot;;&quot;&quot;;[DataDefsMstr.B15])" office:value-type="string" office:string-value="AddressTable">
            <text:p>AddressTable</text:p>
          </table:table-cell>
          <table:table-cell table:style-name="ce19" table:formula="of:=IF([DataDefsMstr.C15]=&quot;&quot;;&quot;&quot;;[DataDefsMstr.C15])" office:value-type="string" office:string-value="City">
            <text:p>City</text:p>
          </table:table-cell>
          <table:table-cell table:style-name="ce22" table:formula="of:=IF([DataDefsMstr.D15]=&quot;&quot;;&quot;&quot;;[DataDefsMstr.D15])" office:value-type="string" office:string-value="T">
            <text:p>T</text:p>
          </table:table-cell>
          <table:table-cell table:style-name="ce19" table:formula="of:=IF([DataDefsMstr.E15]=&quot;&quot;;&quot;&quot;;[DataDefsMstr.E15])">
            <text:p/>
          </table:table-cell>
          <table:table-cell table:style-name="ce19" table:formula="of:=IF([DataDefsMstr.F15]=&quot;&quot;;&quot;&quot;;[DataDefsMstr.F15])" office:value-type="string" office:string-value="Text">
            <text:p>Text</text:p>
          </table:table-cell>
          <table:table-cell table:style-name="ce34" table:formula="of:=IF([DataDefsMstr.G15]=&quot;&quot;;&quot;&quot;;[DataDefsMstr.G15])" office:value-type="string" office:string-value="City, from Edit Address screen or Edit Repository screen">
            <text:p>City, from Edit Address screen or Edit Repository screen</text:p>
          </table:table-cell>
          <table:table-cell table:number-columns-repeated="1017"/>
        </table:table-row>
        <table:table-row table:style-name="ro6">
          <table:table-cell table:style-name="ce12" table:formula="of:=IF([DataDefsMstr.A191]=&quot;&quot;;&quot;&quot;;[DataDefsMstr.A191])" office:value-type="float" office:value="203">
            <text:p>203</text:p>
          </table:table-cell>
          <table:table-cell table:style-name="ce16" table:formula="of:=IF([DataDefsMstr.B191]=&quot;&quot;;&quot;&quot;;[DataDefsMstr.B191])" office:value-type="string" office:string-value="PersonTable">
            <text:p>PersonTable</text:p>
          </table:table-cell>
          <table:table-cell table:style-name="ce19" table:formula="of:=IF([DataDefsMstr.C191]=&quot;&quot;;&quot;&quot;;[DataDefsMstr.C191])" office:value-type="string" office:string-value="Color">
            <text:p>Color</text:p>
          </table:table-cell>
          <table:table-cell table:style-name="ce22" table:formula="of:=IF([DataDefsMstr.D191]=&quot;&quot;;&quot;&quot;;[DataDefsMstr.D191])" office:value-type="string" office:string-value="I">
            <text:p>I</text:p>
          </table:table-cell>
          <table:table-cell table:style-name="ce19" table:formula="of:=IF([DataDefsMstr.E191]=&quot;&quot;;&quot;&quot;;[DataDefsMstr.E191])">
            <text:p/>
          </table:table-cell>
          <table:table-cell table:style-name="ce19" table:formula="of:=IF([DataDefsMstr.F191]=&quot;&quot;;&quot;&quot;;[DataDefsMstr.F191])" office:value-type="string" office:string-value="0-14">
            <text:p>0-14</text:p>
          </table:table-cell>
          <table:table-cell table:style-name="ce34" table:formula="of:=IF([DataDefsMstr.G191]=&quot;&quot;;&quot;&quot;;[DataDefsMstr.G191])" office:value-type="string" office:string-value="Set Color, from Color Coding screen ( 0 = None,  1 = Red,  2 = Lime,  3 = Blue,  4 = Fuschia,  5 = Yellow,  6 = Aqua,  7 = Silver,  8 = Maroon,  9 = Green, 10 = Navy, 11 = Purple, 12 = Brown, 13 = Teal, 14 = Gray)">
            <text:p>Set Color, from Color Coding screen ( 0 = None, <text:s/>1 = Red, <text:s/>2 = Lime, <text:s/>3 = Blue, <text:s/>4 = Fuschia, <text:s/>5 = Yellow, <text:s/>6 = Aqua, <text:s/>7 = Silver, <text:s/>8 = Maroon, <text:s/>9 = Green, 10 = Navy, 11 = Purple, 12 = Brown, 13 = Teal, 14 = Gray)</text:p>
          </table:table-cell>
          <table:table-cell table:number-columns-repeated="1017"/>
        </table:table-row>
        <table:table-row table:style-name="ro3">
          <table:table-cell table:style-name="ce12" table:formula="of:=IF([DataDefsMstr.A47]=&quot;&quot;;&quot;&quot;;[DataDefsMstr.A47])" office:value-type="float" office:value="47">
            <text:p>47</text:p>
          </table:table-cell>
          <table:table-cell table:style-name="ce16" table:formula="of:=IF([DataDefsMstr.B47]=&quot;&quot;;&quot;&quot;;[DataDefsMstr.B47])" office:value-type="string" office:string-value="CitationTable">
            <text:p>CitationTable</text:p>
          </table:table-cell>
          <table:table-cell table:style-name="ce19" table:formula="of:=IF([DataDefsMstr.C47]=&quot;&quot;;&quot;&quot;;[DataDefsMstr.C47])" office:value-type="string" office:string-value="Comments">
            <text:p>Comments</text:p>
          </table:table-cell>
          <table:table-cell table:style-name="ce22" table:formula="of:=IF([DataDefsMstr.D47]=&quot;&quot;;&quot;&quot;;[DataDefsMstr.D47])" office:value-type="string" office:string-value="B">
            <text:p>B</text:p>
          </table:table-cell>
          <table:table-cell table:style-name="ce19" table:formula="of:=IF([DataDefsMstr.E47]=&quot;&quot;;&quot;&quot;;[DataDefsMstr.E47])">
            <text:p/>
          </table:table-cell>
          <table:table-cell table:style-name="ce19" table:formula="of:=IF([DataDefsMstr.F47]=&quot;&quot;;&quot;&quot;;[DataDefsMstr.F47])" office:value-type="string" office:string-value="Text">
            <text:p>Text</text:p>
          </table:table-cell>
          <table:table-cell table:style-name="ce34" table:formula="of:=IF([DataDefsMstr.G47]=&quot;&quot;;&quot;&quot;;[DataDefsMstr.G47])" office:value-type="string" office:string-value="Source Detail Comments, from Source Detail Comments screen">
            <text:p>Source Detail Comments, from Source Detail Comments screen</text:p>
          </table:table-cell>
          <table:table-cell table:number-columns-repeated="1017"/>
        </table:table-row>
        <table:table-row table:style-name="ro2">
          <table:table-cell table:style-name="ce12" table:formula="of:=IF([DataDefsMstr.A240]=&quot;&quot;;&quot;&quot;;[DataDefsMstr.A240])" office:value-type="float" office:value="256">
            <text:p>256</text:p>
          </table:table-cell>
          <table:table-cell table:style-name="ce16" table:formula="of:=IF([DataDefsMstr.B240]=&quot;&quot;;&quot;&quot;;[DataDefsMstr.B240])" office:value-type="string" office:string-value="SourceTable">
            <text:p>SourceTable</text:p>
          </table:table-cell>
          <table:table-cell table:style-name="ce19" table:formula="of:=IF([DataDefsMstr.C240]=&quot;&quot;;&quot;&quot;;[DataDefsMstr.C240])" office:value-type="string" office:string-value="Comments">
            <text:p>Comments</text:p>
          </table:table-cell>
          <table:table-cell table:style-name="ce22" table:formula="of:=IF([DataDefsMstr.D240]=&quot;&quot;;&quot;&quot;;[DataDefsMstr.D240])" office:value-type="string" office:string-value="T">
            <text:p>T</text:p>
          </table:table-cell>
          <table:table-cell table:style-name="ce19" table:formula="of:=IF([DataDefsMstr.E240]=&quot;&quot;;&quot;&quot;;[DataDefsMstr.E240])">
            <text:p/>
          </table:table-cell>
          <table:table-cell table:style-name="ce19" table:formula="of:=IF([DataDefsMstr.F240]=&quot;&quot;;&quot;&quot;;[DataDefsMstr.F240])" office:value-type="string" office:string-value="Text">
            <text:p>Text</text:p>
          </table:table-cell>
          <table:table-cell table:style-name="ce34" table:formula="of:=IF([DataDefsMstr.G240]=&quot;&quot;;&quot;&quot;;[DataDefsMstr.G240])" office:value-type="string" office:string-value="Source comments, from Edit Source screen">
            <text:p>Source comments, from Edit Source screen</text:p>
          </table:table-cell>
          <table:table-cell table:number-columns-repeated="1017"/>
        </table:table-row>
        <table:table-row table:style-name="ro3">
          <table:table-cell table:style-name="ce12" table:formula="of:=IF([DataDefsMstr.A18]=&quot;&quot;;&quot;&quot;;[DataDefsMstr.A18])" office:value-type="float" office:value="16">
            <text:p>16</text:p>
          </table:table-cell>
          <table:table-cell table:style-name="ce16" table:formula="of:=IF([DataDefsMstr.B18]=&quot;&quot;;&quot;&quot;;[DataDefsMstr.B18])" office:value-type="string" office:string-value="AddressTable">
            <text:p>AddressTable</text:p>
          </table:table-cell>
          <table:table-cell table:style-name="ce19" table:formula="of:=IF([DataDefsMstr.C18]=&quot;&quot;;&quot;&quot;;[DataDefsMstr.C18])" office:value-type="string" office:string-value="Country">
            <text:p>Country</text:p>
          </table:table-cell>
          <table:table-cell table:style-name="ce22" table:formula="of:=IF([DataDefsMstr.D18]=&quot;&quot;;&quot;&quot;;[DataDefsMstr.D18])" office:value-type="string" office:string-value="T">
            <text:p>T</text:p>
          </table:table-cell>
          <table:table-cell table:style-name="ce19" table:formula="of:=IF([DataDefsMstr.E18]=&quot;&quot;;&quot;&quot;;[DataDefsMstr.E18])">
            <text:p/>
          </table:table-cell>
          <table:table-cell table:style-name="ce19" table:formula="of:=IF([DataDefsMstr.F18]=&quot;&quot;;&quot;&quot;;[DataDefsMstr.F18])" office:value-type="string" office:string-value="Text">
            <text:p>Text</text:p>
          </table:table-cell>
          <table:table-cell table:style-name="ce34" table:formula="of:=IF([DataDefsMstr.G18]=&quot;&quot;;&quot;&quot;;[DataDefsMstr.G18])" office:value-type="string" office:string-value="Country, from Edit Address screen or Edit Repository screen">
            <text:p>Country, from Edit Address screen or Edit Repository screen</text:p>
          </table:table-cell>
          <table:table-cell table:number-columns-repeated="1017"/>
        </table:table-row>
        <table:table-row table:style-name="ro2">
          <table:table-cell table:style-name="ce12" table:formula="of:=IF([DataDefsMstr.A57]=&quot;&quot;;&quot;&quot;;[DataDefsMstr.A57])" office:value-type="float" office:value="58">
            <text:p>58</text:p>
          </table:table-cell>
          <table:table-cell table:style-name="ce16" table:formula="of:=IF([DataDefsMstr.B57]=&quot;&quot;;&quot;&quot;;[DataDefsMstr.B57])" office:value-type="string" office:string-value="ConfigTable">
            <text:p>ConfigTable</text:p>
          </table:table-cell>
          <table:table-cell table:style-name="ce19" table:formula="of:=IF([DataDefsMstr.C57]=&quot;&quot;;&quot;&quot;;[DataDefsMstr.C57])" office:value-type="string" office:string-value="DataRec">
            <text:p>DataRec</text:p>
          </table:table-cell>
          <table:table-cell table:style-name="ce22" table:formula="of:=IF([DataDefsMstr.D57]=&quot;&quot;;&quot;&quot;;[DataDefsMstr.D57])" office:value-type="string" office:string-value="B">
            <text:p>B</text:p>
          </table:table-cell>
          <table:table-cell table:style-name="ce19" table:formula="of:=IF([DataDefsMstr.E57]=&quot;&quot;;&quot;&quot;;[DataDefsMstr.E57])">
            <text:p/>
          </table:table-cell>
          <table:table-cell table:style-name="ce19" table:formula="of:=IF([DataDefsMstr.F57]=&quot;&quot;;&quot;&quot;;[DataDefsMstr.F57])" office:value-type="string" office:string-value="XML code">
            <text:p>XML code</text:p>
          </table:table-cell>
          <table:table-cell table:style-name="ce34" table:formula="of:=IF([DataDefsMstr.G57]=&quot;&quot;;&quot;&quot;;[DataDefsMstr.G57])" office:value-type="string" office:string-value="Data Record (See ConfigTable RecID 1)">
            <text:p>Data Record (See ConfigTable RecID 1)</text:p>
          </table:table-cell>
          <table:table-cell table:number-columns-repeated="1017"/>
        </table:table-row>
        <table:table-row table:style-name="ro4">
          <table:table-cell table:style-name="ce12" table:formula="of:=IF([DataDefsMstr.A66]=&quot;&quot;;&quot;&quot;;[DataDefsMstr.A66])" office:value-type="float" office:value="68">
            <text:p>68</text:p>
          </table:table-cell>
          <table:table-cell table:style-name="ce16" table:formula="of:=IF([DataDefsMstr.B66]=&quot;&quot;;&quot;&quot;;[DataDefsMstr.B66])" office:value-type="string" office:string-value="EventTable">
            <text:p>EventTable</text:p>
          </table:table-cell>
          <table:table-cell table:style-name="ce19" table:formula="of:=IF([DataDefsMstr.C66]=&quot;&quot;;&quot;&quot;;[DataDefsMstr.C66])" office:value-type="string" office:string-value="Date">
            <text:p>Date</text:p>
          </table:table-cell>
          <table:table-cell table:style-name="ce22" table:formula="of:=IF([DataDefsMstr.D66]=&quot;&quot;;&quot;&quot;;[DataDefsMstr.D66])" office:value-type="string" office:string-value="T">
            <text:p>T</text:p>
          </table:table-cell>
          <table:table-cell table:style-name="ce19" table:formula="of:=IF([DataDefsMstr.E66]=&quot;&quot;;&quot;&quot;;[DataDefsMstr.E66])">
            <text:p/>
          </table:table-cell>
          <table:table-cell table:style-name="ce19" table:formula="of:=IF([DataDefsMstr.F66]=&quot;&quot;;&quot;&quot;;[DataDefsMstr.F66])" office:value-type="string" office:string-value="Position coded string or free text">
            <text:p>Position coded string or free text</text:p>
          </table:table-cell>
          <table:table-cell table:style-name="ce34" table:formula="of:=IF([DataDefsMstr.G66]=&quot;&quot;;&quot;&quot;;[DataDefsMstr.G66])" office:value-type="string" office:string-value="D.+20010115.A+00000000..= 'abt 15 Jan 2001'&#10;DR+19790500..+19790800..='btwn May 1979 and Aug 1979&#10;Etc. [See Date sheet for additional details.]">
            <text:p>D.+20010115.A+00000000..= 'abt 15 Jan 2001'</text:p>
            <text:p>DR+19790500..+19790800..='btwn May 1979 and Aug 1979</text:p>
            <text:p>Etc. [See Date sheet for additional details.]</text:p>
          </table:table-cell>
          <table:table-cell table:number-columns-repeated="1017"/>
        </table:table-row>
        <table:table-row table:style-name="ro3">
          <table:table-cell table:style-name="ce12" table:formula="of:=IF([DataDefsMstr.A149]=&quot;&quot;;&quot;&quot;;[DataDefsMstr.A149])" office:value-type="float" office:value="158">
            <text:p>158</text:p>
          </table:table-cell>
          <table:table-cell table:style-name="ce16" table:formula="of:=IF([DataDefsMstr.B149]=&quot;&quot;;&quot;&quot;;[DataDefsMstr.B149])" office:value-type="string" office:string-value="MediaLinkTable">
            <text:p>MediaLinkTable</text:p>
          </table:table-cell>
          <table:table-cell table:style-name="ce19" table:formula="of:=IF([DataDefsMstr.C149]=&quot;&quot;;&quot;&quot;;[DataDefsMstr.C149])" office:value-type="string" office:string-value="Date">
            <text:p>Date</text:p>
          </table:table-cell>
          <table:table-cell table:style-name="ce22" table:formula="of:=IF([DataDefsMstr.D149]=&quot;&quot;;&quot;&quot;;[DataDefsMstr.D149])" office:value-type="string" office:string-value="T">
            <text:p>T</text:p>
          </table:table-cell>
          <table:table-cell table:style-name="ce19" table:formula="of:=IF([DataDefsMstr.E149]=&quot;&quot;;&quot;&quot;;[DataDefsMstr.E149])">
            <text:p/>
          </table:table-cell>
          <table:table-cell table:style-name="ce19" table:formula="of:=IF([DataDefsMstr.F149]=&quot;&quot;;&quot;&quot;;[DataDefsMstr.F149])" office:value-type="string" office:string-value="Position coded string or free text">
            <text:p>Position coded string or free text</text:p>
          </table:table-cell>
          <table:table-cell table:style-name="ce34" table:formula="of:=IF([DataDefsMstr.G149]=&quot;&quot;;&quot;&quot;;[DataDefsMstr.G149])" office:value-type="string" office:string-value="Date, from Media Properties screen [See Date sheet for additional details.]">
            <text:p>Date, from Media Properties screen [See Date sheet for additional details.]</text:p>
          </table:table-cell>
          <table:table-cell table:number-columns-repeated="1017"/>
        </table:table-row>
        <table:table-row table:style-name="ro3">
          <table:table-cell table:style-name="ce12" table:formula="of:=IF([DataDefsMstr.A170]=&quot;&quot;;&quot;&quot;;[DataDefsMstr.A170])" office:value-type="float" office:value="181">
            <text:p>181</text:p>
          </table:table-cell>
          <table:table-cell table:style-name="ce16" table:formula="of:=IF([DataDefsMstr.B170]=&quot;&quot;;&quot;&quot;;[DataDefsMstr.B170])" office:value-type="string" office:string-value="NameTable">
            <text:p>NameTable</text:p>
          </table:table-cell>
          <table:table-cell table:style-name="ce20" table:formula="of:=IF([DataDefsMstr.C170]=&quot;&quot;;&quot;&quot;;[DataDefsMstr.C170])" office:value-type="string" office:string-value="Date">
            <text:p>Date</text:p>
          </table:table-cell>
          <table:table-cell table:style-name="ce22" table:formula="of:=IF([DataDefsMstr.D170]=&quot;&quot;;&quot;&quot;;[DataDefsMstr.D170])" office:value-type="string" office:string-value="T">
            <text:p>T</text:p>
          </table:table-cell>
          <table:table-cell table:style-name="ce31" table:formula="of:=IF([DataDefsMstr.E170]=&quot;&quot;;&quot;&quot;;[DataDefsMstr.E170])">
            <text:p/>
          </table:table-cell>
          <table:table-cell table:style-name="ce31" table:formula="of:=IF([DataDefsMstr.F170]=&quot;&quot;;&quot;&quot;;[DataDefsMstr.F170])" office:value-type="string" office:string-value="Position coded string or free text">
            <text:p>Position coded string or free text</text:p>
          </table:table-cell>
          <table:table-cell table:style-name="ce36" table:formula="of:=IF([DataDefsMstr.G170]=&quot;&quot;;&quot;&quot;;[DataDefsMstr.G170])" office:value-type="string" office:string-value="Date information from Alternate Name fact. [See Date sheet for additional details.]">
            <text:p>Date information from Alternate Name fact. [See Date sheet for additional details.]</text:p>
          </table:table-cell>
          <table:table-cell table:number-columns-repeated="1017"/>
        </table:table-row>
        <table:table-row table:style-name="ro11">
          <table:table-cell table:style-name="ce12" table:formula="of:=IF([DataDefsMstr.A220]=&quot;&quot;;&quot;&quot;;[DataDefsMstr.A220])" office:value-type="float" office:value="234">
            <text:p>234</text:p>
          </table:table-cell>
          <table:table-cell table:style-name="ce16" table:formula="of:=IF([DataDefsMstr.B220]=&quot;&quot;;&quot;&quot;;[DataDefsMstr.B220])" office:value-type="string" office:string-value="ResearchTable">
            <text:p>ResearchTable</text:p>
          </table:table-cell>
          <table:table-cell table:style-name="ce19" table:formula="of:=IF([DataDefsMstr.C220]=&quot;&quot;;&quot;&quot;;[DataDefsMstr.C220])" office:value-type="string" office:string-value="Date1">
            <text:p>Date1</text:p>
          </table:table-cell>
          <table:table-cell table:style-name="ce22" table:formula="of:=IF([DataDefsMstr.D220]=&quot;&quot;;&quot;&quot;;[DataDefsMstr.D220])" office:value-type="string" office:string-value="T">
            <text:p>T</text:p>
          </table:table-cell>
          <table:table-cell table:style-name="ce19" table:formula="of:=IF([DataDefsMstr.E220]=&quot;&quot;;&quot;&quot;;[DataDefsMstr.E220])">
            <text:p/>
          </table:table-cell>
          <table:table-cell table:style-name="ce19" table:formula="of:=IF([DataDefsMstr.F220]=&quot;&quot;;&quot;&quot;;[DataDefsMstr.F220])" office:value-type="string" office:string-value="Text">
            <text:p>Text</text:p>
          </table:table-cell>
          <table:table-cell table:style-name="ce34" table:formula="of:=IF([DataDefsMstr.G220]=&quot;&quot;;&quot;&quot;;[DataDefsMstr.G220])" office:value-type="string" office:string-value="Date 1 (Date started, from Edit ToDo item screen (TaskType = 0), Date of correspondence, from Edit Correspondence screen (TaskType = 1); 'D.+yyyymmdd..+00000000..', 'T%', etc, if provided; '.', otherwise) [See Date sheet for additional details.]">
            <text:p>Date 1 (Date started, from Edit ToDo item screen (TaskType = 0), Date of correspondence, from Edit Correspondence screen (TaskType = 1); 'D.+yyyymmdd..+00000000..', 'T%', etc, if provided; '.', otherwise) [See Date sheet for additional details.]</text:p>
          </table:table-cell>
          <table:table-cell table:number-columns-repeated="1017"/>
        </table:table-row>
        <table:table-row table:style-name="ro6">
          <table:table-cell table:style-name="ce12" table:formula="of:=IF([DataDefsMstr.A221]=&quot;&quot;;&quot;&quot;;[DataDefsMstr.A221])" office:value-type="float" office:value="235">
            <text:p>235</text:p>
          </table:table-cell>
          <table:table-cell table:style-name="ce16" table:formula="of:=IF([DataDefsMstr.B221]=&quot;&quot;;&quot;&quot;;[DataDefsMstr.B221])" office:value-type="string" office:string-value="ResearchTable">
            <text:p>ResearchTable</text:p>
          </table:table-cell>
          <table:table-cell table:style-name="ce19" table:formula="of:=IF([DataDefsMstr.C221]=&quot;&quot;;&quot;&quot;;[DataDefsMstr.C221])" office:value-type="string" office:string-value="Date2">
            <text:p>Date2</text:p>
          </table:table-cell>
          <table:table-cell table:style-name="ce22" table:formula="of:=IF([DataDefsMstr.D221]=&quot;&quot;;&quot;&quot;;[DataDefsMstr.D221])" office:value-type="string" office:string-value="T">
            <text:p>T</text:p>
          </table:table-cell>
          <table:table-cell table:style-name="ce19" table:formula="of:=IF([DataDefsMstr.E221]=&quot;&quot;;&quot;&quot;;[DataDefsMstr.E221])">
            <text:p/>
          </table:table-cell>
          <table:table-cell table:style-name="ce19" table:formula="of:=IF([DataDefsMstr.F221]=&quot;&quot;;&quot;&quot;;[DataDefsMstr.F221])" office:value-type="string" office:string-value="Text">
            <text:p>Text</text:p>
          </table:table-cell>
          <table:table-cell table:style-name="ce34" table:formula="of:=IF([DataDefsMstr.G221]=&quot;&quot;;&quot;&quot;;[DataDefsMstr.G221])" office:value-type="string" office:string-value="Date 2 (Date last worked, from Edit ToDo item screen: 'D.+yyyymmdd..+00000000..', 'T%', etc, if provided; '.', otherwise (TaskType = 0); '.' (TaskType = 1)) [See Date sheet for additional details.]">
            <text:p>Date 2 (Date last worked, from Edit ToDo item screen: 'D.+yyyymmdd..+00000000..', 'T%', etc, if provided; '.', otherwise (TaskType = 0); '.' (TaskType = 1)) [See Date sheet for additional details.]</text:p>
          </table:table-cell>
          <table:table-cell table:number-columns-repeated="1017"/>
        </table:table-row>
        <table:table-row table:style-name="ro6">
          <table:table-cell table:style-name="ce12" table:formula="of:=IF([DataDefsMstr.A222]=&quot;&quot;;&quot;&quot;;[DataDefsMstr.A222])" office:value-type="float" office:value="236">
            <text:p>236</text:p>
          </table:table-cell>
          <table:table-cell table:style-name="ce16" table:formula="of:=IF([DataDefsMstr.B222]=&quot;&quot;;&quot;&quot;;[DataDefsMstr.B222])" office:value-type="string" office:string-value="ResearchTable">
            <text:p>ResearchTable</text:p>
          </table:table-cell>
          <table:table-cell table:style-name="ce19" table:formula="of:=IF([DataDefsMstr.C222]=&quot;&quot;;&quot;&quot;;[DataDefsMstr.C222])" office:value-type="string" office:string-value="Date3">
            <text:p>Date3</text:p>
          </table:table-cell>
          <table:table-cell table:style-name="ce22" table:formula="of:=IF([DataDefsMstr.D222]=&quot;&quot;;&quot;&quot;;[DataDefsMstr.D222])" office:value-type="string" office:string-value="T">
            <text:p>T</text:p>
          </table:table-cell>
          <table:table-cell table:style-name="ce19" table:formula="of:=IF([DataDefsMstr.E222]=&quot;&quot;;&quot;&quot;;[DataDefsMstr.E222])">
            <text:p/>
          </table:table-cell>
          <table:table-cell table:style-name="ce19" table:formula="of:=IF([DataDefsMstr.F222]=&quot;&quot;;&quot;&quot;;[DataDefsMstr.F222])" office:value-type="string" office:string-value="Text">
            <text:p>Text</text:p>
          </table:table-cell>
          <table:table-cell table:style-name="ce34" table:formula="of:=IF([DataDefsMstr.G222]=&quot;&quot;;&quot;&quot;;[DataDefsMstr.G222])" office:value-type="string" office:string-value="Date 3 (Date completed, from Edit ToDo item screen: 'D.+yyyymmdd..+00000000..', 'T%', etc, if provided; '.', otherwise (TaskType = 0); '.' (TaskType = 1)) [See Date sheet for additional details.]">
            <text:p>Date 3 (Date completed, from Edit ToDo item screen: 'D.+yyyymmdd..+00000000..', 'T%', etc, if provided; '.', otherwise (TaskType = 0); '.' (TaskType = 1)) [See Date sheet for additional details.]</text:p>
          </table:table-cell>
          <table:table-cell table:number-columns-repeated="1017"/>
        </table:table-row>
        <table:table-row table:style-name="ro4">
          <table:table-cell table:style-name="ce12" table:formula="of:=IF([DataDefsMstr.A179]=&quot;&quot;;&quot;&quot;;[DataDefsMstr.A179])" office:value-type="float" office:value="190">
            <text:p>190</text:p>
          </table:table-cell>
          <table:table-cell table:style-name="ce16" table:formula="of:=IF([DataDefsMstr.B179]=&quot;&quot;;&quot;&quot;;[DataDefsMstr.B179])" office:value-type="string" office:string-value="NameTable">
            <text:p>NameTable</text:p>
          </table:table-cell>
          <table:table-cell table:style-name="ce20" table:formula="of:=IF([DataDefsMstr.C179]=&quot;&quot;;&quot;&quot;;[DataDefsMstr.C179])" office:value-type="string" office:string-value="DeathYear">
            <text:p>DeathYear</text:p>
          </table:table-cell>
          <table:table-cell table:style-name="ce22" table:formula="of:=IF([DataDefsMstr.D179]=&quot;&quot;;&quot;&quot;;[DataDefsMstr.D179])" office:value-type="string" office:string-value="I">
            <text:p>I</text:p>
          </table:table-cell>
          <table:table-cell table:style-name="ce31" table:formula="of:=IF([DataDefsMstr.E179]=&quot;&quot;;&quot;&quot;;[DataDefsMstr.E179])">
            <text:p/>
          </table:table-cell>
          <table:table-cell table:style-name="ce31" table:formula="of:=IF([DataDefsMstr.F179]=&quot;&quot;;&quot;&quot;;[DataDefsMstr.F179])" office:value-type="string" office:string-value="0 or yyyy">
            <text:p>0 or yyyy</text:p>
          </table:table-cell>
          <table:table-cell table:style-name="ce36" table:formula="of:=IF([DataDefsMstr.G179]=&quot;&quot;;&quot;&quot;;[DataDefsMstr.G179])" office:value-type="string" office:string-value="Year extracted from EventTable.Date for Death FactType for Person, if Primary Name or Alternate Name.">
            <text:p>Year extracted from EventTable.Date for Death FactType for Person, if Primary Name or Alternate Name.</text:p>
          </table:table-cell>
          <table:table-cell table:number-columns-repeated="1017"/>
        </table:table-row>
        <table:table-row table:style-name="ro2">
          <table:table-cell table:style-name="ce12" table:formula="of:=IF([DataDefsMstr.A118]=&quot;&quot;;&quot;&quot;;[DataDefsMstr.A118])" office:value-type="float" office:value="125">
            <text:p>125</text:p>
          </table:table-cell>
          <table:table-cell table:style-name="ce16" table:formula="of:=IF([DataDefsMstr.B118]=&quot;&quot;;&quot;&quot;;[DataDefsMstr.B118])" office:value-type="string" office:string-value="LabelTable">
            <text:p>LabelTable</text:p>
          </table:table-cell>
          <table:table-cell table:style-name="ce19" table:formula="of:=IF([DataDefsMstr.C118]=&quot;&quot;;&quot;&quot;;[DataDefsMstr.C118])" office:value-type="string" office:string-value="Description">
            <text:p>Description</text:p>
          </table:table-cell>
          <table:table-cell table:style-name="ce22" table:formula="of:=IF([DataDefsMstr.D118]=&quot;&quot;;&quot;&quot;;[DataDefsMstr.D118])" office:value-type="string" office:string-value="T">
            <text:p>T</text:p>
          </table:table-cell>
          <table:table-cell table:style-name="ce31" table:formula="of:=IF([DataDefsMstr.E118]=&quot;&quot;;&quot;&quot;;[DataDefsMstr.E118])">
            <text:p/>
          </table:table-cell>
          <table:table-cell table:style-name="ce31" table:formula="of:=IF([DataDefsMstr.F118]=&quot;&quot;;&quot;&quot;;[DataDefsMstr.F118])" office:value-type="string" office:string-value="Text">
            <text:p>Text</text:p>
          </table:table-cell>
          <table:table-cell table:style-name="ce36" table:formula="of:=IF([DataDefsMstr.G118]=&quot;&quot;;&quot;&quot;;[DataDefsMstr.G118])" office:value-type="string" office:string-value="Description, not currently used?">
            <text:p>Description, not currently used?</text:p>
          </table:table-cell>
          <table:table-cell table:number-columns-repeated="1017"/>
        </table:table-row>
        <table:table-row table:style-name="ro2">
          <table:table-cell table:style-name="ce12" table:formula="of:=IF([DataDefsMstr.A151]=&quot;&quot;;&quot;&quot;;[DataDefsMstr.A151])" office:value-type="float" office:value="160">
            <text:p>160</text:p>
          </table:table-cell>
          <table:table-cell table:style-name="ce16" table:formula="of:=IF([DataDefsMstr.B151]=&quot;&quot;;&quot;&quot;;[DataDefsMstr.B151])" office:value-type="string" office:string-value="MediaLinkTable">
            <text:p>MediaLinkTable</text:p>
          </table:table-cell>
          <table:table-cell table:style-name="ce19" table:formula="of:=IF([DataDefsMstr.C151]=&quot;&quot;;&quot;&quot;;[DataDefsMstr.C151])" office:value-type="string" office:string-value="Description">
            <text:p>Description</text:p>
          </table:table-cell>
          <table:table-cell table:style-name="ce22" table:formula="of:=IF([DataDefsMstr.D151]=&quot;&quot;;&quot;&quot;;[DataDefsMstr.D151])" office:value-type="string" office:string-value="B">
            <text:p>B</text:p>
          </table:table-cell>
          <table:table-cell table:style-name="ce19" table:formula="of:=IF([DataDefsMstr.E151]=&quot;&quot;;&quot;&quot;;[DataDefsMstr.E151])">
            <text:p/>
          </table:table-cell>
          <table:table-cell table:style-name="ce19" table:formula="of:=IF([DataDefsMstr.F151]=&quot;&quot;;&quot;&quot;;[DataDefsMstr.F151])" office:value-type="string" office:string-value="Text">
            <text:p>Text</text:p>
          </table:table-cell>
          <table:table-cell table:style-name="ce34" table:formula="of:=IF([DataDefsMstr.G151]=&quot;&quot;;&quot;&quot;;[DataDefsMstr.G151])" office:value-type="string" office:string-value="Description, from Media Properties screen">
            <text:p>Description, from Media Properties screen</text:p>
          </table:table-cell>
          <table:table-cell table:number-columns-repeated="1017"/>
        </table:table-row>
        <table:table-row table:style-name="ro2">
          <table:table-cell table:style-name="ce12" table:formula="of:=IF([DataDefsMstr.A247]=&quot;&quot;;&quot;&quot;;[DataDefsMstr.A247])" office:value-type="float" office:value="264">
            <text:p>264</text:p>
          </table:table-cell>
          <table:table-cell table:style-name="ce16" table:formula="of:=IF([DataDefsMstr.B247]=&quot;&quot;;&quot;&quot;;[DataDefsMstr.B247])" office:value-type="string" office:string-value="SourceTemplateTable">
            <text:p>SourceTemplateTable</text:p>
          </table:table-cell>
          <table:table-cell table:style-name="ce19" table:formula="of:=IF([DataDefsMstr.C247]=&quot;&quot;;&quot;&quot;;[DataDefsMstr.C247])" office:value-type="string" office:string-value="Description">
            <text:p>Description</text:p>
          </table:table-cell>
          <table:table-cell table:style-name="ce22" table:formula="of:=IF([DataDefsMstr.D247]=&quot;&quot;;&quot;&quot;;[DataDefsMstr.D247])" office:value-type="string" office:string-value="T">
            <text:p>T</text:p>
          </table:table-cell>
          <table:table-cell table:style-name="ce19" table:formula="of:=IF([DataDefsMstr.E247]=&quot;&quot;;&quot;&quot;;[DataDefsMstr.E247])">
            <text:p/>
          </table:table-cell>
          <table:table-cell table:style-name="ce19" table:formula="of:=IF([DataDefsMstr.F247]=&quot;&quot;;&quot;&quot;;[DataDefsMstr.F247])" office:value-type="string" office:string-value="Text">
            <text:p>Text</text:p>
          </table:table-cell>
          <table:table-cell table:style-name="ce34" table:formula="of:=IF([DataDefsMstr.G247]=&quot;&quot;;&quot;&quot;;[DataDefsMstr.G247])" office:value-type="string" office:string-value="Description, from Source Template Description screen">
            <text:p>Description, from Source Template Description screen</text:p>
          </table:table-cell>
          <table:table-cell table:number-columns-repeated="1017"/>
        </table:table-row>
        <table:table-row table:style-name="ro3">
          <table:table-cell table:style-name="ce12" table:formula="of:=IF([DataDefsMstr.A9]=&quot;&quot;;&quot;&quot;;[DataDefsMstr.A9])" office:value-type="float" office:value="6">
            <text:p>6</text:p>
          </table:table-cell>
          <table:table-cell table:style-name="ce16" table:formula="of:=IF([DataDefsMstr.B9]=&quot;&quot;;&quot;&quot;;[DataDefsMstr.B9])" office:value-type="string" office:string-value="AddressLinkTable">
            <text:p>AddressLinkTable</text:p>
          </table:table-cell>
          <table:table-cell table:style-name="ce19" table:formula="of:=IF([DataDefsMstr.C9]=&quot;&quot;;&quot;&quot;;[DataDefsMstr.C9])" office:value-type="string" office:string-value="Details">
            <text:p>Details</text:p>
          </table:table-cell>
          <table:table-cell table:style-name="ce22" table:formula="of:=IF([DataDefsMstr.D9]=&quot;&quot;;&quot;&quot;;[DataDefsMstr.D9])" office:value-type="string" office:string-value="T">
            <text:p>T</text:p>
          </table:table-cell>
          <table:table-cell table:style-name="ce19" table:formula="of:=IF([DataDefsMstr.E9]=&quot;&quot;;&quot;&quot;;[DataDefsMstr.E9])">
            <text:p/>
          </table:table-cell>
          <table:table-cell table:style-name="ce19" table:formula="of:=IF([DataDefsMstr.F9]=&quot;&quot;;&quot;&quot;;[DataDefsMstr.F9])" office:value-type="string" office:string-value="Text or Null">
            <text:p>Text or Null</text:p>
          </table:table-cell>
          <table:table-cell table:style-name="ce34" table:formula="of:=IF([DataDefsMstr.G9]=&quot;&quot;;&quot;&quot;;[DataDefsMstr.G9])" office:value-type="string" office:string-value="Details (Call number from Repositories screen (OwnerType = 3); NULL, otherwise)">
            <text:p>Details (Call number from Repositories screen (OwnerType = 3); NULL, otherwise)</text:p>
          </table:table-cell>
          <table:table-cell table:number-columns-repeated="1017"/>
        </table:table-row>
        <table:table-row table:style-name="ro3">
          <table:table-cell table:style-name="ce12" table:formula="of:=IF([DataDefsMstr.A74]=&quot;&quot;;&quot;&quot;;[DataDefsMstr.A74])" office:value-type="float" office:value="76">
            <text:p>76</text:p>
          </table:table-cell>
          <table:table-cell table:style-name="ce16" table:formula="of:=IF([DataDefsMstr.B74]=&quot;&quot;;&quot;&quot;;[DataDefsMstr.B74])" office:value-type="string" office:string-value="EventTable">
            <text:p>EventTable</text:p>
          </table:table-cell>
          <table:table-cell table:style-name="ce19" table:formula="of:=IF([DataDefsMstr.C74]=&quot;&quot;;&quot;&quot;;[DataDefsMstr.C74])" office:value-type="string" office:string-value="Details">
            <text:p>Details</text:p>
          </table:table-cell>
          <table:table-cell table:style-name="ce22" table:formula="of:=IF([DataDefsMstr.D74]=&quot;&quot;;&quot;&quot;;[DataDefsMstr.D74])" office:value-type="string" office:string-value="B">
            <text:p>B</text:p>
          </table:table-cell>
          <table:table-cell table:style-name="ce19" table:formula="of:=IF([DataDefsMstr.E74]=&quot;&quot;;&quot;&quot;;[DataDefsMstr.E74])">
            <text:p/>
          </table:table-cell>
          <table:table-cell table:style-name="ce19" table:formula="of:=IF([DataDefsMstr.F74]=&quot;&quot;;&quot;&quot;;[DataDefsMstr.F74])" office:value-type="string" office:string-value="Null or text">
            <text:p>Null or text</text:p>
          </table:table-cell>
          <table:table-cell table:style-name="ce34" table:formula="of:=IF([DataDefsMstr.G74]=&quot;&quot;;&quot;&quot;;[DataDefsMstr.G74])" office:value-type="string" office:string-value="Content of Description field in Edit Person fact/event pane">
            <text:p>Content of Description field in Edit Person fact/event pane</text:p>
          </table:table-cell>
          <table:table-cell table:number-columns-repeated="1017"/>
        </table:table-row>
        <table:table-row table:style-name="ro4">
          <table:table-cell table:style-name="ce12" table:formula="of:=IF([DataDefsMstr.A227]=&quot;&quot;;&quot;&quot;;[DataDefsMstr.A227])" office:value-type="float" office:value="241">
            <text:p>241</text:p>
          </table:table-cell>
          <table:table-cell table:style-name="ce16" table:formula="of:=IF([DataDefsMstr.B227]=&quot;&quot;;&quot;&quot;;[DataDefsMstr.B227])" office:value-type="string" office:string-value="ResearchTable">
            <text:p>ResearchTable</text:p>
          </table:table-cell>
          <table:table-cell table:style-name="ce19" table:formula="of:=IF([DataDefsMstr.C227]=&quot;&quot;;&quot;&quot;;[DataDefsMstr.C227])" office:value-type="string" office:string-value="Details">
            <text:p>Details</text:p>
          </table:table-cell>
          <table:table-cell table:style-name="ce22" table:formula="of:=IF([DataDefsMstr.D227]=&quot;&quot;;&quot;&quot;;[DataDefsMstr.D227])" office:value-type="string" office:string-value="B">
            <text:p>B</text:p>
          </table:table-cell>
          <table:table-cell table:style-name="ce19" table:formula="of:=IF([DataDefsMstr.E227]=&quot;&quot;;&quot;&quot;;[DataDefsMstr.E227])">
            <text:p/>
          </table:table-cell>
          <table:table-cell table:style-name="ce19" table:formula="of:=IF([DataDefsMstr.F227]=&quot;&quot;;&quot;&quot;;[DataDefsMstr.F227])" office:value-type="string" office:string-value="Text or Null">
            <text:p>Text or Null</text:p>
          </table:table-cell>
          <table:table-cell table:style-name="ce34" table:formula="of:=IF([DataDefsMstr.G227]=&quot;&quot;;&quot;&quot;;[DataDefsMstr.G227])" office:value-type="string" office:string-value="Details and results, from Edit ToDo item screen (TaskType = 0), Details, from Edit Correspondence screen (TaskType = 1)">
            <text:p>Details and results, from Edit ToDo item screen (TaskType = 0), Details, from Edit Correspondence screen (TaskType = 1)</text:p>
          </table:table-cell>
          <table:table-cell table:number-columns-repeated="1017"/>
        </table:table-row>
        <table:table-row table:style-name="ro4">
          <table:table-cell table:style-name="ce12" table:formula="of:=IF([DataDefsMstr.A72]=&quot;&quot;;&quot;&quot;;[DataDefsMstr.A72])" office:value-type="float" office:value="74">
            <text:p>74</text:p>
          </table:table-cell>
          <table:table-cell table:style-name="ce16" table:formula="of:=IF([DataDefsMstr.B72]=&quot;&quot;;&quot;&quot;;[DataDefsMstr.B72])" office:value-type="string" office:string-value="EventTable">
            <text:p>EventTable</text:p>
          </table:table-cell>
          <table:table-cell table:style-name="ce19" table:formula="of:=IF([DataDefsMstr.C72]=&quot;&quot;;&quot;&quot;;[DataDefsMstr.C72])" office:value-type="string" office:string-value="EditDate">
            <text:p>EditDate</text:p>
          </table:table-cell>
          <table:table-cell table:style-name="ce22" table:formula="of:=IF([DataDefsMstr.D72]=&quot;&quot;;&quot;&quot;;[DataDefsMstr.D72])" office:value-type="string" office:string-value="F">
            <text:p>F</text:p>
          </table:table-cell>
          <table:table-cell table:style-name="ce19" table:formula="of:=IF([DataDefsMstr.E72]=&quot;&quot;;&quot;&quot;;[DataDefsMstr.E72])">
            <text:p/>
          </table:table-cell>
          <table:table-cell table:style-name="ce19" table:formula="of:=IF([DataDefsMstr.F72]=&quot;&quot;;&quot;&quot;;[DataDefsMstr.F72])" office:value-type="string" office:string-value="nnnnn.nnnnnnnnnn">
            <text:p>nnnnn.nnnnnnnnnn</text:p>
          </table:table-cell>
          <table:table-cell table:style-name="ce34" table:formula="of:=IF([DataDefsMstr.G72]=&quot;&quot;;&quot;&quot;;[DataDefsMstr.G72])" office:value-type="string" office:string-value="Seems to be system generated time stamp rep'ing date the event was created, although wonder if date the event was last edited was intended">
            <text:p>Seems to be system generated time stamp rep'ing date the event was created, although wonder if date the event was last edited was intended</text:p>
          </table:table-cell>
          <table:table-cell table:number-columns-repeated="1017"/>
        </table:table-row>
        <table:table-row table:style-name="ro2">
          <table:table-cell table:style-name="ce12" table:formula="of:=IF([DataDefsMstr.A175]=&quot;&quot;;&quot;&quot;;[DataDefsMstr.A175])" office:value-type="float" office:value="186">
            <text:p>186</text:p>
          </table:table-cell>
          <table:table-cell table:style-name="ce16" table:formula="of:=IF([DataDefsMstr.B175]=&quot;&quot;;&quot;&quot;;[DataDefsMstr.B175])" office:value-type="string" office:string-value="NameTable">
            <text:p>NameTable</text:p>
          </table:table-cell>
          <table:table-cell table:style-name="ce20" table:formula="of:=IF([DataDefsMstr.C175]=&quot;&quot;;&quot;&quot;;[DataDefsMstr.C175])" office:value-type="string" office:string-value="EditDate">
            <text:p>EditDate</text:p>
          </table:table-cell>
          <table:table-cell table:style-name="ce22" table:formula="of:=IF([DataDefsMstr.D175]=&quot;&quot;;&quot;&quot;;[DataDefsMstr.D175])" office:value-type="string" office:string-value="F">
            <text:p>F</text:p>
          </table:table-cell>
          <table:table-cell table:style-name="ce31" table:formula="of:=IF([DataDefsMstr.E175]=&quot;&quot;;&quot;&quot;;[DataDefsMstr.E175])">
            <text:p/>
          </table:table-cell>
          <table:table-cell table:style-name="ce31" table:formula="of:=IF([DataDefsMstr.F175]=&quot;&quot;;&quot;&quot;;[DataDefsMstr.F175])" office:value-type="string" office:string-value="0">
            <text:p>0</text:p>
          </table:table-cell>
          <table:table-cell table:style-name="ce36" table:formula="of:=IF([DataDefsMstr.G175]=&quot;&quot;;&quot;&quot;;[DataDefsMstr.G175])" office:value-type="string" office:string-value="Unused?">
            <text:p>Unused?</text:p>
          </table:table-cell>
          <table:table-cell table:number-columns-repeated="1017"/>
        </table:table-row>
        <table:table-row table:style-name="ro4">
          <table:table-cell table:style-name="ce12" table:formula="of:=IF([DataDefsMstr.A188]=&quot;&quot;;&quot;&quot;;[DataDefsMstr.A188])" office:value-type="float" office:value="200">
            <text:p>200</text:p>
          </table:table-cell>
          <table:table-cell table:style-name="ce16" table:formula="of:=IF([DataDefsMstr.B188]=&quot;&quot;;&quot;&quot;;[DataDefsMstr.B188])" office:value-type="string" office:string-value="PersonTable">
            <text:p>PersonTable</text:p>
          </table:table-cell>
          <table:table-cell table:style-name="ce19" table:formula="of:=IF([DataDefsMstr.C188]=&quot;&quot;;&quot;&quot;;[DataDefsMstr.C188])" office:value-type="string" office:string-value="EditDate">
            <text:p>EditDate</text:p>
          </table:table-cell>
          <table:table-cell table:style-name="ce22" table:formula="of:=IF([DataDefsMstr.D188]=&quot;&quot;;&quot;&quot;;[DataDefsMstr.D188])" office:value-type="string" office:string-value="F">
            <text:p>F</text:p>
          </table:table-cell>
          <table:table-cell table:style-name="ce19" table:formula="of:=IF([DataDefsMstr.E188]=&quot;&quot;;&quot;&quot;;[DataDefsMstr.E188])">
            <text:p/>
          </table:table-cell>
          <table:table-cell table:style-name="ce19" table:formula="of:=IF([DataDefsMstr.F188]=&quot;&quot;;&quot;&quot;;[DataDefsMstr.F188])" office:value-type="string" office:string-value="1,2,3...">
            <text:p>1,2,3...</text:p>
          </table:table-cell>
          <table:table-cell table:style-name="ce35" table:formula="of:=IF([DataDefsMstr.G188]=&quot;&quot;;&quot;&quot;;[DataDefsMstr.G188])" office:value-type="string" office:string-value="Date Last Edited, from Edit Person screen (number of days from 12/31/1899; 1 = 1/1/1900, 36526 = 1/1/2000, etc)">
            <text:p>Date Last Edited, from Edit Person screen (number of days from 12/31/1899; 1 = 1/1/1900, 36526 = 1/1/2000, etc)</text:p>
          </table:table-cell>
          <table:table-cell table:number-columns-repeated="1017"/>
        </table:table-row>
        <table:table-row table:style-name="ro3">
          <table:table-cell table:style-name="ce12" table:formula="of:=IF([DataDefsMstr.A22]=&quot;&quot;;&quot;&quot;;[DataDefsMstr.A22])" office:value-type="float" office:value="20">
            <text:p>20</text:p>
          </table:table-cell>
          <table:table-cell table:style-name="ce16" table:formula="of:=IF([DataDefsMstr.B22]=&quot;&quot;;&quot;&quot;;[DataDefsMstr.B22])" office:value-type="string" office:string-value="AddressTable">
            <text:p>AddressTable</text:p>
          </table:table-cell>
          <table:table-cell table:style-name="ce19" table:formula="of:=IF([DataDefsMstr.C22]=&quot;&quot;;&quot;&quot;;[DataDefsMstr.C22])" office:value-type="string" office:string-value="Email">
            <text:p>Email</text:p>
          </table:table-cell>
          <table:table-cell table:style-name="ce22" table:formula="of:=IF([DataDefsMstr.D22]=&quot;&quot;;&quot;&quot;;[DataDefsMstr.D22])" office:value-type="string" office:string-value="T">
            <text:p>T</text:p>
          </table:table-cell>
          <table:table-cell table:style-name="ce19" table:formula="of:=IF([DataDefsMstr.E22]=&quot;&quot;;&quot;&quot;;[DataDefsMstr.E22])">
            <text:p/>
          </table:table-cell>
          <table:table-cell table:style-name="ce19" table:formula="of:=IF([DataDefsMstr.F22]=&quot;&quot;;&quot;&quot;;[DataDefsMstr.F22])" office:value-type="string" office:string-value="Text">
            <text:p>Text</text:p>
          </table:table-cell>
          <table:table-cell table:style-name="ce34" table:formula="of:=IF([DataDefsMstr.G22]=&quot;&quot;;&quot;&quot;;[DataDefsMstr.G22])" office:value-type="string" office:string-value="Email, from Edit Address screen or Edit Repository screen">
            <text:p>Email, from Edit Address screen or Edit Repository screen</text:p>
          </table:table-cell>
          <table:table-cell table:number-columns-repeated="1017"/>
        </table:table-row>
        <table:table-row table:style-name="ro4">
          <table:table-cell table:style-name="ce12" table:formula="of:=IF([DataDefsMstr.A113]=&quot;&quot;;&quot;&quot;;[DataDefsMstr.A113])" office:value-type="float" office:value="119">
            <text:p>119</text:p>
          </table:table-cell>
          <table:table-cell table:style-name="ce16" table:formula="of:=IF([DataDefsMstr.B113]=&quot;&quot;;&quot;&quot;;[DataDefsMstr.B113])" office:value-type="string" office:string-value="GroupTable">
            <text:p>GroupTable</text:p>
          </table:table-cell>
          <table:table-cell table:style-name="ce19" table:formula="of:=IF([DataDefsMstr.C113]=&quot;&quot;;&quot;&quot;;[DataDefsMstr.C113])" office:value-type="string" office:string-value="EndID">
            <text:p>EndID</text:p>
          </table:table-cell>
          <table:table-cell table:style-name="ce22" table:formula="of:=IF([DataDefsMstr.D113]=&quot;&quot;;&quot;&quot;;[DataDefsMstr.D113])" office:value-type="string" office:string-value="I">
            <text:p>I</text:p>
          </table:table-cell>
          <table:table-cell table:style-name="ce19" table:formula="of:=IF([DataDefsMstr.E113]=&quot;&quot;;&quot;&quot;;[DataDefsMstr.E113])">
            <text:p/>
          </table:table-cell>
          <table:table-cell table:style-name="ce19" table:formula="of:=IF([DataDefsMstr.F113]=&quot;&quot;;&quot;&quot;;[DataDefsMstr.F113])" office:value-type="string" office:string-value="Integer">
            <text:p>Integer</text:p>
          </table:table-cell>
          <table:table-cell table:style-name="ce34" table:formula="of:=IF([DataDefsMstr.G113]=&quot;&quot;;&quot;&quot;;[DataDefsMstr.G113])" office:value-type="string" office:string-value="Ending Identification Number of consecutively-numbered people in range, linking to PersonID in PersonTable">
            <text:p>Ending Identification Number of consecutively-numbered people in range, linking to PersonID in PersonTable</text:p>
          </table:table-cell>
          <table:table-cell table:number-columns-repeated="1017"/>
        </table:table-row>
        <table:table-row table:style-name="ro4">
          <table:table-cell table:style-name="ce12" table:formula="of:=IF([DataDefsMstr.A59]=&quot;&quot;;&quot;&quot;;[DataDefsMstr.A59])" office:value-type="float" office:value="61">
            <text:p>61</text:p>
          </table:table-cell>
          <table:table-cell table:style-name="ce16" table:formula="of:=IF([DataDefsMstr.B59]=&quot;&quot;;&quot;&quot;;[DataDefsMstr.B59])" office:value-type="string" office:string-value="EventTable">
            <text:p>EventTable</text:p>
          </table:table-cell>
          <table:table-cell table:style-name="ce19" table:formula="of:=IF([DataDefsMstr.C59]=&quot;&quot;;&quot;&quot;;[DataDefsMstr.C59])" office:value-type="string" office:string-value="EventID">
            <text:p>EventID</text:p>
          </table:table-cell>
          <table:table-cell table:style-name="ce22" table:formula="of:=IF([DataDefsMstr.D59]=&quot;&quot;;&quot;&quot;;[DataDefsMstr.D59])" office:value-type="string" office:string-value="I">
            <text:p>I</text:p>
          </table:table-cell>
          <table:table-cell table:style-name="ce19" table:formula="of:=IF([DataDefsMstr.E59]=&quot;&quot;;&quot;&quot;;[DataDefsMstr.E59])" office:value-type="string" office:string-value="PRIMARY">
            <text:p>PRIMARY</text:p>
          </table:table-cell>
          <table:table-cell table:style-name="ce19" table:formula="of:=IF([DataDefsMstr.F59]=&quot;&quot;;&quot;&quot;;[DataDefsMstr.F59])" office:value-type="string" office:string-value="1,2,3...">
            <text:p>1,2,3...</text:p>
          </table:table-cell>
          <table:table-cell table:style-name="ce34" table:formula="of:=IF([DataDefsMstr.G59]=&quot;&quot;;&quot;&quot;;[DataDefsMstr.G59])" office:value-type="string" office:string-value="Record number in eventtable. Used to look up witnesses to event (persons sharing the fact) in WitnessTable">
            <text:p>Record number in eventtable. Used to look up witnesses to event (persons sharing the fact) in WitnessTable</text:p>
          </table:table-cell>
          <table:table-cell table:number-columns-repeated="1017"/>
        </table:table-row>
        <table:table-row table:style-name="ro3">
          <table:table-cell table:style-name="ce12" table:formula="of:=IF([DataDefsMstr.A256]=&quot;&quot;;&quot;&quot;;[DataDefsMstr.A256])" office:value-type="float" office:value="274">
            <text:p>274</text:p>
          </table:table-cell>
          <table:table-cell table:style-name="ce16" table:formula="of:=IF([DataDefsMstr.B256]=&quot;&quot;;&quot;&quot;;[DataDefsMstr.B256])" office:value-type="string" office:string-value="WitnessTable">
            <text:p>WitnessTable</text:p>
          </table:table-cell>
          <table:table-cell table:style-name="ce19" table:formula="of:=IF([DataDefsMstr.C256]=&quot;&quot;;&quot;&quot;;[DataDefsMstr.C256])" office:value-type="string" office:string-value="EventID">
            <text:p>EventID</text:p>
          </table:table-cell>
          <table:table-cell table:style-name="ce22" table:formula="of:=IF([DataDefsMstr.D256]=&quot;&quot;;&quot;&quot;;[DataDefsMstr.D256])" office:value-type="string" office:string-value="I">
            <text:p>I</text:p>
          </table:table-cell>
          <table:table-cell table:style-name="ce19" table:formula="of:=IF([DataDefsMstr.E256]=&quot;&quot;;&quot;&quot;;[DataDefsMstr.E256])">
            <text:p/>
          </table:table-cell>
          <table:table-cell table:style-name="ce19" table:formula="of:=IF([DataDefsMstr.F256]=&quot;&quot;;&quot;&quot;;[DataDefsMstr.F256])" office:value-type="string" office:string-value="1,2,3...">
            <text:p>1,2,3...</text:p>
          </table:table-cell>
          <table:table-cell table:style-name="ce34" table:formula="of:=IF([DataDefsMstr.G256]=&quot;&quot;;&quot;&quot;;[DataDefsMstr.G256])" office:value-type="string" office:string-value="Event Identification Number, linking to EventID of EventTable">
            <text:p>Event Identification Number, linking to EventID of EventTable</text:p>
          </table:table-cell>
          <table:table-cell table:number-columns-repeated="1017"/>
        </table:table-row>
        <table:table-row table:style-name="ro3">
          <table:table-cell table:style-name="ce12" table:formula="of:=IF([DataDefsMstr.A60]=&quot;&quot;;&quot;&quot;;[DataDefsMstr.A60])" office:value-type="float" office:value="62">
            <text:p>62</text:p>
          </table:table-cell>
          <table:table-cell table:style-name="ce16" table:formula="of:=IF([DataDefsMstr.B60]=&quot;&quot;;&quot;&quot;;[DataDefsMstr.B60])" office:value-type="string" office:string-value="EventTable">
            <text:p>EventTable</text:p>
          </table:table-cell>
          <table:table-cell table:style-name="ce19" table:formula="of:=IF([DataDefsMstr.C60]=&quot;&quot;;&quot;&quot;;[DataDefsMstr.C60])" office:value-type="string" office:string-value="EventType">
            <text:p>EventType</text:p>
          </table:table-cell>
          <table:table-cell table:style-name="ce22" table:formula="of:=IF([DataDefsMstr.D60]=&quot;&quot;;&quot;&quot;;[DataDefsMstr.D60])" office:value-type="string" office:string-value="I">
            <text:p>I</text:p>
          </table:table-cell>
          <table:table-cell table:style-name="ce19" table:formula="of:=IF([DataDefsMstr.E60]=&quot;&quot;;&quot;&quot;;[DataDefsMstr.E60])">
            <text:p/>
          </table:table-cell>
          <table:table-cell table:style-name="ce19" table:formula="of:=IF([DataDefsMstr.F60]=&quot;&quot;;&quot;&quot;;[DataDefsMstr.F60])" office:value-type="string" office:string-value="1,2,3...">
            <text:p>1,2,3...</text:p>
          </table:table-cell>
          <table:table-cell table:style-name="ce34" table:formula="of:=IF([DataDefsMstr.G60]=&quot;&quot;;&quot;&quot;;[DataDefsMstr.G60])" office:value-type="string" office:string-value="Used to look up Fact Type in FactTypeTable. (See Fact/Event Types)">
            <text:p>Used to look up Fact Type in FactTypeTable. (See Fact/Event Types)</text:p>
          </table:table-cell>
          <table:table-cell table:number-columns-repeated="1017"/>
        </table:table-row>
        <table:table-row table:style-name="ro2">
          <table:table-cell table:style-name="ce12" table:formula="of:=IF([DataDefsMstr.A232]=&quot;&quot;;&quot;&quot;;[DataDefsMstr.A232])" office:value-type="float" office:value="247">
            <text:p>247</text:p>
          </table:table-cell>
          <table:table-cell table:style-name="ce16" table:formula="of:=IF([DataDefsMstr.B232]=&quot;&quot;;&quot;&quot;;[DataDefsMstr.B232])" office:value-type="string" office:string-value="RoleTable">
            <text:p>RoleTable</text:p>
          </table:table-cell>
          <table:table-cell table:style-name="ce19" table:formula="of:=IF([DataDefsMstr.C232]=&quot;&quot;;&quot;&quot;;[DataDefsMstr.C232])" office:value-type="string" office:string-value="EventType">
            <text:p>EventType</text:p>
          </table:table-cell>
          <table:table-cell table:style-name="ce22" table:formula="of:=IF([DataDefsMstr.D232]=&quot;&quot;;&quot;&quot;;[DataDefsMstr.D232])" office:value-type="string" office:string-value="I">
            <text:p>I</text:p>
          </table:table-cell>
          <table:table-cell table:style-name="ce19" table:formula="of:=IF([DataDefsMstr.E232]=&quot;&quot;;&quot;&quot;;[DataDefsMstr.E232])">
            <text:p/>
          </table:table-cell>
          <table:table-cell table:style-name="ce19" table:formula="of:=IF([DataDefsMstr.F232]=&quot;&quot;;&quot;&quot;;[DataDefsMstr.F232])" office:value-type="string" office:string-value="1,2,3...">
            <text:p>1,2,3...</text:p>
          </table:table-cell>
          <table:table-cell table:style-name="ce34" table:formula="of:=IF([DataDefsMstr.G232]=&quot;&quot;;&quot;&quot;;[DataDefsMstr.G232])" office:value-type="string" office:string-value="Event Type, linking to FactTypeID in FactTypeTable">
            <text:p>Event Type, linking to FactTypeID in FactTypeTable</text:p>
          </table:table-cell>
          <table:table-cell table:number-columns-repeated="1017"/>
        </table:table-row>
        <table:table-row table:style-name="ro3">
          <table:table-cell table:style-name="ce12" table:formula="of:=IF([DataDefsMstr.A79]=&quot;&quot;;&quot;&quot;;[DataDefsMstr.A79])" office:value-type="float" office:value="82">
            <text:p>82</text:p>
          </table:table-cell>
          <table:table-cell table:style-name="ce16" table:formula="of:=IF([DataDefsMstr.B79]=&quot;&quot;;&quot;&quot;;[DataDefsMstr.B79])" office:value-type="string" office:string-value="ExclusionTable">
            <text:p>ExclusionTable</text:p>
          </table:table-cell>
          <table:table-cell table:style-name="ce19" table:formula="of:=IF([DataDefsMstr.C79]=&quot;&quot;;&quot;&quot;;[DataDefsMstr.C79])" office:value-type="string" office:string-value="ExclusionType">
            <text:p>ExclusionType</text:p>
          </table:table-cell>
          <table:table-cell table:style-name="ce22" table:formula="of:=IF([DataDefsMstr.D79]=&quot;&quot;;&quot;&quot;;[DataDefsMstr.D79])" office:value-type="string" office:string-value="I">
            <text:p>I</text:p>
          </table:table-cell>
          <table:table-cell table:style-name="ce19" table:formula="of:=IF([DataDefsMstr.E79]=&quot;&quot;;&quot;&quot;;[DataDefsMstr.E79])">
            <text:p/>
          </table:table-cell>
          <table:table-cell table:style-name="ce19" table:formula="of:=IF([DataDefsMstr.F79]=&quot;&quot;;&quot;&quot;;[DataDefsMstr.F79])" office:value-type="string" office:string-value="2, Others?">
            <text:p>2, Others?</text:p>
          </table:table-cell>
          <table:table-cell table:style-name="ce34" table:formula="of:=IF([DataDefsMstr.G79]=&quot;&quot;;&quot;&quot;;[DataDefsMstr.G79])" office:value-type="string" office:string-value="Exclusion Type (2 = Problem List (not a problem), Others?)">
            <text:p>Exclusion Type (2 = Problem List (not a problem), Others?)</text:p>
          </table:table-cell>
          <table:table-cell table:number-columns-repeated="1017"/>
        </table:table-row>
        <table:table-row table:style-name="ro2">
          <table:table-cell table:style-name="ce12" table:formula="of:=IF([DataDefsMstr.A127]=&quot;&quot;;&quot;&quot;;[DataDefsMstr.A127])" office:value-type="float" office:value="135">
            <text:p>135</text:p>
          </table:table-cell>
          <table:table-cell table:style-name="ce16" table:formula="of:=IF([DataDefsMstr.B127]=&quot;&quot;;&quot;&quot;;[DataDefsMstr.B127])" office:value-type="string" office:string-value="LinkTable">
            <text:p>LinkTable</text:p>
          </table:table-cell>
          <table:table-cell table:style-name="ce19" table:formula="of:=IF([DataDefsMstr.C127]=&quot;&quot;;&quot;&quot;;[DataDefsMstr.C127])" office:value-type="string" office:string-value="extDate">
            <text:p>extDate</text:p>
          </table:table-cell>
          <table:table-cell table:style-name="ce22" table:formula="of:=IF([DataDefsMstr.D127]=&quot;&quot;;&quot;&quot;;[DataDefsMstr.D127])" office:value-type="string" office:string-value="F">
            <text:p>F</text:p>
          </table:table-cell>
          <table:table-cell table:style-name="ce19" table:formula="of:=IF([DataDefsMstr.E127]=&quot;&quot;;&quot;&quot;;[DataDefsMstr.E127])">
            <text:p/>
          </table:table-cell>
          <table:table-cell table:style-name="ce19" table:formula="of:=IF([DataDefsMstr.F127]=&quot;&quot;;&quot;&quot;;[DataDefsMstr.F127])">
            <text:p/>
          </table:table-cell>
          <table:table-cell table:style-name="ce35" table:formula="of:=IF([DataDefsMstr.G127]=&quot;&quot;;&quot;&quot;;[DataDefsMstr.G127])" office:value-type="string" office:string-value="table currently used for nFS?">
            <text:p>table currently used for nFS?</text:p>
          </table:table-cell>
          <table:table-cell table:number-columns-repeated="1017"/>
        </table:table-row>
        <table:table-row table:style-name="ro2">
          <table:table-cell table:style-name="ce12" table:formula="of:=IF([DataDefsMstr.A124]=&quot;&quot;;&quot;&quot;;[DataDefsMstr.A124])" office:value-type="float" office:value="132">
            <text:p>132</text:p>
          </table:table-cell>
          <table:table-cell table:style-name="ce16" table:formula="of:=IF([DataDefsMstr.B124]=&quot;&quot;;&quot;&quot;;[DataDefsMstr.B124])" office:value-type="string" office:string-value="LinkTable">
            <text:p>LinkTable</text:p>
          </table:table-cell>
          <table:table-cell table:style-name="ce19" table:formula="of:=IF([DataDefsMstr.C124]=&quot;&quot;;&quot;&quot;;[DataDefsMstr.C124])" office:value-type="string" office:string-value="extID">
            <text:p>extID</text:p>
          </table:table-cell>
          <table:table-cell table:style-name="ce22" table:formula="of:=IF([DataDefsMstr.D124]=&quot;&quot;;&quot;&quot;;[DataDefsMstr.D124])" office:value-type="string" office:string-value="T">
            <text:p>T</text:p>
          </table:table-cell>
          <table:table-cell table:style-name="ce19" table:formula="of:=IF([DataDefsMstr.E124]=&quot;&quot;;&quot;&quot;;[DataDefsMstr.E124])">
            <text:p/>
          </table:table-cell>
          <table:table-cell table:style-name="ce19" table:formula="of:=IF([DataDefsMstr.F124]=&quot;&quot;;&quot;&quot;;[DataDefsMstr.F124])">
            <text:p/>
          </table:table-cell>
          <table:table-cell table:style-name="ce35" table:formula="of:=IF([DataDefsMstr.G124]=&quot;&quot;;&quot;&quot;;[DataDefsMstr.G124])" office:value-type="string" office:string-value="table currently used for nFS?">
            <text:p>table currently used for nFS?</text:p>
          </table:table-cell>
          <table:table-cell table:number-columns-repeated="1017"/>
        </table:table-row>
        <table:table-row table:style-name="ro2">
          <table:table-cell table:style-name="ce12" table:formula="of:=IF([DataDefsMstr.A121]=&quot;&quot;;&quot;&quot;;[DataDefsMstr.A121])" office:value-type="float" office:value="129">
            <text:p>129</text:p>
          </table:table-cell>
          <table:table-cell table:style-name="ce16" table:formula="of:=IF([DataDefsMstr.B121]=&quot;&quot;;&quot;&quot;;[DataDefsMstr.B121])" office:value-type="string" office:string-value="LinkTable">
            <text:p>LinkTable</text:p>
          </table:table-cell>
          <table:table-cell table:style-name="ce19" table:formula="of:=IF([DataDefsMstr.C121]=&quot;&quot;;&quot;&quot;;[DataDefsMstr.C121])" office:value-type="string" office:string-value="extSystem">
            <text:p>extSystem</text:p>
          </table:table-cell>
          <table:table-cell table:style-name="ce22" table:formula="of:=IF([DataDefsMstr.D121]=&quot;&quot;;&quot;&quot;;[DataDefsMstr.D121])" office:value-type="string" office:string-value="I">
            <text:p>I</text:p>
          </table:table-cell>
          <table:table-cell table:style-name="ce19" table:formula="of:=IF([DataDefsMstr.E121]=&quot;&quot;;&quot;&quot;;[DataDefsMstr.E121])">
            <text:p/>
          </table:table-cell>
          <table:table-cell table:style-name="ce19" table:formula="of:=IF([DataDefsMstr.F121]=&quot;&quot;;&quot;&quot;;[DataDefsMstr.F121])">
            <text:p/>
          </table:table-cell>
          <table:table-cell table:style-name="ce35" table:formula="of:=IF([DataDefsMstr.G121]=&quot;&quot;;&quot;&quot;;[DataDefsMstr.G121])" office:value-type="string" office:string-value="table currently used for nFS?">
            <text:p>table currently used for nFS?</text:p>
          </table:table-cell>
          <table:table-cell table:number-columns-repeated="1017"/>
        </table:table-row>
        <table:table-row table:style-name="ro2">
          <table:table-cell table:style-name="ce12" table:formula="of:=IF([DataDefsMstr.A126]=&quot;&quot;;&quot;&quot;;[DataDefsMstr.A126])" office:value-type="float" office:value="134">
            <text:p>134</text:p>
          </table:table-cell>
          <table:table-cell table:style-name="ce16" table:formula="of:=IF([DataDefsMstr.B126]=&quot;&quot;;&quot;&quot;;[DataDefsMstr.B126])" office:value-type="string" office:string-value="LinkTable">
            <text:p>LinkTable</text:p>
          </table:table-cell>
          <table:table-cell table:style-name="ce19" table:formula="of:=IF([DataDefsMstr.C126]=&quot;&quot;;&quot;&quot;;[DataDefsMstr.C126])" office:value-type="string" office:string-value="extVersion">
            <text:p>extVersion</text:p>
          </table:table-cell>
          <table:table-cell table:style-name="ce22" table:formula="of:=IF([DataDefsMstr.D126]=&quot;&quot;;&quot;&quot;;[DataDefsMstr.D126])" office:value-type="string" office:string-value="T">
            <text:p>T</text:p>
          </table:table-cell>
          <table:table-cell table:style-name="ce19" table:formula="of:=IF([DataDefsMstr.E126]=&quot;&quot;;&quot;&quot;;[DataDefsMstr.E126])">
            <text:p/>
          </table:table-cell>
          <table:table-cell table:style-name="ce19" table:formula="of:=IF([DataDefsMstr.F126]=&quot;&quot;;&quot;&quot;;[DataDefsMstr.F126])">
            <text:p/>
          </table:table-cell>
          <table:table-cell table:style-name="ce35" table:formula="of:=IF([DataDefsMstr.G126]=&quot;&quot;;&quot;&quot;;[DataDefsMstr.G126])" office:value-type="string" office:string-value="table currently used for nFS?">
            <text:p>table currently used for nFS?</text:p>
          </table:table-cell>
          <table:table-cell table:number-columns-repeated="1017"/>
        </table:table-row>
        <table:table-row table:style-name="ro3">
          <table:table-cell table:style-name="ce12" table:formula="of:=IF([DataDefsMstr.A83]=&quot;&quot;;&quot;&quot;;[DataDefsMstr.A83])" office:value-type="float" office:value="87">
            <text:p>87</text:p>
          </table:table-cell>
          <table:table-cell table:style-name="ce16" table:formula="of:=IF([DataDefsMstr.B83]=&quot;&quot;;&quot;&quot;;[DataDefsMstr.B83])" office:value-type="string" office:string-value="FactTypeTable">
            <text:p>FactTypeTable</text:p>
          </table:table-cell>
          <table:table-cell table:style-name="ce19" table:formula="of:=IF([DataDefsMstr.C83]=&quot;&quot;;&quot;&quot;;[DataDefsMstr.C83])" office:value-type="string" office:string-value="FactTypeID">
            <text:p>FactTypeID</text:p>
          </table:table-cell>
          <table:table-cell table:style-name="ce22" table:formula="of:=IF([DataDefsMstr.D83]=&quot;&quot;;&quot;&quot;;[DataDefsMstr.D83])" office:value-type="string" office:string-value="I">
            <text:p>I</text:p>
          </table:table-cell>
          <table:table-cell table:style-name="ce19" table:formula="of:=IF([DataDefsMstr.E83]=&quot;&quot;;&quot;&quot;;[DataDefsMstr.E83])" office:value-type="string" office:string-value="PRIMARY">
            <text:p>PRIMARY</text:p>
          </table:table-cell>
          <table:table-cell table:style-name="ce19" table:formula="of:=IF([DataDefsMstr.F83]=&quot;&quot;;&quot;&quot;;[DataDefsMstr.F83])" office:value-type="string" office:string-value="1,2,3...">
            <text:p>1,2,3...</text:p>
          </table:table-cell>
          <table:table-cell table:style-name="ce34" table:formula="of:=IF([DataDefsMstr.G83]=&quot;&quot;;&quot;&quot;;[DataDefsMstr.G83])" office:value-type="string" office:string-value="Fact Type Identification Number; built-in &lt; 1000, user-defined &gt;= 1000">
            <text:p>Fact Type Identification Number; built-in &lt; 1000, user-defined &gt;= 1000</text:p>
          </table:table-cell>
          <table:table-cell table:number-columns-repeated="1017"/>
        </table:table-row>
        <table:table-row table:style-name="ro2">
          <table:table-cell table:style-name="ce12" table:formula="of:=IF([DataDefsMstr.A30]=&quot;&quot;;&quot;&quot;;[DataDefsMstr.A30])" office:value-type="float" office:value="29">
            <text:p>29</text:p>
          </table:table-cell>
          <table:table-cell table:style-name="ce16" table:formula="of:=IF([DataDefsMstr.B30]=&quot;&quot;;&quot;&quot;;[DataDefsMstr.B30])" office:value-type="string" office:string-value="ChildTable">
            <text:p>ChildTable</text:p>
          </table:table-cell>
          <table:table-cell table:style-name="ce19" table:formula="of:=IF([DataDefsMstr.C30]=&quot;&quot;;&quot;&quot;;[DataDefsMstr.C30])" office:value-type="string" office:string-value="FamilyID">
            <text:p>FamilyID</text:p>
          </table:table-cell>
          <table:table-cell table:style-name="ce22" table:formula="of:=IF([DataDefsMstr.D30]=&quot;&quot;;&quot;&quot;;[DataDefsMstr.D30])" office:value-type="string" office:string-value="I">
            <text:p>I</text:p>
          </table:table-cell>
          <table:table-cell table:style-name="ce19" table:formula="of:=IF([DataDefsMstr.E30]=&quot;&quot;;&quot;&quot;;[DataDefsMstr.E30])">
            <text:p/>
          </table:table-cell>
          <table:table-cell table:style-name="ce19" table:formula="of:=IF([DataDefsMstr.F30]=&quot;&quot;;&quot;&quot;;[DataDefsMstr.F30])" office:value-type="string" office:string-value="1,2,3...">
            <text:p>1,2,3...</text:p>
          </table:table-cell>
          <table:table-cell table:style-name="ce34" table:formula="of:=IF([DataDefsMstr.G30]=&quot;&quot;;&quot;&quot;;[DataDefsMstr.G30])" office:value-type="string" office:string-value="FamilyID in familytable or MRIN">
            <text:p>FamilyID in familytable or MRIN</text:p>
          </table:table-cell>
          <table:table-cell table:number-columns-repeated="1017"/>
        </table:table-row>
        <table:table-row table:style-name="ro4">
          <table:table-cell table:style-name="ce12" table:formula="of:=IF([DataDefsMstr.A63]=&quot;&quot;;&quot;&quot;;[DataDefsMstr.A63])" office:value-type="float" office:value="65">
            <text:p>65</text:p>
          </table:table-cell>
          <table:table-cell table:style-name="ce16" table:formula="of:=IF([DataDefsMstr.B63]=&quot;&quot;;&quot;&quot;;[DataDefsMstr.B63])" office:value-type="string" office:string-value="EventTable">
            <text:p>EventTable</text:p>
          </table:table-cell>
          <table:table-cell table:style-name="ce19" table:formula="of:=IF([DataDefsMstr.C63]=&quot;&quot;;&quot;&quot;;[DataDefsMstr.C63])" office:value-type="string" office:string-value="FamilyID">
            <text:p>FamilyID</text:p>
          </table:table-cell>
          <table:table-cell table:style-name="ce22" table:formula="of:=IF([DataDefsMstr.D63]=&quot;&quot;;&quot;&quot;;[DataDefsMstr.D63])" office:value-type="string" office:string-value="I">
            <text:p>I</text:p>
          </table:table-cell>
          <table:table-cell table:style-name="ce19" table:formula="of:=IF([DataDefsMstr.E63]=&quot;&quot;;&quot;&quot;;[DataDefsMstr.E63])">
            <text:p/>
          </table:table-cell>
          <table:table-cell table:style-name="ce19" table:formula="of:=IF([DataDefsMstr.F63]=&quot;&quot;;&quot;&quot;;[DataDefsMstr.F63])" office:value-type="string" office:string-value="0,1,2,...">
            <text:p>0,1,2,...</text:p>
          </table:table-cell>
          <table:table-cell table:style-name="ce34" table:formula="of:=IF([DataDefsMstr.G63]=&quot;&quot;;&quot;&quot;;[DataDefsMstr.G63])" office:value-type="string" office:string-value="0 for Person's event, else FamilyID in FamilyTable for parental family event such as Adoption or LDS Seal to Parents ">
            <text:p>0 for Person's event, else FamilyID in FamilyTable for parental family event such as Adoption or LDS Seal to Parents </text:p>
          </table:table-cell>
          <table:table-cell table:number-columns-repeated="1017"/>
        </table:table-row>
        <table:table-row table:style-name="ro2">
          <table:table-cell table:style-name="ce12" table:formula="of:=IF([DataDefsMstr.A96]=&quot;&quot;;&quot;&quot;;[DataDefsMstr.A96])" office:value-type="float" office:value="101">
            <text:p>101</text:p>
          </table:table-cell>
          <table:table-cell table:style-name="ce16" table:formula="of:=IF([DataDefsMstr.B96]=&quot;&quot;;&quot;&quot;;[DataDefsMstr.B96])" office:value-type="string" office:string-value="FamilyTable">
            <text:p>FamilyTable</text:p>
          </table:table-cell>
          <table:table-cell table:style-name="ce19" table:formula="of:=IF([DataDefsMstr.C96]=&quot;&quot;;&quot;&quot;;[DataDefsMstr.C96])" office:value-type="string" office:string-value="FamilyID">
            <text:p>FamilyID</text:p>
          </table:table-cell>
          <table:table-cell table:style-name="ce22" table:formula="of:=IF([DataDefsMstr.D96]=&quot;&quot;;&quot;&quot;;[DataDefsMstr.D96])" office:value-type="string" office:string-value="I">
            <text:p>I</text:p>
          </table:table-cell>
          <table:table-cell table:style-name="ce19" table:formula="of:=IF([DataDefsMstr.E96]=&quot;&quot;;&quot;&quot;;[DataDefsMstr.E96])" office:value-type="string" office:string-value="PRIMARY">
            <text:p>PRIMARY</text:p>
          </table:table-cell>
          <table:table-cell table:style-name="ce19" table:formula="of:=IF([DataDefsMstr.F96]=&quot;&quot;;&quot;&quot;;[DataDefsMstr.F96])" office:value-type="string" office:string-value="1,2,3...">
            <text:p>1,2,3...</text:p>
          </table:table-cell>
          <table:table-cell table:style-name="ce34" table:formula="of:=IF([DataDefsMstr.G96]=&quot;&quot;;&quot;&quot;;[DataDefsMstr.G96])" office:value-type="string" office:string-value="Family Identification Number">
            <text:p>Family Identification Number</text:p>
          </table:table-cell>
          <table:table-cell table:number-columns-repeated="1017"/>
        </table:table-row>
        <table:table-row table:style-name="ro3">
          <table:table-cell table:style-name="ce12" table:formula="of:=IF([DataDefsMstr.A97]=&quot;&quot;;&quot;&quot;;[DataDefsMstr.A97])" office:value-type="float" office:value="102">
            <text:p>102</text:p>
          </table:table-cell>
          <table:table-cell table:style-name="ce16" table:formula="of:=IF([DataDefsMstr.B97]=&quot;&quot;;&quot;&quot;;[DataDefsMstr.B97])" office:value-type="string" office:string-value="FamilyTable">
            <text:p>FamilyTable</text:p>
          </table:table-cell>
          <table:table-cell table:style-name="ce19" table:formula="of:=IF([DataDefsMstr.C97]=&quot;&quot;;&quot;&quot;;[DataDefsMstr.C97])" office:value-type="string" office:string-value="FatherID">
            <text:p>FatherID</text:p>
          </table:table-cell>
          <table:table-cell table:style-name="ce22" table:formula="of:=IF([DataDefsMstr.D97]=&quot;&quot;;&quot;&quot;;[DataDefsMstr.D97])" office:value-type="string" office:string-value="I">
            <text:p>I</text:p>
          </table:table-cell>
          <table:table-cell table:style-name="ce19" table:formula="of:=IF([DataDefsMstr.E97]=&quot;&quot;;&quot;&quot;;[DataDefsMstr.E97])">
            <text:p/>
          </table:table-cell>
          <table:table-cell table:style-name="ce19" table:formula="of:=IF([DataDefsMstr.F97]=&quot;&quot;;&quot;&quot;;[DataDefsMstr.F97])" office:value-type="string" office:string-value="1,2,3...">
            <text:p>1,2,3...</text:p>
          </table:table-cell>
          <table:table-cell table:style-name="ce34" table:formula="of:=IF([DataDefsMstr.G97]=&quot;&quot;;&quot;&quot;;[DataDefsMstr.G97])" office:value-type="string" office:string-value="Father Identification Number, linking to PersonID of PersonTable">
            <text:p>Father Identification Number, linking to PersonID of PersonTable</text:p>
          </table:table-cell>
          <table:table-cell table:number-columns-repeated="1017"/>
        </table:table-row>
        <table:table-row table:style-name="ro3">
          <table:table-cell table:style-name="ce12" table:formula="of:=IF([DataDefsMstr.A105]=&quot;&quot;;&quot;&quot;;[DataDefsMstr.A105])" office:value-type="float" office:value="110">
            <text:p>110</text:p>
          </table:table-cell>
          <table:table-cell table:style-name="ce16" table:formula="of:=IF([DataDefsMstr.B105]=&quot;&quot;;&quot;&quot;;[DataDefsMstr.B105])" office:value-type="string" office:string-value="FamilyTable">
            <text:p>FamilyTable</text:p>
          </table:table-cell>
          <table:table-cell table:style-name="ce19" table:formula="of:=IF([DataDefsMstr.C105]=&quot;&quot;;&quot;&quot;;[DataDefsMstr.C105])" office:value-type="string" office:string-value="FatherLabel">
            <text:p>FatherLabel</text:p>
          </table:table-cell>
          <table:table-cell table:style-name="ce22" table:formula="of:=IF([DataDefsMstr.D105]=&quot;&quot;;&quot;&quot;;[DataDefsMstr.D105])" office:value-type="string" office:string-value="I">
            <text:p>I</text:p>
          </table:table-cell>
          <table:table-cell table:style-name="ce19" table:formula="of:=IF([DataDefsMstr.E105]=&quot;&quot;;&quot;&quot;;[DataDefsMstr.E105])">
            <text:p/>
          </table:table-cell>
          <table:table-cell table:style-name="ce19" table:formula="of:=IF([DataDefsMstr.F105]=&quot;&quot;;&quot;&quot;;[DataDefsMstr.F105])" office:value-type="string" office:string-value="0-2">
            <text:p>0-2</text:p>
          </table:table-cell>
          <table:table-cell table:style-name="ce34" table:formula="of:=IF([DataDefsMstr.G105]=&quot;&quot;;&quot;&quot;;[DataDefsMstr.G105])" office:value-type="string" office:string-value="Husband label, from Edit Person screen (0 = Father, 1 = Husband, 2 = Partner)">
            <text:p>Husband label, from Edit Person screen (0 = Father, 1 = Husband, 2 = Partner)</text:p>
          </table:table-cell>
          <table:table-cell table:number-columns-repeated="1017"/>
        </table:table-row>
        <table:table-row table:style-name="ro2">
          <table:table-cell table:style-name="ce12" table:formula="of:=IF([DataDefsMstr.A248]=&quot;&quot;;&quot;&quot;;[DataDefsMstr.A248])" office:value-type="float" office:value="265">
            <text:p>265</text:p>
          </table:table-cell>
          <table:table-cell table:style-name="ce16" table:formula="of:=IF([DataDefsMstr.B248]=&quot;&quot;;&quot;&quot;;[DataDefsMstr.B248])" office:value-type="string" office:string-value="SourceTemplateTable">
            <text:p>SourceTemplateTable</text:p>
          </table:table-cell>
          <table:table-cell table:style-name="ce19" table:formula="of:=IF([DataDefsMstr.C248]=&quot;&quot;;&quot;&quot;;[DataDefsMstr.C248])" office:value-type="string" office:string-value="Favorite">
            <text:p>Favorite</text:p>
          </table:table-cell>
          <table:table-cell table:style-name="ce22" table:formula="of:=IF([DataDefsMstr.D248]=&quot;&quot;;&quot;&quot;;[DataDefsMstr.D248])" office:value-type="string" office:string-value="I">
            <text:p>I</text:p>
          </table:table-cell>
          <table:table-cell table:style-name="ce19" table:formula="of:=IF([DataDefsMstr.E248]=&quot;&quot;;&quot;&quot;;[DataDefsMstr.E248])">
            <text:p/>
          </table:table-cell>
          <table:table-cell table:style-name="ce19" table:formula="of:=IF([DataDefsMstr.F248]=&quot;&quot;;&quot;&quot;;[DataDefsMstr.F248])" office:value-type="string" office:string-value="0">
            <text:p>0</text:p>
          </table:table-cell>
          <table:table-cell table:style-name="ce34" table:formula="of:=IF([DataDefsMstr.G248]=&quot;&quot;;&quot;&quot;;[DataDefsMstr.G248])" office:value-type="string" office:string-value="not currently used?">
            <text:p>not currently used?</text:p>
          </table:table-cell>
          <table:table-cell table:number-columns-repeated="1017"/>
        </table:table-row>
        <table:table-row table:style-name="ro3">
          <table:table-cell table:style-name="ce12" table:formula="of:=IF([DataDefsMstr.A21]=&quot;&quot;;&quot;&quot;;[DataDefsMstr.A21])" office:value-type="float" office:value="19">
            <text:p>19</text:p>
          </table:table-cell>
          <table:table-cell table:style-name="ce16" table:formula="of:=IF([DataDefsMstr.B21]=&quot;&quot;;&quot;&quot;;[DataDefsMstr.B21])" office:value-type="string" office:string-value="AddressTable">
            <text:p>AddressTable</text:p>
          </table:table-cell>
          <table:table-cell table:style-name="ce19" table:formula="of:=IF([DataDefsMstr.C21]=&quot;&quot;;&quot;&quot;;[DataDefsMstr.C21])" office:value-type="string" office:string-value="Fax">
            <text:p>Fax</text:p>
          </table:table-cell>
          <table:table-cell table:style-name="ce22" table:formula="of:=IF([DataDefsMstr.D21]=&quot;&quot;;&quot;&quot;;[DataDefsMstr.D21])" office:value-type="string" office:string-value="T">
            <text:p>T</text:p>
          </table:table-cell>
          <table:table-cell table:style-name="ce19" table:formula="of:=IF([DataDefsMstr.E21]=&quot;&quot;;&quot;&quot;;[DataDefsMstr.E21])">
            <text:p/>
          </table:table-cell>
          <table:table-cell table:style-name="ce19" table:formula="of:=IF([DataDefsMstr.F21]=&quot;&quot;;&quot;&quot;;[DataDefsMstr.F21])" office:value-type="string" office:string-value="Text">
            <text:p>Text</text:p>
          </table:table-cell>
          <table:table-cell table:style-name="ce34" table:formula="of:=IF([DataDefsMstr.G21]=&quot;&quot;;&quot;&quot;;[DataDefsMstr.G21])" office:value-type="string" office:string-value="Fax, from Edit Address screen or Edit Repository screen">
            <text:p>Fax, from Edit Address screen or Edit Repository screen</text:p>
          </table:table-cell>
          <table:table-cell table:number-columns-repeated="1017"/>
        </table:table-row>
        <table:table-row table:style-name="ro6">
          <table:table-cell table:style-name="ce12" table:formula="of:=IF([DataDefsMstr.A253]=&quot;&quot;;&quot;&quot;;[DataDefsMstr.A253])" office:value-type="float" office:value="270">
            <text:p>270</text:p>
          </table:table-cell>
          <table:table-cell table:style-name="ce16" table:formula="of:=IF([DataDefsMstr.B253]=&quot;&quot;;&quot;&quot;;[DataDefsMstr.B253])" office:value-type="string" office:string-value="SourceTemplateTable">
            <text:p>SourceTemplateTable</text:p>
          </table:table-cell>
          <table:table-cell table:style-name="ce19" table:formula="of:=IF([DataDefsMstr.C253]=&quot;&quot;;&quot;&quot;;[DataDefsMstr.C253])" office:value-type="string" office:string-value="FieldDefs">
            <text:p>FieldDefs</text:p>
          </table:table-cell>
          <table:table-cell table:style-name="ce22" table:formula="of:=IF([DataDefsMstr.D253]=&quot;&quot;;&quot;&quot;;[DataDefsMstr.D253])" office:value-type="string" office:string-value="B">
            <text:p>B</text:p>
          </table:table-cell>
          <table:table-cell table:style-name="ce19" table:formula="of:=IF([DataDefsMstr.E253]=&quot;&quot;;&quot;&quot;;[DataDefsMstr.E253])">
            <text:p/>
          </table:table-cell>
          <table:table-cell table:style-name="ce19" table:formula="of:=IF([DataDefsMstr.F253]=&quot;&quot;;&quot;&quot;;[DataDefsMstr.F253])" office:value-type="string" office:string-value="XML code">
            <text:p>XML code</text:p>
          </table:table-cell>
          <table:table-cell table:style-name="ce34" table:formula="of:=IF([DataDefsMstr.G253]=&quot;&quot;;&quot;&quot;;[DataDefsMstr.G253])" office:value-type="string" office:string-value="Field Name, Display Name, Field Type, Brief hint to display for this field, Long hint for this field, and This field is a source detail field; from Source Template Field screen">
            <text:p>Field Name, Display Name, Field Type, Brief hint to display for this field, Long hint for this field, and This field is a source detail field; from Source Template Field screen</text:p>
          </table:table-cell>
          <table:table-cell table:number-columns-repeated="1017"/>
        </table:table-row>
        <table:table-row table:style-name="ro3">
          <table:table-cell table:style-name="ce12" table:formula="of:=IF([DataDefsMstr.A51]=&quot;&quot;;&quot;&quot;;[DataDefsMstr.A51])" office:value-type="float" office:value="51">
            <text:p>51</text:p>
          </table:table-cell>
          <table:table-cell table:style-name="ce16" table:formula="of:=IF([DataDefsMstr.B51]=&quot;&quot;;&quot;&quot;;[DataDefsMstr.B51])" office:value-type="string" office:string-value="CitationTable">
            <text:p>CitationTable</text:p>
          </table:table-cell>
          <table:table-cell table:style-name="ce19" table:formula="of:=IF([DataDefsMstr.C51]=&quot;&quot;;&quot;&quot;;[DataDefsMstr.C51])" office:value-type="string" office:string-value="Fields">
            <text:p>Fields</text:p>
          </table:table-cell>
          <table:table-cell table:style-name="ce22" table:formula="of:=IF([DataDefsMstr.D51]=&quot;&quot;;&quot;&quot;;[DataDefsMstr.D51])" office:value-type="string" office:string-value="B">
            <text:p>B</text:p>
          </table:table-cell>
          <table:table-cell table:style-name="ce19" table:formula="of:=IF([DataDefsMstr.E51]=&quot;&quot;;&quot;&quot;;[DataDefsMstr.E51])">
            <text:p/>
          </table:table-cell>
          <table:table-cell table:style-name="ce19" table:formula="of:=IF([DataDefsMstr.F51]=&quot;&quot;;&quot;&quot;;[DataDefsMstr.F51])" office:value-type="string" office:string-value="XML code">
            <text:p>XML code</text:p>
          </table:table-cell>
          <table:table-cell table:style-name="ce34" table:formula="of:=IF([DataDefsMstr.G51]=&quot;&quot;;&quot;&quot;;[DataDefsMstr.G51])" office:value-type="string" office:string-value="Source Details Fields and Values, from those represented in Edit Source screen">
            <text:p>Source Details Fields and Values, from those represented in Edit Source screen</text:p>
          </table:table-cell>
          <table:table-cell table:number-columns-repeated="1017"/>
        </table:table-row>
        <table:table-row table:style-name="ro3">
          <table:table-cell table:style-name="ce12" table:formula="of:=IF([DataDefsMstr.A243]=&quot;&quot;;&quot;&quot;;[DataDefsMstr.A243])" office:value-type="float" office:value="259">
            <text:p>259</text:p>
          </table:table-cell>
          <table:table-cell table:style-name="ce16" table:formula="of:=IF([DataDefsMstr.B243]=&quot;&quot;;&quot;&quot;;[DataDefsMstr.B243])" office:value-type="string" office:string-value="SourceTable">
            <text:p>SourceTable</text:p>
          </table:table-cell>
          <table:table-cell table:style-name="ce19" table:formula="of:=IF([DataDefsMstr.C243]=&quot;&quot;;&quot;&quot;;[DataDefsMstr.C243])" office:value-type="string" office:string-value="Fields">
            <text:p>Fields</text:p>
          </table:table-cell>
          <table:table-cell table:style-name="ce22" table:formula="of:=IF([DataDefsMstr.D243]=&quot;&quot;;&quot;&quot;;[DataDefsMstr.D243])" office:value-type="string" office:string-value="B">
            <text:p>B</text:p>
          </table:table-cell>
          <table:table-cell table:style-name="ce19" table:formula="of:=IF([DataDefsMstr.E243]=&quot;&quot;;&quot;&quot;;[DataDefsMstr.E243])">
            <text:p/>
          </table:table-cell>
          <table:table-cell table:style-name="ce19" table:formula="of:=IF([DataDefsMstr.F243]=&quot;&quot;;&quot;&quot;;[DataDefsMstr.F243])" office:value-type="string" office:string-value="XML code">
            <text:p>XML code</text:p>
          </table:table-cell>
          <table:table-cell table:style-name="ce34" table:formula="of:=IF([DataDefsMstr.G243]=&quot;&quot;;&quot;&quot;;[DataDefsMstr.G243])" office:value-type="string" office:string-value="Master Source Fields and Values, from those represented in Edit Source screen">
            <text:p>Master Source Fields and Values, from those represented in Edit Source screen</text:p>
          </table:table-cell>
          <table:table-cell table:number-columns-repeated="1017"/>
        </table:table-row>
        <table:table-row table:style-name="ro3">
          <table:table-cell table:style-name="ce12" table:formula="of:=IF([DataDefsMstr.A226]=&quot;&quot;;&quot;&quot;;[DataDefsMstr.A226])" office:value-type="float" office:value="240">
            <text:p>240</text:p>
          </table:table-cell>
          <table:table-cell table:style-name="ce16" table:formula="of:=IF([DataDefsMstr.B226]=&quot;&quot;;&quot;&quot;;[DataDefsMstr.B226])" office:value-type="string" office:string-value="ResearchTable">
            <text:p>ResearchTable</text:p>
          </table:table-cell>
          <table:table-cell table:style-name="ce19" table:formula="of:=IF([DataDefsMstr.C226]=&quot;&quot;;&quot;&quot;;[DataDefsMstr.C226])" office:value-type="string" office:string-value="Filename">
            <text:p>Filename</text:p>
          </table:table-cell>
          <table:table-cell table:style-name="ce22" table:formula="of:=IF([DataDefsMstr.D226]=&quot;&quot;;&quot;&quot;;[DataDefsMstr.D226])" office:value-type="string" office:string-value="T">
            <text:p>T</text:p>
          </table:table-cell>
          <table:table-cell table:style-name="ce19" table:formula="of:=IF([DataDefsMstr.E226]=&quot;&quot;;&quot;&quot;;[DataDefsMstr.E226])">
            <text:p/>
          </table:table-cell>
          <table:table-cell table:style-name="ce19" table:formula="of:=IF([DataDefsMstr.F226]=&quot;&quot;;&quot;&quot;;[DataDefsMstr.F226])" office:value-type="string" office:string-value="Text or Null">
            <text:p>Text or Null</text:p>
          </table:table-cell>
          <table:table-cell table:style-name="ce34" table:formula="of:=IF([DataDefsMstr.G226]=&quot;&quot;;&quot;&quot;;[DataDefsMstr.G226])" office:value-type="string" office:string-value="Filename (NULL (TaskType = 0), File name from Edit Correspondence screen (TaskType = 1))">
            <text:p>Filename (NULL (TaskType = 0), File name from Edit Correspondence screen (TaskType = 1))</text:p>
          </table:table-cell>
          <table:table-cell table:number-columns-repeated="1017"/>
        </table:table-row>
        <table:table-row table:style-name="ro2">
          <table:table-cell table:style-name="ce12" table:formula="of:=IF([DataDefsMstr.A50]=&quot;&quot;;&quot;&quot;;[DataDefsMstr.A50])" office:value-type="float" office:value="50">
            <text:p>50</text:p>
          </table:table-cell>
          <table:table-cell table:style-name="ce16" table:formula="of:=IF([DataDefsMstr.B50]=&quot;&quot;;&quot;&quot;;[DataDefsMstr.B50])" office:value-type="string" office:string-value="CitationTable">
            <text:p>CitationTable</text:p>
          </table:table-cell>
          <table:table-cell table:style-name="ce19" table:formula="of:=IF([DataDefsMstr.C50]=&quot;&quot;;&quot;&quot;;[DataDefsMstr.C50])" office:value-type="string" office:string-value="Flags">
            <text:p>Flags</text:p>
          </table:table-cell>
          <table:table-cell table:style-name="ce22" table:formula="of:=IF([DataDefsMstr.D50]=&quot;&quot;;&quot;&quot;;[DataDefsMstr.D50])" office:value-type="string" office:string-value="I">
            <text:p>I</text:p>
          </table:table-cell>
          <table:table-cell table:style-name="ce19" table:formula="of:=IF([DataDefsMstr.E50]=&quot;&quot;;&quot;&quot;;[DataDefsMstr.E50])">
            <text:p/>
          </table:table-cell>
          <table:table-cell table:style-name="ce19" table:formula="of:=IF([DataDefsMstr.F50]=&quot;&quot;;&quot;&quot;;[DataDefsMstr.F50])" office:value-type="string" office:string-value="0">
            <text:p>0</text:p>
          </table:table-cell>
          <table:table-cell table:style-name="ce34" table:formula="of:=IF([DataDefsMstr.G50]=&quot;&quot;;&quot;&quot;;[DataDefsMstr.G50])" office:value-type="string" office:string-value="not currently used?, all 0">
            <text:p>not currently used?, all 0</text:p>
          </table:table-cell>
          <table:table-cell table:number-columns-repeated="1017"/>
        </table:table-row>
        <table:table-row table:style-name="ro2">
          <table:table-cell table:style-name="ce12" table:formula="of:=IF([DataDefsMstr.A92]=&quot;&quot;;&quot;&quot;;[DataDefsMstr.A92])" office:value-type="float" office:value="96">
            <text:p>96</text:p>
          </table:table-cell>
          <table:table-cell table:style-name="ce16" table:formula="of:=IF([DataDefsMstr.B92]=&quot;&quot;;&quot;&quot;;[DataDefsMstr.B92])" office:value-type="string" office:string-value="FactTypeTable">
            <text:p>FactTypeTable</text:p>
          </table:table-cell>
          <table:table-cell table:style-name="ce19" table:formula="of:=IF([DataDefsMstr.C92]=&quot;&quot;;&quot;&quot;;[DataDefsMstr.C92])" office:value-type="string" office:string-value="Flags">
            <text:p>Flags</text:p>
          </table:table-cell>
          <table:table-cell table:style-name="ce22" table:formula="of:=IF([DataDefsMstr.D92]=&quot;&quot;;&quot;&quot;;[DataDefsMstr.D92])" office:value-type="string" office:string-value="I">
            <text:p>I</text:p>
          </table:table-cell>
          <table:table-cell table:style-name="ce19" table:formula="of:=IF([DataDefsMstr.E92]=&quot;&quot;;&quot;&quot;;[DataDefsMstr.E92])">
            <text:p/>
          </table:table-cell>
          <table:table-cell table:style-name="ce19" table:formula="of:=IF([DataDefsMstr.F92]=&quot;&quot;;&quot;&quot;;[DataDefsMstr.F92])" office:value-type="string" office:string-value="-1">
            <text:p>-1</text:p>
          </table:table-cell>
          <table:table-cell table:style-name="ce34" table:formula="of:=IF([DataDefsMstr.G92]=&quot;&quot;;&quot;&quot;;[DataDefsMstr.G92])" office:value-type="string" office:string-value="currently not used?">
            <text:p>currently not used?</text:p>
          </table:table-cell>
          <table:table-cell table:number-columns-repeated="1017"/>
        </table:table-row>
        <table:table-row table:style-name="ro2">
          <table:table-cell table:style-name="ce12" table:formula="of:=IF([DataDefsMstr.A194]=&quot;&quot;;&quot;&quot;;[DataDefsMstr.A194])" office:value-type="float" office:value="206">
            <text:p>206</text:p>
          </table:table-cell>
          <table:table-cell table:style-name="ce16" table:formula="of:=IF([DataDefsMstr.B194]=&quot;&quot;;&quot;&quot;;[DataDefsMstr.B194])" office:value-type="string" office:string-value="PersonTable">
            <text:p>PersonTable</text:p>
          </table:table-cell>
          <table:table-cell table:style-name="ce19" table:formula="of:=IF([DataDefsMstr.C194]=&quot;&quot;;&quot;&quot;;[DataDefsMstr.C194])" office:value-type="string" office:string-value="Flags">
            <text:p>Flags</text:p>
          </table:table-cell>
          <table:table-cell table:style-name="ce22" table:formula="of:=IF([DataDefsMstr.D194]=&quot;&quot;;&quot;&quot;;[DataDefsMstr.D194])" office:value-type="string" office:string-value="I">
            <text:p>I</text:p>
          </table:table-cell>
          <table:table-cell table:style-name="ce19" table:formula="of:=IF([DataDefsMstr.E194]=&quot;&quot;;&quot;&quot;;[DataDefsMstr.E194])">
            <text:p/>
          </table:table-cell>
          <table:table-cell table:style-name="ce19" table:formula="of:=IF([DataDefsMstr.F194]=&quot;&quot;;&quot;&quot;;[DataDefsMstr.F194])" office:value-type="string" office:string-value="0">
            <text:p>0</text:p>
          </table:table-cell>
          <table:table-cell table:style-name="ce34" table:formula="of:=IF([DataDefsMstr.G194]=&quot;&quot;;&quot;&quot;;[DataDefsMstr.G194])" office:value-type="string" office:string-value="not currently used?">
            <text:p>not currently used?</text:p>
          </table:table-cell>
          <table:table-cell table:number-columns-repeated="1017"/>
        </table:table-row>
        <table:table-row table:style-name="ro2">
          <table:table-cell table:style-name="ce12" table:formula="of:=IF([DataDefsMstr.A250]=&quot;&quot;;&quot;&quot;;[DataDefsMstr.A250])" office:value-type="float" office:value="267">
            <text:p>267</text:p>
          </table:table-cell>
          <table:table-cell table:style-name="ce16" table:formula="of:=IF([DataDefsMstr.B250]=&quot;&quot;;&quot;&quot;;[DataDefsMstr.B250])" office:value-type="string" office:string-value="SourceTemplateTable">
            <text:p>SourceTemplateTable</text:p>
          </table:table-cell>
          <table:table-cell table:style-name="ce19" table:formula="of:=IF([DataDefsMstr.C250]=&quot;&quot;;&quot;&quot;;[DataDefsMstr.C250])" office:value-type="string" office:string-value="Footnote">
            <text:p>Footnote</text:p>
          </table:table-cell>
          <table:table-cell table:style-name="ce22" table:formula="of:=IF([DataDefsMstr.D250]=&quot;&quot;;&quot;&quot;;[DataDefsMstr.D250])" office:value-type="string" office:string-value="T">
            <text:p>T</text:p>
          </table:table-cell>
          <table:table-cell table:style-name="ce19" table:formula="of:=IF([DataDefsMstr.E250]=&quot;&quot;;&quot;&quot;;[DataDefsMstr.E250])">
            <text:p/>
          </table:table-cell>
          <table:table-cell table:style-name="ce19" table:formula="of:=IF([DataDefsMstr.F250]=&quot;&quot;;&quot;&quot;;[DataDefsMstr.F250])" office:value-type="string" office:string-value="Text">
            <text:p>Text</text:p>
          </table:table-cell>
          <table:table-cell table:style-name="ce34" table:formula="of:=IF([DataDefsMstr.G250]=&quot;&quot;;&quot;&quot;;[DataDefsMstr.G250])" office:value-type="string" office:string-value="Footnote Template, from Source Templates screen">
            <text:p>Footnote Template, from Source Templates screen</text:p>
          </table:table-cell>
          <table:table-cell table:number-columns-repeated="1017"/>
        </table:table-row>
        <table:table-row table:style-name="ro3">
          <table:table-cell table:style-name="ce12" table:formula="of:=IF([DataDefsMstr.A87]=&quot;&quot;;&quot;&quot;;[DataDefsMstr.A87])" office:value-type="float" office:value="91">
            <text:p>91</text:p>
          </table:table-cell>
          <table:table-cell table:style-name="ce16" table:formula="of:=IF([DataDefsMstr.B87]=&quot;&quot;;&quot;&quot;;[DataDefsMstr.B87])" office:value-type="string" office:string-value="FactTypeTable">
            <text:p>FactTypeTable</text:p>
          </table:table-cell>
          <table:table-cell table:style-name="ce19" table:formula="of:=IF([DataDefsMstr.C87]=&quot;&quot;;&quot;&quot;;[DataDefsMstr.C87])" office:value-type="string" office:string-value="GedcomTag">
            <text:p>GedcomTag</text:p>
          </table:table-cell>
          <table:table-cell table:style-name="ce22" table:formula="of:=IF([DataDefsMstr.D87]=&quot;&quot;;&quot;&quot;;[DataDefsMstr.D87])" office:value-type="string" office:string-value="T">
            <text:p>T</text:p>
          </table:table-cell>
          <table:table-cell table:style-name="ce19" table:formula="of:=IF([DataDefsMstr.E87]=&quot;&quot;;&quot;&quot;;[DataDefsMstr.E87])">
            <text:p/>
          </table:table-cell>
          <table:table-cell table:style-name="ce19" table:formula="of:=IF([DataDefsMstr.F87]=&quot;&quot;;&quot;&quot;;[DataDefsMstr.F87])" office:value-type="string" office:string-value="Text">
            <text:p>Text</text:p>
          </table:table-cell>
          <table:table-cell table:style-name="ce34" table:formula="of:=IF([DataDefsMstr.G87]=&quot;&quot;;&quot;&quot;;[DataDefsMstr.G87])" office:value-type="string" office:string-value="GEDCOM Tag, EVEN for some FactTypeID &lt; 1000 and all FactTypeID &gt;= 1000">
            <text:p>GEDCOM Tag, EVEN for some FactTypeID &lt; 1000 and all FactTypeID &gt;= 1000</text:p>
          </table:table-cell>
          <table:table-cell table:number-columns-repeated="1017"/>
        </table:table-row>
        <table:table-row table:style-name="ro2">
          <table:table-cell table:style-name="ce12" table:formula="of:=IF([DataDefsMstr.A165]=&quot;&quot;;&quot;&quot;;[DataDefsMstr.A165])" office:value-type="float" office:value="176">
            <text:p>176</text:p>
          </table:table-cell>
          <table:table-cell table:style-name="ce16" table:formula="of:=IF([DataDefsMstr.B165]=&quot;&quot;;&quot;&quot;;[DataDefsMstr.B165])" office:value-type="string" office:string-value="NameTable">
            <text:p>NameTable</text:p>
          </table:table-cell>
          <table:table-cell table:style-name="ce20" table:formula="of:=IF([DataDefsMstr.C165]=&quot;&quot;;&quot;&quot;;[DataDefsMstr.C165])" office:value-type="string" office:string-value="Given">
            <text:p>Given</text:p>
          </table:table-cell>
          <table:table-cell table:style-name="ce22" table:formula="of:=IF([DataDefsMstr.D165]=&quot;&quot;;&quot;&quot;;[DataDefsMstr.D165])" office:value-type="string" office:string-value="T,RM">
            <text:p>T,RM</text:p>
          </table:table-cell>
          <table:table-cell table:style-name="ce31" table:formula="of:=IF([DataDefsMstr.E165]=&quot;&quot;;&quot;&quot;;[DataDefsMstr.E165])">
            <text:p/>
          </table:table-cell>
          <table:table-cell table:style-name="ce31" table:formula="of:=IF([DataDefsMstr.F165]=&quot;&quot;;&quot;&quot;;[DataDefsMstr.F165])" office:value-type="string" office:string-value="freeform text">
            <text:p>freeform text</text:p>
          </table:table-cell>
          <table:table-cell table:style-name="ce36" table:formula="of:=IF([DataDefsMstr.G165]=&quot;&quot;;&quot;&quot;;[DataDefsMstr.G165])" office:value-type="string" office:string-value="Given name.">
            <text:p>Given name.</text:p>
          </table:table-cell>
          <table:table-cell table:number-columns-repeated="1017"/>
        </table:table-row>
        <table:table-row table:style-name="ro3">
          <table:table-cell table:style-name="ce12" table:formula="of:=IF([DataDefsMstr.A262]=&quot;&quot;;&quot;&quot;;[DataDefsMstr.A262])" office:value-type="float" office:value="280">
            <text:p>280</text:p>
          </table:table-cell>
          <table:table-cell table:style-name="ce16" table:formula="of:=IF([DataDefsMstr.B262]=&quot;&quot;;&quot;&quot;;[DataDefsMstr.B262])" office:value-type="string" office:string-value="WitnessTable">
            <text:p>WitnessTable</text:p>
          </table:table-cell>
          <table:table-cell table:style-name="ce19" table:formula="of:=IF([DataDefsMstr.C262]=&quot;&quot;;&quot;&quot;;[DataDefsMstr.C262])" office:value-type="string" office:string-value="Given">
            <text:p>Given</text:p>
          </table:table-cell>
          <table:table-cell table:style-name="ce22" table:formula="of:=IF([DataDefsMstr.D262]=&quot;&quot;;&quot;&quot;;[DataDefsMstr.D262])" office:value-type="string" office:string-value="T,RM">
            <text:p>T,RM</text:p>
          </table:table-cell>
          <table:table-cell table:style-name="ce19" table:formula="of:=IF([DataDefsMstr.E262]=&quot;&quot;;&quot;&quot;;[DataDefsMstr.E262])">
            <text:p/>
          </table:table-cell>
          <table:table-cell table:style-name="ce19" table:formula="of:=IF([DataDefsMstr.F262]=&quot;&quot;;&quot;&quot;;[DataDefsMstr.F262])" office:value-type="string" office:string-value="Text or Null">
            <text:p>Text or Null</text:p>
          </table:table-cell>
          <table:table-cell table:style-name="ce34" table:formula="of:=IF([DataDefsMstr.G262]=&quot;&quot;;&quot;&quot;;[DataDefsMstr.G262])" office:value-type="string" office:string-value="First name(s) of person, from Edit shared event screen, if This person is NOT in my file; Null, otherwise">
            <text:p>First name(s) of person, from Edit shared event screen, if This person is NOT in my file; Null, otherwise</text:p>
          </table:table-cell>
          <table:table-cell table:number-columns-repeated="1017"/>
        </table:table-row>
        <table:table-row table:style-name="ro3">
          <table:table-cell table:style-name="ce12" table:formula="of:=IF([DataDefsMstr.A111]=&quot;&quot;;&quot;&quot;;[DataDefsMstr.A111])" office:value-type="float" office:value="117">
            <text:p>117</text:p>
          </table:table-cell>
          <table:table-cell table:style-name="ce16" table:formula="of:=IF([DataDefsMstr.B111]=&quot;&quot;;&quot;&quot;;[DataDefsMstr.B111])" office:value-type="string" office:string-value="GroupTable">
            <text:p>GroupTable</text:p>
          </table:table-cell>
          <table:table-cell table:style-name="ce19" table:formula="of:=IF([DataDefsMstr.C111]=&quot;&quot;;&quot;&quot;;[DataDefsMstr.C111])" office:value-type="string" office:string-value="GroupID">
            <text:p>GroupID</text:p>
          </table:table-cell>
          <table:table-cell table:style-name="ce22" table:formula="of:=IF([DataDefsMstr.D111]=&quot;&quot;;&quot;&quot;;[DataDefsMstr.D111])" office:value-type="string" office:string-value="I">
            <text:p>I</text:p>
          </table:table-cell>
          <table:table-cell table:style-name="ce19" table:formula="of:=IF([DataDefsMstr.E111]=&quot;&quot;;&quot;&quot;;[DataDefsMstr.E111])">
            <text:p/>
          </table:table-cell>
          <table:table-cell table:style-name="ce19" table:formula="of:=IF([DataDefsMstr.F111]=&quot;&quot;;&quot;&quot;;[DataDefsMstr.F111])" office:value-type="string" office:string-value="1,2,3...">
            <text:p>1,2,3...</text:p>
          </table:table-cell>
          <table:table-cell table:style-name="ce34" table:formula="of:=IF([DataDefsMstr.G111]=&quot;&quot;;&quot;&quot;;[DataDefsMstr.G111])" office:value-type="string" office:string-value="Group Identification Number, linking to LabelValue? in LabelTable where LabelType=0?">
            <text:p>Group Identification Number, linking to LabelValue? in LabelTable where LabelType=0?</text:p>
          </table:table-cell>
          <table:table-cell table:number-columns-repeated="1017"/>
        </table:table-row>
        <table:table-row table:style-name="ro4">
          <table:table-cell table:style-name="ce12" table:formula="of:=IF([DataDefsMstr.A100]=&quot;&quot;;&quot;&quot;;[DataDefsMstr.A100])" office:value-type="float" office:value="105">
            <text:p>105</text:p>
          </table:table-cell>
          <table:table-cell table:style-name="ce16" table:formula="of:=IF([DataDefsMstr.B100]=&quot;&quot;;&quot;&quot;;[DataDefsMstr.B100])" office:value-type="string" office:string-value="FamilyTable">
            <text:p>FamilyTable</text:p>
          </table:table-cell>
          <table:table-cell table:style-name="ce19" table:formula="of:=IF([DataDefsMstr.C100]=&quot;&quot;;&quot;&quot;;[DataDefsMstr.C100])" office:value-type="string" office:string-value="HusbOrder">
            <text:p>HusbOrder</text:p>
          </table:table-cell>
          <table:table-cell table:style-name="ce22" table:formula="of:=IF([DataDefsMstr.D100]=&quot;&quot;;&quot;&quot;;[DataDefsMstr.D100])" office:value-type="string" office:string-value="I">
            <text:p>I</text:p>
          </table:table-cell>
          <table:table-cell table:style-name="ce19" table:formula="of:=IF([DataDefsMstr.E100]=&quot;&quot;;&quot;&quot;;[DataDefsMstr.E100])">
            <text:p/>
          </table:table-cell>
          <table:table-cell table:style-name="ce19" table:formula="of:=IF([DataDefsMstr.F100]=&quot;&quot;;&quot;&quot;;[DataDefsMstr.F100])" office:value-type="string" office:string-value="0,1,2,...">
            <text:p>0,1,2,...</text:p>
          </table:table-cell>
          <table:table-cell table:style-name="ce34" table:formula="of:=IF([DataDefsMstr.G100]=&quot;&quot;;&quot;&quot;;[DataDefsMstr.G100])" office:value-type="string" office:string-value="Husband Order, from Rearrange Spouses screen (0 if never rearranged) [some oddities, such as value of 2, but only one husband?]">
            <text:p>Husband Order, from Rearrange Spouses screen (0 if never rearranged) [some oddities, such as value of 2, but only one husband?]</text:p>
          </table:table-cell>
          <table:table-cell table:number-columns-repeated="1017"/>
        </table:table-row>
        <table:table-row table:style-name="ro3">
          <table:table-cell table:style-name="ce12" table:formula="of:=IF([DataDefsMstr.A80]=&quot;&quot;;&quot;&quot;;[DataDefsMstr.A80])" office:value-type="float" office:value="83">
            <text:p>83</text:p>
          </table:table-cell>
          <table:table-cell table:style-name="ce16" table:formula="of:=IF([DataDefsMstr.B80]=&quot;&quot;;&quot;&quot;;[DataDefsMstr.B80])" office:value-type="string" office:string-value="ExclusionTable">
            <text:p>ExclusionTable</text:p>
          </table:table-cell>
          <table:table-cell table:style-name="ce19" table:formula="of:=IF([DataDefsMstr.C80]=&quot;&quot;;&quot;&quot;;[DataDefsMstr.C80])" office:value-type="string" office:string-value="ID1">
            <text:p>ID1</text:p>
          </table:table-cell>
          <table:table-cell table:style-name="ce22" table:formula="of:=IF([DataDefsMstr.D80]=&quot;&quot;;&quot;&quot;;[DataDefsMstr.D80])" office:value-type="string" office:string-value="I">
            <text:p>I</text:p>
          </table:table-cell>
          <table:table-cell table:style-name="ce19" table:formula="of:=IF([DataDefsMstr.E80]=&quot;&quot;;&quot;&quot;;[DataDefsMstr.E80])">
            <text:p/>
          </table:table-cell>
          <table:table-cell table:style-name="ce19" table:formula="of:=IF([DataDefsMstr.F80]=&quot;&quot;;&quot;&quot;;[DataDefsMstr.F80])" office:value-type="string" office:string-value="1,2,3...">
            <text:p>1,2,3...</text:p>
          </table:table-cell>
          <table:table-cell table:style-name="ce34" table:formula="of:=IF([DataDefsMstr.G80]=&quot;&quot;;&quot;&quot;;[DataDefsMstr.G80])" office:value-type="string" office:string-value="Identification Number 1, linking to PersonID from PersonTable">
            <text:p>Identification Number 1, linking to PersonID from PersonTable</text:p>
          </table:table-cell>
          <table:table-cell table:number-columns-repeated="1017"/>
        </table:table-row>
        <table:table-row table:style-name="ro12">
          <table:table-cell table:style-name="ce12" table:formula="of:=IF([DataDefsMstr.A81]=&quot;&quot;;&quot;&quot;;[DataDefsMstr.A81])" office:value-type="float" office:value="84">
            <text:p>84</text:p>
          </table:table-cell>
          <table:table-cell table:style-name="ce16" table:formula="of:=IF([DataDefsMstr.B81]=&quot;&quot;;&quot;&quot;;[DataDefsMstr.B81])" office:value-type="string" office:string-value="ExclusionTable">
            <text:p>ExclusionTable</text:p>
          </table:table-cell>
          <table:table-cell table:style-name="ce19" table:formula="of:=IF([DataDefsMstr.C81]=&quot;&quot;;&quot;&quot;;[DataDefsMstr.C81])" office:value-type="string" office:string-value="ID2">
            <text:p>ID2</text:p>
          </table:table-cell>
          <table:table-cell table:style-name="ce22" table:formula="of:=IF([DataDefsMstr.D81]=&quot;&quot;;&quot;&quot;;[DataDefsMstr.D81])" office:value-type="string" office:string-value="I">
            <text:p>I</text:p>
          </table:table-cell>
          <table:table-cell table:style-name="ce19" table:formula="of:=IF([DataDefsMstr.E81]=&quot;&quot;;&quot;&quot;;[DataDefsMstr.E81])">
            <text:p/>
          </table:table-cell>
          <table:table-cell table:style-name="ce19" table:formula="of:=IF([DataDefsMstr.F81]=&quot;&quot;;&quot;&quot;;[DataDefsMstr.F81])" office:value-type="string" office:string-value="1,2,3,7,10001,10002,10003,10005,10006,10007,10009,Others?">
            <text:p>1,2,3,7,10001,10002,10003,10005,10006,10007,10009,Others?</text:p>
          </table:table-cell>
          <table:table-cell table:style-name="ce34" table:formula="of:=IF([DataDefsMstr.G81]=&quot;&quot;;&quot;&quot;;[DataDefsMstr.G81])" office:value-type="string" office:string-value="Identification Number 2 (1 = Individuals without sex entered, 2 = Age at death should be less than, 3 = Proper order of events (various, such as Born after birth, Born after marriage, Born after death, Born after life event, Others?), 7 = Age at marriage, 10001 = Birth before parent's marriage, 10002 = Birth before parent's birth [father], 10003 = Born after father's death, 10005 = Father's age should be between, 10006 = Birth before parent's birth [mother], 10007 = Born after mother's death, 10009 = Mother's age should be between, Others?)">
            <text:p>Identification Number 2 (1 = Individuals without sex entered, 2 = Age at death should be less than, 3 = Proper order of events (various, such as Born after birth, Born after marriage, Born after death, Born after life event, Others?), 7 = Age at marriage, 10001 = Birth before parent's marriage, 10002 = Birth before parent's birth [father], 10003 = Born after father's death, 10005 = Father's age should be between, 10006 = Birth before parent's birth [mother], 10007 = Born after mother's death, 10009 = Mother's age should be between, Others?)</text:p>
          </table:table-cell>
          <table:table-cell table:number-columns-repeated="1017"/>
        </table:table-row>
        <table:table-row table:style-name="ro2">
          <table:table-cell table:style-name="ce12" table:formula="of:=IF([DataDefsMstr.A27]=&quot;&quot;;&quot;&quot;;[DataDefsMstr.A27])" office:value-type="float" office:value="25">
            <text:p>25</text:p>
          </table:table-cell>
          <table:table-cell table:style-name="ce16" table:formula="of:=IF([DataDefsMstr.B27]=&quot;&quot;;&quot;&quot;;[DataDefsMstr.B27])" office:value-type="string" office:string-value="AddressTable">
            <text:p>AddressTable</text:p>
          </table:table-cell>
          <table:table-cell table:style-name="ce19" table:formula="of:=IF([DataDefsMstr.C27]=&quot;&quot;;&quot;&quot;;[DataDefsMstr.C27])" office:value-type="string" office:string-value="idxAddressName">
            <text:p>idxAddressName</text:p>
          </table:table-cell>
          <table:table-cell table:style-name="ce22" table:formula="of:=IF([DataDefsMstr.D27]=&quot;&quot;;&quot;&quot;;[DataDefsMstr.D27])" office:value-type="string" office:string-value="X">
            <text:p>X</text:p>
          </table:table-cell>
          <table:table-cell table:style-name="ce19" table:formula="of:=IF([DataDefsMstr.E27]=&quot;&quot;;&quot;&quot;;[DataDefsMstr.E27])" office:value-type="string" office:string-value="Name">
            <text:p>Name</text:p>
          </table:table-cell>
          <table:table-cell table:style-name="ce19" table:formula="of:=IF([DataDefsMstr.F27]=&quot;&quot;;&quot;&quot;;[DataDefsMstr.F27])">
            <text:p/>
          </table:table-cell>
          <table:table-cell table:style-name="ce34" table:formula="of:=IF([DataDefsMstr.G27]=&quot;&quot;;&quot;&quot;;[DataDefsMstr.G27])">
            <text:p/>
          </table:table-cell>
          <table:table-cell table:number-columns-repeated="1017"/>
        </table:table-row>
        <table:table-row table:style-name="ro2">
          <table:table-cell table:style-name="ce12" table:formula="of:=IF([DataDefsMstr.A38]=&quot;&quot;;&quot;&quot;;[DataDefsMstr.A38])" office:value-type="float" office:value="37">
            <text:p>37</text:p>
          </table:table-cell>
          <table:table-cell table:style-name="ce16" table:formula="of:=IF([DataDefsMstr.B38]=&quot;&quot;;&quot;&quot;;[DataDefsMstr.B38])" office:value-type="string" office:string-value="ChildTable">
            <text:p>ChildTable</text:p>
          </table:table-cell>
          <table:table-cell table:style-name="ce19" table:formula="of:=IF([DataDefsMstr.C38]=&quot;&quot;;&quot;&quot;;[DataDefsMstr.C38])" office:value-type="string" office:string-value="idxChildFamilyID">
            <text:p>idxChildFamilyID</text:p>
          </table:table-cell>
          <table:table-cell table:style-name="ce22" table:formula="of:=IF([DataDefsMstr.D38]=&quot;&quot;;&quot;&quot;;[DataDefsMstr.D38])" office:value-type="string" office:string-value="X">
            <text:p>X</text:p>
          </table:table-cell>
          <table:table-cell table:style-name="ce19" table:formula="of:=IF([DataDefsMstr.E38]=&quot;&quot;;&quot;&quot;;[DataDefsMstr.E38])" office:value-type="string" office:string-value="FamilyID">
            <text:p>FamilyID</text:p>
          </table:table-cell>
          <table:table-cell table:style-name="ce19" table:formula="of:=IF([DataDefsMstr.F38]=&quot;&quot;;&quot;&quot;;[DataDefsMstr.F38])">
            <text:p/>
          </table:table-cell>
          <table:table-cell table:style-name="ce34" table:formula="of:=IF([DataDefsMstr.G38]=&quot;&quot;;&quot;&quot;;[DataDefsMstr.G38])">
            <text:p/>
          </table:table-cell>
          <table:table-cell table:number-columns-repeated="1017"/>
        </table:table-row>
        <table:table-row table:style-name="ro2">
          <table:table-cell table:style-name="ce12" table:formula="of:=IF([DataDefsMstr.A39]=&quot;&quot;;&quot;&quot;;[DataDefsMstr.A39])" office:value-type="float" office:value="38">
            <text:p>38</text:p>
          </table:table-cell>
          <table:table-cell table:style-name="ce16" table:formula="of:=IF([DataDefsMstr.B39]=&quot;&quot;;&quot;&quot;;[DataDefsMstr.B39])" office:value-type="string" office:string-value="ChildTable">
            <text:p>ChildTable</text:p>
          </table:table-cell>
          <table:table-cell table:style-name="ce19" table:formula="of:=IF([DataDefsMstr.C39]=&quot;&quot;;&quot;&quot;;[DataDefsMstr.C39])" office:value-type="string" office:string-value="idxChildID">
            <text:p>idxChildID</text:p>
          </table:table-cell>
          <table:table-cell table:style-name="ce22" table:formula="of:=IF([DataDefsMstr.D39]=&quot;&quot;;&quot;&quot;;[DataDefsMstr.D39])" office:value-type="string" office:string-value="X">
            <text:p>X</text:p>
          </table:table-cell>
          <table:table-cell table:style-name="ce19" table:formula="of:=IF([DataDefsMstr.E39]=&quot;&quot;;&quot;&quot;;[DataDefsMstr.E39])" office:value-type="string" office:string-value="ChildID">
            <text:p>ChildID</text:p>
          </table:table-cell>
          <table:table-cell table:style-name="ce19" table:formula="of:=IF([DataDefsMstr.F39]=&quot;&quot;;&quot;&quot;;[DataDefsMstr.F39])">
            <text:p/>
          </table:table-cell>
          <table:table-cell table:style-name="ce34" table:formula="of:=IF([DataDefsMstr.G39]=&quot;&quot;;&quot;&quot;;[DataDefsMstr.G39])">
            <text:p/>
          </table:table-cell>
          <table:table-cell table:number-columns-repeated="1017"/>
        </table:table-row>
        <table:table-row table:style-name="ro2">
          <table:table-cell table:style-name="ce12" table:formula="of:=IF([DataDefsMstr.A40]=&quot;&quot;;&quot;&quot;;[DataDefsMstr.A40])" office:value-type="float" office:value="39">
            <text:p>39</text:p>
          </table:table-cell>
          <table:table-cell table:style-name="ce16" table:formula="of:=IF([DataDefsMstr.B40]=&quot;&quot;;&quot;&quot;;[DataDefsMstr.B40])" office:value-type="string" office:string-value="ChildTable">
            <text:p>ChildTable</text:p>
          </table:table-cell>
          <table:table-cell table:style-name="ce19" table:formula="of:=IF([DataDefsMstr.C40]=&quot;&quot;;&quot;&quot;;[DataDefsMstr.C40])" office:value-type="string" office:string-value="idxChildOrder">
            <text:p>idxChildOrder</text:p>
          </table:table-cell>
          <table:table-cell table:style-name="ce22" table:formula="of:=IF([DataDefsMstr.D40]=&quot;&quot;;&quot;&quot;;[DataDefsMstr.D40])" office:value-type="string" office:string-value="X">
            <text:p>X</text:p>
          </table:table-cell>
          <table:table-cell table:style-name="ce19" table:formula="of:=IF([DataDefsMstr.E40]=&quot;&quot;;&quot;&quot;;[DataDefsMstr.E40])" office:value-type="string" office:string-value="ChildOrder">
            <text:p>ChildOrder</text:p>
          </table:table-cell>
          <table:table-cell table:style-name="ce19" table:formula="of:=IF([DataDefsMstr.F40]=&quot;&quot;;&quot;&quot;;[DataDefsMstr.F40])">
            <text:p/>
          </table:table-cell>
          <table:table-cell table:style-name="ce34" table:formula="of:=IF([DataDefsMstr.G40]=&quot;&quot;;&quot;&quot;;[DataDefsMstr.G40])">
            <text:p/>
          </table:table-cell>
          <table:table-cell table:number-columns-repeated="1017"/>
        </table:table-row>
        <table:table-row table:style-name="ro2">
          <table:table-cell table:style-name="ce12" table:formula="of:=IF([DataDefsMstr.A52]=&quot;&quot;;&quot;&quot;;[DataDefsMstr.A52])" office:value-type="float" office:value="52">
            <text:p>52</text:p>
          </table:table-cell>
          <table:table-cell table:style-name="ce16" table:formula="of:=IF([DataDefsMstr.B52]=&quot;&quot;;&quot;&quot;;[DataDefsMstr.B52])" office:value-type="string" office:string-value="CitationTable">
            <text:p>CitationTable</text:p>
          </table:table-cell>
          <table:table-cell table:style-name="ce19" table:formula="of:=IF([DataDefsMstr.C52]=&quot;&quot;;&quot;&quot;;[DataDefsMstr.C52])" office:value-type="string" office:string-value="idxCitationOwnerID">
            <text:p>idxCitationOwnerID</text:p>
          </table:table-cell>
          <table:table-cell table:style-name="ce22" table:formula="of:=IF([DataDefsMstr.D52]=&quot;&quot;;&quot;&quot;;[DataDefsMstr.D52])" office:value-type="string" office:string-value="X">
            <text:p>X</text:p>
          </table:table-cell>
          <table:table-cell table:style-name="ce19" table:formula="of:=IF([DataDefsMstr.E52]=&quot;&quot;;&quot;&quot;;[DataDefsMstr.E52])" office:value-type="string" office:string-value="OwnerID">
            <text:p>OwnerID</text:p>
          </table:table-cell>
          <table:table-cell table:style-name="ce19" table:formula="of:=IF([DataDefsMstr.F52]=&quot;&quot;;&quot;&quot;;[DataDefsMstr.F52])">
            <text:p/>
          </table:table-cell>
          <table:table-cell table:style-name="ce34" table:formula="of:=IF([DataDefsMstr.G52]=&quot;&quot;;&quot;&quot;;[DataDefsMstr.G52])">
            <text:p/>
          </table:table-cell>
          <table:table-cell table:number-columns-repeated="1017"/>
        </table:table-row>
        <table:table-row table:style-name="ro2">
          <table:table-cell table:style-name="ce12" table:formula="of:=IF([DataDefsMstr.A53]=&quot;&quot;;&quot;&quot;;[DataDefsMstr.A53])" office:value-type="float" office:value="53">
            <text:p>53</text:p>
          </table:table-cell>
          <table:table-cell table:style-name="ce16" table:formula="of:=IF([DataDefsMstr.B53]=&quot;&quot;;&quot;&quot;;[DataDefsMstr.B53])" office:value-type="string" office:string-value="CitationTable">
            <text:p>CitationTable</text:p>
          </table:table-cell>
          <table:table-cell table:style-name="ce19" table:formula="of:=IF([DataDefsMstr.C53]=&quot;&quot;;&quot;&quot;;[DataDefsMstr.C53])" office:value-type="string" office:string-value="idxCitationSourceID">
            <text:p>idxCitationSourceID</text:p>
          </table:table-cell>
          <table:table-cell table:style-name="ce22" table:formula="of:=IF([DataDefsMstr.D53]=&quot;&quot;;&quot;&quot;;[DataDefsMstr.D53])" office:value-type="string" office:string-value="X">
            <text:p>X</text:p>
          </table:table-cell>
          <table:table-cell table:style-name="ce19" table:formula="of:=IF([DataDefsMstr.E53]=&quot;&quot;;&quot;&quot;;[DataDefsMstr.E53])" office:value-type="string" office:string-value="SourceID">
            <text:p>SourceID</text:p>
          </table:table-cell>
          <table:table-cell table:style-name="ce19" table:formula="of:=IF([DataDefsMstr.F53]=&quot;&quot;;&quot;&quot;;[DataDefsMstr.F53])">
            <text:p/>
          </table:table-cell>
          <table:table-cell table:style-name="ce34" table:formula="of:=IF([DataDefsMstr.G53]=&quot;&quot;;&quot;&quot;;[DataDefsMstr.G53])">
            <text:p/>
          </table:table-cell>
          <table:table-cell table:number-columns-repeated="1017"/>
        </table:table-row>
        <table:table-row table:style-name="ro3">
          <table:table-cell table:style-name="ce12" table:formula="of:=IF([DataDefsMstr.A82]=&quot;&quot;;&quot;&quot;;[DataDefsMstr.A82])" office:value-type="float" office:value="85">
            <text:p>85</text:p>
          </table:table-cell>
          <table:table-cell table:style-name="ce16" table:formula="of:=IF([DataDefsMstr.B82]=&quot;&quot;;&quot;&quot;;[DataDefsMstr.B82])" office:value-type="string" office:string-value="ExclusionTable">
            <text:p>ExclusionTable</text:p>
          </table:table-cell>
          <table:table-cell table:style-name="ce19" table:formula="of:=IF([DataDefsMstr.C82]=&quot;&quot;;&quot;&quot;;[DataDefsMstr.C82])" office:value-type="string" office:string-value="idxExclusionIndex">
            <text:p>idxExclusionIndex</text:p>
          </table:table-cell>
          <table:table-cell table:style-name="ce22" table:formula="of:=IF([DataDefsMstr.D82]=&quot;&quot;;&quot;&quot;;[DataDefsMstr.D82])" office:value-type="string" office:string-value="UX">
            <text:p>UX</text:p>
          </table:table-cell>
          <table:table-cell table:style-name="ce19" table:formula="of:=IF([DataDefsMstr.E82]=&quot;&quot;;&quot;&quot;;[DataDefsMstr.E82])" office:value-type="string" office:string-value="ExclusionType, &#10;ID1, &#10;ID2">
            <text:p>ExclusionType, </text:p>
            <text:p>ID1, </text:p>
            <text:p>ID2</text:p>
          </table:table-cell>
          <table:table-cell table:style-name="ce19" table:formula="of:=IF([DataDefsMstr.F82]=&quot;&quot;;&quot;&quot;;[DataDefsMstr.F82])">
            <text:p/>
          </table:table-cell>
          <table:table-cell table:style-name="ce34" table:formula="of:=IF([DataDefsMstr.G82]=&quot;&quot;;&quot;&quot;;[DataDefsMstr.G82])">
            <text:p/>
          </table:table-cell>
          <table:table-cell table:number-columns-repeated="1017"/>
        </table:table-row>
        <table:table-row table:style-name="ro2">
          <table:table-cell table:style-name="ce12" table:formula="of:=IF([DataDefsMstr.A93]=&quot;&quot;;&quot;&quot;;[DataDefsMstr.A93])" office:value-type="float" office:value="97">
            <text:p>97</text:p>
          </table:table-cell>
          <table:table-cell table:style-name="ce16" table:formula="of:=IF([DataDefsMstr.B93]=&quot;&quot;;&quot;&quot;;[DataDefsMstr.B93])" office:value-type="string" office:string-value="FactTypeTable">
            <text:p>FactTypeTable</text:p>
          </table:table-cell>
          <table:table-cell table:style-name="ce19" table:formula="of:=IF([DataDefsMstr.C93]=&quot;&quot;;&quot;&quot;;[DataDefsMstr.C93])" office:value-type="string" office:string-value="idxFactTypeAbbrev">
            <text:p>idxFactTypeAbbrev</text:p>
          </table:table-cell>
          <table:table-cell table:style-name="ce22" table:formula="of:=IF([DataDefsMstr.D93]=&quot;&quot;;&quot;&quot;;[DataDefsMstr.D93])" office:value-type="string" office:string-value="X">
            <text:p>X</text:p>
          </table:table-cell>
          <table:table-cell table:style-name="ce19" table:formula="of:=IF([DataDefsMstr.E93]=&quot;&quot;;&quot;&quot;;[DataDefsMstr.E93])" office:value-type="string" office:string-value="Abbrev">
            <text:p>Abbrev</text:p>
          </table:table-cell>
          <table:table-cell table:style-name="ce19" table:formula="of:=IF([DataDefsMstr.F93]=&quot;&quot;;&quot;&quot;;[DataDefsMstr.F93])">
            <text:p/>
          </table:table-cell>
          <table:table-cell table:style-name="ce34" table:formula="of:=IF([DataDefsMstr.G93]=&quot;&quot;;&quot;&quot;;[DataDefsMstr.G93])">
            <text:p/>
          </table:table-cell>
          <table:table-cell table:number-columns-repeated="1017"/>
        </table:table-row>
        <table:table-row table:style-name="ro2">
          <table:table-cell table:style-name="ce12" table:formula="of:=IF([DataDefsMstr.A94]=&quot;&quot;;&quot;&quot;;[DataDefsMstr.A94])" office:value-type="float" office:value="98">
            <text:p>98</text:p>
          </table:table-cell>
          <table:table-cell table:style-name="ce16" table:formula="of:=IF([DataDefsMstr.B94]=&quot;&quot;;&quot;&quot;;[DataDefsMstr.B94])" office:value-type="string" office:string-value="FactTypeTable">
            <text:p>FactTypeTable</text:p>
          </table:table-cell>
          <table:table-cell table:style-name="ce19" table:formula="of:=IF([DataDefsMstr.C94]=&quot;&quot;;&quot;&quot;;[DataDefsMstr.C94])" office:value-type="string" office:string-value="idxFactTypeGedcomTag">
            <text:p>idxFactTypeGedcomTag</text:p>
          </table:table-cell>
          <table:table-cell table:style-name="ce22" table:formula="of:=IF([DataDefsMstr.D94]=&quot;&quot;;&quot;&quot;;[DataDefsMstr.D94])" office:value-type="string" office:string-value="X">
            <text:p>X</text:p>
          </table:table-cell>
          <table:table-cell table:style-name="ce19" table:formula="of:=IF([DataDefsMstr.E94]=&quot;&quot;;&quot;&quot;;[DataDefsMstr.E94])" office:value-type="string" office:string-value="GedcomTag">
            <text:p>GedcomTag</text:p>
          </table:table-cell>
          <table:table-cell table:style-name="ce19" table:formula="of:=IF([DataDefsMstr.F94]=&quot;&quot;;&quot;&quot;;[DataDefsMstr.F94])">
            <text:p/>
          </table:table-cell>
          <table:table-cell table:style-name="ce34" table:formula="of:=IF([DataDefsMstr.G94]=&quot;&quot;;&quot;&quot;;[DataDefsMstr.G94])">
            <text:p/>
          </table:table-cell>
          <table:table-cell table:number-columns-repeated="1017"/>
        </table:table-row>
        <table:table-row table:style-name="ro2">
          <table:table-cell table:style-name="ce12" table:formula="of:=IF([DataDefsMstr.A95]=&quot;&quot;;&quot;&quot;;[DataDefsMstr.A95])" office:value-type="float" office:value="99">
            <text:p>99</text:p>
          </table:table-cell>
          <table:table-cell table:style-name="ce16" table:formula="of:=IF([DataDefsMstr.B95]=&quot;&quot;;&quot;&quot;;[DataDefsMstr.B95])" office:value-type="string" office:string-value="FactTypeTable">
            <text:p>FactTypeTable</text:p>
          </table:table-cell>
          <table:table-cell table:style-name="ce19" table:formula="of:=IF([DataDefsMstr.C95]=&quot;&quot;;&quot;&quot;;[DataDefsMstr.C95])" office:value-type="string" office:string-value="idxFactTypeName">
            <text:p>idxFactTypeName</text:p>
          </table:table-cell>
          <table:table-cell table:style-name="ce22" table:formula="of:=IF([DataDefsMstr.D95]=&quot;&quot;;&quot;&quot;;[DataDefsMstr.D95])" office:value-type="string" office:string-value="X">
            <text:p>X</text:p>
          </table:table-cell>
          <table:table-cell table:style-name="ce19" table:formula="of:=IF([DataDefsMstr.E95]=&quot;&quot;;&quot;&quot;;[DataDefsMstr.E95])" office:value-type="string" office:string-value="Name">
            <text:p>Name</text:p>
          </table:table-cell>
          <table:table-cell table:style-name="ce19" table:formula="of:=IF([DataDefsMstr.F95]=&quot;&quot;;&quot;&quot;;[DataDefsMstr.F95])">
            <text:p/>
          </table:table-cell>
          <table:table-cell table:style-name="ce34" table:formula="of:=IF([DataDefsMstr.G95]=&quot;&quot;;&quot;&quot;;[DataDefsMstr.G95])">
            <text:p/>
          </table:table-cell>
          <table:table-cell table:number-columns-repeated="1017"/>
        </table:table-row>
        <table:table-row table:style-name="ro2">
          <table:table-cell table:style-name="ce12" table:formula="of:=IF([DataDefsMstr.A108]=&quot;&quot;;&quot;&quot;;[DataDefsMstr.A108])" office:value-type="float" office:value="113">
            <text:p>113</text:p>
          </table:table-cell>
          <table:table-cell table:style-name="ce16" table:formula="of:=IF([DataDefsMstr.B108]=&quot;&quot;;&quot;&quot;;[DataDefsMstr.B108])" office:value-type="string" office:string-value="FamilyTable">
            <text:p>FamilyTable</text:p>
          </table:table-cell>
          <table:table-cell table:style-name="ce19" table:formula="of:=IF([DataDefsMstr.C108]=&quot;&quot;;&quot;&quot;;[DataDefsMstr.C108])" office:value-type="string" office:string-value="idxFamilyFatherID">
            <text:p>idxFamilyFatherID</text:p>
          </table:table-cell>
          <table:table-cell table:style-name="ce22" table:formula="of:=IF([DataDefsMstr.D108]=&quot;&quot;;&quot;&quot;;[DataDefsMstr.D108])" office:value-type="string" office:string-value="X">
            <text:p>X</text:p>
          </table:table-cell>
          <table:table-cell table:style-name="ce19" table:formula="of:=IF([DataDefsMstr.E108]=&quot;&quot;;&quot;&quot;;[DataDefsMstr.E108])" office:value-type="string" office:string-value="FatherID">
            <text:p>FatherID</text:p>
          </table:table-cell>
          <table:table-cell table:style-name="ce19" table:formula="of:=IF([DataDefsMstr.F108]=&quot;&quot;;&quot;&quot;;[DataDefsMstr.F108])">
            <text:p/>
          </table:table-cell>
          <table:table-cell table:style-name="ce34" table:formula="of:=IF([DataDefsMstr.G108]=&quot;&quot;;&quot;&quot;;[DataDefsMstr.G108])">
            <text:p/>
          </table:table-cell>
          <table:table-cell table:number-columns-repeated="1017"/>
        </table:table-row>
        <table:table-row table:style-name="ro2">
          <table:table-cell table:style-name="ce12" table:formula="of:=IF([DataDefsMstr.A109]=&quot;&quot;;&quot;&quot;;[DataDefsMstr.A109])" office:value-type="float" office:value="114">
            <text:p>114</text:p>
          </table:table-cell>
          <table:table-cell table:style-name="ce16" table:formula="of:=IF([DataDefsMstr.B109]=&quot;&quot;;&quot;&quot;;[DataDefsMstr.B109])" office:value-type="string" office:string-value="FamilyTable">
            <text:p>FamilyTable</text:p>
          </table:table-cell>
          <table:table-cell table:style-name="ce19" table:formula="of:=IF([DataDefsMstr.C109]=&quot;&quot;;&quot;&quot;;[DataDefsMstr.C109])" office:value-type="string" office:string-value="idxFamilyMotherID">
            <text:p>idxFamilyMotherID</text:p>
          </table:table-cell>
          <table:table-cell table:style-name="ce22" table:formula="of:=IF([DataDefsMstr.D109]=&quot;&quot;;&quot;&quot;;[DataDefsMstr.D109])" office:value-type="string" office:string-value="X">
            <text:p>X</text:p>
          </table:table-cell>
          <table:table-cell table:style-name="ce19" table:formula="of:=IF([DataDefsMstr.E109]=&quot;&quot;;&quot;&quot;;[DataDefsMstr.E109])" office:value-type="string" office:string-value="MotherID">
            <text:p>MotherID</text:p>
          </table:table-cell>
          <table:table-cell table:style-name="ce19" table:formula="of:=IF([DataDefsMstr.F109]=&quot;&quot;;&quot;&quot;;[DataDefsMstr.F109])">
            <text:p/>
          </table:table-cell>
          <table:table-cell table:style-name="ce34" table:formula="of:=IF([DataDefsMstr.G109]=&quot;&quot;;&quot;&quot;;[DataDefsMstr.G109])">
            <text:p/>
          </table:table-cell>
          <table:table-cell table:number-columns-repeated="1017"/>
        </table:table-row>
        <table:table-row table:style-name="ro2">
          <table:table-cell table:style-name="ce12" table:formula="of:=IF([DataDefsMstr.A182]=&quot;&quot;;&quot;&quot;;[DataDefsMstr.A182])" office:value-type="float" office:value="193">
            <text:p>193</text:p>
          </table:table-cell>
          <table:table-cell table:style-name="ce16" table:formula="of:=IF([DataDefsMstr.B182]=&quot;&quot;;&quot;&quot;;[DataDefsMstr.B182])" office:value-type="string" office:string-value="NameTable">
            <text:p>NameTable</text:p>
          </table:table-cell>
          <table:table-cell table:style-name="ce20" table:formula="of:=IF([DataDefsMstr.C182]=&quot;&quot;;&quot;&quot;;[DataDefsMstr.C182])" office:value-type="string" office:string-value="idxGiven">
            <text:p>idxGiven</text:p>
          </table:table-cell>
          <table:table-cell table:style-name="ce22" table:formula="of:=IF([DataDefsMstr.D182]=&quot;&quot;;&quot;&quot;;[DataDefsMstr.D182])" office:value-type="string" office:string-value="X">
            <text:p>X</text:p>
          </table:table-cell>
          <table:table-cell table:style-name="ce31" table:formula="of:=IF([DataDefsMstr.E182]=&quot;&quot;;&quot;&quot;;[DataDefsMstr.E182])" office:value-type="string" office:string-value="Given">
            <text:p>Given</text:p>
          </table:table-cell>
          <table:table-cell table:style-name="ce31" table:formula="of:=IF([DataDefsMstr.F182]=&quot;&quot;;&quot;&quot;;[DataDefsMstr.F182])">
            <text:p/>
          </table:table-cell>
          <table:table-cell table:style-name="ce36" table:formula="of:=IF([DataDefsMstr.G182]=&quot;&quot;;&quot;&quot;;[DataDefsMstr.G182])">
            <text:p/>
          </table:table-cell>
          <table:table-cell table:number-columns-repeated="1017"/>
        </table:table-row>
        <table:table-row table:style-name="ro2">
          <table:table-cell table:style-name="ce12" table:formula="of:=IF([DataDefsMstr.A119]=&quot;&quot;;&quot;&quot;;[DataDefsMstr.A119])" office:value-type="float" office:value="126">
            <text:p>126</text:p>
          </table:table-cell>
          <table:table-cell table:style-name="ce16" table:formula="of:=IF([DataDefsMstr.B119]=&quot;&quot;;&quot;&quot;;[DataDefsMstr.B119])" office:value-type="string" office:string-value="LabelTable">
            <text:p>LabelTable</text:p>
          </table:table-cell>
          <table:table-cell table:style-name="ce20" table:formula="of:=IF([DataDefsMstr.C119]=&quot;&quot;;&quot;&quot;;[DataDefsMstr.C119])" office:value-type="string" office:string-value="idxLabelType">
            <text:p>idxLabelType</text:p>
          </table:table-cell>
          <table:table-cell table:style-name="ce22" table:formula="of:=IF([DataDefsMstr.D119]=&quot;&quot;;&quot;&quot;;[DataDefsMstr.D119])" office:value-type="string" office:string-value="X">
            <text:p>X</text:p>
          </table:table-cell>
          <table:table-cell table:style-name="ce31" table:formula="of:=IF([DataDefsMstr.E119]=&quot;&quot;;&quot;&quot;;[DataDefsMstr.E119])" office:value-type="string" office:string-value="LabelType">
            <text:p>LabelType</text:p>
          </table:table-cell>
          <table:table-cell table:style-name="ce31" table:formula="of:=IF([DataDefsMstr.F119]=&quot;&quot;;&quot;&quot;;[DataDefsMstr.F119])">
            <text:p/>
          </table:table-cell>
          <table:table-cell table:style-name="ce36" table:formula="of:=IF([DataDefsMstr.G119]=&quot;&quot;;&quot;&quot;;[DataDefsMstr.G119])">
            <text:p/>
          </table:table-cell>
          <table:table-cell table:number-columns-repeated="1017"/>
        </table:table-row>
        <table:table-row table:style-name="ro2">
          <table:table-cell table:style-name="ce12" table:formula="of:=IF([DataDefsMstr.A130]=&quot;&quot;;&quot;&quot;;[DataDefsMstr.A130])" office:value-type="float" office:value="138">
            <text:p>138</text:p>
          </table:table-cell>
          <table:table-cell table:style-name="ce16" table:formula="of:=IF([DataDefsMstr.B130]=&quot;&quot;;&quot;&quot;;[DataDefsMstr.B130])" office:value-type="string" office:string-value="LinkTable">
            <text:p>LinkTable</text:p>
          </table:table-cell>
          <table:table-cell table:style-name="ce19" table:formula="of:=IF([DataDefsMstr.C130]=&quot;&quot;;&quot;&quot;;[DataDefsMstr.C130])" office:value-type="string" office:string-value="idxLinkExtId">
            <text:p>idxLinkExtId</text:p>
          </table:table-cell>
          <table:table-cell table:style-name="ce22" table:formula="of:=IF([DataDefsMstr.D130]=&quot;&quot;;&quot;&quot;;[DataDefsMstr.D130])" office:value-type="string" office:string-value="X">
            <text:p>X</text:p>
          </table:table-cell>
          <table:table-cell table:style-name="ce19" table:formula="of:=IF([DataDefsMstr.E130]=&quot;&quot;;&quot;&quot;;[DataDefsMstr.E130])" office:value-type="string" office:string-value="extID">
            <text:p>extID</text:p>
          </table:table-cell>
          <table:table-cell table:style-name="ce19" table:formula="of:=IF([DataDefsMstr.F130]=&quot;&quot;;&quot;&quot;;[DataDefsMstr.F130])">
            <text:p/>
          </table:table-cell>
          <table:table-cell table:style-name="ce34" table:formula="of:=IF([DataDefsMstr.G130]=&quot;&quot;;&quot;&quot;;[DataDefsMstr.G130])">
            <text:p/>
          </table:table-cell>
          <table:table-cell table:number-columns-repeated="1017"/>
        </table:table-row>
        <table:table-row table:style-name="ro2">
          <table:table-cell table:style-name="ce12" table:formula="of:=IF([DataDefsMstr.A131]=&quot;&quot;;&quot;&quot;;[DataDefsMstr.A131])" office:value-type="float" office:value="139">
            <text:p>139</text:p>
          </table:table-cell>
          <table:table-cell table:style-name="ce16" table:formula="of:=IF([DataDefsMstr.B131]=&quot;&quot;;&quot;&quot;;[DataDefsMstr.B131])" office:value-type="string" office:string-value="LinkTable">
            <text:p>LinkTable</text:p>
          </table:table-cell>
          <table:table-cell table:style-name="ce19" table:formula="of:=IF([DataDefsMstr.C131]=&quot;&quot;;&quot;&quot;;[DataDefsMstr.C131])" office:value-type="string" office:string-value="idxLinkRmId">
            <text:p>idxLinkRmId</text:p>
          </table:table-cell>
          <table:table-cell table:style-name="ce22" table:formula="of:=IF([DataDefsMstr.D131]=&quot;&quot;;&quot;&quot;;[DataDefsMstr.D131])" office:value-type="string" office:string-value="X">
            <text:p>X</text:p>
          </table:table-cell>
          <table:table-cell table:style-name="ce19" table:formula="of:=IF([DataDefsMstr.E131]=&quot;&quot;;&quot;&quot;;[DataDefsMstr.E131])" office:value-type="string" office:string-value="rmID">
            <text:p>rmID</text:p>
          </table:table-cell>
          <table:table-cell table:style-name="ce19" table:formula="of:=IF([DataDefsMstr.F131]=&quot;&quot;;&quot;&quot;;[DataDefsMstr.F131])">
            <text:p/>
          </table:table-cell>
          <table:table-cell table:style-name="ce34" table:formula="of:=IF([DataDefsMstr.G131]=&quot;&quot;;&quot;&quot;;[DataDefsMstr.G131])">
            <text:p/>
          </table:table-cell>
          <table:table-cell table:number-columns-repeated="1017"/>
        </table:table-row>
        <table:table-row table:style-name="ro2">
          <table:table-cell table:style-name="ce12" table:formula="of:=IF([DataDefsMstr.A153]=&quot;&quot;;&quot;&quot;;[DataDefsMstr.A153])" office:value-type="float" office:value="162">
            <text:p>162</text:p>
          </table:table-cell>
          <table:table-cell table:style-name="ce16" table:formula="of:=IF([DataDefsMstr.B153]=&quot;&quot;;&quot;&quot;;[DataDefsMstr.B153])" office:value-type="string" office:string-value="MediaLinkTable">
            <text:p>MediaLinkTable</text:p>
          </table:table-cell>
          <table:table-cell table:style-name="ce19" table:formula="of:=IF([DataDefsMstr.C153]=&quot;&quot;;&quot;&quot;;[DataDefsMstr.C153])" office:value-type="string" office:string-value="idxMediaCaption">
            <text:p>idxMediaCaption</text:p>
          </table:table-cell>
          <table:table-cell table:style-name="ce22" table:formula="of:=IF([DataDefsMstr.D153]=&quot;&quot;;&quot;&quot;;[DataDefsMstr.D153])" office:value-type="string" office:string-value="X">
            <text:p>X</text:p>
          </table:table-cell>
          <table:table-cell table:style-name="ce19" table:formula="of:=IF([DataDefsMstr.E153]=&quot;&quot;;&quot;&quot;;[DataDefsMstr.E153])" office:value-type="string" office:string-value="Caption">
            <text:p>Caption</text:p>
          </table:table-cell>
          <table:table-cell table:style-name="ce19" table:formula="of:=IF([DataDefsMstr.F153]=&quot;&quot;;&quot;&quot;;[DataDefsMstr.F153])">
            <text:p/>
          </table:table-cell>
          <table:table-cell table:style-name="ce34" table:formula="of:=IF([DataDefsMstr.G153]=&quot;&quot;;&quot;&quot;;[DataDefsMstr.G153])">
            <text:p/>
          </table:table-cell>
          <table:table-cell table:number-columns-repeated="1017"/>
        </table:table-row>
        <table:table-row table:style-name="ro2">
          <table:table-cell table:style-name="ce12" table:formula="of:=IF([DataDefsMstr.A160]=&quot;&quot;;&quot;&quot;;[DataDefsMstr.A160])" office:value-type="float" office:value="170">
            <text:p>170</text:p>
          </table:table-cell>
          <table:table-cell table:style-name="ce16" table:formula="of:=IF([DataDefsMstr.B160]=&quot;&quot;;&quot;&quot;;[DataDefsMstr.B160])" office:value-type="string" office:string-value="MultimediaTable">
            <text:p>MultimediaTable</text:p>
          </table:table-cell>
          <table:table-cell table:style-name="ce20" table:formula="of:=IF([DataDefsMstr.C160]=&quot;&quot;;&quot;&quot;;[DataDefsMstr.C160])" office:value-type="string" office:string-value="idxMediaFile">
            <text:p>idxMediaFile</text:p>
          </table:table-cell>
          <table:table-cell table:style-name="ce22" table:formula="of:=IF([DataDefsMstr.D160]=&quot;&quot;;&quot;&quot;;[DataDefsMstr.D160])" office:value-type="string" office:string-value="X">
            <text:p>X</text:p>
          </table:table-cell>
          <table:table-cell table:style-name="ce31" table:formula="of:=IF([DataDefsMstr.E160]=&quot;&quot;;&quot;&quot;;[DataDefsMstr.E160])" office:value-type="string" office:string-value="MediaFile">
            <text:p>MediaFile</text:p>
          </table:table-cell>
          <table:table-cell table:style-name="ce31" table:formula="of:=IF([DataDefsMstr.F160]=&quot;&quot;;&quot;&quot;;[DataDefsMstr.F160])">
            <text:p/>
          </table:table-cell>
          <table:table-cell table:style-name="ce36" table:formula="of:=IF([DataDefsMstr.G160]=&quot;&quot;;&quot;&quot;;[DataDefsMstr.G160])">
            <text:p/>
          </table:table-cell>
          <table:table-cell table:number-columns-repeated="1017"/>
        </table:table-row>
        <table:table-row table:style-name="ro2">
          <table:table-cell table:style-name="ce12" table:formula="of:=IF([DataDefsMstr.A152]=&quot;&quot;;&quot;&quot;;[DataDefsMstr.A152])" office:value-type="float" office:value="161">
            <text:p>161</text:p>
          </table:table-cell>
          <table:table-cell table:style-name="ce16" table:formula="of:=IF([DataDefsMstr.B152]=&quot;&quot;;&quot;&quot;;[DataDefsMstr.B152])" office:value-type="string" office:string-value="MediaLinkTable">
            <text:p>MediaLinkTable</text:p>
          </table:table-cell>
          <table:table-cell table:style-name="ce19" table:formula="of:=IF([DataDefsMstr.C152]=&quot;&quot;;&quot;&quot;;[DataDefsMstr.C152])" office:value-type="string" office:string-value="idxMediaOwnerID">
            <text:p>idxMediaOwnerID</text:p>
          </table:table-cell>
          <table:table-cell table:style-name="ce22" table:formula="of:=IF([DataDefsMstr.D152]=&quot;&quot;;&quot;&quot;;[DataDefsMstr.D152])" office:value-type="string" office:string-value="X">
            <text:p>X</text:p>
          </table:table-cell>
          <table:table-cell table:style-name="ce19" table:formula="of:=IF([DataDefsMstr.E152]=&quot;&quot;;&quot;&quot;;[DataDefsMstr.E152])" office:value-type="string" office:string-value="OwnerID">
            <text:p>OwnerID</text:p>
          </table:table-cell>
          <table:table-cell table:style-name="ce19" table:formula="of:=IF([DataDefsMstr.F152]=&quot;&quot;;&quot;&quot;;[DataDefsMstr.F152])">
            <text:p/>
          </table:table-cell>
          <table:table-cell table:style-name="ce34" table:formula="of:=IF([DataDefsMstr.G152]=&quot;&quot;;&quot;&quot;;[DataDefsMstr.G152])">
            <text:p/>
          </table:table-cell>
          <table:table-cell table:number-columns-repeated="1017"/>
        </table:table-row>
        <table:table-row table:style-name="ro2">
          <table:table-cell table:style-name="ce12" table:formula="of:=IF([DataDefsMstr.A161]=&quot;&quot;;&quot;&quot;;[DataDefsMstr.A161])" office:value-type="float" office:value="171">
            <text:p>171</text:p>
          </table:table-cell>
          <table:table-cell table:style-name="ce16" table:formula="of:=IF([DataDefsMstr.B161]=&quot;&quot;;&quot;&quot;;[DataDefsMstr.B161])" office:value-type="string" office:string-value="MultimediaTable">
            <text:p>MultimediaTable</text:p>
          </table:table-cell>
          <table:table-cell table:style-name="ce20" table:formula="of:=IF([DataDefsMstr.C161]=&quot;&quot;;&quot;&quot;;[DataDefsMstr.C161])" office:value-type="string" office:string-value="idxMediaURL">
            <text:p>idxMediaURL</text:p>
          </table:table-cell>
          <table:table-cell table:style-name="ce22" table:formula="of:=IF([DataDefsMstr.D161]=&quot;&quot;;&quot;&quot;;[DataDefsMstr.D161])" office:value-type="string" office:string-value="X">
            <text:p>X</text:p>
          </table:table-cell>
          <table:table-cell table:style-name="ce31" table:formula="of:=IF([DataDefsMstr.E161]=&quot;&quot;;&quot;&quot;;[DataDefsMstr.E161])" office:value-type="string" office:string-value="MediaURL">
            <text:p>MediaURL</text:p>
          </table:table-cell>
          <table:table-cell table:style-name="ce31" table:formula="of:=IF([DataDefsMstr.F161]=&quot;&quot;;&quot;&quot;;[DataDefsMstr.F161])">
            <text:p/>
          </table:table-cell>
          <table:table-cell table:style-name="ce36" table:formula="of:=IF([DataDefsMstr.G161]=&quot;&quot;;&quot;&quot;;[DataDefsMstr.G161])">
            <text:p/>
          </table:table-cell>
          <table:table-cell table:number-columns-repeated="1017"/>
        </table:table-row>
        <table:table-row table:style-name="ro2">
          <table:table-cell table:style-name="ce12" table:formula="of:=IF([DataDefsMstr.A184]=&quot;&quot;;&quot;&quot;;[DataDefsMstr.A184])" office:value-type="float" office:value="195">
            <text:p>195</text:p>
          </table:table-cell>
          <table:table-cell table:style-name="ce16" table:formula="of:=IF([DataDefsMstr.B184]=&quot;&quot;;&quot;&quot;;[DataDefsMstr.B184])" office:value-type="string" office:string-value="NameTable">
            <text:p>NameTable</text:p>
          </table:table-cell>
          <table:table-cell table:style-name="ce20" table:formula="of:=IF([DataDefsMstr.C184]=&quot;&quot;;&quot;&quot;;[DataDefsMstr.C184])" office:value-type="string" office:string-value="idxNameOwnerID">
            <text:p>idxNameOwnerID</text:p>
          </table:table-cell>
          <table:table-cell table:style-name="ce22" table:formula="of:=IF([DataDefsMstr.D184]=&quot;&quot;;&quot;&quot;;[DataDefsMstr.D184])" office:value-type="string" office:string-value="X">
            <text:p>X</text:p>
          </table:table-cell>
          <table:table-cell table:style-name="ce31" table:formula="of:=IF([DataDefsMstr.E184]=&quot;&quot;;&quot;&quot;;[DataDefsMstr.E184])" office:value-type="string" office:string-value="OwnerID">
            <text:p>OwnerID</text:p>
          </table:table-cell>
          <table:table-cell table:style-name="ce31" table:formula="of:=IF([DataDefsMstr.F184]=&quot;&quot;;&quot;&quot;;[DataDefsMstr.F184])">
            <text:p/>
          </table:table-cell>
          <table:table-cell table:style-name="ce36" table:formula="of:=IF([DataDefsMstr.G184]=&quot;&quot;;&quot;&quot;;[DataDefsMstr.G184])">
            <text:p/>
          </table:table-cell>
          <table:table-cell table:number-columns-repeated="1017"/>
        </table:table-row>
        <table:table-row table:style-name="ro2">
          <table:table-cell table:style-name="ce12" table:formula="of:=IF([DataDefsMstr.A180]=&quot;&quot;;&quot;&quot;;[DataDefsMstr.A180])" office:value-type="float" office:value="191">
            <text:p>191</text:p>
          </table:table-cell>
          <table:table-cell table:style-name="ce16" table:formula="of:=IF([DataDefsMstr.B180]=&quot;&quot;;&quot;&quot;;[DataDefsMstr.B180])" office:value-type="string" office:string-value="NameTable">
            <text:p>NameTable</text:p>
          </table:table-cell>
          <table:table-cell table:style-name="ce20" table:formula="of:=IF([DataDefsMstr.C180]=&quot;&quot;;&quot;&quot;;[DataDefsMstr.C180])" office:value-type="string" office:string-value="idxNamePrimary">
            <text:p>idxNamePrimary</text:p>
          </table:table-cell>
          <table:table-cell table:style-name="ce22" table:formula="of:=IF([DataDefsMstr.D180]=&quot;&quot;;&quot;&quot;;[DataDefsMstr.D180])" office:value-type="string" office:string-value="X">
            <text:p>X</text:p>
          </table:table-cell>
          <table:table-cell table:style-name="ce31" table:formula="of:=IF([DataDefsMstr.E180]=&quot;&quot;;&quot;&quot;;[DataDefsMstr.E180])" office:value-type="string" office:string-value="IsPrimary">
            <text:p>IsPrimary</text:p>
          </table:table-cell>
          <table:table-cell table:style-name="ce31" table:formula="of:=IF([DataDefsMstr.F180]=&quot;&quot;;&quot;&quot;;[DataDefsMstr.F180])">
            <text:p/>
          </table:table-cell>
          <table:table-cell table:style-name="ce36" table:formula="of:=IF([DataDefsMstr.G180]=&quot;&quot;;&quot;&quot;;[DataDefsMstr.G180])">
            <text:p/>
          </table:table-cell>
          <table:table-cell table:number-columns-repeated="1017"/>
        </table:table-row>
        <table:table-row table:style-name="ro3">
          <table:table-cell table:style-name="ce12" table:formula="of:=IF([DataDefsMstr.A76]=&quot;&quot;;&quot;&quot;;[DataDefsMstr.A76])" office:value-type="float" office:value="78">
            <text:p>78</text:p>
          </table:table-cell>
          <table:table-cell table:style-name="ce16" table:formula="of:=IF([DataDefsMstr.B76]=&quot;&quot;;&quot;&quot;;[DataDefsMstr.B76])" office:value-type="string" office:string-value="EventTable">
            <text:p>EventTable</text:p>
          </table:table-cell>
          <table:table-cell table:style-name="ce19" table:formula="of:=IF([DataDefsMstr.C76]=&quot;&quot;;&quot;&quot;;[DataDefsMstr.C76])" office:value-type="string" office:string-value="idxOwnerDate">
            <text:p>idxOwnerDate</text:p>
          </table:table-cell>
          <table:table-cell table:style-name="ce22" table:formula="of:=IF([DataDefsMstr.D76]=&quot;&quot;;&quot;&quot;;[DataDefsMstr.D76])" office:value-type="string" office:string-value="X">
            <text:p>X</text:p>
          </table:table-cell>
          <table:table-cell table:style-name="ce19" table:formula="of:=IF([DataDefsMstr.E76]=&quot;&quot;;&quot;&quot;;[DataDefsMstr.E76])" office:value-type="string" office:string-value="OwnerID, &#10;SortDate">
            <text:p>OwnerID, </text:p>
            <text:p>SortDate</text:p>
          </table:table-cell>
          <table:table-cell table:style-name="ce19" table:formula="of:=IF([DataDefsMstr.F76]=&quot;&quot;;&quot;&quot;;[DataDefsMstr.F76])">
            <text:p/>
          </table:table-cell>
          <table:table-cell table:style-name="ce34" table:formula="of:=IF([DataDefsMstr.G76]=&quot;&quot;;&quot;&quot;;[DataDefsMstr.G76])">
            <text:p/>
          </table:table-cell>
          <table:table-cell table:number-columns-repeated="1017"/>
        </table:table-row>
        <table:table-row table:style-name="ro3">
          <table:table-cell table:style-name="ce12" table:formula="of:=IF([DataDefsMstr.A77]=&quot;&quot;;&quot;&quot;;[DataDefsMstr.A77])" office:value-type="float" office:value="79">
            <text:p>79</text:p>
          </table:table-cell>
          <table:table-cell table:style-name="ce16" table:formula="of:=IF([DataDefsMstr.B77]=&quot;&quot;;&quot;&quot;;[DataDefsMstr.B77])" office:value-type="string" office:string-value="EventTable">
            <text:p>EventTable</text:p>
          </table:table-cell>
          <table:table-cell table:style-name="ce19" table:formula="of:=IF([DataDefsMstr.C77]=&quot;&quot;;&quot;&quot;;[DataDefsMstr.C77])" office:value-type="string" office:string-value="idxOwnerEvent">
            <text:p>idxOwnerEvent</text:p>
          </table:table-cell>
          <table:table-cell table:style-name="ce22" table:formula="of:=IF([DataDefsMstr.D77]=&quot;&quot;;&quot;&quot;;[DataDefsMstr.D77])" office:value-type="string" office:string-value="X">
            <text:p>X</text:p>
          </table:table-cell>
          <table:table-cell table:style-name="ce43" table:formula="of:=IF([DataDefsMstr.E77]=&quot;&quot;;&quot;&quot;;[DataDefsMstr.E77])" office:value-type="string" office:string-value="OwnerID, &#10;EventType">
            <text:p>OwnerID, </text:p>
            <text:p>EventType</text:p>
          </table:table-cell>
          <table:table-cell table:style-name="ce19" table:formula="of:=IF([DataDefsMstr.F77]=&quot;&quot;;&quot;&quot;;[DataDefsMstr.F77])">
            <text:p/>
          </table:table-cell>
          <table:table-cell table:style-name="ce34" table:formula="of:=IF([DataDefsMstr.G77]=&quot;&quot;;&quot;&quot;;[DataDefsMstr.G77])">
            <text:p/>
          </table:table-cell>
          <table:table-cell table:number-columns-repeated="1017"/>
        </table:table-row>
        <table:table-row table:style-name="ro2">
          <table:table-cell table:style-name="ce12" table:formula="of:=IF([DataDefsMstr.A210]=&quot;&quot;;&quot;&quot;;[DataDefsMstr.A210])" office:value-type="float" office:value="223">
            <text:p>223</text:p>
          </table:table-cell>
          <table:table-cell table:style-name="ce16" table:formula="of:=IF([DataDefsMstr.B210]=&quot;&quot;;&quot;&quot;;[DataDefsMstr.B210])" office:value-type="string" office:string-value="PlaceTable">
            <text:p>PlaceTable</text:p>
          </table:table-cell>
          <table:table-cell table:style-name="ce19" table:formula="of:=IF([DataDefsMstr.C210]=&quot;&quot;;&quot;&quot;;[DataDefsMstr.C210])" office:value-type="string" office:string-value="idxPlaceAbbrev">
            <text:p>idxPlaceAbbrev</text:p>
          </table:table-cell>
          <table:table-cell table:style-name="ce22" table:formula="of:=IF([DataDefsMstr.D210]=&quot;&quot;;&quot;&quot;;[DataDefsMstr.D210])" office:value-type="string" office:string-value="X">
            <text:p>X</text:p>
          </table:table-cell>
          <table:table-cell table:style-name="ce19" table:formula="of:=IF([DataDefsMstr.E210]=&quot;&quot;;&quot;&quot;;[DataDefsMstr.E210])" office:value-type="string" office:string-value="Abbrev">
            <text:p>Abbrev</text:p>
          </table:table-cell>
          <table:table-cell table:style-name="ce19" table:formula="of:=IF([DataDefsMstr.F210]=&quot;&quot;;&quot;&quot;;[DataDefsMstr.F210])">
            <text:p/>
          </table:table-cell>
          <table:table-cell table:style-name="ce34" table:formula="of:=IF([DataDefsMstr.G210]=&quot;&quot;;&quot;&quot;;[DataDefsMstr.G210])">
            <text:p/>
          </table:table-cell>
          <table:table-cell table:number-columns-repeated="1017"/>
        </table:table-row>
        <table:table-row table:style-name="ro2">
          <table:table-cell table:style-name="ce12" table:formula="of:=IF([DataDefsMstr.A211]=&quot;&quot;;&quot;&quot;;[DataDefsMstr.A211])" office:value-type="float" office:value="224">
            <text:p>224</text:p>
          </table:table-cell>
          <table:table-cell table:style-name="ce16" table:formula="of:=IF([DataDefsMstr.B211]=&quot;&quot;;&quot;&quot;;[DataDefsMstr.B211])" office:value-type="string" office:string-value="PlaceTable">
            <text:p>PlaceTable</text:p>
          </table:table-cell>
          <table:table-cell table:style-name="ce19" table:formula="of:=IF([DataDefsMstr.C211]=&quot;&quot;;&quot;&quot;;[DataDefsMstr.C211])" office:value-type="string" office:string-value="idxPlaceName">
            <text:p>idxPlaceName</text:p>
          </table:table-cell>
          <table:table-cell table:style-name="ce22" table:formula="of:=IF([DataDefsMstr.D211]=&quot;&quot;;&quot;&quot;;[DataDefsMstr.D211])" office:value-type="string" office:string-value="X">
            <text:p>X</text:p>
          </table:table-cell>
          <table:table-cell table:style-name="ce19" table:formula="of:=IF([DataDefsMstr.E211]=&quot;&quot;;&quot;&quot;;[DataDefsMstr.E211])" office:value-type="string" office:string-value="Name">
            <text:p>Name</text:p>
          </table:table-cell>
          <table:table-cell table:style-name="ce19" table:formula="of:=IF([DataDefsMstr.F211]=&quot;&quot;;&quot;&quot;;[DataDefsMstr.F211])">
            <text:p/>
          </table:table-cell>
          <table:table-cell table:style-name="ce34" table:formula="of:=IF([DataDefsMstr.G211]=&quot;&quot;;&quot;&quot;;[DataDefsMstr.G211])">
            <text:p/>
          </table:table-cell>
          <table:table-cell table:number-columns-repeated="1017"/>
        </table:table-row>
        <table:table-row table:style-name="ro2">
          <table:table-cell table:style-name="ce12" table:formula="of:=IF([DataDefsMstr.A58]=&quot;&quot;;&quot;&quot;;[DataDefsMstr.A58])" office:value-type="float" office:value="59">
            <text:p>59</text:p>
          </table:table-cell>
          <table:table-cell table:style-name="ce16" table:formula="of:=IF([DataDefsMstr.B58]=&quot;&quot;;&quot;&quot;;[DataDefsMstr.B58])" office:value-type="string" office:string-value="ConfigTable">
            <text:p>ConfigTable</text:p>
          </table:table-cell>
          <table:table-cell table:style-name="ce19" table:formula="of:=IF([DataDefsMstr.C58]=&quot;&quot;;&quot;&quot;;[DataDefsMstr.C58])" office:value-type="string" office:string-value="idxRecType">
            <text:p>idxRecType</text:p>
          </table:table-cell>
          <table:table-cell table:style-name="ce22" table:formula="of:=IF([DataDefsMstr.D58]=&quot;&quot;;&quot;&quot;;[DataDefsMstr.D58])" office:value-type="string" office:string-value="X">
            <text:p>X</text:p>
          </table:table-cell>
          <table:table-cell table:style-name="ce19" table:formula="of:=IF([DataDefsMstr.E58]=&quot;&quot;;&quot;&quot;;[DataDefsMstr.E58])" office:value-type="string" office:string-value="RecType">
            <text:p>RecType</text:p>
          </table:table-cell>
          <table:table-cell table:style-name="ce19" table:formula="of:=IF([DataDefsMstr.F58]=&quot;&quot;;&quot;&quot;;[DataDefsMstr.F58])">
            <text:p/>
          </table:table-cell>
          <table:table-cell table:style-name="ce34" table:formula="of:=IF([DataDefsMstr.G58]=&quot;&quot;;&quot;&quot;;[DataDefsMstr.G58])">
            <text:p/>
          </table:table-cell>
          <table:table-cell table:number-columns-repeated="1017"/>
        </table:table-row>
        <table:table-row table:style-name="ro2">
          <table:table-cell table:style-name="ce12" table:formula="of:=IF([DataDefsMstr.A228]=&quot;&quot;;&quot;&quot;;[DataDefsMstr.A228])" office:value-type="float" office:value="242">
            <text:p>242</text:p>
          </table:table-cell>
          <table:table-cell table:style-name="ce16" table:formula="of:=IF([DataDefsMstr.B228]=&quot;&quot;;&quot;&quot;;[DataDefsMstr.B228])" office:value-type="string" office:string-value="ResearchTable">
            <text:p>ResearchTable</text:p>
          </table:table-cell>
          <table:table-cell table:style-name="ce19" table:formula="of:=IF([DataDefsMstr.C228]=&quot;&quot;;&quot;&quot;;[DataDefsMstr.C228])" office:value-type="string" office:string-value="idxResearchName">
            <text:p>idxResearchName</text:p>
          </table:table-cell>
          <table:table-cell table:style-name="ce22" table:formula="of:=IF([DataDefsMstr.D228]=&quot;&quot;;&quot;&quot;;[DataDefsMstr.D228])" office:value-type="string" office:string-value="X">
            <text:p>X</text:p>
          </table:table-cell>
          <table:table-cell table:style-name="ce19" table:formula="of:=IF([DataDefsMstr.E228]=&quot;&quot;;&quot;&quot;;[DataDefsMstr.E228])" office:value-type="string" office:string-value="Name">
            <text:p>Name</text:p>
          </table:table-cell>
          <table:table-cell table:style-name="ce19" table:formula="of:=IF([DataDefsMstr.F228]=&quot;&quot;;&quot;&quot;;[DataDefsMstr.F228])">
            <text:p/>
          </table:table-cell>
          <table:table-cell table:style-name="ce34" table:formula="of:=IF([DataDefsMstr.G228]=&quot;&quot;;&quot;&quot;;[DataDefsMstr.G228])">
            <text:p/>
          </table:table-cell>
          <table:table-cell table:number-columns-repeated="1017"/>
        </table:table-row>
        <table:table-row table:style-name="ro2">
          <table:table-cell table:style-name="ce12" table:formula="of:=IF([DataDefsMstr.A229]=&quot;&quot;;&quot;&quot;;[DataDefsMstr.A229])" office:value-type="float" office:value="243">
            <text:p>243</text:p>
          </table:table-cell>
          <table:table-cell table:style-name="ce16" table:formula="of:=IF([DataDefsMstr.B229]=&quot;&quot;;&quot;&quot;;[DataDefsMstr.B229])" office:value-type="string" office:string-value="ResearchTable">
            <text:p>ResearchTable</text:p>
          </table:table-cell>
          <table:table-cell table:style-name="ce19" table:formula="of:=IF([DataDefsMstr.C229]=&quot;&quot;;&quot;&quot;;[DataDefsMstr.C229])" office:value-type="string" office:string-value="idxResearchOwnerID">
            <text:p>idxResearchOwnerID</text:p>
          </table:table-cell>
          <table:table-cell table:style-name="ce22" table:formula="of:=IF([DataDefsMstr.D229]=&quot;&quot;;&quot;&quot;;[DataDefsMstr.D229])" office:value-type="string" office:string-value="X">
            <text:p>X</text:p>
          </table:table-cell>
          <table:table-cell table:style-name="ce19" table:formula="of:=IF([DataDefsMstr.E229]=&quot;&quot;;&quot;&quot;;[DataDefsMstr.E229])" office:value-type="string" office:string-value="OwnerID">
            <text:p>OwnerID</text:p>
          </table:table-cell>
          <table:table-cell table:style-name="ce19" table:formula="of:=IF([DataDefsMstr.F229]=&quot;&quot;;&quot;&quot;;[DataDefsMstr.F229])">
            <text:p/>
          </table:table-cell>
          <table:table-cell table:style-name="ce34" table:formula="of:=IF([DataDefsMstr.G229]=&quot;&quot;;&quot;&quot;;[DataDefsMstr.G229])">
            <text:p/>
          </table:table-cell>
          <table:table-cell table:number-columns-repeated="1017"/>
        </table:table-row>
        <table:table-row table:style-name="ro2">
          <table:table-cell table:style-name="ce12" table:formula="of:=IF([DataDefsMstr.A235]=&quot;&quot;;&quot;&quot;;[DataDefsMstr.A235])" office:value-type="float" office:value="250">
            <text:p>250</text:p>
          </table:table-cell>
          <table:table-cell table:style-name="ce16" table:formula="of:=IF([DataDefsMstr.B235]=&quot;&quot;;&quot;&quot;;[DataDefsMstr.B235])" office:value-type="string" office:string-value="RoleTable">
            <text:p>RoleTable</text:p>
          </table:table-cell>
          <table:table-cell table:style-name="ce19" table:formula="of:=IF([DataDefsMstr.C235]=&quot;&quot;;&quot;&quot;;[DataDefsMstr.C235])" office:value-type="string" office:string-value="idxRoleEventType">
            <text:p>idxRoleEventType</text:p>
          </table:table-cell>
          <table:table-cell table:style-name="ce22" table:formula="of:=IF([DataDefsMstr.D235]=&quot;&quot;;&quot;&quot;;[DataDefsMstr.D235])" office:value-type="string" office:string-value="X">
            <text:p>X</text:p>
          </table:table-cell>
          <table:table-cell table:style-name="ce19" table:formula="of:=IF([DataDefsMstr.E235]=&quot;&quot;;&quot;&quot;;[DataDefsMstr.E235])" office:value-type="string" office:string-value="EventType">
            <text:p>EventType</text:p>
          </table:table-cell>
          <table:table-cell table:style-name="ce19" table:formula="of:=IF([DataDefsMstr.F235]=&quot;&quot;;&quot;&quot;;[DataDefsMstr.F235])">
            <text:p/>
          </table:table-cell>
          <table:table-cell table:style-name="ce34" table:formula="of:=IF([DataDefsMstr.G235]=&quot;&quot;;&quot;&quot;;[DataDefsMstr.G235])">
            <text:p/>
          </table:table-cell>
          <table:table-cell table:number-columns-repeated="1017"/>
        </table:table-row>
        <table:table-row table:style-name="ro2">
          <table:table-cell table:style-name="ce12" table:formula="of:=IF([DataDefsMstr.A244]=&quot;&quot;;&quot;&quot;;[DataDefsMstr.A244])" office:value-type="float" office:value="260">
            <text:p>260</text:p>
          </table:table-cell>
          <table:table-cell table:style-name="ce16" table:formula="of:=IF([DataDefsMstr.B244]=&quot;&quot;;&quot;&quot;;[DataDefsMstr.B244])" office:value-type="string" office:string-value="SourceTable">
            <text:p>SourceTable</text:p>
          </table:table-cell>
          <table:table-cell table:style-name="ce19" table:formula="of:=IF([DataDefsMstr.C244]=&quot;&quot;;&quot;&quot;;[DataDefsMstr.C244])" office:value-type="string" office:string-value="idxSourceName">
            <text:p>idxSourceName</text:p>
          </table:table-cell>
          <table:table-cell table:style-name="ce22" table:formula="of:=IF([DataDefsMstr.D244]=&quot;&quot;;&quot;&quot;;[DataDefsMstr.D244])" office:value-type="string" office:string-value="X">
            <text:p>X</text:p>
          </table:table-cell>
          <table:table-cell table:style-name="ce19" table:formula="of:=IF([DataDefsMstr.E244]=&quot;&quot;;&quot;&quot;;[DataDefsMstr.E244])" office:value-type="string" office:string-value="Name">
            <text:p>Name</text:p>
          </table:table-cell>
          <table:table-cell table:style-name="ce19" table:formula="of:=IF([DataDefsMstr.F244]=&quot;&quot;;&quot;&quot;;[DataDefsMstr.F244])">
            <text:p/>
          </table:table-cell>
          <table:table-cell table:style-name="ce34" table:formula="of:=IF([DataDefsMstr.G244]=&quot;&quot;;&quot;&quot;;[DataDefsMstr.G244])">
            <text:p/>
          </table:table-cell>
          <table:table-cell table:number-columns-repeated="1017"/>
        </table:table-row>
        <table:table-row table:style-name="ro2">
          <table:table-cell table:style-name="ce12" table:formula="of:=IF([DataDefsMstr.A254]=&quot;&quot;;&quot;&quot;;[DataDefsMstr.A254])" office:value-type="float" office:value="271">
            <text:p>271</text:p>
          </table:table-cell>
          <table:table-cell table:style-name="ce16" table:formula="of:=IF([DataDefsMstr.B254]=&quot;&quot;;&quot;&quot;;[DataDefsMstr.B254])" office:value-type="string" office:string-value="SourceTemplateTable">
            <text:p>SourceTemplateTable</text:p>
          </table:table-cell>
          <table:table-cell table:style-name="ce19" table:formula="of:=IF([DataDefsMstr.C254]=&quot;&quot;;&quot;&quot;;[DataDefsMstr.C254])" office:value-type="string" office:string-value="idxSourceTemplateName">
            <text:p>idxSourceTemplateName</text:p>
          </table:table-cell>
          <table:table-cell table:style-name="ce22" table:formula="of:=IF([DataDefsMstr.D254]=&quot;&quot;;&quot;&quot;;[DataDefsMstr.D254])" office:value-type="string" office:string-value="X">
            <text:p>X</text:p>
          </table:table-cell>
          <table:table-cell table:style-name="ce19" table:formula="of:=IF([DataDefsMstr.E254]=&quot;&quot;;&quot;&quot;;[DataDefsMstr.E254])" office:value-type="string" office:string-value="Name">
            <text:p>Name</text:p>
          </table:table-cell>
          <table:table-cell table:style-name="ce19" table:formula="of:=IF([DataDefsMstr.F254]=&quot;&quot;;&quot;&quot;;[DataDefsMstr.F254])">
            <text:p/>
          </table:table-cell>
          <table:table-cell table:style-name="ce34" table:formula="of:=IF([DataDefsMstr.G254]=&quot;&quot;;&quot;&quot;;[DataDefsMstr.G254])">
            <text:p/>
          </table:table-cell>
          <table:table-cell table:number-columns-repeated="1017"/>
        </table:table-row>
        <table:table-row table:style-name="ro2">
          <table:table-cell table:style-name="ce12" table:formula="of:=IF([DataDefsMstr.A183]=&quot;&quot;;&quot;&quot;;[DataDefsMstr.A183])" office:value-type="float" office:value="194">
            <text:p>194</text:p>
          </table:table-cell>
          <table:table-cell table:style-name="ce16" table:formula="of:=IF([DataDefsMstr.B183]=&quot;&quot;;&quot;&quot;;[DataDefsMstr.B183])" office:value-type="string" office:string-value="NameTable">
            <text:p>NameTable</text:p>
          </table:table-cell>
          <table:table-cell table:style-name="ce20" table:formula="of:=IF([DataDefsMstr.C183]=&quot;&quot;;&quot;&quot;;[DataDefsMstr.C183])" office:value-type="string" office:string-value="idxSurname">
            <text:p>idxSurname</text:p>
          </table:table-cell>
          <table:table-cell table:style-name="ce22" table:formula="of:=IF([DataDefsMstr.D183]=&quot;&quot;;&quot;&quot;;[DataDefsMstr.D183])" office:value-type="string" office:string-value="X">
            <text:p>X</text:p>
          </table:table-cell>
          <table:table-cell table:style-name="ce31" table:formula="of:=IF([DataDefsMstr.E183]=&quot;&quot;;&quot;&quot;;[DataDefsMstr.E183])" office:value-type="string" office:string-value="Surname">
            <text:p>Surname</text:p>
          </table:table-cell>
          <table:table-cell table:style-name="ce31" table:formula="of:=IF([DataDefsMstr.F183]=&quot;&quot;;&quot;&quot;;[DataDefsMstr.F183])">
            <text:p/>
          </table:table-cell>
          <table:table-cell table:style-name="ce36" table:formula="of:=IF([DataDefsMstr.G183]=&quot;&quot;;&quot;&quot;;[DataDefsMstr.G183])">
            <text:p/>
          </table:table-cell>
          <table:table-cell table:number-columns-repeated="1017"/>
        </table:table-row>
        <table:table-row table:style-name="ro4">
          <table:table-cell table:style-name="ce12" table:formula="of:=IF([DataDefsMstr.A181]=&quot;&quot;;&quot;&quot;;[DataDefsMstr.A181])" office:value-type="float" office:value="192">
            <text:p>192</text:p>
          </table:table-cell>
          <table:table-cell table:style-name="ce16" table:formula="of:=IF([DataDefsMstr.B181]=&quot;&quot;;&quot;&quot;;[DataDefsMstr.B181])" office:value-type="string" office:string-value="NameTable">
            <text:p>NameTable</text:p>
          </table:table-cell>
          <table:table-cell table:style-name="ce20" table:formula="of:=IF([DataDefsMstr.C181]=&quot;&quot;;&quot;&quot;;[DataDefsMstr.C181])" office:value-type="string" office:string-value="idxSurnameGiven">
            <text:p>idxSurnameGiven</text:p>
          </table:table-cell>
          <table:table-cell table:style-name="ce22" table:formula="of:=IF([DataDefsMstr.D181]=&quot;&quot;;&quot;&quot;;[DataDefsMstr.D181])" office:value-type="string" office:string-value="X">
            <text:p>X</text:p>
          </table:table-cell>
          <table:table-cell table:style-name="ce31" table:formula="of:=IF([DataDefsMstr.E181]=&quot;&quot;;&quot;&quot;;[DataDefsMstr.E181])" office:value-type="string" office:string-value="Surname, &#10;Given, &#10;BirthYear, &#10;DeathYear">
            <text:p>Surname, </text:p>
            <text:p>Given, </text:p>
            <text:p>BirthYear, </text:p>
            <text:p>DeathYear</text:p>
          </table:table-cell>
          <table:table-cell table:style-name="ce31" table:formula="of:=IF([DataDefsMstr.F181]=&quot;&quot;;&quot;&quot;;[DataDefsMstr.F181])">
            <text:p/>
          </table:table-cell>
          <table:table-cell table:style-name="ce36" table:formula="of:=IF([DataDefsMstr.G181]=&quot;&quot;;&quot;&quot;;[DataDefsMstr.G181])">
            <text:p/>
          </table:table-cell>
          <table:table-cell table:number-columns-repeated="1017"/>
        </table:table-row>
        <table:table-row table:style-name="ro2">
          <table:table-cell table:style-name="ce12" table:formula="of:=IF([DataDefsMstr.A266]=&quot;&quot;;&quot;&quot;;[DataDefsMstr.A266])" office:value-type="float" office:value="284">
            <text:p>284</text:p>
          </table:table-cell>
          <table:table-cell table:style-name="ce16" table:formula="of:=IF([DataDefsMstr.B266]=&quot;&quot;;&quot;&quot;;[DataDefsMstr.B266])" office:value-type="string" office:string-value="WitnessTable">
            <text:p>WitnessTable</text:p>
          </table:table-cell>
          <table:table-cell table:style-name="ce19" table:formula="of:=IF([DataDefsMstr.C266]=&quot;&quot;;&quot;&quot;;[DataDefsMstr.C266])" office:value-type="string" office:string-value="idxWitnessEventID">
            <text:p>idxWitnessEventID</text:p>
          </table:table-cell>
          <table:table-cell table:style-name="ce22" table:formula="of:=IF([DataDefsMstr.D266]=&quot;&quot;;&quot;&quot;;[DataDefsMstr.D266])" office:value-type="string" office:string-value="X">
            <text:p>X</text:p>
          </table:table-cell>
          <table:table-cell table:style-name="ce19" table:formula="of:=IF([DataDefsMstr.E266]=&quot;&quot;;&quot;&quot;;[DataDefsMstr.E266])" office:value-type="string" office:string-value="EventID">
            <text:p>EventID</text:p>
          </table:table-cell>
          <table:table-cell table:style-name="ce19" table:formula="of:=IF([DataDefsMstr.F266]=&quot;&quot;;&quot;&quot;;[DataDefsMstr.F266])">
            <text:p/>
          </table:table-cell>
          <table:table-cell table:style-name="ce34" table:formula="of:=IF([DataDefsMstr.G266]=&quot;&quot;;&quot;&quot;;[DataDefsMstr.G266])">
            <text:p/>
          </table:table-cell>
          <table:table-cell table:number-columns-repeated="1017"/>
        </table:table-row>
        <table:table-row table:style-name="ro2">
          <table:table-cell table:style-name="ce12" table:formula="of:=IF([DataDefsMstr.A267]=&quot;&quot;;&quot;&quot;;[DataDefsMstr.A267])" office:value-type="float" office:value="285">
            <text:p>285</text:p>
          </table:table-cell>
          <table:table-cell table:style-name="ce16" table:formula="of:=IF([DataDefsMstr.B267]=&quot;&quot;;&quot;&quot;;[DataDefsMstr.B267])" office:value-type="string" office:string-value="WitnessTable">
            <text:p>WitnessTable</text:p>
          </table:table-cell>
          <table:table-cell table:style-name="ce19" table:formula="of:=IF([DataDefsMstr.C267]=&quot;&quot;;&quot;&quot;;[DataDefsMstr.C267])" office:value-type="string" office:string-value="idxWitnessPersonID">
            <text:p>idxWitnessPersonID</text:p>
          </table:table-cell>
          <table:table-cell table:style-name="ce22" table:formula="of:=IF([DataDefsMstr.D267]=&quot;&quot;;&quot;&quot;;[DataDefsMstr.D267])" office:value-type="string" office:string-value="X">
            <text:p>X</text:p>
          </table:table-cell>
          <table:table-cell table:style-name="ce19" table:formula="of:=IF([DataDefsMstr.E267]=&quot;&quot;;&quot;&quot;;[DataDefsMstr.E267])" office:value-type="string" office:string-value="PersonID">
            <text:p>PersonID</text:p>
          </table:table-cell>
          <table:table-cell table:style-name="ce19" table:formula="of:=IF([DataDefsMstr.F267]=&quot;&quot;;&quot;&quot;;[DataDefsMstr.F267])">
            <text:p/>
          </table:table-cell>
          <table:table-cell table:style-name="ce34" table:formula="of:=IF([DataDefsMstr.G267]=&quot;&quot;;&quot;&quot;;[DataDefsMstr.G267])">
            <text:p/>
          </table:table-cell>
          <table:table-cell table:number-columns-repeated="1017"/>
        </table:table-row>
        <table:table-row table:style-name="ro3">
          <table:table-cell table:style-name="ce12" table:formula="of:=IF([DataDefsMstr.A137]=&quot;&quot;;&quot;&quot;;[DataDefsMstr.A137])" office:value-type="float" office:value="146">
            <text:p>146</text:p>
          </table:table-cell>
          <table:table-cell table:style-name="ce16" table:formula="of:=IF([DataDefsMstr.B137]=&quot;&quot;;&quot;&quot;;[DataDefsMstr.B137])" office:value-type="string" office:string-value="MediaLinkTable">
            <text:p>MediaLinkTable</text:p>
          </table:table-cell>
          <table:table-cell table:style-name="ce19" table:formula="of:=IF([DataDefsMstr.C137]=&quot;&quot;;&quot;&quot;;[DataDefsMstr.C137])" office:value-type="string" office:string-value="Include1">
            <text:p>Include1</text:p>
          </table:table-cell>
          <table:table-cell table:style-name="ce22" table:formula="of:=IF([DataDefsMstr.D137]=&quot;&quot;;&quot;&quot;;[DataDefsMstr.D137])" office:value-type="string" office:string-value="I">
            <text:p>I</text:p>
          </table:table-cell>
          <table:table-cell table:style-name="ce19" table:formula="of:=IF([DataDefsMstr.E137]=&quot;&quot;;&quot;&quot;;[DataDefsMstr.E137])">
            <text:p/>
          </table:table-cell>
          <table:table-cell table:style-name="ce19" table:formula="of:=IF([DataDefsMstr.F137]=&quot;&quot;;&quot;&quot;;[DataDefsMstr.F137])" office:value-type="string" office:string-value="0,1">
            <text:p>0,1</text:p>
          </table:table-cell>
          <table:table-cell table:style-name="ce34" table:formula="of:=IF([DataDefsMstr.G137]=&quot;&quot;;&quot;&quot;;[DataDefsMstr.G137])" office:value-type="string" office:string-value="Include in scrapbook, from Media Properties screen (0=Do Not Include (unchecked), 1=Include (checked))">
            <text:p>Include in scrapbook, from Media Properties screen (0=Do Not Include (unchecked), 1=Include (checked))</text:p>
          </table:table-cell>
          <table:table-cell table:number-columns-repeated="1017"/>
        </table:table-row>
        <table:table-row table:style-name="ro2">
          <table:table-cell table:style-name="ce12" table:formula="of:=IF([DataDefsMstr.A138]=&quot;&quot;;&quot;&quot;;[DataDefsMstr.A138])" office:value-type="float" office:value="147">
            <text:p>147</text:p>
          </table:table-cell>
          <table:table-cell table:style-name="ce16" table:formula="of:=IF([DataDefsMstr.B138]=&quot;&quot;;&quot;&quot;;[DataDefsMstr.B138])" office:value-type="string" office:string-value="MediaLinkTable">
            <text:p>MediaLinkTable</text:p>
          </table:table-cell>
          <table:table-cell table:style-name="ce19" table:formula="of:=IF([DataDefsMstr.C138]=&quot;&quot;;&quot;&quot;;[DataDefsMstr.C138])" office:value-type="string" office:string-value="Include2">
            <text:p>Include2</text:p>
          </table:table-cell>
          <table:table-cell table:style-name="ce22" table:formula="of:=IF([DataDefsMstr.D138]=&quot;&quot;;&quot;&quot;;[DataDefsMstr.D138])" office:value-type="string" office:string-value="I">
            <text:p>I</text:p>
          </table:table-cell>
          <table:table-cell table:style-name="ce19" table:formula="of:=IF([DataDefsMstr.E138]=&quot;&quot;;&quot;&quot;;[DataDefsMstr.E138])">
            <text:p/>
          </table:table-cell>
          <table:table-cell table:style-name="ce19" table:formula="of:=IF([DataDefsMstr.F138]=&quot;&quot;;&quot;&quot;;[DataDefsMstr.F138])" office:value-type="string" office:string-value="0">
            <text:p>0</text:p>
          </table:table-cell>
          <table:table-cell table:style-name="ce34" table:formula="of:=IF([DataDefsMstr.G138]=&quot;&quot;;&quot;&quot;;[DataDefsMstr.G138])" office:value-type="string" office:string-value="?, not currently used?">
            <text:p>?, not currently used?</text:p>
          </table:table-cell>
          <table:table-cell table:number-columns-repeated="1017"/>
        </table:table-row>
        <table:table-row table:style-name="ro2">
          <table:table-cell table:style-name="ce12" table:formula="of:=IF([DataDefsMstr.A139]=&quot;&quot;;&quot;&quot;;[DataDefsMstr.A139])" office:value-type="float" office:value="148">
            <text:p>148</text:p>
          </table:table-cell>
          <table:table-cell table:style-name="ce16" table:formula="of:=IF([DataDefsMstr.B139]=&quot;&quot;;&quot;&quot;;[DataDefsMstr.B139])" office:value-type="string" office:string-value="MediaLinkTable">
            <text:p>MediaLinkTable</text:p>
          </table:table-cell>
          <table:table-cell table:style-name="ce19" table:formula="of:=IF([DataDefsMstr.C139]=&quot;&quot;;&quot;&quot;;[DataDefsMstr.C139])" office:value-type="string" office:string-value="Include3">
            <text:p>Include3</text:p>
          </table:table-cell>
          <table:table-cell table:style-name="ce22" table:formula="of:=IF([DataDefsMstr.D139]=&quot;&quot;;&quot;&quot;;[DataDefsMstr.D139])" office:value-type="string" office:string-value="I">
            <text:p>I</text:p>
          </table:table-cell>
          <table:table-cell table:style-name="ce19" table:formula="of:=IF([DataDefsMstr.E139]=&quot;&quot;;&quot;&quot;;[DataDefsMstr.E139])">
            <text:p/>
          </table:table-cell>
          <table:table-cell table:style-name="ce19" table:formula="of:=IF([DataDefsMstr.F139]=&quot;&quot;;&quot;&quot;;[DataDefsMstr.F139])" office:value-type="string" office:string-value="0">
            <text:p>0</text:p>
          </table:table-cell>
          <table:table-cell table:style-name="ce34" table:formula="of:=IF([DataDefsMstr.G139]=&quot;&quot;;&quot;&quot;;[DataDefsMstr.G139])" office:value-type="string" office:string-value="?, not currently used?">
            <text:p>?, not currently used?</text:p>
          </table:table-cell>
          <table:table-cell table:number-columns-repeated="1017"/>
        </table:table-row>
        <table:table-row table:style-name="ro2">
          <table:table-cell table:style-name="ce12" table:formula="of:=IF([DataDefsMstr.A140]=&quot;&quot;;&quot;&quot;;[DataDefsMstr.A140])" office:value-type="float" office:value="149">
            <text:p>149</text:p>
          </table:table-cell>
          <table:table-cell table:style-name="ce16" table:formula="of:=IF([DataDefsMstr.B140]=&quot;&quot;;&quot;&quot;;[DataDefsMstr.B140])" office:value-type="string" office:string-value="MediaLinkTable">
            <text:p>MediaLinkTable</text:p>
          </table:table-cell>
          <table:table-cell table:style-name="ce19" table:formula="of:=IF([DataDefsMstr.C140]=&quot;&quot;;&quot;&quot;;[DataDefsMstr.C140])" office:value-type="string" office:string-value="Include4">
            <text:p>Include4</text:p>
          </table:table-cell>
          <table:table-cell table:style-name="ce22" table:formula="of:=IF([DataDefsMstr.D140]=&quot;&quot;;&quot;&quot;;[DataDefsMstr.D140])" office:value-type="string" office:string-value="I">
            <text:p>I</text:p>
          </table:table-cell>
          <table:table-cell table:style-name="ce19" table:formula="of:=IF([DataDefsMstr.E140]=&quot;&quot;;&quot;&quot;;[DataDefsMstr.E140])">
            <text:p/>
          </table:table-cell>
          <table:table-cell table:style-name="ce19" table:formula="of:=IF([DataDefsMstr.F140]=&quot;&quot;;&quot;&quot;;[DataDefsMstr.F140])" office:value-type="string" office:string-value="0">
            <text:p>0</text:p>
          </table:table-cell>
          <table:table-cell table:style-name="ce34" table:formula="of:=IF([DataDefsMstr.G140]=&quot;&quot;;&quot;&quot;;[DataDefsMstr.G140])" office:value-type="string" office:string-value="?, not currently used?">
            <text:p>?, not currently used?</text:p>
          </table:table-cell>
          <table:table-cell table:number-columns-repeated="1017"/>
        </table:table-row>
        <table:table-row table:style-name="ro4">
          <table:table-cell table:style-name="ce12" table:formula="of:=IF([DataDefsMstr.A68]=&quot;&quot;;&quot;&quot;;[DataDefsMstr.A68])" office:value-type="float" office:value="70">
            <text:p>70</text:p>
          </table:table-cell>
          <table:table-cell table:style-name="ce16" table:formula="of:=IF([DataDefsMstr.B68]=&quot;&quot;;&quot;&quot;;[DataDefsMstr.B68])" office:value-type="string" office:string-value="EventTable">
            <text:p>EventTable</text:p>
          </table:table-cell>
          <table:table-cell table:style-name="ce19" table:formula="of:=IF([DataDefsMstr.C68]=&quot;&quot;;&quot;&quot;;[DataDefsMstr.C68])" office:value-type="string" office:string-value="IsPrimary">
            <text:p>IsPrimary</text:p>
          </table:table-cell>
          <table:table-cell table:style-name="ce22" table:formula="of:=IF([DataDefsMstr.D68]=&quot;&quot;;&quot;&quot;;[DataDefsMstr.D68])" office:value-type="string" office:string-value="I">
            <text:p>I</text:p>
          </table:table-cell>
          <table:table-cell table:style-name="ce19" table:formula="of:=IF([DataDefsMstr.E68]=&quot;&quot;;&quot;&quot;;[DataDefsMstr.E68])">
            <text:p/>
          </table:table-cell>
          <table:table-cell table:style-name="ce19" table:formula="of:=IF([DataDefsMstr.F68]=&quot;&quot;;&quot;&quot;;[DataDefsMstr.F68])" office:value-type="string" office:string-value="0,1">
            <text:p>0,1</text:p>
          </table:table-cell>
          <table:table-cell table:style-name="ce34" table:formula="of:=IF([DataDefsMstr.G68]=&quot;&quot;;&quot;&quot;;[DataDefsMstr.G68])" office:value-type="string" office:string-value="0-default; 1 if checkbox Primary checked in Edit Person Fact pane. Used to suppress from reports other conflicting facts of same type for a person. ">
            <text:p>0-default; 1 if checkbox Primary checked in Edit Person Fact pane. Used to suppress from reports other conflicting facts of same type for a person. </text:p>
          </table:table-cell>
          <table:table-cell table:number-columns-repeated="1017"/>
        </table:table-row>
        <table:table-row table:style-name="ro3">
          <table:table-cell table:style-name="ce12" table:formula="of:=IF([DataDefsMstr.A136]=&quot;&quot;;&quot;&quot;;[DataDefsMstr.A136])" office:value-type="float" office:value="145">
            <text:p>145</text:p>
          </table:table-cell>
          <table:table-cell table:style-name="ce16" table:formula="of:=IF([DataDefsMstr.B136]=&quot;&quot;;&quot;&quot;;[DataDefsMstr.B136])" office:value-type="string" office:string-value="MediaLinkTable">
            <text:p>MediaLinkTable</text:p>
          </table:table-cell>
          <table:table-cell table:style-name="ce19" table:formula="of:=IF([DataDefsMstr.C136]=&quot;&quot;;&quot;&quot;;[DataDefsMstr.C136])" office:value-type="string" office:string-value="IsPrimary">
            <text:p>IsPrimary</text:p>
          </table:table-cell>
          <table:table-cell table:style-name="ce22" table:formula="of:=IF([DataDefsMstr.D136]=&quot;&quot;;&quot;&quot;;[DataDefsMstr.D136])" office:value-type="string" office:string-value="I">
            <text:p>I</text:p>
          </table:table-cell>
          <table:table-cell table:style-name="ce19" table:formula="of:=IF([DataDefsMstr.E136]=&quot;&quot;;&quot;&quot;;[DataDefsMstr.E136])">
            <text:p/>
          </table:table-cell>
          <table:table-cell table:style-name="ce19" table:formula="of:=IF([DataDefsMstr.F136]=&quot;&quot;;&quot;&quot;;[DataDefsMstr.F136])" office:value-type="string" office:string-value="0,1">
            <text:p>0,1</text:p>
          </table:table-cell>
          <table:table-cell table:style-name="ce34" table:formula="of:=IF([DataDefsMstr.G136]=&quot;&quot;;&quot;&quot;;[DataDefsMstr.G136])" office:value-type="string" office:string-value="Primary photo, from Media properties screen (0=Not Primary (unchecked), 1=Primary (checked))">
            <text:p>Primary photo, from Media properties screen (0=Not Primary (unchecked), 1=Primary (checked))</text:p>
          </table:table-cell>
          <table:table-cell table:number-columns-repeated="1017"/>
        </table:table-row>
        <table:table-row table:style-name="ro3">
          <table:table-cell table:style-name="ce12" table:formula="of:=IF([DataDefsMstr.A172]=&quot;&quot;;&quot;&quot;;[DataDefsMstr.A172])" office:value-type="float" office:value="183">
            <text:p>183</text:p>
          </table:table-cell>
          <table:table-cell table:style-name="ce16" table:formula="of:=IF([DataDefsMstr.B172]=&quot;&quot;;&quot;&quot;;[DataDefsMstr.B172])" office:value-type="string" office:string-value="NameTable">
            <text:p>NameTable</text:p>
          </table:table-cell>
          <table:table-cell table:style-name="ce20" table:formula="of:=IF([DataDefsMstr.C172]=&quot;&quot;;&quot;&quot;;[DataDefsMstr.C172])" office:value-type="string" office:string-value="IsPrimary">
            <text:p>IsPrimary</text:p>
          </table:table-cell>
          <table:table-cell table:style-name="ce22" table:formula="of:=IF([DataDefsMstr.D172]=&quot;&quot;;&quot;&quot;;[DataDefsMstr.D172])" office:value-type="string" office:string-value="I">
            <text:p>I</text:p>
          </table:table-cell>
          <table:table-cell table:style-name="ce31" table:formula="of:=IF([DataDefsMstr.E172]=&quot;&quot;;&quot;&quot;;[DataDefsMstr.E172])">
            <text:p/>
          </table:table-cell>
          <table:table-cell table:style-name="ce31" table:formula="of:=IF([DataDefsMstr.F172]=&quot;&quot;;&quot;&quot;;[DataDefsMstr.F172])" office:value-type="string" office:string-value="0,1">
            <text:p>0,1</text:p>
          </table:table-cell>
          <table:table-cell table:style-name="ce36" table:formula="of:=IF([DataDefsMstr.G172]=&quot;&quot;;&quot;&quot;;[DataDefsMstr.G172])" office:value-type="string" office:string-value="1 if the first name assigned to person; 0 if Alternate Name. ">
            <text:p>1 if the first name assigned to person; 0 if Alternate Name. </text:p>
          </table:table-cell>
          <table:table-cell table:number-columns-repeated="1017"/>
        </table:table-row>
        <table:table-row table:style-name="ro3">
          <table:table-cell table:style-name="ce12" table:formula="of:=IF([DataDefsMstr.A34]=&quot;&quot;;&quot;&quot;;[DataDefsMstr.A34])" office:value-type="float" office:value="33">
            <text:p>33</text:p>
          </table:table-cell>
          <table:table-cell table:style-name="ce16" table:formula="of:=IF([DataDefsMstr.B34]=&quot;&quot;;&quot;&quot;;[DataDefsMstr.B34])" office:value-type="string" office:string-value="ChildTable">
            <text:p>ChildTable</text:p>
          </table:table-cell>
          <table:table-cell table:style-name="ce19" table:formula="of:=IF([DataDefsMstr.C34]=&quot;&quot;;&quot;&quot;;[DataDefsMstr.C34])" office:value-type="string" office:string-value="IsPrivate">
            <text:p>IsPrivate</text:p>
          </table:table-cell>
          <table:table-cell table:style-name="ce22" table:formula="of:=IF([DataDefsMstr.D34]=&quot;&quot;;&quot;&quot;;[DataDefsMstr.D34])" office:value-type="string" office:string-value="I">
            <text:p>I</text:p>
          </table:table-cell>
          <table:table-cell table:style-name="ce19" table:formula="of:=IF([DataDefsMstr.E34]=&quot;&quot;;&quot;&quot;;[DataDefsMstr.E34])">
            <text:p/>
          </table:table-cell>
          <table:table-cell table:style-name="ce19" table:formula="of:=IF([DataDefsMstr.F34]=&quot;&quot;;&quot;&quot;;[DataDefsMstr.F34])" office:value-type="string" office:string-value="0,1">
            <text:p>0,1</text:p>
          </table:table-cell>
          <table:table-cell table:style-name="ce34" table:formula="of:=IF([DataDefsMstr.G34]=&quot;&quot;;&quot;&quot;;[DataDefsMstr.G34])" office:value-type="string" office:string-value="1 if Private checked in Parents pane of Edit Person dialog. Effect on reports is not apparent.">
            <text:p>1 if Private checked in Parents pane of Edit Person dialog. Effect on reports is not apparent.</text:p>
          </table:table-cell>
          <table:table-cell table:number-columns-repeated="1017"/>
        </table:table-row>
        <table:table-row table:style-name="ro2">
          <table:table-cell table:style-name="ce12" table:formula="of:=IF([DataDefsMstr.A46]=&quot;&quot;;&quot;&quot;;[DataDefsMstr.A46])" office:value-type="float" office:value="46">
            <text:p>46</text:p>
          </table:table-cell>
          <table:table-cell table:style-name="ce16" table:formula="of:=IF([DataDefsMstr.B46]=&quot;&quot;;&quot;&quot;;[DataDefsMstr.B46])" office:value-type="string" office:string-value="CitationTable">
            <text:p>CitationTable</text:p>
          </table:table-cell>
          <table:table-cell table:style-name="ce19" table:formula="of:=IF([DataDefsMstr.C46]=&quot;&quot;;&quot;&quot;;[DataDefsMstr.C46])" office:value-type="string" office:string-value="IsPrivate">
            <text:p>IsPrivate</text:p>
          </table:table-cell>
          <table:table-cell table:style-name="ce22" table:formula="of:=IF([DataDefsMstr.D46]=&quot;&quot;;&quot;&quot;;[DataDefsMstr.D46])" office:value-type="string" office:string-value="I">
            <text:p>I</text:p>
          </table:table-cell>
          <table:table-cell table:style-name="ce19" table:formula="of:=IF([DataDefsMstr.E46]=&quot;&quot;;&quot;&quot;;[DataDefsMstr.E46])">
            <text:p/>
          </table:table-cell>
          <table:table-cell table:style-name="ce19" table:formula="of:=IF([DataDefsMstr.F46]=&quot;&quot;;&quot;&quot;;[DataDefsMstr.F46])" office:value-type="string" office:string-value="0">
            <text:p>0</text:p>
          </table:table-cell>
          <table:table-cell table:style-name="ce34" table:formula="of:=IF([DataDefsMstr.G46]=&quot;&quot;;&quot;&quot;;[DataDefsMstr.G46])" office:value-type="string" office:string-value="not currently used?">
            <text:p>not currently used?</text:p>
          </table:table-cell>
          <table:table-cell table:number-columns-repeated="1017"/>
        </table:table-row>
        <table:table-row table:style-name="ro4">
          <table:table-cell table:style-name="ce12" table:formula="of:=IF([DataDefsMstr.A69]=&quot;&quot;;&quot;&quot;;[DataDefsMstr.A69])" office:value-type="float" office:value="71">
            <text:p>71</text:p>
          </table:table-cell>
          <table:table-cell table:style-name="ce16" table:formula="of:=IF([DataDefsMstr.B69]=&quot;&quot;;&quot;&quot;;[DataDefsMstr.B69])" office:value-type="string" office:string-value="EventTable">
            <text:p>EventTable</text:p>
          </table:table-cell>
          <table:table-cell table:style-name="ce19" table:formula="of:=IF([DataDefsMstr.C69]=&quot;&quot;;&quot;&quot;;[DataDefsMstr.C69])" office:value-type="string" office:string-value="IsPrivate">
            <text:p>IsPrivate</text:p>
          </table:table-cell>
          <table:table-cell table:style-name="ce22" table:formula="of:=IF([DataDefsMstr.D69]=&quot;&quot;;&quot;&quot;;[DataDefsMstr.D69])" office:value-type="string" office:string-value="I">
            <text:p>I</text:p>
          </table:table-cell>
          <table:table-cell table:style-name="ce19" table:formula="of:=IF([DataDefsMstr.E69]=&quot;&quot;;&quot;&quot;;[DataDefsMstr.E69])">
            <text:p/>
          </table:table-cell>
          <table:table-cell table:style-name="ce19" table:formula="of:=IF([DataDefsMstr.F69]=&quot;&quot;;&quot;&quot;;[DataDefsMstr.F69])" office:value-type="string" office:string-value="0,1">
            <text:p>0,1</text:p>
          </table:table-cell>
          <table:table-cell table:style-name="ce34" table:formula="of:=IF([DataDefsMstr.G69]=&quot;&quot;;&quot;&quot;;[DataDefsMstr.G69])" office:value-type="string" office:string-value="0-default; 1 if checkbox Private checked in Edit Person Fact pane. Used to optionally suppress from reports events that are considered “private”">
            <text:p>0-default; 1 if checkbox Private checked in Edit Person Fact pane. Used to optionally suppress from reports events that are considered “private”</text:p>
          </table:table-cell>
          <table:table-cell table:number-columns-repeated="1017"/>
        </table:table-row>
        <table:table-row table:style-name="ro3">
          <table:table-cell table:style-name="ce12" table:formula="of:=IF([DataDefsMstr.A102]=&quot;&quot;;&quot;&quot;;[DataDefsMstr.A102])" office:value-type="float" office:value="107">
            <text:p>107</text:p>
          </table:table-cell>
          <table:table-cell table:style-name="ce16" table:formula="of:=IF([DataDefsMstr.B102]=&quot;&quot;;&quot;&quot;;[DataDefsMstr.B102])" office:value-type="string" office:string-value="FamilyTable">
            <text:p>FamilyTable</text:p>
          </table:table-cell>
          <table:table-cell table:style-name="ce19" table:formula="of:=IF([DataDefsMstr.C102]=&quot;&quot;;&quot;&quot;;[DataDefsMstr.C102])" office:value-type="string" office:string-value="IsPrivate">
            <text:p>IsPrivate</text:p>
          </table:table-cell>
          <table:table-cell table:style-name="ce22" table:formula="of:=IF([DataDefsMstr.D102]=&quot;&quot;;&quot;&quot;;[DataDefsMstr.D102])" office:value-type="string" office:string-value="I">
            <text:p>I</text:p>
          </table:table-cell>
          <table:table-cell table:style-name="ce19" table:formula="of:=IF([DataDefsMstr.E102]=&quot;&quot;;&quot;&quot;;[DataDefsMstr.E102])">
            <text:p/>
          </table:table-cell>
          <table:table-cell table:style-name="ce19" table:formula="of:=IF([DataDefsMstr.F102]=&quot;&quot;;&quot;&quot;;[DataDefsMstr.F102])" office:value-type="string" office:string-value="0,1">
            <text:p>0,1</text:p>
          </table:table-cell>
          <table:table-cell table:style-name="ce34" table:formula="of:=IF([DataDefsMstr.G102]=&quot;&quot;;&quot;&quot;;[DataDefsMstr.G102])" office:value-type="string" office:string-value="Private, from Edit Person screen (0 = Not Private (unchecked), 1 = Private (checked))">
            <text:p>Private, from Edit Person screen (0 = Not Private (unchecked), 1 = Private (checked))</text:p>
          </table:table-cell>
          <table:table-cell table:number-columns-repeated="1017"/>
        </table:table-row>
        <table:table-row table:style-name="ro6">
          <table:table-cell table:style-name="ce12" table:formula="of:=IF([DataDefsMstr.A173]=&quot;&quot;;&quot;&quot;;[DataDefsMstr.A173])" office:value-type="float" office:value="184">
            <text:p>184</text:p>
          </table:table-cell>
          <table:table-cell table:style-name="ce16" table:formula="of:=IF([DataDefsMstr.B173]=&quot;&quot;;&quot;&quot;;[DataDefsMstr.B173])" office:value-type="string" office:string-value="NameTable">
            <text:p>NameTable</text:p>
          </table:table-cell>
          <table:table-cell table:style-name="ce20" table:formula="of:=IF([DataDefsMstr.C173]=&quot;&quot;;&quot;&quot;;[DataDefsMstr.C173])" office:value-type="string" office:string-value="IsPrivate">
            <text:p>IsPrivate</text:p>
          </table:table-cell>
          <table:table-cell table:style-name="ce22" table:formula="of:=IF([DataDefsMstr.D173]=&quot;&quot;;&quot;&quot;;[DataDefsMstr.D173])" office:value-type="string" office:string-value="I">
            <text:p>I</text:p>
          </table:table-cell>
          <table:table-cell table:style-name="ce31" table:formula="of:=IF([DataDefsMstr.E173]=&quot;&quot;;&quot;&quot;;[DataDefsMstr.E173])">
            <text:p/>
          </table:table-cell>
          <table:table-cell table:style-name="ce31" table:formula="of:=IF([DataDefsMstr.F173]=&quot;&quot;;&quot;&quot;;[DataDefsMstr.F173])" office:value-type="string" office:string-value="0,1">
            <text:p>0,1</text:p>
          </table:table-cell>
          <table:table-cell table:style-name="ce36" table:formula="of:=IF([DataDefsMstr.G173]=&quot;&quot;;&quot;&quot;;[DataDefsMstr.G173])" office:value-type="string" office:string-value="0-default; 1 if checkbox Private checked in Edit Person Alternate Name Fact edit pane. Used to optionally suppress from reports events that are considered “private”">
            <text:p>0-default; 1 if checkbox Private checked in Edit Person Alternate Name Fact edit pane. Used to optionally suppress from reports events that are considered “private”</text:p>
          </table:table-cell>
          <table:table-cell table:number-columns-repeated="1017"/>
        </table:table-row>
        <table:table-row table:style-name="ro2">
          <table:table-cell table:style-name="ce12" table:formula="of:=IF([DataDefsMstr.A196]=&quot;&quot;;&quot;&quot;;[DataDefsMstr.A196])" office:value-type="float" office:value="208">
            <text:p>208</text:p>
          </table:table-cell>
          <table:table-cell table:style-name="ce16" table:formula="of:=IF([DataDefsMstr.B196]=&quot;&quot;;&quot;&quot;;[DataDefsMstr.B196])" office:value-type="string" office:string-value="PersonTable">
            <text:p>PersonTable</text:p>
          </table:table-cell>
          <table:table-cell table:style-name="ce19" table:formula="of:=IF([DataDefsMstr.C196]=&quot;&quot;;&quot;&quot;;[DataDefsMstr.C196])" office:value-type="string" office:string-value="IsPrivate">
            <text:p>IsPrivate</text:p>
          </table:table-cell>
          <table:table-cell table:style-name="ce22" table:formula="of:=IF([DataDefsMstr.D196]=&quot;&quot;;&quot;&quot;;[DataDefsMstr.D196])" office:value-type="string" office:string-value="I">
            <text:p>I</text:p>
          </table:table-cell>
          <table:table-cell table:style-name="ce19" table:formula="of:=IF([DataDefsMstr.E196]=&quot;&quot;;&quot;&quot;;[DataDefsMstr.E196])">
            <text:p/>
          </table:table-cell>
          <table:table-cell table:style-name="ce19" table:formula="of:=IF([DataDefsMstr.F196]=&quot;&quot;;&quot;&quot;;[DataDefsMstr.F196])" office:value-type="string" office:string-value="0">
            <text:p>0</text:p>
          </table:table-cell>
          <table:table-cell table:style-name="ce34" table:formula="of:=IF([DataDefsMstr.G196]=&quot;&quot;;&quot;&quot;;[DataDefsMstr.G196])" office:value-type="string" office:string-value="not currently used?">
            <text:p>not currently used?</text:p>
          </table:table-cell>
          <table:table-cell table:number-columns-repeated="1017"/>
        </table:table-row>
        <table:table-row table:style-name="ro2">
          <table:table-cell table:style-name="ce12" table:formula="of:=IF([DataDefsMstr.A241]=&quot;&quot;;&quot;&quot;;[DataDefsMstr.A241])" office:value-type="float" office:value="257">
            <text:p>257</text:p>
          </table:table-cell>
          <table:table-cell table:style-name="ce16" table:formula="of:=IF([DataDefsMstr.B241]=&quot;&quot;;&quot;&quot;;[DataDefsMstr.B241])" office:value-type="string" office:string-value="SourceTable">
            <text:p>SourceTable</text:p>
          </table:table-cell>
          <table:table-cell table:style-name="ce19" table:formula="of:=IF([DataDefsMstr.C241]=&quot;&quot;;&quot;&quot;;[DataDefsMstr.C241])" office:value-type="string" office:string-value="IsPrivate">
            <text:p>IsPrivate</text:p>
          </table:table-cell>
          <table:table-cell table:style-name="ce22" table:formula="of:=IF([DataDefsMstr.D241]=&quot;&quot;;&quot;&quot;;[DataDefsMstr.D241])" office:value-type="string" office:string-value="I">
            <text:p>I</text:p>
          </table:table-cell>
          <table:table-cell table:style-name="ce19" table:formula="of:=IF([DataDefsMstr.E241]=&quot;&quot;;&quot;&quot;;[DataDefsMstr.E241])">
            <text:p/>
          </table:table-cell>
          <table:table-cell table:style-name="ce19" table:formula="of:=IF([DataDefsMstr.F241]=&quot;&quot;;&quot;&quot;;[DataDefsMstr.F241])" office:value-type="string" office:string-value="0">
            <text:p>0</text:p>
          </table:table-cell>
          <table:table-cell table:style-name="ce34" table:formula="of:=IF([DataDefsMstr.G241]=&quot;&quot;;&quot;&quot;;[DataDefsMstr.G241])" office:value-type="string" office:string-value="not currently used?">
            <text:p>not currently used?</text:p>
          </table:table-cell>
          <table:table-cell table:number-columns-repeated="1017"/>
        </table:table-row>
        <table:table-row table:style-name="ro2">
          <table:table-cell table:style-name="ce12" table:formula="of:=IF([DataDefsMstr.A114]=&quot;&quot;;&quot;&quot;;[DataDefsMstr.A114])" office:value-type="float" office:value="121">
            <text:p>121</text:p>
          </table:table-cell>
          <table:table-cell table:style-name="ce16" table:formula="of:=IF([DataDefsMstr.B114]=&quot;&quot;;&quot;&quot;;[DataDefsMstr.B114])" office:value-type="string" office:string-value="LabelTable">
            <text:p>LabelTable</text:p>
          </table:table-cell>
          <table:table-cell table:style-name="ce19" table:formula="of:=IF([DataDefsMstr.C114]=&quot;&quot;;&quot;&quot;;[DataDefsMstr.C114])" office:value-type="string" office:string-value="LabelID">
            <text:p>LabelID</text:p>
          </table:table-cell>
          <table:table-cell table:style-name="ce22" table:formula="of:=IF([DataDefsMstr.D114]=&quot;&quot;;&quot;&quot;;[DataDefsMstr.D114])" office:value-type="string" office:string-value="I">
            <text:p>I</text:p>
          </table:table-cell>
          <table:table-cell table:style-name="ce31" table:formula="of:=IF([DataDefsMstr.E114]=&quot;&quot;;&quot;&quot;;[DataDefsMstr.E114])" office:value-type="string" office:string-value="PRIMARY">
            <text:p>PRIMARY</text:p>
          </table:table-cell>
          <table:table-cell table:style-name="ce31" table:formula="of:=IF([DataDefsMstr.F114]=&quot;&quot;;&quot;&quot;;[DataDefsMstr.F114])" office:value-type="string" office:string-value="1,2,3...">
            <text:p>1,2,3...</text:p>
          </table:table-cell>
          <table:table-cell table:style-name="ce36" table:formula="of:=IF([DataDefsMstr.G114]=&quot;&quot;;&quot;&quot;;[DataDefsMstr.G114])" office:value-type="string" office:string-value="Label Identification Number">
            <text:p>Label Identification Number</text:p>
          </table:table-cell>
          <table:table-cell table:number-columns-repeated="1017"/>
        </table:table-row>
        <table:table-row table:style-name="ro2">
          <table:table-cell table:style-name="ce12" table:formula="of:=IF([DataDefsMstr.A117]=&quot;&quot;;&quot;&quot;;[DataDefsMstr.A117])" office:value-type="float" office:value="124">
            <text:p>124</text:p>
          </table:table-cell>
          <table:table-cell table:style-name="ce16" table:formula="of:=IF([DataDefsMstr.B117]=&quot;&quot;;&quot;&quot;;[DataDefsMstr.B117])" office:value-type="string" office:string-value="LabelTable">
            <text:p>LabelTable</text:p>
          </table:table-cell>
          <table:table-cell table:style-name="ce19" table:formula="of:=IF([DataDefsMstr.C117]=&quot;&quot;;&quot;&quot;;[DataDefsMstr.C117])" office:value-type="string" office:string-value="LabelName">
            <text:p>LabelName</text:p>
          </table:table-cell>
          <table:table-cell table:style-name="ce22" table:formula="of:=IF([DataDefsMstr.D117]=&quot;&quot;;&quot;&quot;;[DataDefsMstr.D117])" office:value-type="string" office:string-value="T,RM">
            <text:p>T,RM</text:p>
          </table:table-cell>
          <table:table-cell table:style-name="ce31" table:formula="of:=IF([DataDefsMstr.E117]=&quot;&quot;;&quot;&quot;;[DataDefsMstr.E117])">
            <text:p/>
          </table:table-cell>
          <table:table-cell table:style-name="ce31" table:formula="of:=IF([DataDefsMstr.F117]=&quot;&quot;;&quot;&quot;;[DataDefsMstr.F117])" office:value-type="string" office:string-value="Text">
            <text:p>Text</text:p>
          </table:table-cell>
          <table:table-cell table:style-name="ce36" table:formula="of:=IF([DataDefsMstr.G117]=&quot;&quot;;&quot;&quot;;[DataDefsMstr.G117])" office:value-type="string" office:string-value="Label Name, from Enter name for the group screen">
            <text:p>Label Name, from Enter name for the group screen</text:p>
          </table:table-cell>
          <table:table-cell table:number-columns-repeated="1017"/>
        </table:table-row>
        <table:table-row table:style-name="ro2">
          <table:table-cell table:style-name="ce12" table:formula="of:=IF([DataDefsMstr.A115]=&quot;&quot;;&quot;&quot;;[DataDefsMstr.A115])" office:value-type="float" office:value="122">
            <text:p>122</text:p>
          </table:table-cell>
          <table:table-cell table:style-name="ce16" table:formula="of:=IF([DataDefsMstr.B115]=&quot;&quot;;&quot;&quot;;[DataDefsMstr.B115])" office:value-type="string" office:string-value="LabelTable">
            <text:p>LabelTable</text:p>
          </table:table-cell>
          <table:table-cell table:style-name="ce19" table:formula="of:=IF([DataDefsMstr.C115]=&quot;&quot;;&quot;&quot;;[DataDefsMstr.C115])" office:value-type="string" office:string-value="LabelType">
            <text:p>LabelType</text:p>
          </table:table-cell>
          <table:table-cell table:style-name="ce22" table:formula="of:=IF([DataDefsMstr.D115]=&quot;&quot;;&quot;&quot;;[DataDefsMstr.D115])" office:value-type="string" office:string-value="I">
            <text:p>I</text:p>
          </table:table-cell>
          <table:table-cell table:style-name="ce31" table:formula="of:=IF([DataDefsMstr.E115]=&quot;&quot;;&quot;&quot;;[DataDefsMstr.E115])">
            <text:p/>
          </table:table-cell>
          <table:table-cell table:style-name="ce31" table:formula="of:=IF([DataDefsMstr.F115]=&quot;&quot;;&quot;&quot;;[DataDefsMstr.F115])" office:value-type="string" office:string-value="0,Others?">
            <text:p>0,Others?</text:p>
          </table:table-cell>
          <table:table-cell table:style-name="ce36" table:formula="of:=IF([DataDefsMstr.G115]=&quot;&quot;;&quot;&quot;;[DataDefsMstr.G115])" office:value-type="string" office:string-value="Label Type (0=Group)">
            <text:p>Label Type (0=Group)</text:p>
          </table:table-cell>
          <table:table-cell table:number-columns-repeated="1017"/>
        </table:table-row>
        <table:table-row table:style-name="ro2">
          <table:table-cell table:style-name="ce12" table:formula="of:=IF([DataDefsMstr.A116]=&quot;&quot;;&quot;&quot;;[DataDefsMstr.A116])" office:value-type="float" office:value="123">
            <text:p>123</text:p>
          </table:table-cell>
          <table:table-cell table:style-name="ce16" table:formula="of:=IF([DataDefsMstr.B116]=&quot;&quot;;&quot;&quot;;[DataDefsMstr.B116])" office:value-type="string" office:string-value="LabelTable">
            <text:p>LabelTable</text:p>
          </table:table-cell>
          <table:table-cell table:style-name="ce19" table:formula="of:=IF([DataDefsMstr.C116]=&quot;&quot;;&quot;&quot;;[DataDefsMstr.C116])" office:value-type="string" office:string-value="LabelValue">
            <text:p>LabelValue</text:p>
          </table:table-cell>
          <table:table-cell table:style-name="ce22" table:formula="of:=IF([DataDefsMstr.D116]=&quot;&quot;;&quot;&quot;;[DataDefsMstr.D116])" office:value-type="string" office:string-value="I">
            <text:p>I</text:p>
          </table:table-cell>
          <table:table-cell table:style-name="ce31" table:formula="of:=IF([DataDefsMstr.E116]=&quot;&quot;;&quot;&quot;;[DataDefsMstr.E116])">
            <text:p/>
          </table:table-cell>
          <table:table-cell table:style-name="ce31" table:formula="of:=IF([DataDefsMstr.F116]=&quot;&quot;;&quot;&quot;;[DataDefsMstr.F116])" office:value-type="string" office:string-value="1,2,3...">
            <text:p>1,2,3...</text:p>
          </table:table-cell>
          <table:table-cell table:style-name="ce36" table:formula="of:=IF([DataDefsMstr.G116]=&quot;&quot;;&quot;&quot;;[DataDefsMstr.G116])" office:value-type="string" office:string-value="Label Value, linking to GroupID in GroupTable?">
            <text:p>Label Value, linking to GroupID in GroupTable?</text:p>
          </table:table-cell>
          <table:table-cell table:number-columns-repeated="1017"/>
        </table:table-row>
        <table:table-row table:style-name="ro2">
          <table:table-cell table:style-name="ce12" table:formula="of:=IF([DataDefsMstr.A24]=&quot;&quot;;&quot;&quot;;[DataDefsMstr.A24])" office:value-type="float" office:value="22">
            <text:p>22</text:p>
          </table:table-cell>
          <table:table-cell table:style-name="ce16" table:formula="of:=IF([DataDefsMstr.B24]=&quot;&quot;;&quot;&quot;;[DataDefsMstr.B24])" office:value-type="string" office:string-value="AddressTable">
            <text:p>AddressTable</text:p>
          </table:table-cell>
          <table:table-cell table:style-name="ce19" table:formula="of:=IF([DataDefsMstr.C24]=&quot;&quot;;&quot;&quot;;[DataDefsMstr.C24])" office:value-type="string" office:string-value="Latitude">
            <text:p>Latitude</text:p>
          </table:table-cell>
          <table:table-cell table:style-name="ce22" table:formula="of:=IF([DataDefsMstr.D24]=&quot;&quot;;&quot;&quot;;[DataDefsMstr.D24])" office:value-type="string" office:string-value="I">
            <text:p>I</text:p>
          </table:table-cell>
          <table:table-cell table:style-name="ce19" table:formula="of:=IF([DataDefsMstr.E24]=&quot;&quot;;&quot;&quot;;[DataDefsMstr.E24])">
            <text:p/>
          </table:table-cell>
          <table:table-cell table:style-name="ce19" table:formula="of:=IF([DataDefsMstr.F24]=&quot;&quot;;&quot;&quot;;[DataDefsMstr.F24])" office:value-type="string" office:string-value="0">
            <text:p>0</text:p>
          </table:table-cell>
          <table:table-cell table:style-name="ce34" table:formula="of:=IF([DataDefsMstr.G24]=&quot;&quot;;&quot;&quot;;[DataDefsMstr.G24])" office:value-type="string" office:string-value="Latitude, not currently used?">
            <text:p>Latitude, not currently used?</text:p>
          </table:table-cell>
          <table:table-cell table:number-columns-repeated="1017"/>
        </table:table-row>
        <table:table-row table:style-name="ro4">
          <table:table-cell table:style-name="ce12" table:formula="of:=IF([DataDefsMstr.A205]=&quot;&quot;;&quot;&quot;;[DataDefsMstr.A205])" office:value-type="float" office:value="218">
            <text:p>218</text:p>
          </table:table-cell>
          <table:table-cell table:style-name="ce16" table:formula="of:=IF([DataDefsMstr.B205]=&quot;&quot;;&quot;&quot;;[DataDefsMstr.B205])" office:value-type="string" office:string-value="PlaceTable">
            <text:p>PlaceTable</text:p>
          </table:table-cell>
          <table:table-cell table:style-name="ce19" table:formula="of:=IF([DataDefsMstr.C205]=&quot;&quot;;&quot;&quot;;[DataDefsMstr.C205])" office:value-type="string" office:string-value="Latitude">
            <text:p>Latitude</text:p>
          </table:table-cell>
          <table:table-cell table:style-name="ce22" table:formula="of:=IF([DataDefsMstr.D205]=&quot;&quot;;&quot;&quot;;[DataDefsMstr.D205])" office:value-type="string" office:string-value="I">
            <text:p>I</text:p>
          </table:table-cell>
          <table:table-cell table:style-name="ce19" table:formula="of:=IF([DataDefsMstr.E205]=&quot;&quot;;&quot;&quot;;[DataDefsMstr.E205])">
            <text:p/>
          </table:table-cell>
          <table:table-cell table:style-name="ce19" table:formula="of:=IF([DataDefsMstr.F205]=&quot;&quot;;&quot;&quot;;[DataDefsMstr.F205])" office:value-type="string" office:string-value="-nnnnnnnnn - nnnnnnnnn">
            <text:p>-nnnnnnnnn - nnnnnnnnn</text:p>
          </table:table-cell>
          <table:table-cell table:style-name="ce34" table:formula="of:=IF([DataDefsMstr.G205]=&quot;&quot;;&quot;&quot;;[DataDefsMstr.G205])" office:value-type="string" office:string-value="Latitude (Latitude, from Edit Place screen (PlaceType = 0), Latitude, pre-defined (PlaceType = 1), Latitude, from Edit Place Details screen (PlaceType = 2))">
            <text:p>Latitude (Latitude, from Edit Place screen (PlaceType = 0), Latitude, pre-defined (PlaceType = 1), Latitude, from Edit Place Details screen (PlaceType = 2))</text:p>
          </table:table-cell>
          <table:table-cell table:number-columns-repeated="1017"/>
        </table:table-row>
        <table:table-row table:style-name="ro2">
          <table:table-cell table:style-name="ce12" table:formula="of:=IF([DataDefsMstr.A207]=&quot;&quot;;&quot;&quot;;[DataDefsMstr.A207])" office:value-type="float" office:value="220">
            <text:p>220</text:p>
          </table:table-cell>
          <table:table-cell table:style-name="ce16" table:formula="of:=IF([DataDefsMstr.B207]=&quot;&quot;;&quot;&quot;;[DataDefsMstr.B207])" office:value-type="string" office:string-value="PlaceTable">
            <text:p>PlaceTable</text:p>
          </table:table-cell>
          <table:table-cell table:style-name="ce19" table:formula="of:=IF([DataDefsMstr.C207]=&quot;&quot;;&quot;&quot;;[DataDefsMstr.C207])" office:value-type="string" office:string-value="LatLongExact">
            <text:p>LatLongExact</text:p>
          </table:table-cell>
          <table:table-cell table:style-name="ce22" table:formula="of:=IF([DataDefsMstr.D207]=&quot;&quot;;&quot;&quot;;[DataDefsMstr.D207])" office:value-type="string" office:string-value="I">
            <text:p>I</text:p>
          </table:table-cell>
          <table:table-cell table:style-name="ce19" table:formula="of:=IF([DataDefsMstr.E207]=&quot;&quot;;&quot;&quot;;[DataDefsMstr.E207])">
            <text:p/>
          </table:table-cell>
          <table:table-cell table:style-name="ce19" table:formula="of:=IF([DataDefsMstr.F207]=&quot;&quot;;&quot;&quot;;[DataDefsMstr.F207])" office:value-type="string" office:string-value="0">
            <text:p>0</text:p>
          </table:table-cell>
          <table:table-cell table:style-name="ce34" table:formula="of:=IF([DataDefsMstr.G207]=&quot;&quot;;&quot;&quot;;[DataDefsMstr.G207])" office:value-type="string" office:string-value="not currently used?">
            <text:p>not currently used?</text:p>
          </table:table-cell>
          <table:table-cell table:number-columns-repeated="1017"/>
        </table:table-row>
        <table:table-row table:style-name="ro2">
          <table:table-cell table:style-name="ce12" table:formula="of:=IF([DataDefsMstr.A4]=&quot;&quot;;&quot;&quot;;[DataDefsMstr.A4])" office:value-type="float" office:value="1">
            <text:p>1</text:p>
          </table:table-cell>
          <table:table-cell table:style-name="ce16" table:formula="of:=IF([DataDefsMstr.B4]=&quot;&quot;;&quot;&quot;;[DataDefsMstr.B4])" office:value-type="string" office:string-value="AddressLinkTable">
            <text:p>AddressLinkTable</text:p>
          </table:table-cell>
          <table:table-cell table:style-name="ce19" table:formula="of:=IF([DataDefsMstr.C4]=&quot;&quot;;&quot;&quot;;[DataDefsMstr.C4])" office:value-type="string" office:string-value="LinkID">
            <text:p>LinkID</text:p>
          </table:table-cell>
          <table:table-cell table:style-name="ce22" table:formula="of:=IF([DataDefsMstr.D4]=&quot;&quot;;&quot;&quot;;[DataDefsMstr.D4])" office:value-type="string" office:string-value="I">
            <text:p>I</text:p>
          </table:table-cell>
          <table:table-cell table:style-name="ce19" table:formula="of:=IF([DataDefsMstr.E4]=&quot;&quot;;&quot;&quot;;[DataDefsMstr.E4])" office:value-type="string" office:string-value="PRIMARY">
            <text:p>PRIMARY</text:p>
          </table:table-cell>
          <table:table-cell table:style-name="ce19" table:formula="of:=IF([DataDefsMstr.F4]=&quot;&quot;;&quot;&quot;;[DataDefsMstr.F4])" office:value-type="string" office:string-value="1,2,3...">
            <text:p>1,2,3...</text:p>
          </table:table-cell>
          <table:table-cell table:style-name="ce34" table:formula="of:=IF([DataDefsMstr.G4]=&quot;&quot;;&quot;&quot;;[DataDefsMstr.G4])" office:value-type="string" office:string-value="Link Identification Number, sequentially ordered">
            <text:p>Link Identification Number, sequentially ordered</text:p>
          </table:table-cell>
          <table:table-cell table:number-columns-repeated="1017"/>
        </table:table-row>
        <table:table-row table:style-name="ro2">
          <table:table-cell table:style-name="ce12" table:formula="of:=IF([DataDefsMstr.A120]=&quot;&quot;;&quot;&quot;;[DataDefsMstr.A120])" office:value-type="float" office:value="128">
            <text:p>128</text:p>
          </table:table-cell>
          <table:table-cell table:style-name="ce16" table:formula="of:=IF([DataDefsMstr.B120]=&quot;&quot;;&quot;&quot;;[DataDefsMstr.B120])" office:value-type="string" office:string-value="LinkTable">
            <text:p>LinkTable</text:p>
          </table:table-cell>
          <table:table-cell table:style-name="ce19" table:formula="of:=IF([DataDefsMstr.C120]=&quot;&quot;;&quot;&quot;;[DataDefsMstr.C120])" office:value-type="string" office:string-value="LinkID">
            <text:p>LinkID</text:p>
          </table:table-cell>
          <table:table-cell table:style-name="ce22" table:formula="of:=IF([DataDefsMstr.D120]=&quot;&quot;;&quot;&quot;;[DataDefsMstr.D120])" office:value-type="string" office:string-value="I">
            <text:p>I</text:p>
          </table:table-cell>
          <table:table-cell table:style-name="ce19" table:formula="of:=IF([DataDefsMstr.E120]=&quot;&quot;;&quot;&quot;;[DataDefsMstr.E120])" office:value-type="string" office:string-value="PRIMARY">
            <text:p>PRIMARY</text:p>
          </table:table-cell>
          <table:table-cell table:style-name="ce19" table:formula="of:=IF([DataDefsMstr.F120]=&quot;&quot;;&quot;&quot;;[DataDefsMstr.F120])">
            <text:p/>
          </table:table-cell>
          <table:table-cell table:style-name="ce35" table:formula="of:=IF([DataDefsMstr.G120]=&quot;&quot;;&quot;&quot;;[DataDefsMstr.G120])" office:value-type="string" office:string-value="table currently used for nFS?">
            <text:p>table currently used for nFS?</text:p>
          </table:table-cell>
          <table:table-cell table:number-columns-repeated="1017"/>
        </table:table-row>
        <table:table-row table:style-name="ro2">
          <table:table-cell table:style-name="ce12" table:formula="of:=IF([DataDefsMstr.A132]=&quot;&quot;;&quot;&quot;;[DataDefsMstr.A132])" office:value-type="float" office:value="141">
            <text:p>141</text:p>
          </table:table-cell>
          <table:table-cell table:style-name="ce16" table:formula="of:=IF([DataDefsMstr.B132]=&quot;&quot;;&quot;&quot;;[DataDefsMstr.B132])" office:value-type="string" office:string-value="MediaLinkTable">
            <text:p>MediaLinkTable</text:p>
          </table:table-cell>
          <table:table-cell table:style-name="ce19" table:formula="of:=IF([DataDefsMstr.C132]=&quot;&quot;;&quot;&quot;;[DataDefsMstr.C132])" office:value-type="string" office:string-value="LinkID">
            <text:p>LinkID</text:p>
          </table:table-cell>
          <table:table-cell table:style-name="ce22" table:formula="of:=IF([DataDefsMstr.D132]=&quot;&quot;;&quot;&quot;;[DataDefsMstr.D132])" office:value-type="string" office:string-value="I">
            <text:p>I</text:p>
          </table:table-cell>
          <table:table-cell table:style-name="ce19" table:formula="of:=IF([DataDefsMstr.E132]=&quot;&quot;;&quot;&quot;;[DataDefsMstr.E132])" office:value-type="string" office:string-value="PRIMARY">
            <text:p>PRIMARY</text:p>
          </table:table-cell>
          <table:table-cell table:style-name="ce19" table:formula="of:=IF([DataDefsMstr.F132]=&quot;&quot;;&quot;&quot;;[DataDefsMstr.F132])" office:value-type="string" office:string-value="1,2,3...">
            <text:p>1,2,3...</text:p>
          </table:table-cell>
          <table:table-cell table:style-name="ce34" table:formula="of:=IF([DataDefsMstr.G132]=&quot;&quot;;&quot;&quot;;[DataDefsMstr.G132])" office:value-type="string" office:string-value="Link Identification Number">
            <text:p>Link Identification Number</text:p>
          </table:table-cell>
          <table:table-cell table:number-columns-repeated="1017"/>
        </table:table-row>
        <table:table-row table:style-name="ro2">
          <table:table-cell table:style-name="ce12" table:formula="of:=IF([DataDefsMstr.A122]=&quot;&quot;;&quot;&quot;;[DataDefsMstr.A122])" office:value-type="float" office:value="130">
            <text:p>130</text:p>
          </table:table-cell>
          <table:table-cell table:style-name="ce16" table:formula="of:=IF([DataDefsMstr.B122]=&quot;&quot;;&quot;&quot;;[DataDefsMstr.B122])" office:value-type="string" office:string-value="LinkTable">
            <text:p>LinkTable</text:p>
          </table:table-cell>
          <table:table-cell table:style-name="ce19" table:formula="of:=IF([DataDefsMstr.C122]=&quot;&quot;;&quot;&quot;;[DataDefsMstr.C122])" office:value-type="string" office:string-value="LinkType">
            <text:p>LinkType</text:p>
          </table:table-cell>
          <table:table-cell table:style-name="ce22" table:formula="of:=IF([DataDefsMstr.D122]=&quot;&quot;;&quot;&quot;;[DataDefsMstr.D122])" office:value-type="string" office:string-value="I">
            <text:p>I</text:p>
          </table:table-cell>
          <table:table-cell table:style-name="ce19" table:formula="of:=IF([DataDefsMstr.E122]=&quot;&quot;;&quot;&quot;;[DataDefsMstr.E122])">
            <text:p/>
          </table:table-cell>
          <table:table-cell table:style-name="ce19" table:formula="of:=IF([DataDefsMstr.F122]=&quot;&quot;;&quot;&quot;;[DataDefsMstr.F122])">
            <text:p/>
          </table:table-cell>
          <table:table-cell table:style-name="ce35" table:formula="of:=IF([DataDefsMstr.G122]=&quot;&quot;;&quot;&quot;;[DataDefsMstr.G122])" office:value-type="string" office:string-value="table currently used for nFS?">
            <text:p>table currently used for nFS?</text:p>
          </table:table-cell>
          <table:table-cell table:number-columns-repeated="1017"/>
        </table:table-row>
        <table:table-row table:style-name="ro3">
          <table:table-cell table:style-name="ce12" table:formula="of:=IF([DataDefsMstr.A195]=&quot;&quot;;&quot;&quot;;[DataDefsMstr.A195])" office:value-type="float" office:value="207">
            <text:p>207</text:p>
          </table:table-cell>
          <table:table-cell table:style-name="ce16" table:formula="of:=IF([DataDefsMstr.B195]=&quot;&quot;;&quot;&quot;;[DataDefsMstr.B195])" office:value-type="string" office:string-value="PersonTable">
            <text:p>PersonTable</text:p>
          </table:table-cell>
          <table:table-cell table:style-name="ce19" table:formula="of:=IF([DataDefsMstr.C195]=&quot;&quot;;&quot;&quot;;[DataDefsMstr.C195])" office:value-type="string" office:string-value="Living">
            <text:p>Living</text:p>
          </table:table-cell>
          <table:table-cell table:style-name="ce22" table:formula="of:=IF([DataDefsMstr.D195]=&quot;&quot;;&quot;&quot;;[DataDefsMstr.D195])" office:value-type="string" office:string-value="I">
            <text:p>I</text:p>
          </table:table-cell>
          <table:table-cell table:style-name="ce19" table:formula="of:=IF([DataDefsMstr.E195]=&quot;&quot;;&quot;&quot;;[DataDefsMstr.E195])">
            <text:p/>
          </table:table-cell>
          <table:table-cell table:style-name="ce19" table:formula="of:=IF([DataDefsMstr.F195]=&quot;&quot;;&quot;&quot;;[DataDefsMstr.F195])" office:value-type="string" office:string-value="0,1">
            <text:p>0,1</text:p>
          </table:table-cell>
          <table:table-cell table:style-name="ce34" table:formula="of:=IF([DataDefsMstr.G195]=&quot;&quot;;&quot;&quot;;[DataDefsMstr.G195])" office:value-type="string" office:string-value="Living, from Edit Person screen (0 = Deceased, 1 = Living)">
            <text:p>Living, from Edit Person screen (0 = Deceased, 1 = Living)</text:p>
          </table:table-cell>
          <table:table-cell table:number-columns-repeated="1017"/>
        </table:table-row>
        <table:table-row table:style-name="ro2">
          <table:table-cell table:style-name="ce12" table:formula="of:=IF([DataDefsMstr.A25]=&quot;&quot;;&quot;&quot;;[DataDefsMstr.A25])" office:value-type="float" office:value="23">
            <text:p>23</text:p>
          </table:table-cell>
          <table:table-cell table:style-name="ce16" table:formula="of:=IF([DataDefsMstr.B25]=&quot;&quot;;&quot;&quot;;[DataDefsMstr.B25])" office:value-type="string" office:string-value="AddressTable">
            <text:p>AddressTable</text:p>
          </table:table-cell>
          <table:table-cell table:style-name="ce19" table:formula="of:=IF([DataDefsMstr.C25]=&quot;&quot;;&quot;&quot;;[DataDefsMstr.C25])" office:value-type="string" office:string-value="Longitude">
            <text:p>Longitude</text:p>
          </table:table-cell>
          <table:table-cell table:style-name="ce22" table:formula="of:=IF([DataDefsMstr.D25]=&quot;&quot;;&quot;&quot;;[DataDefsMstr.D25])" office:value-type="string" office:string-value="I">
            <text:p>I</text:p>
          </table:table-cell>
          <table:table-cell table:style-name="ce19" table:formula="of:=IF([DataDefsMstr.E25]=&quot;&quot;;&quot;&quot;;[DataDefsMstr.E25])">
            <text:p/>
          </table:table-cell>
          <table:table-cell table:style-name="ce19" table:formula="of:=IF([DataDefsMstr.F25]=&quot;&quot;;&quot;&quot;;[DataDefsMstr.F25])" office:value-type="string" office:string-value="0">
            <text:p>0</text:p>
          </table:table-cell>
          <table:table-cell table:style-name="ce34" table:formula="of:=IF([DataDefsMstr.G25]=&quot;&quot;;&quot;&quot;;[DataDefsMstr.G25])" office:value-type="string" office:string-value="Longitude, not currently used?">
            <text:p>Longitude, not currently used?</text:p>
          </table:table-cell>
          <table:table-cell table:number-columns-repeated="1017"/>
        </table:table-row>
        <table:table-row table:style-name="ro6">
          <table:table-cell table:style-name="ce12" table:formula="of:=IF([DataDefsMstr.A206]=&quot;&quot;;&quot;&quot;;[DataDefsMstr.A206])" office:value-type="float" office:value="219">
            <text:p>219</text:p>
          </table:table-cell>
          <table:table-cell table:style-name="ce16" table:formula="of:=IF([DataDefsMstr.B206]=&quot;&quot;;&quot;&quot;;[DataDefsMstr.B206])" office:value-type="string" office:string-value="PlaceTable">
            <text:p>PlaceTable</text:p>
          </table:table-cell>
          <table:table-cell table:style-name="ce19" table:formula="of:=IF([DataDefsMstr.C206]=&quot;&quot;;&quot;&quot;;[DataDefsMstr.C206])" office:value-type="string" office:string-value="Longitude">
            <text:p>Longitude</text:p>
          </table:table-cell>
          <table:table-cell table:style-name="ce22" table:formula="of:=IF([DataDefsMstr.D206]=&quot;&quot;;&quot;&quot;;[DataDefsMstr.D206])" office:value-type="string" office:string-value="I">
            <text:p>I</text:p>
          </table:table-cell>
          <table:table-cell table:style-name="ce19" table:formula="of:=IF([DataDefsMstr.E206]=&quot;&quot;;&quot;&quot;;[DataDefsMstr.E206])">
            <text:p/>
          </table:table-cell>
          <table:table-cell table:style-name="ce19" table:formula="of:=IF([DataDefsMstr.F206]=&quot;&quot;;&quot;&quot;;[DataDefsMstr.F206])" office:value-type="string" office:string-value="-nnnnnnnnn - nnnnnnnnn">
            <text:p>-nnnnnnnnn - nnnnnnnnn</text:p>
          </table:table-cell>
          <table:table-cell table:style-name="ce34" table:formula="of:=IF([DataDefsMstr.G206]=&quot;&quot;;&quot;&quot;;[DataDefsMstr.G206])" office:value-type="string" office:string-value="Longitude (Longitude, from Edit Place screen (PlaceType = 0), Longitude, pre-defined (PlaceType = 1), Longitude, from Edit Place Details screen (PlaceType = 2))">
            <text:p>Longitude (Longitude, from Edit Place screen (PlaceType = 0), Longitude, pre-defined (PlaceType = 1), Longitude, from Edit Place Details screen (PlaceType = 2))</text:p>
          </table:table-cell>
          <table:table-cell table:number-columns-repeated="1017"/>
        </table:table-row>
        <table:table-row table:style-name="ro4">
          <table:table-cell table:style-name="ce12" table:formula="of:=IF([DataDefsMstr.A208]=&quot;&quot;;&quot;&quot;;[DataDefsMstr.A208])" office:value-type="float" office:value="221">
            <text:p>221</text:p>
          </table:table-cell>
          <table:table-cell table:style-name="ce16" table:formula="of:=IF([DataDefsMstr.B208]=&quot;&quot;;&quot;&quot;;[DataDefsMstr.B208])" office:value-type="string" office:string-value="PlaceTable">
            <text:p>PlaceTable</text:p>
          </table:table-cell>
          <table:table-cell table:style-name="ce19" table:formula="of:=IF([DataDefsMstr.C208]=&quot;&quot;;&quot;&quot;;[DataDefsMstr.C208])" office:value-type="string" office:string-value="MasterID">
            <text:p>MasterID</text:p>
          </table:table-cell>
          <table:table-cell table:style-name="ce22" table:formula="of:=IF([DataDefsMstr.D208]=&quot;&quot;;&quot;&quot;;[DataDefsMstr.D208])" office:value-type="string" office:string-value="I">
            <text:p>I</text:p>
          </table:table-cell>
          <table:table-cell table:style-name="ce19" table:formula="of:=IF([DataDefsMstr.E208]=&quot;&quot;;&quot;&quot;;[DataDefsMstr.E208])">
            <text:p/>
          </table:table-cell>
          <table:table-cell table:style-name="ce19" table:formula="of:=IF([DataDefsMstr.F208]=&quot;&quot;;&quot;&quot;;[DataDefsMstr.F208])" office:value-type="string" office:string-value="0,1,2,...">
            <text:p>0,1,2,...</text:p>
          </table:table-cell>
          <table:table-cell table:style-name="ce34" table:formula="of:=IF([DataDefsMstr.G208]=&quot;&quot;;&quot;&quot;;[DataDefsMstr.G208])" office:value-type="string" office:string-value="Master Identification Number (0 (PlaceType = 0), PlaceID of PlaceTable to which linked (PlaceType = 1), 0 (PlaceType = 2))">
            <text:p>Master Identification Number (0 (PlaceType = 0), PlaceID of PlaceTable to which linked (PlaceType = 1), 0 (PlaceType = 2))</text:p>
          </table:table-cell>
          <table:table-cell table:number-columns-repeated="1017"/>
        </table:table-row>
        <table:table-row table:style-name="ro3">
          <table:table-cell table:style-name="ce12" table:formula="of:=IF([DataDefsMstr.A157]=&quot;&quot;;&quot;&quot;;[DataDefsMstr.A157])" office:value-type="float" office:value="167">
            <text:p>167</text:p>
          </table:table-cell>
          <table:table-cell table:style-name="ce16" table:formula="of:=IF([DataDefsMstr.B157]=&quot;&quot;;&quot;&quot;;[DataDefsMstr.B157])" office:value-type="string" office:string-value="MultimediaTable">
            <text:p>MultimediaTable</text:p>
          </table:table-cell>
          <table:table-cell table:style-name="ce19" table:formula="of:=IF([DataDefsMstr.C157]=&quot;&quot;;&quot;&quot;;[DataDefsMstr.C157])" office:value-type="string" office:string-value="MediaFile">
            <text:p>MediaFile</text:p>
          </table:table-cell>
          <table:table-cell table:style-name="ce22" table:formula="of:=IF([DataDefsMstr.D157]=&quot;&quot;;&quot;&quot;;[DataDefsMstr.D157])" office:value-type="string" office:string-value="T">
            <text:p>T</text:p>
          </table:table-cell>
          <table:table-cell table:style-name="ce31" table:formula="of:=IF([DataDefsMstr.E157]=&quot;&quot;;&quot;&quot;;[DataDefsMstr.E157])">
            <text:p/>
          </table:table-cell>
          <table:table-cell table:style-name="ce31" table:formula="of:=IF([DataDefsMstr.F157]=&quot;&quot;;&quot;&quot;;[DataDefsMstr.F157])" office:value-type="string" office:string-value="file.extension">
            <text:p>file.extension</text:p>
          </table:table-cell>
          <table:table-cell table:style-name="ce36" table:formula="of:=IF([DataDefsMstr.G157]=&quot;&quot;;&quot;&quot;;[DataDefsMstr.G157])" office:value-type="string" office:string-value="Media File, from Media location on Disk in Add Media Item screen">
            <text:p>Media File, from Media location on Disk in Add Media Item screen</text:p>
          </table:table-cell>
          <table:table-cell table:number-columns-repeated="1017"/>
        </table:table-row>
        <table:table-row table:style-name="ro3">
          <table:table-cell table:style-name="ce12" table:formula="of:=IF([DataDefsMstr.A133]=&quot;&quot;;&quot;&quot;;[DataDefsMstr.A133])" office:value-type="float" office:value="142">
            <text:p>142</text:p>
          </table:table-cell>
          <table:table-cell table:style-name="ce16" table:formula="of:=IF([DataDefsMstr.B133]=&quot;&quot;;&quot;&quot;;[DataDefsMstr.B133])" office:value-type="string" office:string-value="MediaLinkTable">
            <text:p>MediaLinkTable</text:p>
          </table:table-cell>
          <table:table-cell table:style-name="ce19" table:formula="of:=IF([DataDefsMstr.C133]=&quot;&quot;;&quot;&quot;;[DataDefsMstr.C133])" office:value-type="string" office:string-value="MediaID">
            <text:p>MediaID</text:p>
          </table:table-cell>
          <table:table-cell table:style-name="ce22" table:formula="of:=IF([DataDefsMstr.D133]=&quot;&quot;;&quot;&quot;;[DataDefsMstr.D133])" office:value-type="string" office:string-value="I">
            <text:p>I</text:p>
          </table:table-cell>
          <table:table-cell table:style-name="ce19" table:formula="of:=IF([DataDefsMstr.E133]=&quot;&quot;;&quot;&quot;;[DataDefsMstr.E133])">
            <text:p/>
          </table:table-cell>
          <table:table-cell table:style-name="ce19" table:formula="of:=IF([DataDefsMstr.F133]=&quot;&quot;;&quot;&quot;;[DataDefsMstr.F133])" office:value-type="string" office:string-value="1,2,3...">
            <text:p>1,2,3...</text:p>
          </table:table-cell>
          <table:table-cell table:style-name="ce34" table:formula="of:=IF([DataDefsMstr.G133]=&quot;&quot;;&quot;&quot;;[DataDefsMstr.G133])" office:value-type="string" office:string-value="Media Identification Number, linking to MediaID of MultimediaTable">
            <text:p>Media Identification Number, linking to MediaID of MultimediaTable</text:p>
          </table:table-cell>
          <table:table-cell table:number-columns-repeated="1017"/>
        </table:table-row>
        <table:table-row table:style-name="ro2">
          <table:table-cell table:style-name="ce12" table:formula="of:=IF([DataDefsMstr.A154]=&quot;&quot;;&quot;&quot;;[DataDefsMstr.A154])" office:value-type="float" office:value="164">
            <text:p>164</text:p>
          </table:table-cell>
          <table:table-cell table:style-name="ce16" table:formula="of:=IF([DataDefsMstr.B154]=&quot;&quot;;&quot;&quot;;[DataDefsMstr.B154])" office:value-type="string" office:string-value="MultimediaTable">
            <text:p>MultimediaTable</text:p>
          </table:table-cell>
          <table:table-cell table:style-name="ce19" table:formula="of:=IF([DataDefsMstr.C154]=&quot;&quot;;&quot;&quot;;[DataDefsMstr.C154])" office:value-type="string" office:string-value="MediaID">
            <text:p>MediaID</text:p>
          </table:table-cell>
          <table:table-cell table:style-name="ce22" table:formula="of:=IF([DataDefsMstr.D154]=&quot;&quot;;&quot;&quot;;[DataDefsMstr.D154])" office:value-type="string" office:string-value="I">
            <text:p>I</text:p>
          </table:table-cell>
          <table:table-cell table:style-name="ce31" table:formula="of:=IF([DataDefsMstr.E154]=&quot;&quot;;&quot;&quot;;[DataDefsMstr.E154])" office:value-type="string" office:string-value="PRIMARY">
            <text:p>PRIMARY</text:p>
          </table:table-cell>
          <table:table-cell table:style-name="ce31" table:formula="of:=IF([DataDefsMstr.F154]=&quot;&quot;;&quot;&quot;;[DataDefsMstr.F154])" office:value-type="string" office:string-value="1,2,3...">
            <text:p>1,2,3...</text:p>
          </table:table-cell>
          <table:table-cell table:style-name="ce36" table:formula="of:=IF([DataDefsMstr.G154]=&quot;&quot;;&quot;&quot;;[DataDefsMstr.G154])" office:value-type="string" office:string-value="Media Identification Number">
            <text:p>Media Identification Number</text:p>
          </table:table-cell>
          <table:table-cell table:number-columns-repeated="1017"/>
        </table:table-row>
        <table:table-row table:style-name="ro3">
          <table:table-cell table:style-name="ce12" table:formula="of:=IF([DataDefsMstr.A156]=&quot;&quot;;&quot;&quot;;[DataDefsMstr.A156])" office:value-type="float" office:value="166">
            <text:p>166</text:p>
          </table:table-cell>
          <table:table-cell table:style-name="ce16" table:formula="of:=IF([DataDefsMstr.B156]=&quot;&quot;;&quot;&quot;;[DataDefsMstr.B156])" office:value-type="string" office:string-value="MultimediaTable">
            <text:p>MultimediaTable</text:p>
          </table:table-cell>
          <table:table-cell table:style-name="ce19" table:formula="of:=IF([DataDefsMstr.C156]=&quot;&quot;;&quot;&quot;;[DataDefsMstr.C156])" office:value-type="string" office:string-value="MediaPath">
            <text:p>MediaPath</text:p>
          </table:table-cell>
          <table:table-cell table:style-name="ce22" table:formula="of:=IF([DataDefsMstr.D156]=&quot;&quot;;&quot;&quot;;[DataDefsMstr.D156])" office:value-type="string" office:string-value="T">
            <text:p>T</text:p>
          </table:table-cell>
          <table:table-cell table:style-name="ce31" table:formula="of:=IF([DataDefsMstr.E156]=&quot;&quot;;&quot;&quot;;[DataDefsMstr.E156])">
            <text:p/>
          </table:table-cell>
          <table:table-cell table:style-name="ce31" table:formula="of:=IF([DataDefsMstr.F156]=&quot;&quot;;&quot;&quot;;[DataDefsMstr.F156])" office:value-type="string" office:string-value="drive:\folder(s)\">
            <text:p>drive:\folder(s)\</text:p>
          </table:table-cell>
          <table:table-cell table:style-name="ce36" table:formula="of:=IF([DataDefsMstr.G156]=&quot;&quot;;&quot;&quot;;[DataDefsMstr.G156])" office:value-type="string" office:string-value="Media Path, from Media location on Disk in Add Media Item screen">
            <text:p>Media Path, from Media location on Disk in Add Media Item screen</text:p>
          </table:table-cell>
          <table:table-cell table:number-columns-repeated="1017"/>
        </table:table-row>
        <table:table-row table:style-name="ro3">
          <table:table-cell table:style-name="ce12" table:formula="of:=IF([DataDefsMstr.A155]=&quot;&quot;;&quot;&quot;;[DataDefsMstr.A155])" office:value-type="float" office:value="165">
            <text:p>165</text:p>
          </table:table-cell>
          <table:table-cell table:style-name="ce16" table:formula="of:=IF([DataDefsMstr.B155]=&quot;&quot;;&quot;&quot;;[DataDefsMstr.B155])" office:value-type="string" office:string-value="MultimediaTable">
            <text:p>MultimediaTable</text:p>
          </table:table-cell>
          <table:table-cell table:style-name="ce19" table:formula="of:=IF([DataDefsMstr.C155]=&quot;&quot;;&quot;&quot;;[DataDefsMstr.C155])" office:value-type="string" office:string-value="MediaType">
            <text:p>MediaType</text:p>
          </table:table-cell>
          <table:table-cell table:style-name="ce22" table:formula="of:=IF([DataDefsMstr.D155]=&quot;&quot;;&quot;&quot;;[DataDefsMstr.D155])" office:value-type="string" office:string-value="I">
            <text:p>I</text:p>
          </table:table-cell>
          <table:table-cell table:style-name="ce31" table:formula="of:=IF([DataDefsMstr.E155]=&quot;&quot;;&quot;&quot;;[DataDefsMstr.E155])">
            <text:p/>
          </table:table-cell>
          <table:table-cell table:style-name="ce31" table:formula="of:=IF([DataDefsMstr.F155]=&quot;&quot;;&quot;&quot;;[DataDefsMstr.F155])" office:value-type="string" office:string-value="1-4">
            <text:p>1-4</text:p>
          </table:table-cell>
          <table:table-cell table:style-name="ce36" table:formula="of:=IF([DataDefsMstr.G155]=&quot;&quot;;&quot;&quot;;[DataDefsMstr.G155])" office:value-type="string" office:string-value="Media Type, from Add Media Item screen (1=Image, 2=File, 3=Sound, 4=Video)">
            <text:p>Media Type, from Add Media Item screen (1=Image, 2=File, 3=Sound, 4=Video)</text:p>
          </table:table-cell>
          <table:table-cell table:number-columns-repeated="1017"/>
        </table:table-row>
        <table:table-row table:style-name="ro2">
          <table:table-cell table:style-name="ce12" table:formula="of:=IF([DataDefsMstr.A125]=&quot;&quot;;&quot;&quot;;[DataDefsMstr.A125])" office:value-type="float" office:value="133">
            <text:p>133</text:p>
          </table:table-cell>
          <table:table-cell table:style-name="ce16" table:formula="of:=IF([DataDefsMstr.B125]=&quot;&quot;;&quot;&quot;;[DataDefsMstr.B125])" office:value-type="string" office:string-value="LinkTable">
            <text:p>LinkTable</text:p>
          </table:table-cell>
          <table:table-cell table:style-name="ce19" table:formula="of:=IF([DataDefsMstr.C125]=&quot;&quot;;&quot;&quot;;[DataDefsMstr.C125])" office:value-type="string" office:string-value="Modified">
            <text:p>Modified</text:p>
          </table:table-cell>
          <table:table-cell table:style-name="ce22" table:formula="of:=IF([DataDefsMstr.D125]=&quot;&quot;;&quot;&quot;;[DataDefsMstr.D125])" office:value-type="string" office:string-value="I">
            <text:p>I</text:p>
          </table:table-cell>
          <table:table-cell table:style-name="ce19" table:formula="of:=IF([DataDefsMstr.E125]=&quot;&quot;;&quot;&quot;;[DataDefsMstr.E125])">
            <text:p/>
          </table:table-cell>
          <table:table-cell table:style-name="ce19" table:formula="of:=IF([DataDefsMstr.F125]=&quot;&quot;;&quot;&quot;;[DataDefsMstr.F125])">
            <text:p/>
          </table:table-cell>
          <table:table-cell table:style-name="ce35" table:formula="of:=IF([DataDefsMstr.G125]=&quot;&quot;;&quot;&quot;;[DataDefsMstr.G125])" office:value-type="string" office:string-value="table currently used for nFS?">
            <text:p>table currently used for nFS?</text:p>
          </table:table-cell>
          <table:table-cell table:number-columns-repeated="1017"/>
        </table:table-row>
        <table:table-row table:style-name="ro3">
          <table:table-cell table:style-name="ce12" table:formula="of:=IF([DataDefsMstr.A98]=&quot;&quot;;&quot;&quot;;[DataDefsMstr.A98])" office:value-type="float" office:value="103">
            <text:p>103</text:p>
          </table:table-cell>
          <table:table-cell table:style-name="ce16" table:formula="of:=IF([DataDefsMstr.B98]=&quot;&quot;;&quot;&quot;;[DataDefsMstr.B98])" office:value-type="string" office:string-value="FamilyTable">
            <text:p>FamilyTable</text:p>
          </table:table-cell>
          <table:table-cell table:style-name="ce19" table:formula="of:=IF([DataDefsMstr.C98]=&quot;&quot;;&quot;&quot;;[DataDefsMstr.C98])" office:value-type="string" office:string-value="MotherID">
            <text:p>MotherID</text:p>
          </table:table-cell>
          <table:table-cell table:style-name="ce22" table:formula="of:=IF([DataDefsMstr.D98]=&quot;&quot;;&quot;&quot;;[DataDefsMstr.D98])" office:value-type="string" office:string-value="I">
            <text:p>I</text:p>
          </table:table-cell>
          <table:table-cell table:style-name="ce19" table:formula="of:=IF([DataDefsMstr.E98]=&quot;&quot;;&quot;&quot;;[DataDefsMstr.E98])">
            <text:p/>
          </table:table-cell>
          <table:table-cell table:style-name="ce19" table:formula="of:=IF([DataDefsMstr.F98]=&quot;&quot;;&quot;&quot;;[DataDefsMstr.F98])" office:value-type="string" office:string-value="1,2,3...">
            <text:p>1,2,3...</text:p>
          </table:table-cell>
          <table:table-cell table:style-name="ce34" table:formula="of:=IF([DataDefsMstr.G98]=&quot;&quot;;&quot;&quot;;[DataDefsMstr.G98])" office:value-type="string" office:string-value="Mother Identification Number, linking to PersonID of PersonTable">
            <text:p>Mother Identification Number, linking to PersonID of PersonTable</text:p>
          </table:table-cell>
          <table:table-cell table:number-columns-repeated="1017"/>
        </table:table-row>
        <table:table-row table:style-name="ro3">
          <table:table-cell table:style-name="ce12" table:formula="of:=IF([DataDefsMstr.A106]=&quot;&quot;;&quot;&quot;;[DataDefsMstr.A106])" office:value-type="float" office:value="111">
            <text:p>111</text:p>
          </table:table-cell>
          <table:table-cell table:style-name="ce16" table:formula="of:=IF([DataDefsMstr.B106]=&quot;&quot;;&quot;&quot;;[DataDefsMstr.B106])" office:value-type="string" office:string-value="FamilyTable">
            <text:p>FamilyTable</text:p>
          </table:table-cell>
          <table:table-cell table:style-name="ce19" table:formula="of:=IF([DataDefsMstr.C106]=&quot;&quot;;&quot;&quot;;[DataDefsMstr.C106])" office:value-type="string" office:string-value="MotherLabel">
            <text:p>MotherLabel</text:p>
          </table:table-cell>
          <table:table-cell table:style-name="ce22" table:formula="of:=IF([DataDefsMstr.D106]=&quot;&quot;;&quot;&quot;;[DataDefsMstr.D106])" office:value-type="string" office:string-value="I">
            <text:p>I</text:p>
          </table:table-cell>
          <table:table-cell table:style-name="ce19" table:formula="of:=IF([DataDefsMstr.E106]=&quot;&quot;;&quot;&quot;;[DataDefsMstr.E106])">
            <text:p/>
          </table:table-cell>
          <table:table-cell table:style-name="ce19" table:formula="of:=IF([DataDefsMstr.F106]=&quot;&quot;;&quot;&quot;;[DataDefsMstr.F106])" office:value-type="string" office:string-value="0-2">
            <text:p>0-2</text:p>
          </table:table-cell>
          <table:table-cell table:style-name="ce34" table:formula="of:=IF([DataDefsMstr.G106]=&quot;&quot;;&quot;&quot;;[DataDefsMstr.G106])" office:value-type="string" office:string-value="Wife label, from Edit Person screen (0 = Mother, 1 = Wife, 2 = Partner)">
            <text:p>Wife label, from Edit Person screen (0 = Mother, 1 = Wife, 2 = Partner)</text:p>
          </table:table-cell>
          <table:table-cell table:number-columns-repeated="1017"/>
        </table:table-row>
        <table:table-row table:style-name="ro3">
          <table:table-cell table:style-name="ce12" table:formula="of:=IF([DataDefsMstr.A12]=&quot;&quot;;&quot;&quot;;[DataDefsMstr.A12])" office:value-type="float" office:value="10">
            <text:p>10</text:p>
          </table:table-cell>
          <table:table-cell table:style-name="ce16" table:formula="of:=IF([DataDefsMstr.B12]=&quot;&quot;;&quot;&quot;;[DataDefsMstr.B12])" office:value-type="string" office:string-value="AddressTable">
            <text:p>AddressTable</text:p>
          </table:table-cell>
          <table:table-cell table:style-name="ce19" table:formula="of:=IF([DataDefsMstr.C12]=&quot;&quot;;&quot;&quot;;[DataDefsMstr.C12])" office:value-type="string" office:string-value="Name">
            <text:p>Name</text:p>
          </table:table-cell>
          <table:table-cell table:style-name="ce22" table:formula="of:=IF([DataDefsMstr.D12]=&quot;&quot;;&quot;&quot;;[DataDefsMstr.D12])" office:value-type="string" office:string-value="T,RM">
            <text:p>T,RM</text:p>
          </table:table-cell>
          <table:table-cell table:style-name="ce19" table:formula="of:=IF([DataDefsMstr.E12]=&quot;&quot;;&quot;&quot;;[DataDefsMstr.E12])">
            <text:p/>
          </table:table-cell>
          <table:table-cell table:style-name="ce19" table:formula="of:=IF([DataDefsMstr.F12]=&quot;&quot;;&quot;&quot;;[DataDefsMstr.F12])" office:value-type="string" office:string-value="Text">
            <text:p>Text</text:p>
          </table:table-cell>
          <table:table-cell table:style-name="ce34" table:formula="of:=IF([DataDefsMstr.G12]=&quot;&quot;;&quot;&quot;;[DataDefsMstr.G12])" office:value-type="string" office:string-value="Name, from Edit Address screen or Edit Repository screen">
            <text:p>Name, from Edit Address screen or Edit Repository screen</text:p>
          </table:table-cell>
          <table:table-cell table:number-columns-repeated="1017"/>
        </table:table-row>
        <table:table-row table:style-name="ro2">
          <table:table-cell table:style-name="ce12" table:formula="of:=IF([DataDefsMstr.A85]=&quot;&quot;;&quot;&quot;;[DataDefsMstr.A85])" office:value-type="float" office:value="89">
            <text:p>89</text:p>
          </table:table-cell>
          <table:table-cell table:style-name="ce16" table:formula="of:=IF([DataDefsMstr.B85]=&quot;&quot;;&quot;&quot;;[DataDefsMstr.B85])" office:value-type="string" office:string-value="FactTypeTable">
            <text:p>FactTypeTable</text:p>
          </table:table-cell>
          <table:table-cell table:style-name="ce19" table:formula="of:=IF([DataDefsMstr.C85]=&quot;&quot;;&quot;&quot;;[DataDefsMstr.C85])" office:value-type="string" office:string-value="Name">
            <text:p>Name</text:p>
          </table:table-cell>
          <table:table-cell table:style-name="ce22" table:formula="of:=IF([DataDefsMstr.D85]=&quot;&quot;;&quot;&quot;;[DataDefsMstr.D85])" office:value-type="string" office:string-value="T,RM">
            <text:p>T,RM</text:p>
          </table:table-cell>
          <table:table-cell table:style-name="ce19" table:formula="of:=IF([DataDefsMstr.E85]=&quot;&quot;;&quot;&quot;;[DataDefsMstr.E85])">
            <text:p/>
          </table:table-cell>
          <table:table-cell table:style-name="ce19" table:formula="of:=IF([DataDefsMstr.F85]=&quot;&quot;;&quot;&quot;;[DataDefsMstr.F85])" office:value-type="string" office:string-value="Text">
            <text:p>Text</text:p>
          </table:table-cell>
          <table:table-cell table:style-name="ce34" table:formula="of:=IF([DataDefsMstr.G85]=&quot;&quot;;&quot;&quot;;[DataDefsMstr.G85])" office:value-type="string" office:string-value="Name, from Edit Fact Type screen">
            <text:p>Name, from Edit Fact Type screen</text:p>
          </table:table-cell>
          <table:table-cell table:number-columns-repeated="1017"/>
        </table:table-row>
        <table:table-row table:style-name="ro6">
          <table:table-cell table:style-name="ce12" table:formula="of:=IF([DataDefsMstr.A202]=&quot;&quot;;&quot;&quot;;[DataDefsMstr.A202])" office:value-type="float" office:value="215">
            <text:p>215</text:p>
          </table:table-cell>
          <table:table-cell table:style-name="ce16" table:formula="of:=IF([DataDefsMstr.B202]=&quot;&quot;;&quot;&quot;;[DataDefsMstr.B202])" office:value-type="string" office:string-value="PlaceTable">
            <text:p>PlaceTable</text:p>
          </table:table-cell>
          <table:table-cell table:style-name="ce19" table:formula="of:=IF([DataDefsMstr.C202]=&quot;&quot;;&quot;&quot;;[DataDefsMstr.C202])" office:value-type="string" office:string-value="Name">
            <text:p>Name</text:p>
          </table:table-cell>
          <table:table-cell table:style-name="ce22" table:formula="of:=IF([DataDefsMstr.D202]=&quot;&quot;;&quot;&quot;;[DataDefsMstr.D202])" office:value-type="string" office:string-value="T,RM">
            <text:p>T,RM</text:p>
          </table:table-cell>
          <table:table-cell table:style-name="ce19" table:formula="of:=IF([DataDefsMstr.E202]=&quot;&quot;;&quot;&quot;;[DataDefsMstr.E202])">
            <text:p/>
          </table:table-cell>
          <table:table-cell table:style-name="ce19" table:formula="of:=IF([DataDefsMstr.F202]=&quot;&quot;;&quot;&quot;;[DataDefsMstr.F202])" office:value-type="string" office:string-value="Text">
            <text:p>Text</text:p>
          </table:table-cell>
          <table:table-cell table:style-name="ce34" table:formula="of:=IF([DataDefsMstr.G202]=&quot;&quot;;&quot;&quot;;[DataDefsMstr.G202])" office:value-type="string" office:string-value="Name (Place, from Edit Person screen for a fact (PlaceType = 0), Name, pre-defined (PlaceType = 1), Place details, from Edit Person screen for a fact (PlaceType = 2))">
            <text:p>Name (Place, from Edit Person screen for a fact (PlaceType = 0), Name, pre-defined (PlaceType = 1), Place details, from Edit Person screen for a fact (PlaceType = 2))</text:p>
          </table:table-cell>
          <table:table-cell table:number-columns-repeated="1017"/>
        </table:table-row>
        <table:table-row table:style-name="ro4">
          <table:table-cell table:style-name="ce12" table:formula="of:=IF([DataDefsMstr.A217]=&quot;&quot;;&quot;&quot;;[DataDefsMstr.A217])" office:value-type="float" office:value="231">
            <text:p>231</text:p>
          </table:table-cell>
          <table:table-cell table:style-name="ce16" table:formula="of:=IF([DataDefsMstr.B217]=&quot;&quot;;&quot;&quot;;[DataDefsMstr.B217])" office:value-type="string" office:string-value="ResearchTable">
            <text:p>ResearchTable</text:p>
          </table:table-cell>
          <table:table-cell table:style-name="ce19" table:formula="of:=IF([DataDefsMstr.C217]=&quot;&quot;;&quot;&quot;;[DataDefsMstr.C217])" office:value-type="string" office:string-value="Name">
            <text:p>Name</text:p>
          </table:table-cell>
          <table:table-cell table:style-name="ce22" table:formula="of:=IF([DataDefsMstr.D217]=&quot;&quot;;&quot;&quot;;[DataDefsMstr.D217])" office:value-type="string" office:string-value="T,RM">
            <text:p>T,RM</text:p>
          </table:table-cell>
          <table:table-cell table:style-name="ce19" table:formula="of:=IF([DataDefsMstr.E217]=&quot;&quot;;&quot;&quot;;[DataDefsMstr.E217])">
            <text:p/>
          </table:table-cell>
          <table:table-cell table:style-name="ce19" table:formula="of:=IF([DataDefsMstr.F217]=&quot;&quot;;&quot;&quot;;[DataDefsMstr.F217])" office:value-type="string" office:string-value="Text">
            <text:p>Text</text:p>
          </table:table-cell>
          <table:table-cell table:style-name="ce34" table:formula="of:=IF([DataDefsMstr.G217]=&quot;&quot;;&quot;&quot;;[DataDefsMstr.G217])" office:value-type="string" office:string-value="Name (Task, from Edit ToDo item screen (TaskType = 0), Description of correspondence, from Edit Correspondence screen (TaskType = 1))">
            <text:p>Name (Task, from Edit ToDo item screen (TaskType = 0), Description of correspondence, from Edit Correspondence screen (TaskType = 1))</text:p>
          </table:table-cell>
          <table:table-cell table:number-columns-repeated="1017"/>
        </table:table-row>
        <table:table-row table:style-name="ro3">
          <table:table-cell table:style-name="ce12" table:formula="of:=IF([DataDefsMstr.A237]=&quot;&quot;;&quot;&quot;;[DataDefsMstr.A237])" office:value-type="float" office:value="253">
            <text:p>253</text:p>
          </table:table-cell>
          <table:table-cell table:style-name="ce16" table:formula="of:=IF([DataDefsMstr.B237]=&quot;&quot;;&quot;&quot;;[DataDefsMstr.B237])" office:value-type="string" office:string-value="SourceTable">
            <text:p>SourceTable</text:p>
          </table:table-cell>
          <table:table-cell table:style-name="ce19" table:formula="of:=IF([DataDefsMstr.C237]=&quot;&quot;;&quot;&quot;;[DataDefsMstr.C237])" office:value-type="string" office:string-value="Name">
            <text:p>Name</text:p>
          </table:table-cell>
          <table:table-cell table:style-name="ce22" table:formula="of:=IF([DataDefsMstr.D237]=&quot;&quot;;&quot;&quot;;[DataDefsMstr.D237])" office:value-type="string" office:string-value="T,RM">
            <text:p>T,RM</text:p>
          </table:table-cell>
          <table:table-cell table:style-name="ce19" table:formula="of:=IF([DataDefsMstr.E237]=&quot;&quot;;&quot;&quot;;[DataDefsMstr.E237])">
            <text:p/>
          </table:table-cell>
          <table:table-cell table:style-name="ce19" table:formula="of:=IF([DataDefsMstr.F237]=&quot;&quot;;&quot;&quot;;[DataDefsMstr.F237])" office:value-type="string" office:string-value="Text">
            <text:p>Text</text:p>
          </table:table-cell>
          <table:table-cell table:style-name="ce34" table:formula="of:=IF([DataDefsMstr.G237]=&quot;&quot;;&quot;&quot;;[DataDefsMstr.G237])" office:value-type="string" office:string-value="Name to be displayed in the master source, from Edit Source screen">
            <text:p>Name to be displayed in the master source, from Edit Source screen</text:p>
          </table:table-cell>
          <table:table-cell table:number-columns-repeated="1017"/>
        </table:table-row>
        <table:table-row table:style-name="ro3">
          <table:table-cell table:style-name="ce12" table:formula="of:=IF([DataDefsMstr.A246]=&quot;&quot;;&quot;&quot;;[DataDefsMstr.A246])" office:value-type="float" office:value="263">
            <text:p>263</text:p>
          </table:table-cell>
          <table:table-cell table:style-name="ce16" table:formula="of:=IF([DataDefsMstr.B246]=&quot;&quot;;&quot;&quot;;[DataDefsMstr.B246])" office:value-type="string" office:string-value="SourceTemplateTable">
            <text:p>SourceTemplateTable</text:p>
          </table:table-cell>
          <table:table-cell table:style-name="ce19" table:formula="of:=IF([DataDefsMstr.C246]=&quot;&quot;;&quot;&quot;;[DataDefsMstr.C246])" office:value-type="string" office:string-value="Name">
            <text:p>Name</text:p>
          </table:table-cell>
          <table:table-cell table:style-name="ce22" table:formula="of:=IF([DataDefsMstr.D246]=&quot;&quot;;&quot;&quot;;[DataDefsMstr.D246])" office:value-type="string" office:string-value="T,RM">
            <text:p>T,RM</text:p>
          </table:table-cell>
          <table:table-cell table:style-name="ce19" table:formula="of:=IF([DataDefsMstr.E246]=&quot;&quot;;&quot;&quot;;[DataDefsMstr.E246])">
            <text:p/>
          </table:table-cell>
          <table:table-cell table:style-name="ce19" table:formula="of:=IF([DataDefsMstr.F246]=&quot;&quot;;&quot;&quot;;[DataDefsMstr.F246])" office:value-type="string" office:string-value="Text">
            <text:p>Text</text:p>
          </table:table-cell>
          <table:table-cell table:style-name="ce34" table:formula="of:=IF([DataDefsMstr.G246]=&quot;&quot;;&quot;&quot;;[DataDefsMstr.G246])" office:value-type="string" office:string-value="Name of this source type, from Source Templates screen">
            <text:p>Name of this source type, from Source Templates screen</text:p>
          </table:table-cell>
          <table:table-cell table:number-columns-repeated="1017"/>
        </table:table-row>
        <table:table-row table:style-name="ro4">
          <table:table-cell table:style-name="ce12" table:formula="of:=IF([DataDefsMstr.A162]=&quot;&quot;;&quot;&quot;;[DataDefsMstr.A162])" office:value-type="float" office:value="173">
            <text:p>173</text:p>
          </table:table-cell>
          <table:table-cell table:style-name="ce16" table:formula="of:=IF([DataDefsMstr.B162]=&quot;&quot;;&quot;&quot;;[DataDefsMstr.B162])" office:value-type="string" office:string-value="NameTable">
            <text:p>NameTable</text:p>
          </table:table-cell>
          <table:table-cell table:style-name="ce20" table:formula="of:=IF([DataDefsMstr.C162]=&quot;&quot;;&quot;&quot;;[DataDefsMstr.C162])" office:value-type="string" office:string-value="NameID">
            <text:p>NameID</text:p>
          </table:table-cell>
          <table:table-cell table:style-name="ce22" table:formula="of:=IF([DataDefsMstr.D162]=&quot;&quot;;&quot;&quot;;[DataDefsMstr.D162])" office:value-type="string" office:string-value="I">
            <text:p>I</text:p>
          </table:table-cell>
          <table:table-cell table:style-name="ce31" table:formula="of:=IF([DataDefsMstr.E162]=&quot;&quot;;&quot;&quot;;[DataDefsMstr.E162])" office:value-type="string" office:string-value="PRIMARY">
            <text:p>PRIMARY</text:p>
          </table:table-cell>
          <table:table-cell table:style-name="ce31" table:formula="of:=IF([DataDefsMstr.F162]=&quot;&quot;;&quot;&quot;;[DataDefsMstr.F162])" office:value-type="string" office:string-value="1,2,3...">
            <text:p>1,2,3...</text:p>
          </table:table-cell>
          <table:table-cell table:style-name="ce36" table:formula="of:=IF([DataDefsMstr.G162]=&quot;&quot;;&quot;&quot;;[DataDefsMstr.G162])" office:value-type="string" office:string-value="Record Identification Number, unique. PersonTable.PersonID relates to NameID or to OwnerID. ">
            <text:p>Record Identification Number, unique. PersonTable.PersonID relates to NameID or to OwnerID. </text:p>
          </table:table-cell>
          <table:table-cell table:number-columns-repeated="1017"/>
        </table:table-row>
        <table:table-row table:style-name="ro6">
          <table:table-cell table:style-name="ce12" table:formula="of:=IF([DataDefsMstr.A169]=&quot;&quot;;&quot;&quot;;[DataDefsMstr.A169])" office:value-type="float" office:value="180">
            <text:p>180</text:p>
          </table:table-cell>
          <table:table-cell table:style-name="ce16" table:formula="of:=IF([DataDefsMstr.B169]=&quot;&quot;;&quot;&quot;;[DataDefsMstr.B169])" office:value-type="string" office:string-value="NameTable">
            <text:p>NameTable</text:p>
          </table:table-cell>
          <table:table-cell table:style-name="ce20" table:formula="of:=IF([DataDefsMstr.C169]=&quot;&quot;;&quot;&quot;;[DataDefsMstr.C169])" office:value-type="string" office:string-value="NameType">
            <text:p>NameType</text:p>
          </table:table-cell>
          <table:table-cell table:style-name="ce22" table:formula="of:=IF([DataDefsMstr.D169]=&quot;&quot;;&quot;&quot;;[DataDefsMstr.D169])" office:value-type="string" office:string-value="I">
            <text:p>I</text:p>
          </table:table-cell>
          <table:table-cell table:style-name="ce31" table:formula="of:=IF([DataDefsMstr.E169]=&quot;&quot;;&quot;&quot;;[DataDefsMstr.E169])">
            <text:p/>
          </table:table-cell>
          <table:table-cell table:style-name="ce31" table:formula="of:=IF([DataDefsMstr.F169]=&quot;&quot;;&quot;&quot;;[DataDefsMstr.F169])" office:value-type="string" office:string-value="0,1,2,...">
            <text:p>0,1,2,...</text:p>
          </table:table-cell>
          <table:table-cell table:style-name="ce36" table:formula="of:=IF([DataDefsMstr.G169]=&quot;&quot;;&quot;&quot;;[DataDefsMstr.G169])" office:value-type="string" office:string-value="0 if the first name assigned to person; if Alternate Name, 0-7 corresponding to Edit Person Alternate Name Fact edit screen Name Type listbox list null|AKA|Birth|Immigrant|Maiden|Married|Nickname|Other spelling. ">
            <text:p>0 if the first name assigned to person; if Alternate Name, 0-7 corresponding to Edit Person Alternate Name Fact edit screen Name Type listbox list null|AKA|Birth|Immigrant|Maiden|Married|Nickname|Other spelling. </text:p>
          </table:table-cell>
          <table:table-cell table:number-columns-repeated="1017"/>
        </table:table-row>
        <table:table-row table:style-name="ro2">
          <table:table-cell table:style-name="ce12" table:formula="of:=IF([DataDefsMstr.A168]=&quot;&quot;;&quot;&quot;;[DataDefsMstr.A168])" office:value-type="float" office:value="179">
            <text:p>179</text:p>
          </table:table-cell>
          <table:table-cell table:style-name="ce16" table:formula="of:=IF([DataDefsMstr.B168]=&quot;&quot;;&quot;&quot;;[DataDefsMstr.B168])" office:value-type="string" office:string-value="NameTable">
            <text:p>NameTable</text:p>
          </table:table-cell>
          <table:table-cell table:style-name="ce20" table:formula="of:=IF([DataDefsMstr.C168]=&quot;&quot;;&quot;&quot;;[DataDefsMstr.C168])" office:value-type="string" office:string-value="Nickname">
            <text:p>Nickname</text:p>
          </table:table-cell>
          <table:table-cell table:style-name="ce22" table:formula="of:=IF([DataDefsMstr.D168]=&quot;&quot;;&quot;&quot;;[DataDefsMstr.D168])" office:value-type="string" office:string-value="T,RM">
            <text:p>T,RM</text:p>
          </table:table-cell>
          <table:table-cell table:style-name="ce31" table:formula="of:=IF([DataDefsMstr.E168]=&quot;&quot;;&quot;&quot;;[DataDefsMstr.E168])">
            <text:p/>
          </table:table-cell>
          <table:table-cell table:style-name="ce31" table:formula="of:=IF([DataDefsMstr.F168]=&quot;&quot;;&quot;&quot;;[DataDefsMstr.F168])" office:value-type="string" office:string-value="freeform text">
            <text:p>freeform text</text:p>
          </table:table-cell>
          <table:table-cell table:style-name="ce36" table:formula="of:=IF([DataDefsMstr.G168]=&quot;&quot;;&quot;&quot;;[DataDefsMstr.G168])" office:value-type="string" office:string-value="Nickname">
            <text:p>Nickname</text:p>
          </table:table-cell>
          <table:table-cell table:number-columns-repeated="1017"/>
        </table:table-row>
        <table:table-row table:style-name="ro4">
          <table:table-cell table:style-name="ce12" table:formula="of:=IF([DataDefsMstr.A204]=&quot;&quot;;&quot;&quot;;[DataDefsMstr.A204])" office:value-type="float" office:value="217">
            <text:p>217</text:p>
          </table:table-cell>
          <table:table-cell table:style-name="ce16" table:formula="of:=IF([DataDefsMstr.B204]=&quot;&quot;;&quot;&quot;;[DataDefsMstr.B204])" office:value-type="string" office:string-value="PlaceTable">
            <text:p>PlaceTable</text:p>
          </table:table-cell>
          <table:table-cell table:style-name="ce19" table:formula="of:=IF([DataDefsMstr.C204]=&quot;&quot;;&quot;&quot;;[DataDefsMstr.C204])" office:value-type="string" office:string-value="Normalized">
            <text:p>Normalized</text:p>
          </table:table-cell>
          <table:table-cell table:style-name="ce22" table:formula="of:=IF([DataDefsMstr.D204]=&quot;&quot;;&quot;&quot;;[DataDefsMstr.D204])" office:value-type="string" office:string-value="T">
            <text:p>T</text:p>
          </table:table-cell>
          <table:table-cell table:style-name="ce19" table:formula="of:=IF([DataDefsMstr.E204]=&quot;&quot;;&quot;&quot;;[DataDefsMstr.E204])">
            <text:p/>
          </table:table-cell>
          <table:table-cell table:style-name="ce19" table:formula="of:=IF([DataDefsMstr.F204]=&quot;&quot;;&quot;&quot;;[DataDefsMstr.F204])" office:value-type="string" office:string-value="Text or Null">
            <text:p>Text or Null</text:p>
          </table:table-cell>
          <table:table-cell table:style-name="ce34" table:formula="of:=IF([DataDefsMstr.G204]=&quot;&quot;;&quot;&quot;;[DataDefsMstr.G204])" office:value-type="string" office:string-value="Normalized (Standardized place name, from Edit Place screen (PlaceType = 0), NULL (PlaceType = 1), NULL (PlaceType = 2))">
            <text:p>Normalized (Standardized place name, from Edit Place screen (PlaceType = 0), NULL (PlaceType = 1), NULL (PlaceType = 2))</text:p>
          </table:table-cell>
          <table:table-cell table:number-columns-repeated="1017"/>
        </table:table-row>
        <table:table-row table:style-name="ro3">
          <table:table-cell table:style-name="ce12" table:formula="of:=IF([DataDefsMstr.A26]=&quot;&quot;;&quot;&quot;;[DataDefsMstr.A26])" office:value-type="float" office:value="24">
            <text:p>24</text:p>
          </table:table-cell>
          <table:table-cell table:style-name="ce16" table:formula="of:=IF([DataDefsMstr.B26]=&quot;&quot;;&quot;&quot;;[DataDefsMstr.B26])" office:value-type="string" office:string-value="AddressTable">
            <text:p>AddressTable</text:p>
          </table:table-cell>
          <table:table-cell table:style-name="ce19" table:formula="of:=IF([DataDefsMstr.C26]=&quot;&quot;;&quot;&quot;;[DataDefsMstr.C26])" office:value-type="string" office:string-value="Note">
            <text:p>Note</text:p>
          </table:table-cell>
          <table:table-cell table:style-name="ce22" table:formula="of:=IF([DataDefsMstr.D26]=&quot;&quot;;&quot;&quot;;[DataDefsMstr.D26])" office:value-type="string" office:string-value="B">
            <text:p>B</text:p>
          </table:table-cell>
          <table:table-cell table:style-name="ce19" table:formula="of:=IF([DataDefsMstr.E26]=&quot;&quot;;&quot;&quot;;[DataDefsMstr.E26])">
            <text:p/>
          </table:table-cell>
          <table:table-cell table:style-name="ce19" table:formula="of:=IF([DataDefsMstr.F26]=&quot;&quot;;&quot;&quot;;[DataDefsMstr.F26])" office:value-type="string" office:string-value="Text">
            <text:p>Text</text:p>
          </table:table-cell>
          <table:table-cell table:style-name="ce34" table:formula="of:=IF([DataDefsMstr.G26]=&quot;&quot;;&quot;&quot;;[DataDefsMstr.G26])" office:value-type="string" office:string-value="Notes, from Edit Address screen or Edit Repository screen">
            <text:p>Notes, from Edit Address screen or Edit Repository screen</text:p>
          </table:table-cell>
          <table:table-cell table:number-columns-repeated="1017"/>
        </table:table-row>
        <table:table-row table:style-name="ro2">
          <table:table-cell table:style-name="ce12" table:formula="of:=IF([DataDefsMstr.A37]=&quot;&quot;;&quot;&quot;;[DataDefsMstr.A37])" office:value-type="float" office:value="36">
            <text:p>36</text:p>
          </table:table-cell>
          <table:table-cell table:style-name="ce16" table:formula="of:=IF([DataDefsMstr.B37]=&quot;&quot;;&quot;&quot;;[DataDefsMstr.B37])" office:value-type="string" office:string-value="ChildTable">
            <text:p>ChildTable</text:p>
          </table:table-cell>
          <table:table-cell table:style-name="ce19" table:formula="of:=IF([DataDefsMstr.C37]=&quot;&quot;;&quot;&quot;;[DataDefsMstr.C37])" office:value-type="string" office:string-value="Note">
            <text:p>Note</text:p>
          </table:table-cell>
          <table:table-cell table:style-name="ce22" table:formula="of:=IF([DataDefsMstr.D37]=&quot;&quot;;&quot;&quot;;[DataDefsMstr.D37])" office:value-type="string" office:string-value="B">
            <text:p>B</text:p>
          </table:table-cell>
          <table:table-cell table:style-name="ce19" table:formula="of:=IF([DataDefsMstr.E37]=&quot;&quot;;&quot;&quot;;[DataDefsMstr.E37])">
            <text:p/>
          </table:table-cell>
          <table:table-cell table:style-name="ce19" table:formula="of:=IF([DataDefsMstr.F37]=&quot;&quot;;&quot;&quot;;[DataDefsMstr.F37])" office:value-type="string" office:string-value="freeform text">
            <text:p>freeform text</text:p>
          </table:table-cell>
          <table:table-cell table:style-name="ce34" table:formula="of:=IF([DataDefsMstr.G37]=&quot;&quot;;&quot;&quot;;[DataDefsMstr.G37])" office:value-type="string" office:string-value="Unused?">
            <text:p>Unused?</text:p>
          </table:table-cell>
          <table:table-cell table:number-columns-repeated="1017"/>
        </table:table-row>
        <table:table-row table:style-name="ro2">
          <table:table-cell table:style-name="ce12" table:formula="of:=IF([DataDefsMstr.A75]=&quot;&quot;;&quot;&quot;;[DataDefsMstr.A75])" office:value-type="float" office:value="77">
            <text:p>77</text:p>
          </table:table-cell>
          <table:table-cell table:style-name="ce16" table:formula="of:=IF([DataDefsMstr.B75]=&quot;&quot;;&quot;&quot;;[DataDefsMstr.B75])" office:value-type="string" office:string-value="EventTable">
            <text:p>EventTable</text:p>
          </table:table-cell>
          <table:table-cell table:style-name="ce19" table:formula="of:=IF([DataDefsMstr.C75]=&quot;&quot;;&quot;&quot;;[DataDefsMstr.C75])" office:value-type="string" office:string-value="Note">
            <text:p>Note</text:p>
          </table:table-cell>
          <table:table-cell table:style-name="ce22" table:formula="of:=IF([DataDefsMstr.D75]=&quot;&quot;;&quot;&quot;;[DataDefsMstr.D75])" office:value-type="string" office:string-value="B">
            <text:p>B</text:p>
          </table:table-cell>
          <table:table-cell table:style-name="ce19" table:formula="of:=IF([DataDefsMstr.E75]=&quot;&quot;;&quot;&quot;;[DataDefsMstr.E75])">
            <text:p/>
          </table:table-cell>
          <table:table-cell table:style-name="ce19" table:formula="of:=IF([DataDefsMstr.F75]=&quot;&quot;;&quot;&quot;;[DataDefsMstr.F75])" office:value-type="string" office:string-value="Null or text">
            <text:p>Null or text</text:p>
          </table:table-cell>
          <table:table-cell table:style-name="ce34" table:formula="of:=IF([DataDefsMstr.G75]=&quot;&quot;;&quot;&quot;;[DataDefsMstr.G75])" office:value-type="string" office:string-value="Content of Note in fact/event pane of Edit Person.">
            <text:p>Content of Note in fact/event pane of Edit Person.</text:p>
          </table:table-cell>
          <table:table-cell table:number-columns-repeated="1017"/>
        </table:table-row>
        <table:table-row table:style-name="ro2">
          <table:table-cell table:style-name="ce12" table:formula="of:=IF([DataDefsMstr.A107]=&quot;&quot;;&quot;&quot;;[DataDefsMstr.A107])" office:value-type="float" office:value="112">
            <text:p>112</text:p>
          </table:table-cell>
          <table:table-cell table:style-name="ce16" table:formula="of:=IF([DataDefsMstr.B107]=&quot;&quot;;&quot;&quot;;[DataDefsMstr.B107])" office:value-type="string" office:string-value="FamilyTable">
            <text:p>FamilyTable</text:p>
          </table:table-cell>
          <table:table-cell table:style-name="ce19" table:formula="of:=IF([DataDefsMstr.C107]=&quot;&quot;;&quot;&quot;;[DataDefsMstr.C107])" office:value-type="string" office:string-value="Note">
            <text:p>Note</text:p>
          </table:table-cell>
          <table:table-cell table:style-name="ce22" table:formula="of:=IF([DataDefsMstr.D107]=&quot;&quot;;&quot;&quot;;[DataDefsMstr.D107])" office:value-type="string" office:string-value="B">
            <text:p>B</text:p>
          </table:table-cell>
          <table:table-cell table:style-name="ce19" table:formula="of:=IF([DataDefsMstr.E107]=&quot;&quot;;&quot;&quot;;[DataDefsMstr.E107])">
            <text:p/>
          </table:table-cell>
          <table:table-cell table:style-name="ce19" table:formula="of:=IF([DataDefsMstr.F107]=&quot;&quot;;&quot;&quot;;[DataDefsMstr.F107])" office:value-type="string" office:string-value="Text">
            <text:p>Text</text:p>
          </table:table-cell>
          <table:table-cell table:style-name="ce34" table:formula="of:=IF([DataDefsMstr.G107]=&quot;&quot;;&quot;&quot;;[DataDefsMstr.G107])" office:value-type="string" office:string-value="Note, from Edit Person screen">
            <text:p>Note, from Edit Person screen</text:p>
          </table:table-cell>
          <table:table-cell table:number-columns-repeated="1017"/>
        </table:table-row>
        <table:table-row table:style-name="ro2">
          <table:table-cell table:style-name="ce12" table:formula="of:=IF([DataDefsMstr.A129]=&quot;&quot;;&quot;&quot;;[DataDefsMstr.A129])" office:value-type="float" office:value="137">
            <text:p>137</text:p>
          </table:table-cell>
          <table:table-cell table:style-name="ce16" table:formula="of:=IF([DataDefsMstr.B129]=&quot;&quot;;&quot;&quot;;[DataDefsMstr.B129])" office:value-type="string" office:string-value="LinkTable">
            <text:p>LinkTable</text:p>
          </table:table-cell>
          <table:table-cell table:style-name="ce19" table:formula="of:=IF([DataDefsMstr.C129]=&quot;&quot;;&quot;&quot;;[DataDefsMstr.C129])" office:value-type="string" office:string-value="Note">
            <text:p>Note</text:p>
          </table:table-cell>
          <table:table-cell table:style-name="ce22" table:formula="of:=IF([DataDefsMstr.D129]=&quot;&quot;;&quot;&quot;;[DataDefsMstr.D129])" office:value-type="string" office:string-value="B">
            <text:p>B</text:p>
          </table:table-cell>
          <table:table-cell table:style-name="ce19" table:formula="of:=IF([DataDefsMstr.E129]=&quot;&quot;;&quot;&quot;;[DataDefsMstr.E129])">
            <text:p/>
          </table:table-cell>
          <table:table-cell table:style-name="ce19" table:formula="of:=IF([DataDefsMstr.F129]=&quot;&quot;;&quot;&quot;;[DataDefsMstr.F129])">
            <text:p/>
          </table:table-cell>
          <table:table-cell table:style-name="ce35" table:formula="of:=IF([DataDefsMstr.G129]=&quot;&quot;;&quot;&quot;;[DataDefsMstr.G129])" office:value-type="string" office:string-value="table currently used for nFS?">
            <text:p>table currently used for nFS?</text:p>
          </table:table-cell>
          <table:table-cell table:number-columns-repeated="1017"/>
        </table:table-row>
        <table:table-row table:style-name="ro2">
          <table:table-cell table:style-name="ce12" table:formula="of:=IF([DataDefsMstr.A146]=&quot;&quot;;&quot;&quot;;[DataDefsMstr.A146])" office:value-type="float" office:value="155">
            <text:p>155</text:p>
          </table:table-cell>
          <table:table-cell table:style-name="ce16" table:formula="of:=IF([DataDefsMstr.B146]=&quot;&quot;;&quot;&quot;;[DataDefsMstr.B146])" office:value-type="string" office:string-value="MediaLinkTable">
            <text:p>MediaLinkTable</text:p>
          </table:table-cell>
          <table:table-cell table:style-name="ce19" table:formula="of:=IF([DataDefsMstr.C146]=&quot;&quot;;&quot;&quot;;[DataDefsMstr.C146])" office:value-type="string" office:string-value="Note">
            <text:p>Note</text:p>
          </table:table-cell>
          <table:table-cell table:style-name="ce22" table:formula="of:=IF([DataDefsMstr.D146]=&quot;&quot;;&quot;&quot;;[DataDefsMstr.D146])" office:value-type="string" office:string-value="T">
            <text:p>T</text:p>
          </table:table-cell>
          <table:table-cell table:style-name="ce19" table:formula="of:=IF([DataDefsMstr.E146]=&quot;&quot;;&quot;&quot;;[DataDefsMstr.E146])">
            <text:p/>
          </table:table-cell>
          <table:table-cell table:style-name="ce19" table:formula="of:=IF([DataDefsMstr.F146]=&quot;&quot;;&quot;&quot;;[DataDefsMstr.F146])" office:value-type="string" office:string-value="Null">
            <text:p>Null</text:p>
          </table:table-cell>
          <table:table-cell table:style-name="ce34" table:formula="of:=IF([DataDefsMstr.G146]=&quot;&quot;;&quot;&quot;;[DataDefsMstr.G146])" office:value-type="string" office:string-value="Note, not currently used?">
            <text:p>Note, not currently used?</text:p>
          </table:table-cell>
          <table:table-cell table:number-columns-repeated="1017"/>
        </table:table-row>
        <table:table-row table:style-name="ro8">
          <table:table-cell table:style-name="ce12" table:formula="of:=IF([DataDefsMstr.A177]=&quot;&quot;;&quot;&quot;;[DataDefsMstr.A177])" office:value-type="float" office:value="188">
            <text:p>188</text:p>
          </table:table-cell>
          <table:table-cell table:style-name="ce16" table:formula="of:=IF([DataDefsMstr.B177]=&quot;&quot;;&quot;&quot;;[DataDefsMstr.B177])" office:value-type="string" office:string-value="NameTable">
            <text:p>NameTable</text:p>
          </table:table-cell>
          <table:table-cell table:style-name="ce20" table:formula="of:=IF([DataDefsMstr.C177]=&quot;&quot;;&quot;&quot;;[DataDefsMstr.C177])" office:value-type="string" office:string-value="Note">
            <text:p>Note</text:p>
          </table:table-cell>
          <table:table-cell table:style-name="ce22" table:formula="of:=IF([DataDefsMstr.D177]=&quot;&quot;;&quot;&quot;;[DataDefsMstr.D177])" office:value-type="string" office:string-value="B">
            <text:p>B</text:p>
          </table:table-cell>
          <table:table-cell table:style-name="ce31" table:formula="of:=IF([DataDefsMstr.E177]=&quot;&quot;;&quot;&quot;;[DataDefsMstr.E177])">
            <text:p/>
          </table:table-cell>
          <table:table-cell table:style-name="ce31" table:formula="of:=IF([DataDefsMstr.F177]=&quot;&quot;;&quot;&quot;;[DataDefsMstr.F177])" office:value-type="string" office:string-value="Text with basic formatting tags">
            <text:p>Text with basic formatting tags</text:p>
          </table:table-cell>
          <table:table-cell table:style-name="ce36" table:formula="of:=IF([DataDefsMstr.G177]=&quot;&quot;;&quot;&quot;;[DataDefsMstr.G177])" office:value-type="string" office:string-value="At least two sources:&#10; 1. If Alternate Name, from the Notes Editor under the fact Alternate Name &gt; Details.&#10; 2. If primary name, holds  the contents of a Note structure embedded in the imported GEDCOM record for INDIVIDUAL instead of in the NOTE record. Not visible in RM4 app?">
            <text:p>At least two sources:</text:p>
            <text:p><text:s/>1. If Alternate Name, from the Notes Editor under the fact Alternate Name &gt; Details.</text:p>
            <text:p><text:s/>2. If primary name, holds <text:s/>the contents of a Note structure embedded in the imported GEDCOM record for INDIVIDUAL instead of in the NOTE record. Not visible in RM4 app?</text:p>
          </table:table-cell>
          <table:table-cell table:number-columns-repeated="1017"/>
        </table:table-row>
        <table:table-row table:style-name="ro2">
          <table:table-cell table:style-name="ce12" table:formula="of:=IF([DataDefsMstr.A199]=&quot;&quot;;&quot;&quot;;[DataDefsMstr.A199])" office:value-type="float" office:value="211">
            <text:p>211</text:p>
          </table:table-cell>
          <table:table-cell table:style-name="ce16" table:formula="of:=IF([DataDefsMstr.B199]=&quot;&quot;;&quot;&quot;;[DataDefsMstr.B199])" office:value-type="string" office:string-value="PersonTable">
            <text:p>PersonTable</text:p>
          </table:table-cell>
          <table:table-cell table:style-name="ce19" table:formula="of:=IF([DataDefsMstr.C199]=&quot;&quot;;&quot;&quot;;[DataDefsMstr.C199])" office:value-type="string" office:string-value="Note">
            <text:p>Note</text:p>
          </table:table-cell>
          <table:table-cell table:style-name="ce22" table:formula="of:=IF([DataDefsMstr.D199]=&quot;&quot;;&quot;&quot;;[DataDefsMstr.D199])" office:value-type="string" office:string-value="B">
            <text:p>B</text:p>
          </table:table-cell>
          <table:table-cell table:style-name="ce19" table:formula="of:=IF([DataDefsMstr.E199]=&quot;&quot;;&quot;&quot;;[DataDefsMstr.E199])">
            <text:p/>
          </table:table-cell>
          <table:table-cell table:style-name="ce19" table:formula="of:=IF([DataDefsMstr.F199]=&quot;&quot;;&quot;&quot;;[DataDefsMstr.F199])" office:value-type="string" office:string-value="Text">
            <text:p>Text</text:p>
          </table:table-cell>
          <table:table-cell table:style-name="ce34" table:formula="of:=IF([DataDefsMstr.G199]=&quot;&quot;;&quot;&quot;;[DataDefsMstr.G199])" office:value-type="string" office:string-value="Note, from Edit Person screen">
            <text:p>Note, from Edit Person screen</text:p>
          </table:table-cell>
          <table:table-cell table:number-columns-repeated="1017"/>
        </table:table-row>
        <table:table-row table:style-name="ro4">
          <table:table-cell table:style-name="ce12" table:formula="of:=IF([DataDefsMstr.A209]=&quot;&quot;;&quot;&quot;;[DataDefsMstr.A209])" office:value-type="float" office:value="222">
            <text:p>222</text:p>
          </table:table-cell>
          <table:table-cell table:style-name="ce16" table:formula="of:=IF([DataDefsMstr.B209]=&quot;&quot;;&quot;&quot;;[DataDefsMstr.B209])" office:value-type="string" office:string-value="PlaceTable">
            <text:p>PlaceTable</text:p>
          </table:table-cell>
          <table:table-cell table:style-name="ce19" table:formula="of:=IF([DataDefsMstr.C209]=&quot;&quot;;&quot;&quot;;[DataDefsMstr.C209])" office:value-type="string" office:string-value="Note">
            <text:p>Note</text:p>
          </table:table-cell>
          <table:table-cell table:style-name="ce22" table:formula="of:=IF([DataDefsMstr.D209]=&quot;&quot;;&quot;&quot;;[DataDefsMstr.D209])" office:value-type="string" office:string-value="B">
            <text:p>B</text:p>
          </table:table-cell>
          <table:table-cell table:style-name="ce19" table:formula="of:=IF([DataDefsMstr.E209]=&quot;&quot;;&quot;&quot;;[DataDefsMstr.E209])">
            <text:p/>
          </table:table-cell>
          <table:table-cell table:style-name="ce19" table:formula="of:=IF([DataDefsMstr.F209]=&quot;&quot;;&quot;&quot;;[DataDefsMstr.F209])" office:value-type="string" office:string-value="Text or Null">
            <text:p>Text or Null</text:p>
          </table:table-cell>
          <table:table-cell table:style-name="ce34" table:formula="of:=IF([DataDefsMstr.G209]=&quot;&quot;;&quot;&quot;;[DataDefsMstr.G209])" office:value-type="string" office:string-value="Note (Place note, from Edit Place screen (PlaceType = 0), &#10;NULL (PlaceType = 1), &#10;Place details note, from Edit Place Details screen (PlaceType = 2))">
            <text:p>Note (Place note, from Edit Place screen (PlaceType = 0), </text:p>
            <text:p>NULL (PlaceType = 1), </text:p>
            <text:p>Place details note, from Edit Place Details screen (PlaceType = 2))</text:p>
          </table:table-cell>
          <table:table-cell table:number-columns-repeated="1017"/>
        </table:table-row>
        <table:table-row table:style-name="ro2">
          <table:table-cell table:style-name="ce12" table:formula="of:=IF([DataDefsMstr.A261]=&quot;&quot;;&quot;&quot;;[DataDefsMstr.A261])" office:value-type="float" office:value="279">
            <text:p>279</text:p>
          </table:table-cell>
          <table:table-cell table:style-name="ce16" table:formula="of:=IF([DataDefsMstr.B261]=&quot;&quot;;&quot;&quot;;[DataDefsMstr.B261])" office:value-type="string" office:string-value="WitnessTable">
            <text:p>WitnessTable</text:p>
          </table:table-cell>
          <table:table-cell table:style-name="ce19" table:formula="of:=IF([DataDefsMstr.C261]=&quot;&quot;;&quot;&quot;;[DataDefsMstr.C261])" office:value-type="string" office:string-value="Note">
            <text:p>Note</text:p>
          </table:table-cell>
          <table:table-cell table:style-name="ce22" table:formula="of:=IF([DataDefsMstr.D261]=&quot;&quot;;&quot;&quot;;[DataDefsMstr.D261])" office:value-type="string" office:string-value="B">
            <text:p>B</text:p>
          </table:table-cell>
          <table:table-cell table:style-name="ce19" table:formula="of:=IF([DataDefsMstr.E261]=&quot;&quot;;&quot;&quot;;[DataDefsMstr.E261])">
            <text:p/>
          </table:table-cell>
          <table:table-cell table:style-name="ce19" table:formula="of:=IF([DataDefsMstr.F261]=&quot;&quot;;&quot;&quot;;[DataDefsMstr.F261])" office:value-type="string" office:string-value="Text or Null">
            <text:p>Text or Null</text:p>
          </table:table-cell>
          <table:table-cell table:style-name="ce34" table:formula="of:=IF([DataDefsMstr.G261]=&quot;&quot;;&quot;&quot;;[DataDefsMstr.G261])" office:value-type="string" office:string-value="Note, from Edit shared event screen">
            <text:p>Note, from Edit shared event screen</text:p>
          </table:table-cell>
          <table:table-cell table:number-columns-repeated="1017"/>
        </table:table-row>
        <table:table-row table:style-name="ro11">
          <table:table-cell table:style-name="ce12" table:formula="of:=IF([DataDefsMstr.A7]=&quot;&quot;;&quot;&quot;;[DataDefsMstr.A7])" office:value-type="float" office:value="4">
            <text:p>4</text:p>
          </table:table-cell>
          <table:table-cell table:style-name="ce16" table:formula="of:=IF([DataDefsMstr.B7]=&quot;&quot;;&quot;&quot;;[DataDefsMstr.B7])" office:value-type="string" office:string-value="AddressLinkTable">
            <text:p>AddressLinkTable</text:p>
          </table:table-cell>
          <table:table-cell table:style-name="ce19" table:formula="of:=IF([DataDefsMstr.C7]=&quot;&quot;;&quot;&quot;;[DataDefsMstr.C7])" office:value-type="string" office:string-value="OwnerID">
            <text:p>OwnerID</text:p>
          </table:table-cell>
          <table:table-cell table:style-name="ce22" table:formula="of:=IF([DataDefsMstr.D7]=&quot;&quot;;&quot;&quot;;[DataDefsMstr.D7])" office:value-type="string" office:string-value="I">
            <text:p>I</text:p>
          </table:table-cell>
          <table:table-cell table:style-name="ce19" table:formula="of:=IF([DataDefsMstr.E7]=&quot;&quot;;&quot;&quot;;[DataDefsMstr.E7])">
            <text:p/>
          </table:table-cell>
          <table:table-cell table:style-name="ce19" table:formula="of:=IF([DataDefsMstr.F7]=&quot;&quot;;&quot;&quot;;[DataDefsMstr.F7])" office:value-type="string" office:string-value="1,2,3...">
            <text:p>1,2,3...</text:p>
          </table:table-cell>
          <table:table-cell table:style-name="ce34" table:formula="of:=IF([DataDefsMstr.G7]=&quot;&quot;;&quot;&quot;;[DataDefsMstr.G7])" office:value-type="string" office:string-value="Owner Identification Number, linking to PersonID of PersonTable (OwnerType = 0), FamilyID of FamilyTable (OwnerType = 1), SourceID of SourceTable (OwnerType = 3), TaskID of ResearchTable (OwnerType = 6), Others? ">
            <text:p>Owner Identification Number, linking to PersonID of PersonTable (OwnerType = 0), FamilyID of FamilyTable (OwnerType = 1), SourceID of SourceTable (OwnerType = 3), TaskID of ResearchTable (OwnerType = 6), Others? </text:p>
          </table:table-cell>
          <table:table-cell table:number-columns-repeated="1017"/>
        </table:table-row>
        <table:table-row table:style-name="ro11">
          <table:table-cell table:style-name="ce12" table:formula="of:=IF([DataDefsMstr.A44]=&quot;&quot;;&quot;&quot;;[DataDefsMstr.A44])" office:value-type="float" office:value="44">
            <text:p>44</text:p>
          </table:table-cell>
          <table:table-cell table:style-name="ce16" table:formula="of:=IF([DataDefsMstr.B44]=&quot;&quot;;&quot;&quot;;[DataDefsMstr.B44])" office:value-type="string" office:string-value="CitationTable">
            <text:p>CitationTable</text:p>
          </table:table-cell>
          <table:table-cell table:style-name="ce19" table:formula="of:=IF([DataDefsMstr.C44]=&quot;&quot;;&quot;&quot;;[DataDefsMstr.C44])" office:value-type="string" office:string-value="OwnerID">
            <text:p>OwnerID</text:p>
          </table:table-cell>
          <table:table-cell table:style-name="ce22" table:formula="of:=IF([DataDefsMstr.D44]=&quot;&quot;;&quot;&quot;;[DataDefsMstr.D44])" office:value-type="string" office:string-value="I">
            <text:p>I</text:p>
          </table:table-cell>
          <table:table-cell table:style-name="ce19" table:formula="of:=IF([DataDefsMstr.E44]=&quot;&quot;;&quot;&quot;;[DataDefsMstr.E44])">
            <text:p/>
          </table:table-cell>
          <table:table-cell table:style-name="ce19" table:formula="of:=IF([DataDefsMstr.F44]=&quot;&quot;;&quot;&quot;;[DataDefsMstr.F44])" office:value-type="string" office:string-value="1,2,3...">
            <text:p>1,2,3...</text:p>
          </table:table-cell>
          <table:table-cell table:style-name="ce34" table:formula="of:=IF([DataDefsMstr.G44]=&quot;&quot;;&quot;&quot;;[DataDefsMstr.G44])" office:value-type="string" office:string-value="Owner Identification Number (linking to PersonID of PersonTable for OwnerType = 0, FamilyID of FamilyTable for OwnerType = 1, EventID of EventTable for OwnerType = 2, NameID of NameTable for OwnerType = 7)">
            <text:p>Owner Identification Number (linking to PersonID of PersonTable for OwnerType = 0, FamilyID of FamilyTable for OwnerType = 1, EventID of EventTable for OwnerType = 2, NameID of NameTable for OwnerType = 7)</text:p>
          </table:table-cell>
          <table:table-cell table:number-columns-repeated="1017"/>
        </table:table-row>
        <table:table-row table:style-name="ro2">
          <table:table-cell table:style-name="ce12" table:formula="of:=IF([DataDefsMstr.A62]=&quot;&quot;;&quot;&quot;;[DataDefsMstr.A62])" office:value-type="float" office:value="64">
            <text:p>64</text:p>
          </table:table-cell>
          <table:table-cell table:style-name="ce16" table:formula="of:=IF([DataDefsMstr.B62]=&quot;&quot;;&quot;&quot;;[DataDefsMstr.B62])" office:value-type="string" office:string-value="EventTable">
            <text:p>EventTable</text:p>
          </table:table-cell>
          <table:table-cell table:style-name="ce19" table:formula="of:=IF([DataDefsMstr.C62]=&quot;&quot;;&quot;&quot;;[DataDefsMstr.C62])" office:value-type="string" office:string-value="OwnerID">
            <text:p>OwnerID</text:p>
          </table:table-cell>
          <table:table-cell table:style-name="ce22" table:formula="of:=IF([DataDefsMstr.D62]=&quot;&quot;;&quot;&quot;;[DataDefsMstr.D62])" office:value-type="string" office:string-value="I">
            <text:p>I</text:p>
          </table:table-cell>
          <table:table-cell table:style-name="ce19" table:formula="of:=IF([DataDefsMstr.E62]=&quot;&quot;;&quot;&quot;;[DataDefsMstr.E62])">
            <text:p/>
          </table:table-cell>
          <table:table-cell table:style-name="ce19" table:formula="of:=IF([DataDefsMstr.F62]=&quot;&quot;;&quot;&quot;;[DataDefsMstr.F62])" office:value-type="string" office:string-value="1,2,3...">
            <text:p>1,2,3...</text:p>
          </table:table-cell>
          <table:table-cell table:style-name="ce34" table:formula="of:=IF([DataDefsMstr.G62]=&quot;&quot;;&quot;&quot;;[DataDefsMstr.G62])" office:value-type="string" office:string-value="PersonID in PersonTable or FamilyID in FamilyTable">
            <text:p>PersonID in PersonTable or FamilyID in FamilyTable</text:p>
          </table:table-cell>
          <table:table-cell table:number-columns-repeated="1017"/>
        </table:table-row>
        <table:table-row table:style-name="ro10">
          <table:table-cell table:style-name="ce12" table:formula="of:=IF([DataDefsMstr.A135]=&quot;&quot;;&quot;&quot;;[DataDefsMstr.A135])" office:value-type="float" office:value="144">
            <text:p>144</text:p>
          </table:table-cell>
          <table:table-cell table:style-name="ce16" table:formula="of:=IF([DataDefsMstr.B135]=&quot;&quot;;&quot;&quot;;[DataDefsMstr.B135])" office:value-type="string" office:string-value="MediaLinkTable">
            <text:p>MediaLinkTable</text:p>
          </table:table-cell>
          <table:table-cell table:style-name="ce19" table:formula="of:=IF([DataDefsMstr.C135]=&quot;&quot;;&quot;&quot;;[DataDefsMstr.C135])" office:value-type="string" office:string-value="OwnerID">
            <text:p>OwnerID</text:p>
          </table:table-cell>
          <table:table-cell table:style-name="ce22" table:formula="of:=IF([DataDefsMstr.D135]=&quot;&quot;;&quot;&quot;;[DataDefsMstr.D135])" office:value-type="string" office:string-value="I">
            <text:p>I</text:p>
          </table:table-cell>
          <table:table-cell table:style-name="ce19" table:formula="of:=IF([DataDefsMstr.E135]=&quot;&quot;;&quot;&quot;;[DataDefsMstr.E135])">
            <text:p/>
          </table:table-cell>
          <table:table-cell table:style-name="ce19" table:formula="of:=IF([DataDefsMstr.F135]=&quot;&quot;;&quot;&quot;;[DataDefsMstr.F135])" office:value-type="string" office:string-value="1,2,3...">
            <text:p>1,2,3...</text:p>
          </table:table-cell>
          <table:table-cell table:style-name="ce34" table:formula="of:=IF([DataDefsMstr.G135]=&quot;&quot;;&quot;&quot;;[DataDefsMstr.G135])" office:value-type="string" office:string-value="Owner Identification Number (Owner Identification Number, linking to PersonID of PersonTable for OwnerType=0, FamilyID of FamilyTable for OwnerType=1, EventID of EventTable for OwnerType=2,  SourceID of SourceTable for OwnerType=3, CitationID of CitationTable for OwnerType=4, PlaceID of PlaceTable for OwnerType=5)">
            <text:p>Owner Identification Number (Owner Identification Number, linking to PersonID of PersonTable for OwnerType=0, FamilyID of FamilyTable for OwnerType=1, EventID of EventTable for OwnerType=2, <text:s/>SourceID of SourceTable for OwnerType=3, CitationID of CitationTable for OwnerType=4, PlaceID of PlaceTable for OwnerType=5)</text:p>
          </table:table-cell>
          <table:table-cell table:number-columns-repeated="1017"/>
        </table:table-row>
        <table:table-row table:style-name="ro3">
          <table:table-cell table:style-name="ce12" table:formula="of:=IF([DataDefsMstr.A163]=&quot;&quot;;&quot;&quot;;[DataDefsMstr.A163])" office:value-type="float" office:value="174">
            <text:p>174</text:p>
          </table:table-cell>
          <table:table-cell table:style-name="ce16" table:formula="of:=IF([DataDefsMstr.B163]=&quot;&quot;;&quot;&quot;;[DataDefsMstr.B163])" office:value-type="string" office:string-value="NameTable">
            <text:p>NameTable</text:p>
          </table:table-cell>
          <table:table-cell table:style-name="ce20" table:formula="of:=IF([DataDefsMstr.C163]=&quot;&quot;;&quot;&quot;;[DataDefsMstr.C163])" office:value-type="string" office:string-value="OwnerID">
            <text:p>OwnerID</text:p>
          </table:table-cell>
          <table:table-cell table:style-name="ce22" table:formula="of:=IF([DataDefsMstr.D163]=&quot;&quot;;&quot;&quot;;[DataDefsMstr.D163])" office:value-type="string" office:string-value="I">
            <text:p>I</text:p>
          </table:table-cell>
          <table:table-cell table:style-name="ce31" table:formula="of:=IF([DataDefsMstr.E163]=&quot;&quot;;&quot;&quot;;[DataDefsMstr.E163])">
            <text:p/>
          </table:table-cell>
          <table:table-cell table:style-name="ce31" table:formula="of:=IF([DataDefsMstr.F163]=&quot;&quot;;&quot;&quot;;[DataDefsMstr.F163])" office:value-type="string" office:string-value="1,2,3...">
            <text:p>1,2,3...</text:p>
          </table:table-cell>
          <table:table-cell table:style-name="ce36" table:formula="of:=IF([DataDefsMstr.G163]=&quot;&quot;;&quot;&quot;;[DataDefsMstr.G163])" office:value-type="string" office:string-value="NameID of owner of name, thus 1 OwnerID can have multiple NameID's for Alternate Names.">
            <text:p>NameID of owner of name, thus 1 OwnerID can have multiple NameID's for Alternate Names.</text:p>
          </table:table-cell>
          <table:table-cell table:number-columns-repeated="1017"/>
        </table:table-row>
        <table:table-row table:style-name="ro4">
          <table:table-cell table:style-name="ce12" table:formula="of:=IF([DataDefsMstr.A214]=&quot;&quot;;&quot;&quot;;[DataDefsMstr.A214])" office:value-type="float" office:value="228">
            <text:p>228</text:p>
          </table:table-cell>
          <table:table-cell table:style-name="ce16" table:formula="of:=IF([DataDefsMstr.B214]=&quot;&quot;;&quot;&quot;;[DataDefsMstr.B214])" office:value-type="string" office:string-value="ResearchTable">
            <text:p>ResearchTable</text:p>
          </table:table-cell>
          <table:table-cell table:style-name="ce19" table:formula="of:=IF([DataDefsMstr.C214]=&quot;&quot;;&quot;&quot;;[DataDefsMstr.C214])" office:value-type="string" office:string-value="OwnerID">
            <text:p>OwnerID</text:p>
          </table:table-cell>
          <table:table-cell table:style-name="ce22" table:formula="of:=IF([DataDefsMstr.D214]=&quot;&quot;;&quot;&quot;;[DataDefsMstr.D214])" office:value-type="string" office:string-value="I">
            <text:p>I</text:p>
          </table:table-cell>
          <table:table-cell table:style-name="ce19" table:formula="of:=IF([DataDefsMstr.E214]=&quot;&quot;;&quot;&quot;;[DataDefsMstr.E214])">
            <text:p/>
          </table:table-cell>
          <table:table-cell table:style-name="ce19" table:formula="of:=IF([DataDefsMstr.F214]=&quot;&quot;;&quot;&quot;;[DataDefsMstr.F214])" office:value-type="string" office:string-value="0,1,2,...">
            <text:p>0,1,2,...</text:p>
          </table:table-cell>
          <table:table-cell table:style-name="ce34" table:formula="of:=IF([DataDefsMstr.G214]=&quot;&quot;;&quot;&quot;;[DataDefsMstr.G214])" office:value-type="string" office:string-value="Owner Identification Number (linking to PersonID of PersonTable (OwnerType = 0), linking to FamilyID of FamilyTable (OwnerType = 1), 0 (OwnerType = 8))">
            <text:p>Owner Identification Number (linking to PersonID of PersonTable (OwnerType = 0), linking to FamilyID of FamilyTable (OwnerType = 1), 0 (OwnerType = 8))</text:p>
          </table:table-cell>
          <table:table-cell table:number-columns-repeated="1017"/>
        </table:table-row>
        <table:table-row table:style-name="ro6">
          <table:table-cell table:style-name="ce12" table:formula="of:=IF([DataDefsMstr.A5]=&quot;&quot;;&quot;&quot;;[DataDefsMstr.A5])" office:value-type="float" office:value="2">
            <text:p>2</text:p>
          </table:table-cell>
          <table:table-cell table:style-name="ce16" table:formula="of:=IF([DataDefsMstr.B5]=&quot;&quot;;&quot;&quot;;[DataDefsMstr.B5])" office:value-type="string" office:string-value="AddressLinkTable">
            <text:p>AddressLinkTable</text:p>
          </table:table-cell>
          <table:table-cell table:style-name="ce19" table:formula="of:=IF([DataDefsMstr.C5]=&quot;&quot;;&quot;&quot;;[DataDefsMstr.C5])" office:value-type="string" office:string-value="OwnerType">
            <text:p>OwnerType</text:p>
          </table:table-cell>
          <table:table-cell table:style-name="ce22" table:formula="of:=IF([DataDefsMstr.D5]=&quot;&quot;;&quot;&quot;;[DataDefsMstr.D5])" office:value-type="string" office:string-value="I">
            <text:p>I</text:p>
          </table:table-cell>
          <table:table-cell table:style-name="ce19" table:formula="of:=IF([DataDefsMstr.E5]=&quot;&quot;;&quot;&quot;;[DataDefsMstr.E5])">
            <text:p/>
          </table:table-cell>
          <table:table-cell table:style-name="ce19" table:formula="of:=IF([DataDefsMstr.F5]=&quot;&quot;;&quot;&quot;;[DataDefsMstr.F5])" office:value-type="string" office:string-value="0,1,3,6,Others?">
            <text:p>0,1,3,6,Others?</text:p>
          </table:table-cell>
          <table:table-cell table:style-name="ce34" table:formula="of:=IF([DataDefsMstr.G5]=&quot;&quot;;&quot;&quot;;[DataDefsMstr.G5])" office:value-type="string" office:string-value="Owner Type Code (0 = Personal Address, 1 = Family Address, 3 = Source Repository Address, 6 = Correspondence or To-Do Address or Repository Address, Others?)">
            <text:p>Owner Type Code (0 = Personal Address, 1 = Family Address, 3 = Source Repository Address, 6 = Correspondence or To-Do Address or Repository Address, Others?)</text:p>
          </table:table-cell>
          <table:table-cell table:number-columns-repeated="1017"/>
        </table:table-row>
        <table:table-row table:style-name="ro3">
          <table:table-cell table:style-name="ce12" table:formula="of:=IF([DataDefsMstr.A42]=&quot;&quot;;&quot;&quot;;[DataDefsMstr.A42])" office:value-type="float" office:value="42">
            <text:p>42</text:p>
          </table:table-cell>
          <table:table-cell table:style-name="ce16" table:formula="of:=IF([DataDefsMstr.B42]=&quot;&quot;;&quot;&quot;;[DataDefsMstr.B42])" office:value-type="string" office:string-value="CitationTable">
            <text:p>CitationTable</text:p>
          </table:table-cell>
          <table:table-cell table:style-name="ce19" table:formula="of:=IF([DataDefsMstr.C42]=&quot;&quot;;&quot;&quot;;[DataDefsMstr.C42])" office:value-type="string" office:string-value="OwnerType">
            <text:p>OwnerType</text:p>
          </table:table-cell>
          <table:table-cell table:style-name="ce22" table:formula="of:=IF([DataDefsMstr.D42]=&quot;&quot;;&quot;&quot;;[DataDefsMstr.D42])" office:value-type="string" office:string-value="I">
            <text:p>I</text:p>
          </table:table-cell>
          <table:table-cell table:style-name="ce19" table:formula="of:=IF([DataDefsMstr.E42]=&quot;&quot;;&quot;&quot;;[DataDefsMstr.E42])">
            <text:p/>
          </table:table-cell>
          <table:table-cell table:style-name="ce19" table:formula="of:=IF([DataDefsMstr.F42]=&quot;&quot;;&quot;&quot;;[DataDefsMstr.F42])" office:value-type="string" office:string-value="0,1,2,7">
            <text:p>0,1,2,7</text:p>
          </table:table-cell>
          <table:table-cell table:style-name="ce34" table:formula="of:=IF([DataDefsMstr.G42]=&quot;&quot;;&quot;&quot;;[DataDefsMstr.G42])" office:value-type="string" office:string-value="Owner Type (0 = Personal, 1 = Family, 2 = Event, 7 = Alternate Name)">
            <text:p>Owner Type (0 = Personal, 1 = Family, 2 = Event, 7 = Alternate Name)</text:p>
          </table:table-cell>
          <table:table-cell table:number-columns-repeated="1017"/>
        </table:table-row>
        <table:table-row table:style-name="ro2">
          <table:table-cell table:style-name="ce12" table:formula="of:=IF([DataDefsMstr.A61]=&quot;&quot;;&quot;&quot;;[DataDefsMstr.A61])" office:value-type="float" office:value="63">
            <text:p>63</text:p>
          </table:table-cell>
          <table:table-cell table:style-name="ce16" table:formula="of:=IF([DataDefsMstr.B61]=&quot;&quot;;&quot;&quot;;[DataDefsMstr.B61])" office:value-type="string" office:string-value="EventTable">
            <text:p>EventTable</text:p>
          </table:table-cell>
          <table:table-cell table:style-name="ce19" table:formula="of:=IF([DataDefsMstr.C61]=&quot;&quot;;&quot;&quot;;[DataDefsMstr.C61])" office:value-type="string" office:string-value="OwnerType">
            <text:p>OwnerType</text:p>
          </table:table-cell>
          <table:table-cell table:style-name="ce22" table:formula="of:=IF([DataDefsMstr.D61]=&quot;&quot;;&quot;&quot;;[DataDefsMstr.D61])" office:value-type="string" office:string-value="I">
            <text:p>I</text:p>
          </table:table-cell>
          <table:table-cell table:style-name="ce19" table:formula="of:=IF([DataDefsMstr.E61]=&quot;&quot;;&quot;&quot;;[DataDefsMstr.E61])">
            <text:p/>
          </table:table-cell>
          <table:table-cell table:style-name="ce19" table:formula="of:=IF([DataDefsMstr.F61]=&quot;&quot;;&quot;&quot;;[DataDefsMstr.F61])" office:value-type="string" office:string-value="0,1">
            <text:p>0,1</text:p>
          </table:table-cell>
          <table:table-cell table:style-name="ce34" table:formula="of:=IF([DataDefsMstr.G61]=&quot;&quot;;&quot;&quot;;[DataDefsMstr.G61])" office:value-type="string" office:string-value="0 = person; 1 = family">
            <text:p>0 = person; 1 = family</text:p>
          </table:table-cell>
          <table:table-cell table:number-columns-repeated="1017"/>
        </table:table-row>
        <table:table-row table:style-name="ro3">
          <table:table-cell table:style-name="ce12" table:formula="of:=IF([DataDefsMstr.A84]=&quot;&quot;;&quot;&quot;;[DataDefsMstr.A84])" office:value-type="float" office:value="88">
            <text:p>88</text:p>
          </table:table-cell>
          <table:table-cell table:style-name="ce16" table:formula="of:=IF([DataDefsMstr.B84]=&quot;&quot;;&quot;&quot;;[DataDefsMstr.B84])" office:value-type="string" office:string-value="FactTypeTable">
            <text:p>FactTypeTable</text:p>
          </table:table-cell>
          <table:table-cell table:style-name="ce19" table:formula="of:=IF([DataDefsMstr.C84]=&quot;&quot;;&quot;&quot;;[DataDefsMstr.C84])" office:value-type="string" office:string-value="OwnerType">
            <text:p>OwnerType</text:p>
          </table:table-cell>
          <table:table-cell table:style-name="ce22" table:formula="of:=IF([DataDefsMstr.D84]=&quot;&quot;;&quot;&quot;;[DataDefsMstr.D84])" office:value-type="string" office:string-value="I">
            <text:p>I</text:p>
          </table:table-cell>
          <table:table-cell table:style-name="ce19" table:formula="of:=IF([DataDefsMstr.E84]=&quot;&quot;;&quot;&quot;;[DataDefsMstr.E84])">
            <text:p/>
          </table:table-cell>
          <table:table-cell table:style-name="ce19" table:formula="of:=IF([DataDefsMstr.F84]=&quot;&quot;;&quot;&quot;;[DataDefsMstr.F84])" office:value-type="string" office:string-value="0,1">
            <text:p>0,1</text:p>
          </table:table-cell>
          <table:table-cell table:style-name="ce34" table:formula="of:=IF([DataDefsMstr.G84]=&quot;&quot;;&quot;&quot;;[DataDefsMstr.G84])" office:value-type="string" office:string-value="Owner Type, from Create a new fact type screen (0 = Individual Fact Type, 1 = Family Fact Type)">
            <text:p>Owner Type, from Create a new fact type screen (0 = Individual Fact Type, 1 = Family Fact Type)</text:p>
          </table:table-cell>
          <table:table-cell table:number-columns-repeated="1017"/>
        </table:table-row>
        <table:table-row table:style-name="ro4">
          <table:table-cell table:style-name="ce12" table:formula="of:=IF([DataDefsMstr.A134]=&quot;&quot;;&quot;&quot;;[DataDefsMstr.A134])" office:value-type="float" office:value="143">
            <text:p>143</text:p>
          </table:table-cell>
          <table:table-cell table:style-name="ce16" table:formula="of:=IF([DataDefsMstr.B134]=&quot;&quot;;&quot;&quot;;[DataDefsMstr.B134])" office:value-type="string" office:string-value="MediaLinkTable">
            <text:p>MediaLinkTable</text:p>
          </table:table-cell>
          <table:table-cell table:style-name="ce19" table:formula="of:=IF([DataDefsMstr.C134]=&quot;&quot;;&quot;&quot;;[DataDefsMstr.C134])" office:value-type="string" office:string-value="OwnerType">
            <text:p>OwnerType</text:p>
          </table:table-cell>
          <table:table-cell table:style-name="ce22" table:formula="of:=IF([DataDefsMstr.D134]=&quot;&quot;;&quot;&quot;;[DataDefsMstr.D134])" office:value-type="string" office:string-value="I">
            <text:p>I</text:p>
          </table:table-cell>
          <table:table-cell table:style-name="ce19" table:formula="of:=IF([DataDefsMstr.E134]=&quot;&quot;;&quot;&quot;;[DataDefsMstr.E134])">
            <text:p/>
          </table:table-cell>
          <table:table-cell table:style-name="ce19" table:formula="of:=IF([DataDefsMstr.F134]=&quot;&quot;;&quot;&quot;;[DataDefsMstr.F134])" office:value-type="string" office:string-value="0-5, Others?">
            <text:p>0-5, Others?</text:p>
          </table:table-cell>
          <table:table-cell table:style-name="ce34" table:formula="of:=IF([DataDefsMstr.G134]=&quot;&quot;;&quot;&quot;;[DataDefsMstr.G134])" office:value-type="string" office:string-value="Owner Type (0=Personal, 1=Family, 2=Event, 3=Master Source, 4=Source Details, 5=Place or Place Details)">
            <text:p>Owner Type (0=Personal, 1=Family, 2=Event, 3=Master Source, 4=Source Details, 5=Place or Place Details)</text:p>
          </table:table-cell>
          <table:table-cell table:number-columns-repeated="1017"/>
        </table:table-row>
        <table:table-row table:style-name="ro4">
          <table:table-cell table:style-name="ce12" table:formula="of:=IF([DataDefsMstr.A215]=&quot;&quot;;&quot;&quot;;[DataDefsMstr.A215])" office:value-type="float" office:value="229">
            <text:p>229</text:p>
          </table:table-cell>
          <table:table-cell table:style-name="ce16" table:formula="of:=IF([DataDefsMstr.B215]=&quot;&quot;;&quot;&quot;;[DataDefsMstr.B215])" office:value-type="string" office:string-value="ResearchTable">
            <text:p>ResearchTable</text:p>
          </table:table-cell>
          <table:table-cell table:style-name="ce19" table:formula="of:=IF([DataDefsMstr.C215]=&quot;&quot;;&quot;&quot;;[DataDefsMstr.C215])" office:value-type="string" office:string-value="OwnerType">
            <text:p>OwnerType</text:p>
          </table:table-cell>
          <table:table-cell table:style-name="ce22" table:formula="of:=IF([DataDefsMstr.D215]=&quot;&quot;;&quot;&quot;;[DataDefsMstr.D215])" office:value-type="string" office:string-value="I">
            <text:p>I</text:p>
          </table:table-cell>
          <table:table-cell table:style-name="ce19" table:formula="of:=IF([DataDefsMstr.E215]=&quot;&quot;;&quot;&quot;;[DataDefsMstr.E215])">
            <text:p/>
          </table:table-cell>
          <table:table-cell table:style-name="ce19" table:formula="of:=IF([DataDefsMstr.F215]=&quot;&quot;;&quot;&quot;;[DataDefsMstr.F215])" office:value-type="string" office:string-value="0,1,8">
            <text:p>0,1,8</text:p>
          </table:table-cell>
          <table:table-cell table:style-name="ce34" table:formula="of:=IF([DataDefsMstr.G215]=&quot;&quot;;&quot;&quot;;[DataDefsMstr.G215])" office:value-type="string" office:string-value="Owner Type (0 = Individual (some TaskType = 0), 1 = Family (some TaskType = 0), 8 = General (some TaskType = 0, but all TaskType = 1))">
            <text:p>Owner Type (0 = Individual (some TaskType = 0), 1 = Family (some TaskType = 0), 8 = General (some TaskType = 0, but all TaskType = 1))</text:p>
          </table:table-cell>
          <table:table-cell table:number-columns-repeated="1017"/>
        </table:table-row>
        <table:table-row table:style-name="ro6">
          <table:table-cell table:style-name="ce12" table:formula="of:=IF([DataDefsMstr.A189]=&quot;&quot;;&quot;&quot;;[DataDefsMstr.A189])" office:value-type="float" office:value="201">
            <text:p>201</text:p>
          </table:table-cell>
          <table:table-cell table:style-name="ce16" table:formula="of:=IF([DataDefsMstr.B189]=&quot;&quot;;&quot;&quot;;[DataDefsMstr.B189])" office:value-type="string" office:string-value="PersonTable">
            <text:p>PersonTable</text:p>
          </table:table-cell>
          <table:table-cell table:style-name="ce19" table:formula="of:=IF([DataDefsMstr.C189]=&quot;&quot;;&quot;&quot;;[DataDefsMstr.C189])" office:value-type="string" office:string-value="ParentID">
            <text:p>ParentID</text:p>
          </table:table-cell>
          <table:table-cell table:style-name="ce22" table:formula="of:=IF([DataDefsMstr.D189]=&quot;&quot;;&quot;&quot;;[DataDefsMstr.D189])" office:value-type="string" office:string-value="I">
            <text:p>I</text:p>
          </table:table-cell>
          <table:table-cell table:style-name="ce19" table:formula="of:=IF([DataDefsMstr.E189]=&quot;&quot;;&quot;&quot;;[DataDefsMstr.E189])">
            <text:p/>
          </table:table-cell>
          <table:table-cell table:style-name="ce19" table:formula="of:=IF([DataDefsMstr.F189]=&quot;&quot;;&quot;&quot;;[DataDefsMstr.F189])" office:value-type="string" office:string-value="0,1,2,...">
            <text:p>0,1,2,...</text:p>
          </table:table-cell>
          <table:table-cell table:style-name="ce34" table:formula="of:=IF([DataDefsMstr.G189]=&quot;&quot;;&quot;&quot;;[DataDefsMstr.G189])" office:value-type="string" office:string-value="Parent Identification Number, linking to FamilyID of FamilyTable, (0 if no parents) [MRIN of one set of parents, possibly last active in Pedigree view or when selected via Parents Status Bar, others?]">
            <text:p>Parent Identification Number, linking to FamilyID of FamilyTable, (0 if no parents) [MRIN of one set of parents, possibly last active in Pedigree view or when selected via Parents Status Bar, others?]</text:p>
          </table:table-cell>
          <table:table-cell table:number-columns-repeated="1017"/>
        </table:table-row>
        <table:table-row table:style-name="ro2">
          <table:table-cell table:style-name="ce12" table:formula="of:=IF([DataDefsMstr.A185]=&quot;&quot;;&quot;&quot;;[DataDefsMstr.A185])" office:value-type="float" office:value="197">
            <text:p>197</text:p>
          </table:table-cell>
          <table:table-cell table:style-name="ce16" table:formula="of:=IF([DataDefsMstr.B185]=&quot;&quot;;&quot;&quot;;[DataDefsMstr.B185])" office:value-type="string" office:string-value="PersonTable">
            <text:p>PersonTable</text:p>
          </table:table-cell>
          <table:table-cell table:style-name="ce19" table:formula="of:=IF([DataDefsMstr.C185]=&quot;&quot;;&quot;&quot;;[DataDefsMstr.C185])" office:value-type="string" office:string-value="PersonID">
            <text:p>PersonID</text:p>
          </table:table-cell>
          <table:table-cell table:style-name="ce22" table:formula="of:=IF([DataDefsMstr.D185]=&quot;&quot;;&quot;&quot;;[DataDefsMstr.D185])" office:value-type="string" office:string-value="I">
            <text:p>I</text:p>
          </table:table-cell>
          <table:table-cell table:style-name="ce19" table:formula="of:=IF([DataDefsMstr.E185]=&quot;&quot;;&quot;&quot;;[DataDefsMstr.E185])" office:value-type="string" office:string-value="PRIMARY">
            <text:p>PRIMARY</text:p>
          </table:table-cell>
          <table:table-cell table:style-name="ce19" table:formula="of:=IF([DataDefsMstr.F185]=&quot;&quot;;&quot;&quot;;[DataDefsMstr.F185])" office:value-type="string" office:string-value="1,2,3...">
            <text:p>1,2,3...</text:p>
          </table:table-cell>
          <table:table-cell table:style-name="ce34" table:formula="of:=IF([DataDefsMstr.G185]=&quot;&quot;;&quot;&quot;;[DataDefsMstr.G185])" office:value-type="string" office:string-value="Person Identification Number">
            <text:p>Person Identification Number</text:p>
          </table:table-cell>
          <table:table-cell table:number-columns-repeated="1017"/>
        </table:table-row>
        <table:table-row table:style-name="ro6">
          <table:table-cell table:style-name="ce12" table:formula="of:=IF([DataDefsMstr.A257]=&quot;&quot;;&quot;&quot;;[DataDefsMstr.A257])" office:value-type="float" office:value="275">
            <text:p>275</text:p>
          </table:table-cell>
          <table:table-cell table:style-name="ce16" table:formula="of:=IF([DataDefsMstr.B257]=&quot;&quot;;&quot;&quot;;[DataDefsMstr.B257])" office:value-type="string" office:string-value="WitnessTable">
            <text:p>WitnessTable</text:p>
          </table:table-cell>
          <table:table-cell table:style-name="ce19" table:formula="of:=IF([DataDefsMstr.C257]=&quot;&quot;;&quot;&quot;;[DataDefsMstr.C257])" office:value-type="string" office:string-value="PersonID">
            <text:p>PersonID</text:p>
          </table:table-cell>
          <table:table-cell table:style-name="ce22" table:formula="of:=IF([DataDefsMstr.D257]=&quot;&quot;;&quot;&quot;;[DataDefsMstr.D257])" office:value-type="string" office:string-value="I">
            <text:p>I</text:p>
          </table:table-cell>
          <table:table-cell table:style-name="ce19" table:formula="of:=IF([DataDefsMstr.E257]=&quot;&quot;;&quot;&quot;;[DataDefsMstr.E257])">
            <text:p/>
          </table:table-cell>
          <table:table-cell table:style-name="ce19" table:formula="of:=IF([DataDefsMstr.F257]=&quot;&quot;;&quot;&quot;;[DataDefsMstr.F257])" office:value-type="string" office:string-value="0,1,2,...">
            <text:p>0,1,2,...</text:p>
          </table:table-cell>
          <table:table-cell table:style-name="ce34" table:formula="of:=IF([DataDefsMstr.G257]=&quot;&quot;;&quot;&quot;;[DataDefsMstr.G257])" office:value-type="string" office:string-value="Person who shares this event, from Edit shared event screen (0=This person is NOT in my file, &gt;0=This person is in my file), Person chosen via Select button, linking to PersonID of PersonTable">
            <text:p>Person who shares this event, from Edit shared event screen (0=This person is NOT in my file, &gt;0=This person is in my file), Person chosen via Select button, linking to PersonID of PersonTable</text:p>
          </table:table-cell>
          <table:table-cell table:number-columns-repeated="1017"/>
        </table:table-row>
        <table:table-row table:style-name="ro3">
          <table:table-cell table:style-name="ce12" table:formula="of:=IF([DataDefsMstr.A19]=&quot;&quot;;&quot;&quot;;[DataDefsMstr.A19])" office:value-type="float" office:value="17">
            <text:p>17</text:p>
          </table:table-cell>
          <table:table-cell table:style-name="ce16" table:formula="of:=IF([DataDefsMstr.B19]=&quot;&quot;;&quot;&quot;;[DataDefsMstr.B19])" office:value-type="string" office:string-value="AddressTable">
            <text:p>AddressTable</text:p>
          </table:table-cell>
          <table:table-cell table:style-name="ce19" table:formula="of:=IF([DataDefsMstr.C19]=&quot;&quot;;&quot;&quot;;[DataDefsMstr.C19])" office:value-type="string" office:string-value="Phone1">
            <text:p>Phone1</text:p>
          </table:table-cell>
          <table:table-cell table:style-name="ce22" table:formula="of:=IF([DataDefsMstr.D19]=&quot;&quot;;&quot;&quot;;[DataDefsMstr.D19])" office:value-type="string" office:string-value="T">
            <text:p>T</text:p>
          </table:table-cell>
          <table:table-cell table:style-name="ce19" table:formula="of:=IF([DataDefsMstr.E19]=&quot;&quot;;&quot;&quot;;[DataDefsMstr.E19])">
            <text:p/>
          </table:table-cell>
          <table:table-cell table:style-name="ce19" table:formula="of:=IF([DataDefsMstr.F19]=&quot;&quot;;&quot;&quot;;[DataDefsMstr.F19])" office:value-type="string" office:string-value="Text">
            <text:p>Text</text:p>
          </table:table-cell>
          <table:table-cell table:style-name="ce34" table:formula="of:=IF([DataDefsMstr.G19]=&quot;&quot;;&quot;&quot;;[DataDefsMstr.G19])" office:value-type="string" office:string-value="Phone, from Edit Address screen or Edit Repository screen">
            <text:p>Phone, from Edit Address screen or Edit Repository screen</text:p>
          </table:table-cell>
          <table:table-cell table:number-columns-repeated="1017"/>
        </table:table-row>
        <table:table-row table:style-name="ro3">
          <table:table-cell table:style-name="ce12" table:formula="of:=IF([DataDefsMstr.A20]=&quot;&quot;;&quot;&quot;;[DataDefsMstr.A20])" office:value-type="float" office:value="18">
            <text:p>18</text:p>
          </table:table-cell>
          <table:table-cell table:style-name="ce16" table:formula="of:=IF([DataDefsMstr.B20]=&quot;&quot;;&quot;&quot;;[DataDefsMstr.B20])" office:value-type="string" office:string-value="AddressTable">
            <text:p>AddressTable</text:p>
          </table:table-cell>
          <table:table-cell table:style-name="ce19" table:formula="of:=IF([DataDefsMstr.C20]=&quot;&quot;;&quot;&quot;;[DataDefsMstr.C20])" office:value-type="string" office:string-value="Phone2">
            <text:p>Phone2</text:p>
          </table:table-cell>
          <table:table-cell table:style-name="ce22" table:formula="of:=IF([DataDefsMstr.D20]=&quot;&quot;;&quot;&quot;;[DataDefsMstr.D20])" office:value-type="string" office:string-value="T">
            <text:p>T</text:p>
          </table:table-cell>
          <table:table-cell table:style-name="ce19" table:formula="of:=IF([DataDefsMstr.E20]=&quot;&quot;;&quot;&quot;;[DataDefsMstr.E20])">
            <text:p/>
          </table:table-cell>
          <table:table-cell table:style-name="ce19" table:formula="of:=IF([DataDefsMstr.F20]=&quot;&quot;;&quot;&quot;;[DataDefsMstr.F20])" office:value-type="string" office:string-value="Text">
            <text:p>Text</text:p>
          </table:table-cell>
          <table:table-cell table:style-name="ce34" table:formula="of:=IF([DataDefsMstr.G20]=&quot;&quot;;&quot;&quot;;[DataDefsMstr.G20])" office:value-type="string" office:string-value="Cell phone, from Edit Address screen or Edit Repository screen">
            <text:p>Cell phone, from Edit Address screen or Edit Repository screen</text:p>
          </table:table-cell>
          <table:table-cell table:number-columns-repeated="1017"/>
        </table:table-row>
        <table:table-row table:style-name="ro3">
          <table:table-cell table:style-name="ce12" table:formula="of:=IF([DataDefsMstr.A64]=&quot;&quot;;&quot;&quot;;[DataDefsMstr.A64])" office:value-type="float" office:value="66">
            <text:p>66</text:p>
          </table:table-cell>
          <table:table-cell table:style-name="ce16" table:formula="of:=IF([DataDefsMstr.B64]=&quot;&quot;;&quot;&quot;;[DataDefsMstr.B64])" office:value-type="string" office:string-value="EventTable">
            <text:p>EventTable</text:p>
          </table:table-cell>
          <table:table-cell table:style-name="ce19" table:formula="of:=IF([DataDefsMstr.C64]=&quot;&quot;;&quot;&quot;;[DataDefsMstr.C64])" office:value-type="string" office:string-value="PlaceID">
            <text:p>PlaceID</text:p>
          </table:table-cell>
          <table:table-cell table:style-name="ce22" table:formula="of:=IF([DataDefsMstr.D64]=&quot;&quot;;&quot;&quot;;[DataDefsMstr.D64])" office:value-type="string" office:string-value="I">
            <text:p>I</text:p>
          </table:table-cell>
          <table:table-cell table:style-name="ce19" table:formula="of:=IF([DataDefsMstr.E64]=&quot;&quot;;&quot;&quot;;[DataDefsMstr.E64])">
            <text:p/>
          </table:table-cell>
          <table:table-cell table:style-name="ce19" table:formula="of:=IF([DataDefsMstr.F64]=&quot;&quot;;&quot;&quot;;[DataDefsMstr.F64])" office:value-type="string" office:string-value="0,1,2,...">
            <text:p>0,1,2,...</text:p>
          </table:table-cell>
          <table:table-cell table:style-name="ce34" table:formula="of:=IF([DataDefsMstr.G64]=&quot;&quot;;&quot;&quot;;[DataDefsMstr.G64])" office:value-type="string" office:string-value="0 if no Place assigned to event, else PlaceID of Place from PlaceTable">
            <text:p>0 if no Place assigned to event, else PlaceID of Place from PlaceTable</text:p>
          </table:table-cell>
          <table:table-cell table:number-columns-repeated="1017"/>
        </table:table-row>
        <table:table-row table:style-name="ro2">
          <table:table-cell table:style-name="ce12" table:formula="of:=IF([DataDefsMstr.A200]=&quot;&quot;;&quot;&quot;;[DataDefsMstr.A200])" office:value-type="float" office:value="213">
            <text:p>213</text:p>
          </table:table-cell>
          <table:table-cell table:style-name="ce16" table:formula="of:=IF([DataDefsMstr.B200]=&quot;&quot;;&quot;&quot;;[DataDefsMstr.B200])" office:value-type="string" office:string-value="PlaceTable">
            <text:p>PlaceTable</text:p>
          </table:table-cell>
          <table:table-cell table:style-name="ce19" table:formula="of:=IF([DataDefsMstr.C200]=&quot;&quot;;&quot;&quot;;[DataDefsMstr.C200])" office:value-type="string" office:string-value="PlaceID">
            <text:p>PlaceID</text:p>
          </table:table-cell>
          <table:table-cell table:style-name="ce22" table:formula="of:=IF([DataDefsMstr.D200]=&quot;&quot;;&quot;&quot;;[DataDefsMstr.D200])" office:value-type="string" office:string-value="I">
            <text:p>I</text:p>
          </table:table-cell>
          <table:table-cell table:style-name="ce19" table:formula="of:=IF([DataDefsMstr.E200]=&quot;&quot;;&quot;&quot;;[DataDefsMstr.E200])" office:value-type="string" office:string-value="PRIMARY">
            <text:p>PRIMARY</text:p>
          </table:table-cell>
          <table:table-cell table:style-name="ce19" table:formula="of:=IF([DataDefsMstr.F200]=&quot;&quot;;&quot;&quot;;[DataDefsMstr.F200])" office:value-type="string" office:string-value="1,2,3...">
            <text:p>1,2,3...</text:p>
          </table:table-cell>
          <table:table-cell table:style-name="ce34" table:formula="of:=IF([DataDefsMstr.G200]=&quot;&quot;;&quot;&quot;;[DataDefsMstr.G200])" office:value-type="string" office:string-value="Place Identification Number">
            <text:p>Place Identification Number</text:p>
          </table:table-cell>
          <table:table-cell table:number-columns-repeated="1017"/>
        </table:table-row>
        <table:table-row table:style-name="ro4">
          <table:table-cell table:style-name="ce12" table:formula="of:=IF([DataDefsMstr.A201]=&quot;&quot;;&quot;&quot;;[DataDefsMstr.A201])" office:value-type="float" office:value="214">
            <text:p>214</text:p>
          </table:table-cell>
          <table:table-cell table:style-name="ce16" table:formula="of:=IF([DataDefsMstr.B201]=&quot;&quot;;&quot;&quot;;[DataDefsMstr.B201])" office:value-type="string" office:string-value="PlaceTable">
            <text:p>PlaceTable</text:p>
          </table:table-cell>
          <table:table-cell table:style-name="ce19" table:formula="of:=IF([DataDefsMstr.C201]=&quot;&quot;;&quot;&quot;;[DataDefsMstr.C201])" office:value-type="string" office:string-value="PlaceType">
            <text:p>PlaceType</text:p>
          </table:table-cell>
          <table:table-cell table:style-name="ce22" table:formula="of:=IF([DataDefsMstr.D201]=&quot;&quot;;&quot;&quot;;[DataDefsMstr.D201])" office:value-type="string" office:string-value="I">
            <text:p>I</text:p>
          </table:table-cell>
          <table:table-cell table:style-name="ce19" table:formula="of:=IF([DataDefsMstr.E201]=&quot;&quot;;&quot;&quot;;[DataDefsMstr.E201])">
            <text:p/>
          </table:table-cell>
          <table:table-cell table:style-name="ce19" table:formula="of:=IF([DataDefsMstr.F201]=&quot;&quot;;&quot;&quot;;[DataDefsMstr.F201])" office:value-type="string" office:string-value="0,1,2">
            <text:p>0,1,2</text:p>
          </table:table-cell>
          <table:table-cell table:style-name="ce34" table:formula="of:=IF([DataDefsMstr.G201]=&quot;&quot;;&quot;&quot;;[DataDefsMstr.G201])" office:value-type="string" office:string-value="Place Type (0 = Place, from Edit Person screen for a fact, 1 = LDS Temples, Built-In, 2 = Place details, from Edit Person screen for a fact)">
            <text:p>Place Type (0 = Place, from Edit Person screen for a fact, 1 = LDS Temples, Built-In, 2 = Place details, from Edit Person screen for a fact)</text:p>
          </table:table-cell>
          <table:table-cell table:number-columns-repeated="1017"/>
        </table:table-row>
        <table:table-row table:style-name="ro2">
          <table:table-cell table:style-name="ce12" table:formula="of:=IF([DataDefsMstr.A166]=&quot;&quot;;&quot;&quot;;[DataDefsMstr.A166])" office:value-type="float" office:value="177">
            <text:p>177</text:p>
          </table:table-cell>
          <table:table-cell table:style-name="ce16" table:formula="of:=IF([DataDefsMstr.B166]=&quot;&quot;;&quot;&quot;;[DataDefsMstr.B166])" office:value-type="string" office:string-value="NameTable">
            <text:p>NameTable</text:p>
          </table:table-cell>
          <table:table-cell table:style-name="ce20" table:formula="of:=IF([DataDefsMstr.C166]=&quot;&quot;;&quot;&quot;;[DataDefsMstr.C166])" office:value-type="string" office:string-value="Prefix">
            <text:p>Prefix</text:p>
          </table:table-cell>
          <table:table-cell table:style-name="ce22" table:formula="of:=IF([DataDefsMstr.D166]=&quot;&quot;;&quot;&quot;;[DataDefsMstr.D166])" office:value-type="string" office:string-value="T,RM">
            <text:p>T,RM</text:p>
          </table:table-cell>
          <table:table-cell table:style-name="ce31" table:formula="of:=IF([DataDefsMstr.E166]=&quot;&quot;;&quot;&quot;;[DataDefsMstr.E166])">
            <text:p/>
          </table:table-cell>
          <table:table-cell table:style-name="ce31" table:formula="of:=IF([DataDefsMstr.F166]=&quot;&quot;;&quot;&quot;;[DataDefsMstr.F166])" office:value-type="string" office:string-value="freeform text">
            <text:p>freeform text</text:p>
          </table:table-cell>
          <table:table-cell table:style-name="ce36" table:formula="of:=IF([DataDefsMstr.G166]=&quot;&quot;;&quot;&quot;;[DataDefsMstr.G166])" office:value-type="string" office:string-value="Name prefix, e.g., Dr., Rev., Lord, Lady...">
            <text:p>Name prefix, e.g., Dr., Rev., Lord, Lady...</text:p>
          </table:table-cell>
          <table:table-cell table:number-columns-repeated="1017"/>
        </table:table-row>
        <table:table-row table:style-name="ro2">
          <table:table-cell table:style-name="ce12" table:formula="of:=IF([DataDefsMstr.A264]=&quot;&quot;;&quot;&quot;;[DataDefsMstr.A264])" office:value-type="float" office:value="282">
            <text:p>282</text:p>
          </table:table-cell>
          <table:table-cell table:style-name="ce16" table:formula="of:=IF([DataDefsMstr.B264]=&quot;&quot;;&quot;&quot;;[DataDefsMstr.B264])" office:value-type="string" office:string-value="WitnessTable">
            <text:p>WitnessTable</text:p>
          </table:table-cell>
          <table:table-cell table:style-name="ce19" table:formula="of:=IF([DataDefsMstr.C264]=&quot;&quot;;&quot;&quot;;[DataDefsMstr.C264])" office:value-type="string" office:string-value="Prefix">
            <text:p>Prefix</text:p>
          </table:table-cell>
          <table:table-cell table:style-name="ce22" table:formula="of:=IF([DataDefsMstr.D264]=&quot;&quot;;&quot;&quot;;[DataDefsMstr.D264])" office:value-type="string" office:string-value="T,RM">
            <text:p>T,RM</text:p>
          </table:table-cell>
          <table:table-cell table:style-name="ce19" table:formula="of:=IF([DataDefsMstr.E264]=&quot;&quot;;&quot;&quot;;[DataDefsMstr.E264])">
            <text:p/>
          </table:table-cell>
          <table:table-cell table:style-name="ce19" table:formula="of:=IF([DataDefsMstr.F264]=&quot;&quot;;&quot;&quot;;[DataDefsMstr.F264])" office:value-type="string" office:string-value="Null">
            <text:p>Null</text:p>
          </table:table-cell>
          <table:table-cell table:style-name="ce34" table:formula="of:=IF([DataDefsMstr.G264]=&quot;&quot;;&quot;&quot;;[DataDefsMstr.G264])" office:value-type="string" office:string-value="Prefix, not currently used?">
            <text:p>Prefix, not currently used?</text:p>
          </table:table-cell>
          <table:table-cell table:number-columns-repeated="1017"/>
        </table:table-row>
        <table:table-row table:style-name="ro6">
          <table:table-cell table:style-name="ce12" table:formula="of:=IF([DataDefsMstr.A219]=&quot;&quot;;&quot;&quot;;[DataDefsMstr.A219])" office:value-type="float" office:value="233">
            <text:p>233</text:p>
          </table:table-cell>
          <table:table-cell table:style-name="ce16" table:formula="of:=IF([DataDefsMstr.B219]=&quot;&quot;;&quot;&quot;;[DataDefsMstr.B219])" office:value-type="string" office:string-value="ResearchTable">
            <text:p>ResearchTable</text:p>
          </table:table-cell>
          <table:table-cell table:style-name="ce19" table:formula="of:=IF([DataDefsMstr.C219]=&quot;&quot;;&quot;&quot;;[DataDefsMstr.C219])" office:value-type="string" office:string-value="Priority">
            <text:p>Priority</text:p>
          </table:table-cell>
          <table:table-cell table:style-name="ce22" table:formula="of:=IF([DataDefsMstr.D219]=&quot;&quot;;&quot;&quot;;[DataDefsMstr.D219])" office:value-type="string" office:string-value="I">
            <text:p>I</text:p>
          </table:table-cell>
          <table:table-cell table:style-name="ce19" table:formula="of:=IF([DataDefsMstr.E219]=&quot;&quot;;&quot;&quot;;[DataDefsMstr.E219])">
            <text:p/>
          </table:table-cell>
          <table:table-cell table:style-name="ce19" table:formula="of:=IF([DataDefsMstr.F219]=&quot;&quot;;&quot;&quot;;[DataDefsMstr.F219])" office:value-type="string" office:string-value="0-8">
            <text:p>0-8</text:p>
          </table:table-cell>
          <table:table-cell table:style-name="ce34" table:formula="of:=IF([DataDefsMstr.G219]=&quot;&quot;;&quot;&quot;;[DataDefsMstr.G219])" office:value-type="string" office:string-value="Priority (Priority, from Edit ToDo item screen (TaskType = 0): 0 - 8 translated from 1 (high) - 9 (low); Type, from Edit Correspondence screen (TaskType = 1): 0 = Mail, 1 = E-mail, 2 = Telephone, 3 = Fax, 4 = Other)">
            <text:p>Priority (Priority, from Edit ToDo item screen (TaskType = 0): 0 - 8 translated from 1 (high) - 9 (low); Type, from Edit Correspondence screen (TaskType = 1): 0 = Mail, 1 = E-mail, 2 = Telephone, 3 = Fax, 4 = Other)</text:p>
          </table:table-cell>
          <table:table-cell table:number-columns-repeated="1017"/>
        </table:table-row>
        <table:table-row table:style-name="ro3">
          <table:table-cell table:style-name="ce12" table:formula="of:=IF([DataDefsMstr.A70]=&quot;&quot;;&quot;&quot;;[DataDefsMstr.A70])" office:value-type="float" office:value="72">
            <text:p>72</text:p>
          </table:table-cell>
          <table:table-cell table:style-name="ce16" table:formula="of:=IF([DataDefsMstr.B70]=&quot;&quot;;&quot;&quot;;[DataDefsMstr.B70])" office:value-type="string" office:string-value="EventTable">
            <text:p>EventTable</text:p>
          </table:table-cell>
          <table:table-cell table:style-name="ce19" table:formula="of:=IF([DataDefsMstr.C70]=&quot;&quot;;&quot;&quot;;[DataDefsMstr.C70])" office:value-type="string" office:string-value="Proof">
            <text:p>Proof</text:p>
          </table:table-cell>
          <table:table-cell table:style-name="ce22" table:formula="of:=IF([DataDefsMstr.D70]=&quot;&quot;;&quot;&quot;;[DataDefsMstr.D70])" office:value-type="string" office:string-value="I">
            <text:p>I</text:p>
          </table:table-cell>
          <table:table-cell table:style-name="ce19" table:formula="of:=IF([DataDefsMstr.E70]=&quot;&quot;;&quot;&quot;;[DataDefsMstr.E70])">
            <text:p/>
          </table:table-cell>
          <table:table-cell table:style-name="ce19" table:formula="of:=IF([DataDefsMstr.F70]=&quot;&quot;;&quot;&quot;;[DataDefsMstr.F70])" office:value-type="string" office:string-value="0,1,2,3">
            <text:p>0,1,2,3</text:p>
          </table:table-cell>
          <table:table-cell table:style-name="ce34" table:formula="of:=IF([DataDefsMstr.G70]=&quot;&quot;;&quot;&quot;;[DataDefsMstr.G70])" office:value-type="string" office:string-value="Set by Proof listbox in Fact pane of Edit Persons. 0-blank, 1-Proven, 2-Proven False, 3-Disputed">
            <text:p>Set by Proof listbox in Fact pane of Edit Persons. 0-blank, 1-Proven, 2-Proven False, 3-Disputed</text:p>
          </table:table-cell>
          <table:table-cell table:number-columns-repeated="1017"/>
        </table:table-row>
        <table:table-row table:style-name="ro3">
          <table:table-cell table:style-name="ce12" table:formula="of:=IF([DataDefsMstr.A103]=&quot;&quot;;&quot;&quot;;[DataDefsMstr.A103])" office:value-type="float" office:value="108">
            <text:p>108</text:p>
          </table:table-cell>
          <table:table-cell table:style-name="ce16" table:formula="of:=IF([DataDefsMstr.B103]=&quot;&quot;;&quot;&quot;;[DataDefsMstr.B103])" office:value-type="string" office:string-value="FamilyTable">
            <text:p>FamilyTable</text:p>
          </table:table-cell>
          <table:table-cell table:style-name="ce19" table:formula="of:=IF([DataDefsMstr.C103]=&quot;&quot;;&quot;&quot;;[DataDefsMstr.C103])" office:value-type="string" office:string-value="Proof">
            <text:p>Proof</text:p>
          </table:table-cell>
          <table:table-cell table:style-name="ce22" table:formula="of:=IF([DataDefsMstr.D103]=&quot;&quot;;&quot;&quot;;[DataDefsMstr.D103])" office:value-type="string" office:string-value="I">
            <text:p>I</text:p>
          </table:table-cell>
          <table:table-cell table:style-name="ce19" table:formula="of:=IF([DataDefsMstr.E103]=&quot;&quot;;&quot;&quot;;[DataDefsMstr.E103])">
            <text:p/>
          </table:table-cell>
          <table:table-cell table:style-name="ce19" table:formula="of:=IF([DataDefsMstr.F103]=&quot;&quot;;&quot;&quot;;[DataDefsMstr.F103])" office:value-type="string" office:string-value="0-3">
            <text:p>0-3</text:p>
          </table:table-cell>
          <table:table-cell table:style-name="ce34" table:formula="of:=IF([DataDefsMstr.G103]=&quot;&quot;;&quot;&quot;;[DataDefsMstr.G103])" office:value-type="string" office:string-value="Proof, from Edit Person screen (0 = [blank], 1 = Proven, 2 = Disproven, 3 = Disputed)">
            <text:p>Proof, from Edit Person screen (0 = [blank], 1 = Proven, 2 = Disproven, 3 = Disputed)</text:p>
          </table:table-cell>
          <table:table-cell table:number-columns-repeated="1017"/>
        </table:table-row>
        <table:table-row table:style-name="ro4">
          <table:table-cell table:style-name="ce12" table:formula="of:=IF([DataDefsMstr.A174]=&quot;&quot;;&quot;&quot;;[DataDefsMstr.A174])" office:value-type="float" office:value="185">
            <text:p>185</text:p>
          </table:table-cell>
          <table:table-cell table:style-name="ce16" table:formula="of:=IF([DataDefsMstr.B174]=&quot;&quot;;&quot;&quot;;[DataDefsMstr.B174])" office:value-type="string" office:string-value="NameTable">
            <text:p>NameTable</text:p>
          </table:table-cell>
          <table:table-cell table:style-name="ce20" table:formula="of:=IF([DataDefsMstr.C174]=&quot;&quot;;&quot;&quot;;[DataDefsMstr.C174])" office:value-type="string" office:string-value="Proof">
            <text:p>Proof</text:p>
          </table:table-cell>
          <table:table-cell table:style-name="ce22" table:formula="of:=IF([DataDefsMstr.D174]=&quot;&quot;;&quot;&quot;;[DataDefsMstr.D174])" office:value-type="string" office:string-value="I">
            <text:p>I</text:p>
          </table:table-cell>
          <table:table-cell table:style-name="ce31" table:formula="of:=IF([DataDefsMstr.E174]=&quot;&quot;;&quot;&quot;;[DataDefsMstr.E174])">
            <text:p/>
          </table:table-cell>
          <table:table-cell table:style-name="ce31" table:formula="of:=IF([DataDefsMstr.F174]=&quot;&quot;;&quot;&quot;;[DataDefsMstr.F174])" office:value-type="string" office:string-value="0,1,2,3">
            <text:p>0,1,2,3</text:p>
          </table:table-cell>
          <table:table-cell table:style-name="ce36" table:formula="of:=IF([DataDefsMstr.G174]=&quot;&quot;;&quot;&quot;;[DataDefsMstr.G174])" office:value-type="string" office:string-value="Set by Proof listbox in Edit Person Alternate Name Fact edit pane. 0-blank, 1-Proven, 2-Disproven, 3-Disputed; default=0.">
            <text:p>Set by Proof listbox in Edit Person Alternate Name Fact edit pane. 0-blank, 1-Proven, 2-Disproven, 3-Disputed; default=0.</text:p>
          </table:table-cell>
          <table:table-cell table:number-columns-repeated="1017"/>
        </table:table-row>
        <table:table-row table:style-name="ro2">
          <table:table-cell table:style-name="ce12" table:formula="of:=IF([DataDefsMstr.A197]=&quot;&quot;;&quot;&quot;;[DataDefsMstr.A197])" office:value-type="float" office:value="209">
            <text:p>209</text:p>
          </table:table-cell>
          <table:table-cell table:style-name="ce16" table:formula="of:=IF([DataDefsMstr.B197]=&quot;&quot;;&quot;&quot;;[DataDefsMstr.B197])" office:value-type="string" office:string-value="PersonTable">
            <text:p>PersonTable</text:p>
          </table:table-cell>
          <table:table-cell table:style-name="ce19" table:formula="of:=IF([DataDefsMstr.C197]=&quot;&quot;;&quot;&quot;;[DataDefsMstr.C197])" office:value-type="string" office:string-value="Proof">
            <text:p>Proof</text:p>
          </table:table-cell>
          <table:table-cell table:style-name="ce22" table:formula="of:=IF([DataDefsMstr.D197]=&quot;&quot;;&quot;&quot;;[DataDefsMstr.D197])" office:value-type="string" office:string-value="I">
            <text:p>I</text:p>
          </table:table-cell>
          <table:table-cell table:style-name="ce19" table:formula="of:=IF([DataDefsMstr.E197]=&quot;&quot;;&quot;&quot;;[DataDefsMstr.E197])">
            <text:p/>
          </table:table-cell>
          <table:table-cell table:style-name="ce19" table:formula="of:=IF([DataDefsMstr.F197]=&quot;&quot;;&quot;&quot;;[DataDefsMstr.F197])" office:value-type="string" office:string-value="0">
            <text:p>0</text:p>
          </table:table-cell>
          <table:table-cell table:style-name="ce34" table:formula="of:=IF([DataDefsMstr.G197]=&quot;&quot;;&quot;&quot;;[DataDefsMstr.G197])" office:value-type="string" office:string-value="not currently used?">
            <text:p>not currently used?</text:p>
          </table:table-cell>
          <table:table-cell table:number-columns-repeated="1017"/>
        </table:table-row>
        <table:table-row table:style-name="ro3">
          <table:table-cell table:style-name="ce12" table:formula="of:=IF([DataDefsMstr.A35]=&quot;&quot;;&quot;&quot;;[DataDefsMstr.A35])" office:value-type="float" office:value="34">
            <text:p>34</text:p>
          </table:table-cell>
          <table:table-cell table:style-name="ce16" table:formula="of:=IF([DataDefsMstr.B35]=&quot;&quot;;&quot;&quot;;[DataDefsMstr.B35])" office:value-type="string" office:string-value="ChildTable">
            <text:p>ChildTable</text:p>
          </table:table-cell>
          <table:table-cell table:style-name="ce19" table:formula="of:=IF([DataDefsMstr.C35]=&quot;&quot;;&quot;&quot;;[DataDefsMstr.C35])" office:value-type="string" office:string-value="ProofFather">
            <text:p>ProofFather</text:p>
          </table:table-cell>
          <table:table-cell table:style-name="ce22" table:formula="of:=IF([DataDefsMstr.D35]=&quot;&quot;;&quot;&quot;;[DataDefsMstr.D35])" office:value-type="string" office:string-value="I">
            <text:p>I</text:p>
          </table:table-cell>
          <table:table-cell table:style-name="ce19" table:formula="of:=IF([DataDefsMstr.E35]=&quot;&quot;;&quot;&quot;;[DataDefsMstr.E35])">
            <text:p/>
          </table:table-cell>
          <table:table-cell table:style-name="ce19" table:formula="of:=IF([DataDefsMstr.F35]=&quot;&quot;;&quot;&quot;;[DataDefsMstr.F35])" office:value-type="string" office:string-value="0,1,2,3">
            <text:p>0,1,2,3</text:p>
          </table:table-cell>
          <table:table-cell table:style-name="ce34" table:formula="of:=IF([DataDefsMstr.G35]=&quot;&quot;;&quot;&quot;;[DataDefsMstr.G35])" office:value-type="string" office:string-value="Set by Proof listbox in Parents pane of Edit Persons. 0-blank, 1-Proven, 2-Disproven, 3-Disputed">
            <text:p>Set by Proof listbox in Parents pane of Edit Persons. 0-blank, 1-Proven, 2-Disproven, 3-Disputed</text:p>
          </table:table-cell>
          <table:table-cell table:number-columns-repeated="1017"/>
        </table:table-row>
        <table:table-row table:style-name="ro3">
          <table:table-cell table:style-name="ce12" table:formula="of:=IF([DataDefsMstr.A36]=&quot;&quot;;&quot;&quot;;[DataDefsMstr.A36])" office:value-type="float" office:value="35">
            <text:p>35</text:p>
          </table:table-cell>
          <table:table-cell table:style-name="ce16" table:formula="of:=IF([DataDefsMstr.B36]=&quot;&quot;;&quot;&quot;;[DataDefsMstr.B36])" office:value-type="string" office:string-value="ChildTable">
            <text:p>ChildTable</text:p>
          </table:table-cell>
          <table:table-cell table:style-name="ce19" table:formula="of:=IF([DataDefsMstr.C36]=&quot;&quot;;&quot;&quot;;[DataDefsMstr.C36])" office:value-type="string" office:string-value="ProofMother">
            <text:p>ProofMother</text:p>
          </table:table-cell>
          <table:table-cell table:style-name="ce22" table:formula="of:=IF([DataDefsMstr.D36]=&quot;&quot;;&quot;&quot;;[DataDefsMstr.D36])" office:value-type="string" office:string-value="I">
            <text:p>I</text:p>
          </table:table-cell>
          <table:table-cell table:style-name="ce19" table:formula="of:=IF([DataDefsMstr.E36]=&quot;&quot;;&quot;&quot;;[DataDefsMstr.E36])">
            <text:p/>
          </table:table-cell>
          <table:table-cell table:style-name="ce19" table:formula="of:=IF([DataDefsMstr.F36]=&quot;&quot;;&quot;&quot;;[DataDefsMstr.F36])" office:value-type="string" office:string-value="0,1,2,3">
            <text:p>0,1,2,3</text:p>
          </table:table-cell>
          <table:table-cell table:style-name="ce34" table:formula="of:=IF([DataDefsMstr.G36]=&quot;&quot;;&quot;&quot;;[DataDefsMstr.G36])" office:value-type="string" office:string-value="Set by Proof listbox in Parents pane of Edit Persons. 0-blank, 1-Proven, 2-Disproven, 3-Disputed">
            <text:p>Set by Proof listbox in Parents pane of Edit Persons. 0-blank, 1-Proven, 2-Disproven, 3-Disputed</text:p>
          </table:table-cell>
          <table:table-cell table:number-columns-repeated="1017"/>
        </table:table-row>
        <table:table-row table:style-name="ro8">
          <table:table-cell table:style-name="ce12" table:formula="of:=IF([DataDefsMstr.A45]=&quot;&quot;;&quot;&quot;;[DataDefsMstr.A45])" office:value-type="float" office:value="45">
            <text:p>45</text:p>
          </table:table-cell>
          <table:table-cell table:style-name="ce16" table:formula="of:=IF([DataDefsMstr.B45]=&quot;&quot;;&quot;&quot;;[DataDefsMstr.B45])" office:value-type="string" office:string-value="CitationTable">
            <text:p>CitationTable</text:p>
          </table:table-cell>
          <table:table-cell table:style-name="ce19" table:formula="of:=IF([DataDefsMstr.C45]=&quot;&quot;;&quot;&quot;;[DataDefsMstr.C45])" office:value-type="string" office:string-value="Quality">
            <text:p>Quality</text:p>
          </table:table-cell>
          <table:table-cell table:style-name="ce22" table:formula="of:=IF([DataDefsMstr.D45]=&quot;&quot;;&quot;&quot;;[DataDefsMstr.D45])" office:value-type="string" office:string-value="T">
            <text:p>T</text:p>
          </table:table-cell>
          <table:table-cell table:style-name="ce19" table:formula="of:=IF([DataDefsMstr.E45]=&quot;&quot;;&quot;&quot;;[DataDefsMstr.E45])">
            <text:p/>
          </table:table-cell>
          <table:table-cell table:style-name="ce19" table:formula="of:=IF([DataDefsMstr.F45]=&quot;&quot;;&quot;&quot;;[DataDefsMstr.F45])" office:value-type="string" office:string-value="``~``~``~``, etc (ignore double backticks needed for wiki compatability)">
            <text:p>``~``~``~``, etc (ignore double backticks needed for wiki compatability)</text:p>
          </table:table-cell>
          <table:table-cell table:style-name="ce34" table:formula="of:=IF([DataDefsMstr.G45]=&quot;&quot;;&quot;&quot;;[DataDefsMstr.G45])" office:value-type="string" office:string-value="Information, Evidence, and Source Quality of this information; from Quality of this information screen (First Character: P = Primary, &#10;S = Secondary, &#10;~ = Don't know; Second: D = Direct, I = Indirect, N = Negative, ~ = Don't know; Third: O = Original, X = Derivative, ~ = Don't know)">
            <text:p>Information, Evidence, and Source Quality of this information; from Quality of this information screen (First Character: P = Primary, </text:p>
            <text:p>S = Secondary, </text:p>
            <text:p>~ = Don't know; Second: D = Direct, I = Indirect, N = Negative, ~ = Don't know; Third: O = Original, X = Derivative, ~ = Don't know)</text:p>
          </table:table-cell>
          <table:table-cell table:number-columns-repeated="1017"/>
        </table:table-row>
        <table:table-row table:style-name="ro2">
          <table:table-cell table:style-name="ce12" table:formula="of:=IF([DataDefsMstr.A28]=&quot;&quot;;&quot;&quot;;[DataDefsMstr.A28])" office:value-type="float" office:value="27">
            <text:p>27</text:p>
          </table:table-cell>
          <table:table-cell table:style-name="ce16" table:formula="of:=IF([DataDefsMstr.B28]=&quot;&quot;;&quot;&quot;;[DataDefsMstr.B28])" office:value-type="string" office:string-value="ChildTable">
            <text:p>ChildTable</text:p>
          </table:table-cell>
          <table:table-cell table:style-name="ce19" table:formula="of:=IF([DataDefsMstr.C28]=&quot;&quot;;&quot;&quot;;[DataDefsMstr.C28])" office:value-type="string" office:string-value="RecID">
            <text:p>RecID</text:p>
          </table:table-cell>
          <table:table-cell table:style-name="ce22" table:formula="of:=IF([DataDefsMstr.D28]=&quot;&quot;;&quot;&quot;;[DataDefsMstr.D28])" office:value-type="string" office:string-value="I">
            <text:p>I</text:p>
          </table:table-cell>
          <table:table-cell table:style-name="ce19" table:formula="of:=IF([DataDefsMstr.E28]=&quot;&quot;;&quot;&quot;;[DataDefsMstr.E28])" office:value-type="string" office:string-value="PRIMARY">
            <text:p>PRIMARY</text:p>
          </table:table-cell>
          <table:table-cell table:style-name="ce19" table:formula="of:=IF([DataDefsMstr.F28]=&quot;&quot;;&quot;&quot;;[DataDefsMstr.F28])" office:value-type="string" office:string-value="1,2,3...">
            <text:p>1,2,3...</text:p>
          </table:table-cell>
          <table:table-cell table:style-name="ce34" table:formula="of:=IF([DataDefsMstr.G28]=&quot;&quot;;&quot;&quot;;[DataDefsMstr.G28])" office:value-type="string" office:string-value="Record number in childtable">
            <text:p>Record number in childtable</text:p>
          </table:table-cell>
          <table:table-cell table:number-columns-repeated="1017"/>
        </table:table-row>
        <table:table-row table:style-name="ro2">
          <table:table-cell table:style-name="ce12" table:formula="of:=IF([DataDefsMstr.A54]=&quot;&quot;;&quot;&quot;;[DataDefsMstr.A54])" office:value-type="float" office:value="55">
            <text:p>55</text:p>
          </table:table-cell>
          <table:table-cell table:style-name="ce16" table:formula="of:=IF([DataDefsMstr.B54]=&quot;&quot;;&quot;&quot;;[DataDefsMstr.B54])" office:value-type="string" office:string-value="ConfigTable">
            <text:p>ConfigTable</text:p>
          </table:table-cell>
          <table:table-cell table:style-name="ce19" table:formula="of:=IF([DataDefsMstr.C54]=&quot;&quot;;&quot;&quot;;[DataDefsMstr.C54])" office:value-type="string" office:string-value="RecID">
            <text:p>RecID</text:p>
          </table:table-cell>
          <table:table-cell table:style-name="ce22" table:formula="of:=IF([DataDefsMstr.D54]=&quot;&quot;;&quot;&quot;;[DataDefsMstr.D54])" office:value-type="string" office:string-value="I">
            <text:p>I</text:p>
          </table:table-cell>
          <table:table-cell table:style-name="ce19" table:formula="of:=IF([DataDefsMstr.E54]=&quot;&quot;;&quot;&quot;;[DataDefsMstr.E54])" office:value-type="string" office:string-value="PRIMARY">
            <text:p>PRIMARY</text:p>
          </table:table-cell>
          <table:table-cell table:style-name="ce19" table:formula="of:=IF([DataDefsMstr.F54]=&quot;&quot;;&quot;&quot;;[DataDefsMstr.F54])" office:value-type="string" office:string-value="1,2,3...">
            <text:p>1,2,3...</text:p>
          </table:table-cell>
          <table:table-cell table:style-name="ce34" table:formula="of:=IF([DataDefsMstr.G54]=&quot;&quot;;&quot;&quot;;[DataDefsMstr.G54])" office:value-type="string" office:string-value="Record Identification Number">
            <text:p>Record Identification Number</text:p>
          </table:table-cell>
          <table:table-cell table:number-columns-repeated="1017"/>
        </table:table-row>
        <table:table-row table:style-name="ro2">
          <table:table-cell table:style-name="ce12" table:formula="of:=IF([DataDefsMstr.A78]=&quot;&quot;;&quot;&quot;;[DataDefsMstr.A78])" office:value-type="float" office:value="81">
            <text:p>81</text:p>
          </table:table-cell>
          <table:table-cell table:style-name="ce16" table:formula="of:=IF([DataDefsMstr.B78]=&quot;&quot;;&quot;&quot;;[DataDefsMstr.B78])" office:value-type="string" office:string-value="ExclusionTable">
            <text:p>ExclusionTable</text:p>
          </table:table-cell>
          <table:table-cell table:style-name="ce19" table:formula="of:=IF([DataDefsMstr.C78]=&quot;&quot;;&quot;&quot;;[DataDefsMstr.C78])" office:value-type="string" office:string-value="RecID">
            <text:p>RecID</text:p>
          </table:table-cell>
          <table:table-cell table:style-name="ce22" table:formula="of:=IF([DataDefsMstr.D78]=&quot;&quot;;&quot;&quot;;[DataDefsMstr.D78])" office:value-type="string" office:string-value="I">
            <text:p>I</text:p>
          </table:table-cell>
          <table:table-cell table:style-name="ce19" table:formula="of:=IF([DataDefsMstr.E78]=&quot;&quot;;&quot;&quot;;[DataDefsMstr.E78])" office:value-type="string" office:string-value="PRIMARY">
            <text:p>PRIMARY</text:p>
          </table:table-cell>
          <table:table-cell table:style-name="ce19" table:formula="of:=IF([DataDefsMstr.F78]=&quot;&quot;;&quot;&quot;;[DataDefsMstr.F78])" office:value-type="string" office:string-value="1,2,3...">
            <text:p>1,2,3...</text:p>
          </table:table-cell>
          <table:table-cell table:style-name="ce34" table:formula="of:=IF([DataDefsMstr.G78]=&quot;&quot;;&quot;&quot;;[DataDefsMstr.G78])" office:value-type="string" office:string-value="Record Identification Number">
            <text:p>Record Identification Number</text:p>
          </table:table-cell>
          <table:table-cell table:number-columns-repeated="1017"/>
        </table:table-row>
        <table:table-row table:style-name="ro2">
          <table:table-cell table:style-name="ce12" table:formula="of:=IF([DataDefsMstr.A110]=&quot;&quot;;&quot;&quot;;[DataDefsMstr.A110])" office:value-type="float" office:value="116">
            <text:p>116</text:p>
          </table:table-cell>
          <table:table-cell table:style-name="ce16" table:formula="of:=IF([DataDefsMstr.B110]=&quot;&quot;;&quot;&quot;;[DataDefsMstr.B110])" office:value-type="string" office:string-value="GroupTable">
            <text:p>GroupTable</text:p>
          </table:table-cell>
          <table:table-cell table:style-name="ce19" table:formula="of:=IF([DataDefsMstr.C110]=&quot;&quot;;&quot;&quot;;[DataDefsMstr.C110])" office:value-type="string" office:string-value="RecID">
            <text:p>RecID</text:p>
          </table:table-cell>
          <table:table-cell table:style-name="ce22" table:formula="of:=IF([DataDefsMstr.D110]=&quot;&quot;;&quot;&quot;;[DataDefsMstr.D110])" office:value-type="string" office:string-value="I">
            <text:p>I</text:p>
          </table:table-cell>
          <table:table-cell table:style-name="ce19" table:formula="of:=IF([DataDefsMstr.E110]=&quot;&quot;;&quot;&quot;;[DataDefsMstr.E110])" office:value-type="string" office:string-value="PRIMARY">
            <text:p>PRIMARY</text:p>
          </table:table-cell>
          <table:table-cell table:style-name="ce19" table:formula="of:=IF([DataDefsMstr.F110]=&quot;&quot;;&quot;&quot;;[DataDefsMstr.F110])" office:value-type="string" office:string-value="1,2,3...">
            <text:p>1,2,3...</text:p>
          </table:table-cell>
          <table:table-cell table:style-name="ce34" table:formula="of:=IF([DataDefsMstr.G110]=&quot;&quot;;&quot;&quot;;[DataDefsMstr.G110])" office:value-type="string" office:string-value="Record Identification Number">
            <text:p>Record Identification Number</text:p>
          </table:table-cell>
          <table:table-cell table:number-columns-repeated="1017"/>
        </table:table-row>
        <table:table-row table:style-name="ro2">
          <table:table-cell table:style-name="ce12" table:formula="of:=IF([DataDefsMstr.A145]=&quot;&quot;;&quot;&quot;;[DataDefsMstr.A145])" office:value-type="float" office:value="154">
            <text:p>154</text:p>
          </table:table-cell>
          <table:table-cell table:style-name="ce16" table:formula="of:=IF([DataDefsMstr.B145]=&quot;&quot;;&quot;&quot;;[DataDefsMstr.B145])" office:value-type="string" office:string-value="MediaLinkTable">
            <text:p>MediaLinkTable</text:p>
          </table:table-cell>
          <table:table-cell table:style-name="ce19" table:formula="of:=IF([DataDefsMstr.C145]=&quot;&quot;;&quot;&quot;;[DataDefsMstr.C145])" office:value-type="string" office:string-value="RectBottom">
            <text:p>RectBottom</text:p>
          </table:table-cell>
          <table:table-cell table:style-name="ce22" table:formula="of:=IF([DataDefsMstr.D145]=&quot;&quot;;&quot;&quot;;[DataDefsMstr.D145])" office:value-type="string" office:string-value="I">
            <text:p>I</text:p>
          </table:table-cell>
          <table:table-cell table:style-name="ce19" table:formula="of:=IF([DataDefsMstr.E145]=&quot;&quot;;&quot;&quot;;[DataDefsMstr.E145])">
            <text:p/>
          </table:table-cell>
          <table:table-cell table:style-name="ce19" table:formula="of:=IF([DataDefsMstr.F145]=&quot;&quot;;&quot;&quot;;[DataDefsMstr.F145])" office:value-type="string" office:string-value="0">
            <text:p>0</text:p>
          </table:table-cell>
          <table:table-cell table:style-name="ce34" table:formula="of:=IF([DataDefsMstr.G145]=&quot;&quot;;&quot;&quot;;[DataDefsMstr.G145])" office:value-type="string" office:string-value="?, not currently used?">
            <text:p>?, not currently used?</text:p>
          </table:table-cell>
          <table:table-cell table:number-columns-repeated="1017"/>
        </table:table-row>
        <table:table-row table:style-name="ro2">
          <table:table-cell table:style-name="ce12" table:formula="of:=IF([DataDefsMstr.A142]=&quot;&quot;;&quot;&quot;;[DataDefsMstr.A142])" office:value-type="float" office:value="151">
            <text:p>151</text:p>
          </table:table-cell>
          <table:table-cell table:style-name="ce16" table:formula="of:=IF([DataDefsMstr.B142]=&quot;&quot;;&quot;&quot;;[DataDefsMstr.B142])" office:value-type="string" office:string-value="MediaLinkTable">
            <text:p>MediaLinkTable</text:p>
          </table:table-cell>
          <table:table-cell table:style-name="ce19" table:formula="of:=IF([DataDefsMstr.C142]=&quot;&quot;;&quot;&quot;;[DataDefsMstr.C142])" office:value-type="string" office:string-value="RectLeft">
            <text:p>RectLeft</text:p>
          </table:table-cell>
          <table:table-cell table:style-name="ce22" table:formula="of:=IF([DataDefsMstr.D142]=&quot;&quot;;&quot;&quot;;[DataDefsMstr.D142])" office:value-type="string" office:string-value="I">
            <text:p>I</text:p>
          </table:table-cell>
          <table:table-cell table:style-name="ce19" table:formula="of:=IF([DataDefsMstr.E142]=&quot;&quot;;&quot;&quot;;[DataDefsMstr.E142])">
            <text:p/>
          </table:table-cell>
          <table:table-cell table:style-name="ce19" table:formula="of:=IF([DataDefsMstr.F142]=&quot;&quot;;&quot;&quot;;[DataDefsMstr.F142])" office:value-type="string" office:string-value="0">
            <text:p>0</text:p>
          </table:table-cell>
          <table:table-cell table:style-name="ce34" table:formula="of:=IF([DataDefsMstr.G142]=&quot;&quot;;&quot;&quot;;[DataDefsMstr.G142])" office:value-type="string" office:string-value="?, not currently used?">
            <text:p>?, not currently used?</text:p>
          </table:table-cell>
          <table:table-cell table:number-columns-repeated="1017"/>
        </table:table-row>
        <table:table-row table:style-name="ro2">
          <table:table-cell table:style-name="ce12" table:formula="of:=IF([DataDefsMstr.A144]=&quot;&quot;;&quot;&quot;;[DataDefsMstr.A144])" office:value-type="float" office:value="153">
            <text:p>153</text:p>
          </table:table-cell>
          <table:table-cell table:style-name="ce16" table:formula="of:=IF([DataDefsMstr.B144]=&quot;&quot;;&quot;&quot;;[DataDefsMstr.B144])" office:value-type="string" office:string-value="MediaLinkTable">
            <text:p>MediaLinkTable</text:p>
          </table:table-cell>
          <table:table-cell table:style-name="ce19" table:formula="of:=IF([DataDefsMstr.C144]=&quot;&quot;;&quot;&quot;;[DataDefsMstr.C144])" office:value-type="string" office:string-value="RectRight">
            <text:p>RectRight</text:p>
          </table:table-cell>
          <table:table-cell table:style-name="ce22" table:formula="of:=IF([DataDefsMstr.D144]=&quot;&quot;;&quot;&quot;;[DataDefsMstr.D144])" office:value-type="string" office:string-value="I">
            <text:p>I</text:p>
          </table:table-cell>
          <table:table-cell table:style-name="ce19" table:formula="of:=IF([DataDefsMstr.E144]=&quot;&quot;;&quot;&quot;;[DataDefsMstr.E144])">
            <text:p/>
          </table:table-cell>
          <table:table-cell table:style-name="ce19" table:formula="of:=IF([DataDefsMstr.F144]=&quot;&quot;;&quot;&quot;;[DataDefsMstr.F144])" office:value-type="string" office:string-value="0">
            <text:p>0</text:p>
          </table:table-cell>
          <table:table-cell table:style-name="ce34" table:formula="of:=IF([DataDefsMstr.G144]=&quot;&quot;;&quot;&quot;;[DataDefsMstr.G144])" office:value-type="string" office:string-value="?, not currently used?">
            <text:p>?, not currently used?</text:p>
          </table:table-cell>
          <table:table-cell table:number-columns-repeated="1017"/>
        </table:table-row>
        <table:table-row table:style-name="ro2">
          <table:table-cell table:style-name="ce12" table:formula="of:=IF([DataDefsMstr.A143]=&quot;&quot;;&quot;&quot;;[DataDefsMstr.A143])" office:value-type="float" office:value="152">
            <text:p>152</text:p>
          </table:table-cell>
          <table:table-cell table:style-name="ce16" table:formula="of:=IF([DataDefsMstr.B143]=&quot;&quot;;&quot;&quot;;[DataDefsMstr.B143])" office:value-type="string" office:string-value="MediaLinkTable">
            <text:p>MediaLinkTable</text:p>
          </table:table-cell>
          <table:table-cell table:style-name="ce19" table:formula="of:=IF([DataDefsMstr.C143]=&quot;&quot;;&quot;&quot;;[DataDefsMstr.C143])" office:value-type="string" office:string-value="RectTop">
            <text:p>RectTop</text:p>
          </table:table-cell>
          <table:table-cell table:style-name="ce22" table:formula="of:=IF([DataDefsMstr.D143]=&quot;&quot;;&quot;&quot;;[DataDefsMstr.D143])" office:value-type="string" office:string-value="I">
            <text:p>I</text:p>
          </table:table-cell>
          <table:table-cell table:style-name="ce19" table:formula="of:=IF([DataDefsMstr.E143]=&quot;&quot;;&quot;&quot;;[DataDefsMstr.E143])">
            <text:p/>
          </table:table-cell>
          <table:table-cell table:style-name="ce19" table:formula="of:=IF([DataDefsMstr.F143]=&quot;&quot;;&quot;&quot;;[DataDefsMstr.F143])" office:value-type="string" office:string-value="0">
            <text:p>0</text:p>
          </table:table-cell>
          <table:table-cell table:style-name="ce34" table:formula="of:=IF([DataDefsMstr.G143]=&quot;&quot;;&quot;&quot;;[DataDefsMstr.G143])" office:value-type="string" office:string-value="?, not currently used?">
            <text:p>?, not currently used?</text:p>
          </table:table-cell>
          <table:table-cell table:number-columns-repeated="1017"/>
        </table:table-row>
        <table:table-row table:style-name="ro3">
          <table:table-cell table:style-name="ce12" table:formula="of:=IF([DataDefsMstr.A55]=&quot;&quot;;&quot;&quot;;[DataDefsMstr.A55])" office:value-type="float" office:value="56">
            <text:p>56</text:p>
          </table:table-cell>
          <table:table-cell table:style-name="ce16" table:formula="of:=IF([DataDefsMstr.B55]=&quot;&quot;;&quot;&quot;;[DataDefsMstr.B55])" office:value-type="string" office:string-value="ConfigTable">
            <text:p>ConfigTable</text:p>
          </table:table-cell>
          <table:table-cell table:style-name="ce19" table:formula="of:=IF([DataDefsMstr.C55]=&quot;&quot;;&quot;&quot;;[DataDefsMstr.C55])" office:value-type="string" office:string-value="RecType">
            <text:p>RecType</text:p>
          </table:table-cell>
          <table:table-cell table:style-name="ce22" table:formula="of:=IF([DataDefsMstr.D55]=&quot;&quot;;&quot;&quot;;[DataDefsMstr.D55])" office:value-type="string" office:string-value="I">
            <text:p>I</text:p>
          </table:table-cell>
          <table:table-cell table:style-name="ce19" table:formula="of:=IF([DataDefsMstr.E55]=&quot;&quot;;&quot;&quot;;[DataDefsMstr.E55])">
            <text:p/>
          </table:table-cell>
          <table:table-cell table:style-name="ce19" table:formula="of:=IF([DataDefsMstr.F55]=&quot;&quot;;&quot;&quot;;[DataDefsMstr.F55])" office:value-type="string" office:string-value="Null, 1?-7?">
            <text:p>Null, 1?-7?</text:p>
          </table:table-cell>
          <table:table-cell table:style-name="ce35" table:formula="of:=IF([DataDefsMstr.G55]=&quot;&quot;;&quot;&quot;;[DataDefsMstr.G55])" office:value-type="string" office:string-value="Record Type (Null, 1=?, 3=Custom Report?, 4=? , 5=Report/List/Chart/Etc?, 7=Problem List?">
            <text:p>Record Type (Null, 1=?, 3=Custom Report?, 4=? , 5=Report/List/Chart/Etc?, 7=Problem List?</text:p>
          </table:table-cell>
          <table:table-cell table:number-columns-repeated="1017"/>
        </table:table-row>
        <table:table-row table:style-name="ro2">
          <table:table-cell table:style-name="ce12" table:formula="of:=IF([DataDefsMstr.A49]=&quot;&quot;;&quot;&quot;;[DataDefsMstr.A49])" office:value-type="float" office:value="49">
            <text:p>49</text:p>
          </table:table-cell>
          <table:table-cell table:style-name="ce16" table:formula="of:=IF([DataDefsMstr.B49]=&quot;&quot;;&quot;&quot;;[DataDefsMstr.B49])" office:value-type="string" office:string-value="CitationTable">
            <text:p>CitationTable</text:p>
          </table:table-cell>
          <table:table-cell table:style-name="ce19" table:formula="of:=IF([DataDefsMstr.C49]=&quot;&quot;;&quot;&quot;;[DataDefsMstr.C49])" office:value-type="string" office:string-value="RefNumber">
            <text:p>RefNumber</text:p>
          </table:table-cell>
          <table:table-cell table:style-name="ce22" table:formula="of:=IF([DataDefsMstr.D49]=&quot;&quot;;&quot;&quot;;[DataDefsMstr.D49])" office:value-type="string" office:string-value="T">
            <text:p>T</text:p>
          </table:table-cell>
          <table:table-cell table:style-name="ce19" table:formula="of:=IF([DataDefsMstr.E49]=&quot;&quot;;&quot;&quot;;[DataDefsMstr.E49])">
            <text:p/>
          </table:table-cell>
          <table:table-cell table:style-name="ce19" table:formula="of:=IF([DataDefsMstr.F49]=&quot;&quot;;&quot;&quot;;[DataDefsMstr.F49])" office:value-type="string" office:string-value="Text">
            <text:p>Text</text:p>
          </table:table-cell>
          <table:table-cell table:style-name="ce34" table:formula="of:=IF([DataDefsMstr.G49]=&quot;&quot;;&quot;&quot;;[DataDefsMstr.G49])" office:value-type="string" office:string-value="Details file #, from Edit Source screen">
            <text:p>Details file #, from Edit Source screen</text:p>
          </table:table-cell>
          <table:table-cell table:number-columns-repeated="1017"/>
        </table:table-row>
        <table:table-row table:style-name="ro2">
          <table:table-cell table:style-name="ce12" table:formula="of:=IF([DataDefsMstr.A148]=&quot;&quot;;&quot;&quot;;[DataDefsMstr.A148])" office:value-type="float" office:value="157">
            <text:p>157</text:p>
          </table:table-cell>
          <table:table-cell table:style-name="ce16" table:formula="of:=IF([DataDefsMstr.B148]=&quot;&quot;;&quot;&quot;;[DataDefsMstr.B148])" office:value-type="string" office:string-value="MediaLinkTable">
            <text:p>MediaLinkTable</text:p>
          </table:table-cell>
          <table:table-cell table:style-name="ce19" table:formula="of:=IF([DataDefsMstr.C148]=&quot;&quot;;&quot;&quot;;[DataDefsMstr.C148])" office:value-type="string" office:string-value="RefNumber">
            <text:p>RefNumber</text:p>
          </table:table-cell>
          <table:table-cell table:style-name="ce22" table:formula="of:=IF([DataDefsMstr.D148]=&quot;&quot;;&quot;&quot;;[DataDefsMstr.D148])" office:value-type="string" office:string-value="T,RM">
            <text:p>T,RM</text:p>
          </table:table-cell>
          <table:table-cell table:style-name="ce19" table:formula="of:=IF([DataDefsMstr.E148]=&quot;&quot;;&quot;&quot;;[DataDefsMstr.E148])">
            <text:p/>
          </table:table-cell>
          <table:table-cell table:style-name="ce19" table:formula="of:=IF([DataDefsMstr.F148]=&quot;&quot;;&quot;&quot;;[DataDefsMstr.F148])" office:value-type="string" office:string-value="Text">
            <text:p>Text</text:p>
          </table:table-cell>
          <table:table-cell table:style-name="ce34" table:formula="of:=IF([DataDefsMstr.G148]=&quot;&quot;;&quot;&quot;;[DataDefsMstr.G148])" office:value-type="string" office:string-value="Reference Number, from Media Properties screen">
            <text:p>Reference Number, from Media Properties screen</text:p>
          </table:table-cell>
          <table:table-cell table:number-columns-repeated="1017"/>
        </table:table-row>
        <table:table-row table:style-name="ro4">
          <table:table-cell table:style-name="ce12" table:formula="of:=IF([DataDefsMstr.A216]=&quot;&quot;;&quot;&quot;;[DataDefsMstr.A216])" office:value-type="float" office:value="230">
            <text:p>230</text:p>
          </table:table-cell>
          <table:table-cell table:style-name="ce16" table:formula="of:=IF([DataDefsMstr.B216]=&quot;&quot;;&quot;&quot;;[DataDefsMstr.B216])" office:value-type="string" office:string-value="ResearchTable">
            <text:p>ResearchTable</text:p>
          </table:table-cell>
          <table:table-cell table:style-name="ce19" table:formula="of:=IF([DataDefsMstr.C216]=&quot;&quot;;&quot;&quot;;[DataDefsMstr.C216])" office:value-type="string" office:string-value="RefNumber">
            <text:p>RefNumber</text:p>
          </table:table-cell>
          <table:table-cell table:style-name="ce22" table:formula="of:=IF([DataDefsMstr.D216]=&quot;&quot;;&quot;&quot;;[DataDefsMstr.D216])" office:value-type="string" office:string-value="T">
            <text:p>T</text:p>
          </table:table-cell>
          <table:table-cell table:style-name="ce19" table:formula="of:=IF([DataDefsMstr.E216]=&quot;&quot;;&quot;&quot;;[DataDefsMstr.E216])">
            <text:p/>
          </table:table-cell>
          <table:table-cell table:style-name="ce19" table:formula="of:=IF([DataDefsMstr.F216]=&quot;&quot;;&quot;&quot;;[DataDefsMstr.F216])" office:value-type="string" office:string-value="Text or Null">
            <text:p>Text or Null</text:p>
          </table:table-cell>
          <table:table-cell table:style-name="ce34" table:formula="of:=IF([DataDefsMstr.G216]=&quot;&quot;;&quot;&quot;;[DataDefsMstr.G216])" office:value-type="string" office:string-value="Personal file number (from Edit ToDo item screen (TaskType = 0), from Edit Correspondence screen (TaskType = 1))">
            <text:p>Personal file number (from Edit ToDo item screen (TaskType = 0), from Edit Correspondence screen (TaskType = 1))</text:p>
          </table:table-cell>
          <table:table-cell table:number-columns-repeated="1017"/>
        </table:table-row>
        <table:table-row table:style-name="ro2">
          <table:table-cell table:style-name="ce12" table:formula="of:=IF([DataDefsMstr.A238]=&quot;&quot;;&quot;&quot;;[DataDefsMstr.A238])" office:value-type="float" office:value="254">
            <text:p>254</text:p>
          </table:table-cell>
          <table:table-cell table:style-name="ce16" table:formula="of:=IF([DataDefsMstr.B238]=&quot;&quot;;&quot;&quot;;[DataDefsMstr.B238])" office:value-type="string" office:string-value="SourceTable">
            <text:p>SourceTable</text:p>
          </table:table-cell>
          <table:table-cell table:style-name="ce19" table:formula="of:=IF([DataDefsMstr.C238]=&quot;&quot;;&quot;&quot;;[DataDefsMstr.C238])" office:value-type="string" office:string-value="RefNumber">
            <text:p>RefNumber</text:p>
          </table:table-cell>
          <table:table-cell table:style-name="ce22" table:formula="of:=IF([DataDefsMstr.D238]=&quot;&quot;;&quot;&quot;;[DataDefsMstr.D238])" office:value-type="string" office:string-value="T">
            <text:p>T</text:p>
          </table:table-cell>
          <table:table-cell table:style-name="ce19" table:formula="of:=IF([DataDefsMstr.E238]=&quot;&quot;;&quot;&quot;;[DataDefsMstr.E238])">
            <text:p/>
          </table:table-cell>
          <table:table-cell table:style-name="ce19" table:formula="of:=IF([DataDefsMstr.F238]=&quot;&quot;;&quot;&quot;;[DataDefsMstr.F238])" office:value-type="string" office:string-value="Text">
            <text:p>Text</text:p>
          </table:table-cell>
          <table:table-cell table:style-name="ce34" table:formula="of:=IF([DataDefsMstr.G238]=&quot;&quot;;&quot;&quot;;[DataDefsMstr.G238])" office:value-type="string" office:string-value="Source file #, from Edit Source screen">
            <text:p>Source file #, from Edit Source screen</text:p>
          </table:table-cell>
          <table:table-cell table:number-columns-repeated="1017"/>
        </table:table-row>
        <table:table-row table:style-name="ro3">
          <table:table-cell table:style-name="ce12" table:formula="of:=IF([DataDefsMstr.A192]=&quot;&quot;;&quot;&quot;;[DataDefsMstr.A192])" office:value-type="float" office:value="204">
            <text:p>204</text:p>
          </table:table-cell>
          <table:table-cell table:style-name="ce16" table:formula="of:=IF([DataDefsMstr.B192]=&quot;&quot;;&quot;&quot;;[DataDefsMstr.B192])" office:value-type="string" office:string-value="PersonTable">
            <text:p>PersonTable</text:p>
          </table:table-cell>
          <table:table-cell table:style-name="ce19" table:formula="of:=IF([DataDefsMstr.C192]=&quot;&quot;;&quot;&quot;;[DataDefsMstr.C192])" office:value-type="string" office:string-value="Relate1">
            <text:p>Relate1</text:p>
          </table:table-cell>
          <table:table-cell table:style-name="ce22" table:formula="of:=IF([DataDefsMstr.D192]=&quot;&quot;;&quot;&quot;;[DataDefsMstr.D192])" office:value-type="string" office:string-value="I">
            <text:p>I</text:p>
          </table:table-cell>
          <table:table-cell table:style-name="ce19" table:formula="of:=IF([DataDefsMstr.E192]=&quot;&quot;;&quot;&quot;;[DataDefsMstr.E192])">
            <text:p/>
          </table:table-cell>
          <table:table-cell table:style-name="ce19" table:formula="of:=IF([DataDefsMstr.F192]=&quot;&quot;;&quot;&quot;;[DataDefsMstr.F192])" office:value-type="string" office:string-value="0,1,2,...">
            <text:p>0,1,2,...</text:p>
          </table:table-cell>
          <table:table-cell table:style-name="ce35" table:formula="of:=IF([DataDefsMstr.G192]=&quot;&quot;;&quot;&quot;;[DataDefsMstr.G192])" office:value-type="string" office:string-value="Relatiionship1, number of generations from person to ancestor in common with person chosen via Tools &gt; Set Relationships (See Relationship1&amp;2 sheet for exceptions and further explanation)">
            <text:p>Relatiionship1, number of generations from person to ancestor in common with person chosen via Tools &gt; Set Relationships (See Relationship1&amp;2 sheet for exceptions and further explanation)</text:p>
          </table:table-cell>
          <table:table-cell table:number-columns-repeated="1017"/>
        </table:table-row>
        <table:table-row table:style-name="ro3">
          <table:table-cell table:style-name="ce12" table:formula="of:=IF([DataDefsMstr.A193]=&quot;&quot;;&quot;&quot;;[DataDefsMstr.A193])" office:value-type="float" office:value="205">
            <text:p>205</text:p>
          </table:table-cell>
          <table:table-cell table:style-name="ce16" table:formula="of:=IF([DataDefsMstr.B193]=&quot;&quot;;&quot;&quot;;[DataDefsMstr.B193])" office:value-type="string" office:string-value="PersonTable">
            <text:p>PersonTable</text:p>
          </table:table-cell>
          <table:table-cell table:style-name="ce19" table:formula="of:=IF([DataDefsMstr.C193]=&quot;&quot;;&quot;&quot;;[DataDefsMstr.C193])" office:value-type="string" office:string-value="Relate2">
            <text:p>Relate2</text:p>
          </table:table-cell>
          <table:table-cell table:style-name="ce22" table:formula="of:=IF([DataDefsMstr.D193]=&quot;&quot;;&quot;&quot;;[DataDefsMstr.D193])" office:value-type="string" office:string-value="I">
            <text:p>I</text:p>
          </table:table-cell>
          <table:table-cell table:style-name="ce19" table:formula="of:=IF([DataDefsMstr.E193]=&quot;&quot;;&quot;&quot;;[DataDefsMstr.E193])">
            <text:p/>
          </table:table-cell>
          <table:table-cell table:style-name="ce19" table:formula="of:=IF([DataDefsMstr.F193]=&quot;&quot;;&quot;&quot;;[DataDefsMstr.F193])" office:value-type="string" office:string-value="0,1,2,...">
            <text:p>0,1,2,...</text:p>
          </table:table-cell>
          <table:table-cell table:style-name="ce35" table:formula="of:=IF([DataDefsMstr.G193]=&quot;&quot;;&quot;&quot;;[DataDefsMstr.G193])" office:value-type="string" office:string-value="Relationship2, number of generations from person chosen via Tools &gt; Set Relationships to ancestor in common with person (See Relationship1&amp;2 sheet for exceptions and further explanation)">
            <text:p>Relationship2, number of generations from person chosen via Tools &gt; Set Relationships to ancestor in common with person (See Relationship1&amp;2 sheet for exceptions and further explanation)</text:p>
          </table:table-cell>
          <table:table-cell table:number-columns-repeated="1017"/>
        </table:table-row>
        <table:table-row table:style-name="ro3">
          <table:table-cell table:style-name="ce12" table:formula="of:=IF([DataDefsMstr.A31]=&quot;&quot;;&quot;&quot;;[DataDefsMstr.A31])" office:value-type="float" office:value="30">
            <text:p>30</text:p>
          </table:table-cell>
          <table:table-cell table:style-name="ce16" table:formula="of:=IF([DataDefsMstr.B31]=&quot;&quot;;&quot;&quot;;[DataDefsMstr.B31])" office:value-type="string" office:string-value="ChildTable">
            <text:p>ChildTable</text:p>
          </table:table-cell>
          <table:table-cell table:style-name="ce19" table:formula="of:=IF([DataDefsMstr.C31]=&quot;&quot;;&quot;&quot;;[DataDefsMstr.C31])" office:value-type="string" office:string-value="RelFather">
            <text:p>RelFather</text:p>
          </table:table-cell>
          <table:table-cell table:style-name="ce22" table:formula="of:=IF([DataDefsMstr.D31]=&quot;&quot;;&quot;&quot;;[DataDefsMstr.D31])" office:value-type="string" office:string-value="I">
            <text:p>I</text:p>
          </table:table-cell>
          <table:table-cell table:style-name="ce19" table:formula="of:=IF([DataDefsMstr.E31]=&quot;&quot;;&quot;&quot;;[DataDefsMstr.E31])">
            <text:p/>
          </table:table-cell>
          <table:table-cell table:style-name="ce19" table:formula="of:=IF([DataDefsMstr.F31]=&quot;&quot;;&quot;&quot;;[DataDefsMstr.F31])" office:value-type="string" office:string-value="0,1,2,...">
            <text:p>0,1,2,...</text:p>
          </table:table-cell>
          <table:table-cell table:style-name="ce34" table:formula="of:=IF([DataDefsMstr.G31]=&quot;&quot;;&quot;&quot;;[DataDefsMstr.G31])" office:value-type="string" office:string-value="Relationship to Father in Family: 0-Birth,1-Adopted, 2- Step,etc">
            <text:p>Relationship to Father in Family: 0-Birth,1-Adopted, 2- Step,etc</text:p>
          </table:table-cell>
          <table:table-cell table:number-columns-repeated="1017"/>
        </table:table-row>
        <table:table-row table:style-name="ro3">
          <table:table-cell table:style-name="ce12" table:formula="of:=IF([DataDefsMstr.A32]=&quot;&quot;;&quot;&quot;;[DataDefsMstr.A32])" office:value-type="float" office:value="31">
            <text:p>31</text:p>
          </table:table-cell>
          <table:table-cell table:style-name="ce16" table:formula="of:=IF([DataDefsMstr.B32]=&quot;&quot;;&quot;&quot;;[DataDefsMstr.B32])" office:value-type="string" office:string-value="ChildTable">
            <text:p>ChildTable</text:p>
          </table:table-cell>
          <table:table-cell table:style-name="ce19" table:formula="of:=IF([DataDefsMstr.C32]=&quot;&quot;;&quot;&quot;;[DataDefsMstr.C32])" office:value-type="string" office:string-value="RelMother">
            <text:p>RelMother</text:p>
          </table:table-cell>
          <table:table-cell table:style-name="ce22" table:formula="of:=IF([DataDefsMstr.D32]=&quot;&quot;;&quot;&quot;;[DataDefsMstr.D32])" office:value-type="string" office:string-value="I">
            <text:p>I</text:p>
          </table:table-cell>
          <table:table-cell table:style-name="ce19" table:formula="of:=IF([DataDefsMstr.E32]=&quot;&quot;;&quot;&quot;;[DataDefsMstr.E32])">
            <text:p/>
          </table:table-cell>
          <table:table-cell table:style-name="ce19" table:formula="of:=IF([DataDefsMstr.F32]=&quot;&quot;;&quot;&quot;;[DataDefsMstr.F32])" office:value-type="string" office:string-value="0,1,2,...">
            <text:p>0,1,2,...</text:p>
          </table:table-cell>
          <table:table-cell table:style-name="ce34" table:formula="of:=IF([DataDefsMstr.G32]=&quot;&quot;;&quot;&quot;;[DataDefsMstr.G32])" office:value-type="string" office:string-value="Relationship to Mother in Family: 0-Birth,1-Adopted, 2- Step,etc">
            <text:p>Relationship to Mother in Family: 0-Birth,1-Adopted, 2- Step,etc</text:p>
          </table:table-cell>
          <table:table-cell table:number-columns-repeated="1017"/>
        </table:table-row>
        <table:table-row table:style-name="ro2">
          <table:table-cell table:style-name="ce12" table:formula="of:=IF([DataDefsMstr.A123]=&quot;&quot;;&quot;&quot;;[DataDefsMstr.A123])" office:value-type="float" office:value="131">
            <text:p>131</text:p>
          </table:table-cell>
          <table:table-cell table:style-name="ce16" table:formula="of:=IF([DataDefsMstr.B123]=&quot;&quot;;&quot;&quot;;[DataDefsMstr.B123])" office:value-type="string" office:string-value="LinkTable">
            <text:p>LinkTable</text:p>
          </table:table-cell>
          <table:table-cell table:style-name="ce19" table:formula="of:=IF([DataDefsMstr.C123]=&quot;&quot;;&quot;&quot;;[DataDefsMstr.C123])" office:value-type="string" office:string-value="rmID">
            <text:p>rmID</text:p>
          </table:table-cell>
          <table:table-cell table:style-name="ce22" table:formula="of:=IF([DataDefsMstr.D123]=&quot;&quot;;&quot;&quot;;[DataDefsMstr.D123])" office:value-type="string" office:string-value="I">
            <text:p>I</text:p>
          </table:table-cell>
          <table:table-cell table:style-name="ce19" table:formula="of:=IF([DataDefsMstr.E123]=&quot;&quot;;&quot;&quot;;[DataDefsMstr.E123])">
            <text:p/>
          </table:table-cell>
          <table:table-cell table:style-name="ce19" table:formula="of:=IF([DataDefsMstr.F123]=&quot;&quot;;&quot;&quot;;[DataDefsMstr.F123])">
            <text:p/>
          </table:table-cell>
          <table:table-cell table:style-name="ce35" table:formula="of:=IF([DataDefsMstr.G123]=&quot;&quot;;&quot;&quot;;[DataDefsMstr.G123])" office:value-type="string" office:string-value="table currently used for nFS?">
            <text:p>table currently used for nFS?</text:p>
          </table:table-cell>
          <table:table-cell table:number-columns-repeated="1017"/>
        </table:table-row>
        <table:table-row table:style-name="ro3">
          <table:table-cell table:style-name="ce12" table:formula="of:=IF([DataDefsMstr.A259]=&quot;&quot;;&quot;&quot;;[DataDefsMstr.A259])" office:value-type="float" office:value="277">
            <text:p>277</text:p>
          </table:table-cell>
          <table:table-cell table:style-name="ce16" table:formula="of:=IF([DataDefsMstr.B259]=&quot;&quot;;&quot;&quot;;[DataDefsMstr.B259])" office:value-type="string" office:string-value="WitnessTable">
            <text:p>WitnessTable</text:p>
          </table:table-cell>
          <table:table-cell table:style-name="ce19" table:formula="of:=IF([DataDefsMstr.C259]=&quot;&quot;;&quot;&quot;;[DataDefsMstr.C259])" office:value-type="string" office:string-value="Role">
            <text:p>Role</text:p>
          </table:table-cell>
          <table:table-cell table:style-name="ce22" table:formula="of:=IF([DataDefsMstr.D259]=&quot;&quot;;&quot;&quot;;[DataDefsMstr.D259])" office:value-type="string" office:string-value="I">
            <text:p>I</text:p>
          </table:table-cell>
          <table:table-cell table:style-name="ce19" table:formula="of:=IF([DataDefsMstr.E259]=&quot;&quot;;&quot;&quot;;[DataDefsMstr.E259])">
            <text:p/>
          </table:table-cell>
          <table:table-cell table:style-name="ce19" table:formula="of:=IF([DataDefsMstr.F259]=&quot;&quot;;&quot;&quot;;[DataDefsMstr.F259])" office:value-type="string" office:string-value="1,2,3...">
            <text:p>1,2,3...</text:p>
          </table:table-cell>
          <table:table-cell table:style-name="ce34" table:formula="of:=IF([DataDefsMstr.G259]=&quot;&quot;;&quot;&quot;;[DataDefsMstr.G259])" office:value-type="string" office:string-value="Role, from Edit shared event screen, linking to RoleID of RoleTable">
            <text:p>Role, from Edit shared event screen, linking to RoleID of RoleTable</text:p>
          </table:table-cell>
          <table:table-cell table:number-columns-repeated="1017"/>
        </table:table-row>
        <table:table-row table:style-name="ro3">
          <table:table-cell table:style-name="ce12" table:formula="of:=IF([DataDefsMstr.A230]=&quot;&quot;;&quot;&quot;;[DataDefsMstr.A230])" office:value-type="float" office:value="245">
            <text:p>245</text:p>
          </table:table-cell>
          <table:table-cell table:style-name="ce16" table:formula="of:=IF([DataDefsMstr.B230]=&quot;&quot;;&quot;&quot;;[DataDefsMstr.B230])" office:value-type="string" office:string-value="RoleTable">
            <text:p>RoleTable</text:p>
          </table:table-cell>
          <table:table-cell table:style-name="ce19" table:formula="of:=IF([DataDefsMstr.C230]=&quot;&quot;;&quot;&quot;;[DataDefsMstr.C230])" office:value-type="string" office:string-value="RoleID">
            <text:p>RoleID</text:p>
          </table:table-cell>
          <table:table-cell table:style-name="ce22" table:formula="of:=IF([DataDefsMstr.D230]=&quot;&quot;;&quot;&quot;;[DataDefsMstr.D230])" office:value-type="string" office:string-value="I">
            <text:p>I</text:p>
          </table:table-cell>
          <table:table-cell table:style-name="ce19" table:formula="of:=IF([DataDefsMstr.E230]=&quot;&quot;;&quot;&quot;;[DataDefsMstr.E230])" office:value-type="string" office:string-value="PRIMARY">
            <text:p>PRIMARY</text:p>
          </table:table-cell>
          <table:table-cell table:style-name="ce19" table:formula="of:=IF([DataDefsMstr.F230]=&quot;&quot;;&quot;&quot;;[DataDefsMstr.F230])" office:value-type="string" office:string-value="1,2,3...">
            <text:p>1,2,3...</text:p>
          </table:table-cell>
          <table:table-cell table:style-name="ce34" table:formula="of:=IF([DataDefsMstr.G230]=&quot;&quot;;&quot;&quot;;[DataDefsMstr.G230])" office:value-type="string" office:string-value="Role Identification Table, with 1 – 58 initially built-in (See Fact Types page of site)">
            <text:p>Role Identification Table, with 1 – 58 initially built-in (See Fact Types page of site)</text:p>
          </table:table-cell>
          <table:table-cell table:number-columns-repeated="1017"/>
        </table:table-row>
        <table:table-row table:style-name="ro2">
          <table:table-cell table:style-name="ce12" table:formula="of:=IF([DataDefsMstr.A231]=&quot;&quot;;&quot;&quot;;[DataDefsMstr.A231])" office:value-type="float" office:value="246">
            <text:p>246</text:p>
          </table:table-cell>
          <table:table-cell table:style-name="ce16" table:formula="of:=IF([DataDefsMstr.B231]=&quot;&quot;;&quot;&quot;;[DataDefsMstr.B231])" office:value-type="string" office:string-value="RoleTable">
            <text:p>RoleTable</text:p>
          </table:table-cell>
          <table:table-cell table:style-name="ce19" table:formula="of:=IF([DataDefsMstr.C231]=&quot;&quot;;&quot;&quot;;[DataDefsMstr.C231])" office:value-type="string" office:string-value="RoleName">
            <text:p>RoleName</text:p>
          </table:table-cell>
          <table:table-cell table:style-name="ce22" table:formula="of:=IF([DataDefsMstr.D231]=&quot;&quot;;&quot;&quot;;[DataDefsMstr.D231])" office:value-type="string" office:string-value="T,RM">
            <text:p>T,RM</text:p>
          </table:table-cell>
          <table:table-cell table:style-name="ce19" table:formula="of:=IF([DataDefsMstr.E231]=&quot;&quot;;&quot;&quot;;[DataDefsMstr.E231])">
            <text:p/>
          </table:table-cell>
          <table:table-cell table:style-name="ce19" table:formula="of:=IF([DataDefsMstr.F231]=&quot;&quot;;&quot;&quot;;[DataDefsMstr.F231])" office:value-type="string" office:string-value="Text">
            <text:p>Text</text:p>
          </table:table-cell>
          <table:table-cell table:style-name="ce34" table:formula="of:=IF([DataDefsMstr.G231]=&quot;&quot;;&quot;&quot;;[DataDefsMstr.G231])" office:value-type="string" office:string-value="Role name, from Edit Role Type screen">
            <text:p>Role name, from Edit Role Type screen</text:p>
          </table:table-cell>
          <table:table-cell table:number-columns-repeated="1017"/>
        </table:table-row>
        <table:table-row table:style-name="ro2">
          <table:table-cell table:style-name="ce12" table:formula="of:=IF([DataDefsMstr.A233]=&quot;&quot;;&quot;&quot;;[DataDefsMstr.A233])" office:value-type="float" office:value="248">
            <text:p>248</text:p>
          </table:table-cell>
          <table:table-cell table:style-name="ce16" table:formula="of:=IF([DataDefsMstr.B233]=&quot;&quot;;&quot;&quot;;[DataDefsMstr.B233])" office:value-type="string" office:string-value="RoleTable">
            <text:p>RoleTable</text:p>
          </table:table-cell>
          <table:table-cell table:style-name="ce19" table:formula="of:=IF([DataDefsMstr.C233]=&quot;&quot;;&quot;&quot;;[DataDefsMstr.C233])" office:value-type="string" office:string-value="RoleType">
            <text:p>RoleType</text:p>
          </table:table-cell>
          <table:table-cell table:style-name="ce22" table:formula="of:=IF([DataDefsMstr.D233]=&quot;&quot;;&quot;&quot;;[DataDefsMstr.D233])" office:value-type="string" office:string-value="I">
            <text:p>I</text:p>
          </table:table-cell>
          <table:table-cell table:style-name="ce19" table:formula="of:=IF([DataDefsMstr.E233]=&quot;&quot;;&quot;&quot;;[DataDefsMstr.E233])">
            <text:p/>
          </table:table-cell>
          <table:table-cell table:style-name="ce19" table:formula="of:=IF([DataDefsMstr.F233]=&quot;&quot;;&quot;&quot;;[DataDefsMstr.F233])" office:value-type="string" office:string-value="0">
            <text:p>0</text:p>
          </table:table-cell>
          <table:table-cell table:style-name="ce34" table:formula="of:=IF([DataDefsMstr.G233]=&quot;&quot;;&quot;&quot;;[DataDefsMstr.G233])" office:value-type="string" office:string-value="Role Type, not currently used?">
            <text:p>Role Type, not currently used?</text:p>
          </table:table-cell>
          <table:table-cell table:number-columns-repeated="1017"/>
        </table:table-row>
        <table:table-row table:style-name="ro2">
          <table:table-cell table:style-name="ce12" table:formula="of:=IF([DataDefsMstr.A73]=&quot;&quot;;&quot;&quot;;[DataDefsMstr.A73])" office:value-type="float" office:value="75">
            <text:p>75</text:p>
          </table:table-cell>
          <table:table-cell table:style-name="ce16" table:formula="of:=IF([DataDefsMstr.B73]=&quot;&quot;;&quot;&quot;;[DataDefsMstr.B73])" office:value-type="string" office:string-value="EventTable">
            <text:p>EventTable</text:p>
          </table:table-cell>
          <table:table-cell table:style-name="ce19" table:formula="of:=IF([DataDefsMstr.C73]=&quot;&quot;;&quot;&quot;;[DataDefsMstr.C73])" office:value-type="string" office:string-value="Sentence">
            <text:p>Sentence</text:p>
          </table:table-cell>
          <table:table-cell table:style-name="ce22" table:formula="of:=IF([DataDefsMstr.D73]=&quot;&quot;;&quot;&quot;;[DataDefsMstr.D73])" office:value-type="string" office:string-value="B">
            <text:p>B</text:p>
          </table:table-cell>
          <table:table-cell table:style-name="ce19" table:formula="of:=IF([DataDefsMstr.E73]=&quot;&quot;;&quot;&quot;;[DataDefsMstr.E73])">
            <text:p/>
          </table:table-cell>
          <table:table-cell table:style-name="ce19" table:formula="of:=IF([DataDefsMstr.F73]=&quot;&quot;;&quot;&quot;;[DataDefsMstr.F73])" office:value-type="string" office:string-value="Null or text">
            <text:p>Null or text</text:p>
          </table:table-cell>
          <table:table-cell table:style-name="ce34" table:formula="of:=IF([DataDefsMstr.G73]=&quot;&quot;;&quot;&quot;;[DataDefsMstr.G73])" office:value-type="string" office:string-value="Customised sentence for this event.">
            <text:p>Customised sentence for this event.</text:p>
          </table:table-cell>
          <table:table-cell table:number-columns-repeated="1017"/>
        </table:table-row>
        <table:table-row table:style-name="ro3">
          <table:table-cell table:style-name="ce12" table:formula="of:=IF([DataDefsMstr.A91]=&quot;&quot;;&quot;&quot;;[DataDefsMstr.A91])" office:value-type="float" office:value="95">
            <text:p>95</text:p>
          </table:table-cell>
          <table:table-cell table:style-name="ce16" table:formula="of:=IF([DataDefsMstr.B91]=&quot;&quot;;&quot;&quot;;[DataDefsMstr.B91])" office:value-type="string" office:string-value="FactTypeTable">
            <text:p>FactTypeTable</text:p>
          </table:table-cell>
          <table:table-cell table:style-name="ce19" table:formula="of:=IF([DataDefsMstr.C91]=&quot;&quot;;&quot;&quot;;[DataDefsMstr.C91])" office:value-type="string" office:string-value="Sentence">
            <text:p>Sentence</text:p>
          </table:table-cell>
          <table:table-cell table:style-name="ce22" table:formula="of:=IF([DataDefsMstr.D91]=&quot;&quot;;&quot;&quot;;[DataDefsMstr.D91])" office:value-type="string" office:string-value="B">
            <text:p>B</text:p>
          </table:table-cell>
          <table:table-cell table:style-name="ce19" table:formula="of:=IF([DataDefsMstr.E91]=&quot;&quot;;&quot;&quot;;[DataDefsMstr.E91])">
            <text:p/>
          </table:table-cell>
          <table:table-cell table:style-name="ce19" table:formula="of:=IF([DataDefsMstr.F91]=&quot;&quot;;&quot;&quot;;[DataDefsMstr.F91])" office:value-type="string" office:string-value="Text">
            <text:p>Text</text:p>
          </table:table-cell>
          <table:table-cell table:style-name="ce34" table:formula="of:=IF([DataDefsMstr.G91]=&quot;&quot;;&quot;&quot;;[DataDefsMstr.G91])" office:value-type="string" office:string-value="Sentence template for this role, from Edit Role Type screen for Role name of Principal">
            <text:p>Sentence template for this role, from Edit Role Type screen for Role name of Principal</text:p>
          </table:table-cell>
          <table:table-cell table:number-columns-repeated="1017"/>
        </table:table-row>
        <table:table-row table:style-name="ro4">
          <table:table-cell table:style-name="ce12" table:formula="of:=IF([DataDefsMstr.A176]=&quot;&quot;;&quot;&quot;;[DataDefsMstr.A176])" office:value-type="float" office:value="187">
            <text:p>187</text:p>
          </table:table-cell>
          <table:table-cell table:style-name="ce16" table:formula="of:=IF([DataDefsMstr.B176]=&quot;&quot;;&quot;&quot;;[DataDefsMstr.B176])" office:value-type="string" office:string-value="NameTable">
            <text:p>NameTable</text:p>
          </table:table-cell>
          <table:table-cell table:style-name="ce20" table:formula="of:=IF([DataDefsMstr.C176]=&quot;&quot;;&quot;&quot;;[DataDefsMstr.C176])" office:value-type="string" office:string-value="Sentence">
            <text:p>Sentence</text:p>
          </table:table-cell>
          <table:table-cell table:style-name="ce22" table:formula="of:=IF([DataDefsMstr.D176]=&quot;&quot;;&quot;&quot;;[DataDefsMstr.D176])" office:value-type="string" office:string-value="B">
            <text:p>B</text:p>
          </table:table-cell>
          <table:table-cell table:style-name="ce31" table:formula="of:=IF([DataDefsMstr.E176]=&quot;&quot;;&quot;&quot;;[DataDefsMstr.E176])">
            <text:p/>
          </table:table-cell>
          <table:table-cell table:style-name="ce31" table:formula="of:=IF([DataDefsMstr.F176]=&quot;&quot;;&quot;&quot;;[DataDefsMstr.F176])" office:value-type="string" office:string-value="Text in Sentence Template Language format">
            <text:p>Text in Sentence Template Language format</text:p>
          </table:table-cell>
          <table:table-cell table:style-name="ce36" table:formula="of:=IF([DataDefsMstr.G176]=&quot;&quot;;&quot;&quot;;[DataDefsMstr.G176])" office:value-type="string" office:string-value="Customized sentence template for this Alternate Name, entered in Edit Person Alternate Name Customize Sentence window.">
            <text:p>Customized sentence template for this Alternate Name, entered in Edit Person Alternate Name Customize Sentence window.</text:p>
          </table:table-cell>
          <table:table-cell table:number-columns-repeated="1017"/>
        </table:table-row>
        <table:table-row table:style-name="ro3">
          <table:table-cell table:style-name="ce12" table:formula="of:=IF([DataDefsMstr.A234]=&quot;&quot;;&quot;&quot;;[DataDefsMstr.A234])" office:value-type="float" office:value="249">
            <text:p>249</text:p>
          </table:table-cell>
          <table:table-cell table:style-name="ce16" table:formula="of:=IF([DataDefsMstr.B234]=&quot;&quot;;&quot;&quot;;[DataDefsMstr.B234])" office:value-type="string" office:string-value="RoleTable">
            <text:p>RoleTable</text:p>
          </table:table-cell>
          <table:table-cell table:style-name="ce19" table:formula="of:=IF([DataDefsMstr.C234]=&quot;&quot;;&quot;&quot;;[DataDefsMstr.C234])" office:value-type="string" office:string-value="Sentence">
            <text:p>Sentence</text:p>
          </table:table-cell>
          <table:table-cell table:style-name="ce22" table:formula="of:=IF([DataDefsMstr.D234]=&quot;&quot;;&quot;&quot;;[DataDefsMstr.D234])" office:value-type="string" office:string-value="T">
            <text:p>T</text:p>
          </table:table-cell>
          <table:table-cell table:style-name="ce19" table:formula="of:=IF([DataDefsMstr.E234]=&quot;&quot;;&quot;&quot;;[DataDefsMstr.E234])">
            <text:p/>
          </table:table-cell>
          <table:table-cell table:style-name="ce19" table:formula="of:=IF([DataDefsMstr.F234]=&quot;&quot;;&quot;&quot;;[DataDefsMstr.F234])" office:value-type="string" office:string-value="Text">
            <text:p>Text</text:p>
          </table:table-cell>
          <table:table-cell table:style-name="ce34" table:formula="of:=IF([DataDefsMstr.G234]=&quot;&quot;;&quot;&quot;;[DataDefsMstr.G234])" office:value-type="string" office:string-value="Sentence template for this role, from Edit Role Type screen">
            <text:p>Sentence template for this role, from Edit Role Type screen</text:p>
          </table:table-cell>
          <table:table-cell table:number-columns-repeated="1017"/>
        </table:table-row>
        <table:table-row table:style-name="ro2">
          <table:table-cell table:style-name="ce12" table:formula="of:=IF([DataDefsMstr.A260]=&quot;&quot;;&quot;&quot;;[DataDefsMstr.A260])" office:value-type="float" office:value="278">
            <text:p>278</text:p>
          </table:table-cell>
          <table:table-cell table:style-name="ce16" table:formula="of:=IF([DataDefsMstr.B260]=&quot;&quot;;&quot;&quot;;[DataDefsMstr.B260])" office:value-type="string" office:string-value="WitnessTable">
            <text:p>WitnessTable</text:p>
          </table:table-cell>
          <table:table-cell table:style-name="ce19" table:formula="of:=IF([DataDefsMstr.C260]=&quot;&quot;;&quot;&quot;;[DataDefsMstr.C260])" office:value-type="string" office:string-value="Sentence">
            <text:p>Sentence</text:p>
          </table:table-cell>
          <table:table-cell table:style-name="ce22" table:formula="of:=IF([DataDefsMstr.D260]=&quot;&quot;;&quot;&quot;;[DataDefsMstr.D260])" office:value-type="string" office:string-value="T">
            <text:p>T</text:p>
          </table:table-cell>
          <table:table-cell table:style-name="ce19" table:formula="of:=IF([DataDefsMstr.E260]=&quot;&quot;;&quot;&quot;;[DataDefsMstr.E260])">
            <text:p/>
          </table:table-cell>
          <table:table-cell table:style-name="ce19" table:formula="of:=IF([DataDefsMstr.F260]=&quot;&quot;;&quot;&quot;;[DataDefsMstr.F260])" office:value-type="string" office:string-value="Null">
            <text:p>Null</text:p>
          </table:table-cell>
          <table:table-cell table:style-name="ce34" table:formula="of:=IF([DataDefsMstr.G260]=&quot;&quot;;&quot;&quot;;[DataDefsMstr.G260])" office:value-type="string" office:string-value="Sentence, not currently used?">
            <text:p>Sentence, not currently used?</text:p>
          </table:table-cell>
          <table:table-cell table:number-columns-repeated="1017"/>
        </table:table-row>
        <table:table-row table:style-name="ro3">
          <table:table-cell table:style-name="ce12" table:formula="of:=IF([DataDefsMstr.A187]=&quot;&quot;;&quot;&quot;;[DataDefsMstr.A187])" office:value-type="float" office:value="199">
            <text:p>199</text:p>
          </table:table-cell>
          <table:table-cell table:style-name="ce16" table:formula="of:=IF([DataDefsMstr.B187]=&quot;&quot;;&quot;&quot;;[DataDefsMstr.B187])" office:value-type="string" office:string-value="PersonTable">
            <text:p>PersonTable</text:p>
          </table:table-cell>
          <table:table-cell table:style-name="ce19" table:formula="of:=IF([DataDefsMstr.C187]=&quot;&quot;;&quot;&quot;;[DataDefsMstr.C187])" office:value-type="string" office:string-value="Sex">
            <text:p>Sex</text:p>
          </table:table-cell>
          <table:table-cell table:style-name="ce22" table:formula="of:=IF([DataDefsMstr.D187]=&quot;&quot;;&quot;&quot;;[DataDefsMstr.D187])" office:value-type="string" office:string-value="I">
            <text:p>I</text:p>
          </table:table-cell>
          <table:table-cell table:style-name="ce19" table:formula="of:=IF([DataDefsMstr.E187]=&quot;&quot;;&quot;&quot;;[DataDefsMstr.E187])">
            <text:p/>
          </table:table-cell>
          <table:table-cell table:style-name="ce19" table:formula="of:=IF([DataDefsMstr.F187]=&quot;&quot;;&quot;&quot;;[DataDefsMstr.F187])" office:value-type="string" office:string-value="0-2">
            <text:p>0-2</text:p>
          </table:table-cell>
          <table:table-cell table:style-name="ce34" table:formula="of:=IF([DataDefsMstr.G187]=&quot;&quot;;&quot;&quot;;[DataDefsMstr.G187])" office:value-type="string" office:string-value="Sex, from Edit Person screen (0 = Male, 1 = Female, 2 = Unknown)">
            <text:p>Sex, from Edit Person screen (0 = Male, 1 = Female, 2 = Unknown)</text:p>
          </table:table-cell>
          <table:table-cell table:number-columns-repeated="1017"/>
        </table:table-row>
        <table:table-row table:style-name="ro3">
          <table:table-cell table:style-name="ce12" table:formula="of:=IF([DataDefsMstr.A251]=&quot;&quot;;&quot;&quot;;[DataDefsMstr.A251])" office:value-type="float" office:value="268">
            <text:p>268</text:p>
          </table:table-cell>
          <table:table-cell table:style-name="ce16" table:formula="of:=IF([DataDefsMstr.B251]=&quot;&quot;;&quot;&quot;;[DataDefsMstr.B251])" office:value-type="string" office:string-value="SourceTemplateTable">
            <text:p>SourceTemplateTable</text:p>
          </table:table-cell>
          <table:table-cell table:style-name="ce19" table:formula="of:=IF([DataDefsMstr.C251]=&quot;&quot;;&quot;&quot;;[DataDefsMstr.C251])" office:value-type="string" office:string-value="ShortFootnote">
            <text:p>ShortFootnote</text:p>
          </table:table-cell>
          <table:table-cell table:style-name="ce22" table:formula="of:=IF([DataDefsMstr.D251]=&quot;&quot;;&quot;&quot;;[DataDefsMstr.D251])" office:value-type="string" office:string-value="T">
            <text:p>T</text:p>
          </table:table-cell>
          <table:table-cell table:style-name="ce19" table:formula="of:=IF([DataDefsMstr.E251]=&quot;&quot;;&quot;&quot;;[DataDefsMstr.E251])">
            <text:p/>
          </table:table-cell>
          <table:table-cell table:style-name="ce19" table:formula="of:=IF([DataDefsMstr.F251]=&quot;&quot;;&quot;&quot;;[DataDefsMstr.F251])" office:value-type="string" office:string-value="Text">
            <text:p>Text</text:p>
          </table:table-cell>
          <table:table-cell table:style-name="ce34" table:formula="of:=IF([DataDefsMstr.G251]=&quot;&quot;;&quot;&quot;;[DataDefsMstr.G251])" office:value-type="string" office:string-value="Short Footnote Template, from Source Templates screen">
            <text:p>Short Footnote Template, from Source Templates screen</text:p>
          </table:table-cell>
          <table:table-cell table:number-columns-repeated="1017"/>
        </table:table-row>
        <table:table-row table:style-name="ro3">
          <table:table-cell table:style-name="ce12" table:formula="of:=IF([DataDefsMstr.A65]=&quot;&quot;;&quot;&quot;;[DataDefsMstr.A65])" office:value-type="float" office:value="67">
            <text:p>67</text:p>
          </table:table-cell>
          <table:table-cell table:style-name="ce16" table:formula="of:=IF([DataDefsMstr.B65]=&quot;&quot;;&quot;&quot;;[DataDefsMstr.B65])" office:value-type="string" office:string-value="EventTable">
            <text:p>EventTable</text:p>
          </table:table-cell>
          <table:table-cell table:style-name="ce19" table:formula="of:=IF([DataDefsMstr.C65]=&quot;&quot;;&quot;&quot;;[DataDefsMstr.C65])" office:value-type="string" office:string-value="SiteID">
            <text:p>SiteID</text:p>
          </table:table-cell>
          <table:table-cell table:style-name="ce22" table:formula="of:=IF([DataDefsMstr.D65]=&quot;&quot;;&quot;&quot;;[DataDefsMstr.D65])" office:value-type="string" office:string-value="I">
            <text:p>I</text:p>
          </table:table-cell>
          <table:table-cell table:style-name="ce19" table:formula="of:=IF([DataDefsMstr.E65]=&quot;&quot;;&quot;&quot;;[DataDefsMstr.E65])">
            <text:p/>
          </table:table-cell>
          <table:table-cell table:style-name="ce19" table:formula="of:=IF([DataDefsMstr.F65]=&quot;&quot;;&quot;&quot;;[DataDefsMstr.F65])" office:value-type="string" office:string-value="0,1,2,...">
            <text:p>0,1,2,...</text:p>
          </table:table-cell>
          <table:table-cell table:style-name="ce34" table:formula="of:=IF([DataDefsMstr.G65]=&quot;&quot;;&quot;&quot;;[DataDefsMstr.G65])" office:value-type="string" office:string-value="0 if no Place Detail assigned to event, else PlaceID of Place with PlaceType=2  from PlaceTable">
            <text:p>0 if no Place Detail assigned to event, else PlaceID of Place with PlaceType=2 <text:s/>from PlaceTable</text:p>
          </table:table-cell>
          <table:table-cell table:number-columns-repeated="1017"/>
        </table:table-row>
        <table:table-row table:style-name="ro4">
          <table:table-cell table:style-name="ce12" table:formula="of:=IF([DataDefsMstr.A67]=&quot;&quot;;&quot;&quot;;[DataDefsMstr.A67])" office:value-type="float" office:value="69">
            <text:p>69</text:p>
          </table:table-cell>
          <table:table-cell table:style-name="ce16" table:formula="of:=IF([DataDefsMstr.B67]=&quot;&quot;;&quot;&quot;;[DataDefsMstr.B67])" office:value-type="string" office:string-value="EventTable">
            <text:p>EventTable</text:p>
          </table:table-cell>
          <table:table-cell table:style-name="ce19" table:formula="of:=IF([DataDefsMstr.C67]=&quot;&quot;;&quot;&quot;;[DataDefsMstr.C67])" office:value-type="string" office:string-value="SortDate">
            <text:p>SortDate</text:p>
          </table:table-cell>
          <table:table-cell table:style-name="ce22" table:formula="of:=IF([DataDefsMstr.D67]=&quot;&quot;;&quot;&quot;;[DataDefsMstr.D67])" office:value-type="string" office:string-value="I">
            <text:p>I</text:p>
          </table:table-cell>
          <table:table-cell table:style-name="ce19" table:formula="of:=IF([DataDefsMstr.E67]=&quot;&quot;;&quot;&quot;;[DataDefsMstr.E67])">
            <text:p/>
          </table:table-cell>
          <table:table-cell table:style-name="ce30" table:formula="of:=IF([DataDefsMstr.F67]=&quot;&quot;;&quot;&quot;;[DataDefsMstr.F67])" office:value-type="string" office:string-value="18 digits">
            <text:p>18 digits</text:p>
          </table:table-cell>
          <table:table-cell table:style-name="ce34" table:formula="of:=IF([DataDefsMstr.G67]=&quot;&quot;;&quot;&quot;;[DataDefsMstr.G67])" office:value-type="string" office:string-value="Number representing a user entered date that forces an event into a position relative to other events in lists sorted on the Date field.">
            <text:p>Number representing a user entered date that forces an event into a position relative to other events in lists sorted on the Date field.</text:p>
          </table:table-cell>
          <table:table-cell table:number-columns-repeated="1017"/>
        </table:table-row>
        <table:table-row table:style-name="ro3">
          <table:table-cell table:style-name="ce12" table:formula="of:=IF([DataDefsMstr.A150]=&quot;&quot;;&quot;&quot;;[DataDefsMstr.A150])" office:value-type="float" office:value="159">
            <text:p>159</text:p>
          </table:table-cell>
          <table:table-cell table:style-name="ce16" table:formula="of:=IF([DataDefsMstr.B150]=&quot;&quot;;&quot;&quot;;[DataDefsMstr.B150])" office:value-type="string" office:string-value="MediaLinkTable">
            <text:p>MediaLinkTable</text:p>
          </table:table-cell>
          <table:table-cell table:style-name="ce19" table:formula="of:=IF([DataDefsMstr.C150]=&quot;&quot;;&quot;&quot;;[DataDefsMstr.C150])" office:value-type="string" office:string-value="SortDate">
            <text:p>SortDate</text:p>
          </table:table-cell>
          <table:table-cell table:style-name="ce22" table:formula="of:=IF([DataDefsMstr.D150]=&quot;&quot;;&quot;&quot;;[DataDefsMstr.D150])" office:value-type="string" office:string-value="I">
            <text:p>I</text:p>
          </table:table-cell>
          <table:table-cell table:style-name="ce19" table:formula="of:=IF([DataDefsMstr.E150]=&quot;&quot;;&quot;&quot;;[DataDefsMstr.E150])">
            <text:p/>
          </table:table-cell>
          <table:table-cell table:style-name="ce19" table:formula="of:=IF([DataDefsMstr.F150]=&quot;&quot;;&quot;&quot;;[DataDefsMstr.F150])" office:value-type="string" office:string-value="19 digits">
            <text:p>19 digits</text:p>
          </table:table-cell>
          <table:table-cell table:style-name="ce34" table:formula="of:=IF([DataDefsMstr.G150]=&quot;&quot;;&quot;&quot;;[DataDefsMstr.G150])" office:value-type="string" office:string-value="Sort Date (unclear as to on what field based, but 9223372036854775807 if Date not entered)">
            <text:p>Sort Date (unclear as to on what field based, but 9223372036854775807 if Date not entered)</text:p>
          </table:table-cell>
          <table:table-cell table:number-columns-repeated="1017"/>
        </table:table-row>
        <table:table-row table:style-name="ro11">
          <table:table-cell table:style-name="ce12" table:formula="of:=IF([DataDefsMstr.A171]=&quot;&quot;;&quot;&quot;;[DataDefsMstr.A171])" office:value-type="float" office:value="182">
            <text:p>182</text:p>
          </table:table-cell>
          <table:table-cell table:style-name="ce16" table:formula="of:=IF([DataDefsMstr.B171]=&quot;&quot;;&quot;&quot;;[DataDefsMstr.B171])" office:value-type="string" office:string-value="NameTable">
            <text:p>NameTable</text:p>
          </table:table-cell>
          <table:table-cell table:style-name="ce20" table:formula="of:=IF([DataDefsMstr.C171]=&quot;&quot;;&quot;&quot;;[DataDefsMstr.C171])" office:value-type="string" office:string-value="SortDate">
            <text:p>SortDate</text:p>
          </table:table-cell>
          <table:table-cell table:style-name="ce22" table:formula="of:=IF([DataDefsMstr.D171]=&quot;&quot;;&quot;&quot;;[DataDefsMstr.D171])" office:value-type="string" office:string-value="I">
            <text:p>I</text:p>
          </table:table-cell>
          <table:table-cell table:style-name="ce31" table:formula="of:=IF([DataDefsMstr.E171]=&quot;&quot;;&quot;&quot;;[DataDefsMstr.E171])">
            <text:p/>
          </table:table-cell>
          <table:table-cell table:style-name="ce31" table:formula="of:=IF([DataDefsMstr.F171]=&quot;&quot;;&quot;&quot;;[DataDefsMstr.F171])" office:value-type="string" office:string-value="19 digits">
            <text:p>19 digits</text:p>
          </table:table-cell>
          <table:table-cell table:style-name="ce36" table:formula="of:=IF([DataDefsMstr.G171]=&quot;&quot;;&quot;&quot;;[DataDefsMstr.G171])" office:value-type="string" office:string-value="Number representing a user entered date in the Sort Date field of the Edit Person Alternate Name Fact edit screen that forces an event into a position relative to other events in lists sorted on the Date field. Default = 9223372036854775807">
            <text:p>Number representing a user entered date in the Sort Date field of the Edit Person Alternate Name Fact edit screen that forces an event into a position relative to other events in lists sorted on the Date field. Default = 9223372036854775807</text:p>
          </table:table-cell>
          <table:table-cell table:number-columns-repeated="1017"/>
        </table:table-row>
        <table:table-row table:style-name="ro3">
          <table:table-cell table:style-name="ce12" table:formula="of:=IF([DataDefsMstr.A223]=&quot;&quot;;&quot;&quot;;[DataDefsMstr.A223])" office:value-type="float" office:value="237">
            <text:p>237</text:p>
          </table:table-cell>
          <table:table-cell table:style-name="ce16" table:formula="of:=IF([DataDefsMstr.B223]=&quot;&quot;;&quot;&quot;;[DataDefsMstr.B223])" office:value-type="string" office:string-value="ResearchTable">
            <text:p>ResearchTable</text:p>
          </table:table-cell>
          <table:table-cell table:style-name="ce19" table:formula="of:=IF([DataDefsMstr.C223]=&quot;&quot;;&quot;&quot;;[DataDefsMstr.C223])" office:value-type="string" office:string-value="SortDate1">
            <text:p>SortDate1</text:p>
          </table:table-cell>
          <table:table-cell table:style-name="ce22" table:formula="of:=IF([DataDefsMstr.D223]=&quot;&quot;;&quot;&quot;;[DataDefsMstr.D223])" office:value-type="string" office:string-value="I">
            <text:p>I</text:p>
          </table:table-cell>
          <table:table-cell table:style-name="ce19" table:formula="of:=IF([DataDefsMstr.E223]=&quot;&quot;;&quot;&quot;;[DataDefsMstr.E223])">
            <text:p/>
          </table:table-cell>
          <table:table-cell table:style-name="ce19" table:formula="of:=IF([DataDefsMstr.F223]=&quot;&quot;;&quot;&quot;;[DataDefsMstr.F223])" office:value-type="string" office:string-value="Integer">
            <text:p>Integer</text:p>
          </table:table-cell>
          <table:table-cell table:style-name="ce34" table:formula="of:=IF([DataDefsMstr.G223]=&quot;&quot;;&quot;&quot;;[DataDefsMstr.G223])" office:value-type="string" office:string-value="Sort Date 1 (9223372036854775807, if Date1 = '.' OR Date1 IS LIKE 'T%'; 0, otherwise)">
            <text:p>Sort Date 1 (9223372036854775807, if Date1 = '.' OR Date1 IS LIKE 'T%'; 0, otherwise)</text:p>
          </table:table-cell>
          <table:table-cell table:number-columns-repeated="1017"/>
        </table:table-row>
        <table:table-row table:style-name="ro3">
          <table:table-cell table:style-name="ce12" table:formula="of:=IF([DataDefsMstr.A224]=&quot;&quot;;&quot;&quot;;[DataDefsMstr.A224])" office:value-type="float" office:value="238">
            <text:p>238</text:p>
          </table:table-cell>
          <table:table-cell table:style-name="ce16" table:formula="of:=IF([DataDefsMstr.B224]=&quot;&quot;;&quot;&quot;;[DataDefsMstr.B224])" office:value-type="string" office:string-value="ResearchTable">
            <text:p>ResearchTable</text:p>
          </table:table-cell>
          <table:table-cell table:style-name="ce19" table:formula="of:=IF([DataDefsMstr.C224]=&quot;&quot;;&quot;&quot;;[DataDefsMstr.C224])" office:value-type="string" office:string-value="SortDate2">
            <text:p>SortDate2</text:p>
          </table:table-cell>
          <table:table-cell table:style-name="ce22" table:formula="of:=IF([DataDefsMstr.D224]=&quot;&quot;;&quot;&quot;;[DataDefsMstr.D224])" office:value-type="string" office:string-value="I">
            <text:p>I</text:p>
          </table:table-cell>
          <table:table-cell table:style-name="ce19" table:formula="of:=IF([DataDefsMstr.E224]=&quot;&quot;;&quot;&quot;;[DataDefsMstr.E224])">
            <text:p/>
          </table:table-cell>
          <table:table-cell table:style-name="ce19" table:formula="of:=IF([DataDefsMstr.F224]=&quot;&quot;;&quot;&quot;;[DataDefsMstr.F224])" office:value-type="string" office:string-value="Integer">
            <text:p>Integer</text:p>
          </table:table-cell>
          <table:table-cell table:style-name="ce34" table:formula="of:=IF([DataDefsMstr.G224]=&quot;&quot;;&quot;&quot;;[DataDefsMstr.G224])" office:value-type="string" office:string-value="Sort Date 2 (9223372036854775807, if Date2 = '.' OR Date2 IS LIKE 'T%'; 0, otherwise)">
            <text:p>Sort Date 2 (9223372036854775807, if Date2 = '.' OR Date2 IS LIKE 'T%'; 0, otherwise)</text:p>
          </table:table-cell>
          <table:table-cell table:number-columns-repeated="1017"/>
        </table:table-row>
        <table:table-row table:style-name="ro3">
          <table:table-cell table:style-name="ce12" table:formula="of:=IF([DataDefsMstr.A225]=&quot;&quot;;&quot;&quot;;[DataDefsMstr.A225])" office:value-type="float" office:value="239">
            <text:p>239</text:p>
          </table:table-cell>
          <table:table-cell table:style-name="ce16" table:formula="of:=IF([DataDefsMstr.B225]=&quot;&quot;;&quot;&quot;;[DataDefsMstr.B225])" office:value-type="string" office:string-value="ResearchTable">
            <text:p>ResearchTable</text:p>
          </table:table-cell>
          <table:table-cell table:style-name="ce19" table:formula="of:=IF([DataDefsMstr.C225]=&quot;&quot;;&quot;&quot;;[DataDefsMstr.C225])" office:value-type="string" office:string-value="SortDate3">
            <text:p>SortDate3</text:p>
          </table:table-cell>
          <table:table-cell table:style-name="ce22" table:formula="of:=IF([DataDefsMstr.D225]=&quot;&quot;;&quot;&quot;;[DataDefsMstr.D225])" office:value-type="string" office:string-value="I">
            <text:p>I</text:p>
          </table:table-cell>
          <table:table-cell table:style-name="ce19" table:formula="of:=IF([DataDefsMstr.E225]=&quot;&quot;;&quot;&quot;;[DataDefsMstr.E225])">
            <text:p/>
          </table:table-cell>
          <table:table-cell table:style-name="ce19" table:formula="of:=IF([DataDefsMstr.F225]=&quot;&quot;;&quot;&quot;;[DataDefsMstr.F225])" office:value-type="string" office:string-value="Integer">
            <text:p>Integer</text:p>
          </table:table-cell>
          <table:table-cell table:style-name="ce34" table:formula="of:=IF([DataDefsMstr.G225]=&quot;&quot;;&quot;&quot;;[DataDefsMstr.G225])" office:value-type="string" office:string-value="Sort Date 3 (9223372036854775807, if Date3 = '.' OR Date3 IS LIKE 'T%'; 0, otherwise)">
            <text:p>Sort Date 3 (9223372036854775807, if Date3 = '.' OR Date3 IS LIKE 'T%'; 0, otherwise)</text:p>
          </table:table-cell>
          <table:table-cell table:number-columns-repeated="1017"/>
        </table:table-row>
        <table:table-row table:style-name="ro11">
          <table:table-cell table:style-name="ce12" table:formula="of:=IF([DataDefsMstr.A141]=&quot;&quot;;&quot;&quot;;[DataDefsMstr.A141])" office:value-type="float" office:value="150">
            <text:p>150</text:p>
          </table:table-cell>
          <table:table-cell table:style-name="ce16" table:formula="of:=IF([DataDefsMstr.B141]=&quot;&quot;;&quot;&quot;;[DataDefsMstr.B141])" office:value-type="string" office:string-value="MediaLinkTable">
            <text:p>MediaLinkTable</text:p>
          </table:table-cell>
          <table:table-cell table:style-name="ce19" table:formula="of:=IF([DataDefsMstr.C141]=&quot;&quot;;&quot;&quot;;[DataDefsMstr.C141])" office:value-type="string" office:string-value="SortOrder">
            <text:p>SortOrder</text:p>
          </table:table-cell>
          <table:table-cell table:style-name="ce22" table:formula="of:=IF([DataDefsMstr.D141]=&quot;&quot;;&quot;&quot;;[DataDefsMstr.D141])" office:value-type="string" office:string-value="I">
            <text:p>I</text:p>
          </table:table-cell>
          <table:table-cell table:style-name="ce19" table:formula="of:=IF([DataDefsMstr.E141]=&quot;&quot;;&quot;&quot;;[DataDefsMstr.E141])">
            <text:p/>
          </table:table-cell>
          <table:table-cell table:style-name="ce19" table:formula="of:=IF([DataDefsMstr.F141]=&quot;&quot;;&quot;&quot;;[DataDefsMstr.F141])" office:value-type="string" office:string-value="0,1,2,...">
            <text:p>0,1,2,...</text:p>
          </table:table-cell>
          <table:table-cell table:style-name="ce34" table:formula="of:=IF([DataDefsMstr.G141]=&quot;&quot;;&quot;&quot;;[DataDefsMstr.G141])" office:value-type="string" office:string-value="Sort Order, 0 for OwnerType=3 or 4 until Rearrange media items from Media Album screen used; otherwise, sequentially assigned (1,2,3...) as media items added to same Media Album until/unless Rearrange media items used">
            <text:p>Sort Order, 0 for OwnerType=3 or 4 until Rearrange media items from Media Album screen used; otherwise, sequentially assigned (1,2,3...) as media items added to same Media Album until/unless Rearrange media items used</text:p>
          </table:table-cell>
          <table:table-cell table:number-columns-repeated="1017"/>
        </table:table-row>
        <table:table-row table:style-name="ro3">
          <table:table-cell table:style-name="ce12" table:formula="of:=IF([DataDefsMstr.A43]=&quot;&quot;;&quot;&quot;;[DataDefsMstr.A43])" office:value-type="float" office:value="43">
            <text:p>43</text:p>
          </table:table-cell>
          <table:table-cell table:style-name="ce16" table:formula="of:=IF([DataDefsMstr.B43]=&quot;&quot;;&quot;&quot;;[DataDefsMstr.B43])" office:value-type="string" office:string-value="CitationTable">
            <text:p>CitationTable</text:p>
          </table:table-cell>
          <table:table-cell table:style-name="ce19" table:formula="of:=IF([DataDefsMstr.C43]=&quot;&quot;;&quot;&quot;;[DataDefsMstr.C43])" office:value-type="string" office:string-value="SourceID">
            <text:p>SourceID</text:p>
          </table:table-cell>
          <table:table-cell table:style-name="ce22" table:formula="of:=IF([DataDefsMstr.D43]=&quot;&quot;;&quot;&quot;;[DataDefsMstr.D43])" office:value-type="string" office:string-value="I">
            <text:p>I</text:p>
          </table:table-cell>
          <table:table-cell table:style-name="ce19" table:formula="of:=IF([DataDefsMstr.E43]=&quot;&quot;;&quot;&quot;;[DataDefsMstr.E43])">
            <text:p/>
          </table:table-cell>
          <table:table-cell table:style-name="ce19" table:formula="of:=IF([DataDefsMstr.F43]=&quot;&quot;;&quot;&quot;;[DataDefsMstr.F43])" office:value-type="string" office:string-value="1,2,3...">
            <text:p>1,2,3...</text:p>
          </table:table-cell>
          <table:table-cell table:style-name="ce34" table:formula="of:=IF([DataDefsMstr.G43]=&quot;&quot;;&quot;&quot;;[DataDefsMstr.G43])" office:value-type="string" office:string-value="Source Identification Number, linking to SourceID of SourceTable">
            <text:p>Source Identification Number, linking to SourceID of SourceTable</text:p>
          </table:table-cell>
          <table:table-cell table:number-columns-repeated="1017"/>
        </table:table-row>
        <table:table-row table:style-name="ro2">
          <table:table-cell table:style-name="ce12" table:formula="of:=IF([DataDefsMstr.A236]=&quot;&quot;;&quot;&quot;;[DataDefsMstr.A236])" office:value-type="float" office:value="252">
            <text:p>252</text:p>
          </table:table-cell>
          <table:table-cell table:style-name="ce16" table:formula="of:=IF([DataDefsMstr.B236]=&quot;&quot;;&quot;&quot;;[DataDefsMstr.B236])" office:value-type="string" office:string-value="SourceTable">
            <text:p>SourceTable</text:p>
          </table:table-cell>
          <table:table-cell table:style-name="ce19" table:formula="of:=IF([DataDefsMstr.C236]=&quot;&quot;;&quot;&quot;;[DataDefsMstr.C236])" office:value-type="string" office:string-value="SourceID">
            <text:p>SourceID</text:p>
          </table:table-cell>
          <table:table-cell table:style-name="ce22" table:formula="of:=IF([DataDefsMstr.D236]=&quot;&quot;;&quot;&quot;;[DataDefsMstr.D236])" office:value-type="string" office:string-value="I">
            <text:p>I</text:p>
          </table:table-cell>
          <table:table-cell table:style-name="ce19" table:formula="of:=IF([DataDefsMstr.E236]=&quot;&quot;;&quot;&quot;;[DataDefsMstr.E236])" office:value-type="string" office:string-value="PRIMARY">
            <text:p>PRIMARY</text:p>
          </table:table-cell>
          <table:table-cell table:style-name="ce19" table:formula="of:=IF([DataDefsMstr.F236]=&quot;&quot;;&quot;&quot;;[DataDefsMstr.F236])" office:value-type="string" office:string-value="1,2,3...">
            <text:p>1,2,3...</text:p>
          </table:table-cell>
          <table:table-cell table:style-name="ce34" table:formula="of:=IF([DataDefsMstr.G236]=&quot;&quot;;&quot;&quot;;[DataDefsMstr.G236])" office:value-type="string" office:string-value="Source Identification Number">
            <text:p>Source Identification Number</text:p>
          </table:table-cell>
          <table:table-cell table:number-columns-repeated="1017"/>
        </table:table-row>
        <table:table-row table:style-name="ro6">
          <table:table-cell table:style-name="ce12" table:formula="of:=IF([DataDefsMstr.A190]=&quot;&quot;;&quot;&quot;;[DataDefsMstr.A190])" office:value-type="float" office:value="202">
            <text:p>202</text:p>
          </table:table-cell>
          <table:table-cell table:style-name="ce16" table:formula="of:=IF([DataDefsMstr.B190]=&quot;&quot;;&quot;&quot;;[DataDefsMstr.B190])" office:value-type="string" office:string-value="PersonTable">
            <text:p>PersonTable</text:p>
          </table:table-cell>
          <table:table-cell table:style-name="ce19" table:formula="of:=IF([DataDefsMstr.C190]=&quot;&quot;;&quot;&quot;;[DataDefsMstr.C190])" office:value-type="string" office:string-value="SpouseID">
            <text:p>SpouseID</text:p>
          </table:table-cell>
          <table:table-cell table:style-name="ce22" table:formula="of:=IF([DataDefsMstr.D190]=&quot;&quot;;&quot;&quot;;[DataDefsMstr.D190])" office:value-type="string" office:string-value="I">
            <text:p>I</text:p>
          </table:table-cell>
          <table:table-cell table:style-name="ce19" table:formula="of:=IF([DataDefsMstr.E190]=&quot;&quot;;&quot;&quot;;[DataDefsMstr.E190])">
            <text:p/>
          </table:table-cell>
          <table:table-cell table:style-name="ce19" table:formula="of:=IF([DataDefsMstr.F190]=&quot;&quot;;&quot;&quot;;[DataDefsMstr.F190])" office:value-type="string" office:string-value="0,1,2,...">
            <text:p>0,1,2,...</text:p>
          </table:table-cell>
          <table:table-cell table:style-name="ce34" table:formula="of:=IF([DataDefsMstr.G190]=&quot;&quot;;&quot;&quot;;[DataDefsMstr.G190])" office:value-type="string" office:string-value="Spouse Identification Number, linking to FamilyID of FamilyTable, (0 if no spouse) [MRIN with one of spouses, possibly last active in Pedigree view or when selected via Spouses Status Bar, others?]">
            <text:p>Spouse Identification Number, linking to FamilyID of FamilyTable, (0 if no spouse) [MRIN with one of spouses, possibly last active in Pedigree view or when selected via Spouses Status Bar, others?]</text:p>
          </table:table-cell>
          <table:table-cell table:number-columns-repeated="1017"/>
        </table:table-row>
        <table:table-row table:style-name="ro2">
          <table:table-cell table:style-name="ce12" table:formula="of:=IF([DataDefsMstr.A104]=&quot;&quot;;&quot;&quot;;[DataDefsMstr.A104])" office:value-type="float" office:value="109">
            <text:p>109</text:p>
          </table:table-cell>
          <table:table-cell table:style-name="ce16" table:formula="of:=IF([DataDefsMstr.B104]=&quot;&quot;;&quot;&quot;;[DataDefsMstr.B104])" office:value-type="string" office:string-value="FamilyTable">
            <text:p>FamilyTable</text:p>
          </table:table-cell>
          <table:table-cell table:style-name="ce19" table:formula="of:=IF([DataDefsMstr.C104]=&quot;&quot;;&quot;&quot;;[DataDefsMstr.C104])" office:value-type="string" office:string-value="SpouseLabel">
            <text:p>SpouseLabel</text:p>
          </table:table-cell>
          <table:table-cell table:style-name="ce22" table:formula="of:=IF([DataDefsMstr.D104]=&quot;&quot;;&quot;&quot;;[DataDefsMstr.D104])" office:value-type="string" office:string-value="I">
            <text:p>I</text:p>
          </table:table-cell>
          <table:table-cell table:style-name="ce19" table:formula="of:=IF([DataDefsMstr.E104]=&quot;&quot;;&quot;&quot;;[DataDefsMstr.E104])">
            <text:p/>
          </table:table-cell>
          <table:table-cell table:style-name="ce19" table:formula="of:=IF([DataDefsMstr.F104]=&quot;&quot;;&quot;&quot;;[DataDefsMstr.F104])" office:value-type="string" office:string-value="0">
            <text:p>0</text:p>
          </table:table-cell>
          <table:table-cell table:style-name="ce34" table:formula="of:=IF([DataDefsMstr.G104]=&quot;&quot;;&quot;&quot;;[DataDefsMstr.G104])" office:value-type="string" office:string-value="not currently supported?">
            <text:p>not currently supported?</text:p>
          </table:table-cell>
          <table:table-cell table:number-columns-repeated="1017"/>
        </table:table-row>
        <table:table-row table:style-name="ro4">
          <table:table-cell table:style-name="ce12" table:formula="of:=IF([DataDefsMstr.A112]=&quot;&quot;;&quot;&quot;;[DataDefsMstr.A112])" office:value-type="float" office:value="118">
            <text:p>118</text:p>
          </table:table-cell>
          <table:table-cell table:style-name="ce16" table:formula="of:=IF([DataDefsMstr.B112]=&quot;&quot;;&quot;&quot;;[DataDefsMstr.B112])" office:value-type="string" office:string-value="GroupTable">
            <text:p>GroupTable</text:p>
          </table:table-cell>
          <table:table-cell table:style-name="ce19" table:formula="of:=IF([DataDefsMstr.C112]=&quot;&quot;;&quot;&quot;;[DataDefsMstr.C112])" office:value-type="string" office:string-value="StartID">
            <text:p>StartID</text:p>
          </table:table-cell>
          <table:table-cell table:style-name="ce22" table:formula="of:=IF([DataDefsMstr.D112]=&quot;&quot;;&quot;&quot;;[DataDefsMstr.D112])" office:value-type="string" office:string-value="I">
            <text:p>I</text:p>
          </table:table-cell>
          <table:table-cell table:style-name="ce19" table:formula="of:=IF([DataDefsMstr.E112]=&quot;&quot;;&quot;&quot;;[DataDefsMstr.E112])">
            <text:p/>
          </table:table-cell>
          <table:table-cell table:style-name="ce19" table:formula="of:=IF([DataDefsMstr.F112]=&quot;&quot;;&quot;&quot;;[DataDefsMstr.F112])" office:value-type="string" office:string-value="Integer">
            <text:p>Integer</text:p>
          </table:table-cell>
          <table:table-cell table:style-name="ce34" table:formula="of:=IF([DataDefsMstr.G112]=&quot;&quot;;&quot;&quot;;[DataDefsMstr.G112])" office:value-type="string" office:string-value="Starting Identification Number of consecutively-numbered people in range, linking to PersonID in PersonTable">
            <text:p>Starting Identification Number of consecutively-numbered people in range, linking to PersonID in PersonTable</text:p>
          </table:table-cell>
          <table:table-cell table:number-columns-repeated="1017"/>
        </table:table-row>
        <table:table-row table:style-name="ro3">
          <table:table-cell table:style-name="ce12" table:formula="of:=IF([DataDefsMstr.A16]=&quot;&quot;;&quot;&quot;;[DataDefsMstr.A16])" office:value-type="float" office:value="14">
            <text:p>14</text:p>
          </table:table-cell>
          <table:table-cell table:style-name="ce16" table:formula="of:=IF([DataDefsMstr.B16]=&quot;&quot;;&quot;&quot;;[DataDefsMstr.B16])" office:value-type="string" office:string-value="AddressTable">
            <text:p>AddressTable</text:p>
          </table:table-cell>
          <table:table-cell table:style-name="ce19" table:formula="of:=IF([DataDefsMstr.C16]=&quot;&quot;;&quot;&quot;;[DataDefsMstr.C16])" office:value-type="string" office:string-value="State">
            <text:p>State</text:p>
          </table:table-cell>
          <table:table-cell table:style-name="ce22" table:formula="of:=IF([DataDefsMstr.D16]=&quot;&quot;;&quot;&quot;;[DataDefsMstr.D16])" office:value-type="string" office:string-value="T">
            <text:p>T</text:p>
          </table:table-cell>
          <table:table-cell table:style-name="ce19" table:formula="of:=IF([DataDefsMstr.E16]=&quot;&quot;;&quot;&quot;;[DataDefsMstr.E16])">
            <text:p/>
          </table:table-cell>
          <table:table-cell table:style-name="ce19" table:formula="of:=IF([DataDefsMstr.F16]=&quot;&quot;;&quot;&quot;;[DataDefsMstr.F16])" office:value-type="string" office:string-value="Text">
            <text:p>Text</text:p>
          </table:table-cell>
          <table:table-cell table:style-name="ce34" table:formula="of:=IF([DataDefsMstr.G16]=&quot;&quot;;&quot;&quot;;[DataDefsMstr.G16])" office:value-type="string" office:string-value="State, from Edit Address screen or Edit Repository screen">
            <text:p>State, from Edit Address screen or Edit Repository screen</text:p>
          </table:table-cell>
          <table:table-cell table:number-columns-repeated="1017"/>
        </table:table-row>
        <table:table-row table:style-name="ro3">
          <table:table-cell table:style-name="ce12" table:formula="of:=IF([DataDefsMstr.A71]=&quot;&quot;;&quot;&quot;;[DataDefsMstr.A71])" office:value-type="float" office:value="73">
            <text:p>73</text:p>
          </table:table-cell>
          <table:table-cell table:style-name="ce16" table:formula="of:=IF([DataDefsMstr.B71]=&quot;&quot;;&quot;&quot;;[DataDefsMstr.B71])" office:value-type="string" office:string-value="EventTable">
            <text:p>EventTable</text:p>
          </table:table-cell>
          <table:table-cell table:style-name="ce19" table:formula="of:=IF([DataDefsMstr.C71]=&quot;&quot;;&quot;&quot;;[DataDefsMstr.C71])" office:value-type="string" office:string-value="Status">
            <text:p>Status</text:p>
          </table:table-cell>
          <table:table-cell table:style-name="ce22" table:formula="of:=IF([DataDefsMstr.D71]=&quot;&quot;;&quot;&quot;;[DataDefsMstr.D71])" office:value-type="string" office:string-value="I">
            <text:p>I</text:p>
          </table:table-cell>
          <table:table-cell table:style-name="ce19" table:formula="of:=IF([DataDefsMstr.E71]=&quot;&quot;;&quot;&quot;;[DataDefsMstr.E71])">
            <text:p/>
          </table:table-cell>
          <table:table-cell table:style-name="ce19" table:formula="of:=IF([DataDefsMstr.F71]=&quot;&quot;;&quot;&quot;;[DataDefsMstr.F71])" office:value-type="string" office:string-value="0-12">
            <text:p>0-12</text:p>
          </table:table-cell>
          <table:table-cell table:style-name="ce34" table:formula="of:=IF([DataDefsMstr.G71]=&quot;&quot;;&quot;&quot;;[DataDefsMstr.G71])" office:value-type="string" office:string-value="0-default; else reps status of LDS events: e.g. 1-Submitted, 8-DNS, 12-Cleared">
            <text:p>0-default; else reps status of LDS events: e.g. 1-Submitted, 8-DNS, 12-Cleared</text:p>
          </table:table-cell>
          <table:table-cell table:number-columns-repeated="1017"/>
        </table:table-row>
        <table:table-row table:style-name="ro2">
          <table:table-cell table:style-name="ce12" table:formula="of:=IF([DataDefsMstr.A128]=&quot;&quot;;&quot;&quot;;[DataDefsMstr.A128])" office:value-type="float" office:value="136">
            <text:p>136</text:p>
          </table:table-cell>
          <table:table-cell table:style-name="ce16" table:formula="of:=IF([DataDefsMstr.B128]=&quot;&quot;;&quot;&quot;;[DataDefsMstr.B128])" office:value-type="string" office:string-value="LinkTable">
            <text:p>LinkTable</text:p>
          </table:table-cell>
          <table:table-cell table:style-name="ce19" table:formula="of:=IF([DataDefsMstr.C128]=&quot;&quot;;&quot;&quot;;[DataDefsMstr.C128])" office:value-type="string" office:string-value="Status">
            <text:p>Status</text:p>
          </table:table-cell>
          <table:table-cell table:style-name="ce22" table:formula="of:=IF([DataDefsMstr.D128]=&quot;&quot;;&quot;&quot;;[DataDefsMstr.D128])" office:value-type="string" office:string-value="I">
            <text:p>I</text:p>
          </table:table-cell>
          <table:table-cell table:style-name="ce19" table:formula="of:=IF([DataDefsMstr.E128]=&quot;&quot;;&quot;&quot;;[DataDefsMstr.E128])">
            <text:p/>
          </table:table-cell>
          <table:table-cell table:style-name="ce19" table:formula="of:=IF([DataDefsMstr.F128]=&quot;&quot;;&quot;&quot;;[DataDefsMstr.F128])">
            <text:p/>
          </table:table-cell>
          <table:table-cell table:style-name="ce35" table:formula="of:=IF([DataDefsMstr.G128]=&quot;&quot;;&quot;&quot;;[DataDefsMstr.G128])" office:value-type="string" office:string-value="table currently used for nFS?">
            <text:p>table currently used for nFS?</text:p>
          </table:table-cell>
          <table:table-cell table:number-columns-repeated="1017"/>
        </table:table-row>
        <table:table-row table:style-name="ro6">
          <table:table-cell table:style-name="ce12" table:formula="of:=IF([DataDefsMstr.A218]=&quot;&quot;;&quot;&quot;;[DataDefsMstr.A218])" office:value-type="float" office:value="232">
            <text:p>232</text:p>
          </table:table-cell>
          <table:table-cell table:style-name="ce16" table:formula="of:=IF([DataDefsMstr.B218]=&quot;&quot;;&quot;&quot;;[DataDefsMstr.B218])" office:value-type="string" office:string-value="ResearchTable">
            <text:p>ResearchTable</text:p>
          </table:table-cell>
          <table:table-cell table:style-name="ce19" table:formula="of:=IF([DataDefsMstr.C218]=&quot;&quot;;&quot;&quot;;[DataDefsMstr.C218])" office:value-type="string" office:string-value="Status">
            <text:p>Status</text:p>
          </table:table-cell>
          <table:table-cell table:style-name="ce22" table:formula="of:=IF([DataDefsMstr.D218]=&quot;&quot;;&quot;&quot;;[DataDefsMstr.D218])" office:value-type="string" office:string-value="I">
            <text:p>I</text:p>
          </table:table-cell>
          <table:table-cell table:style-name="ce19" table:formula="of:=IF([DataDefsMstr.E218]=&quot;&quot;;&quot;&quot;;[DataDefsMstr.E218])">
            <text:p/>
          </table:table-cell>
          <table:table-cell table:style-name="ce19" table:formula="of:=IF([DataDefsMstr.F218]=&quot;&quot;;&quot;&quot;;[DataDefsMstr.F218])" office:value-type="string" office:string-value="0-3">
            <text:p>0-3</text:p>
          </table:table-cell>
          <table:table-cell table:style-name="ce34" table:formula="of:=IF([DataDefsMstr.G218]=&quot;&quot;;&quot;&quot;;[DataDefsMstr.G218])" office:value-type="string" office:string-value="Status (Status, from Edit ToDo item screen (TaskType = 0): 0 = Open, 1 = Completed, 2 = Pending, 3 = Problem; Sent or Received, from Edit Correspondence screen (TaskType = 1): 0 = Sent, 1 = Received)">
            <text:p>Status (Status, from Edit ToDo item screen (TaskType = 0): 0 = Open, 1 = Completed, 2 = Pending, 3 = Problem; Sent or Received, from Edit Correspondence screen (TaskType = 1): 0 = Sent, 1 = Received)</text:p>
          </table:table-cell>
          <table:table-cell table:number-columns-repeated="1017"/>
        </table:table-row>
        <table:table-row table:style-name="ro3">
          <table:table-cell table:style-name="ce12" table:formula="of:=IF([DataDefsMstr.A13]=&quot;&quot;;&quot;&quot;;[DataDefsMstr.A13])" office:value-type="float" office:value="11">
            <text:p>11</text:p>
          </table:table-cell>
          <table:table-cell table:style-name="ce16" table:formula="of:=IF([DataDefsMstr.B13]=&quot;&quot;;&quot;&quot;;[DataDefsMstr.B13])" office:value-type="string" office:string-value="AddressTable">
            <text:p>AddressTable</text:p>
          </table:table-cell>
          <table:table-cell table:style-name="ce19" table:formula="of:=IF([DataDefsMstr.C13]=&quot;&quot;;&quot;&quot;;[DataDefsMstr.C13])" office:value-type="string" office:string-value="Street1">
            <text:p>Street1</text:p>
          </table:table-cell>
          <table:table-cell table:style-name="ce22" table:formula="of:=IF([DataDefsMstr.D13]=&quot;&quot;;&quot;&quot;;[DataDefsMstr.D13])" office:value-type="string" office:string-value="T">
            <text:p>T</text:p>
          </table:table-cell>
          <table:table-cell table:style-name="ce19" table:formula="of:=IF([DataDefsMstr.E13]=&quot;&quot;;&quot;&quot;;[DataDefsMstr.E13])">
            <text:p/>
          </table:table-cell>
          <table:table-cell table:style-name="ce19" table:formula="of:=IF([DataDefsMstr.F13]=&quot;&quot;;&quot;&quot;;[DataDefsMstr.F13])" office:value-type="string" office:string-value="Text">
            <text:p>Text</text:p>
          </table:table-cell>
          <table:table-cell table:style-name="ce34" table:formula="of:=IF([DataDefsMstr.G13]=&quot;&quot;;&quot;&quot;;[DataDefsMstr.G13])" office:value-type="string" office:string-value="Street address [first line], from Edit Address screen or Edit Repository screen">
            <text:p>Street address [first line], from Edit Address screen or Edit Repository screen</text:p>
          </table:table-cell>
          <table:table-cell table:number-columns-repeated="1017"/>
        </table:table-row>
        <table:table-row table:style-name="ro3">
          <table:table-cell table:style-name="ce12" table:formula="of:=IF([DataDefsMstr.A14]=&quot;&quot;;&quot;&quot;;[DataDefsMstr.A14])" office:value-type="float" office:value="12">
            <text:p>12</text:p>
          </table:table-cell>
          <table:table-cell table:style-name="ce16" table:formula="of:=IF([DataDefsMstr.B14]=&quot;&quot;;&quot;&quot;;[DataDefsMstr.B14])" office:value-type="string" office:string-value="AddressTable">
            <text:p>AddressTable</text:p>
          </table:table-cell>
          <table:table-cell table:style-name="ce19" table:formula="of:=IF([DataDefsMstr.C14]=&quot;&quot;;&quot;&quot;;[DataDefsMstr.C14])" office:value-type="string" office:string-value="Street2">
            <text:p>Street2</text:p>
          </table:table-cell>
          <table:table-cell table:style-name="ce22" table:formula="of:=IF([DataDefsMstr.D14]=&quot;&quot;;&quot;&quot;;[DataDefsMstr.D14])" office:value-type="string" office:string-value="T">
            <text:p>T</text:p>
          </table:table-cell>
          <table:table-cell table:style-name="ce19" table:formula="of:=IF([DataDefsMstr.E14]=&quot;&quot;;&quot;&quot;;[DataDefsMstr.E14])">
            <text:p/>
          </table:table-cell>
          <table:table-cell table:style-name="ce19" table:formula="of:=IF([DataDefsMstr.F14]=&quot;&quot;;&quot;&quot;;[DataDefsMstr.F14])" office:value-type="string" office:string-value="Text">
            <text:p>Text</text:p>
          </table:table-cell>
          <table:table-cell table:style-name="ce34" table:formula="of:=IF([DataDefsMstr.G14]=&quot;&quot;;&quot;&quot;;[DataDefsMstr.G14])" office:value-type="string" office:string-value="Street address [second line], from Edit Address screen or Edit Repository screen">
            <text:p>Street address [second line], from Edit Address screen or Edit Repository screen</text:p>
          </table:table-cell>
          <table:table-cell table:number-columns-repeated="1017"/>
        </table:table-row>
        <table:table-row table:style-name="ro2">
          <table:table-cell table:style-name="ce12" table:formula="of:=IF([DataDefsMstr.A167]=&quot;&quot;;&quot;&quot;;[DataDefsMstr.A167])" office:value-type="float" office:value="178">
            <text:p>178</text:p>
          </table:table-cell>
          <table:table-cell table:style-name="ce16" table:formula="of:=IF([DataDefsMstr.B167]=&quot;&quot;;&quot;&quot;;[DataDefsMstr.B167])" office:value-type="string" office:string-value="NameTable">
            <text:p>NameTable</text:p>
          </table:table-cell>
          <table:table-cell table:style-name="ce20" table:formula="of:=IF([DataDefsMstr.C167]=&quot;&quot;;&quot;&quot;;[DataDefsMstr.C167])" office:value-type="string" office:string-value="Suffix">
            <text:p>Suffix</text:p>
          </table:table-cell>
          <table:table-cell table:style-name="ce22" table:formula="of:=IF([DataDefsMstr.D167]=&quot;&quot;;&quot;&quot;;[DataDefsMstr.D167])" office:value-type="string" office:string-value="T,RM">
            <text:p>T,RM</text:p>
          </table:table-cell>
          <table:table-cell table:style-name="ce31" table:formula="of:=IF([DataDefsMstr.E167]=&quot;&quot;;&quot;&quot;;[DataDefsMstr.E167])">
            <text:p/>
          </table:table-cell>
          <table:table-cell table:style-name="ce31" table:formula="of:=IF([DataDefsMstr.F167]=&quot;&quot;;&quot;&quot;;[DataDefsMstr.F167])" office:value-type="string" office:string-value="freeform text">
            <text:p>freeform text</text:p>
          </table:table-cell>
          <table:table-cell table:style-name="ce36" table:formula="of:=IF([DataDefsMstr.G167]=&quot;&quot;;&quot;&quot;;[DataDefsMstr.G167])" office:value-type="string" office:string-value="Name suffix, e.g., Jr., Sr., III, ...">
            <text:p>Name suffix, e.g., Jr., Sr., III, ...</text:p>
          </table:table-cell>
          <table:table-cell table:number-columns-repeated="1017"/>
        </table:table-row>
        <table:table-row table:style-name="ro2">
          <table:table-cell table:style-name="ce12" table:formula="of:=IF([DataDefsMstr.A265]=&quot;&quot;;&quot;&quot;;[DataDefsMstr.A265])" office:value-type="float" office:value="283">
            <text:p>283</text:p>
          </table:table-cell>
          <table:table-cell table:style-name="ce16" table:formula="of:=IF([DataDefsMstr.B265]=&quot;&quot;;&quot;&quot;;[DataDefsMstr.B265])" office:value-type="string" office:string-value="WitnessTable">
            <text:p>WitnessTable</text:p>
          </table:table-cell>
          <table:table-cell table:style-name="ce19" table:formula="of:=IF([DataDefsMstr.C265]=&quot;&quot;;&quot;&quot;;[DataDefsMstr.C265])" office:value-type="string" office:string-value="Suffix">
            <text:p>Suffix</text:p>
          </table:table-cell>
          <table:table-cell table:style-name="ce22" table:formula="of:=IF([DataDefsMstr.D265]=&quot;&quot;;&quot;&quot;;[DataDefsMstr.D265])" office:value-type="string" office:string-value="T,RM">
            <text:p>T,RM</text:p>
          </table:table-cell>
          <table:table-cell table:style-name="ce19" table:formula="of:=IF([DataDefsMstr.E265]=&quot;&quot;;&quot;&quot;;[DataDefsMstr.E265])">
            <text:p/>
          </table:table-cell>
          <table:table-cell table:style-name="ce19" table:formula="of:=IF([DataDefsMstr.F265]=&quot;&quot;;&quot;&quot;;[DataDefsMstr.F265])" office:value-type="string" office:string-value="Null">
            <text:p>Null</text:p>
          </table:table-cell>
          <table:table-cell table:style-name="ce34" table:formula="of:=IF([DataDefsMstr.G265]=&quot;&quot;;&quot;&quot;;[DataDefsMstr.G265])" office:value-type="string" office:string-value="Suffix, not currently used?">
            <text:p>Suffix, not currently used?</text:p>
          </table:table-cell>
          <table:table-cell table:number-columns-repeated="1017"/>
        </table:table-row>
        <table:table-row table:style-name="ro2">
          <table:table-cell table:style-name="ce12" table:formula="of:=IF([DataDefsMstr.A164]=&quot;&quot;;&quot;&quot;;[DataDefsMstr.A164])" office:value-type="float" office:value="175">
            <text:p>175</text:p>
          </table:table-cell>
          <table:table-cell table:style-name="ce16" table:formula="of:=IF([DataDefsMstr.B164]=&quot;&quot;;&quot;&quot;;[DataDefsMstr.B164])" office:value-type="string" office:string-value="NameTable">
            <text:p>NameTable</text:p>
          </table:table-cell>
          <table:table-cell table:style-name="ce20" table:formula="of:=IF([DataDefsMstr.C164]=&quot;&quot;;&quot;&quot;;[DataDefsMstr.C164])" office:value-type="string" office:string-value="Surname">
            <text:p>Surname</text:p>
          </table:table-cell>
          <table:table-cell table:style-name="ce22" table:formula="of:=IF([DataDefsMstr.D164]=&quot;&quot;;&quot;&quot;;[DataDefsMstr.D164])" office:value-type="string" office:string-value="T,RM">
            <text:p>T,RM</text:p>
          </table:table-cell>
          <table:table-cell table:style-name="ce31" table:formula="of:=IF([DataDefsMstr.E164]=&quot;&quot;;&quot;&quot;;[DataDefsMstr.E164])">
            <text:p/>
          </table:table-cell>
          <table:table-cell table:style-name="ce31" table:formula="of:=IF([DataDefsMstr.F164]=&quot;&quot;;&quot;&quot;;[DataDefsMstr.F164])" office:value-type="string" office:string-value="freeform text">
            <text:p>freeform text</text:p>
          </table:table-cell>
          <table:table-cell table:style-name="ce36" table:formula="of:=IF([DataDefsMstr.G164]=&quot;&quot;;&quot;&quot;;[DataDefsMstr.G164])" office:value-type="string" office:string-value="Surname.">
            <text:p>Surname.</text:p>
          </table:table-cell>
          <table:table-cell table:number-columns-repeated="1017"/>
        </table:table-row>
        <table:table-row table:style-name="ro3">
          <table:table-cell table:style-name="ce12" table:formula="of:=IF([DataDefsMstr.A263]=&quot;&quot;;&quot;&quot;;[DataDefsMstr.A263])" office:value-type="float" office:value="281">
            <text:p>281</text:p>
          </table:table-cell>
          <table:table-cell table:style-name="ce16" table:formula="of:=IF([DataDefsMstr.B263]=&quot;&quot;;&quot;&quot;;[DataDefsMstr.B263])" office:value-type="string" office:string-value="WitnessTable">
            <text:p>WitnessTable</text:p>
          </table:table-cell>
          <table:table-cell table:style-name="ce19" table:formula="of:=IF([DataDefsMstr.C263]=&quot;&quot;;&quot;&quot;;[DataDefsMstr.C263])" office:value-type="string" office:string-value="Surname">
            <text:p>Surname</text:p>
          </table:table-cell>
          <table:table-cell table:style-name="ce22" table:formula="of:=IF([DataDefsMstr.D263]=&quot;&quot;;&quot;&quot;;[DataDefsMstr.D263])" office:value-type="string" office:string-value="T,RM">
            <text:p>T,RM</text:p>
          </table:table-cell>
          <table:table-cell table:style-name="ce19" table:formula="of:=IF([DataDefsMstr.E263]=&quot;&quot;;&quot;&quot;;[DataDefsMstr.E263])">
            <text:p/>
          </table:table-cell>
          <table:table-cell table:style-name="ce19" table:formula="of:=IF([DataDefsMstr.F263]=&quot;&quot;;&quot;&quot;;[DataDefsMstr.F263])" office:value-type="string" office:string-value="Text or Null">
            <text:p>Text or Null</text:p>
          </table:table-cell>
          <table:table-cell table:style-name="ce34" table:formula="of:=IF([DataDefsMstr.G263]=&quot;&quot;;&quot;&quot;;[DataDefsMstr.G263])" office:value-type="string" office:string-value="Last name of person, from Edit shared event screen, if This person is NOT in my file; Null, otherwise">
            <text:p>Last name of person, from Edit shared event screen, if This person is NOT in my file; Null, otherwise</text:p>
          </table:table-cell>
          <table:table-cell table:number-columns-repeated="1017"/>
        </table:table-row>
        <table:table-row table:style-name="ro2">
          <table:table-cell table:style-name="ce12" table:formula="of:=IF([DataDefsMstr.A212]=&quot;&quot;;&quot;&quot;;[DataDefsMstr.A212])" office:value-type="float" office:value="226">
            <text:p>226</text:p>
          </table:table-cell>
          <table:table-cell table:style-name="ce16" table:formula="of:=IF([DataDefsMstr.B212]=&quot;&quot;;&quot;&quot;;[DataDefsMstr.B212])" office:value-type="string" office:string-value="ResearchTable">
            <text:p>ResearchTable</text:p>
          </table:table-cell>
          <table:table-cell table:style-name="ce19" table:formula="of:=IF([DataDefsMstr.C212]=&quot;&quot;;&quot;&quot;;[DataDefsMstr.C212])" office:value-type="string" office:string-value="TaskID">
            <text:p>TaskID</text:p>
          </table:table-cell>
          <table:table-cell table:style-name="ce22" table:formula="of:=IF([DataDefsMstr.D212]=&quot;&quot;;&quot;&quot;;[DataDefsMstr.D212])" office:value-type="string" office:string-value="I">
            <text:p>I</text:p>
          </table:table-cell>
          <table:table-cell table:style-name="ce19" table:formula="of:=IF([DataDefsMstr.E212]=&quot;&quot;;&quot;&quot;;[DataDefsMstr.E212])" office:value-type="string" office:string-value="PRIMARY">
            <text:p>PRIMARY</text:p>
          </table:table-cell>
          <table:table-cell table:style-name="ce19" table:formula="of:=IF([DataDefsMstr.F212]=&quot;&quot;;&quot;&quot;;[DataDefsMstr.F212])" office:value-type="string" office:string-value="1,2,3...">
            <text:p>1,2,3...</text:p>
          </table:table-cell>
          <table:table-cell table:style-name="ce34" table:formula="of:=IF([DataDefsMstr.G212]=&quot;&quot;;&quot;&quot;;[DataDefsMstr.G212])" office:value-type="string" office:string-value="Task Identification Number">
            <text:p>Task Identification Number</text:p>
          </table:table-cell>
          <table:table-cell table:number-columns-repeated="1017"/>
        </table:table-row>
        <table:table-row table:style-name="ro2">
          <table:table-cell table:style-name="ce12" table:formula="of:=IF([DataDefsMstr.A213]=&quot;&quot;;&quot;&quot;;[DataDefsMstr.A213])" office:value-type="float" office:value="227">
            <text:p>227</text:p>
          </table:table-cell>
          <table:table-cell table:style-name="ce16" table:formula="of:=IF([DataDefsMstr.B213]=&quot;&quot;;&quot;&quot;;[DataDefsMstr.B213])" office:value-type="string" office:string-value="ResearchTable">
            <text:p>ResearchTable</text:p>
          </table:table-cell>
          <table:table-cell table:style-name="ce19" table:formula="of:=IF([DataDefsMstr.C213]=&quot;&quot;;&quot;&quot;;[DataDefsMstr.C213])" office:value-type="string" office:string-value="TaskType">
            <text:p>TaskType</text:p>
          </table:table-cell>
          <table:table-cell table:style-name="ce22" table:formula="of:=IF([DataDefsMstr.D213]=&quot;&quot;;&quot;&quot;;[DataDefsMstr.D213])" office:value-type="string" office:string-value="I">
            <text:p>I</text:p>
          </table:table-cell>
          <table:table-cell table:style-name="ce19" table:formula="of:=IF([DataDefsMstr.E213]=&quot;&quot;;&quot;&quot;;[DataDefsMstr.E213])">
            <text:p/>
          </table:table-cell>
          <table:table-cell table:style-name="ce19" table:formula="of:=IF([DataDefsMstr.F213]=&quot;&quot;;&quot;&quot;;[DataDefsMstr.F213])" office:value-type="string" office:string-value="0,1">
            <text:p>0,1</text:p>
          </table:table-cell>
          <table:table-cell table:style-name="ce34" table:formula="of:=IF([DataDefsMstr.G213]=&quot;&quot;;&quot;&quot;;[DataDefsMstr.G213])" office:value-type="string" office:string-value="Task Type (0 = To-Do, 1 = Correspondence)">
            <text:p>Task Type (0 = To-Do, 1 = Correspondence)</text:p>
          </table:table-cell>
          <table:table-cell table:number-columns-repeated="1017"/>
        </table:table-row>
        <table:table-row table:style-name="ro3">
          <table:table-cell table:style-name="ce12" table:formula="of:=IF([DataDefsMstr.A242]=&quot;&quot;;&quot;&quot;;[DataDefsMstr.A242])" office:value-type="float" office:value="258">
            <text:p>258</text:p>
          </table:table-cell>
          <table:table-cell table:style-name="ce16" table:formula="of:=IF([DataDefsMstr.B242]=&quot;&quot;;&quot;&quot;;[DataDefsMstr.B242])" office:value-type="string" office:string-value="SourceTable">
            <text:p>SourceTable</text:p>
          </table:table-cell>
          <table:table-cell table:style-name="ce19" table:formula="of:=IF([DataDefsMstr.C242]=&quot;&quot;;&quot;&quot;;[DataDefsMstr.C242])" office:value-type="string" office:string-value="TemplateID">
            <text:p>TemplateID</text:p>
          </table:table-cell>
          <table:table-cell table:style-name="ce22" table:formula="of:=IF([DataDefsMstr.D242]=&quot;&quot;;&quot;&quot;;[DataDefsMstr.D242])" office:value-type="string" office:string-value="I">
            <text:p>I</text:p>
          </table:table-cell>
          <table:table-cell table:style-name="ce19" table:formula="of:=IF([DataDefsMstr.E242]=&quot;&quot;;&quot;&quot;;[DataDefsMstr.E242])">
            <text:p/>
          </table:table-cell>
          <table:table-cell table:style-name="ce19" table:formula="of:=IF([DataDefsMstr.F242]=&quot;&quot;;&quot;&quot;;[DataDefsMstr.F242])" office:value-type="string" office:string-value="0,1,2,...">
            <text:p>0,1,2,...</text:p>
          </table:table-cell>
          <table:table-cell table:style-name="ce34" table:formula="of:=IF([DataDefsMstr.G242]=&quot;&quot;;&quot;&quot;;[DataDefsMstr.G242])" office:value-type="string" office:string-value="Template Identification Number (0=Free-Form; linking to TemplateID in SourceTemplateTable, otherwise)">
            <text:p>Template Identification Number (0=Free-Form; linking to TemplateID in SourceTemplateTable, otherwise)</text:p>
          </table:table-cell>
          <table:table-cell table:number-columns-repeated="1017"/>
        </table:table-row>
        <table:table-row table:style-name="ro3">
          <table:table-cell table:style-name="ce12" table:formula="of:=IF([DataDefsMstr.A245]=&quot;&quot;;&quot;&quot;;[DataDefsMstr.A245])" office:value-type="float" office:value="262">
            <text:p>262</text:p>
          </table:table-cell>
          <table:table-cell table:style-name="ce16" table:formula="of:=IF([DataDefsMstr.B245]=&quot;&quot;;&quot;&quot;;[DataDefsMstr.B245])" office:value-type="string" office:string-value="SourceTemplateTable">
            <text:p>SourceTemplateTable</text:p>
          </table:table-cell>
          <table:table-cell table:style-name="ce19" table:formula="of:=IF([DataDefsMstr.C245]=&quot;&quot;;&quot;&quot;;[DataDefsMstr.C245])" office:value-type="string" office:string-value="TemplateID">
            <text:p>TemplateID</text:p>
          </table:table-cell>
          <table:table-cell table:style-name="ce22" table:formula="of:=IF([DataDefsMstr.D245]=&quot;&quot;;&quot;&quot;;[DataDefsMstr.D245])" office:value-type="string" office:string-value="I">
            <text:p>I</text:p>
          </table:table-cell>
          <table:table-cell table:style-name="ce19" table:formula="of:=IF([DataDefsMstr.E245]=&quot;&quot;;&quot;&quot;;[DataDefsMstr.E245])" office:value-type="string" office:string-value="PRIMARY">
            <text:p>PRIMARY</text:p>
          </table:table-cell>
          <table:table-cell table:style-name="ce19" table:formula="of:=IF([DataDefsMstr.F245]=&quot;&quot;;&quot;&quot;;[DataDefsMstr.F245])" office:value-type="string" office:string-value="1,2,3...">
            <text:p>1,2,3...</text:p>
          </table:table-cell>
          <table:table-cell table:style-name="ce34" table:formula="of:=IF([DataDefsMstr.G245]=&quot;&quot;;&quot;&quot;;[DataDefsMstr.G245])" office:value-type="string" office:string-value="Template Identification Number (1 - 437 = Built-In (See Fact Types page), &gt;= 10000  = User-Defined)">
            <text:p>Template Identification Number (1 - 437 = Built-In (See Fact Types page), &gt;= 10000 <text:s/>= User-Defined)</text:p>
          </table:table-cell>
          <table:table-cell table:number-columns-repeated="1017"/>
        </table:table-row>
        <table:table-row table:style-name="ro2">
          <table:table-cell table:style-name="ce12" table:formula="of:=IF([DataDefsMstr.A159]=&quot;&quot;;&quot;&quot;;[DataDefsMstr.A159])" office:value-type="float" office:value="169">
            <text:p>169</text:p>
          </table:table-cell>
          <table:table-cell table:style-name="ce16" table:formula="of:=IF([DataDefsMstr.B159]=&quot;&quot;;&quot;&quot;;[DataDefsMstr.B159])" office:value-type="string" office:string-value="MultimediaTable">
            <text:p>MultimediaTable</text:p>
          </table:table-cell>
          <table:table-cell table:style-name="ce19" table:formula="of:=IF([DataDefsMstr.C159]=&quot;&quot;;&quot;&quot;;[DataDefsMstr.C159])" office:value-type="string" office:string-value="Thumbnail">
            <text:p>Thumbnail</text:p>
          </table:table-cell>
          <table:table-cell table:style-name="ce22" table:formula="of:=IF([DataDefsMstr.D159]=&quot;&quot;;&quot;&quot;;[DataDefsMstr.D159])" office:value-type="string" office:string-value="B">
            <text:p>B</text:p>
          </table:table-cell>
          <table:table-cell table:style-name="ce31" table:formula="of:=IF([DataDefsMstr.E159]=&quot;&quot;;&quot;&quot;;[DataDefsMstr.E159])">
            <text:p/>
          </table:table-cell>
          <table:table-cell table:style-name="ce31" table:formula="of:=IF([DataDefsMstr.F159]=&quot;&quot;;&quot;&quot;;[DataDefsMstr.F159])" office:value-type="string" office:string-value="Thumbnail image">
            <text:p>Thumbnail image</text:p>
          </table:table-cell>
          <table:table-cell table:style-name="ce36" table:formula="of:=IF([DataDefsMstr.G159]=&quot;&quot;;&quot;&quot;;[DataDefsMstr.G159])" office:value-type="string" office:string-value="Thumbnail">
            <text:p>Thumbnail</text:p>
          </table:table-cell>
          <table:table-cell table:number-columns-repeated="1017"/>
        </table:table-row>
        <table:table-row table:style-name="ro2">
          <table:table-cell table:style-name="ce12" table:formula="of:=IF([DataDefsMstr.A56]=&quot;&quot;;&quot;&quot;;[DataDefsMstr.A56])" office:value-type="float" office:value="57">
            <text:p>57</text:p>
          </table:table-cell>
          <table:table-cell table:style-name="ce16" table:formula="of:=IF([DataDefsMstr.B56]=&quot;&quot;;&quot;&quot;;[DataDefsMstr.B56])" office:value-type="string" office:string-value="ConfigTable">
            <text:p>ConfigTable</text:p>
          </table:table-cell>
          <table:table-cell table:style-name="ce19" table:formula="of:=IF([DataDefsMstr.C56]=&quot;&quot;;&quot;&quot;;[DataDefsMstr.C56])" office:value-type="string" office:string-value="Title">
            <text:p>Title</text:p>
          </table:table-cell>
          <table:table-cell table:style-name="ce22" table:formula="of:=IF([DataDefsMstr.D56]=&quot;&quot;;&quot;&quot;;[DataDefsMstr.D56])" office:value-type="string" office:string-value="T">
            <text:p>T</text:p>
          </table:table-cell>
          <table:table-cell table:style-name="ce19" table:formula="of:=IF([DataDefsMstr.E56]=&quot;&quot;;&quot;&quot;;[DataDefsMstr.E56])">
            <text:p/>
          </table:table-cell>
          <table:table-cell table:style-name="ce19" table:formula="of:=IF([DataDefsMstr.F56]=&quot;&quot;;&quot;&quot;;[DataDefsMstr.F56])" office:value-type="string" office:string-value="Text">
            <text:p>Text</text:p>
          </table:table-cell>
          <table:table-cell table:style-name="ce34" table:formula="of:=IF([DataDefsMstr.G56]=&quot;&quot;;&quot;&quot;;[DataDefsMstr.G56])" office:value-type="string" office:string-value="Title (See ConfigTableTitle)">
            <text:p>Title (See ConfigTableTitle)</text:p>
          </table:table-cell>
          <table:table-cell table:number-columns-repeated="1017"/>
        </table:table-row>
        <table:table-row table:style-name="ro3">
          <table:table-cell table:style-name="ce12" table:formula="of:=IF([DataDefsMstr.A186]=&quot;&quot;;&quot;&quot;;[DataDefsMstr.A186])" office:value-type="float" office:value="198">
            <text:p>198</text:p>
          </table:table-cell>
          <table:table-cell table:style-name="ce16" table:formula="of:=IF([DataDefsMstr.B186]=&quot;&quot;;&quot;&quot;;[DataDefsMstr.B186])" office:value-type="string" office:string-value="PersonTable">
            <text:p>PersonTable</text:p>
          </table:table-cell>
          <table:table-cell table:style-name="ce19" table:formula="of:=IF([DataDefsMstr.C186]=&quot;&quot;;&quot;&quot;;[DataDefsMstr.C186])" office:value-type="string" office:string-value="UniqueID">
            <text:p>UniqueID</text:p>
          </table:table-cell>
          <table:table-cell table:style-name="ce22" table:formula="of:=IF([DataDefsMstr.D186]=&quot;&quot;;&quot;&quot;;[DataDefsMstr.D186])" office:value-type="string" office:string-value="T">
            <text:p>T</text:p>
          </table:table-cell>
          <table:table-cell table:style-name="ce19" table:formula="of:=IF([DataDefsMstr.E186]=&quot;&quot;;&quot;&quot;;[DataDefsMstr.E186])">
            <text:p/>
          </table:table-cell>
          <table:table-cell table:style-name="ce19" table:formula="of:=IF([DataDefsMstr.F186]=&quot;&quot;;&quot;&quot;;[DataDefsMstr.F186])" office:value-type="string" office:string-value="Text">
            <text:p>Text</text:p>
          </table:table-cell>
          <table:table-cell table:style-name="ce34" table:formula="of:=IF([DataDefsMstr.G186]=&quot;&quot;;&quot;&quot;;[DataDefsMstr.G186])" office:value-type="string" office:string-value="Unique Identification Number, unique number assigned to person [unclear as of yet how determined]">
            <text:p>Unique Identification Number, unique number assigned to person [unclear as of yet how determined]</text:p>
          </table:table-cell>
          <table:table-cell table:number-columns-repeated="1017"/>
        </table:table-row>
        <table:table-row table:style-name="ro3">
          <table:table-cell table:style-name="ce12" table:formula="of:=IF([DataDefsMstr.A23]=&quot;&quot;;&quot;&quot;;[DataDefsMstr.A23])" office:value-type="float" office:value="21">
            <text:p>21</text:p>
          </table:table-cell>
          <table:table-cell table:style-name="ce16" table:formula="of:=IF([DataDefsMstr.B23]=&quot;&quot;;&quot;&quot;;[DataDefsMstr.B23])" office:value-type="string" office:string-value="AddressTable">
            <text:p>AddressTable</text:p>
          </table:table-cell>
          <table:table-cell table:style-name="ce19" table:formula="of:=IF([DataDefsMstr.C23]=&quot;&quot;;&quot;&quot;;[DataDefsMstr.C23])" office:value-type="string" office:string-value="URL">
            <text:p>URL</text:p>
          </table:table-cell>
          <table:table-cell table:style-name="ce22" table:formula="of:=IF([DataDefsMstr.D23]=&quot;&quot;;&quot;&quot;;[DataDefsMstr.D23])" office:value-type="string" office:string-value="T">
            <text:p>T</text:p>
          </table:table-cell>
          <table:table-cell table:style-name="ce19" table:formula="of:=IF([DataDefsMstr.E23]=&quot;&quot;;&quot;&quot;;[DataDefsMstr.E23])">
            <text:p/>
          </table:table-cell>
          <table:table-cell table:style-name="ce19" table:formula="of:=IF([DataDefsMstr.F23]=&quot;&quot;;&quot;&quot;;[DataDefsMstr.F23])" office:value-type="string" office:string-value="Text">
            <text:p>Text</text:p>
          </table:table-cell>
          <table:table-cell table:style-name="ce34" table:formula="of:=IF([DataDefsMstr.G23]=&quot;&quot;;&quot;&quot;;[DataDefsMstr.G23])" office:value-type="string" office:string-value="Website, from Edit Address screen or Edit Repository screen">
            <text:p>Website, from Edit Address screen or Edit Repository screen</text:p>
          </table:table-cell>
          <table:table-cell table:number-columns-repeated="1017"/>
        </table:table-row>
        <table:table-row table:style-name="ro2">
          <table:table-cell table:style-name="ce12" table:formula="of:=IF([DataDefsMstr.A158]=&quot;&quot;;&quot;&quot;;[DataDefsMstr.A158])" office:value-type="float" office:value="168">
            <text:p>168</text:p>
          </table:table-cell>
          <table:table-cell table:style-name="ce16" table:formula="of:=IF([DataDefsMstr.B158]=&quot;&quot;;&quot;&quot;;[DataDefsMstr.B158])" office:value-type="string" office:string-value="MultimediaTable">
            <text:p>MultimediaTable</text:p>
          </table:table-cell>
          <table:table-cell table:style-name="ce19" table:formula="of:=IF([DataDefsMstr.C158]=&quot;&quot;;&quot;&quot;;[DataDefsMstr.C158])" office:value-type="string" office:string-value="URL">
            <text:p>URL</text:p>
          </table:table-cell>
          <table:table-cell table:style-name="ce22" table:formula="of:=IF([DataDefsMstr.D158]=&quot;&quot;;&quot;&quot;;[DataDefsMstr.D158])" office:value-type="string" office:string-value="T">
            <text:p>T</text:p>
          </table:table-cell>
          <table:table-cell table:style-name="ce31" table:formula="of:=IF([DataDefsMstr.E158]=&quot;&quot;;&quot;&quot;;[DataDefsMstr.E158])">
            <text:p/>
          </table:table-cell>
          <table:table-cell table:style-name="ce31" table:formula="of:=IF([DataDefsMstr.F158]=&quot;&quot;;&quot;&quot;;[DataDefsMstr.F158])" office:value-type="string" office:string-value="Null">
            <text:p>Null</text:p>
          </table:table-cell>
          <table:table-cell table:style-name="ce36" table:formula="of:=IF([DataDefsMstr.G158]=&quot;&quot;;&quot;&quot;;[DataDefsMstr.G158])" office:value-type="string" office:string-value="URL, not currently used?">
            <text:p>URL, not currently used?</text:p>
          </table:table-cell>
          <table:table-cell table:number-columns-repeated="1017"/>
        </table:table-row>
        <table:table-row table:style-name="ro3">
          <table:table-cell table:style-name="ce12" table:formula="of:=IF([DataDefsMstr.A89]=&quot;&quot;;&quot;&quot;;[DataDefsMstr.A89])" office:value-type="float" office:value="93">
            <text:p>93</text:p>
          </table:table-cell>
          <table:table-cell table:style-name="ce16" table:formula="of:=IF([DataDefsMstr.B89]=&quot;&quot;;&quot;&quot;;[DataDefsMstr.B89])" office:value-type="string" office:string-value="FactTypeTable">
            <text:p>FactTypeTable</text:p>
          </table:table-cell>
          <table:table-cell table:style-name="ce19" table:formula="of:=IF([DataDefsMstr.C89]=&quot;&quot;;&quot;&quot;;[DataDefsMstr.C89])" office:value-type="string" office:string-value="UseDate">
            <text:p>UseDate</text:p>
          </table:table-cell>
          <table:table-cell table:style-name="ce22" table:formula="of:=IF([DataDefsMstr.D89]=&quot;&quot;;&quot;&quot;;[DataDefsMstr.D89])" office:value-type="string" office:string-value="I">
            <text:p>I</text:p>
          </table:table-cell>
          <table:table-cell table:style-name="ce19" table:formula="of:=IF([DataDefsMstr.E89]=&quot;&quot;;&quot;&quot;;[DataDefsMstr.E89])">
            <text:p/>
          </table:table-cell>
          <table:table-cell table:style-name="ce19" table:formula="of:=IF([DataDefsMstr.F89]=&quot;&quot;;&quot;&quot;;[DataDefsMstr.F89])" office:value-type="string" office:string-value="0,1">
            <text:p>0,1</text:p>
          </table:table-cell>
          <table:table-cell table:style-name="ce34" table:formula="of:=IF([DataDefsMstr.G89]=&quot;&quot;;&quot;&quot;;[DataDefsMstr.G89])" office:value-type="string" office:string-value="Use date field, from Edit Fact Type screen (0 = No (unchecked), 1 = Yes (checked))">
            <text:p>Use date field, from Edit Fact Type screen (0 = No (unchecked), 1 = Yes (checked))</text:p>
          </table:table-cell>
          <table:table-cell table:number-columns-repeated="1017"/>
        </table:table-row>
        <table:table-row table:style-name="ro3">
          <table:table-cell table:style-name="ce12" table:formula="of:=IF([DataDefsMstr.A90]=&quot;&quot;;&quot;&quot;;[DataDefsMstr.A90])" office:value-type="float" office:value="94">
            <text:p>94</text:p>
          </table:table-cell>
          <table:table-cell table:style-name="ce16" table:formula="of:=IF([DataDefsMstr.B90]=&quot;&quot;;&quot;&quot;;[DataDefsMstr.B90])" office:value-type="string" office:string-value="FactTypeTable">
            <text:p>FactTypeTable</text:p>
          </table:table-cell>
          <table:table-cell table:style-name="ce19" table:formula="of:=IF([DataDefsMstr.C90]=&quot;&quot;;&quot;&quot;;[DataDefsMstr.C90])" office:value-type="string" office:string-value="UsePlace">
            <text:p>UsePlace</text:p>
          </table:table-cell>
          <table:table-cell table:style-name="ce22" table:formula="of:=IF([DataDefsMstr.D90]=&quot;&quot;;&quot;&quot;;[DataDefsMstr.D90])" office:value-type="string" office:string-value="I">
            <text:p>I</text:p>
          </table:table-cell>
          <table:table-cell table:style-name="ce19" table:formula="of:=IF([DataDefsMstr.E90]=&quot;&quot;;&quot;&quot;;[DataDefsMstr.E90])">
            <text:p/>
          </table:table-cell>
          <table:table-cell table:style-name="ce19" table:formula="of:=IF([DataDefsMstr.F90]=&quot;&quot;;&quot;&quot;;[DataDefsMstr.F90])" office:value-type="string" office:string-value="0,1">
            <text:p>0,1</text:p>
          </table:table-cell>
          <table:table-cell table:style-name="ce34" table:formula="of:=IF([DataDefsMstr.G90]=&quot;&quot;;&quot;&quot;;[DataDefsMstr.G90])" office:value-type="string" office:string-value="Use place field, from Edit Fact Type screen (0 = No (unchecked), 1 = Yes (checked))">
            <text:p>Use place field, from Edit Fact Type screen (0 = No (unchecked), 1 = Yes (checked))</text:p>
          </table:table-cell>
          <table:table-cell table:number-columns-repeated="1017"/>
        </table:table-row>
        <table:table-row table:style-name="ro3">
          <table:table-cell table:style-name="ce12" table:formula="of:=IF([DataDefsMstr.A88]=&quot;&quot;;&quot;&quot;;[DataDefsMstr.A88])" office:value-type="float" office:value="92">
            <text:p>92</text:p>
          </table:table-cell>
          <table:table-cell table:style-name="ce16" table:formula="of:=IF([DataDefsMstr.B88]=&quot;&quot;;&quot;&quot;;[DataDefsMstr.B88])" office:value-type="string" office:string-value="FactTypeTable">
            <text:p>FactTypeTable</text:p>
          </table:table-cell>
          <table:table-cell table:style-name="ce19" table:formula="of:=IF([DataDefsMstr.C88]=&quot;&quot;;&quot;&quot;;[DataDefsMstr.C88])" office:value-type="string" office:string-value="UseValue">
            <text:p>UseValue</text:p>
          </table:table-cell>
          <table:table-cell table:style-name="ce22" table:formula="of:=IF([DataDefsMstr.D88]=&quot;&quot;;&quot;&quot;;[DataDefsMstr.D88])" office:value-type="string" office:string-value="I">
            <text:p>I</text:p>
          </table:table-cell>
          <table:table-cell table:style-name="ce19" table:formula="of:=IF([DataDefsMstr.E88]=&quot;&quot;;&quot;&quot;;[DataDefsMstr.E88])">
            <text:p/>
          </table:table-cell>
          <table:table-cell table:style-name="ce19" table:formula="of:=IF([DataDefsMstr.F88]=&quot;&quot;;&quot;&quot;;[DataDefsMstr.F88])" office:value-type="string" office:string-value="0,1">
            <text:p>0,1</text:p>
          </table:table-cell>
          <table:table-cell table:style-name="ce34" table:formula="of:=IF([DataDefsMstr.G88]=&quot;&quot;;&quot;&quot;;[DataDefsMstr.G88])" office:value-type="string" office:string-value="Use description field, from Edit Fact Type screen (0 = No (unchecked), 1 = Yes (checked))">
            <text:p>Use description field, from Edit Fact Type screen (0 = No (unchecked), 1 = Yes (checked))</text:p>
          </table:table-cell>
          <table:table-cell table:number-columns-repeated="1017"/>
        </table:table-row>
        <table:table-row table:style-name="ro4">
          <table:table-cell table:style-name="ce12" table:formula="of:=IF([DataDefsMstr.A101]=&quot;&quot;;&quot;&quot;;[DataDefsMstr.A101])" office:value-type="float" office:value="106">
            <text:p>106</text:p>
          </table:table-cell>
          <table:table-cell table:style-name="ce16" table:formula="of:=IF([DataDefsMstr.B101]=&quot;&quot;;&quot;&quot;;[DataDefsMstr.B101])" office:value-type="string" office:string-value="FamilyTable">
            <text:p>FamilyTable</text:p>
          </table:table-cell>
          <table:table-cell table:style-name="ce19" table:formula="of:=IF([DataDefsMstr.C101]=&quot;&quot;;&quot;&quot;;[DataDefsMstr.C101])" office:value-type="string" office:string-value="WifeOrder">
            <text:p>WifeOrder</text:p>
          </table:table-cell>
          <table:table-cell table:style-name="ce22" table:formula="of:=IF([DataDefsMstr.D101]=&quot;&quot;;&quot;&quot;;[DataDefsMstr.D101])" office:value-type="string" office:string-value="I">
            <text:p>I</text:p>
          </table:table-cell>
          <table:table-cell table:style-name="ce19" table:formula="of:=IF([DataDefsMstr.E101]=&quot;&quot;;&quot;&quot;;[DataDefsMstr.E101])">
            <text:p/>
          </table:table-cell>
          <table:table-cell table:style-name="ce19" table:formula="of:=IF([DataDefsMstr.F101]=&quot;&quot;;&quot;&quot;;[DataDefsMstr.F101])" office:value-type="string" office:string-value="0,1,2,...">
            <text:p>0,1,2,...</text:p>
          </table:table-cell>
          <table:table-cell table:style-name="ce34" table:formula="of:=IF([DataDefsMstr.G101]=&quot;&quot;;&quot;&quot;;[DataDefsMstr.G101])" office:value-type="string" office:string-value="Wife Order, from Rearrange Spouses screen (0 if never rearranged) [some oddities such as value of 2, but only one wife?]">
            <text:p>Wife Order, from Rearrange Spouses screen (0 if never rearranged) [some oddities such as value of 2, but only one wife?]</text:p>
          </table:table-cell>
          <table:table-cell table:number-columns-repeated="1017"/>
        </table:table-row>
        <table:table-row table:style-name="ro2">
          <table:table-cell table:style-name="ce12" table:formula="of:=IF([DataDefsMstr.A255]=&quot;&quot;;&quot;&quot;;[DataDefsMstr.A255])" office:value-type="float" office:value="273">
            <text:p>273</text:p>
          </table:table-cell>
          <table:table-cell table:style-name="ce16" table:formula="of:=IF([DataDefsMstr.B255]=&quot;&quot;;&quot;&quot;;[DataDefsMstr.B255])" office:value-type="string" office:string-value="WitnessTable">
            <text:p>WitnessTable</text:p>
          </table:table-cell>
          <table:table-cell table:style-name="ce19" table:formula="of:=IF([DataDefsMstr.C255]=&quot;&quot;;&quot;&quot;;[DataDefsMstr.C255])" office:value-type="string" office:string-value="WitnessID">
            <text:p>WitnessID</text:p>
          </table:table-cell>
          <table:table-cell table:style-name="ce22" table:formula="of:=IF([DataDefsMstr.D255]=&quot;&quot;;&quot;&quot;;[DataDefsMstr.D255])" office:value-type="string" office:string-value="I">
            <text:p>I</text:p>
          </table:table-cell>
          <table:table-cell table:style-name="ce19" table:formula="of:=IF([DataDefsMstr.E255]=&quot;&quot;;&quot;&quot;;[DataDefsMstr.E255])" office:value-type="string" office:string-value="PRIMARY">
            <text:p>PRIMARY</text:p>
          </table:table-cell>
          <table:table-cell table:style-name="ce19" table:formula="of:=IF([DataDefsMstr.F255]=&quot;&quot;;&quot;&quot;;[DataDefsMstr.F255])" office:value-type="string" office:string-value="1,2,3...">
            <text:p>1,2,3...</text:p>
          </table:table-cell>
          <table:table-cell table:style-name="ce34" table:formula="of:=IF([DataDefsMstr.G255]=&quot;&quot;;&quot;&quot;;[DataDefsMstr.G255])" office:value-type="string" office:string-value="Witness Identification Number">
            <text:p>Witness Identification Number</text:p>
          </table:table-cell>
          <table:table-cell table:number-columns-repeated="1017"/>
        </table:table-row>
        <table:table-row table:style-name="ro2">
          <table:table-cell table:style-name="ce12" table:formula="of:=IF([DataDefsMstr.A258]=&quot;&quot;;&quot;&quot;;[DataDefsMstr.A258])" office:value-type="float" office:value="276">
            <text:p>276</text:p>
          </table:table-cell>
          <table:table-cell table:style-name="ce16" table:formula="of:=IF([DataDefsMstr.B258]=&quot;&quot;;&quot;&quot;;[DataDefsMstr.B258])" office:value-type="string" office:string-value="WitnessTable">
            <text:p>WitnessTable</text:p>
          </table:table-cell>
          <table:table-cell table:style-name="ce19" table:formula="of:=IF([DataDefsMstr.C258]=&quot;&quot;;&quot;&quot;;[DataDefsMstr.C258])" office:value-type="string" office:string-value="WitnessOrder">
            <text:p>WitnessOrder</text:p>
          </table:table-cell>
          <table:table-cell table:style-name="ce22" table:formula="of:=IF([DataDefsMstr.D258]=&quot;&quot;;&quot;&quot;;[DataDefsMstr.D258])" office:value-type="string" office:string-value="I">
            <text:p>I</text:p>
          </table:table-cell>
          <table:table-cell table:style-name="ce19" table:formula="of:=IF([DataDefsMstr.E258]=&quot;&quot;;&quot;&quot;;[DataDefsMstr.E258])">
            <text:p/>
          </table:table-cell>
          <table:table-cell table:style-name="ce19" table:formula="of:=IF([DataDefsMstr.F258]=&quot;&quot;;&quot;&quot;;[DataDefsMstr.F258])" office:value-type="string" office:string-value="0">
            <text:p>0</text:p>
          </table:table-cell>
          <table:table-cell table:style-name="ce34" table:formula="of:=IF([DataDefsMstr.G258]=&quot;&quot;;&quot;&quot;;[DataDefsMstr.G258])" office:value-type="string" office:string-value="Witness Order, not currently used?">
            <text:p>Witness Order, not currently used?</text:p>
          </table:table-cell>
          <table:table-cell table:number-columns-repeated="1017"/>
        </table:table-row>
        <table:table-row table:style-name="ro3">
          <table:table-cell table:style-name="ce12" table:formula="of:=IF([DataDefsMstr.A17]=&quot;&quot;;&quot;&quot;;[DataDefsMstr.A17])" office:value-type="float" office:value="15">
            <text:p>15</text:p>
          </table:table-cell>
          <table:table-cell table:style-name="ce16" table:formula="of:=IF([DataDefsMstr.B17]=&quot;&quot;;&quot;&quot;;[DataDefsMstr.B17])" office:value-type="string" office:string-value="AddressTable">
            <text:p>AddressTable</text:p>
          </table:table-cell>
          <table:table-cell table:style-name="ce19" table:formula="of:=IF([DataDefsMstr.C17]=&quot;&quot;;&quot;&quot;;[DataDefsMstr.C17])" office:value-type="string" office:string-value="Zip">
            <text:p>Zip</text:p>
          </table:table-cell>
          <table:table-cell table:style-name="ce22" table:formula="of:=IF([DataDefsMstr.D17]=&quot;&quot;;&quot;&quot;;[DataDefsMstr.D17])" office:value-type="string" office:string-value="T">
            <text:p>T</text:p>
          </table:table-cell>
          <table:table-cell table:style-name="ce19" table:formula="of:=IF([DataDefsMstr.E17]=&quot;&quot;;&quot;&quot;;[DataDefsMstr.E17])">
            <text:p/>
          </table:table-cell>
          <table:table-cell table:style-name="ce19" table:formula="of:=IF([DataDefsMstr.F17]=&quot;&quot;;&quot;&quot;;[DataDefsMstr.F17])" office:value-type="string" office:string-value="Text">
            <text:p>Text</text:p>
          </table:table-cell>
          <table:table-cell table:style-name="ce34" table:formula="of:=IF([DataDefsMstr.G17]=&quot;&quot;;&quot;&quot;;[DataDefsMstr.G17])" office:value-type="string" office:string-value="Postal Code, from Edit Address screen or Edit Repository screen">
            <text:p>Postal Code, from Edit Address screen or Edit Repository screen</text:p>
          </table:table-cell>
          <table:table-cell table:number-columns-repeated="1017"/>
        </table:table-row>
        <table:table-row table:style-name="ro2">
          <table:table-cell table:style-name="ce2" table:formula="of:=IF([DataDefsMstr.A268]=&quot;&quot;;&quot;&quot;;[DataDefsMstr.A268])">
            <text:p/>
          </table:table-cell>
          <table:table-cell table:style-name="ce2" table:formula="of:=IF([DataDefsMstr.B268]=&quot;&quot;;&quot;&quot;;[DataDefsMstr.B268])">
            <text:p/>
          </table:table-cell>
          <table:table-cell table:style-name="ce2" table:formula="of:=IF([DataDefsMstr.C268]=&quot;&quot;;&quot;&quot;;[DataDefsMstr.C268])">
            <text:p/>
          </table:table-cell>
          <table:table-cell table:style-name="ce2" table:formula="of:=IF([DataDefsMstr.D268]=&quot;&quot;;&quot;&quot;;[DataDefsMstr.D268])">
            <text:p/>
          </table:table-cell>
          <table:table-cell table:style-name="ce23" table:formula="of:=IF([DataDefsMstr.E268]=&quot;&quot;;&quot;&quot;;[DataDefsMstr.E268])">
            <text:p/>
          </table:table-cell>
          <table:table-cell table:style-name="ce2" table:formula="of:=IF([DataDefsMstr.F268]=&quot;&quot;;&quot;&quot;;[DataDefsMstr.F268])">
            <text:p/>
          </table:table-cell>
          <table:table-cell table:style-name="ce2" table:formula="of:=IF([DataDefsMstr.G268]=&quot;&quot;;&quot;&quot;;[DataDefsMstr.G268])">
            <text:p/>
          </table:table-cell>
          <table:table-cell table:number-columns-repeated="1017"/>
        </table:table-row>
        <table:table-row table:style-name="ro2">
          <table:table-cell table:style-name="ce2" table:formula="of:=IF([DataDefsMstr.A269]=&quot;&quot;;&quot;&quot;;[DataDefsMstr.A269])" office:value-type="string" office:string-value="*">
            <text:p>*</text:p>
          </table:table-cell>
          <table:table-cell table:style-name="ce17" table:formula="of:=IF([DataDefsMstr.B269]=&quot;&quot;;&quot;&quot;;[DataDefsMstr.B269])" office:value-type="string" office:string-value="B – BLOB" table:number-columns-spanned="2" table:number-rows-spanned="1">
            <text:p>B – BLOB</text:p>
          </table:table-cell>
          <table:covered-table-cell table:style-name="ce2"/>
          <table:table-cell table:style-name="ce2" table:formula="of:=IF([DataDefsMstr.D269]=&quot;&quot;;&quot;&quot;;[DataDefsMstr.D269])">
            <text:p/>
          </table:table-cell>
          <table:table-cell table:style-name="ce23" table:formula="of:=IF([DataDefsMstr.E269]=&quot;&quot;;&quot;&quot;;[DataDefsMstr.E269])">
            <text:p/>
          </table:table-cell>
          <table:table-cell table:style-name="ce2" table:formula="of:=IF([DataDefsMstr.F269]=&quot;&quot;;&quot;&quot;;[DataDefsMstr.F269])">
            <text:p/>
          </table:table-cell>
          <table:table-cell table:style-name="ce2" table:formula="of:=IF([DataDefsMstr.G269]=&quot;&quot;;&quot;&quot;;[DataDefsMstr.G269])">
            <text:p/>
          </table:table-cell>
          <table:table-cell table:number-columns-repeated="1017"/>
        </table:table-row>
        <table:table-row table:style-name="ro2">
          <table:table-cell table:style-name="ce2" table:formula="of:=IF([DataDefsMstr.A270]=&quot;&quot;;&quot;&quot;;[DataDefsMstr.A270])">
            <text:p/>
          </table:table-cell>
          <table:table-cell table:style-name="ce2" table:formula="of:=IF([DataDefsMstr.B270]=&quot;&quot;;&quot;&quot;;[DataDefsMstr.B270])" office:value-type="string" office:string-value="I – INTEGER" table:number-columns-spanned="2" table:number-rows-spanned="1">
            <text:p>I – INTEGER</text:p>
          </table:table-cell>
          <table:covered-table-cell table:style-name="ce2"/>
          <table:table-cell table:style-name="ce2" table:formula="of:=IF([DataDefsMstr.D270]=&quot;&quot;;&quot;&quot;;[DataDefsMstr.D270])">
            <text:p/>
          </table:table-cell>
          <table:table-cell table:style-name="ce23" table:formula="of:=IF([DataDefsMstr.E270]=&quot;&quot;;&quot;&quot;;[DataDefsMstr.E270])">
            <text:p/>
          </table:table-cell>
          <table:table-cell table:style-name="ce2" table:formula="of:=IF([DataDefsMstr.F270]=&quot;&quot;;&quot;&quot;;[DataDefsMstr.F270])">
            <text:p/>
          </table:table-cell>
          <table:table-cell table:style-name="ce2" table:formula="of:=IF([DataDefsMstr.G270]=&quot;&quot;;&quot;&quot;;[DataDefsMstr.G270])">
            <text:p/>
          </table:table-cell>
          <table:table-cell table:number-columns-repeated="1017"/>
        </table:table-row>
        <table:table-row table:style-name="ro2">
          <table:table-cell table:style-name="ce2" table:formula="of:=IF([DataDefsMstr.A271]=&quot;&quot;;&quot;&quot;;[DataDefsMstr.A271])">
            <text:p/>
          </table:table-cell>
          <table:table-cell table:style-name="ce2" table:formula="of:=IF([DataDefsMstr.B271]=&quot;&quot;;&quot;&quot;;[DataDefsMstr.B271])" office:value-type="string" office:string-value="PK – PRIMARY KEY" table:number-columns-spanned="2" table:number-rows-spanned="1">
            <text:p>PK – PRIMARY KEY</text:p>
          </table:table-cell>
          <table:covered-table-cell table:style-name="ce2"/>
          <table:table-cell table:style-name="ce2" table:formula="of:=IF([DataDefsMstr.D271]=&quot;&quot;;&quot;&quot;;[DataDefsMstr.D271])">
            <text:p/>
          </table:table-cell>
          <table:table-cell table:style-name="ce23" table:formula="of:=IF([DataDefsMstr.E271]=&quot;&quot;;&quot;&quot;;[DataDefsMstr.E271])">
            <text:p/>
          </table:table-cell>
          <table:table-cell table:style-name="ce2" table:formula="of:=IF([DataDefsMstr.F271]=&quot;&quot;;&quot;&quot;;[DataDefsMstr.F271])">
            <text:p/>
          </table:table-cell>
          <table:table-cell table:style-name="ce2" table:formula="of:=IF([DataDefsMstr.G271]=&quot;&quot;;&quot;&quot;;[DataDefsMstr.G271])">
            <text:p/>
          </table:table-cell>
          <table:table-cell table:number-columns-repeated="1017"/>
        </table:table-row>
        <table:table-row table:style-name="ro2">
          <table:table-cell table:style-name="ce2" table:formula="of:=IF([DataDefsMstr.A272]=&quot;&quot;;&quot;&quot;;[DataDefsMstr.A272])">
            <text:p/>
          </table:table-cell>
          <table:table-cell table:style-name="ce2" table:formula="of:=IF([DataDefsMstr.B272]=&quot;&quot;;&quot;&quot;;[DataDefsMstr.B272])" office:value-type="string" office:string-value="RM - COLLATE RMNOCASE" table:number-columns-spanned="2" table:number-rows-spanned="1">
            <text:p>RM - COLLATE RMNOCASE</text:p>
          </table:table-cell>
          <table:covered-table-cell table:style-name="ce2"/>
          <table:table-cell table:style-name="ce2" table:formula="of:=IF([DataDefsMstr.D272]=&quot;&quot;;&quot;&quot;;[DataDefsMstr.D272])">
            <text:p/>
          </table:table-cell>
          <table:table-cell table:style-name="ce23" table:formula="of:=IF([DataDefsMstr.E272]=&quot;&quot;;&quot;&quot;;[DataDefsMstr.E272])">
            <text:p/>
          </table:table-cell>
          <table:table-cell table:style-name="ce2" table:formula="of:=IF([DataDefsMstr.F272]=&quot;&quot;;&quot;&quot;;[DataDefsMstr.F272])">
            <text:p/>
          </table:table-cell>
          <table:table-cell table:style-name="ce2" table:formula="of:=IF([DataDefsMstr.G272]=&quot;&quot;;&quot;&quot;;[DataDefsMstr.G272])">
            <text:p/>
          </table:table-cell>
          <table:table-cell table:number-columns-repeated="1017"/>
        </table:table-row>
        <table:table-row table:style-name="ro2">
          <table:table-cell table:style-name="ce2" table:formula="of:=IF([DataDefsMstr.A273]=&quot;&quot;;&quot;&quot;;[DataDefsMstr.A273])">
            <text:p/>
          </table:table-cell>
          <table:table-cell table:style-name="ce2" table:formula="of:=IF([DataDefsMstr.B273]=&quot;&quot;;&quot;&quot;;[DataDefsMstr.B273])" office:value-type="string" office:string-value="T – TEXT" table:number-columns-spanned="2" table:number-rows-spanned="1">
            <text:p>T – TEXT</text:p>
          </table:table-cell>
          <table:covered-table-cell table:style-name="ce2"/>
          <table:table-cell table:style-name="ce2" table:formula="of:=IF([DataDefsMstr.D273]=&quot;&quot;;&quot;&quot;;[DataDefsMstr.D273])">
            <text:p/>
          </table:table-cell>
          <table:table-cell table:style-name="ce23" table:formula="of:=IF([DataDefsMstr.E273]=&quot;&quot;;&quot;&quot;;[DataDefsMstr.E273])">
            <text:p/>
          </table:table-cell>
          <table:table-cell table:style-name="ce2" table:formula="of:=IF([DataDefsMstr.F273]=&quot;&quot;;&quot;&quot;;[DataDefsMstr.F273])">
            <text:p/>
          </table:table-cell>
          <table:table-cell table:style-name="ce2" table:formula="of:=IF([DataDefsMstr.G273]=&quot;&quot;;&quot;&quot;;[DataDefsMstr.G273])">
            <text:p/>
          </table:table-cell>
          <table:table-cell table:number-columns-repeated="1017"/>
        </table:table-row>
        <table:table-row table:style-name="ro2">
          <table:table-cell table:style-name="ce2" table:formula="of:=IF([DataDefsMstr.A274]=&quot;&quot;;&quot;&quot;;[DataDefsMstr.A274])">
            <text:p/>
          </table:table-cell>
          <table:table-cell table:style-name="ce2" table:formula="of:=IF([DataDefsMstr.B274]=&quot;&quot;;&quot;&quot;;[DataDefsMstr.B274])" office:value-type="string" office:string-value="UX - UNIQUE INDEX" table:number-columns-spanned="2" table:number-rows-spanned="1">
            <text:p>UX - UNIQUE INDEX</text:p>
          </table:table-cell>
          <table:covered-table-cell table:style-name="ce2"/>
          <table:table-cell table:style-name="ce2" table:formula="of:=IF([DataDefsMstr.D274]=&quot;&quot;;&quot;&quot;;[DataDefsMstr.D274])">
            <text:p/>
          </table:table-cell>
          <table:table-cell table:style-name="ce23" table:formula="of:=IF([DataDefsMstr.E274]=&quot;&quot;;&quot;&quot;;[DataDefsMstr.E274])">
            <text:p/>
          </table:table-cell>
          <table:table-cell table:style-name="ce2" table:formula="of:=IF([DataDefsMstr.F274]=&quot;&quot;;&quot;&quot;;[DataDefsMstr.F274])">
            <text:p/>
          </table:table-cell>
          <table:table-cell table:style-name="ce2" table:formula="of:=IF([DataDefsMstr.G274]=&quot;&quot;;&quot;&quot;;[DataDefsMstr.G274])">
            <text:p/>
          </table:table-cell>
          <table:table-cell table:number-columns-repeated="1017"/>
        </table:table-row>
        <table:table-row table:style-name="ro2">
          <table:table-cell table:style-name="ce2" table:formula="of:=IF([DataDefsMstr.A275]=&quot;&quot;;&quot;&quot;;[DataDefsMstr.A275])">
            <text:p/>
          </table:table-cell>
          <table:table-cell table:style-name="ce2" table:formula="of:=IF([DataDefsMstr.B275]=&quot;&quot;;&quot;&quot;;[DataDefsMstr.B275])" office:value-type="string" office:string-value="X - INDEX" table:number-columns-spanned="2" table:number-rows-spanned="1">
            <text:p>X - INDEX</text:p>
          </table:table-cell>
          <table:covered-table-cell table:style-name="ce2"/>
          <table:table-cell table:style-name="ce2" table:formula="of:=IF([DataDefsMstr.D275]=&quot;&quot;;&quot;&quot;;[DataDefsMstr.D275])">
            <text:p/>
          </table:table-cell>
          <table:table-cell table:style-name="ce23" table:formula="of:=IF([DataDefsMstr.E275]=&quot;&quot;;&quot;&quot;;[DataDefsMstr.E275])">
            <text:p/>
          </table:table-cell>
          <table:table-cell table:style-name="ce2" table:formula="of:=IF([DataDefsMstr.F275]=&quot;&quot;;&quot;&quot;;[DataDefsMstr.F275])">
            <text:p/>
          </table:table-cell>
          <table:table-cell table:style-name="ce2" table:formula="of:=IF([DataDefsMstr.G275]=&quot;&quot;;&quot;&quot;;[DataDefsMstr.G275])">
            <text:p/>
          </table:table-cell>
          <table:table-cell table:number-columns-repeated="1017"/>
        </table:table-row>
        <table:table-row table:style-name="ro2" table:number-rows-repeated="65260">
          <table:table-cell table:number-columns-repeated="1024"/>
        </table:table-row>
        <table:table-row table:style-name="ro2">
          <table:table-cell table:number-columns-repeated="1024"/>
        </table:table-row>
      </table:table>
      <table:table table:name="ConfigTableDefaultRecID1" table:style-name="ta1" table:print="false">
        <table:table-column table:style-name="co18" table:default-cell-style-name="Default"/>
        <table:table-column table:style-name="co19" table:default-cell-style-name="Default"/>
        <table:table-column table:style-name="co20" table:default-cell-style-name="Default"/>
        <table:table-column table:style-name="co3" table:number-columns-repeated="1021" table:default-cell-style-name="Default"/>
        <table:table-row table:style-name="ro5">
          <table:table-cell table:style-name="ce47" office:value-type="string" table:number-columns-spanned="2" table:number-rows-spanned="1">
            <text:p>RootsMagic 4 ConfigTable RecID 1 DataRec Default</text:p>
          </table:table-cell>
          <table:covered-table-cell table:style-name="ce51"/>
          <table:table-cell table:style-name="ce48"/>
          <table:table-cell table:style-name="ce4" table:number-columns-repeated="1021"/>
        </table:table-row>
        <table:table-row table:style-name="ro2">
          <table:table-cell table:style-name="ce48"/>
          <table:table-cell table:style-name="ce52"/>
          <table:table-cell table:style-name="ce48"/>
          <table:table-cell table:style-name="ce4" table:number-columns-repeated="1021"/>
        </table:table-row>
        <table:table-row table:style-name="ro2">
          <table:table-cell table:style-name="ce49" office:value-type="string">
            <text:p>Code</text:p>
          </table:table-cell>
          <table:table-cell table:style-name="ce49" office:value-type="string">
            <text:p>Description</text:p>
          </table:table-cell>
          <table:table-cell table:style-name="ce49" office:value-type="string">
            <text:p>Values</text:p>
          </table:table-cell>
          <table:table-cell table:number-columns-repeated="1021"/>
        </table:table-row>
        <table:table-row table:style-name="ro2">
          <table:table-cell table:style-name="ce50" office:value-type="string">
            <text:p>&lt;?xml version="1.0" encoding="UTF-8"?&gt;</text:p>
          </table:table-cell>
          <table:table-cell table:style-name="ce53" office:value-type="string">
            <text:p>xml version number and encoding</text:p>
          </table:table-cell>
          <table:table-cell table:style-name="ce50" office:value-type="string">
            <text:p>UTF-8 = Unicode</text:p>
          </table:table-cell>
          <table:table-cell table:number-columns-repeated="1021"/>
        </table:table-row>
        <table:table-row table:style-name="ro2">
          <table:table-cell table:style-name="ce50"/>
          <table:table-cell table:style-name="ce53"/>
          <table:table-cell table:style-name="ce50"/>
          <table:table-cell table:number-columns-repeated="1021"/>
        </table:table-row>
        <table:table-row table:style-name="ro2">
          <table:table-cell table:style-name="ce50" office:value-type="string">
            <text:p>&lt;Root&gt;</text:p>
          </table:table-cell>
          <table:table-cell table:style-name="ce53"/>
          <table:table-cell table:style-name="ce50"/>
          <table:table-cell table:number-columns-repeated="1021"/>
        </table:table-row>
        <table:table-row table:style-name="ro2">
          <table:table-cell table:style-name="ce50"/>
          <table:table-cell table:style-name="ce53"/>
          <table:table-cell table:style-name="ce50"/>
          <table:table-cell table:number-columns-repeated="1021"/>
        </table:table-row>
        <table:table-row table:style-name="ro2">
          <table:table-cell table:style-name="ce50" office:value-type="string">
            <text:p>&lt;Version&gt;4060&lt;/Version&gt;</text:p>
          </table:table-cell>
          <table:table-cell table:style-name="ce53" office:value-type="string">
            <text:p>version number</text:p>
          </table:table-cell>
          <table:table-cell table:style-name="ce50"/>
          <table:table-cell table:number-columns-repeated="1021"/>
        </table:table-row>
        <table:table-row table:style-name="ro3">
          <table:table-cell table:style-name="ce50" office:value-type="string">
            <text:p>&lt;RootPerson&gt;0&lt;/RootPerson&gt;</text:p>
          </table:table-cell>
          <table:table-cell table:style-name="ce53" office:value-type="string">
            <text:p>RIN of Root person from General tab of File Options screen</text:p>
          </table:table-cell>
          <table:table-cell table:style-name="ce53" office:value-type="string">
            <text:p>0 = Root person above, </text:p>
            <text:p>1 = Last person from previous session</text:p>
          </table:table-cell>
          <table:table-cell table:number-columns-repeated="1021"/>
        </table:table-row>
        <table:table-row table:style-name="ro2">
          <table:table-cell table:style-name="ce50" office:value-type="string">
            <text:p>&lt;LastPerson&gt;0&lt;/LastPerson&gt;</text:p>
          </table:table-cell>
          <table:table-cell table:style-name="ce53" office:value-type="string">
            <text:p>RIN of last person from previous session</text:p>
          </table:table-cell>
          <table:table-cell table:style-name="ce50"/>
          <table:table-cell table:number-columns-repeated="1021"/>
        </table:table-row>
        <table:table-row table:style-name="ro2">
          <table:table-cell table:style-name="ce50" office:value-type="string">
            <text:p>&lt;LastView&gt;0&lt;/LastView&gt;</text:p>
          </table:table-cell>
          <table:table-cell table:style-name="ce53" office:value-type="string">
            <text:p>last view from previous session</text:p>
          </table:table-cell>
          <table:table-cell table:style-name="ce50"/>
          <table:table-cell table:number-columns-repeated="1021"/>
        </table:table-row>
        <table:table-row table:style-name="ro2">
          <table:table-cell table:style-name="ce50" office:value-type="string">
            <text:p>&lt;LastSideView&gt;0&lt;/LastSideView&gt;</text:p>
          </table:table-cell>
          <table:table-cell table:style-name="ce53" office:value-type="string">
            <text:p>last sidebar view from previous session</text:p>
          </table:table-cell>
          <table:table-cell table:style-name="ce50"/>
          <table:table-cell table:number-columns-repeated="1021"/>
        </table:table-row>
        <table:table-row table:style-name="ro3">
          <table:table-cell table:style-name="ce50" office:value-type="string">
            <text:p>&lt;StartPerson&gt;0&lt;/StartPerson&gt;</text:p>
          </table:table-cell>
          <table:table-cell table:style-name="ce53" office:value-type="string">
            <text:p>Start person when opening this database from General tab of File Options screen</text:p>
          </table:table-cell>
          <table:table-cell table:style-name="ce50"/>
          <table:table-cell table:number-columns-repeated="1021"/>
        </table:table-row>
        <table:table-row table:style-name="ro8">
          <table:table-cell table:style-name="ce50" office:value-type="string">
            <text:p>&lt;StartView&gt;0&lt;/StartView&gt;</text:p>
          </table:table-cell>
          <table:table-cell table:style-name="ce53" office:value-type="string">
            <text:p>Starting view when opening this database from General tab of File Options screen</text:p>
          </table:table-cell>
          <table:table-cell table:style-name="ce53" office:value-type="string">
            <text:p>0 = Pedigree view, </text:p>
            <text:p>1 = Family view, </text:p>
            <text:p>2 = Descendant view, </text:p>
            <text:p>3 = Person list view, </text:p>
            <text:p>4 = WebSearch view, </text:p>
            <text:p>5 = Last view from previous session</text:p>
          </table:table-cell>
          <table:table-cell table:number-columns-repeated="1021"/>
        </table:table-row>
        <table:table-row table:style-name="ro8">
          <table:table-cell table:style-name="ce50" office:value-type="string">
            <text:p>&lt;StartSideView&gt;0&lt;/StartSideView&gt;</text:p>
          </table:table-cell>
          <table:table-cell table:style-name="ce53" office:value-type="string">
            <text:p>Starting side list view from General tab of File Options screen</text:p>
          </table:table-cell>
          <table:table-cell table:style-name="ce53" office:value-type="string">
            <text:p>0 = Index, </text:p>
            <text:p>1 = Family, </text:p>
            <text:p>2 = Bookmarks, </text:p>
            <text:p>3 = History, </text:p>
            <text:p>4 = Groups, </text:p>
            <text:p>5 = Last view from previous session</text:p>
          </table:table-cell>
          <table:table-cell table:number-columns-repeated="1021"/>
        </table:table-row>
        <table:table-row table:style-name="ro3">
          <table:table-cell table:style-name="ce50" office:value-type="string">
            <text:p>&lt;SurnameUp&gt;False&lt;/SurnameUp&gt;</text:p>
          </table:table-cell>
          <table:table-cell table:style-name="ce53" office:value-type="string">
            <text:p>Display nicknames uppercase from General tab of File Options screen</text:p>
          </table:table-cell>
          <table:table-cell table:style-name="ce53" office:value-type="string">
            <text:p>True = Box Checked, </text:p>
            <text:p>False = Box Unchecked</text:p>
          </table:table-cell>
          <table:table-cell table:number-columns-repeated="1021"/>
        </table:table-row>
        <table:table-row table:style-name="ro3">
          <table:table-cell table:style-name="ce50" office:value-type="string">
            <text:p>&lt;LDSOptions&gt;False&lt;/LDSOptions&gt;</text:p>
          </table:table-cell>
          <table:table-cell table:style-name="ce53" office:value-type="string">
            <text:p>LDS support from General tab of File Options screen</text:p>
          </table:table-cell>
          <table:table-cell table:style-name="ce53" office:value-type="string">
            <text:p>True = Box Checked, </text:p>
            <text:p>False = Box Unchecked</text:p>
          </table:table-cell>
          <table:table-cell table:number-columns-repeated="1021"/>
        </table:table-row>
        <table:table-row table:style-name="ro10">
          <table:table-cell table:style-name="ce50" office:value-type="string">
            <text:p>&lt;DateFormat&gt;0&lt;/DateFormat&gt;</text:p>
          </table:table-cell>
          <table:table-cell table:style-name="ce53" office:value-type="string">
            <text:p>Date format from General tab of File Options screen</text:p>
          </table:table-cell>
          <table:table-cell table:style-name="ce53" office:value-type="string">
            <text:p>0 = 10 Jan 1959, </text:p>
            <text:p>1 = Jan 10, 1959, </text:p>
            <text:p>2 = 10 January 1959, </text:p>
            <text:p>3 = January 10, 1959; </text:p>
            <text:p>4 = 10 JAN 1959, </text:p>
            <text:p>5 = JAN 10, 1959, </text:p>
            <text:p>6 = 10 JANUARY 1959, </text:p>
            <text:p>7 = JANUARY 10, 1959</text:p>
          </table:table-cell>
          <table:table-cell table:number-columns-repeated="1021"/>
        </table:table-row>
        <table:table-row table:style-name="ro4">
          <table:table-cell table:style-name="ce50" office:value-type="string">
            <text:p>&lt;RecNumber&gt;0&lt;/RecNumber&gt;</text:p>
          </table:table-cell>
          <table:table-cell table:style-name="ce53" office:value-type="string">
            <text:p>Number to display after name from General tab of File Options screen</text:p>
          </table:table-cell>
          <table:table-cell table:style-name="ce53" office:value-type="string">
            <text:p>0 = None, </text:p>
            <text:p>1 = Record number (RIN), </text:p>
            <text:p>2 = Reference number (REFN)</text:p>
          </table:table-cell>
          <table:table-cell table:number-columns-repeated="1021"/>
        </table:table-row>
        <table:table-row table:style-name="ro2">
          <table:table-cell table:style-name="ce50" office:value-type="string">
            <text:p>&lt;PreparerName/&gt;</text:p>
          </table:table-cell>
          <table:table-cell table:style-name="ce53" office:value-type="string">
            <text:p>Name from Preparer tab of File Options screen</text:p>
          </table:table-cell>
          <table:table-cell table:style-name="ce50"/>
          <table:table-cell table:number-columns-repeated="1021"/>
        </table:table-row>
        <table:table-row table:style-name="ro2">
          <table:table-cell table:style-name="ce50" office:value-type="string">
            <text:p>&lt;PreparerAddr1/&gt;</text:p>
          </table:table-cell>
          <table:table-cell table:style-name="ce53" office:value-type="string">
            <text:p>Address [first line] from Preparer tab of File Options screen</text:p>
          </table:table-cell>
          <table:table-cell table:style-name="ce50"/>
          <table:table-cell table:number-columns-repeated="1021"/>
        </table:table-row>
        <table:table-row table:style-name="ro2">
          <table:table-cell table:style-name="ce50" office:value-type="string">
            <text:p>&lt;PreparerAddr2/&gt;</text:p>
          </table:table-cell>
          <table:table-cell table:style-name="ce53" office:value-type="string">
            <text:p>Address [second line] from Preparer tab of File Options screen</text:p>
          </table:table-cell>
          <table:table-cell table:style-name="ce50"/>
          <table:table-cell table:number-columns-repeated="1021"/>
        </table:table-row>
        <table:table-row table:style-name="ro2">
          <table:table-cell table:style-name="ce50" office:value-type="string">
            <text:p>&lt;PreparerAddr3/&gt;</text:p>
          </table:table-cell>
          <table:table-cell table:style-name="ce53" office:value-type="string">
            <text:p>Address [third line] from Preparer tab of File Options screen</text:p>
          </table:table-cell>
          <table:table-cell table:style-name="ce50"/>
          <table:table-cell table:number-columns-repeated="1021"/>
        </table:table-row>
        <table:table-row table:style-name="ro2">
          <table:table-cell table:style-name="ce50" office:value-type="string">
            <text:p>&lt;PreparerPhone/&gt;</text:p>
          </table:table-cell>
          <table:table-cell table:style-name="ce53" office:value-type="string">
            <text:p>Phone from Preparer tab of File Options screen</text:p>
          </table:table-cell>
          <table:table-cell table:style-name="ce50"/>
          <table:table-cell table:number-columns-repeated="1021"/>
        </table:table-row>
        <table:table-row table:style-name="ro2">
          <table:table-cell table:style-name="ce50" office:value-type="string">
            <text:p>&lt;PreparerCellPhone/&gt;</text:p>
          </table:table-cell>
          <table:table-cell table:style-name="ce53" office:value-type="string">
            <text:p>Cell phone from Preparer tab of File Options screen</text:p>
          </table:table-cell>
          <table:table-cell table:style-name="ce50"/>
          <table:table-cell table:number-columns-repeated="1021"/>
        </table:table-row>
        <table:table-row table:style-name="ro2">
          <table:table-cell table:style-name="ce50" office:value-type="string">
            <text:p>&lt;PreparerEmail/&gt;</text:p>
          </table:table-cell>
          <table:table-cell table:style-name="ce53" office:value-type="string">
            <text:p>Email from Preparer tab of File Options screen</text:p>
          </table:table-cell>
          <table:table-cell table:style-name="ce50"/>
          <table:table-cell table:number-columns-repeated="1021"/>
        </table:table-row>
        <table:table-row table:style-name="ro2">
          <table:table-cell table:style-name="ce50" office:value-type="string">
            <text:p>&lt;PreparerFax/&gt;</text:p>
          </table:table-cell>
          <table:table-cell table:style-name="ce53" office:value-type="string">
            <text:p>Fax from Preparer tab of File Options screen</text:p>
          </table:table-cell>
          <table:table-cell table:style-name="ce50"/>
          <table:table-cell table:number-columns-repeated="1021"/>
        </table:table-row>
        <table:table-row table:style-name="ro2">
          <table:table-cell table:style-name="ce50" office:value-type="string">
            <text:p>&lt;PreparerWeb/&gt;</text:p>
          </table:table-cell>
          <table:table-cell table:style-name="ce53" office:value-type="string">
            <text:p>Website from Preparer tab of File Options screen</text:p>
          </table:table-cell>
          <table:table-cell table:style-name="ce50"/>
          <table:table-cell table:number-columns-repeated="1021"/>
        </table:table-row>
        <table:table-row table:style-name="ro2">
          <table:table-cell table:style-name="ce50" office:value-type="string">
            <text:p>&lt;APFT1&gt;1&lt;/APFT1&gt;</text:p>
          </table:table-cell>
          <table:table-cell table:style-name="ce53" office:value-type="string">
            <text:p>?</text:p>
          </table:table-cell>
          <table:table-cell table:style-name="ce50"/>
          <table:table-cell table:number-columns-repeated="1021"/>
        </table:table-row>
        <table:table-row table:style-name="ro2">
          <table:table-cell table:style-name="ce50" office:value-type="string">
            <text:p>&lt;APFT2&gt;2&lt;/APFT2&gt;</text:p>
          </table:table-cell>
          <table:table-cell table:style-name="ce53" office:value-type="string">
            <text:p>?</text:p>
          </table:table-cell>
          <table:table-cell table:style-name="ce50"/>
          <table:table-cell table:number-columns-repeated="1021"/>
        </table:table-row>
        <table:table-row table:style-name="ro2">
          <table:table-cell table:style-name="ce50" office:value-type="string">
            <text:p>&lt;APFT3&gt;4&lt;/APFT3&gt;</text:p>
          </table:table-cell>
          <table:table-cell table:style-name="ce53" office:value-type="string">
            <text:p>?</text:p>
          </table:table-cell>
          <table:table-cell table:style-name="ce50"/>
          <table:table-cell table:number-columns-repeated="1021"/>
        </table:table-row>
        <table:table-row table:style-name="ro3">
          <table:table-cell table:style-name="ce50" office:value-type="string">
            <text:p>&lt;MemCitID&gt;0&lt;/MemCitID&gt;</text:p>
          </table:table-cell>
          <table:table-cell table:style-name="ce53" office:value-type="string">
            <text:p>CitationID from CitationTable details collected from Memorize button of Citation Manager screen</text:p>
          </table:table-cell>
          <table:table-cell table:style-name="ce53" office:value-type="string">
            <text:p>0 = [N/A, not in table], </text:p>
            <text:p>Etc</text:p>
          </table:table-cell>
          <table:table-cell table:number-columns-repeated="1021"/>
        </table:table-row>
        <table:table-row table:style-name="ro3">
          <table:table-cell table:style-name="ce50" office:value-type="string">
            <text:p>&lt;NicknameDelim&gt;1&lt;/NicknameDelim&gt;</text:p>
          </table:table-cell>
          <table:table-cell table:style-name="ce53" office:value-type="string">
            <text:p>Nickname format from General tab of File Options screen</text:p>
          </table:table-cell>
          <table:table-cell table:style-name="ce53" office:value-type="string">
            <text:p>0 = John (Jack) Kennedy, </text:p>
            <text:p>1 = John "Jack" Kennedy</text:p>
          </table:table-cell>
          <table:table-cell table:number-columns-repeated="1021"/>
        </table:table-row>
        <table:table-row table:style-name="ro2">
          <table:table-cell table:style-name="ce50" office:value-type="string">
            <text:p>&lt;IGIUserName/&gt;</text:p>
          </table:table-cell>
          <table:table-cell table:style-name="ce53" office:value-type="string">
            <text:p>Sign-In Name from Family Search Sign In screen</text:p>
          </table:table-cell>
          <table:table-cell table:style-name="ce50"/>
          <table:table-cell table:number-columns-repeated="1021"/>
        </table:table-row>
        <table:table-row table:style-name="ro2">
          <table:table-cell table:style-name="ce50" office:value-type="string">
            <text:p>&lt;IGIPassword/&gt;</text:p>
          </table:table-cell>
          <table:table-cell table:style-name="ce53" office:value-type="string">
            <text:p>Password <text:s/>from Family Search Sign In screen</text:p>
          </table:table-cell>
          <table:table-cell table:style-name="ce50"/>
          <table:table-cell table:number-columns-repeated="1021"/>
        </table:table-row>
        <table:table-row table:style-name="ro2">
          <table:table-cell table:style-name="ce50" office:value-type="string">
            <text:p>&lt;PedGens&gt;5&lt;/PedGens&gt;</text:p>
          </table:table-cell>
          <table:table-cell table:style-name="ce53" office:value-type="string">
            <text:p>number of generations from slider of Pedigree view</text:p>
          </table:table-cell>
          <table:table-cell table:style-name="ce50" office:value-type="string">
            <text:p>5 or 6</text:p>
          </table:table-cell>
          <table:table-cell table:number-columns-repeated="1021"/>
        </table:table-row>
        <table:table-row table:style-name="ro2">
          <table:table-cell table:style-name="ce50" office:value-type="string">
            <text:p>&lt;DescGens&gt;5&lt;/DescGens&gt;</text:p>
          </table:table-cell>
          <table:table-cell table:style-name="ce53" office:value-type="string">
            <text:p>number of generations from slider of Descendant view</text:p>
          </table:table-cell>
          <table:table-cell table:style-name="ce50" office:value-type="string">
            <text:p>2 - 7</text:p>
          </table:table-cell>
          <table:table-cell table:number-columns-repeated="1021"/>
        </table:table-row>
        <table:table-row table:style-name="ro3">
          <table:table-cell table:style-name="ce50" office:value-type="string">
            <text:p>&lt;PedBEPS&gt;True&lt;/PedBEPS&gt;</text:p>
          </table:table-cell>
          <table:table-cell table:style-name="ce53" office:value-type="string">
            <text:p>Show LDS status on pedigree view from General tab of File Options screen</text:p>
          </table:table-cell>
          <table:table-cell table:style-name="ce53" office:value-type="string">
            <text:p>True = Box Checked, </text:p>
            <text:p>False = Box Unchecked</text:p>
          </table:table-cell>
          <table:table-cell table:number-columns-repeated="1021"/>
        </table:table-row>
        <table:table-row table:style-name="ro3">
          <table:table-cell table:style-name="ce50" office:value-type="string">
            <text:p>&lt;FamBEPS&gt;True&lt;/FamBEPS&gt;</text:p>
          </table:table-cell>
          <table:table-cell table:style-name="ce53" office:value-type="string">
            <text:p>Show LDS status on family view from General tab of File Options screen</text:p>
          </table:table-cell>
          <table:table-cell table:style-name="ce53" office:value-type="string">
            <text:p>True = Box Checked, </text:p>
            <text:p>False = Box Unchecked</text:p>
          </table:table-cell>
          <table:table-cell table:number-columns-repeated="1021"/>
        </table:table-row>
        <table:table-row table:style-name="ro3">
          <table:table-cell table:style-name="ce50" office:value-type="string">
            <text:p>&lt;DescBEPS&gt;True&lt;/DescBEPS&gt;</text:p>
          </table:table-cell>
          <table:table-cell table:style-name="ce53" office:value-type="string">
            <text:p>Show LDS status on descendant view from General tab of File Options screen</text:p>
          </table:table-cell>
          <table:table-cell table:style-name="ce53" office:value-type="string">
            <text:p>True = Box Checked, </text:p>
            <text:p>False = Box Unchecked</text:p>
          </table:table-cell>
          <table:table-cell table:number-columns-repeated="1021"/>
        </table:table-row>
        <table:table-row table:style-name="ro3">
          <table:table-cell table:style-name="ce50" office:value-type="string">
            <text:p>&lt;AltNamesInSideList&gt;True&lt;/AltNamesInSideList&gt;</text:p>
          </table:table-cell>
          <table:table-cell table:style-name="ce53" office:value-type="string">
            <text:p>Show alternate names under Options on Sidebar Index</text:p>
          </table:table-cell>
          <table:table-cell table:style-name="ce53" office:value-type="string">
            <text:p>True = Checked, </text:p>
            <text:p>False = <text:s/>Unchecked</text:p>
          </table:table-cell>
          <table:table-cell table:number-columns-repeated="1021"/>
        </table:table-row>
        <table:table-row table:style-name="ro3">
          <table:table-cell table:style-name="ce50" office:value-type="string">
            <text:p>&lt;AltNamesInExplorer&gt;True&lt;/AltNamesInExplorer&gt;</text:p>
          </table:table-cell>
          <table:table-cell table:style-name="ce53" office:value-type="string">
            <text:p>Show alternate names in list from Windows Explorer screen</text:p>
          </table:table-cell>
          <table:table-cell table:style-name="ce53" office:value-type="string">
            <text:p>True = Box Checked, </text:p>
            <text:p>False = Box Unchecked</text:p>
          </table:table-cell>
          <table:table-cell table:number-columns-repeated="1021"/>
        </table:table-row>
        <table:table-row table:style-name="ro3">
          <table:table-cell table:style-name="ce50" office:value-type="string">
            <text:p>&lt;AltNamesInPersonView&gt;True&lt;/AltNamesInPersonView&gt;</text:p>
          </table:table-cell>
          <table:table-cell table:style-name="ce53" office:value-type="string">
            <text:p>Show alternate names in People view</text:p>
          </table:table-cell>
          <table:table-cell table:style-name="ce53" office:value-type="string">
            <text:p>True = Box Checked, </text:p>
            <text:p>False = Box Unchecked</text:p>
          </table:table-cell>
          <table:table-cell table:number-columns-repeated="1021"/>
        </table:table-row>
        <table:table-row table:style-name="ro3">
          <table:table-cell table:style-name="ce50" office:value-type="string">
            <text:p>&lt;BirthInSideList&gt;True&lt;/BirthInSideList&gt;</text:p>
          </table:table-cell>
          <table:table-cell table:style-name="ce53" office:value-type="string">
            <text:p>Show birth year under Options on Sidebar Index</text:p>
          </table:table-cell>
          <table:table-cell table:style-name="ce53" office:value-type="string">
            <text:p>True = Checked, </text:p>
            <text:p>False = <text:s/>Unchecked</text:p>
          </table:table-cell>
          <table:table-cell table:number-columns-repeated="1021"/>
        </table:table-row>
        <table:table-row table:style-name="ro3">
          <table:table-cell table:style-name="ce50" office:value-type="string">
            <text:p>&lt;RecNoInSideList&gt;False&lt;/RecNoInSideList&gt;</text:p>
          </table:table-cell>
          <table:table-cell table:style-name="ce53" office:value-type="string">
            <text:p>Show record number under Options on Sidebar Index</text:p>
          </table:table-cell>
          <table:table-cell table:style-name="ce53" office:value-type="string">
            <text:p>True = Checked, </text:p>
            <text:p>False = <text:s/>Unchecked</text:p>
          </table:table-cell>
          <table:table-cell table:number-columns-repeated="1021"/>
        </table:table-row>
        <table:table-row table:style-name="ro3">
          <table:table-cell table:style-name="ce50" office:value-type="string">
            <text:p>&lt;PersViewSortCol&gt;2&lt;/PersViewSortCol&gt;</text:p>
          </table:table-cell>
          <table:table-cell table:style-name="ce53" office:value-type="string">
            <text:p>sort column less one from People view</text:p>
          </table:table-cell>
          <table:table-cell table:style-name="ce53" office:value-type="string">
            <text:p>2 = Column 1, </text:p>
            <text:p>Etc</text:p>
          </table:table-cell>
          <table:table-cell table:number-columns-repeated="1021"/>
        </table:table-row>
        <table:table-row table:style-name="ro2">
          <table:table-cell table:style-name="ce50"/>
          <table:table-cell table:style-name="ce53"/>
          <table:table-cell table:style-name="ce50"/>
          <table:table-cell table:number-columns-repeated="1021"/>
        </table:table-row>
        <table:table-row table:style-name="ro2">
          <table:table-cell table:style-name="ce50" office:value-type="string">
            <text:p>&lt;PersViewCol0&gt;</text:p>
          </table:table-cell>
          <table:table-cell table:style-name="ce53"/>
          <table:table-cell table:style-name="ce50"/>
          <table:table-cell table:number-columns-repeated="1021"/>
        </table:table-row>
        <table:table-row table:style-name="ro6">
          <table:table-cell table:style-name="ce50" office:value-type="string">
            <text:p>&lt;FieldType&gt;1&lt;/FieldType&gt;</text:p>
          </table:table-cell>
          <table:table-cell table:style-name="ce53" office:value-type="string">
            <text:p>field type from second column of People view</text:p>
          </table:table-cell>
          <table:table-cell table:style-name="ce53" office:value-type="string">
            <text:p>1 = Sex, </text:p>
            <text:p>2 = Record number, </text:p>
            <text:p>10000 = ?, </text:p>
            <text:p>Etc</text:p>
          </table:table-cell>
          <table:table-cell table:number-columns-repeated="1021"/>
        </table:table-row>
        <table:table-row table:style-name="ro6">
          <table:table-cell table:style-name="ce50" office:value-type="string">
            <text:p>&lt;EventType&gt;0&lt;/EventType&gt;</text:p>
          </table:table-cell>
          <table:table-cell table:style-name="ce53" office:value-type="string">
            <text:p>event type from second column of People view, corresponding to FactTypeID of FactTypeTable for individual events (OwnerType = 0)?</text:p>
          </table:table-cell>
          <table:table-cell table:style-name="ce53" office:value-type="string">
            <text:p>0 = [N/A, not in table], </text:p>
            <text:p>1 = Birth, </text:p>
            <text:p>2 = Death, </text:p>
            <text:p>Etc</text:p>
          </table:table-cell>
          <table:table-cell table:number-columns-repeated="1021"/>
        </table:table-row>
        <table:table-row table:style-name="ro6">
          <table:table-cell table:style-name="ce50" office:value-type="string">
            <text:p>&lt;DataType&gt;0&lt;/DataType&gt;</text:p>
          </table:table-cell>
          <table:table-cell table:style-name="ce53" office:value-type="string">
            <text:p>data type from second column of People view</text:p>
          </table:table-cell>
          <table:table-cell table:style-name="ce53" office:value-type="string">
            <text:p>0 = [N/A, blank], </text:p>
            <text:p>1 = Year, </text:p>
            <text:p>2 = Place, </text:p>
            <text:p>3 = Place Details</text:p>
          </table:table-cell>
          <table:table-cell table:number-columns-repeated="1021"/>
        </table:table-row>
        <table:table-row table:style-name="ro2">
          <table:table-cell table:style-name="ce50" office:value-type="string">
            <text:p>&lt;/PersViewCol0&gt;</text:p>
          </table:table-cell>
          <table:table-cell table:style-name="ce53"/>
          <table:table-cell table:style-name="ce50"/>
          <table:table-cell table:number-columns-repeated="1021"/>
        </table:table-row>
        <table:table-row table:style-name="ro2">
          <table:table-cell table:style-name="ce50"/>
          <table:table-cell table:style-name="ce53"/>
          <table:table-cell table:style-name="ce50"/>
          <table:table-cell table:number-columns-repeated="1021"/>
        </table:table-row>
        <table:table-row table:style-name="ro2">
          <table:table-cell table:style-name="ce50" office:value-type="string">
            <text:p>&lt;PersViewCol1&gt;</text:p>
          </table:table-cell>
          <table:table-cell table:style-name="ce53"/>
          <table:table-cell table:style-name="ce50"/>
          <table:table-cell table:number-columns-repeated="1021"/>
        </table:table-row>
        <table:table-row table:style-name="ro6">
          <table:table-cell table:style-name="ce50" office:value-type="string">
            <text:p>&lt;FieldType&gt;2&lt;/FieldType&gt;</text:p>
          </table:table-cell>
          <table:table-cell table:style-name="ce53" office:value-type="string">
            <text:p>field type from third column of People view</text:p>
          </table:table-cell>
          <table:table-cell table:style-name="ce53" office:value-type="string">
            <text:p>1 = Sex, </text:p>
            <text:p>2 = Record number, </text:p>
            <text:p>10000 = ?, </text:p>
            <text:p>Etc</text:p>
          </table:table-cell>
          <table:table-cell table:number-columns-repeated="1021"/>
        </table:table-row>
        <table:table-row table:style-name="ro6">
          <table:table-cell table:style-name="ce50" office:value-type="string">
            <text:p>&lt;EventType&gt;0&lt;/EventType&gt;</text:p>
          </table:table-cell>
          <table:table-cell table:style-name="ce53" office:value-type="string">
            <text:p>event type from second column of People view, corresponding to FactTypeID of FactTypeTable for individual events (OwnerType = 0)?</text:p>
          </table:table-cell>
          <table:table-cell table:style-name="ce53" office:value-type="string">
            <text:p>0 = [N/A, not in table], </text:p>
            <text:p>1 = Birth, </text:p>
            <text:p>2 = Death, </text:p>
            <text:p>Etc</text:p>
          </table:table-cell>
          <table:table-cell table:number-columns-repeated="1021"/>
        </table:table-row>
        <table:table-row table:style-name="ro6">
          <table:table-cell table:style-name="ce50" office:value-type="string">
            <text:p>&lt;DataType&gt;0&lt;/DataType&gt;</text:p>
          </table:table-cell>
          <table:table-cell table:style-name="ce53" office:value-type="string">
            <text:p>data type from third column of People view</text:p>
          </table:table-cell>
          <table:table-cell table:style-name="ce53" office:value-type="string">
            <text:p>0 = [N/A, blank], </text:p>
            <text:p>1 = Year, </text:p>
            <text:p>2 = Place, </text:p>
            <text:p>3 = Place Details</text:p>
          </table:table-cell>
          <table:table-cell table:number-columns-repeated="1021"/>
        </table:table-row>
        <table:table-row table:style-name="ro2">
          <table:table-cell table:style-name="ce50" office:value-type="string">
            <text:p>&lt;/PersViewCol1&gt;</text:p>
          </table:table-cell>
          <table:table-cell table:style-name="ce53"/>
          <table:table-cell table:style-name="ce50"/>
          <table:table-cell table:number-columns-repeated="1021"/>
        </table:table-row>
        <table:table-row table:style-name="ro2">
          <table:table-cell table:style-name="ce50"/>
          <table:table-cell table:style-name="ce53"/>
          <table:table-cell table:style-name="ce50"/>
          <table:table-cell table:number-columns-repeated="1021"/>
        </table:table-row>
        <table:table-row table:style-name="ro2">
          <table:table-cell table:style-name="ce50" office:value-type="string">
            <text:p>&lt;PersViewCol2&gt;</text:p>
          </table:table-cell>
          <table:table-cell table:style-name="ce53"/>
          <table:table-cell table:style-name="ce50"/>
          <table:table-cell table:number-columns-repeated="1021"/>
        </table:table-row>
        <table:table-row table:style-name="ro6">
          <table:table-cell table:style-name="ce50" office:value-type="string">
            <text:p>&lt;FieldType&gt;10000&lt;/FieldType&gt;</text:p>
          </table:table-cell>
          <table:table-cell table:style-name="ce53" office:value-type="string">
            <text:p>field type from fourth column of People view</text:p>
          </table:table-cell>
          <table:table-cell table:style-name="ce53" office:value-type="string">
            <text:p>1 = Sex, </text:p>
            <text:p>2 = Record number, </text:p>
            <text:p>10000 = ?, </text:p>
            <text:p>Etc</text:p>
          </table:table-cell>
          <table:table-cell table:number-columns-repeated="1021"/>
        </table:table-row>
        <table:table-row table:style-name="ro6">
          <table:table-cell table:style-name="ce50" office:value-type="string">
            <text:p>&lt;EventType&gt;1&lt;/EventType&gt;</text:p>
          </table:table-cell>
          <table:table-cell table:style-name="ce53" office:value-type="string">
            <text:p>event type from second column of People view, corresponding to FactTypeID of FactTypeTable for individual events (OwnerType = 0)?</text:p>
          </table:table-cell>
          <table:table-cell table:style-name="ce53" office:value-type="string">
            <text:p>0 = [N/A, not in table], </text:p>
            <text:p>1 = Birth, </text:p>
            <text:p>2 = Death, </text:p>
            <text:p>Etc</text:p>
          </table:table-cell>
          <table:table-cell table:number-columns-repeated="1021"/>
        </table:table-row>
        <table:table-row table:style-name="ro6">
          <table:table-cell table:style-name="ce50" office:value-type="string">
            <text:p>&lt;DataType&gt;1&lt;/DataType&gt;</text:p>
          </table:table-cell>
          <table:table-cell table:style-name="ce53" office:value-type="string">
            <text:p>data type from fourth column of People view</text:p>
          </table:table-cell>
          <table:table-cell table:style-name="ce53" office:value-type="string">
            <text:p>0 = [N/A, blank], </text:p>
            <text:p>1 = Year, </text:p>
            <text:p>2 = Place, </text:p>
            <text:p>3 = Place Details</text:p>
          </table:table-cell>
          <table:table-cell table:number-columns-repeated="1021"/>
        </table:table-row>
        <table:table-row table:style-name="ro2">
          <table:table-cell table:style-name="ce50" office:value-type="string">
            <text:p>&lt;/PersViewCol2&gt;</text:p>
          </table:table-cell>
          <table:table-cell table:style-name="ce53"/>
          <table:table-cell table:style-name="ce50"/>
          <table:table-cell table:number-columns-repeated="1021"/>
        </table:table-row>
        <table:table-row table:style-name="ro2">
          <table:table-cell table:style-name="ce50"/>
          <table:table-cell table:style-name="ce53"/>
          <table:table-cell table:style-name="ce50"/>
          <table:table-cell table:number-columns-repeated="1021"/>
        </table:table-row>
        <table:table-row table:style-name="ro2">
          <table:table-cell table:style-name="ce50" office:value-type="string">
            <text:p>&lt;PersViewCol3&gt;</text:p>
          </table:table-cell>
          <table:table-cell table:style-name="ce53"/>
          <table:table-cell table:style-name="ce50"/>
          <table:table-cell table:number-columns-repeated="1021"/>
        </table:table-row>
        <table:table-row table:style-name="ro6">
          <table:table-cell table:style-name="ce50" office:value-type="string">
            <text:p>&lt;FieldType&gt;10000&lt;/FieldType&gt;</text:p>
          </table:table-cell>
          <table:table-cell table:style-name="ce53" office:value-type="string">
            <text:p>field type from fifth column of People view</text:p>
          </table:table-cell>
          <table:table-cell table:style-name="ce53" office:value-type="string">
            <text:p>1 = Sex, </text:p>
            <text:p>2 = Record number, </text:p>
            <text:p>10000 = ?, </text:p>
            <text:p>Etc</text:p>
          </table:table-cell>
          <table:table-cell table:number-columns-repeated="1021"/>
        </table:table-row>
        <table:table-row table:style-name="ro6">
          <table:table-cell table:style-name="ce50" office:value-type="string">
            <text:p>&lt;EventType&gt;1&lt;/EventType&gt;</text:p>
          </table:table-cell>
          <table:table-cell table:style-name="ce53" office:value-type="string">
            <text:p>event type from second column of People view, corresponding to FactTypeID of FactTypeTable for individual events (OwnerType = 0)?</text:p>
          </table:table-cell>
          <table:table-cell table:style-name="ce53" office:value-type="string">
            <text:p>0 = [N/A, not in table], </text:p>
            <text:p>1 = Birth, </text:p>
            <text:p>2 = Death, </text:p>
            <text:p>Etc</text:p>
          </table:table-cell>
          <table:table-cell table:number-columns-repeated="1021"/>
        </table:table-row>
        <table:table-row table:style-name="ro6">
          <table:table-cell table:style-name="ce50" office:value-type="string">
            <text:p>&lt;DataType&gt;2&lt;/DataType&gt;</text:p>
          </table:table-cell>
          <table:table-cell table:style-name="ce53" office:value-type="string">
            <text:p>data type from fifth column of People view</text:p>
          </table:table-cell>
          <table:table-cell table:style-name="ce53" office:value-type="string">
            <text:p>0 = [N/A, blank], </text:p>
            <text:p>1 = Year, </text:p>
            <text:p>2 = Place, </text:p>
            <text:p>3 = Place Details</text:p>
          </table:table-cell>
          <table:table-cell table:number-columns-repeated="1021"/>
        </table:table-row>
        <table:table-row table:style-name="ro2">
          <table:table-cell table:style-name="ce50" office:value-type="string">
            <text:p>&lt;/PersViewCol3&gt;</text:p>
          </table:table-cell>
          <table:table-cell table:style-name="ce53"/>
          <table:table-cell table:style-name="ce50"/>
          <table:table-cell table:number-columns-repeated="1021"/>
        </table:table-row>
        <table:table-row table:style-name="ro2">
          <table:table-cell table:style-name="ce50"/>
          <table:table-cell table:style-name="ce53"/>
          <table:table-cell table:style-name="ce50"/>
          <table:table-cell table:number-columns-repeated="1021"/>
        </table:table-row>
        <table:table-row table:style-name="ro2">
          <table:table-cell table:style-name="ce50" office:value-type="string">
            <text:p>&lt;PersViewCol4&gt;</text:p>
          </table:table-cell>
          <table:table-cell table:style-name="ce53"/>
          <table:table-cell table:style-name="ce50"/>
          <table:table-cell table:number-columns-repeated="1021"/>
        </table:table-row>
        <table:table-row table:style-name="ro6">
          <table:table-cell table:style-name="ce50" office:value-type="string">
            <text:p>&lt;FieldType&gt;10000&lt;/FieldType&gt;</text:p>
          </table:table-cell>
          <table:table-cell table:style-name="ce53" office:value-type="string">
            <text:p>field type from sixth column of People view</text:p>
          </table:table-cell>
          <table:table-cell table:style-name="ce53" office:value-type="string">
            <text:p>1 = Sex, </text:p>
            <text:p>2 = Record number, </text:p>
            <text:p>10000 = ?, </text:p>
            <text:p>Etc</text:p>
          </table:table-cell>
          <table:table-cell table:number-columns-repeated="1021"/>
        </table:table-row>
        <table:table-row table:style-name="ro6">
          <table:table-cell table:style-name="ce50" office:value-type="string">
            <text:p>&lt;EventType&gt;2&lt;/EventType&gt;</text:p>
          </table:table-cell>
          <table:table-cell table:style-name="ce53" office:value-type="string">
            <text:p>event type from second column of People view, corresponding to FactTypeID of FactTypeTable for individual events (OwnerType = 0)?</text:p>
          </table:table-cell>
          <table:table-cell table:style-name="ce53" office:value-type="string">
            <text:p>0 = [N/A, not in table], </text:p>
            <text:p>1 = Birth, </text:p>
            <text:p>2 = Death, </text:p>
            <text:p>Etc</text:p>
          </table:table-cell>
          <table:table-cell table:number-columns-repeated="1021"/>
        </table:table-row>
        <table:table-row table:style-name="ro6">
          <table:table-cell table:style-name="ce50" office:value-type="string">
            <text:p>&lt;DataType&gt;1&lt;/DataType&gt;</text:p>
          </table:table-cell>
          <table:table-cell table:style-name="ce53" office:value-type="string">
            <text:p>data type from sixth column of People view</text:p>
          </table:table-cell>
          <table:table-cell table:style-name="ce53" office:value-type="string">
            <text:p>0 = [N/A, blank], </text:p>
            <text:p>1 = Year, </text:p>
            <text:p>2 = Place, </text:p>
            <text:p>3 = Place Details</text:p>
          </table:table-cell>
          <table:table-cell table:number-columns-repeated="1021"/>
        </table:table-row>
        <table:table-row table:style-name="ro2">
          <table:table-cell table:style-name="ce50" office:value-type="string">
            <text:p>&lt;/PersViewCol4&gt;</text:p>
          </table:table-cell>
          <table:table-cell table:style-name="ce53"/>
          <table:table-cell table:style-name="ce50"/>
          <table:table-cell table:number-columns-repeated="1021"/>
        </table:table-row>
        <table:table-row table:style-name="ro2">
          <table:table-cell table:style-name="ce50"/>
          <table:table-cell table:style-name="ce53"/>
          <table:table-cell table:style-name="ce50"/>
          <table:table-cell table:number-columns-repeated="1021"/>
        </table:table-row>
        <table:table-row table:style-name="ro2">
          <table:table-cell table:style-name="ce50" office:value-type="string">
            <text:p>&lt;PersViewCol5&gt;</text:p>
          </table:table-cell>
          <table:table-cell table:style-name="ce53"/>
          <table:table-cell table:style-name="ce50"/>
          <table:table-cell table:number-columns-repeated="1021"/>
        </table:table-row>
        <table:table-row table:style-name="ro6">
          <table:table-cell table:style-name="ce50" office:value-type="string">
            <text:p>&lt;FieldType&gt;10000&lt;/FieldType&gt;</text:p>
          </table:table-cell>
          <table:table-cell table:style-name="ce53" office:value-type="string">
            <text:p>field type from seventh column of People view</text:p>
          </table:table-cell>
          <table:table-cell table:style-name="ce53" office:value-type="string">
            <text:p>1 = Sex, </text:p>
            <text:p>2 = Record number, </text:p>
            <text:p>10000 = ?, </text:p>
            <text:p>Etc</text:p>
          </table:table-cell>
          <table:table-cell table:number-columns-repeated="1021"/>
        </table:table-row>
        <table:table-row table:style-name="ro6">
          <table:table-cell table:style-name="ce50" office:value-type="string">
            <text:p>&lt;EventType&gt;2&lt;/EventType&gt;</text:p>
          </table:table-cell>
          <table:table-cell table:style-name="ce53" office:value-type="string">
            <text:p>event type from second column of People view, corresponding to FactTypeID of FactTypeTable for individual events (OwnerType = 0)?</text:p>
          </table:table-cell>
          <table:table-cell table:style-name="ce53" office:value-type="string">
            <text:p>0 = [N/A, not in table], </text:p>
            <text:p>1 = Birth, </text:p>
            <text:p>2 = Death, </text:p>
            <text:p>Etc</text:p>
          </table:table-cell>
          <table:table-cell table:number-columns-repeated="1021"/>
        </table:table-row>
        <table:table-row table:style-name="ro6">
          <table:table-cell table:style-name="ce50" office:value-type="string">
            <text:p>&lt;DataType&gt;2&lt;/DataType&gt;</text:p>
          </table:table-cell>
          <table:table-cell table:style-name="ce53" office:value-type="string">
            <text:p>data type from seventh column of People view</text:p>
          </table:table-cell>
          <table:table-cell table:style-name="ce53" office:value-type="string">
            <text:p>0 = [N/A, blank], </text:p>
            <text:p>1 = Year, </text:p>
            <text:p>2 = Place, </text:p>
            <text:p>3 = Place Details</text:p>
          </table:table-cell>
          <table:table-cell table:number-columns-repeated="1021"/>
        </table:table-row>
        <table:table-row table:style-name="ro2">
          <table:table-cell table:style-name="ce50" office:value-type="string">
            <text:p>&lt;/PersViewCol5&gt;</text:p>
          </table:table-cell>
          <table:table-cell table:style-name="ce53"/>
          <table:table-cell table:style-name="ce50"/>
          <table:table-cell table:number-columns-repeated="1021"/>
        </table:table-row>
        <table:table-row table:style-name="ro2">
          <table:table-cell table:style-name="ce50"/>
          <table:table-cell table:style-name="ce53"/>
          <table:table-cell table:style-name="ce50"/>
          <table:table-cell table:number-columns-repeated="1021"/>
        </table:table-row>
        <table:table-row table:style-name="ro3">
          <table:table-cell table:style-name="ce50" office:value-type="string">
            <text:p>&lt;EnableFS&gt;False&lt;/EnableFS&gt;</text:p>
          </table:table-cell>
          <table:table-cell table:style-name="ce53" office:value-type="string">
            <text:p>Enable FamilySearch support from FamilySearch tab of File Options screen</text:p>
          </table:table-cell>
          <table:table-cell table:style-name="ce53" office:value-type="string">
            <text:p>True = Box Checked, </text:p>
            <text:p>False = Box Unchecked</text:p>
          </table:table-cell>
          <table:table-cell table:number-columns-repeated="1021"/>
        </table:table-row>
        <table:table-row table:style-name="ro2">
          <table:table-cell table:style-name="ce14"/>
          <table:table-cell table:style-name="ce54"/>
          <table:table-cell table:style-name="ce14"/>
          <table:table-cell table:number-columns-repeated="1021"/>
        </table:table-row>
        <table:table-row table:style-name="ro2">
          <table:table-cell table:style-name="ce14" office:value-type="string">
            <text:p>&lt;/Root&gt;</text:p>
          </table:table-cell>
          <table:table-cell table:style-name="ce54"/>
          <table:table-cell table:style-name="ce14"/>
          <table:table-cell table:number-columns-repeated="1021"/>
        </table:table-row>
        <table:table-row table:style-name="ro2" table:number-rows-repeated="65449">
          <table:table-cell table:number-columns-repeated="1024"/>
        </table:table-row>
        <table:table-row table:style-name="ro2">
          <table:table-cell table:number-columns-repeated="1024"/>
        </table:table-row>
      </table:table>
      <table:table table:name="Date" table:style-name="ta1" table:print="false">
        <office:forms form:automatic-focus="false" form:apply-design-mode="false"/>
        <table:table-column table:style-name="co21" table:number-columns-repeated="3" table:default-cell-style-name="Default"/>
        <table:table-column table:style-name="co22" table:default-cell-style-name="Default"/>
        <table:table-column table:style-name="co3" table:number-columns-repeated="3" table:default-cell-style-name="Default"/>
        <table:table-column table:style-name="co23" table:default-cell-style-name="Default"/>
        <table:table-column table:style-name="co24" table:default-cell-style-name="Default"/>
        <table:table-row table:style-name="ro2">
          <table:table-cell table:style-name="ce55" office:value-type="string">
            <text:p>Standard/Recognized Dates</text:p>
          </table:table-cell>
          <table:table-cell table:style-name="ce14" table:number-columns-repeated="6"/>
          <table:table-cell table:style-name="ce14" office:value-type="string">
            <text:p>Date</text:p>
          </table:table-cell>
          <table:table-cell table:style-name="ce54"/>
        </table:table-row>
        <table:table-row table:style-name="ro2">
          <table:table-cell table:style-name="ce14"/>
          <table:table-cell table:style-name="ce57" office:value-type="string">
            <text:p>Complete and Partial Dates</text:p>
          </table:table-cell>
          <table:table-cell table:style-name="ce14" table:number-columns-repeated="7"/>
        </table:table-row>
        <table:table-row table:style-name="ro2">
          <table:table-cell table:style-name="ce14" table:number-columns-repeated="3"/>
          <table:table-cell table:style-name="ce14" office:value-type="string">
            <text:p>1 Jan 1900</text:p>
          </table:table-cell>
          <table:table-cell table:style-name="ce14" table:number-columns-repeated="3"/>
          <table:table-cell table:style-name="ce14" office:value-type="string">
            <text:p>D.+19000101..+00000000..</text:p>
          </table:table-cell>
          <table:table-cell table:style-name="ce61" office:value-type="string" table:number-columns-spanned="1" table:number-rows-spanned="5">
            <text:p>Position 1: </text:p>
            <text:p>. = NULL Date [data following Position 1 will be NULL, which won't be further addressed for Position 2+, below], </text:p>
            <text:p>D = Standard/Recognized Non-Quaker Date, </text:p>
            <text:p>Q = Quaker Date, </text:p>
            <text:p>T = Text Date [data following Position 1 will consist of a text string of variable length, which won't be further addressed for Position 2+, below]</text:p>
          </table:table-cell>
        </table:table-row>
        <table:table-row table:style-name="ro2">
          <table:table-cell table:style-name="ce14" table:number-columns-repeated="3"/>
          <table:table-cell table:style-name="ce50" office:value-type="string">
            <text:p>1 Jan 1900 BC</text:p>
          </table:table-cell>
          <table:table-cell table:style-name="ce14" table:number-columns-repeated="3"/>
          <table:table-cell table:style-name="ce14" office:value-type="string">
            <text:p>D.-19000101..+00000000..</text:p>
          </table:table-cell>
          <table:covered-table-cell table:style-name="ce62"/>
        </table:table-row>
        <table:table-row table:style-name="ro2">
          <table:table-cell table:style-name="ce14" table:number-columns-repeated="3"/>
          <table:table-cell table:style-name="ce14" office:value-type="string">
            <text:p>Jan 1900</text:p>
          </table:table-cell>
          <table:table-cell table:style-name="ce14" table:number-columns-repeated="3"/>
          <table:table-cell table:style-name="ce14" office:value-type="string">
            <text:p>D.+19000100..+00000000..</text:p>
          </table:table-cell>
          <table:covered-table-cell table:style-name="ce62"/>
        </table:table-row>
        <table:table-row table:style-name="ro2">
          <table:table-cell table:style-name="ce14" table:number-columns-repeated="3"/>
          <table:table-cell table:style-name="ce14" office:value-type="string">
            <text:p>1900</text:p>
          </table:table-cell>
          <table:table-cell table:style-name="ce14" table:number-columns-repeated="3"/>
          <table:table-cell table:style-name="ce14" office:value-type="string">
            <text:p>D.+19000000..+00000000..</text:p>
          </table:table-cell>
          <table:covered-table-cell table:style-name="ce62"/>
        </table:table-row>
        <table:table-row table:style-name="ro2">
          <table:table-cell table:style-name="ce14" table:number-columns-repeated="3"/>
          <table:table-cell table:style-name="ce14" office:value-type="string">
            <text:p>1 Jan</text:p>
          </table:table-cell>
          <table:table-cell table:style-name="ce14" table:number-columns-repeated="3"/>
          <table:table-cell table:style-name="ce50" office:value-type="string">
            <text:p>D.+00000101..+00000000..</text:p>
          </table:table-cell>
          <table:covered-table-cell table:style-name="ce62"/>
        </table:table-row>
        <table:table-row table:style-name="ro2">
          <table:table-cell table:style-name="ce14" table:number-columns-repeated="3"/>
          <table:table-cell table:style-name="ce14" office:value-type="string">
            <text:p>Jan</text:p>
          </table:table-cell>
          <table:table-cell table:style-name="ce14" table:number-columns-repeated="3"/>
          <table:table-cell table:style-name="ce50" office:value-type="string">
            <text:p>D.+00000100..+00000000..</text:p>
          </table:table-cell>
          <table:table-cell table:style-name="ce61" office:value-type="string" table:number-columns-spanned="1" table:number-rows-spanned="13">
            <text:p>Position 2: </text:p>
            <text:p>- = –, </text:p>
            <text:p>A = After, </text:p>
            <text:p>B = Bef, </text:p>
            <text:p>F = From, </text:p>
            <text:p>I = Since, </text:p>
            <text:p>O = Or, </text:p>
            <text:p>R = Bet/And, </text:p>
            <text:p>S = From/To, </text:p>
            <text:p>T = To, </text:p>
            <text:p>U = Until, </text:p>
            <text:p>Y = By; </text:p>
            <text:p>., otherwise, for Complete and Partial Dates, Date Qualifiers, Qualitative Modifiers</text:p>
          </table:table-cell>
        </table:table-row>
        <table:table-row table:style-name="ro2">
          <table:table-cell table:style-name="ce14" table:number-columns-repeated="3"/>
          <table:table-cell table:style-name="ce14" office:value-type="string">
            <text:p>1 ??? 1900</text:p>
          </table:table-cell>
          <table:table-cell table:style-name="ce14" table:number-columns-repeated="3"/>
          <table:table-cell table:style-name="ce50" office:value-type="string">
            <text:p>D.+19000001..+00000000..</text:p>
          </table:table-cell>
          <table:covered-table-cell table:style-name="ce62"/>
        </table:table-row>
        <table:table-row table:style-name="ro2">
          <table:table-cell table:style-name="ce14" table:number-columns-repeated="2"/>
          <table:table-cell table:style-name="ce59" office:value-type="string">
            <text:p>Double Dates</text:p>
          </table:table-cell>
          <table:table-cell table:style-name="ce14" table:number-columns-repeated="4"/>
          <table:table-cell table:style-name="ce50"/>
          <table:covered-table-cell table:style-name="ce62"/>
        </table:table-row>
        <table:table-row table:style-name="ro2">
          <table:table-cell table:style-name="ce14" table:number-columns-repeated="3"/>
          <table:table-cell table:style-name="ce50" office:value-type="string">
            <text:p>1 Jan 1583/84</text:p>
          </table:table-cell>
          <table:table-cell table:style-name="ce14" table:number-columns-repeated="3"/>
          <table:table-cell table:style-name="ce50" office:value-type="string">
            <text:p>D.+15830101/.+00000000..</text:p>
          </table:table-cell>
          <table:covered-table-cell table:style-name="ce62"/>
        </table:table-row>
        <table:table-row table:style-name="ro2">
          <table:table-cell table:style-name="ce14" table:number-columns-repeated="2"/>
          <table:table-cell table:style-name="ce59" office:value-type="string">
            <text:p>Quaker Dates</text:p>
          </table:table-cell>
          <table:table-cell table:style-name="ce50"/>
          <table:table-cell table:style-name="ce14" table:number-columns-repeated="3"/>
          <table:table-cell table:style-name="ce50"/>
          <table:covered-table-cell table:style-name="ce62"/>
        </table:table-row>
        <table:table-row table:style-name="ro2">
          <table:table-cell table:style-name="ce14" table:number-columns-repeated="3"/>
          <table:table-cell table:style-name="ce50" office:value-type="string">
            <text:p>12da 5mo 1588</text:p>
          </table:table-cell>
          <table:table-cell table:style-name="ce14" table:number-columns-repeated="3"/>
          <table:table-cell table:style-name="ce50" office:value-type="string">
            <text:p>Q.+15880512..+00000000..</text:p>
          </table:table-cell>
          <table:covered-table-cell table:style-name="ce62"/>
        </table:table-row>
        <table:table-row table:style-name="ro2">
          <table:table-cell table:style-name="ce14"/>
          <table:table-cell table:style-name="ce58" office:value-type="string">
            <text:p>Date Modifiers and Date Qualifiers</text:p>
          </table:table-cell>
          <table:table-cell table:style-name="ce14" table:number-columns-repeated="6"/>
          <table:covered-table-cell table:style-name="ce62"/>
        </table:table-row>
        <table:table-row table:style-name="ro2">
          <table:table-cell table:style-name="ce14" table:number-columns-repeated="2"/>
          <table:table-cell table:style-name="ce60" office:value-type="string">
            <text:p>Single Date Directional Modifiers</text:p>
          </table:table-cell>
          <table:table-cell table:style-name="ce14" table:number-columns-repeated="5"/>
          <table:covered-table-cell table:style-name="ce62"/>
        </table:table-row>
        <table:table-row table:style-name="ro2">
          <table:table-cell table:style-name="ce14" table:number-columns-repeated="3"/>
          <table:table-cell table:style-name="ce14" office:value-type="string">
            <text:p>Bef 1 Jan 1900</text:p>
          </table:table-cell>
          <table:table-cell table:style-name="ce14" table:number-columns-repeated="3"/>
          <table:table-cell table:style-name="ce14" office:value-type="string">
            <text:p>DB+19000101..+00000000..</text:p>
          </table:table-cell>
          <table:covered-table-cell table:style-name="ce62"/>
        </table:table-row>
        <table:table-row table:style-name="ro2">
          <table:table-cell table:style-name="ce14" table:number-columns-repeated="3"/>
          <table:table-cell table:style-name="ce14" office:value-type="string">
            <text:p>By 1 Jan 1900</text:p>
          </table:table-cell>
          <table:table-cell table:style-name="ce14" table:number-columns-repeated="3"/>
          <table:table-cell table:style-name="ce14" office:value-type="string">
            <text:p>DY+19000101..+00000000..</text:p>
          </table:table-cell>
          <table:covered-table-cell table:style-name="ce62"/>
        </table:table-row>
        <table:table-row table:style-name="ro2">
          <table:table-cell table:style-name="ce14" table:number-columns-repeated="3"/>
          <table:table-cell table:style-name="ce14" office:value-type="string">
            <text:p>To 1 Jan 1900</text:p>
          </table:table-cell>
          <table:table-cell table:style-name="ce14" table:number-columns-repeated="3"/>
          <table:table-cell table:style-name="ce14" office:value-type="string">
            <text:p>DT+19000101..+00000000..</text:p>
          </table:table-cell>
          <table:covered-table-cell table:style-name="ce62"/>
        </table:table-row>
        <table:table-row table:style-name="ro2">
          <table:table-cell table:style-name="ce14" table:number-columns-repeated="3"/>
          <table:table-cell table:style-name="ce14" office:value-type="string">
            <text:p>Until 1 Jan 1900</text:p>
          </table:table-cell>
          <table:table-cell table:style-name="ce14" table:number-columns-repeated="3"/>
          <table:table-cell table:style-name="ce14" office:value-type="string">
            <text:p>DU+19000101..+00000000..</text:p>
          </table:table-cell>
          <table:covered-table-cell table:style-name="ce62"/>
        </table:table-row>
        <table:table-row table:style-name="ro2">
          <table:table-cell table:style-name="ce14" table:number-columns-repeated="3"/>
          <table:table-cell table:style-name="ce14" office:value-type="string">
            <text:p>From 1 Jan 1900</text:p>
          </table:table-cell>
          <table:table-cell table:style-name="ce14" table:number-columns-repeated="3"/>
          <table:table-cell table:style-name="ce14" office:value-type="string">
            <text:p>DF+19000101..+00000000..</text:p>
          </table:table-cell>
          <table:covered-table-cell table:style-name="ce62"/>
        </table:table-row>
        <table:table-row table:style-name="ro2">
          <table:table-cell table:style-name="ce14" table:number-columns-repeated="3"/>
          <table:table-cell table:style-name="ce14" office:value-type="string">
            <text:p>Since 1 Jan 1900</text:p>
          </table:table-cell>
          <table:table-cell table:style-name="ce14" table:number-columns-repeated="3"/>
          <table:table-cell table:style-name="ce14" office:value-type="string">
            <text:p>DI+19000101..+00000000..</text:p>
          </table:table-cell>
          <table:table-cell table:style-name="ce61" office:value-type="string" table:number-columns-spanned="1" table:number-rows-spanned="3">
            <text:p>Position 3: </text:p>
            <text:p>- = BC, </text:p>
            <text:p>+ = AD</text:p>
          </table:table-cell>
        </table:table-row>
        <table:table-row table:style-name="ro2">
          <table:table-cell table:style-name="ce14" table:number-columns-repeated="3"/>
          <table:table-cell table:style-name="ce14" office:value-type="string">
            <text:p>Aft 1 Jan 1900</text:p>
          </table:table-cell>
          <table:table-cell table:style-name="ce14" table:number-columns-repeated="3"/>
          <table:table-cell table:style-name="ce14" office:value-type="string">
            <text:p>DA+19000101..+00000000..</text:p>
          </table:table-cell>
          <table:covered-table-cell table:style-name="ce62"/>
        </table:table-row>
        <table:table-row table:style-name="ro2">
          <table:table-cell table:style-name="ce14" table:number-columns-repeated="2"/>
          <table:table-cell table:style-name="ce60" office:value-type="string">
            <text:p>Date-Range Directional Modifiers</text:p>
          </table:table-cell>
          <table:table-cell table:style-name="ce14" table:number-columns-repeated="5"/>
          <table:covered-table-cell table:style-name="ce62"/>
        </table:table-row>
        <table:table-row table:style-name="ro2">
          <table:table-cell table:style-name="ce14" table:number-columns-repeated="3"/>
          <table:table-cell table:style-name="ce14" office:value-type="string">
            <text:p>Bet 1 Jan 1900 and 5 Jan 1900</text:p>
          </table:table-cell>
          <table:table-cell table:style-name="ce14" table:number-columns-repeated="3"/>
          <table:table-cell table:style-name="ce14" office:value-type="string">
            <text:p>DR+19000101..+19000105..</text:p>
          </table:table-cell>
          <table:table-cell table:style-name="ce61" office:value-type="string" table:number-columns-spanned="1" table:number-rows-spanned="3">
            <text:p>Positions 4 - 7: </text:p>
            <text:p>0000, if Partial Date, but without year specified [1 Jan, Jan, etc.]; </text:p>
            <text:p>yyyy, otherwise</text:p>
          </table:table-cell>
        </table:table-row>
        <table:table-row table:style-name="ro2">
          <table:table-cell table:style-name="ce14" table:number-columns-repeated="3"/>
          <table:table-cell table:style-name="ce14" office:value-type="string">
            <text:p>From 1 Jan 1900 to 5 Jan 1900</text:p>
          </table:table-cell>
          <table:table-cell table:style-name="ce14" table:number-columns-repeated="3"/>
          <table:table-cell table:style-name="ce14" office:value-type="string">
            <text:p>DS+19000101..+19000105..</text:p>
          </table:table-cell>
          <table:covered-table-cell table:style-name="ce62"/>
        </table:table-row>
        <table:table-row table:style-name="ro2">
          <table:table-cell table:style-name="ce14" table:number-columns-repeated="3"/>
          <table:table-cell table:style-name="ce14" office:value-type="string">
            <text:p>1 Jan 1900–5 Jan 1900</text:p>
          </table:table-cell>
          <table:table-cell table:style-name="ce14" table:number-columns-repeated="3"/>
          <table:table-cell table:style-name="ce14" office:value-type="string">
            <text:p>D-+19000101..+19000105..</text:p>
          </table:table-cell>
          <table:covered-table-cell table:style-name="ce62"/>
        </table:table-row>
        <table:table-row table:style-name="ro2">
          <table:table-cell table:style-name="ce14" table:number-columns-repeated="3"/>
          <table:table-cell table:style-name="ce14" office:value-type="string">
            <text:p>1 Jan 1900 or 5 Jan 1900</text:p>
          </table:table-cell>
          <table:table-cell table:style-name="ce14" table:number-columns-repeated="3"/>
          <table:table-cell table:style-name="ce14" office:value-type="string">
            <text:p>DO+19000101..+19000105..</text:p>
          </table:table-cell>
          <table:table-cell table:style-name="ce61" office:value-type="string" table:number-columns-spanned="1" table:number-rows-spanned="3">
            <text:p>Positions 8 - 9: </text:p>
            <text:p>00, if Partial Date, but without month specified [1900, 1 ??? 1900, etc.]; </text:p>
            <text:p>mm, otherwise</text:p>
          </table:table-cell>
        </table:table-row>
        <table:table-row table:style-name="ro2">
          <table:table-cell table:style-name="ce14" table:number-columns-repeated="2"/>
          <table:table-cell table:style-name="ce60" office:value-type="string">
            <text:p>Date Qualifiers</text:p>
          </table:table-cell>
          <table:table-cell table:style-name="ce14" table:number-columns-repeated="5"/>
          <table:covered-table-cell table:style-name="ce62"/>
        </table:table-row>
        <table:table-row table:style-name="ro2">
          <table:table-cell table:style-name="ce14" table:number-columns-repeated="3"/>
          <table:table-cell table:style-name="ce14" office:value-type="string">
            <text:p>Abt 1 Jan 1900</text:p>
          </table:table-cell>
          <table:table-cell table:style-name="ce14" table:number-columns-repeated="3"/>
          <table:table-cell table:style-name="ce14" office:value-type="string">
            <text:p>D.+19000101.A+00000000..</text:p>
          </table:table-cell>
          <table:covered-table-cell table:style-name="ce62"/>
        </table:table-row>
        <table:table-row table:style-name="ro2">
          <table:table-cell table:style-name="ce14" table:number-columns-repeated="3"/>
          <table:table-cell table:style-name="ce14" office:value-type="string">
            <text:p>Est 1 Jan 1900</text:p>
          </table:table-cell>
          <table:table-cell table:style-name="ce14" table:number-columns-repeated="3"/>
          <table:table-cell table:style-name="ce14" office:value-type="string">
            <text:p>D.+19000101.E+00000000..</text:p>
          </table:table-cell>
          <table:table-cell table:style-name="ce61" office:value-type="string" table:number-columns-spanned="1" table:number-rows-spanned="3">
            <text:p>Positions 10 - 11: </text:p>
            <text:p>00, if Partial Date, but without day specified [Jan 1900, 1900, Jan, etc.]; </text:p>
            <text:p>dd, otherwise</text:p>
          </table:table-cell>
        </table:table-row>
        <table:table-row table:style-name="ro2">
          <table:table-cell table:style-name="ce14" table:number-columns-repeated="3"/>
          <table:table-cell table:style-name="ce14" office:value-type="string">
            <text:p>Calc 1 Jan 1900</text:p>
          </table:table-cell>
          <table:table-cell table:style-name="ce14" table:number-columns-repeated="3"/>
          <table:table-cell table:style-name="ce14" office:value-type="string">
            <text:p>D.+19000101.L+00000000..</text:p>
          </table:table-cell>
          <table:covered-table-cell table:style-name="ce62"/>
        </table:table-row>
        <table:table-row table:style-name="ro2">
          <table:table-cell table:style-name="ce14" table:number-columns-repeated="3"/>
          <table:table-cell table:style-name="ce14" office:value-type="string">
            <text:p>Ca 1 Jan 1900</text:p>
          </table:table-cell>
          <table:table-cell table:style-name="ce14" table:number-columns-repeated="3"/>
          <table:table-cell table:style-name="ce14" office:value-type="string">
            <text:p>D.+19000101.C+00000000..</text:p>
          </table:table-cell>
          <table:covered-table-cell table:style-name="ce62"/>
        </table:table-row>
        <table:table-row table:style-name="ro2">
          <table:table-cell table:style-name="ce14" table:number-columns-repeated="3"/>
          <table:table-cell table:style-name="ce14" office:value-type="string">
            <text:p>Say 1 Jan 1900</text:p>
          </table:table-cell>
          <table:table-cell table:style-name="ce14" table:number-columns-repeated="3"/>
          <table:table-cell table:style-name="ce14" office:value-type="string">
            <text:p>D.+19000101.S+00000000..</text:p>
          </table:table-cell>
          <table:table-cell table:style-name="ce61" office:value-type="string" table:number-columns-spanned="1" table:number-rows-spanned="3">
            <text:p>Position 12: </text:p>
            <text:p>/, if Double Date; </text:p>
            <text:p>., otherwise</text:p>
          </table:table-cell>
        </table:table-row>
        <table:table-row table:style-name="ro2">
          <table:table-cell table:style-name="ce14" table:number-columns-repeated="2"/>
          <table:table-cell table:style-name="ce59" office:value-type="string">
            <text:p>Qualitative Modifiers</text:p>
          </table:table-cell>
          <table:table-cell table:style-name="ce14" table:number-columns-repeated="5"/>
          <table:covered-table-cell table:style-name="ce62"/>
        </table:table-row>
        <table:table-row table:style-name="ro2">
          <table:table-cell table:style-name="ce14" table:number-columns-repeated="3"/>
          <table:table-cell table:style-name="ce14" office:value-type="string">
            <text:p>Cert 1 Jan 1900</text:p>
          </table:table-cell>
          <table:table-cell table:style-name="ce14" table:number-columns-repeated="3"/>
          <table:table-cell table:style-name="ce14" office:value-type="string">
            <text:p>D.+19000101.6+00000000..</text:p>
          </table:table-cell>
          <table:covered-table-cell table:style-name="ce62"/>
        </table:table-row>
        <table:table-row table:style-name="ro2">
          <table:table-cell table:style-name="ce14" table:number-columns-repeated="3"/>
          <table:table-cell table:style-name="ce14" office:value-type="string">
            <text:p>Prob 1 Jan 1900</text:p>
          </table:table-cell>
          <table:table-cell table:style-name="ce14" table:number-columns-repeated="3"/>
          <table:table-cell table:style-name="ce14" office:value-type="string">
            <text:p>D.+19000101.5+00000000..</text:p>
          </table:table-cell>
          <table:table-cell table:style-name="ce61" office:value-type="string" table:number-columns-spanned="1" table:number-rows-spanned="14">
            <text:p>Position 13: </text:p>
            <text:p>? = Maybe, </text:p>
            <text:p>1 = Prhps, </text:p>
            <text:p>2 = Appar, </text:p>
            <text:p>3 = Lkly, </text:p>
            <text:p>4 = Poss, </text:p>
            <text:p>5 = Prob, </text:p>
            <text:p>6 = Cert, </text:p>
            <text:p>A = Abt, </text:p>
            <text:p>C = Ca, </text:p>
            <text:p>E = Est, </text:p>
            <text:p>L = Calc, </text:p>
            <text:p>S = Say; </text:p>
            <text:p>., otherwise</text:p>
          </table:table-cell>
        </table:table-row>
        <table:table-row table:style-name="ro2">
          <table:table-cell table:style-name="ce14" table:number-columns-repeated="3"/>
          <table:table-cell table:style-name="ce14" office:value-type="string">
            <text:p>Poss 1 Jan 1900</text:p>
          </table:table-cell>
          <table:table-cell table:style-name="ce14" table:number-columns-repeated="3"/>
          <table:table-cell table:style-name="ce14" office:value-type="string">
            <text:p>D.+19000101.4+00000000..</text:p>
          </table:table-cell>
          <table:covered-table-cell table:style-name="ce62"/>
        </table:table-row>
        <table:table-row table:style-name="ro2">
          <table:table-cell table:style-name="ce14" table:number-columns-repeated="3"/>
          <table:table-cell table:style-name="ce14" office:value-type="string">
            <text:p>Lkly 1 Jan 1900</text:p>
          </table:table-cell>
          <table:table-cell table:style-name="ce14" table:number-columns-repeated="3"/>
          <table:table-cell table:style-name="ce14" office:value-type="string">
            <text:p>D.+19000101.3+00000000..</text:p>
          </table:table-cell>
          <table:covered-table-cell table:style-name="ce62"/>
        </table:table-row>
        <table:table-row table:style-name="ro2">
          <table:table-cell table:style-name="ce14" table:number-columns-repeated="3"/>
          <table:table-cell table:style-name="ce14" office:value-type="string">
            <text:p>Appar 1 Jan 1900</text:p>
          </table:table-cell>
          <table:table-cell table:style-name="ce14" table:number-columns-repeated="3"/>
          <table:table-cell table:style-name="ce14" office:value-type="string">
            <text:p>D.+19000101.2+00000000..</text:p>
          </table:table-cell>
          <table:covered-table-cell table:style-name="ce62"/>
        </table:table-row>
        <table:table-row table:style-name="ro2">
          <table:table-cell table:style-name="ce14" table:number-columns-repeated="3"/>
          <table:table-cell table:style-name="ce14" office:value-type="string">
            <text:p>Prhps 1 Jan 1900</text:p>
          </table:table-cell>
          <table:table-cell table:style-name="ce14" table:number-columns-repeated="3"/>
          <table:table-cell table:style-name="ce14" office:value-type="string">
            <text:p>D.+19000101.1+00000000..</text:p>
          </table:table-cell>
          <table:covered-table-cell table:style-name="ce62"/>
        </table:table-row>
        <table:table-row table:style-name="ro2">
          <table:table-cell table:style-name="ce14" table:number-columns-repeated="3"/>
          <table:table-cell table:style-name="ce14" office:value-type="string">
            <text:p>Maybe 1 Jan 1900</text:p>
          </table:table-cell>
          <table:table-cell table:style-name="ce14" table:number-columns-repeated="3"/>
          <table:table-cell table:style-name="ce14" office:value-type="string">
            <text:p>D.+19000101.?+00000000..</text:p>
          </table:table-cell>
          <table:covered-table-cell table:style-name="ce62"/>
        </table:table-row>
        <table:table-row table:style-name="ro2">
          <table:table-cell table:style-name="ce14" table:number-columns-repeated="8"/>
          <table:covered-table-cell table:style-name="ce62"/>
        </table:table-row>
        <table:table-row table:style-name="ro2">
          <table:table-cell table:style-name="ce56" office:value-type="string">
            <text:p>NULL Dates</text:p>
          </table:table-cell>
          <table:table-cell table:style-name="ce14" table:number-columns-repeated="2"/>
          <table:table-cell table:style-name="ce14" office:value-type="string">
            <text:p>NULL</text:p>
          </table:table-cell>
          <table:table-cell table:style-name="ce14" table:number-columns-repeated="3"/>
          <table:table-cell table:style-name="ce14" office:value-type="string">
            <text:p>.</text:p>
          </table:table-cell>
          <table:covered-table-cell table:style-name="ce62"/>
        </table:table-row>
        <table:table-row table:style-name="ro2">
          <table:table-cell table:style-name="ce14" table:number-columns-repeated="8"/>
          <table:covered-table-cell table:style-name="ce62"/>
        </table:table-row>
        <table:table-row table:style-name="ro2">
          <table:table-cell table:style-name="ce56" office:value-type="string">
            <text:p>Text Dates</text:p>
          </table:table-cell>
          <table:table-cell table:style-name="ce14" table:number-columns-repeated="2"/>
          <table:table-cell table:style-name="ce14" office:value-type="string">
            <text:p>the first Wednesday after the big fire in 1900</text:p>
          </table:table-cell>
          <table:table-cell table:style-name="ce14" table:number-columns-repeated="3"/>
          <table:table-cell table:style-name="ce14" office:value-type="string">
            <text:p>Tthe first Wednesday after the big fire in 1900</text:p>
          </table:table-cell>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table-cell table:style-name="ce61" office:value-type="string" table:number-columns-spanned="1" table:number-rows-spanned="3">
            <text:p>Position 14: </text:p>
            <text:p>- = BC , if relevant for Date-Range Directional Modifiers, </text:p>
            <text:p>+ = AD, if relevant for Date-Range Directional Modifiers, or = N/A, for Non-Date-Range Directional Modifiers</text:p>
          </table:table-cell>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table-cell table:style-name="ce61" office:value-type="string" table:number-columns-spanned="1" table:number-rows-spanned="3">
            <text:p>Position 15 - 18: </text:p>
            <text:p>yyyy, if Date-Range Directional Modifier; </text:p>
            <text:p>0000, otherwise</text:p>
          </table:table-cell>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table-cell table:style-name="ce61" office:value-type="string" table:number-columns-spanned="1" table:number-rows-spanned="3">
            <text:p>Position 19 - 20: </text:p>
            <text:p>mm, if Date-Range Directional Modifier; </text:p>
            <text:p>00, otherwise</text:p>
          </table:table-cell>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table-cell table:style-name="ce61" office:value-type="string" table:number-columns-spanned="1" table:number-rows-spanned="3">
            <text:p>Position 21 - 22: </text:p>
            <text:p>dd, if Date-Range Directional Modifier; </text:p>
            <text:p>00, otherwise</text:p>
          </table:table-cell>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table-cell table:style-name="ce61" office:value-type="string" table:number-columns-spanned="1" table:number-rows-spanned="3">
            <text:p>Position 23: </text:p>
            <text:p>/, if Double Date as second date of Date-Range Directional Modifier, </text:p>
            <text:p>., otherwise</text:p>
          </table:table-cell>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table-cell table:style-name="ce61" office:value-type="string" table:number-columns-spanned="1" table:number-rows-spanned="15">
            <text:p>Position 24: </text:p>
            <text:p>? = Maybe, </text:p>
            <text:p>1 = Prhps, </text:p>
            <text:p>2 = Appar, </text:p>
            <text:p>3 = Lkly, </text:p>
            <text:p>4 = Poss, </text:p>
            <text:p>5 = Prob, </text:p>
            <text:p>6 = Cert, </text:p>
            <text:p>A = Abt, </text:p>
            <text:p>C = Ca, </text:p>
            <text:p>E = Est, </text:p>
            <text:p>L = Calc, </text:p>
            <text:p>S = Say, </text:p>
            <text:p>if Date Qualifiers or Qualitative Modifiers acting on second date of Date-Range Directional Modifiers; </text:p>
            <text:p>., otherwise</text:p>
          </table:table-cell>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table-cell table:style-name="ce14" table:number-columns-repeated="8"/>
          <table:covered-table-cell table:style-name="ce62"/>
        </table:table-row>
        <table:table-row table:style-name="ro2" table:number-rows-repeated="65456">
          <table:table-cell table:number-columns-repeated="9"/>
        </table:table-row>
        <table:table-row table:style-name="ro2">
          <table:table-cell table:number-columns-repeated="9"/>
        </table:table-row>
      </table:table>
      <table:table table:name="Relationship1&amp;2" table:style-name="ta1" table:print="false">
        <office:forms form:automatic-focus="false" form:apply-design-mode="false"/>
        <table:table-column table:style-name="co3" table:number-columns-repeated="2" table:default-cell-style-name="Default"/>
        <table:table-column table:style-name="co25" table:default-cell-style-name="ce64"/>
        <table:table-row table:style-name="ro2">
          <table:table-cell table:style-name="ce63" office:value-type="string">
            <text:p>parents, grandparents, etc. are easy to identify: </text:p>
          </table:table-cell>
          <table:table-cell table:number-columns-repeated="2"/>
        </table:table-row>
        <table:table-row table:style-name="ro2">
          <table:table-cell table:number-columns-repeated="3"/>
        </table:table-row>
        <table:table-row table:style-name="ro2">
          <table:table-cell office:value-type="string">
            <text:p>Relate1</text:p>
          </table:table-cell>
          <table:table-cell office:value-type="string">
            <text:p>Relate2</text:p>
          </table:table-cell>
          <table:table-cell table:style-name="ce65"/>
        </table:table-row>
        <table:table-row table:style-name="ro2">
          <table:table-cell office:value-type="float" office:value="0">
            <text:p>0</text:p>
          </table:table-cell>
          <table:table-cell office:value-type="float" office:value="1">
            <text:p>1</text:p>
          </table:table-cell>
          <table:table-cell table:style-name="ce65" office:value-type="string">
            <text:p>Father/Mother</text:p>
          </table:table-cell>
        </table:table-row>
        <table:table-row table:style-name="ro2">
          <table:table-cell office:value-type="float" office:value="0">
            <text:p>0</text:p>
          </table:table-cell>
          <table:table-cell office:value-type="float" office:value="2">
            <text:p>2</text:p>
          </table:table-cell>
          <table:table-cell table:style-name="ce65" office:value-type="string">
            <text:p>Grandfather/Grandmother</text:p>
          </table:table-cell>
        </table:table-row>
        <table:table-row table:style-name="ro2">
          <table:table-cell office:value-type="float" office:value="0">
            <text:p>0</text:p>
          </table:table-cell>
          <table:table-cell office:value-type="float" office:value="3">
            <text:p>3</text:p>
          </table:table-cell>
          <table:table-cell table:style-name="ce65" office:value-type="string">
            <text:p>Great grandfather/Great grandmother</text:p>
          </table:table-cell>
        </table:table-row>
        <table:table-row table:style-name="ro2">
          <table:table-cell office:value-type="float" office:value="0">
            <text:p>0</text:p>
          </table:table-cell>
          <table:table-cell office:value-type="float" office:value="4">
            <text:p>4</text:p>
          </table:table-cell>
          <table:table-cell table:style-name="ce65" office:value-type="string">
            <text:p>Second great grandfather/Second great grandmother</text:p>
          </table:table-cell>
        </table:table-row>
        <table:table-row table:style-name="ro2">
          <table:table-cell table:number-columns-repeated="2"/>
          <table:table-cell office:value-type="string">
            <text:p>etc.</text:p>
          </table:table-cell>
        </table:table-row>
        <table:table-row table:style-name="ro2">
          <table:table-cell table:number-columns-repeated="3"/>
        </table:table-row>
        <table:table-row table:style-name="ro2">
          <table:table-cell office:value-type="string">
            <text:p>cousin examples:</text:p>
          </table:table-cell>
          <table:table-cell table:number-columns-repeated="2"/>
        </table:table-row>
        <table:table-row table:style-name="ro2">
          <table:table-cell table:number-columns-repeated="3"/>
        </table:table-row>
        <table:table-row table:style-name="ro2">
          <table:table-cell office:value-type="string">
            <text:p>Relate1</text:p>
          </table:table-cell>
          <table:table-cell office:value-type="string">
            <text:p>Relate2</text:p>
          </table:table-cell>
          <table:table-cell/>
        </table:table-row>
        <table:table-row table:style-name="ro2">
          <table:table-cell table:number-columns-repeated="2" office:value-type="float" office:value="2">
            <text:p>2</text:p>
          </table:table-cell>
          <table:table-cell table:style-name="ce65" office:value-type="string">
            <text:p>First cousin</text:p>
          </table:table-cell>
        </table:table-row>
        <table:table-row table:style-name="ro2">
          <table:table-cell table:number-columns-repeated="2" office:value-type="float" office:value="3">
            <text:p>3</text:p>
          </table:table-cell>
          <table:table-cell table:style-name="ce65" office:value-type="string">
            <text:p>Second cousin</text:p>
          </table:table-cell>
        </table:table-row>
        <table:table-row table:style-name="ro2">
          <table:table-cell table:number-columns-repeated="2" office:value-type="float" office:value="4">
            <text:p>4</text:p>
          </table:table-cell>
          <table:table-cell table:style-name="ce65" office:value-type="string">
            <text:p>Third cousin</text:p>
          </table:table-cell>
        </table:table-row>
        <table:table-row table:style-name="ro2">
          <table:table-cell table:number-columns-repeated="2"/>
          <table:table-cell office:value-type="string">
            <text:p>etc.</text:p>
          </table:table-cell>
        </table:table-row>
        <table:table-row table:style-name="ro2">
          <table:table-cell table:number-columns-repeated="3"/>
        </table:table-row>
        <table:table-row table:style-name="ro2">
          <table:table-cell office:value-type="string">
            <text:p>some exceptions:</text:p>
          </table:table-cell>
          <table:table-cell table:number-columns-repeated="2"/>
        </table:table-row>
        <table:table-row table:style-name="ro2">
          <table:table-cell table:number-columns-repeated="3"/>
        </table:table-row>
        <table:table-row table:style-name="ro2">
          <table:table-cell office:value-type="string">
            <text:p>Relate1</text:p>
          </table:table-cell>
          <table:table-cell office:value-type="string">
            <text:p>Relate2</text:p>
          </table:table-cell>
          <table:table-cell table:style-name="ce65"/>
        </table:table-row>
        <table:table-row table:style-name="ro2">
          <table:table-cell office:value-type="float" office:value="999">
            <text:p>999</text:p>
          </table:table-cell>
          <table:table-cell office:value-type="float" office:value="1">
            <text:p>1</text:p>
          </table:table-cell>
          <table:table-cell table:style-name="ce65" office:value-type="string">
            <text:p>Self</text:p>
          </table:table-cell>
        </table:table-row>
        <table:table-row table:style-name="ro2">
          <table:table-cell office:value-type="float" office:value="999">
            <text:p>999</text:p>
          </table:table-cell>
          <table:table-cell office:value-type="float" office:value="2">
            <text:p>2</text:p>
          </table:table-cell>
          <table:table-cell table:style-name="ce65" office:value-type="string">
            <text:p>Spouse</text:p>
          </table:table-cell>
        </table:table-row>
        <table:table-row table:style-name="ro2">
          <table:table-cell office:value-type="float" office:value="999">
            <text:p>999</text:p>
          </table:table-cell>
          <table:table-cell office:value-type="float" office:value="4">
            <text:p>4</text:p>
          </table:table-cell>
          <table:table-cell table:style-name="ce65" office:value-type="string">
            <text:p>Brother In Law/Sister In Law</text:p>
          </table:table-cell>
        </table:table-row>
        <table:table-row table:style-name="ro2">
          <table:table-cell table:number-columns-repeated="2"/>
          <table:table-cell table:style-name="ce66" office:value-type="string">
            <text:p>others, such as 999/3, etc?</text:p>
          </table:table-cell>
        </table:table-row>
        <table:table-row table:style-name="ro2">
          <table:table-cell table:number-columns-repeated="3"/>
        </table:table-row>
        <table:table-row table:style-name="ro2">
          <table:table-cell office:value-type="string">
            <text:p>those who are not related:</text:p>
          </table:table-cell>
          <table:table-cell table:number-columns-repeated="2"/>
        </table:table-row>
        <table:table-row table:style-name="ro2">
          <table:table-cell table:number-columns-repeated="3"/>
        </table:table-row>
        <table:table-row table:style-name="ro2">
          <table:table-cell office:value-type="string">
            <text:p>Relate1</text:p>
          </table:table-cell>
          <table:table-cell office:value-type="string">
            <text:p>Relate2</text:p>
          </table:table-cell>
          <table:table-cell/>
        </table:table-row>
        <table:table-row table:style-name="ro2">
          <table:table-cell table:number-columns-repeated="2" office:value-type="float" office:value="0">
            <text:p>0</text:p>
          </table:table-cell>
          <table:table-cell table:style-name="ce66" office:value-type="string">
            <text:p>unclear as to what “not related” exactly means?</text:p>
          </table:table-cell>
        </table:table-row>
        <table:table-row table:style-name="ro2">
          <table:table-cell table:number-columns-repeated="2"/>
          <table:table-cell table:style-name="ce63"/>
        </table:table-row>
        <table:table-row table:style-name="ro2" table:number-rows-repeated="65505">
          <table:table-cell table:number-columns-repeated="3"/>
        </table:table-row>
        <table:table-row table:style-name="ro2">
          <table:table-cell table:number-columns-repeated="3"/>
        </table:table-row>
      </table:table>
      <table:table table:name="ConfigTableTitle" table:style-name="ta1" table:print="false">
        <office:forms form:automatic-focus="false" form:apply-design-mode="false"/>
        <table:table-column table:style-name="co26" table:default-cell-style-name="Default"/>
        <table:table-column table:style-name="co27" table:default-cell-style-name="Default"/>
        <table:table-column table:style-name="co3" table:number-columns-repeated="1022" table:default-cell-style-name="Default"/>
        <table:table-row table:style-name="ro13">
          <table:table-cell table:style-name="ce47" office:value-type="string" table:number-columns-spanned="2" table:number-rows-spanned="1">
            <text:p>RootsMagic 4 ConfigTable Title</text:p>
          </table:table-cell>
          <table:covered-table-cell table:style-name="ce51"/>
          <table:table-cell table:style-name="ce48"/>
          <table:table-cell table:style-name="ce4" table:number-columns-repeated="1021"/>
        </table:table-row>
        <table:table-row table:style-name="ro2">
          <table:table-cell table:style-name="ce48"/>
          <table:table-cell table:style-name="ce52"/>
          <table:table-cell table:style-name="ce48"/>
          <table:table-cell table:style-name="ce4" table:number-columns-repeated="1021"/>
        </table:table-row>
        <table:table-row table:style-name="ro2">
          <table:table-cell table:style-name="ce67" office:value-type="string">
            <text:p>Title </text:p>
          </table:table-cell>
          <table:table-cell table:style-name="ce67" office:value-type="string">
            <text:p>Context</text:p>
          </table:table-cell>
          <table:table-cell table:number-columns-repeated="1022"/>
        </table:table-row>
        <table:table-row table:style-name="ro2">
          <table:table-cell table:style-name="ce14" office:value-type="string">
            <text:p>[N/A, blank]</text:p>
          </table:table-cell>
          <table:table-cell table:style-name="ce14"/>
          <table:table-cell table:number-columns-repeated="1022"/>
        </table:table-row>
        <table:table-row table:style-name="ro2">
          <table:table-cell table:style-name="ce14" office:value-type="string">
            <text:p>ADDRLIST</text:p>
          </table:table-cell>
          <table:table-cell table:style-name="ce14" office:value-type="string">
            <text:p>Address List</text:p>
          </table:table-cell>
          <table:table-cell table:number-columns-repeated="1022"/>
        </table:table-row>
        <table:table-row table:style-name="ro2">
          <table:table-cell table:style-name="ce14" office:value-type="string">
            <text:p>AHNENTAFEL</text:p>
          </table:table-cell>
          <table:table-cell table:style-name="ce14" office:value-type="string">
            <text:p>Ahnenfatel [List]</text:p>
          </table:table-cell>
          <table:table-cell table:number-columns-repeated="1022"/>
        </table:table-row>
        <table:table-row table:style-name="ro2">
          <table:table-cell table:style-name="ce14" office:value-type="string">
            <text:p>BLANKREPORTS</text:p>
          </table:table-cell>
          <table:table-cell table:style-name="ce14" office:value-type="string">
            <text:p>Blank reports</text:p>
          </table:table-cell>
          <table:table-cell table:number-columns-repeated="1022"/>
        </table:table-row>
        <table:table-row table:style-name="ro2">
          <table:table-cell table:style-name="ce14" office:value-type="string">
            <text:p>BOOK</text:p>
          </table:table-cell>
          <table:table-cell table:style-name="ce14" office:value-type="string">
            <text:p>Publisher?</text:p>
          </table:table-cell>
          <table:table-cell table:number-columns-repeated="1022"/>
        </table:table-row>
        <table:table-row table:style-name="ro2">
          <table:table-cell table:style-name="ce14" office:value-type="string">
            <text:p>BOXCHART</text:p>
          </table:table-cell>
          <table:table-cell table:style-name="ce14" office:value-type="string">
            <text:p>Box Chart</text:p>
          </table:table-cell>
          <table:table-cell table:number-columns-repeated="1022"/>
        </table:table-row>
        <table:table-row table:style-name="ro2">
          <table:table-cell table:style-name="ce14" office:value-type="string">
            <text:p>COUNTTREES</text:p>
          </table:table-cell>
          <table:table-cell table:style-name="ce14" office:value-type="string">
            <text:p>Count Trees</text:p>
          </table:table-cell>
          <table:table-cell table:number-columns-repeated="1022"/>
        </table:table-row>
        <table:table-row table:style-name="ro2">
          <table:table-cell table:style-name="ce14" office:value-type="string">
            <text:p>CUSTOMRPT</text:p>
          </table:table-cell>
          <table:table-cell table:style-name="ce14" office:value-type="string">
            <text:p>Custom Report?</text:p>
          </table:table-cell>
          <table:table-cell table:number-columns-repeated="1022"/>
        </table:table-row>
        <table:table-row table:style-name="ro2">
          <table:table-cell table:style-name="ce14" office:value-type="string">
            <text:p>[user-defined custom report name]</text:p>
          </table:table-cell>
          <table:table-cell table:style-name="ce14" office:value-type="string">
            <text:p>Custom Report</text:p>
          </table:table-cell>
          <table:table-cell table:number-columns-repeated="1022"/>
        </table:table-row>
        <table:table-row table:style-name="ro2">
          <table:table-cell table:style-name="ce14" office:value-type="string">
            <text:p>DESCLIST</text:p>
          </table:table-cell>
          <table:table-cell table:style-name="ce14" office:value-type="string">
            <text:p>Descendant List</text:p>
          </table:table-cell>
          <table:table-cell table:number-columns-repeated="1022"/>
        </table:table-row>
        <table:table-row table:style-name="ro2">
          <table:table-cell table:style-name="ce14" office:value-type="string">
            <text:p>FACTLIST</text:p>
          </table:table-cell>
          <table:table-cell table:style-name="ce14" office:value-type="string">
            <text:p>Fact List</text:p>
          </table:table-cell>
          <table:table-cell table:number-columns-repeated="1022"/>
        </table:table-row>
        <table:table-row table:style-name="ro2">
          <table:table-cell table:style-name="ce14" office:value-type="string">
            <text:p>GROUPSHEET</text:p>
          </table:table-cell>
          <table:table-cell table:style-name="ce14" office:value-type="string">
            <text:p>Family Group Sheet [Form]</text:p>
          </table:table-cell>
          <table:table-cell table:number-columns-repeated="1022"/>
        </table:table-row>
        <table:table-row table:style-name="ro2">
          <table:table-cell table:style-name="ce14" office:value-type="string">
            <text:p>HOURGLASS</text:p>
          </table:table-cell>
          <table:table-cell table:style-name="ce14" office:value-type="string">
            <text:p>Hourglass [Wall Chart]</text:p>
          </table:table-cell>
          <table:table-cell table:number-columns-repeated="1022"/>
        </table:table-row>
        <table:table-row table:style-name="ro2">
          <table:table-cell table:style-name="ce14" office:value-type="string">
            <text:p>INDIVLIST</text:p>
          </table:table-cell>
          <table:table-cell table:style-name="ce14" office:value-type="string">
            <text:p>Individual List</text:p>
          </table:table-cell>
          <table:table-cell table:number-columns-repeated="1022"/>
        </table:table-row>
        <table:table-row table:style-name="ro2">
          <table:table-cell table:style-name="ce14" office:value-type="string">
            <text:p>INDIVSUMMARY</text:p>
          </table:table-cell>
          <table:table-cell table:style-name="ce14" office:value-type="string">
            <text:p>Individual Summary [Form]</text:p>
          </table:table-cell>
          <table:table-cell table:number-columns-repeated="1022"/>
        </table:table-row>
        <table:table-row table:style-name="ro2">
          <table:table-cell table:style-name="ce14" office:value-type="string">
            <text:p>KINSHIPLIST</text:p>
          </table:table-cell>
          <table:table-cell table:style-name="ce14" office:value-type="string">
            <text:p>Kinship List</text:p>
          </table:table-cell>
          <table:table-cell table:number-columns-repeated="1022"/>
        </table:table-row>
        <table:table-row table:style-name="ro2">
          <table:table-cell table:style-name="ce14" office:value-type="string">
            <text:p>MAIN</text:p>
          </table:table-cell>
          <table:table-cell table:style-name="ce14"/>
          <table:table-cell table:number-columns-repeated="1022"/>
        </table:table-row>
        <table:table-row table:style-name="ro2">
          <table:table-cell table:style-name="ce14" office:value-type="string">
            <text:p>MARRLIST</text:p>
          </table:table-cell>
          <table:table-cell table:style-name="ce14" office:value-type="string">
            <text:p>Marriage List</text:p>
          </table:table-cell>
          <table:table-cell table:number-columns-repeated="1022"/>
        </table:table-row>
        <table:table-row table:style-name="ro2">
          <table:table-cell table:style-name="ce14" office:value-type="string">
            <text:p>MEDIALIST</text:p>
          </table:table-cell>
          <table:table-cell table:style-name="ce14" office:value-type="string">
            <text:p>Multimedia List</text:p>
          </table:table-cell>
          <table:table-cell table:number-columns-repeated="1022"/>
        </table:table-row>
        <table:table-row table:style-name="ro2">
          <table:table-cell table:style-name="ce14" office:value-type="string">
            <text:p>PHOTOGRAPH</text:p>
          </table:table-cell>
          <table:table-cell table:style-name="ce14" office:value-type="string">
            <text:p>?</text:p>
          </table:table-cell>
          <table:table-cell table:number-columns-repeated="1022"/>
        </table:table-row>
        <table:table-row table:style-name="ro2">
          <table:table-cell table:style-name="ce14" office:value-type="string">
            <text:p>PHOTOTREE</text:p>
          </table:table-cell>
          <table:table-cell table:style-name="ce14" office:value-type="string">
            <text:p>Photo Tree [Chart]</text:p>
          </table:table-cell>
          <table:table-cell table:number-columns-repeated="1022"/>
        </table:table-row>
        <table:table-row table:style-name="ro2">
          <table:table-cell table:style-name="ce14" office:value-type="string">
            <text:p>PLACELIST</text:p>
          </table:table-cell>
          <table:table-cell table:style-name="ce14" office:value-type="string">
            <text:p>Place List</text:p>
          </table:table-cell>
          <table:table-cell table:number-columns-repeated="1022"/>
        </table:table-row>
        <table:table-row table:style-name="ro2">
          <table:table-cell table:style-name="ce14" office:value-type="string">
            <text:p>PROB1</text:p>
          </table:table-cell>
          <table:table-cell table:style-name="ce14" office:value-type="string">
            <text:p>Problem Search</text:p>
          </table:table-cell>
          <table:table-cell table:number-columns-repeated="1022"/>
        </table:table-row>
        <table:table-row table:style-name="ro2">
          <table:table-cell table:style-name="ce14" office:value-type="string">
            <text:p>RELATECALC</text:p>
          </table:table-cell>
          <table:table-cell table:style-name="ce14" office:value-type="string">
            <text:p>Relationship Calculator</text:p>
          </table:table-cell>
          <table:table-cell table:number-columns-repeated="1022"/>
        </table:table-row>
        <table:table-row table:style-name="ro2">
          <table:table-cell table:style-name="ce14" office:value-type="string">
            <text:p>RELATECHART</text:p>
          </table:table-cell>
          <table:table-cell table:style-name="ce14" office:value-type="string">
            <text:p>Relationship Chart</text:p>
          </table:table-cell>
          <table:table-cell table:number-columns-repeated="1022"/>
        </table:table-row>
        <table:table-row table:style-name="ro2">
          <table:table-cell table:style-name="ce14" office:value-type="string">
            <text:p>REPOSITORYLIST</text:p>
          </table:table-cell>
          <table:table-cell table:style-name="ce14" office:value-type="string">
            <text:p>Repository List</text:p>
          </table:table-cell>
          <table:table-cell table:number-columns-repeated="1022"/>
        </table:table-row>
        <table:table-row table:style-name="ro2">
          <table:table-cell table:style-name="ce14" office:value-type="string">
            <text:p>SCRAPBOOK</text:p>
          </table:table-cell>
          <table:table-cell table:style-name="ce14" office:value-type="string">
            <text:p>Scrapbook [Form]</text:p>
          </table:table-cell>
          <table:table-cell table:number-columns-repeated="1022"/>
        </table:table-row>
        <table:table-row table:style-name="ro2">
          <table:table-cell table:style-name="ce14" office:value-type="string">
            <text:p>SOURCELIST</text:p>
          </table:table-cell>
          <table:table-cell table:style-name="ce14" office:value-type="string">
            <text:p>Source List</text:p>
          </table:table-cell>
          <table:table-cell table:number-columns-repeated="1022"/>
        </table:table-row>
        <table:table-row table:style-name="ro2">
          <table:table-cell table:style-name="ce14" office:value-type="string">
            <text:p>TODOLIST</text:p>
          </table:table-cell>
          <table:table-cell table:style-name="ce14" office:value-type="string">
            <text:p>To-Do List</text:p>
          </table:table-cell>
          <table:table-cell table:number-columns-repeated="1022"/>
        </table:table-row>
        <table:table-row table:style-name="ro2">
          <table:table-cell table:style-name="ce14" office:value-type="string">
            <text:p>Etc</text:p>
          </table:table-cell>
          <table:table-cell table:style-name="ce14"/>
          <table:table-cell table:number-columns-repeated="1022"/>
        </table:table-row>
        <table:table-row table:style-name="ro2" table:number-rows-repeated="65502">
          <table:table-cell table:number-columns-repeated="1024"/>
        </table:table-row>
        <table:table-row table:style-name="ro2">
          <table:table-cell table:number-columns-repeated="1024"/>
        </table:table-row>
      </table:table>
      <table:table table:name="DUPDatabase" table:style-name="ta1" table:print="false">
        <office:forms form:automatic-focus="false" form:apply-design-mode="false"/>
        <table:table-column table:style-name="co28" table:default-cell-style-name="ce4"/>
        <table:table-column table:style-name="co3" table:default-cell-style-name="ce4"/>
        <table:table-column table:style-name="co29" table:default-cell-style-name="ce4"/>
        <table:table-column table:style-name="co3" table:number-columns-repeated="3" table:default-cell-style-name="ce4"/>
        <table:table-column table:style-name="co30" table:default-cell-style-name="ce5"/>
        <table:table-column table:style-name="co3" table:number-columns-repeated="1017" table:default-cell-style-name="ce4"/>
        <table:table-row table:style-name="ro14">
          <table:table-cell table:style-name="ce5" office:value-type="string" table:number-columns-spanned="7" table:number-rows-spanned="1">
            <text:p>RootsMagic 4 creates a database file with the same root name as the .rmgc file but with the extension .DUP when Tools &gt; Merge &gt; Duplicate Search Merge is started. It contains one table that serves the Merge dialog until it is exited. This database is unused thereafter until the next Duplicate Search Merge is launched at which time it is emptied and re-filled. When in use, this database is ATTACHed to the main database connected to RM4's SQLite engine.</text:p>
          </table:table-cell>
          <table:covered-table-cell table:number-columns-repeated="6"/>
          <table:table-cell table:number-columns-repeated="1017"/>
        </table:table-row>
        <table:table-row table:style-name="ro2">
          <table:table-cell table:style-name="ce68" office:value-type="string">
            <text:p>Srt</text:p>
          </table:table-cell>
          <table:table-cell table:style-name="ce69" office:value-type="string">
            <text:p>Table</text:p>
          </table:table-cell>
          <table:table-cell table:style-name="ce71" office:value-type="string">
            <text:p>Field Name</text:p>
          </table:table-cell>
          <table:table-cell table:style-name="ce72" office:value-type="string">
            <text:p>Type *</text:p>
          </table:table-cell>
          <table:table-cell table:style-name="ce74" office:value-type="string">
            <text:p>Key</text:p>
          </table:table-cell>
          <table:table-cell table:style-name="ce72" office:value-type="string">
            <text:p>Typical Values</text:p>
          </table:table-cell>
          <table:table-cell table:style-name="ce75" office:value-type="string">
            <text:p>Notes</text:p>
          </table:table-cell>
          <table:table-cell table:number-columns-repeated="4"/>
          <table:table-cell table:style-name="ce76"/>
          <table:table-cell table:number-columns-repeated="2"/>
          <table:table-cell table:style-name="ce76" table:number-columns-repeated="990"/>
          <table:table-cell table:number-columns-repeated="20"/>
        </table:table-row>
        <table:table-row table:style-name="ro15">
          <table:table-cell office:value-type="float" office:value="1">
            <text:p>1</text:p>
          </table:table-cell>
          <table:table-cell table:style-name="ce70" office:value-type="string">
            <text:p>DupTable</text:p>
          </table:table-cell>
          <table:table-cell office:value-type="string">
            <text:p>RecID</text:p>
          </table:table-cell>
          <table:table-cell table:style-name="ce73" office:value-type="string">
            <text:p>I</text:p>
          </table:table-cell>
          <table:table-cell office:value-type="string">
            <text:p>PRIMARY</text:p>
          </table:table-cell>
          <table:table-cell office:value-type="string">
            <text:p>1-</text:p>
          </table:table-cell>
          <table:table-cell table:number-columns-repeated="1018"/>
        </table:table-row>
        <table:table-row table:style-name="ro15">
          <table:table-cell office:value-type="float" office:value="2">
            <text:p>2</text:p>
          </table:table-cell>
          <table:table-cell table:style-name="ce70" office:value-type="string">
            <text:p>DupTable</text:p>
          </table:table-cell>
          <table:table-cell office:value-type="string">
            <text:p>ID1</text:p>
          </table:table-cell>
          <table:table-cell table:style-name="ce73" office:value-type="string">
            <text:p>I</text:p>
          </table:table-cell>
          <table:table-cell/>
          <table:table-cell office:value-type="string">
            <text:p>1-</text:p>
          </table:table-cell>
          <table:table-cell office:value-type="string">
            <text:p>PersonID of Primary Name &lt; ID2</text:p>
          </table:table-cell>
          <table:table-cell table:number-columns-repeated="1017"/>
        </table:table-row>
        <table:table-row table:style-name="ro15">
          <table:table-cell office:value-type="float" office:value="3">
            <text:p>3</text:p>
          </table:table-cell>
          <table:table-cell table:style-name="ce70" office:value-type="string">
            <text:p>DupTable</text:p>
          </table:table-cell>
          <table:table-cell office:value-type="string">
            <text:p>ID2</text:p>
          </table:table-cell>
          <table:table-cell table:style-name="ce73" office:value-type="string">
            <text:p>I</text:p>
          </table:table-cell>
          <table:table-cell/>
          <table:table-cell office:value-type="string">
            <text:p>1-</text:p>
          </table:table-cell>
          <table:table-cell office:value-type="string">
            <text:p>PersonID of Secondary Name similar to Primary Name</text:p>
          </table:table-cell>
          <table:table-cell table:number-columns-repeated="1017"/>
        </table:table-row>
        <table:table-row table:style-name="ro16">
          <table:table-cell office:value-type="float" office:value="4">
            <text:p>4</text:p>
          </table:table-cell>
          <table:table-cell table:style-name="ce70" office:value-type="string">
            <text:p>DupTable</text:p>
          </table:table-cell>
          <table:table-cell office:value-type="string">
            <text:p>Merged</text:p>
          </table:table-cell>
          <table:table-cell table:style-name="ce73" office:value-type="string">
            <text:p>I</text:p>
          </table:table-cell>
          <table:table-cell/>
          <table:table-cell office:value-type="string">
            <text:p>0,1</text:p>
          </table:table-cell>
          <table:table-cell office:value-type="string">
            <text:p>1=True, shows '<text:span text:style-name="T1">Merged</text:span>' in Secondary Name, secondary person deleted from main database.</text:p>
          </table:table-cell>
          <table:table-cell table:number-columns-repeated="1017"/>
        </table:table-row>
        <table:table-row table:style-name="ro16">
          <table:table-cell office:value-type="float" office:value="5">
            <text:p>5</text:p>
          </table:table-cell>
          <table:table-cell table:style-name="ce70" office:value-type="string">
            <text:p>DupTable</text:p>
          </table:table-cell>
          <table:table-cell office:value-type="string">
            <text:p>Score</text:p>
          </table:table-cell>
          <table:table-cell table:style-name="ce73" office:value-type="string">
            <text:p>F</text:p>
          </table:table-cell>
          <table:table-cell/>
          <table:table-cell office:value-type="string">
            <text:p>&lt;=100.</text:p>
          </table:table-cell>
          <table:table-cell office:value-type="string">
            <text:p>A numeric rating of how closely the RM4 algorithm rates the pair as duplicates.</text:p>
          </table:table-cell>
          <table:table-cell table:number-columns-repeated="1017"/>
        </table:table-row>
        <table:table-row table:style-name="ro15">
          <table:table-cell office:value-type="float" office:value="6">
            <text:p>6</text:p>
          </table:table-cell>
          <table:table-cell table:style-name="ce70" office:value-type="string">
            <text:p>DupTable</text:p>
          </table:table-cell>
          <table:table-cell office:value-type="string">
            <text:p>idxDupID1</text:p>
          </table:table-cell>
          <table:table-cell table:style-name="ce73" office:value-type="string">
            <text:p>X</text:p>
          </table:table-cell>
          <table:table-cell office:value-type="string">
            <text:p>ID1</text:p>
          </table:table-cell>
          <table:table-cell table:number-columns-repeated="1019"/>
        </table:table-row>
        <table:table-row table:style-name="ro15">
          <table:table-cell office:value-type="float" office:value="7">
            <text:p>7</text:p>
          </table:table-cell>
          <table:table-cell table:style-name="ce70" office:value-type="string">
            <text:p>DupTable</text:p>
          </table:table-cell>
          <table:table-cell office:value-type="string">
            <text:p>idxDupID2</text:p>
          </table:table-cell>
          <table:table-cell table:style-name="ce73" office:value-type="string">
            <text:p>X</text:p>
          </table:table-cell>
          <table:table-cell office:value-type="string">
            <text:p>ID2</text:p>
          </table:table-cell>
          <table:table-cell table:number-columns-repeated="1019"/>
        </table:table-row>
        <table:table-row table:style-name="ro15">
          <table:table-cell office:value-type="float" office:value="8">
            <text:p>8</text:p>
          </table:table-cell>
          <table:table-cell table:style-name="ce70" office:value-type="string">
            <text:p>DupTable</text:p>
          </table:table-cell>
          <table:table-cell office:value-type="string">
            <text:p>idxDupID1ID2</text:p>
          </table:table-cell>
          <table:table-cell table:style-name="ce73" office:value-type="string">
            <text:p>UX</text:p>
          </table:table-cell>
          <table:table-cell office:value-type="string">
            <text:p>ID1,ID2</text:p>
          </table:table-cell>
          <table:table-cell table:number-columns-repeated="1019"/>
        </table:table-row>
        <table:table-row table:style-name="ro2" table:number-rows-repeated="65525">
          <table:table-cell table:number-columns-repeated="1024"/>
        </table:table-row>
        <table:table-row table:style-name="ro2">
          <table:table-cell table:number-columns-repeated="1024"/>
        </table:table-row>
      </table:table>
      <table:named-expressions>
        <table:named-range table:name="main" table:base-cell-address="$TblSum.$G$276" table:cell-range-address="$DataDefsMstr.$A$3:.$G$267"/>
        <table:named-range table:name="copy" table:base-cell-address="$DataDefsMstr.$G$276" table:cell-range-address="$DataDefsFieldSort.$A$3:.$G$267"/>
      </table:named-expressions>
      <table:database-ranges>
        <table:database-range table:name="copy" table:target-range-address="DataDefsFieldSort.A3:DataDefsFieldSort.G267">
          <table:sort>
            <table:sort-by table:field-number="2" table:data-type="automatic"/>
            <table:sort-by table:field-number="1" table:data-type="automatic"/>
          </table:sort>
        </table:database-range>
        <table:database-range table:name="main" table:target-range-address="DataDefsMstr.A3:DataDefsMstr.G267">
          <table:sort>
            <table:sort-by table:field-number="0" table:data-type="automatic"/>
            <table:sort-by table:field-number="1" table:data-type="automatic"/>
          </table:sort>
        </table:database-range>
        <table:database-range table:target-range-address="DataDefsFieldSort.A4:DataDefsFieldSort.G267"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 svg:font-family="" style:font-family-generic="roman"/>
    <style:font-face style:name="Calibri" svg:font-family="Calibri" style:font-family-generic="swiss"/>
    <style:font-face style:name="Courier New" svg:font-family="'Courier New'" style:font-family-generic="swiss" style:font-pitch="fixed"/>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CA"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currency-symbol number:language="en" number:country="CA">$</number:currency-symbol>
      <number:number number:decimal-places="2" number:min-integer-digits="1" number:grouping="true"/>
    </number:currency-style>
    <number:currency-style style:name="N117">
      <style:text-properties fo:color="#ff0000"/>
      <number:text>-</number:text>
      <number:currency-symbol number:language="en" number:country="CA">$</number:currency-symbol>
      <number:number number:decimal-places="2" number:min-integer-digits="1" number:grouping="true"/>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date-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first-page-number="continue" style:writing-mode="lr-tb" style:print="charts drawings objects zero-values">
        <style:background-image/>
      </style:page-layout-properti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5">
      <style:page-layout-properties fo:margin-top="0.75in" fo:margin-bottom="0.75in" fo:margin-left="0.7in" fo:margin-right="0.7in" style:first-page-number="continue"/>
      <style:header-style>
        <style:header-footer-properties fo:margin-left="0.048in" fo:margin-right="0.048in" fo:margin-bottom="0in"/>
      </style:header-style>
      <style:footer-style>
        <style:header-footer-properties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header-style>
        <style:header-footer-properties fo:margin-left="0.048in" fo:margin-right="0.048in" fo:margin-bottom="0in"/>
      </style:header-style>
      <style:footer-style>
        <style:header-footer-properties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4">09/24/2010</text:date>, <text:time>01:42:23</text:time></text:p>
        </style:region-right>
      </style:header>
      <style:header-left style:display="false"/>
      <style:footer>
        <text:p>Page <text:page-number>1</text:page-number> / <text:page-count>99</text:page-count></text:p>
      </style:footer>
      <style:footer-left style:display="false"/>
    </style:master-page>
    <style:master-page style:name="PageStyle_5f_ConfigTableDefaultRecID1" style:display-name="PageStyle_ConfigTableDefaultRecID1" style:page-layout-name="Mpm3">
      <style:header style:display="false"/>
      <style:header-left style:display="false"/>
      <style:footer style:display="false"/>
      <style:footer-left style:display="false"/>
    </style:master-page>
    <style:master-page style:name="PageStyle_5f_ConfigTableDefaultRecID1_20_1" style:display-name="PageStyle_ConfigTableDefaultRecID1 1" style:page-layout-name="Mpm3">
      <style:header style:display="false"/>
      <style:header-left style:display="false"/>
      <style:footer style:display="false"/>
      <style:footer-left style:display="false"/>
    </style:master-page>
    <style:master-page style:name="PageStyle_5f_WitnessTable" style:display-name="PageStyle_WitnessTable" style:page-layout-name="Mpm4">
      <style:header style:display="false"/>
      <style:header-left style:display="false"/>
      <style:footer style:display="false"/>
      <style:footer-left style:display="false"/>
    </style:master-page>
    <style:master-page style:name="PageStyle_5f_WitnessTable_20_1" style:display-name="PageStyle_WitnessTable 1" style:page-layout-name="Mpm5">
      <style:header style:display="false"/>
      <style:header-left style:display="false"/>
      <style:footer style:display="false"/>
      <style:footer-left style:display="false"/>
    </style:master-page>
    <style:master-page style:name="PageStyle_5f_SourceTable" style:display-name="PageStyle_SourceTable" style:page-layout-name="Mpm4">
      <style:header style:display="false"/>
      <style:header-left style:display="false"/>
      <style:footer style:display="false"/>
      <style:footer-left style:display="false"/>
    </style:master-page>
    <style:master-page style:name="PageStyle_5f_SourceTable_20_1" style:display-name="PageStyle_SourceTable 1" style:page-layout-name="Mpm4">
      <style:header style:display="false"/>
      <style:header-left style:display="false"/>
      <style:footer style:display="false"/>
      <style:footer-left style:display="false"/>
    </style:master-page>
    <style:master-page style:name="PageStyle_5f_SourceTable_20_2" style:display-name="PageStyle_SourceTable 2" style:page-layout-name="Mpm4">
      <style:header style:display="false"/>
      <style:header-left style:display="false"/>
      <style:footer style:display="false"/>
      <style:footer-left style:display="false"/>
    </style:master-page>
    <style:master-page style:name="PageStyle_5f_SourceTemplateTable" style:display-name="PageStyle_SourceTemplateTable" style:page-layout-name="Mpm5">
      <style:header style:display="false"/>
      <style:header-left style:display="false"/>
      <style:footer style:display="false"/>
      <style:footer-left style:display="false"/>
    </style:master-page>
    <style:master-page style:name="PageStyle_5f_SourceTemplateTable_20_1" style:display-name="PageStyle_SourceTemplateTable 1" style:page-layout-name="Mpm6">
      <style:header style:display="false"/>
      <style:header-left style:display="false"/>
      <style:footer style:display="false"/>
      <style:footer-left style:display="false"/>
    </style:master-page>
    <style:master-page style:name="PageStyle_5f_SourceTable_20_3" style:display-name="PageStyle_SourceTable 3" style:page-layout-name="Mpm5">
      <style:header style:display="false"/>
      <style:header-left style:display="false"/>
      <style:footer style:display="false"/>
      <style:footer-left style:display="false"/>
    </style:master-page>
    <style:master-page style:name="PageStyle_5f_CitationTable" style:display-name="PageStyle_CitationTable" style:page-layout-name="Mpm5">
      <style:header style:display="false"/>
      <style:header-left style:display="false"/>
      <style:footer style:display="false"/>
      <style:footer-left style:display="false"/>
    </style:master-page>
    <style:master-page style:name="PageStyle_5f_CitationTable_20_1" style:display-name="PageStyle_CitationTable 1" style:page-layout-name="Mpm5">
      <style:header style:display="false"/>
      <style:header-left style:display="false"/>
      <style:footer style:display="false"/>
      <style:footer-left style:display="false"/>
    </style:master-page>
    <style:master-page style:name="PageStyle_5f_PlaceTable" style:display-name="PageStyle_PlaceTable" style:page-layout-name="Mpm4">
      <style:header style:display="false"/>
      <style:header-left style:display="false"/>
      <style:footer style:display="false"/>
      <style:footer-left style:display="false"/>
    </style:master-page>
    <style:master-page style:name="PageStyle_5f_ExclusionTable" style:display-name="PageStyle_ExclusionTable" style:page-layout-name="Mpm5">
      <style:header style:display="false"/>
      <style:header-left style:display="false"/>
      <style:footer style:display="false"/>
      <style:footer-left style:display="false"/>
    </style:master-page>
    <style:master-page style:name="PageStyle_5f_ExclusionTable_20_1" style:display-name="PageStyle_ExclusionTable 1" style:page-layout-name="Mpm5">
      <style:header style:display="false"/>
      <style:header-left style:display="false"/>
      <style:footer style:display="false"/>
      <style:footer-left style:display="false"/>
    </style:master-page>
    <style:master-page style:name="PageStyle_5f_AddressTable" style:display-name="PageStyle_AddressTable" style:page-layout-name="Mpm3">
      <style:header style:display="false"/>
      <style:header-left style:display="false"/>
      <style:footer style:display="false"/>
      <style:footer-left style:display="false"/>
    </style:master-page>
    <style:master-page style:name="PageStyle_5f_AddressLinkTable" style:display-name="PageStyle_AddressLinkTable" style:page-layout-name="Mpm5">
      <style:header style:display="false"/>
      <style:header-left style:display="false"/>
      <style:footer style:display="false"/>
      <style:footer-left style:display="false"/>
    </style:master-page>
    <style:master-page style:name="PageStyle_5f_FactTypeTable" style:display-name="PageStyle_FactTypeTable" style:page-layout-name="Mpm4">
      <style:header style:display="false"/>
      <style:header-left style:display="false"/>
      <style:footer style:display="false"/>
      <style:footer-left style:display="false"/>
    </style:master-page>
    <style:master-page style:name="PageStyle_5f_ResearchTable" style:display-name="PageStyle_ResearchTable" style:page-layout-name="Mpm5">
      <style:header style:display="false"/>
      <style:header-left style:display="false"/>
      <style:footer style:display="false"/>
      <style:footer-left style:display="false"/>
    </style:master-page>
    <style:master-page style:name="PageStyle_5f_FamilyTable" style:display-name="PageStyle_FamilyTable" style:page-layout-name="Mpm4">
      <style:header style:display="false"/>
      <style:header-left style:display="false"/>
      <style:footer style:display="false"/>
      <style:footer-left style:display="false"/>
    </style:master-page>
    <style:master-page style:name="PageStyle_5f_PersonTable" style:display-name="PageStyle_PersonTable" style:page-layout-name="Mpm5">
      <style:header style:display="false"/>
      <style:header-left style:display="false"/>
      <style:footer style:display="false"/>
      <style:footer-left style:display="false"/>
    </style:master-page>
    <style:master-page style:name="PageStyle_5f_Date" style:display-name="PageStyle_D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Holden</meta:initial-creator>
    <meta:creation-date>2009-12-31T22:08:42.37</meta:creation-date>
    <dc:title>SQLiteToolsForRootsMagic4 - Table Definitions</dc:title>
    <dc:date>2010-09-24T01:42:23.40</dc:date>
    <dc:creator>Mark </dc:creator>
    <meta:editing-duration>PT63H50M38S</meta:editing-duration>
    <meta:editing-cycles>64</meta:editing-cycles>
    <meta:generator>OpenOffice.org/3.2$Win32 OpenOffice.org_project/320m18$Build-9502</meta:generator>
    <meta:document-statistic meta:table-count="8" meta:cell-count="4310" meta:object-count="0"/>
  </office:meta>
</office:document-meta>
</file>